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8000001055AE55D5AF7556D3C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 Quran" svg:font-family="'Amiri Quran'" style:font-pitch="variable"/>
    <style:font-face style:name="Adobe Arabic" svg:font-family="'Adobe Arabic'" style:font-family-generic="roman" style:font-pitch="variable"/>
    <style:font-face style:name="Adobe Devanagari" svg:font-family="'Adobe Devanagari'" style:font-family-generic="roman" style:font-pitch="variable"/>
    <style:font-face style:name="Adobe Garamond Pro" svg:font-family="'Adobe Garamond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48fc8" draw:shadow="hidden"/>
    </style:style>
    <style:style style:name="gr2" style:family="graphic" style:parent-style-name="standard">
      <style:graphic-properties draw:stroke="none" draw:fill="solid" draw:fill-color="#5a5a59" draw:shadow="hidden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none" draw:shadow="hidden"/>
    </style:style>
    <style:style style:name="gr5" style:family="graphic" style:parent-style-name="standard">
      <style:graphic-properties draw:stroke="none" draw:fill="none" style:mirror="none"/>
    </style:style>
    <style:style style:name="gr6" style:family="graphic" style:parent-style-name="standard">
      <style:graphic-properties draw:stroke="solid" svg:stroke-width="0.008cm" svg:stroke-color="#000000" draw:stroke-linejoin="miter" svg:stroke-linecap="butt" draw:fill="solid" draw:fill-color="#000000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solid" draw:fill-color="#b1b3b4" draw:shadow="hidden"/>
    </style:style>
    <style:style style:name="gr8" style:family="graphic" style:parent-style-name="standard">
      <style:graphic-properties draw:stroke="none" draw:fill="solid" draw:fill-color="#6e6f70" draw:shadow="hidden"/>
    </style:style>
    <style:style style:name="gr9" style:family="graphic" style:parent-style-name="standard">
      <style:graphic-properties draw:stroke="none" draw:fill="solid" draw:fill-color="#1b1918" draw:shadow="hidden"/>
    </style:style>
    <style:style style:name="gr10" style:family="graphic" style:parent-style-name="standard">
      <style:graphic-properties draw:stroke="none" draw:fill="none" fo:min-height="0.955cm"/>
    </style:style>
    <style:style style:name="gr11" style:family="graphic" style:parent-style-name="standard">
      <style:graphic-properties draw:stroke="solid" svg:stroke-width="0.014cm" svg:stroke-color="#000000" draw:stroke-linejoin="miter" svg:stroke-linecap="butt" draw:fill="solid" draw:fill-color="#000000" fo:padding-top="0.132cm" fo:padding-bottom="0.132cm" fo:padding-left="0.257cm" fo:padding-right="0.257cm" draw:shadow="hidden"/>
    </style:style>
    <style:style style:name="gr12" style:family="graphic" style:parent-style-name="standard">
      <style:graphic-properties draw:stroke="none" draw:fill="solid" draw:fill-color="#ffffff" draw:shadow="hidden"/>
    </style:style>
    <style:style style:name="gr13" style:family="graphic" style:parent-style-name="standard">
      <style:graphic-properties draw:stroke="none" draw:fill="none" fo:min-height="0.15cm"/>
    </style:style>
    <style:style style:name="P1" style:family="paragraph">
      <loext:graphic-properties draw:fill="solid" draw:fill-color="#448fc8"/>
    </style:style>
    <style:style style:name="P2" style:family="paragraph">
      <loext:graphic-properties draw:fill="solid" draw:fill-color="#5a5a59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b1b3b4"/>
    </style:style>
    <style:style style:name="P6" style:family="paragraph">
      <loext:graphic-properties draw:fill="solid" draw:fill-color="#6e6f70"/>
    </style:style>
    <style:style style:name="P7" style:family="paragraph">
      <loext:graphic-properties draw:fill="solid" draw:fill-color="#1b1918"/>
    </style:style>
    <style:style style:name="P8" style:family="paragraph">
      <style:paragraph-properties fo:margin-left="0cm" fo:margin-right="0cm" fo:margin-top="0.1cm" fo:margin-bottom="0.1cm" fo:line-height="100%" fo:text-indent="0cm"/>
      <style:text-properties fo:font-variant="normal" fo:text-transform="none" fo:color="#ffffff" style:text-outline="false" style:text-line-through-style="none" style:text-line-through-type="none" style:font-name="Liberation Sans Narrow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text-properties fo:color="#ffffff" style:font-name="Liberation Sans Narrow" fo:font-size="9pt" style:font-size-asian="9pt" style:font-size-complex="9pt"/>
    </style:style>
    <style:style style:name="P10" style:family="paragraph">
      <loext:graphic-properties draw:fill="solid" draw:fill-color="#ffffff"/>
    </style:style>
    <style:style style:name="P11" style:family="paragraph">
      <style:paragraph-properties>
        <style:tab-stops>
          <style:tab-stop style:position="2.597cm"/>
        </style:tab-stops>
      </style:paragraph-properties>
      <style:text-properties fo:font-size="6pt" fo:letter-spacing="normal" style:font-size-asian="6pt" style:font-size-complex="6pt"/>
    </style:style>
    <style:style style:name="P12" style:family="paragraph">
      <loext:graphic-properties draw:fill="none"/>
      <style:paragraph-properties>
        <style:tab-stops>
          <style:tab-stop style:position="2.597cm"/>
        </style:tab-stops>
      </style:paragraph-properties>
      <style:text-properties style:font-name="Arial" fo:font-size="6pt" fo:letter-spacing="normal" fo:font-weight="bold" style:font-size-asian="6pt" style:font-weight-asian="bold" style:font-size-complex="6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 Narrow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Liberation Sans Narrow" fo:font-size="9pt" style:font-size-asian="9pt" style:font-size-complex="9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 Narrow" fo:font-size="9pt" fo:letter-spacing="0.004cm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Liberation Sans Narrow" fo:font-size="9pt" fo:letter-spacing="0.004cm" style:font-size-asian="9pt" style:font-size-complex="9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Adobe Arabic" fo:font-size="6pt" fo:letter-spacing="normal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1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Adobe Devanagari" fo:font-size="6pt" fo:letter-spacing="-0.012cm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1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9.8cm" svg:height="5.8cm" svg:x="-0.4cm" svg:y="-0.4cm" svg:viewBox="0 0 9801 5801" draw:points="0,5801 9801,5801 9801,0 0,0">
          <text:p/>
        </draw:polygon>
        <draw:g>
          <draw:path draw:style-name="gr2" draw:text-style-name="P2" draw:layer="layout" svg:width="7.474cm" svg:height="0.585cm" svg:x="1.526cm" svg:y="3.386cm" svg:viewBox="0 0 7475 586" svg:d="M7365 586c5-2 10-4 15-4 6 0 11 2 15 4zM7365 586zM7269 586c4-2 9-4 15-4 5 0 10 2 15 4zM7269 586zM7172 586c4-2 9-4 15-4 5 0 11 2 15 4zM7172 586zM7075 586c4-2 10-4 15-4 6 0 11 2 15 4zM7075 586zM6978 586c5-2 10-4 15-4 6 0 11 2 15 4zM6978 586zM6882 586c4-2 9-4 15-4 5 0 10 2 15 4zM6882 586zM6785 586c4-2 9-4 15-4 5 0 11 2 15 4zM6785 586zM6688 586c4-2 10-4 15-4 6 0 11 2 15 4zM6688 586zM6591 586c5-2 10-4 15-4 6 0 11 2 15 4zM6591 586zM6495 586c4-2 9-4 15-4 5 0 10 2 15 4zM6495 586zM4173 586c4-2 9-4 15-4 5 0 10 2 15 4zM4173 586zM4076 586c4-2 10-4 15-4 6 0 11 2 15 4zM4076 586zM3882 586c5-2 10-4 16-4 5 0 10 2 15 4zM3882 586zM3786 586c4-2 9-4 15-4 5 0 10 2 15 4zM3786 586zM3688 586c4-2 9-4 15-4s11 2 15 4zM3688 586zM3591 586c5-2 10-4 15-4 6 0 11 2 15 4zM3591 586zM3495 586c4-2 9-4 15-4 5 0 10 2 15 4zM3495 586zM3398 586c4-2 9-4 15-4 5 0 10 2 15 4zM3398 586zM3301 586c4-2 10-4 15-4 6 0 11 2 15 4zM3301 586zM3204 586c5-2 10-4 15-4 6 0 11 2 15 4zM3204 586zM3108 586c4-2 9-4 15-4 5 0 10 2 15 4zM3108 586zM3011 586c4-2 9-4 15-4 5 0 11 2 15 4zM3011 586zM1366 586c4-2 10-4 15-4 6 0 11 2 15 4zM1366 586zM1269 586c5-2 10-4 15-4 6 0 11 2 15 4zM1269 586zM1173 586c4-2 9-4 15-4 5 0 10 2 15 4zM1173 586zM1076 586c4-2 9-4 15-4 5 0 11 2 15 4zM1076 586zM979 586c4-2 10-4 15-4 6 0 11 2 15 4zM979 586zM882 586c5-2 10-4 15-4 6 0 11 2 15 4zM882 586zM786 586c4-2 9-4 15-4 5 0 10 2 15 4zM786 586zM689 586c4-2 9-4 15-4 5 0 11 2 15 4zM689 586zM592 586c5-2 10-4 15-4 6 0 11 2 15 4zM592 586zM495 586c5-2 10-4 15-4 6 0 11 2 15 4zM495 586zM399 586c4-2 9-4 15-4 5 0 10 2 15 4zM399 586zM302 586c4-2 9-4 15-4s11 2 15 4zM302 586zM7284 540c-16 0-28-12-28-27 0-16 12-28 28-28 15 0 27 12 27 28 0 15-12 27-27 27zM7284 540zM6993 540c-15 0-27-12-27-27 0-16 12-28 27-28s28 12 28 28c0 15-13 27-28 27zM6993 540zM6897 540c-15 0-28-12-28-27 0-16 13-28 28-28s27 12 27 28c0 15-12 27-27 27zM6897 540zM6800 540c-15 0-27-12-27-27 0-16 12-28 27-28s27 12 27 28c0 15-12 27-27 27zM6800 540zM6703 540c-15 0-27-12-27-27 0-16 12-28 27-28s27 12 27 28c0 15-12 27-27 27zM6703 540zM4284 540c-15 0-27-12-27-27 0-16 12-28 27-28 16 0 28 12 28 28 0 15-12 27-28 27zM4284 540zM4188 540c-15 0-27-12-27-27 0-16 12-28 27-28s27 12 27 28c0 15-12 27-27 27zM4188 540zM3898 540c-16 0-28-12-28-27 0-16 12-28 28-28 15 0 27 12 27 28 0 15-12 27-27 27zM3898 540zM3801 540c-15 0-27-12-27-27 0-16 12-28 27-28s27 12 27 28c0 15-12 27-27 27zM3801 540zM3703 540c-15 0-27-12-27-27 0-16 12-28 27-28s27 12 27 28c0 15-12 27-27 27zM3703 540zM3606 540c-15 0-27-12-27-27 0-16 12-28 27-28s28 12 28 28c0 15-13 27-28 27zM3606 540zM3510 540c-15 0-28-12-28-27 0-16 13-28 28-28s27 12 27 28c0 15-12 27-27 27zM3510 540zM3413 540c-15 0-27-12-27-27 0-16 12-28 27-28s27 12 27 28c0 15-12 27-27 27zM3413 540zM3316 540c-15 0-27-12-27-27 0-16 12-28 27-28s27 12 27 28c0 15-12 27-27 27zM3316 540zM3219 540c-15 0-27-12-27-27 0-16 12-28 27-28s28 12 28 28c0 15-13 27-28 27zM3219 540zM3123 540c-15 0-28-12-28-27 0-16 13-28 28-28s27 12 27 28c0 15-12 27-27 27zM3123 540zM3026 540c-15 0-27-12-27-27 0-16 12-28 27-28s27 12 27 28c0 15-12 27-27 27zM3026 540zM1381 540c-15 0-27-12-27-27 0-16 12-28 27-28s27 12 27 28c0 15-12 27-27 27zM1381 540zM1284 540c-15 0-27-12-27-27 0-16 12-28 27-28s28 12 28 28c0 15-13 27-28 27zM1284 540zM1188 540c-15 0-28-12-28-27 0-16 13-28 28-28s27 12 27 28c0 15-12 27-27 27zM1188 540zM1091 540c-15 0-27-12-27-27 0-16 12-28 27-28s27 12 27 28c0 15-12 27-27 27zM1091 540zM994 540c-15 0-27-12-27-27 0-16 12-28 27-28s27 12 27 28c0 15-12 27-27 27zM994 540zM897 540c-15 0-27-12-27-27 0-16 12-28 27-28s28 12 28 28c0 15-13 27-28 27zM897 540zM801 540c-15 0-28-12-28-27 0-16 13-28 28-28s27 12 27 28c0 15-12 27-27 27zM801 540zM704 540c-15 0-27-12-27-27 0-16 12-28 27-28s27 12 27 28c0 15-12 27-27 27zM704 540zM607 540c-15 0-27-12-27-27 0-16 12-28 27-28s27 12 27 28c0 15-12 27-27 27zM607 540zM510 540c-15 0-27-12-27-27 0-16 12-28 27-28 16 0 28 12 28 28 0 15-12 27-28 27zM510 540zM414 540c-15 0-28-12-28-27 0-16 13-28 28-28s27 12 27 28c0 15-12 27-27 27zM414 540zM317 540c-15 0-27-12-27-27 0-16 12-28 27-28s27 12 27 28c0 15-12 27-27 27zM317 540zM220 540c-15 0-27-12-27-27 0-16 12-28 27-28s27 12 27 28c0 15-12 27-27 27zM220 540zM6897 443c-15 0-28-13-28-28s13-28 28-28 27 13 27 28-12 28-27 28zM6897 443zM6606 443c-15 0-27-13-27-28s12-28 27-28 28 13 28 28-13 28-28 28zM6606 443zM6510 443c-15 0-28-13-28-28s13-28 28-28 27 13 27 28-12 28-27 28zM6510 443zM3898 443c-16 0-28-13-28-28s12-28 28-28c15 0 27 13 27 28s-12 28-27 28zM3898 443zM3801 443c-15 0-27-13-27-28s12-28 27-28 27 13 27 28-12 28-27 28zM3801 443zM3703 443c-15 0-27-13-27-28s12-28 27-28 27 13 27 28-12 28-27 28zM3703 443zM3606 443c-15 0-27-13-27-28s12-28 27-28 28 13 28 28-13 28-28 28zM3606 443zM3510 443c-15 0-28-13-28-28s13-28 28-28 27 13 27 28-12 28-27 28zM3510 443zM3413 443c-15 0-27-13-27-28s12-28 27-28 27 13 27 28-12 28-27 28zM3413 443zM3316 443c-15 0-27-13-27-28s12-28 27-28 27 13 27 28-12 28-27 28zM3316 443zM3219 443c-15 0-27-13-27-28s12-28 27-28 28 13 28 28-13 28-28 28zM3219 443zM3123 443c-15 0-28-13-28-28s13-28 28-28 27 13 27 28-12 28-27 28zM3123 443zM1381 443c-15 0-27-13-27-28s12-28 27-28 27 13 27 28-12 28-27 28zM1381 443zM1284 443c-15 0-27-13-27-28s12-28 27-28 28 13 28 28-13 28-28 28zM1284 443zM1188 443c-15 0-28-13-28-28s13-28 28-28 27 13 27 28-12 28-27 28zM1188 443zM1091 443c-15 0-27-13-27-28s12-28 27-28 27 13 27 28-12 28-27 28zM1091 443zM994 443c-15 0-27-13-27-28s12-28 27-28 27 13 27 28-12 28-27 28zM994 443zM897 443c-15 0-27-13-27-28s12-28 27-28 28 13 28 28-13 28-28 28zM897 443zM801 443c-15 0-28-13-28-28s13-28 28-28 27 13 27 28-12 28-27 28zM801 443zM704 443c-15 0-27-13-27-28s12-28 27-28 27 13 27 28-12 28-27 28zM704 443zM607 443c-15 0-27-13-27-28s12-28 27-28 27 13 27 28-12 28-27 28zM607 443zM510 443c-15 0-27-13-27-28s12-28 27-28c16 0 28 13 28 28s-12 28-28 28zM510 443zM414 443c-15 0-28-13-28-28s13-28 28-28 27 13 27 28-12 28-27 28zM414 443zM317 443c-15 0-27-13-27-28s12-28 27-28 27 13 27 28-12 28-27 28zM317 443zM220 443c-15 0-27-13-27-28s12-28 27-28 27 13 27 28-12 28-27 28zM220 443zM124 443c-16 0-28-13-28-28s12-28 28-28c15 0 27 13 27 28s-12 28-27 28zM124 443zM7475 443c-14-1-25-14-25-28 0-15 11-26 25-27zM7475 443zM7380 345c-15 0-27-12-27-27s12-27 27-27 28 12 28 27-13 27-28 27zM7380 345zM7284 345c-16 0-28-12-28-27s12-27 28-27c15 0 27 12 27 27s-12 27-27 27zM7284 345zM7187 345c-15 0-27-12-27-27s12-27 27-27 27 12 27 27-12 27-27 27zM7187 345zM7090 345c-15 0-27-12-27-27s12-27 27-27 27 12 27 27-12 27-27 27zM7090 345zM6993 345c-15 0-27-12-27-27s12-27 27-27 28 12 28 27-13 27-28 27zM6993 345zM6897 345c-15 0-28-12-28-27s13-27 28-27 27 12 27 27-12 27-27 27zM6897 345zM6703 345c-15 0-27-12-27-27s12-27 27-27 27 12 27 27-12 27-27 27zM6703 345zM6606 345c-15 0-27-12-27-27s12-27 27-27 28 12 28 27-13 27-28 27zM6606 345zM6510 345c-15 0-28-12-28-27s13-27 28-27 27 12 27 27-12 27-27 27zM6510 345zM6413 345c-15 0-27-12-27-27s12-27 27-27 27 12 27 27-12 27-27 27zM6413 345zM6316 345c-15 0-27-12-27-27s12-27 27-27 27 12 27 27-12 27-27 27zM6316 345zM6219 345c-15 0-27-12-27-27s12-27 27-27 28 12 28 27-13 27-28 27zM6219 345zM6123 345c-15 0-28-12-28-27s13-27 28-27 27 12 27 27-12 27-27 27zM6123 345zM3898 345c-16 0-28-12-28-27s12-27 28-27c15 0 27 12 27 27s-12 27-27 27zM3898 345zM3801 345c-15 0-27-12-27-27s12-27 27-27 27 12 27 27-12 27-27 27zM3801 345zM3703 345c-15 0-27-12-27-27s12-27 27-27 27 12 27 27-12 27-27 27zM3703 345zM3606 345c-15 0-27-12-27-27s12-27 27-27 28 12 28 27-13 27-28 27zM3606 345zM3510 345c-15 0-28-12-28-27s13-27 28-27 27 12 27 27-12 27-27 27zM3510 345zM3413 345c-15 0-27-12-27-27s12-27 27-27 27 12 27 27-12 27-27 27zM3413 345zM3316 345c-15 0-27-12-27-27s12-27 27-27 27 12 27 27-12 27-27 27zM3316 345zM3219 345c-15 0-27-12-27-27s12-27 27-27 28 12 28 27-13 27-28 27zM3219 345zM3123 345c-15 0-28-12-28-27s13-27 28-27 27 12 27 27-12 27-27 27zM3123 345zM1478 345c-15 0-27-12-27-27s12-27 27-27 27 12 27 27-12 27-27 27zM1478 345zM1381 345c-15 0-27-12-27-27s12-27 27-27 27 12 27 27-12 27-27 27zM1381 345zM1284 345c-15 0-27-12-27-27s12-27 27-27 28 12 28 27-13 27-28 27zM1284 345zM1188 345c-15 0-28-12-28-27s13-27 28-27 27 12 27 27-12 27-27 27zM1188 345zM1091 345c-15 0-27-12-27-27s12-27 27-27 27 12 27 27-12 27-27 27zM1091 345zM994 345c-15 0-27-12-27-27s12-27 27-27 27 12 27 27-12 27-27 27zM994 345zM897 345c-15 0-27-12-27-27s12-27 27-27 28 12 28 27-13 27-28 27zM897 345zM801 345c-15 0-28-12-28-27s13-27 28-27 27 12 27 27-12 27-27 27zM801 345zM704 345c-15 0-27-12-27-27s12-27 27-27 27 12 27 27-12 27-27 27zM704 345zM607 345c-15 0-27-12-27-27s12-27 27-27 27 12 27 27-12 27-27 27zM607 345zM510 345c-15 0-27-12-27-27s12-27 27-27c16 0 28 12 28 27s-12 27-28 27zM510 345zM414 345c-15 0-28-12-28-27s13-27 28-27 27 12 27 27-12 27-27 27zM414 345zM317 345c-15 0-27-12-27-27s12-27 27-27 27 12 27 27-12 27-27 27zM317 345zM220 345c-15 0-27-12-27-27s12-27 27-27 27 12 27 27-12 27-27 27zM220 345zM124 345c-16 0-28-12-28-27s12-27 28-27c15 0 27 12 27 27s-12 27-27 27zM124 345zM7380 248c-15 0-27-12-27-27s12-27 27-27 28 12 28 27-13 27-28 27zM7380 248zM7284 248c-16 0-28-12-28-27s12-27 28-27c15 0 27 12 27 27s-12 27-27 27zM7284 248zM7187 248c-15 0-27-12-27-27s12-27 27-27 27 12 27 27-12 27-27 27zM7187 248zM7090 248c-15 0-27-12-27-27s12-27 27-27 27 12 27 27-12 27-27 27zM7090 248zM6993 248c-15 0-27-12-27-27s12-27 27-27 28 12 28 27-13 27-28 27zM6993 248zM6703 248c-15 0-27-12-27-27s12-27 27-27 27 12 27 27-12 27-27 27zM6703 248zM6606 248c-15 0-27-12-27-27s12-27 27-27 28 12 28 27-13 27-28 27zM6606 248zM6510 248c-15 0-28-12-28-27s13-27 28-27 27 12 27 27-12 27-27 27zM6510 248zM6123 248c-15 0-28-12-28-27s13-27 28-27 27 12 27 27-12 27-27 27zM6123 248zM6026 248c-15 0-27-12-27-27s12-27 27-27 27 12 27 27-12 27-27 27zM6026 248zM3898 248c-16 0-28-12-28-27s12-27 28-27c15 0 27 12 27 27s-12 27-27 27zM3898 248zM3801 248c-15 0-27-12-27-27s12-27 27-27 27 12 27 27-12 27-27 27zM3801 248zM3703 248c-15 0-27-12-27-27s12-27 27-27 27 12 27 27-12 27-27 27zM3703 248zM3606 248c-15 0-27-12-27-27s12-27 27-27 28 12 28 27-13 27-28 27zM3606 248zM3510 248c-15 0-28-12-28-27s13-27 28-27 27 12 27 27-12 27-27 27zM3510 248zM3413 248c-15 0-27-12-27-27s12-27 27-27 27 12 27 27-12 27-27 27zM3413 248zM3316 248c-15 0-27-12-27-27s12-27 27-27 27 12 27 27-12 27-27 27zM3316 248zM3219 248c-15 0-27-12-27-27s12-27 27-27 28 12 28 27-13 27-28 27zM3219 248zM3123 248c-15 0-28-12-28-27s13-27 28-27 27 12 27 27-12 27-27 27zM3123 248zM3026 248c-15 0-27-12-27-27s12-27 27-27 27 12 27 27-12 27-27 27zM3026 248zM1478 248c-15 0-27-12-27-27s12-27 27-27 27 12 27 27-12 27-27 27zM1478 248zM1381 248c-15 0-27-12-27-27s12-27 27-27 27 12 27 27-12 27-27 27zM1381 248zM1284 248c-15 0-27-12-27-27s12-27 27-27 28 12 28 27-13 27-28 27zM1284 248zM1188 248c-15 0-28-12-28-27s13-27 28-27 27 12 27 27-12 27-27 27zM1188 248zM1091 248c-15 0-27-12-27-27s12-27 27-27 27 12 27 27-12 27-27 27zM1091 248zM994 248c-15 0-27-12-27-27s12-27 27-27 27 12 27 27-12 27-27 27zM994 248zM897 248c-15 0-27-12-27-27s12-27 27-27 28 12 28 27-13 27-28 27zM897 248zM801 248c-15 0-28-12-28-27s13-27 28-27 27 12 27 27-12 27-27 27zM801 248zM704 248c-15 0-27-12-27-27s12-27 27-27 27 12 27 27-12 27-27 27zM704 248zM607 248c-15 0-27-12-27-27s12-27 27-27 27 12 27 27-12 27-27 27zM607 248zM510 248c-15 0-27-12-27-27s12-27 27-27c16 0 28 12 28 27s-12 27-28 27zM510 248zM414 248c-15 0-28-12-28-27s13-27 28-27 27 12 27 27-12 27-27 27zM414 248zM317 248c-15 0-27-12-27-27s12-27 27-27 27 12 27 27-12 27-27 27zM317 248zM220 248c-15 0-27-12-27-27s12-27 27-27 27 12 27 27-12 27-27 27zM220 248zM124 248c-16 0-28-12-28-27s12-27 28-27c15 0 27 12 27 27s-12 27-27 27zM124 248zM27 248c-15 0-27-12-27-27s12-27 27-27 27 12 27 27-12 27-27 27zM27 248zM7475 248c-14-1-25-12-25-27 0-14 11-26 25-27zM7475 248zM7187 152c-15 0-27-13-27-28 0-16 12-28 27-28s27 12 27 28c0 15-12 28-27 28zM7187 152zM7090 152c-15 0-27-13-27-28 0-16 12-28 27-28s27 12 27 28c0 15-12 28-27 28zM7090 152zM6993 152c-15 0-27-13-27-28 0-16 12-28 27-28s28 12 28 28c0 15-13 28-28 28zM6993 152zM6897 152c-15 0-28-13-28-28 0-16 13-28 28-28s27 12 27 28c0 15-12 28-27 28zM6897 152zM6800 152c-15 0-27-13-27-28 0-16 12-28 27-28s27 12 27 28c0 15-12 28-27 28zM6800 152zM6703 152c-15 0-27-13-27-28 0-16 12-28 27-28s27 12 27 28c0 15-12 28-27 28zM6703 152zM6606 152c-15 0-27-13-27-28 0-16 12-28 27-28s28 12 28 28c0 15-13 28-28 28zM6606 152zM6510 152c-15 0-28-13-28-28 0-16 13-28 28-28s27 12 27 28c0 15-12 28-27 28zM6510 152zM6413 152c-15 0-27-13-27-28 0-16 12-28 27-28s27 12 27 28c0 15-12 28-27 28zM6413 152zM6316 152c-15 0-27-13-27-28 0-16 12-28 27-28s27 12 27 28c0 15-12 28-27 28zM6316 152zM6219 152c-15 0-27-13-27-28 0-16 12-28 27-28s28 12 28 28c0 15-13 28-28 28zM6219 152zM6026 152c-15 0-27-13-27-28 0-16 12-28 27-28s27 12 27 28c0 15-12 28-27 28zM6026 152zM5929 152c-15 0-27-13-27-28 0-16 12-28 27-28s27 12 27 28c0 15-12 28-27 28zM5929 152zM3898 152c-16 0-28-13-28-28 0-16 12-28 28-28 15 0 27 12 27 28 0 15-12 28-27 28zM3898 152zM3801 152c-15 0-27-13-27-28 0-16 12-28 27-28s27 12 27 28c0 15-12 28-27 28zM3801 152zM3703 152c-15 0-27-13-27-28 0-16 12-28 27-28s27 12 27 28c0 15-12 28-27 28zM3703 152zM3606 152c-15 0-27-13-27-28 0-16 12-28 27-28s28 12 28 28c0 15-13 28-28 28zM3606 152zM3510 152c-15 0-28-13-28-28 0-16 13-28 28-28s27 12 27 28c0 15-12 28-27 28zM3510 152zM3413 152c-15 0-27-13-27-28 0-16 12-28 27-28s27 12 27 28c0 15-12 28-27 28zM3413 152zM3316 152c-15 0-27-13-27-28 0-16 12-28 27-28s27 12 27 28c0 15-12 28-27 28zM3316 152zM3219 152c-15 0-27-13-27-28 0-16 12-28 27-28s28 12 28 28c0 15-13 28-28 28zM3219 152zM3123 152c-15 0-28-13-28-28 0-16 13-28 28-28s27 12 27 28c0 15-12 28-27 28zM3123 152zM3026 152c-15 0-27-13-27-28 0-16 12-28 27-28s27 12 27 28c0 15-12 28-27 28zM3026 152zM2929 152c-15 0-27-13-27-28 0-16 12-28 27-28s27 12 27 28c0 15-12 28-27 28zM2929 152zM1188 152c-15 0-28-13-28-28 0-16 13-28 28-28s27 12 27 28c0 15-12 28-27 28zM1188 152zM1091 152c-15 0-27-13-27-28 0-16 12-28 27-28s27 12 27 28c0 15-12 28-27 28zM1091 152zM994 152c-15 0-27-13-27-28 0-16 12-28 27-28s27 12 27 28c0 15-12 28-27 28zM994 152zM897 152c-15 0-27-13-27-28 0-16 12-28 27-28s28 12 28 28c0 15-13 28-28 28zM897 152zM801 152c-15 0-28-13-28-28 0-16 13-28 28-28s27 12 27 28c0 15-12 28-27 28zM801 152zM704 152c-15 0-27-13-27-28 0-16 12-28 27-28s27 12 27 28c0 15-12 28-27 28zM704 152zM607 152c-15 0-27-13-27-28 0-16 12-28 27-28s27 12 27 28c0 15-12 28-27 28zM607 152zM510 152c-15 0-27-13-27-28 0-16 12-28 27-28 16 0 28 12 28 28 0 15-12 28-28 28zM510 152zM414 152c-15 0-28-13-28-28 0-16 13-28 28-28s27 12 27 28c0 15-12 28-27 28zM414 152zM317 152c-15 0-27-13-27-28 0-16 12-28 27-28s27 12 27 28c0 15-12 28-27 28zM317 152zM220 152c-15 0-27-13-27-28 0-16 12-28 27-28s27 12 27 28c0 15-12 28-27 28zM220 152zM124 152c-16 0-28-13-28-28 0-16 12-28 28-28 15 0 27 12 27 28 0 15-12 28-27 28zM124 152zM27 152c-15 0-27-13-27-28 0-16 12-28 27-28s27 12 27 28c0 15-12 28-27 28zM27 152zM6800 54c-15 0-27-12-27-27s12-27 27-27 27 12 27 27-12 27-27 27zM6800 54zM6703 54c-15 0-27-12-27-27s12-27 27-27 27 12 27 27-12 27-27 27zM6703 54zM6606 54c-15 0-27-12-27-27s12-27 27-27 28 12 28 27-13 27-28 27zM6606 54zM6510 54c-15 0-28-12-28-27s13-27 28-27 27 12 27 27-12 27-27 27zM6510 54zM6413 54c-15 0-27-12-27-27s12-27 27-27 27 12 27 27-12 27-27 27zM6413 54zM6316 54c-15 0-27-12-27-27s12-27 27-27 27 12 27 27-12 27-27 27zM6316 54zM6219 54c-15 0-27-12-27-27s12-27 27-27 28 12 28 27-13 27-28 27zM6219 54zM6026 54c-15 0-27-12-27-27s12-27 27-27 27 12 27 27-12 27-27 27zM6026 54zM5929 54c-15 0-27-12-27-27s12-27 27-27 27 12 27 27-12 27-27 27zM5929 54zM5832 54c-15 0-27-12-27-27s12-27 27-27 28 12 28 27-13 27-28 27zM5832 54zM3994 54c-15 0-27-12-27-27s12-27 27-27 28 12 28 27-13 27-28 27zM3994 54zM3898 54c-16 0-28-12-28-27s12-27 28-27c15 0 27 12 27 27s-12 27-27 27zM3898 54zM3801 54c-15 0-27-12-27-27s12-27 27-27 27 12 27 27-12 27-27 27zM3801 54zM3703 54c-15 0-27-12-27-27s12-27 27-27 27 12 27 27-12 27-27 27zM3703 54zM3606 54c-15 0-27-12-27-27s12-27 27-27 28 12 28 27-13 27-28 27zM3606 54zM3510 54c-15 0-28-12-28-27s13-27 28-27 27 12 27 27-12 27-27 27zM3510 54zM3413 54c-15 0-27-12-27-27s12-27 27-27 27 12 27 27-12 27-27 27zM3413 54zM3316 54c-15 0-27-12-27-27s12-27 27-27 27 12 27 27-12 27-27 27zM3316 54zM3219 54c-15 0-27-12-27-27s12-27 27-27 28 12 28 27-13 27-28 27zM3219 54zM3123 54c-15 0-28-12-28-27s13-27 28-27 27 12 27 27-12 27-27 27zM3123 54zM3026 54c-15 0-27-12-27-27s12-27 27-27 27 12 27 27-12 27-27 27zM3026 54zM2929 54c-15 0-27-12-27-27s12-27 27-27 27 12 27 27-12 27-27 27zM2929 54zM994 54c-15 0-27-12-27-27s12-27 27-27 27 12 27 27-12 27-27 27z">
            <text:p/>
          </draw:path>
          <draw:path draw:style-name="gr2" draw:text-style-name="P2" draw:layer="layout" svg:width="7.988cm" svg:height="1.022cm" svg:x="0.461cm" svg:y="2.419cm" svg:viewBox="0 0 7989 1023" svg:d="M1962 1023c-15 0-28-12-28-27s13-27 28-27 27 12 27 27-12 27-27 27zM1962 1023zM1865 1023c-15 0-27-12-27-27s12-27 27-27 27 12 27 27-12 27-27 27zM1865 1023zM1768 1023c-15 0-27-12-27-27s12-27 27-27 27 12 27 27-12 27-27 27zM1768 1023zM1671 1023c-15 0-27-12-27-27s12-27 27-27 28 12 28 27-13 27-28 27zM1671 1023zM1575 1023c-15 0-28-12-28-27s13-27 28-27 27 12 27 27-12 27-27 27zM1575 1023zM1478 1023c-15 0-27-12-27-27s12-27 27-27 27 12 27 27-12 27-27 27zM1478 1023zM1381 1023c-15 0-27-12-27-27s12-27 27-27 27 12 27 27-12 27-27 27zM1381 1023zM1284 1023c-15 0-27-12-27-27s12-27 27-27c16 0 28 12 28 27s-12 27-28 27zM1284 1023zM1188 1023c-15 0-28-12-28-27s13-27 28-27 27 12 27 27-12 27-27 27zM1188 1023zM1091 1023c-15 0-27-12-27-27s12-27 27-27 27 12 27 27-12 27-27 27zM1091 1023zM7478 927c-15 0-27-12-27-28 0-15 12-27 27-27s27 12 27 27c0 16-12 28-27 28zM7478 927zM7381 927c-15 0-27-12-27-28 0-15 12-27 27-27s28 12 28 27c0 16-13 28-28 28zM7381 927zM7091 927c-15 0-27-12-27-28 0-15 12-27 27-27s27 12 27 27c0 16-12 28-27 28zM7091 927zM6994 927c-15 0-27-12-27-28 0-15 12-27 27-27s28 12 28 27c0 16-13 28-28 28zM6994 927zM6898 927c-15 0-28-12-28-28 0-15 13-27 28-27s27 12 27 27c0 16-12 28-27 28zM6898 927zM6801 927c-15 0-27-12-27-28 0-15 12-27 27-27s27 12 27 27c0 16-12 28-27 28zM6801 927zM5155 927c-15 0-27-12-27-28 0-15 12-27 27-27s27 12 27 27c0 16-12 28-27 28zM5155 927zM5058 927c-15 0-27-12-27-28 0-15 12-27 27-27 16 0 28 12 28 27 0 16-12 28-28 28zM5058 927zM4962 927c-15 0-28-12-28-28 0-15 13-27 28-27s27 12 27 27c0 16-12 28-27 28zM4962 927zM4865 927c-15 0-27-12-27-28 0-15 12-27 27-27s27 12 27 27c0 16-12 28-27 28zM4865 927zM4768 927c-15 0-27-12-27-28 0-15 12-27 27-27s27 12 27 27c0 16-12 28-27 28zM4768 927zM4671 927c-15 0-27-12-27-28 0-15 12-27 27-27 16 0 28 12 28 27 0 16-12 28-28 28zM4671 927zM4575 927c-15 0-27-12-27-28 0-15 12-27 27-27s27 12 27 27c0 16-12 28-27 28zM4575 927zM4478 927c-15 0-27-12-27-28 0-15 12-27 27-27s27 12 27 27c0 16-12 28-27 28zM4478 927zM4381 927c-15 0-27-12-27-28 0-15 12-27 27-27s28 12 28 27c0 16-13 28-28 28zM4381 927zM4284 927c-15 0-27-12-27-28 0-15 12-27 27-27 16 0 28 12 28 27 0 16-12 28-28 28zM4284 927zM4188 927c-15 0-28-12-28-28 0-15 13-27 28-27s27 12 27 27c0 16-12 28-27 28zM4188 927zM4091 927c-15 0-27-12-27-28 0-15 12-27 27-27s27 12 27 27c0 16-12 28-27 28zM4091 927zM3994 927c-15 0-27-12-27-28 0-15 12-27 27-27s28 12 28 27c0 16-13 28-28 28zM3994 927zM3511 927c-16 0-28-12-28-28 0-15 12-27 28-27 15 0 27 12 27 27 0 16-12 28-27 28zM3511 927zM3414 927c-15 0-27-12-27-28 0-15 12-27 27-27s27 12 27 27c0 16-12 28-27 28zM3414 927zM2059 927c-15 0-27-12-27-28 0-15 12-27 27-27s28 12 28 27c0 16-13 28-28 28zM2059 927zM1962 927c-15 0-28-12-28-28 0-15 13-27 28-27s27 12 27 27c0 16-12 28-27 28zM1962 927zM1865 927c-15 0-27-12-27-28 0-15 12-27 27-27s27 12 27 27c0 16-12 28-27 28zM1865 927zM1768 927c-15 0-27-12-27-28 0-15 12-27 27-27s27 12 27 27c0 16-12 28-27 28zM1768 927zM1671 927c-15 0-27-12-27-28 0-15 12-27 27-27s28 12 28 27c0 16-13 28-28 28zM1671 927zM1575 927c-15 0-28-12-28-28 0-15 13-27 28-27s27 12 27 27c0 16-12 28-27 28zM1575 927zM1478 927c-15 0-27-12-27-28 0-15 12-27 27-27s27 12 27 27c0 16-12 28-27 28zM1478 927zM1381 927c-15 0-27-12-27-28 0-15 12-27 27-27s27 12 27 27c0 16-12 28-27 28zM1381 927zM1284 927c-15 0-27-12-27-28 0-15 12-27 27-27 16 0 28 12 28 27 0 16-12 28-28 28zM1284 927zM1188 927c-15 0-28-12-28-28 0-15 13-27 28-27s27 12 27 27c0 16-12 28-27 28zM1188 927zM7768 830c-15 0-27-12-27-27s12-28 27-28 28 13 28 28-13 27-28 27zM7768 830zM7672 830c-16 0-28-12-28-27s12-28 28-28c15 0 27 13 27 28s-12 27-27 27zM7672 830zM7478 830c-15 0-27-12-27-27s12-28 27-28 27 13 27 28-12 27-27 27zM7478 830zM6994 830c-15 0-27-12-27-27s12-28 27-28 28 13 28 28-13 27-28 27zM6994 830zM6898 830c-15 0-28-12-28-27s13-28 28-28 27 13 27 28-12 27-27 27zM6898 830zM6317 830c-15 0-27-12-27-27s12-28 27-28 27 13 27 28-12 27-27 27zM6317 830zM5349 830c-15 0-28-12-28-27s13-28 28-28 27 13 27 28-12 27-27 27zM5349 830zM5252 830c-15 0-27-12-27-27s12-28 27-28 27 13 27 28-12 27-27 27zM5252 830zM5155 830c-15 0-27-12-27-27s12-28 27-28 27 13 27 28-12 27-27 27zM5155 830zM5058 830c-15 0-27-12-27-27s12-28 27-28c16 0 28 13 28 28s-12 27-28 27zM5058 830zM4962 830c-15 0-28-12-28-27s13-28 28-28 27 13 27 28-12 27-27 27zM4962 830zM4865 830c-15 0-27-12-27-27s12-28 27-28 27 13 27 28-12 27-27 27zM4865 830zM4768 830c-15 0-27-12-27-27s12-28 27-28 27 13 27 28-12 27-27 27zM4768 830zM4671 830c-15 0-27-12-27-27s12-28 27-28c16 0 28 13 28 28s-12 27-28 27zM4671 830zM4575 830c-15 0-27-12-27-27s12-28 27-28 27 13 27 28-12 27-27 27zM4575 830zM4478 830c-15 0-27-12-27-27s12-28 27-28 27 13 27 28-12 27-27 27zM4478 830zM4381 830c-15 0-27-12-27-27s12-28 27-28 28 13 28 28-13 27-28 27zM4381 830zM4284 830c-15 0-27-12-27-27s12-28 27-28c16 0 28 13 28 28s-12 27-28 27zM4284 830zM4188 830c-15 0-28-12-28-27s13-28 28-28 27 13 27 28-12 27-27 27zM4188 830zM4091 830c-15 0-27-12-27-27s12-28 27-28 27 13 27 28-12 27-27 27zM4091 830zM3994 830c-15 0-27-12-27-27s12-28 27-28 28 13 28 28-13 27-28 27zM3994 830zM3898 830c-16 0-28-12-28-27s12-28 28-28c15 0 27 13 27 28s-12 27-27 27zM3898 830zM3801 830c-15 0-27-12-27-27s12-28 27-28 27 13 27 28-12 27-27 27zM3801 830zM3704 830c-15 0-27-12-27-27s12-28 27-28 27 13 27 28-12 27-27 27zM3704 830zM3607 830c-15 0-27-12-27-27s12-28 27-28 28 13 28 28-13 27-28 27zM3607 830zM3511 830c-16 0-28-12-28-27s12-28 28-28c15 0 27 13 27 28s-12 27-27 27zM3511 830zM3414 830c-15 0-27-12-27-27s12-28 27-28 27 13 27 28-12 27-27 27zM3414 830zM3317 830c-15 0-27-12-27-27s12-28 27-28 27 13 27 28-12 27-27 27zM3317 830zM1768 830c-15 0-27-12-27-27s12-28 27-28 27 13 27 28-12 27-27 27zM1768 830zM1671 830c-15 0-27-12-27-27s12-28 27-28 28 13 28 28-13 27-28 27zM1671 830zM1575 830c-15 0-28-12-28-27s13-28 28-28 27 13 27 28-12 27-27 27zM1575 830zM1478 830c-15 0-27-12-27-27s12-28 27-28 27 13 27 28-12 27-27 27zM1478 830zM1381 830c-15 0-27-12-27-27s12-28 27-28 27 13 27 28-12 27-27 27zM1381 830zM1284 830c-15 0-27-12-27-27s12-28 27-28c16 0 28 13 28 28s-12 27-28 27zM1284 830zM1188 830c-15 0-28-12-28-27s13-28 28-28 27 13 27 28-12 27-27 27zM1188 830zM1091 830c-15 0-27-12-27-27s12-28 27-28 27 13 27 28-12 27-27 27zM1091 830zM7768 732c-15 0-27-12-27-27s12-27 27-27 28 12 28 27-13 27-28 27zM7768 732zM7672 732c-16 0-28-12-28-27s12-27 28-27c15 0 27 12 27 27s-12 27-27 27zM7672 732zM7091 732c-15 0-27-12-27-27s12-27 27-27 27 12 27 27-12 27-27 27zM7091 732zM6898 732c-15 0-28-12-28-27s13-27 28-27 27 12 27 27-12 27-27 27zM6898 732zM6220 732c-15 0-27-12-27-27s12-27 27-27 28 12 28 27-13 27-28 27zM6220 732zM5349 732c-15 0-28-12-28-27s13-27 28-27 27 12 27 27-12 27-27 27zM5349 732zM5252 732c-15 0-27-12-27-27s12-27 27-27 27 12 27 27-12 27-27 27zM5252 732zM5155 732c-15 0-27-12-27-27s12-27 27-27 27 12 27 27-12 27-27 27zM5155 732zM5058 732c-15 0-27-12-27-27s12-27 27-27c16 0 28 12 28 27s-12 27-28 27zM5058 732zM4962 732c-15 0-28-12-28-27s13-27 28-27 27 12 27 27-12 27-27 27zM4962 732zM4865 732c-15 0-27-12-27-27s12-27 27-27 27 12 27 27-12 27-27 27zM4865 732zM4768 732c-15 0-27-12-27-27s12-27 27-27 27 12 27 27-12 27-27 27zM4768 732zM4671 732c-15 0-27-12-27-27s12-27 27-27c16 0 28 12 28 27s-12 27-28 27zM4671 732zM4575 732c-15 0-27-12-27-27s12-27 27-27 27 12 27 27-12 27-27 27zM4575 732zM4478 732c-15 0-27-12-27-27s12-27 27-27 27 12 27 27-12 27-27 27zM4478 732zM4381 732c-15 0-27-12-27-27s12-27 27-27 28 12 28 27-13 27-28 27zM4381 732zM4284 732c-15 0-27-12-27-27s12-27 27-27c16 0 28 12 28 27s-12 27-28 27zM4284 732zM4188 732c-15 0-28-12-28-27s13-27 28-27 27 12 27 27-12 27-27 27zM4188 732zM4091 732c-15 0-27-12-27-27s12-27 27-27 27 12 27 27-12 27-27 27zM4091 732zM3994 732c-15 0-27-12-27-27s12-27 27-27 28 12 28 27-13 27-28 27zM3994 732zM3898 732c-16 0-28-12-28-27s12-27 28-27c15 0 27 12 27 27s-12 27-27 27zM3898 732zM3801 732c-15 0-27-12-27-27s12-27 27-27 27 12 27 27-12 27-27 27zM3801 732zM3704 732c-15 0-27-12-27-27s12-27 27-27 27 12 27 27-12 27-27 27zM3704 732zM3607 732c-15 0-27-12-27-27s12-27 27-27 28 12 28 27-13 27-28 27zM3607 732zM3511 732c-16 0-28-12-28-27s12-27 28-27c15 0 27 12 27 27s-12 27-27 27zM3511 732zM3414 732c-15 0-27-12-27-27s12-27 27-27 27 12 27 27-12 27-27 27zM3414 732zM3317 732c-15 0-27-12-27-27s12-27 27-27 27 12 27 27-12 27-27 27zM3317 732zM1671 732c-15 0-27-12-27-27s12-27 27-27 28 12 28 27-13 27-28 27zM1671 732zM1575 732c-15 0-28-12-28-27s13-27 28-27 27 12 27 27-12 27-27 27zM1575 732zM1478 732c-15 0-27-12-27-27s12-27 27-27 27 12 27 27-12 27-27 27zM1478 732zM1381 732c-15 0-27-12-27-27s12-27 27-27 27 12 27 27-12 27-27 27zM1381 732zM1284 732c-15 0-27-12-27-27s12-27 27-27c16 0 28 12 28 27s-12 27-28 27zM1284 732zM1188 732c-15 0-28-12-28-27s13-27 28-27 27 12 27 27-12 27-27 27zM1188 732zM1091 732c-15 0-27-12-27-27s12-27 27-27 27 12 27 27-12 27-27 27zM1091 732zM994 732c-15 0-27-12-27-27s12-27 27-27 27 12 27 27-12 27-27 27zM994 732zM897 732c-15 0-27-12-27-27s12-27 27-27c16 0 28 12 28 27s-12 27-28 27zM897 732zM7768 635c-15 0-27-12-27-27s12-27 27-27 28 12 28 27-13 27-28 27zM7768 635zM7672 635c-16 0-28-12-28-27s12-27 28-27c15 0 27 12 27 27s-12 27-27 27zM7672 635zM7575 635c-15 0-27-12-27-27s12-27 27-27 27 12 27 27-12 27-27 27zM7575 635zM7188 635c-15 0-27-12-27-27s12-27 27-27 27 12 27 27-12 27-27 27zM7188 635zM7091 635c-15 0-27-12-27-27s12-27 27-27 27 12 27 27-12 27-27 27zM7091 635zM6994 635c-15 0-27-12-27-27s12-27 27-27 28 12 28 27-13 27-28 27zM6994 635zM6898 635c-15 0-28-12-28-27s13-27 28-27 27 12 27 27-12 27-27 27zM6898 635zM6317 635c-15 0-27-12-27-27s12-27 27-27 27 12 27 27-12 27-27 27zM6317 635zM6220 635c-15 0-27-12-27-27s12-27 27-27 28 12 28 27-13 27-28 27zM6220 635zM6124 635c-15 0-28-12-28-27s13-27 28-27 27 12 27 27-12 27-27 27zM6124 635zM5155 635c-15 0-27-12-27-27s12-27 27-27 27 12 27 27-12 27-27 27zM5155 635zM5058 635c-15 0-27-12-27-27s12-27 27-27c16 0 28 12 28 27s-12 27-28 27zM5058 635zM4962 635c-15 0-28-12-28-27s13-27 28-27 27 12 27 27-12 27-27 27zM4962 635zM4865 635c-15 0-27-12-27-27s12-27 27-27 27 12 27 27-12 27-27 27zM4865 635zM4768 635c-15 0-27-12-27-27s12-27 27-27 27 12 27 27-12 27-27 27zM4768 635zM4671 635c-15 0-27-12-27-27s12-27 27-27c16 0 28 12 28 27s-12 27-28 27zM4671 635zM4575 635c-15 0-27-12-27-27s12-27 27-27 27 12 27 27-12 27-27 27zM4575 635zM4478 635c-15 0-27-12-27-27s12-27 27-27 27 12 27 27-12 27-27 27zM4478 635zM4381 635c-15 0-27-12-27-27s12-27 27-27 28 12 28 27-13 27-28 27zM4381 635zM4284 635c-15 0-27-12-27-27s12-27 27-27c16 0 28 12 28 27s-12 27-28 27zM4284 635zM4188 635c-15 0-28-12-28-27s13-27 28-27 27 12 27 27-12 27-27 27zM4188 635zM4091 635c-15 0-27-12-27-27s12-27 27-27 27 12 27 27-12 27-27 27zM4091 635zM3994 635c-15 0-27-12-27-27s12-27 27-27 28 12 28 27-13 27-28 27zM3994 635zM3898 635c-16 0-28-12-28-27s12-27 28-27c15 0 27 12 27 27s-12 27-27 27zM3898 635zM3801 635c-15 0-27-12-27-27s12-27 27-27 27 12 27 27-12 27-27 27zM3801 635zM3704 635c-15 0-27-12-27-27s12-27 27-27 27 12 27 27-12 27-27 27zM3704 635zM3607 635c-15 0-27-12-27-27s12-27 27-27 28 12 28 27-13 27-28 27zM3607 635zM3511 635c-16 0-28-12-28-27s12-27 28-27c15 0 27 12 27 27s-12 27-27 27zM3511 635zM3414 635c-15 0-27-12-27-27s12-27 27-27 27 12 27 27-12 27-27 27zM3414 635zM3317 635c-15 0-27-12-27-27s12-27 27-27 27 12 27 27-12 27-27 27zM3317 635zM3220 635c-15 0-27-12-27-27s12-27 27-27 28 12 28 27-13 27-28 27zM3220 635zM1381 635c-15 0-27-12-27-27s12-27 27-27 27 12 27 27-12 27-27 27zM1381 635zM994 635c-15 0-27-12-27-27s12-27 27-27 27 12 27 27-12 27-27 27zM994 635zM897 635c-15 0-27-12-27-27s12-27 27-27c16 0 28 12 28 27s-12 27-28 27zM897 635zM801 635c-15 0-28-12-28-27s13-27 28-27 27 12 27 27-12 27-27 27zM801 635zM7672 539c-16 0-28-12-28-28 0-15 12-27 28-27 15 0 27 12 27 27 0 16-12 28-27 28zM7672 539zM7575 539c-15 0-27-12-27-28 0-15 12-27 27-27s27 12 27 27c0 16-12 28-27 28zM7575 539zM7188 539c-15 0-27-12-27-28 0-15 12-27 27-27s27 12 27 27c0 16-12 28-27 28zM7188 539zM7091 539c-15 0-27-12-27-28 0-15 12-27 27-27s27 12 27 27c0 16-12 28-27 28zM7091 539zM6994 539c-15 0-27-12-27-28 0-15 12-27 27-27s28 12 28 27c0 16-13 28-28 28zM6994 539zM6898 539c-15 0-28-12-28-28 0-15 13-27 28-27s27 12 27 27c0 16-12 28-27 28zM6898 539zM6317 539c-15 0-27-12-27-28 0-15 12-27 27-27s27 12 27 27c0 16-12 28-27 28zM6317 539zM6220 539c-15 0-27-12-27-28 0-15 12-27 27-27s28 12 28 27c0 16-13 28-28 28zM6220 539zM6124 539c-15 0-28-12-28-28 0-15 13-27 28-27s27 12 27 27c0 16-12 28-27 28zM6124 539zM5349 539c-15 0-28-12-28-28 0-15 13-27 28-27s27 12 27 27c0 16-12 28-27 28zM5349 539zM5252 539c-15 0-27-12-27-28 0-15 12-27 27-27s27 12 27 27c0 16-12 28-27 28zM5252 539zM5155 539c-15 0-27-12-27-28 0-15 12-27 27-27s27 12 27 27c0 16-12 28-27 28zM5155 539zM4962 539c-15 0-28-12-28-28 0-15 13-27 28-27s27 12 27 27c0 16-12 28-27 28zM4962 539zM4865 539c-15 0-27-12-27-28 0-15 12-27 27-27s27 12 27 27c0 16-12 28-27 28zM4865 539zM4768 539c-15 0-27-12-27-28 0-15 12-27 27-27s27 12 27 27c0 16-12 28-27 28zM4768 539zM4671 539c-15 0-27-12-27-28 0-15 12-27 27-27 16 0 28 12 28 27 0 16-12 28-28 28zM4671 539zM4575 539c-15 0-27-12-27-28 0-15 12-27 27-27s27 12 27 27c0 16-12 28-27 28zM4575 539zM4478 539c-15 0-27-12-27-28 0-15 12-27 27-27s27 12 27 27c0 16-12 28-27 28zM4478 539zM4381 539c-15 0-27-12-27-28 0-15 12-27 27-27s28 12 28 27c0 16-13 28-28 28zM4381 539zM4284 539c-15 0-27-12-27-28 0-15 12-27 27-27 16 0 28 12 28 27 0 16-12 28-28 28zM4284 539zM4188 539c-15 0-28-12-28-28 0-15 13-27 28-27s27 12 27 27c0 16-12 28-27 28zM4188 539zM4091 539c-15 0-27-12-27-28 0-15 12-27 27-27s27 12 27 27c0 16-12 28-27 28zM4091 539zM3994 539c-15 0-27-12-27-28 0-15 12-27 27-27s28 12 28 27c0 16-13 28-28 28zM3994 539zM3898 539c-16 0-28-12-28-28 0-15 12-27 28-27 15 0 27 12 27 27 0 16-12 28-27 28zM3898 539zM3801 539c-15 0-27-12-27-28 0-15 12-27 27-27s27 12 27 27c0 16-12 28-27 28zM3801 539zM3704 539c-15 0-27-12-27-28 0-15 12-27 27-27s27 12 27 27c0 16-12 28-27 28zM3704 539zM3607 539c-15 0-27-12-27-28 0-15 12-27 27-27s28 12 28 27c0 16-13 28-28 28zM3607 539zM3511 539c-16 0-28-12-28-28 0-15 12-27 28-27 15 0 27 12 27 27 0 16-12 28-27 28zM3511 539zM3414 539c-15 0-27-12-27-28 0-15 12-27 27-27s27 12 27 27c0 16-12 28-27 28zM3414 539zM3317 539c-15 0-27-12-27-28 0-15 12-27 27-27s27 12 27 27c0 16-12 28-27 28zM3317 539zM3220 539c-15 0-27-12-27-28 0-15 12-27 27-27s28 12 28 27c0 16-13 28-28 28zM3220 539zM994 539c-15 0-27-12-27-28 0-15 12-27 27-27s27 12 27 27c0 16-12 28-27 28zM994 539zM897 539c-15 0-27-12-27-28 0-15 12-27 27-27 16 0 28 12 28 27 0 16-12 28-28 28zM897 539zM801 539c-15 0-28-12-28-28 0-15 13-27 28-27s27 12 27 27c0 16-12 28-27 28zM801 539zM704 539c-15 0-27-12-27-28 0-15 12-27 27-27s27 12 27 27c0 16-12 28-27 28zM704 539zM607 539c-15 0-27-12-27-28 0-15 12-27 27-27s28 12 28 27c0 16-13 28-28 28zM607 539zM511 539c-16 0-28-12-28-28 0-15 12-27 28-27 15 0 27 12 27 27 0 16-12 28-27 28zM511 539zM7672 442c-16 0-28-12-28-27s12-27 28-27c15 0 27 12 27 27s-12 27-27 27zM7672 442zM7575 442c-15 0-27-12-27-27s12-27 27-27 27 12 27 27-12 27-27 27zM7575 442zM7285 442c-15 0-28-12-28-27s13-27 28-27 27 12 27 27-12 27-27 27zM7285 442zM7091 442c-15 0-27-12-27-27s12-27 27-27 27 12 27 27-12 27-27 27zM7091 442zM6994 442c-15 0-27-12-27-27s12-27 27-27 28 12 28 27-13 27-28 27zM6994 442zM6898 442c-15 0-28-12-28-27s13-27 28-27 27 12 27 27-12 27-27 27zM6898 442zM6801 442c-15 0-27-12-27-27s12-27 27-27 27 12 27 27-12 27-27 27zM6801 442zM6414 442c-15 0-27-12-27-27s12-27 27-27 27 12 27 27-12 27-27 27zM6414 442zM6317 442c-15 0-27-12-27-27s12-27 27-27 27 12 27 27-12 27-27 27zM6317 442zM6220 442c-15 0-27-12-27-27s12-27 27-27 28 12 28 27-13 27-28 27zM6220 442zM6124 442c-15 0-28-12-28-27s13-27 28-27 27 12 27 27-12 27-27 27zM6124 442zM5445 442c-15 0-27-12-27-27s12-27 27-27c16 0 28 12 28 27s-12 27-28 27zM5445 442zM5349 442c-15 0-28-12-28-27s13-27 28-27 27 12 27 27-12 27-27 27zM5349 442zM5252 442c-15 0-27-12-27-27s12-27 27-27 27 12 27 27-12 27-27 27zM5252 442zM5155 442c-15 0-27-12-27-27s12-27 27-27 27 12 27 27-12 27-27 27zM5155 442zM5058 442c-15 0-27-12-27-27s12-27 27-27c16 0 28 12 28 27s-12 27-28 27zM5058 442zM4865 442c-15 0-27-12-27-27s12-27 27-27 27 12 27 27-12 27-27 27zM4865 442zM4768 442c-15 0-27-12-27-27s12-27 27-27 27 12 27 27-12 27-27 27zM4768 442zM4671 442c-15 0-27-12-27-27s12-27 27-27c16 0 28 12 28 27s-12 27-28 27zM4671 442zM4575 442c-15 0-27-12-27-27s12-27 27-27 27 12 27 27-12 27-27 27zM4575 442zM4478 442c-15 0-27-12-27-27s12-27 27-27 27 12 27 27-12 27-27 27zM4478 442zM4381 442c-15 0-27-12-27-27s12-27 27-27 28 12 28 27-13 27-28 27zM4381 442zM4284 442c-15 0-27-12-27-27s12-27 27-27c16 0 28 12 28 27s-12 27-28 27zM4284 442zM4188 442c-15 0-28-12-28-27s13-27 28-27 27 12 27 27-12 27-27 27zM4188 442zM4091 442c-15 0-27-12-27-27s12-27 27-27 27 12 27 27-12 27-27 27zM4091 442zM3994 442c-15 0-27-12-27-27s12-27 27-27 28 12 28 27-13 27-28 27zM3994 442zM3898 442c-16 0-28-12-28-27s12-27 28-27c15 0 27 12 27 27s-12 27-27 27zM3898 442zM3801 442c-15 0-27-12-27-27s12-27 27-27 27 12 27 27-12 27-27 27zM3801 442zM3704 442c-15 0-27-12-27-27s12-27 27-27 27 12 27 27-12 27-27 27zM3704 442zM3607 442c-15 0-27-12-27-27s12-27 27-27 28 12 28 27-13 27-28 27zM3607 442zM3511 442c-16 0-28-12-28-27s12-27 28-27c15 0 27 12 27 27s-12 27-27 27zM3511 442zM3414 442c-15 0-27-12-27-27s12-27 27-27 27 12 27 27-12 27-27 27zM3414 442zM3317 442c-15 0-27-12-27-27s12-27 27-27 27 12 27 27-12 27-27 27zM3317 442zM3220 442c-15 0-27-12-27-27s12-27 27-27 28 12 28 27-13 27-28 27zM3220 442zM1575 442c-15 0-28-12-28-27s13-27 28-27 27 12 27 27-12 27-27 27zM1575 442zM1478 442c-15 0-27-12-27-27s12-27 27-27 27 12 27 27-12 27-27 27zM1478 442zM1381 442c-15 0-27-12-27-27s12-27 27-27 27 12 27 27-12 27-27 27zM1381 442zM1284 442c-15 0-27-12-27-27s12-27 27-27c16 0 28 12 28 27s-12 27-28 27zM1284 442zM1188 442c-15 0-28-12-28-27s13-27 28-27 27 12 27 27-12 27-27 27zM1188 442zM801 442c-15 0-28-12-28-27s13-27 28-27 27 12 27 27-12 27-27 27zM801 442zM704 442c-15 0-27-12-27-27s12-27 27-27 27 12 27 27-12 27-27 27zM704 442zM607 442c-15 0-27-12-27-27s12-27 27-27 28 12 28 27-13 27-28 27zM607 442zM511 442c-16 0-28-12-28-27s12-27 28-27c15 0 27 12 27 27s-12 27-27 27zM511 442zM414 442c-15 0-28-12-28-27s13-27 28-27 27 12 27 27-12 27-27 27zM414 442zM317 442c-15 0-27-12-27-27s12-27 27-27 27 12 27 27-12 27-27 27zM317 442zM7285 345c-15 0-28-12-28-27s13-27 28-27 27 12 27 27-12 27-27 27zM7285 345zM7188 345c-15 0-27-12-27-27s12-27 27-27 27 12 27 27-12 27-27 27zM7188 345zM7091 345c-15 0-27-12-27-27s12-27 27-27 27 12 27 27-12 27-27 27zM7091 345zM6994 345c-15 0-27-12-27-27s12-27 27-27 28 12 28 27-13 27-28 27zM6994 345zM6898 345c-15 0-28-12-28-27s13-27 28-27 27 12 27 27-12 27-27 27zM6898 345zM6801 345c-15 0-27-12-27-27s12-27 27-27 27 12 27 27-12 27-27 27zM6801 345zM6704 345c-15 0-27-12-27-27s12-27 27-27 27 12 27 27-12 27-27 27zM6704 345zM6607 345c-15 0-27-12-27-27s12-27 27-27 28 12 28 27-13 27-28 27zM6607 345zM6511 345c-15 0-28-12-28-27s13-27 28-27 27 12 27 27-12 27-27 27zM6511 345zM6414 345c-15 0-27-12-27-27s12-27 27-27 27 12 27 27-12 27-27 27zM6414 345zM6317 345c-15 0-27-12-27-27s12-27 27-27 27 12 27 27-12 27-27 27zM6317 345zM6220 345c-15 0-27-12-27-27s12-27 27-27 28 12 28 27-13 27-28 27zM6220 345zM6124 345c-15 0-28-12-28-27s13-27 28-27 27 12 27 27-12 27-27 27zM6124 345zM6027 345c-15 0-27-12-27-27s12-27 27-27 27 12 27 27-12 27-27 27zM6027 345zM5929 345c-15 0-27-12-27-27s12-27 27-27 27 12 27 27-12 27-27 27zM5929 345zM5542 345c-15 0-27-12-27-27s12-27 27-27 27 12 27 27-12 27-27 27zM5542 345zM5445 345c-15 0-27-12-27-27s12-27 27-27c16 0 28 12 28 27s-12 27-28 27zM5445 345zM5349 345c-15 0-28-12-28-27s13-27 28-27 27 12 27 27-12 27-27 27zM5349 345zM5252 345c-15 0-27-12-27-27s12-27 27-27 27 12 27 27-12 27-27 27zM5252 345zM5155 345c-15 0-27-12-27-27s12-27 27-27 27 12 27 27-12 27-27 27zM5155 345zM5058 345c-15 0-27-12-27-27s12-27 27-27c16 0 28 12 28 27s-12 27-28 27zM5058 345zM4962 345c-15 0-28-12-28-27s13-27 28-27 27 12 27 27-12 27-27 27zM4962 345zM4865 345c-15 0-27-12-27-27s12-27 27-27 27 12 27 27-12 27-27 27zM4865 345zM4768 345c-15 0-27-12-27-27s12-27 27-27 27 12 27 27-12 27-27 27zM4768 345zM4671 345c-15 0-27-12-27-27s12-27 27-27c16 0 28 12 28 27s-12 27-28 27zM4671 345zM4575 345c-15 0-27-12-27-27s12-27 27-27 27 12 27 27-12 27-27 27zM4575 345zM4478 345c-15 0-27-12-27-27s12-27 27-27 27 12 27 27-12 27-27 27zM4478 345zM4381 345c-15 0-27-12-27-27s12-27 27-27 28 12 28 27-13 27-28 27zM4381 345zM4284 345c-15 0-27-12-27-27s12-27 27-27c16 0 28 12 28 27s-12 27-28 27zM4284 345zM4188 345c-15 0-28-12-28-27s13-27 28-27 27 12 27 27-12 27-27 27zM4188 345zM4091 345c-15 0-27-12-27-27s12-27 27-27 27 12 27 27-12 27-27 27zM4091 345zM3994 345c-15 0-27-12-27-27s12-27 27-27 28 12 28 27-13 27-28 27zM3994 345zM3898 345c-16 0-28-12-28-27s12-27 28-27c15 0 27 12 27 27s-12 27-27 27zM3898 345zM3801 345c-15 0-27-12-27-27s12-27 27-27 27 12 27 27-12 27-27 27zM3801 345zM3704 345c-15 0-27-12-27-27s12-27 27-27 27 12 27 27-12 27-27 27zM3704 345zM3607 345c-15 0-27-12-27-27s12-27 27-27 28 12 28 27-13 27-28 27zM3607 345zM3511 345c-16 0-28-12-28-27s12-27 28-27c15 0 27 12 27 27s-12 27-27 27zM3511 345zM3414 345c-15 0-27-12-27-27s12-27 27-27 27 12 27 27-12 27-27 27zM3414 345zM3317 345c-15 0-27-12-27-27s12-27 27-27 27 12 27 27-12 27-27 27zM3317 345zM3220 345c-15 0-27-12-27-27s12-27 27-27 28 12 28 27-13 27-28 27zM3220 345zM3124 345c-15 0-28-12-28-27s13-27 28-27 27 12 27 27-12 27-27 27zM3124 345zM1381 345c-15 0-27-12-27-27s12-27 27-27 27 12 27 27-12 27-27 27zM1381 345zM1284 345c-15 0-27-12-27-27s12-27 27-27c16 0 28 12 28 27s-12 27-28 27zM1284 345zM1188 345c-15 0-28-12-28-27s13-27 28-27 27 12 27 27-12 27-27 27zM1188 345zM1091 345c-15 0-27-12-27-27s12-27 27-27 27 12 27 27-12 27-27 27zM1091 345zM897 345c-15 0-27-12-27-27s12-27 27-27c16 0 28 12 28 27s-12 27-28 27zM897 345zM801 345c-15 0-28-12-28-27s13-27 28-27 27 12 27 27-12 27-27 27zM801 345zM511 345c-16 0-28-12-28-27s12-27 28-27c15 0 27 12 27 27s-12 27-27 27zM511 345zM414 345c-15 0-28-12-28-27s13-27 28-27 27 12 27 27-12 27-27 27zM414 345zM317 345c-15 0-27-12-27-27s12-27 27-27 27 12 27 27-12 27-27 27zM317 345zM7575 247c-15 0-27-12-27-27s12-27 27-27 27 12 27 27-12 27-27 27zM7575 247zM7478 247c-15 0-27-12-27-27s12-27 27-27 27 12 27 27-12 27-27 27zM7478 247zM7381 247c-15 0-27-12-27-27s12-27 27-27 28 12 28 27-13 27-28 27zM7381 247zM7285 247c-15 0-28-12-28-27s13-27 28-27 27 12 27 27-12 27-27 27zM7285 247zM7188 247c-15 0-27-12-27-27s12-27 27-27 27 12 27 27-12 27-27 27zM7188 247zM7091 247c-15 0-27-12-27-27s12-27 27-27 27 12 27 27-12 27-27 27zM7091 247zM6994 247c-15 0-27-12-27-27s12-27 27-27 28 12 28 27-13 27-28 27zM6994 247zM6898 247c-15 0-28-12-28-27s13-27 28-27 27 12 27 27-12 27-27 27zM6898 247zM6801 247c-15 0-27-12-27-27s12-27 27-27 27 12 27 27-12 27-27 27zM6801 247zM6704 247c-15 0-27-12-27-27s12-27 27-27 27 12 27 27-12 27-27 27zM6704 247zM6607 247c-15 0-27-12-27-27s12-27 27-27 28 12 28 27-13 27-28 27zM6607 247zM6511 247c-15 0-28-12-28-27s13-27 28-27 27 12 27 27-12 27-27 27zM6511 247zM6414 247c-15 0-27-12-27-27s12-27 27-27 27 12 27 27-12 27-27 27zM6414 247zM6317 247c-15 0-27-12-27-27s12-27 27-27 27 12 27 27-12 27-27 27zM6317 247zM6220 247c-15 0-27-12-27-27s12-27 27-27 28 12 28 27-13 27-28 27zM6220 247zM6124 247c-15 0-28-12-28-27s13-27 28-27 27 12 27 27-12 27-27 27zM6124 247zM6027 247c-15 0-27-12-27-27s12-27 27-27 27 12 27 27-12 27-27 27zM6027 247zM5929 247c-15 0-27-12-27-27s12-27 27-27 27 12 27 27-12 27-27 27zM5929 247zM5349 247c-15 0-28-12-28-27s13-27 28-27 27 12 27 27-12 27-27 27zM5349 247zM5252 247c-15 0-27-12-27-27s12-27 27-27 27 12 27 27-12 27-27 27zM5252 247zM5155 247c-15 0-27-12-27-27s12-27 27-27 27 12 27 27-12 27-27 27zM5155 247zM5058 247c-15 0-27-12-27-27s12-27 27-27c16 0 28 12 28 27s-12 27-28 27zM5058 247zM4962 247c-15 0-28-12-28-27s13-27 28-27 27 12 27 27-12 27-27 27zM4962 247zM4768 247c-15 0-27-12-27-27s12-27 27-27 27 12 27 27-12 27-27 27zM4768 247zM4671 247c-15 0-27-12-27-27s12-27 27-27c16 0 28 12 28 27s-12 27-28 27zM4671 247zM4575 247c-15 0-27-12-27-27s12-27 27-27 27 12 27 27-12 27-27 27zM4575 247zM4478 247c-15 0-27-12-27-27s12-27 27-27 27 12 27 27-12 27-27 27zM4478 247zM4381 247c-15 0-27-12-27-27s12-27 27-27 28 12 28 27-13 27-28 27zM4381 247zM4284 247c-15 0-27-12-27-27s12-27 27-27c16 0 28 12 28 27s-12 27-28 27zM4284 247zM4188 247c-15 0-28-12-28-27s13-27 28-27 27 12 27 27-12 27-27 27zM4188 247zM4091 247c-15 0-27-12-27-27s12-27 27-27 27 12 27 27-12 27-27 27zM4091 247zM3994 247c-15 0-27-12-27-27s12-27 27-27 28 12 28 27-13 27-28 27zM3994 247zM3898 247c-16 0-28-12-28-27s12-27 28-27c15 0 27 12 27 27s-12 27-27 27zM3898 247zM3801 247c-15 0-27-12-27-27s12-27 27-27 27 12 27 27-12 27-27 27zM3801 247zM3704 247c-15 0-27-12-27-27s12-27 27-27 27 12 27 27-12 27-27 27zM3704 247zM3607 247c-15 0-27-12-27-27s12-27 27-27 28 12 28 27-13 27-28 27zM3607 247zM3511 247c-16 0-28-12-28-27s12-27 28-27c15 0 27 12 27 27s-12 27-27 27zM3511 247zM3414 247c-15 0-27-12-27-27s12-27 27-27 27 12 27 27-12 27-27 27zM3414 247zM3317 247c-15 0-27-12-27-27s12-27 27-27 27 12 27 27-12 27-27 27zM3317 247zM3220 247c-15 0-27-12-27-27s12-27 27-27 28 12 28 27-13 27-28 27zM3220 247zM511 247c-16 0-28-12-28-27s12-27 28-27c15 0 27 12 27 27s-12 27-27 27zM511 247zM414 247c-15 0-28-12-28-27s13-27 28-27 27 12 27 27-12 27-27 27zM414 247zM317 247c-15 0-27-12-27-27s12-27 27-27 27 12 27 27-12 27-27 27zM317 247zM220 247c-15 0-27-12-27-27s12-27 27-27 28 12 28 27-13 27-28 27zM220 247zM124 247c-16 0-28-12-28-27s12-27 28-27c15 0 27 12 27 27s-12 27-27 27zM124 247zM7865 151c-15 0-27-12-27-27 0-16 12-28 27-28s27 12 27 28c0 15-12 27-27 27zM7865 151zM7575 151c-15 0-27-12-27-27 0-16 12-28 27-28s27 12 27 28c0 15-12 27-27 27zM7575 151zM7478 151c-15 0-27-12-27-27 0-16 12-28 27-28s27 12 27 28c0 15-12 27-27 27zM7478 151zM7381 151c-15 0-27-12-27-27 0-16 12-28 27-28s28 12 28 28c0 15-13 27-28 27zM7381 151zM7285 151c-15 0-28-12-28-27 0-16 13-28 28-28s27 12 27 28c0 15-12 27-27 27zM7285 151zM7188 151c-15 0-27-12-27-27 0-16 12-28 27-28s27 12 27 28c0 15-12 27-27 27zM7188 151zM7091 151c-15 0-27-12-27-27 0-16 12-28 27-28s27 12 27 28c0 15-12 27-27 27zM7091 151zM6994 151c-15 0-27-12-27-27 0-16 12-28 27-28s28 12 28 28c0 15-13 27-28 27zM6994 151zM6898 151c-15 0-28-12-28-27 0-16 13-28 28-28s27 12 27 28c0 15-12 27-27 27zM6898 151zM6801 151c-15 0-27-12-27-27 0-16 12-28 27-28s27 12 27 28c0 15-12 27-27 27zM6801 151zM6704 151c-15 0-27-12-27-27 0-16 12-28 27-28s27 12 27 28c0 15-12 27-27 27zM6704 151zM6607 151c-15 0-27-12-27-27 0-16 12-28 27-28s28 12 28 28c0 15-13 27-28 27zM6607 151zM6511 151c-15 0-28-12-28-27 0-16 13-28 28-28s27 12 27 28c0 15-12 27-27 27zM6511 151zM6414 151c-15 0-27-12-27-27 0-16 12-28 27-28s27 12 27 28c0 15-12 27-27 27zM6414 151zM6317 151c-15 0-27-12-27-27 0-16 12-28 27-28s27 12 27 28c0 15-12 27-27 27zM6317 151zM6220 151c-15 0-27-12-27-27 0-16 12-28 27-28s28 12 28 28c0 15-13 27-28 27zM6220 151zM6124 151c-15 0-28-12-28-27 0-16 13-28 28-28s27 12 27 28c0 15-12 27-27 27zM6124 151zM6027 151c-15 0-27-12-27-27 0-16 12-28 27-28s27 12 27 28c0 15-12 27-27 27zM6027 151zM5929 151c-15 0-27-12-27-27 0-16 12-28 27-28s27 12 27 28c0 15-12 27-27 27zM5929 151zM5832 151c-15 0-27-12-27-27 0-16 12-28 27-28s28 12 28 28c0 15-13 27-28 27zM5832 151zM5736 151c-15 0-28-12-28-27 0-16 13-28 28-28s27 12 27 28c0 15-12 27-27 27zM5736 151zM5639 151c-15 0-27-12-27-27 0-16 12-28 27-28s27 12 27 28c0 15-12 27-27 27zM5639 151zM5542 151c-15 0-27-12-27-27 0-16 12-28 27-28s27 12 27 28c0 15-12 27-27 27zM5542 151zM5445 151c-15 0-27-12-27-27 0-16 12-28 27-28 16 0 28 12 28 28 0 15-12 27-28 27zM5445 151zM5252 151c-15 0-27-12-27-27 0-16 12-28 27-28s27 12 27 28c0 15-12 27-27 27zM5252 151zM5155 151c-15 0-27-12-27-27 0-16 12-28 27-28s27 12 27 28c0 15-12 27-27 27zM5155 151zM5058 151c-15 0-27-12-27-27 0-16 12-28 27-28 16 0 28 12 28 28 0 15-12 27-28 27zM5058 151zM4962 151c-15 0-28-12-28-27 0-16 13-28 28-28s27 12 27 28c0 15-12 27-27 27zM4962 151zM4865 151c-15 0-27-12-27-27 0-16 12-28 27-28s27 12 27 28c0 15-12 27-27 27zM4865 151zM4768 151c-15 0-27-12-27-27 0-16 12-28 27-28s27 12 27 28c0 15-12 27-27 27zM4768 151zM4671 151c-15 0-27-12-27-27 0-16 12-28 27-28 16 0 28 12 28 28 0 15-12 27-28 27zM4671 151zM4575 151c-15 0-27-12-27-27 0-16 12-28 27-28s27 12 27 28c0 15-12 27-27 27zM4575 151zM4478 151c-15 0-27-12-27-27 0-16 12-28 27-28s27 12 27 28c0 15-12 27-27 27zM4478 151zM4381 151c-15 0-27-12-27-27 0-16 12-28 27-28s28 12 28 28c0 15-13 27-28 27zM4381 151zM4284 151c-15 0-27-12-27-27 0-16 12-28 27-28 16 0 28 12 28 28 0 15-12 27-28 27zM4284 151zM4188 151c-15 0-28-12-28-27 0-16 13-28 28-28s27 12 27 28c0 15-12 27-27 27zM4188 151zM4091 151c-15 0-27-12-27-27 0-16 12-28 27-28s27 12 27 28c0 15-12 27-27 27zM4091 151zM3994 151c-15 0-27-12-27-27 0-16 12-28 27-28s28 12 28 28c0 15-13 27-28 27zM3994 151zM3898 151c-16 0-28-12-28-27 0-16 12-28 28-28 15 0 27 12 27 28 0 15-12 27-27 27zM3898 151zM3801 151c-15 0-27-12-27-27 0-16 12-28 27-28s27 12 27 28c0 15-12 27-27 27zM3801 151zM3704 151c-15 0-27-12-27-27 0-16 12-28 27-28s27 12 27 28c0 15-12 27-27 27zM3704 151zM3607 151c-15 0-27-12-27-27 0-16 12-28 27-28s28 12 28 28c0 15-13 27-28 27zM3607 151zM3511 151c-16 0-28-12-28-27 0-16 12-28 28-28 15 0 27 12 27 28 0 15-12 27-27 27zM3511 151zM3414 151c-15 0-27-12-27-27 0-16 12-28 27-28s27 12 27 28c0 15-12 27-27 27zM3414 151zM3317 151c-15 0-27-12-27-27 0-16 12-28 27-28s27 12 27 28c0 15-12 27-27 27zM3317 151zM1091 151c-15 0-27-12-27-27 0-16 12-28 27-28s27 12 27 28c0 15-12 27-27 27zM1091 151zM511 151c-16 0-28-12-28-27 0-16 12-28 28-28 15 0 27 12 27 28 0 15-12 27-27 27zM511 151zM414 151c-15 0-28-12-28-27 0-16 13-28 28-28s27 12 27 28c0 15-12 27-27 27zM414 151zM317 151c-15 0-27-12-27-27 0-16 12-28 27-28s27 12 27 28c0 15-12 27-27 27zM317 151zM220 151c-15 0-27-12-27-27 0-16 12-28 27-28s28 12 28 28c0 15-13 27-28 27zM220 151zM124 151c-16 0-28-12-28-27 0-16 12-28 28-28 15 0 27 12 27 28 0 15-12 27-27 27zM124 151zM27 151c-15 0-27-12-27-27 0-16 12-28 27-28s27 12 27 28c0 15-12 27-27 27zM27 151zM7962 54c-15 0-28-12-28-27s13-27 28-27 27 12 27 27-12 27-27 27zM7962 54zM7575 54c-15 0-27-12-27-27s12-27 27-27 27 12 27 27-12 27-27 27zM7575 54zM7478 54c-15 0-27-12-27-27s12-27 27-27 27 12 27 27-12 27-27 27zM7478 54zM7381 54c-15 0-27-12-27-27s12-27 27-27 28 12 28 27-13 27-28 27zM7381 54zM7285 54c-15 0-28-12-28-27s13-27 28-27 27 12 27 27-12 27-27 27zM7285 54zM7188 54c-15 0-27-12-27-27s12-27 27-27 27 12 27 27-12 27-27 27zM7188 54zM7091 54c-15 0-27-12-27-27s12-27 27-27 27 12 27 27-12 27-27 27zM7091 54zM6994 54c-15 0-27-12-27-27s12-27 27-27 28 12 28 27-13 27-28 27zM6994 54zM6898 54c-15 0-28-12-28-27s13-27 28-27 27 12 27 27-12 27-27 27zM6898 54zM6801 54c-15 0-27-12-27-27s12-27 27-27 27 12 27 27-12 27-27 27zM6801 54zM6704 54c-15 0-27-12-27-27s12-27 27-27 27 12 27 27-12 27-27 27zM6704 54zM6607 54c-15 0-27-12-27-27s12-27 27-27 28 12 28 27-13 27-28 27zM6607 54zM6511 54c-15 0-28-12-28-27s13-27 28-27 27 12 27 27-12 27-27 27zM6511 54zM6414 54c-15 0-27-12-27-27s12-27 27-27 27 12 27 27-12 27-27 27zM6414 54zM6317 54c-15 0-27-12-27-27s12-27 27-27 27 12 27 27-12 27-27 27zM6317 54zM6220 54c-15 0-27-12-27-27s12-27 27-27 28 12 28 27-13 27-28 27zM6220 54zM6124 54c-15 0-28-12-28-27s13-27 28-27 27 12 27 27-12 27-27 27zM6124 54zM6027 54c-15 0-27-12-27-27s12-27 27-27 27 12 27 27-12 27-27 27zM6027 54zM5929 54c-15 0-27-12-27-27s12-27 27-27 27 12 27 27-12 27-27 27zM5929 54zM5832 54c-15 0-27-12-27-27s12-27 27-27 28 12 28 27-13 27-28 27zM5832 54zM5736 54c-15 0-28-12-28-27s13-27 28-27 27 12 27 27-12 27-27 27zM5736 54zM5639 54c-15 0-27-12-27-27s12-27 27-27 27 12 27 27-12 27-27 27zM5639 54zM5542 54c-15 0-27-12-27-27s12-27 27-27 27 12 27 27-12 27-27 27zM5542 54zM5445 54c-15 0-27-12-27-27s12-27 27-27c16 0 28 12 28 27s-12 27-28 27zM5445 54zM5349 54c-15 0-28-12-28-27s13-27 28-27 27 12 27 27-12 27-27 27zM5349 54zM5252 54c-15 0-27-12-27-27s12-27 27-27 27 12 27 27-12 27-27 27zM5252 54zM5155 54c-15 0-27-12-27-27s12-27 27-27 27 12 27 27-12 27-27 27zM5155 54zM5058 54c-15 0-27-12-27-27s12-27 27-27c16 0 28 12 28 27s-12 27-28 27zM5058 54zM4962 54c-15 0-28-12-28-27s13-27 28-27 27 12 27 27-12 27-27 27zM4962 54zM4865 54c-15 0-27-12-27-27s12-27 27-27 27 12 27 27-12 27-27 27zM4865 54zM4768 54c-15 0-27-12-27-27s12-27 27-27 27 12 27 27-12 27-27 27zM4768 54zM4671 54c-15 0-27-12-27-27s12-27 27-27c16 0 28 12 28 27s-12 27-28 27zM4671 54zM4575 54c-15 0-27-12-27-27s12-27 27-27 27 12 27 27-12 27-27 27zM4575 54zM4478 54c-15 0-27-12-27-27s12-27 27-27 27 12 27 27-12 27-27 27zM4478 54zM4381 54c-15 0-27-12-27-27s12-27 27-27 28 12 28 27-13 27-28 27zM4381 54zM4284 54c-15 0-27-12-27-27s12-27 27-27c16 0 28 12 28 27s-12 27-28 27zM4284 54zM4188 54c-15 0-28-12-28-27s13-27 28-27 27 12 27 27-12 27-27 27zM4188 54zM4091 54c-15 0-27-12-27-27s12-27 27-27 27 12 27 27-12 27-27 27zM4091 54zM3994 54c-15 0-27-12-27-27s12-27 27-27 28 12 28 27-13 27-28 27z">
            <text:p/>
          </draw:path>
          <draw:g>
            <draw:path draw:style-name="gr2" draw:text-style-name="P2" draw:layer="layout" svg:width="8.665cm" svg:height="0.732cm" svg:x="0.171cm" svg:y="1.741cm" svg:viewBox="0 0 8666 733" svg:d="M4188 733c-15 0-28-12-28-27s13-27 28-27 27 12 27 27-12 27-27 27zM4188 733zM4091 733c-15 0-27-12-27-27s12-27 27-27 27 12 27 27-12 27-27 27zM4091 733zM3994 733c-15 0-27-12-27-27s12-27 27-27 28 12 28 27-13 27-28 27zM3994 733zM3898 733c-16 0-28-12-28-27s12-27 28-27c15 0 27 12 27 27s-12 27-27 27zM3898 733zM3801 733c-15 0-28-12-28-27s13-27 28-27 27 12 27 27-12 27-27 27zM3801 733zM3704 733c-15 0-27-12-27-27s12-27 27-27 27 12 27 27-12 27-27 27zM3704 733zM1381 733c-15 0-27-12-27-27s12-27 27-27 27 12 27 27-12 27-27 27zM1381 733zM1284 733c-15 0-27-12-27-27s12-27 27-27 28 12 28 27-13 27-28 27zM1284 733zM1188 733c-15 0-28-12-28-27s13-27 28-27 27 12 27 27-12 27-27 27zM1188 733zM1091 733c-15 0-27-12-27-27s12-27 27-27 27 12 27 27-12 27-27 27zM1091 733zM994 733c-15 0-27-12-27-27s12-27 27-27 27 12 27 27-12 27-27 27zM994 733zM897 733c-15 0-27-12-27-27s12-27 27-27c16 0 28 12 28 27s-12 27-28 27zM897 733zM801 733c-15 0-28-12-28-27s13-27 28-27 27 12 27 27-12 27-27 27zM801 733zM704 733c-15 0-27-12-27-27s12-27 27-27 27 12 27 27-12 27-27 27zM704 733zM607 733c-15 0-27-12-27-27s12-27 27-27 28 12 28 27-13 27-28 27zM607 733zM510 733c-15 0-27-12-27-27s12-27 27-27c16 0 28 12 28 27s-12 27-28 27zM510 733zM414 733c-15 0-28-12-28-27s13-27 28-27 27 12 27 27-12 27-27 27zM414 733zM317 733c-15 0-27-12-27-27s12-27 27-27 27 12 27 27-12 27-27 27zM317 733zM8252 637c-15 0-27-13-27-28s12-27 27-27 27 12 27 27-12 28-27 28zM8252 637zM7865 637c-15 0-27-13-27-28s12-27 27-27 27 12 27 27-12 28-27 28zM7865 637zM7768 637c-15 0-27-13-27-28s12-27 27-27 28 12 28 27-13 28-28 28zM7768 637zM7672 637c-16 0-28-13-28-28s12-27 28-27c15 0 27 12 27 27s-12 28-27 28zM7672 637zM7575 637c-15 0-28-13-28-28s13-27 28-27 27 12 27 27-12 28-27 28zM7575 637zM7478 637c-15 0-27-13-27-28s12-27 27-27 27 12 27 27-12 28-27 28zM7478 637zM7381 637c-15 0-27-13-27-28s12-27 27-27 28 12 28 27-13 28-28 28zM7381 637zM7285 637c-16 0-28-13-28-28s12-27 28-27c15 0 27 12 27 27s-12 28-27 28zM7285 637zM7188 637c-15 0-28-13-28-28s13-27 28-27 27 12 27 27-12 28-27 28zM7188 637zM7091 637c-15 0-27-13-27-28s12-27 27-27 27 12 27 27-12 28-27 28zM7091 637zM6994 637c-15 0-27-13-27-28s12-27 27-27 28 12 28 27-13 28-28 28zM6994 637zM6898 637c-15 0-28-13-28-28s13-27 28-27 27 12 27 27-12 28-27 28zM6898 637zM6801 637c-15 0-27-13-27-28s12-27 27-27 27 12 27 27-12 28-27 28zM6801 637zM6704 637c-15 0-27-13-27-28s12-27 27-27 27 12 27 27-12 28-27 28zM6704 637zM6607 637c-15 0-27-13-27-28s12-27 27-27 28 12 28 27-13 28-28 28zM6607 637zM6511 637c-16 0-29-13-29-28s13-27 29-27c15 0 27 12 27 27s-12 28-27 28zM6511 637zM6413 637c-15 0-27-13-27-28s12-27 27-27 27 12 27 27-12 28-27 28zM6413 637zM6316 637c-15 0-27-13-27-28s12-27 27-27 27 12 27 27-12 28-27 28zM6316 637zM6219 637c-15 0-27-13-27-28s12-27 27-27 28 12 28 27-13 28-28 28zM6219 637zM6123 637c-15 0-28-13-28-28s13-27 28-27 27 12 27 27-12 28-27 28zM6123 637zM6026 637c-15 0-27-13-27-28s12-27 27-27 27 12 27 27-12 28-27 28zM6026 637zM5929 637c-15 0-27-13-27-28s12-27 27-27 27 12 27 27-12 28-27 28zM5929 637zM5832 637c-15 0-27-13-27-28s12-27 27-27 28 12 28 27-13 28-28 28zM5832 637zM5736 637c-15 0-28-13-28-28s13-27 28-27 27 12 27 27-12 28-27 28zM5736 637zM5639 637c-15 0-27-13-27-28s12-27 27-27 27 12 27 27-12 28-27 28zM5639 637zM5542 637c-15 0-27-13-27-28s12-27 27-27 27 12 27 27-12 28-27 28zM5542 637zM5445 637c-15 0-27-13-27-28s12-27 27-27 28 12 28 27-13 28-28 28zM5445 637zM5349 637c-15 0-28-13-28-28s13-27 28-27 27 12 27 27-12 28-27 28zM5349 637zM5252 637c-15 0-27-13-27-28s12-27 27-27 27 12 27 27-12 28-27 28zM5252 637zM5155 637c-15 0-27-13-27-28s12-27 27-27 27 12 27 27-12 28-27 28zM5155 637zM4768 637c-15 0-27-13-27-28s12-27 27-27 28 12 28 27-13 28-28 28zM4768 637zM4671 637c-15 0-27-13-27-28s12-27 27-27c16 0 28 12 28 27s-12 28-28 28zM4671 637zM4381 637c-15 0-27-13-27-28s12-27 27-27 28 12 28 27-13 28-28 28zM4381 637zM4284 637c-15 0-27-13-27-28s12-27 27-27c16 0 28 12 28 27s-12 28-28 28zM4284 637zM4188 637c-15 0-28-13-28-28s13-27 28-27 27 12 27 27-12 28-27 28zM4188 637zM4091 637c-15 0-27-13-27-28s12-27 27-27 27 12 27 27-12 28-27 28zM4091 637zM3994 637c-15 0-27-13-27-28s12-27 27-27 28 12 28 27-13 28-28 28zM3994 637zM3898 637c-16 0-28-13-28-28s12-27 28-27c15 0 27 12 27 27s-12 28-27 28zM3898 637zM3801 637c-15 0-28-13-28-28s13-27 28-27 27 12 27 27-12 28-27 28zM3801 637zM3704 637c-15 0-27-13-27-28s12-27 27-27 27 12 27 27-12 28-27 28zM3704 637zM1381 637c-15 0-27-13-27-28s12-27 27-27 27 12 27 27-12 28-27 28zM1381 637zM1284 637c-15 0-27-13-27-28s12-27 27-27 28 12 28 27-13 28-28 28zM1284 637zM1188 637c-15 0-28-13-28-28s13-27 28-27 27 12 27 27-12 28-27 28zM1188 637zM1091 637c-15 0-27-13-27-28s12-27 27-27 27 12 27 27-12 28-27 28zM1091 637zM994 637c-15 0-27-13-27-28s12-27 27-27 27 12 27 27-12 28-27 28zM994 637zM897 637c-15 0-27-13-27-28s12-27 27-27c16 0 28 12 28 27s-12 28-28 28zM897 637zM801 637c-15 0-28-13-28-28s13-27 28-27 27 12 27 27-12 28-27 28zM801 637zM704 637c-15 0-27-13-27-28s12-27 27-27 27 12 27 27-12 28-27 28zM704 637zM607 637c-15 0-27-13-27-28s12-27 27-27 28 12 28 27-13 28-28 28zM607 637zM510 637c-15 0-27-13-27-28s12-27 27-27c16 0 28 12 28 27s-12 28-28 28zM510 637zM414 637c-15 0-28-13-28-28s13-27 28-27 27 12 27 27-12 28-27 28zM414 637zM317 637c-15 0-27-13-27-28s12-27 27-27 27 12 27 27-12 28-27 28zM317 637zM220 637c-15 0-27-13-27-28s12-27 27-27 28 12 28 27-13 28-28 28zM220 637zM8542 539c-15 0-27-12-27-27 0-16 12-28 27-28s28 12 28 28c0 15-13 27-28 27zM8542 539zM8445 539c-15 0-27-12-27-27 0-16 12-28 27-28 16 0 28 12 28 28 0 15-12 27-28 27zM8445 539zM8349 539c-15 0-27-12-27-27 0-16 12-28 27-28s27 12 27 28c0 15-12 27-27 27zM8349 539zM8252 539c-15 0-27-12-27-27 0-16 12-28 27-28s27 12 27 28c0 15-12 27-27 27zM8252 539zM8155 539c-15 0-27-12-27-27 0-16 12-28 27-28s27 12 27 28c0 15-12 27-27 27zM8155 539zM7865 539c-15 0-27-12-27-27 0-16 12-28 27-28s27 12 27 28c0 15-12 27-27 27zM7865 539zM7768 539c-15 0-27-12-27-27 0-16 12-28 27-28s28 12 28 28c0 15-13 27-28 27zM7768 539zM7672 539c-16 0-28-12-28-27 0-16 12-28 28-28 15 0 27 12 27 28 0 15-12 27-27 27zM7672 539zM7575 539c-15 0-28-12-28-27 0-16 13-28 28-28s27 12 27 28c0 15-12 27-27 27zM7575 539zM7478 539c-15 0-27-12-27-27 0-16 12-28 27-28s27 12 27 28c0 15-12 27-27 27zM7478 539zM7381 539c-15 0-27-12-27-27 0-16 12-28 27-28s28 12 28 28c0 15-13 27-28 27zM7381 539zM7285 539c-16 0-28-12-28-27 0-16 12-28 28-28 15 0 27 12 27 28 0 15-12 27-27 27zM7285 539zM7188 539c-15 0-28-12-28-27 0-16 13-28 28-28s27 12 27 28c0 15-12 27-27 27zM7188 539zM7091 539c-15 0-27-12-27-27 0-16 12-28 27-28s27 12 27 28c0 15-12 27-27 27zM7091 539zM6994 539c-15 0-27-12-27-27 0-16 12-28 27-28s28 12 28 28c0 15-13 27-28 27zM6994 539zM6898 539c-15 0-28-12-28-27 0-16 13-28 28-28s27 12 27 28c0 15-12 27-27 27zM6898 539zM6801 539c-15 0-27-12-27-27 0-16 12-28 27-28s27 12 27 28c0 15-12 27-27 27zM6801 539zM6704 539c-15 0-27-12-27-27 0-16 12-28 27-28s27 12 27 28c0 15-12 27-27 27zM6704 539zM6607 539c-15 0-27-12-27-27 0-16 12-28 27-28s28 12 28 28c0 15-13 27-28 27zM6607 539zM6511 539c-16 0-29-12-29-27 0-16 13-28 29-28 15 0 27 12 27 28 0 15-12 27-27 27zM6511 539zM6413 539c-15 0-27-12-27-27 0-16 12-28 27-28s27 12 27 28c0 15-12 27-27 27zM6413 539zM6316 539c-15 0-27-12-27-27 0-16 12-28 27-28s27 12 27 28c0 15-12 27-27 27zM6316 539zM6219 539c-15 0-27-12-27-27 0-16 12-28 27-28s28 12 28 28c0 15-13 27-28 27zM6219 539zM6123 539c-15 0-28-12-28-27 0-16 13-28 28-28s27 12 27 28c0 15-12 27-27 27zM6123 539zM6026 539c-15 0-27-12-27-27 0-16 12-28 27-28s27 12 27 28c0 15-12 27-27 27zM6026 539zM5929 539c-15 0-27-12-27-27 0-16 12-28 27-28s27 12 27 28c0 15-12 27-27 27zM5929 539zM5832 539c-15 0-27-12-27-27 0-16 12-28 27-28s28 12 28 28c0 15-13 27-28 27zM5832 539zM5736 539c-15 0-28-12-28-27 0-16 13-28 28-28s27 12 27 28c0 15-12 27-27 27zM5736 539zM5639 539c-15 0-27-12-27-27 0-16 12-28 27-28s27 12 27 28c0 15-12 27-27 27zM5639 539zM5542 539c-15 0-27-12-27-27 0-16 12-28 27-28s27 12 27 28c0 15-12 27-27 27zM5542 539zM5445 539c-15 0-27-12-27-27 0-16 12-28 27-28s28 12 28 28c0 15-13 27-28 27zM5445 539zM5349 539c-15 0-28-12-28-27 0-16 13-28 28-28s27 12 27 28c0 15-12 27-27 27zM5349 539zM5252 539c-15 0-27-12-27-27 0-16 12-28 27-28s27 12 27 28c0 15-12 27-27 27zM5252 539zM5155 539c-15 0-27-12-27-27 0-16 12-28 27-28s27 12 27 28c0 15-12 27-27 27zM5155 539zM5058 539c-15 0-27-12-27-27 0-16 12-28 27-28 16 0 28 12 28 28 0 15-12 27-28 27zM5058 539zM4284 539c-15 0-27-12-27-27 0-16 12-28 27-28 16 0 28 12 28 28 0 15-12 27-28 27zM4284 539zM4188 539c-15 0-28-12-28-27 0-16 13-28 28-28s27 12 27 28c0 15-12 27-27 27zM4188 539zM4091 539c-15 0-27-12-27-27 0-16 12-28 27-28s27 12 27 28c0 15-12 27-27 27zM4091 539zM3994 539c-15 0-27-12-27-27 0-16 12-28 27-28s28 12 28 28c0 15-13 27-28 27zM3994 539zM3898 539c-16 0-28-12-28-27 0-16 12-28 28-28 15 0 27 12 27 28 0 15-12 27-27 27zM3898 539zM3801 539c-15 0-28-12-28-27 0-16 13-28 28-28s27 12 27 28c0 15-12 27-27 27zM3801 539zM1478 539c-15 0-27-12-27-27 0-16 12-28 27-28s27 12 27 28c0 15-12 27-27 27zM1478 539zM1381 539c-15 0-27-12-27-27 0-16 12-28 27-28s27 12 27 28c0 15-12 27-27 27zM1381 539zM1284 539c-15 0-27-12-27-27 0-16 12-28 27-28s28 12 28 28c0 15-13 27-28 27zM1284 539zM1188 539c-15 0-28-12-28-27 0-16 13-28 28-28s27 12 27 28c0 15-12 27-27 27zM1188 539zM1091 539c-15 0-27-12-27-27 0-16 12-28 27-28s27 12 27 28c0 15-12 27-27 27zM1091 539zM994 539c-15 0-27-12-27-27 0-16 12-28 27-28s27 12 27 28c0 15-12 27-27 27zM994 539zM897 539c-15 0-27-12-27-27 0-16 12-28 27-28 16 0 28 12 28 28 0 15-12 27-28 27zM897 539zM801 539c-15 0-28-12-28-27 0-16 13-28 28-28s27 12 27 28c0 15-12 27-27 27zM801 539zM704 539c-15 0-27-12-27-27 0-16 12-28 27-28s27 12 27 28c0 15-12 27-27 27zM704 539zM607 539c-15 0-27-12-27-27 0-16 12-28 27-28s28 12 28 28c0 15-13 27-28 27zM607 539zM510 539c-15 0-27-12-27-27 0-16 12-28 27-28 16 0 28 12 28 28 0 15-12 27-28 27zM510 539zM414 539c-15 0-28-12-28-27 0-16 13-28 28-28s27 12 27 28c0 15-12 27-27 27zM414 539zM317 539c-15 0-27-12-27-27 0-16 12-28 27-28s27 12 27 28c0 15-12 27-27 27zM317 539zM220 539c-15 0-27-12-27-27 0-16 12-28 27-28s28 12 28 28c0 15-13 27-28 27zM220 539zM124 539c-16 0-28-12-28-27 0-16 12-28 28-28 15 0 27 12 27 28 0 15-12 27-27 27zM124 539zM8542 442c-15 0-27-12-27-27s12-28 27-28 28 13 28 28-13 27-28 27zM8542 442zM8445 442c-15 0-27-12-27-27s12-28 27-28c16 0 28 13 28 28s-12 27-28 27zM8445 442zM8155 442c-15 0-27-12-27-27s12-28 27-28 27 13 27 28-12 27-27 27zM8155 442zM8058 442c-15 0-27-12-27-27s12-28 27-28c16 0 28 13 28 28s-12 27-28 27zM8058 442zM7865 442c-15 0-27-12-27-27s12-28 27-28 27 13 27 28-12 27-27 27zM7865 442zM7768 442c-15 0-27-12-27-27s12-28 27-28 28 13 28 28-13 27-28 27zM7768 442zM7672 442c-16 0-28-12-28-27s12-28 28-28c15 0 27 13 27 28s-12 27-27 27zM7672 442zM7575 442c-15 0-28-12-28-27s13-28 28-28 27 13 27 28-12 27-27 27zM7575 442zM7478 442c-15 0-27-12-27-27s12-28 27-28 27 13 27 28-12 27-27 27zM7478 442zM7381 442c-15 0-27-12-27-27s12-28 27-28 28 13 28 28-13 27-28 27zM7381 442zM7285 442c-16 0-28-12-28-27s12-28 28-28c15 0 27 13 27 28s-12 27-27 27zM7285 442zM7188 442c-15 0-28-12-28-27s13-28 28-28 27 13 27 28-12 27-27 27zM7188 442zM7091 442c-15 0-27-12-27-27s12-28 27-28 27 13 27 28-12 27-27 27zM7091 442zM6994 442c-15 0-27-12-27-27s12-28 27-28 28 13 28 28-13 27-28 27zM6994 442zM6898 442c-15 0-28-12-28-27s13-28 28-28 27 13 27 28-12 27-27 27zM6898 442zM6801 442c-15 0-27-12-27-27s12-28 27-28 27 13 27 28-12 27-27 27zM6801 442zM6704 442c-15 0-27-12-27-27s12-28 27-28 27 13 27 28-12 27-27 27zM6704 442zM6607 442c-15 0-27-12-27-27s12-28 27-28 28 13 28 28-13 27-28 27zM6607 442zM6511 442c-16 0-29-12-29-27s13-28 29-28c15 0 27 13 27 28s-12 27-27 27zM6511 442zM6413 442c-15 0-27-12-27-27s12-28 27-28 27 13 27 28-12 27-27 27zM6413 442zM6316 442c-15 0-27-12-27-27s12-28 27-28 27 13 27 28-12 27-27 27zM6316 442zM6219 442c-15 0-27-12-27-27s12-28 27-28 28 13 28 28-13 27-28 27zM6219 442zM6123 442c-15 0-28-12-28-27s13-28 28-28 27 13 27 28-12 27-27 27zM6123 442zM6026 442c-15 0-27-12-27-27s12-28 27-28 27 13 27 28-12 27-27 27zM6026 442zM5929 442c-15 0-27-12-27-27s12-28 27-28 27 13 27 28-12 27-27 27zM5929 442zM5832 442c-15 0-27-12-27-27s12-28 27-28 28 13 28 28-13 27-28 27zM5832 442zM5736 442c-15 0-28-12-28-27s13-28 28-28 27 13 27 28-12 27-27 27zM5736 442zM5639 442c-15 0-27-12-27-27s12-28 27-28 27 13 27 28-12 27-27 27zM5639 442zM5542 442c-15 0-27-12-27-27s12-28 27-28 27 13 27 28-12 27-27 27zM5542 442zM5445 442c-15 0-27-12-27-27s12-28 27-28 28 13 28 28-13 27-28 27zM5445 442zM5349 442c-15 0-28-12-28-27s13-28 28-28 27 13 27 28-12 27-27 27zM5349 442zM5252 442c-15 0-27-12-27-27s12-28 27-28 27 13 27 28-12 27-27 27zM5252 442zM5155 442c-15 0-27-12-27-27s12-28 27-28 27 13 27 28-12 27-27 27zM5155 442zM5058 442c-15 0-27-12-27-27s12-28 27-28c16 0 28 13 28 28s-12 27-28 27zM5058 442zM4962 442c-15 0-28-12-28-27s13-28 28-28 27 13 27 28-12 27-27 27zM4962 442zM4865 442c-15 0-27-12-27-27s12-28 27-28 27 13 27 28-12 27-27 27zM4865 442zM4768 442c-15 0-27-12-27-27s12-28 27-28 28 13 28 28-13 27-28 27zM4768 442zM4671 442c-15 0-27-12-27-27s12-28 27-28c16 0 28 13 28 28s-12 27-28 27zM4671 442zM4478 442c-15 0-27-12-27-27s12-28 27-28 27 13 27 28-12 27-27 27zM4478 442zM4381 442c-15 0-27-12-27-27s12-28 27-28 28 13 28 28-13 27-28 27zM4381 442zM3898 442c-16 0-28-12-28-27s12-28 28-28c15 0 27 13 27 28s-12 27-27 27zM3898 442zM3801 442c-15 0-28-12-28-27s13-28 28-28 27 13 27 28-12 27-27 27zM3801 442zM3704 442c-15 0-27-12-27-27s12-28 27-28 27 13 27 28-12 27-27 27zM3704 442zM1478 442c-15 0-27-12-27-27s12-28 27-28 27 13 27 28-12 27-27 27zM1478 442zM1381 442c-15 0-27-12-27-27s12-28 27-28 27 13 27 28-12 27-27 27zM1381 442zM1284 442c-15 0-27-12-27-27s12-28 27-28 28 13 28 28-13 27-28 27zM1284 442zM1188 442c-15 0-28-12-28-27s13-28 28-28 27 13 27 28-12 27-27 27zM1188 442zM1091 442c-15 0-27-12-27-27s12-28 27-28 27 13 27 28-12 27-27 27zM1091 442zM994 442c-15 0-27-12-27-27s12-28 27-28 27 13 27 28-12 27-27 27zM994 442zM897 442c-15 0-27-12-27-27s12-28 27-28c16 0 28 13 28 28s-12 27-28 27zM897 442zM801 442c-15 0-28-12-28-27s13-28 28-28 27 13 27 28-12 27-27 27zM801 442zM704 442c-15 0-27-12-27-27s12-28 27-28 27 13 27 28-12 27-27 27zM704 442zM607 442c-15 0-27-12-27-27s12-28 27-28 28 13 28 28-13 27-28 27zM607 442zM510 442c-15 0-27-12-27-27s12-28 27-28c16 0 28 13 28 28s-12 27-28 27zM510 442zM414 442c-15 0-28-12-28-27s13-28 28-28 27 13 27 28-12 27-27 27zM414 442zM317 442c-15 0-27-12-27-27s12-28 27-28 27 13 27 28-12 27-27 27zM317 442zM220 442c-15 0-27-12-27-27s12-28 27-28 28 13 28 28-13 27-28 27zM220 442zM124 442c-16 0-28-12-28-27s12-28 28-28c15 0 27 13 27 28s-12 27-27 27zM124 442zM27 442c-15 0-27-12-27-27s12-28 27-28 27 13 27 28-12 27-27 27zM27 442zM8542 345c-15 0-27-12-27-27s12-27 27-27 28 12 28 27-13 27-28 27zM8542 345zM8155 345c-15 0-27-12-27-27s12-27 27-27 27 12 27 27-12 27-27 27zM8155 345zM8058 345c-15 0-27-12-27-27s12-27 27-27c16 0 28 12 28 27s-12 27-28 27zM8058 345zM7962 345c-15 0-27-12-27-27s12-27 27-27 27 12 27 27-12 27-27 27zM7962 345zM7865 345c-15 0-27-12-27-27s12-27 27-27 27 12 27 27-12 27-27 27zM7865 345zM7768 345c-15 0-27-12-27-27s12-27 27-27 28 12 28 27-13 27-28 27zM7768 345zM7672 345c-16 0-28-12-28-27s12-27 28-27c15 0 27 12 27 27s-12 27-27 27zM7672 345zM7575 345c-15 0-28-12-28-27s13-27 28-27 27 12 27 27-12 27-27 27zM7575 345zM7478 345c-15 0-27-12-27-27s12-27 27-27 27 12 27 27-12 27-27 27zM7478 345zM7381 345c-15 0-27-12-27-27s12-27 27-27 28 12 28 27-13 27-28 27zM7381 345zM7285 345c-16 0-28-12-28-27s12-27 28-27c15 0 27 12 27 27s-12 27-27 27zM7285 345zM7188 345c-15 0-28-12-28-27s13-27 28-27 27 12 27 27-12 27-27 27zM7188 345zM7091 345c-15 0-27-12-27-27s12-27 27-27 27 12 27 27-12 27-27 27zM7091 345zM6994 345c-15 0-27-12-27-27s12-27 27-27 28 12 28 27-13 27-28 27zM6994 345zM6898 345c-15 0-28-12-28-27s13-27 28-27 27 12 27 27-12 27-27 27zM6898 345zM6801 345c-15 0-27-12-27-27s12-27 27-27 27 12 27 27-12 27-27 27zM6801 345zM6704 345c-15 0-27-12-27-27s12-27 27-27 27 12 27 27-12 27-27 27zM6704 345zM6607 345c-15 0-27-12-27-27s12-27 27-27 28 12 28 27-13 27-28 27zM6607 345zM6511 345c-16 0-29-12-29-27s13-27 29-27c15 0 27 12 27 27s-12 27-27 27zM6511 345zM6413 345c-15 0-27-12-27-27s12-27 27-27 27 12 27 27-12 27-27 27zM6413 345zM6316 345c-15 0-27-12-27-27s12-27 27-27 27 12 27 27-12 27-27 27zM6316 345zM6219 345c-15 0-27-12-27-27s12-27 27-27 28 12 28 27-13 27-28 27zM6219 345zM6123 345c-15 0-28-12-28-27s13-27 28-27 27 12 27 27-12 27-27 27zM6123 345zM6026 345c-15 0-27-12-27-27s12-27 27-27 27 12 27 27-12 27-27 27zM6026 345zM5929 345c-15 0-27-12-27-27s12-27 27-27 27 12 27 27-12 27-27 27zM5929 345zM5832 345c-15 0-27-12-27-27s12-27 27-27 28 12 28 27-13 27-28 27zM5832 345zM5736 345c-15 0-28-12-28-27s13-27 28-27 27 12 27 27-12 27-27 27zM5736 345zM5639 345c-15 0-27-12-27-27s12-27 27-27 27 12 27 27-12 27-27 27zM5639 345zM5542 345c-15 0-27-12-27-27s12-27 27-27 27 12 27 27-12 27-27 27zM5542 345zM5445 345c-15 0-27-12-27-27s12-27 27-27 28 12 28 27-13 27-28 27zM5445 345zM5349 345c-15 0-28-12-28-27s13-27 28-27 27 12 27 27-12 27-27 27zM5349 345zM5252 345c-15 0-27-12-27-27s12-27 27-27 27 12 27 27-12 27-27 27zM5252 345zM5155 345c-15 0-27-12-27-27s12-27 27-27 27 12 27 27-12 27-27 27zM5155 345zM5058 345c-15 0-27-12-27-27s12-27 27-27c16 0 28 12 28 27s-12 27-28 27zM5058 345zM4962 345c-15 0-28-12-28-27s13-27 28-27 27 12 27 27-12 27-27 27zM4962 345zM4865 345c-15 0-27-12-27-27s12-27 27-27 27 12 27 27-12 27-27 27zM4865 345zM4768 345c-15 0-27-12-27-27s12-27 27-27 28 12 28 27-13 27-28 27zM4768 345zM4671 345c-15 0-27-12-27-27s12-27 27-27c16 0 28 12 28 27s-12 27-28 27zM4671 345zM4478 345c-15 0-27-12-27-27s12-27 27-27 27 12 27 27-12 27-27 27zM4478 345zM4284 345c-15 0-27-12-27-27s12-27 27-27c16 0 28 12 28 27s-12 27-28 27zM4284 345zM3994 345c-15 0-27-12-27-27s12-27 27-27 28 12 28 27-13 27-28 27zM3994 345zM3898 345c-16 0-28-12-28-27s12-27 28-27c15 0 27 12 27 27s-12 27-27 27zM3898 345zM3801 345c-15 0-28-12-28-27s13-27 28-27 27 12 27 27-12 27-27 27zM3801 345zM3704 345c-15 0-27-12-27-27s12-27 27-27 27 12 27 27-12 27-27 27zM3704 345zM1575 345c-15 0-28-12-28-27s13-27 28-27 27 12 27 27-12 27-27 27zM1575 345zM1478 345c-15 0-27-12-27-27s12-27 27-27 27 12 27 27-12 27-27 27zM1478 345zM1381 345c-15 0-27-12-27-27s12-27 27-27 27 12 27 27-12 27-27 27zM1381 345zM1284 345c-15 0-27-12-27-27s12-27 27-27 28 12 28 27-13 27-28 27zM1284 345zM1188 345c-15 0-28-12-28-27s13-27 28-27 27 12 27 27-12 27-27 27zM1188 345zM1091 345c-15 0-27-12-27-27s12-27 27-27 27 12 27 27-12 27-27 27zM1091 345zM994 345c-15 0-27-12-27-27s12-27 27-27 27 12 27 27-12 27-27 27zM994 345zM897 345c-15 0-27-12-27-27s12-27 27-27c16 0 28 12 28 27s-12 27-28 27zM897 345zM801 345c-15 0-28-12-28-27s13-27 28-27 27 12 27 27-12 27-27 27zM801 345zM704 345c-15 0-27-12-27-27s12-27 27-27 27 12 27 27-12 27-27 27zM704 345zM607 345c-15 0-27-12-27-27s12-27 27-27 28 12 28 27-13 27-28 27zM607 345zM510 345c-15 0-27-12-27-27s12-27 27-27c16 0 28 12 28 27s-12 27-28 27zM510 345zM414 345c-15 0-28-12-28-27s13-27 28-27 27 12 27 27-12 27-27 27zM414 345zM317 345c-15 0-27-12-27-27s12-27 27-27 27 12 27 27-12 27-27 27zM317 345zM220 345c-15 0-27-12-27-27s12-27 27-27 28 12 28 27-13 27-28 27zM220 345zM124 345c-16 0-28-12-28-27s12-27 28-27c15 0 27 12 27 27s-12 27-27 27zM124 345zM27 345c-15 0-27-12-27-27s12-27 27-27 27 12 27 27-12 27-27 27zM27 345zM8639 249c-15 0-27-13-27-28s12-27 27-27 27 12 27 27-12 28-27 28zM8639 249zM8542 249c-15 0-27-13-27-28s12-27 27-27 28 12 28 27-13 28-28 28zM8542 249zM8349 249c-15 0-27-13-27-28s12-27 27-27 27 12 27 27-12 28-27 28zM8349 249zM8252 249c-15 0-27-13-27-28s12-27 27-27 27 12 27 27-12 28-27 28zM8252 249zM8155 249c-15 0-27-13-27-28s12-27 27-27 27 12 27 27-12 28-27 28zM8155 249zM8058 249c-15 0-27-13-27-28s12-27 27-27c16 0 28 12 28 27s-12 28-28 28zM8058 249zM7962 249c-15 0-27-13-27-28s12-27 27-27 27 12 27 27-12 28-27 28zM7962 249zM7865 249c-15 0-27-13-27-28s12-27 27-27 27 12 27 27-12 28-27 28zM7865 249zM7768 249c-15 0-27-13-27-28s12-27 27-27 28 12 28 27-13 28-28 28zM7768 249zM7672 249c-16 0-28-13-28-28s12-27 28-27c15 0 27 12 27 27s-12 28-27 28zM7672 249zM7575 249c-15 0-28-13-28-28s13-27 28-27 27 12 27 27-12 28-27 28zM7575 249zM7478 249c-15 0-27-13-27-28s12-27 27-27 27 12 27 27-12 28-27 28zM7478 249zM7381 249c-15 0-27-13-27-28s12-27 27-27 28 12 28 27-13 28-28 28zM7381 249zM7285 249c-16 0-28-13-28-28s12-27 28-27c15 0 27 12 27 27s-12 28-27 28zM7285 249zM7188 249c-15 0-28-13-28-28s13-27 28-27 27 12 27 27-12 28-27 28zM7188 249zM7091 249c-15 0-27-13-27-28s12-27 27-27 27 12 27 27-12 28-27 28zM7091 249zM6994 249c-15 0-27-13-27-28s12-27 27-27 28 12 28 27-13 28-28 28zM6994 249zM6898 249c-15 0-28-13-28-28s13-27 28-27 27 12 27 27-12 28-27 28zM6898 249zM6801 249c-15 0-27-13-27-28s12-27 27-27 27 12 27 27-12 28-27 28zM6801 249zM6704 249c-15 0-27-13-27-28s12-27 27-27 27 12 27 27-12 28-27 28zM6704 249zM6607 249c-15 0-27-13-27-28s12-27 27-27 28 12 28 27-13 28-28 28zM6607 249zM6511 249c-16 0-29-13-29-28s13-27 29-27c15 0 27 12 27 27s-12 28-27 28zM6511 249zM6413 249c-15 0-27-13-27-28s12-27 27-27 27 12 27 27-12 28-27 28zM6413 249zM6316 249c-15 0-27-13-27-28s12-27 27-27 27 12 27 27-12 28-27 28zM6316 249zM6219 249c-15 0-27-13-27-28s12-27 27-27 28 12 28 27-13 28-28 28zM6219 249zM6123 249c-15 0-28-13-28-28s13-27 28-27 27 12 27 27-12 28-27 28zM6123 249zM6026 249c-15 0-27-13-27-28s12-27 27-27 27 12 27 27-12 28-27 28zM6026 249zM5929 249c-15 0-27-13-27-28s12-27 27-27 27 12 27 27-12 28-27 28zM5929 249zM5832 249c-15 0-27-13-27-28s12-27 27-27 28 12 28 27-13 28-28 28zM5832 249zM5736 249c-15 0-28-13-28-28s13-27 28-27 27 12 27 27-12 28-27 28zM5736 249zM5639 249c-15 0-27-13-27-28s12-27 27-27 27 12 27 27-12 28-27 28zM5639 249zM5542 249c-15 0-27-13-27-28s12-27 27-27 27 12 27 27-12 28-27 28zM5542 249zM5445 249c-15 0-27-13-27-28s12-27 27-27 28 12 28 27-13 28-28 28zM5445 249zM5349 249c-15 0-28-13-28-28s13-27 28-27 27 12 27 27-12 28-27 28zM5349 249zM4865 249c-15 0-27-13-27-28s12-27 27-27 27 12 27 27-12 28-27 28zM4865 249zM4768 249c-15 0-27-13-27-28s12-27 27-27 28 12 28 27-13 28-28 28zM4768 249zM4671 249c-15 0-27-13-27-28s12-27 27-27c16 0 28 12 28 27s-12 28-28 28zM4671 249zM4575 249c-15 0-28-13-28-28s13-27 28-27 27 12 27 27-12 28-27 28zM4575 249zM4381 249c-15 0-27-13-27-28s12-27 27-27 28 12 28 27-13 28-28 28zM4381 249zM4284 249c-15 0-27-13-27-28s12-27 27-27c16 0 28 12 28 27s-12 28-28 28zM4284 249zM4188 249c-15 0-28-13-28-28s13-27 28-27 27 12 27 27-12 28-27 28zM4188 249zM4091 249c-15 0-27-13-27-28s12-27 27-27 27 12 27 27-12 28-27 28zM4091 249zM3994 249c-15 0-27-13-27-28s12-27 27-27 28 12 28 27-13 28-28 28zM3994 249zM3898 249c-16 0-28-13-28-28s12-27 28-27c15 0 27 12 27 27s-12 28-27 28zM3898 249zM3801 249c-15 0-28-13-28-28s13-27 28-27 27 12 27 27-12 28-27 28zM3801 249zM3704 249c-15 0-27-13-27-28s12-27 27-27 27 12 27 27-12 28-27 28zM3704 249zM1671 249c-15 0-27-13-27-28s12-27 27-27 28 12 28 27-13 28-28 28zM1671 249zM1575 249c-15 0-28-13-28-28s13-27 28-27 27 12 27 27-12 28-27 28zM1575 249zM1478 249c-15 0-27-13-27-28s12-27 27-27 27 12 27 27-12 28-27 28zM1478 249zM1381 249c-15 0-27-13-27-28s12-27 27-27 27 12 27 27-12 28-27 28zM1381 249zM1284 249c-15 0-27-13-27-28s12-27 27-27 28 12 28 27-13 28-28 28zM1284 249zM1188 249c-15 0-28-13-28-28s13-27 28-27 27 12 27 27-12 28-27 28zM1188 249zM1091 249c-15 0-27-13-27-28s12-27 27-27 27 12 27 27-12 28-27 28zM1091 249zM994 249c-15 0-27-13-27-28s12-27 27-27 27 12 27 27-12 28-27 28zM994 249zM897 249c-15 0-27-13-27-28s12-27 27-27c16 0 28 12 28 27s-12 28-28 28zM897 249zM801 249c-15 0-28-13-28-28s13-27 28-27 27 12 27 27-12 28-27 28zM801 249zM704 249c-15 0-27-13-27-28s12-27 27-27 27 12 27 27-12 28-27 28zM704 249zM607 249c-15 0-27-13-27-28s12-27 27-27 28 12 28 27-13 28-28 28zM607 249zM510 249c-15 0-27-13-27-28s12-27 27-27c16 0 28 12 28 27s-12 28-28 28zM510 249zM414 249c-15 0-28-13-28-28s13-27 28-27 27 12 27 27-12 28-27 28zM414 249zM317 249c-15 0-27-13-27-28s12-27 27-27 27 12 27 27-12 28-27 28zM317 249zM220 249c-15 0-27-13-27-28s12-27 27-27 28 12 28 27-13 28-28 28zM220 249zM124 249c-16 0-28-13-28-28s12-27 28-27c15 0 27 12 27 27s-12 28-27 28zM124 249zM27 249c-15 0-27-13-27-28s12-27 27-27 27 12 27 27-12 28-27 28zM27 249zM8639 151c-15 0-27-12-27-27 0-16 12-28 27-28s27 12 27 28c0 15-12 27-27 27zM8639 151zM8542 151c-15 0-27-12-27-27 0-16 12-28 27-28s28 12 28 28c0 15-13 27-28 27zM8542 151zM8445 151c-15 0-27-12-27-27 0-16 12-28 27-28 16 0 28 12 28 28 0 15-12 27-28 27zM8445 151zM8349 151c-15 0-27-12-27-27 0-16 12-28 27-28s27 12 27 28c0 15-12 27-27 27zM8349 151zM8252 151c-15 0-27-12-27-27 0-16 12-28 27-28s27 12 27 28c0 15-12 27-27 27zM8252 151zM8155 151c-15 0-27-12-27-27 0-16 12-28 27-28s27 12 27 28c0 15-12 27-27 27zM8155 151zM8058 151c-15 0-27-12-27-27 0-16 12-28 27-28 16 0 28 12 28 28 0 15-12 27-28 27zM8058 151zM7962 151c-15 0-27-12-27-27 0-16 12-28 27-28s27 12 27 28c0 15-12 27-27 27zM7962 151zM7865 151c-15 0-27-12-27-27 0-16 12-28 27-28s27 12 27 28c0 15-12 27-27 27zM7865 151zM7768 151c-15 0-27-12-27-27 0-16 12-28 27-28s28 12 28 28c0 15-13 27-28 27zM7768 151zM7672 151c-16 0-28-12-28-27 0-16 12-28 28-28 15 0 27 12 27 28 0 15-12 27-27 27zM7672 151zM7575 151c-15 0-28-12-28-27 0-16 13-28 28-28s27 12 27 28c0 15-12 27-27 27zM7575 151zM7478 151c-15 0-27-12-27-27 0-16 12-28 27-28s27 12 27 28c0 15-12 27-27 27zM7478 151zM7381 151c-15 0-27-12-27-27 0-16 12-28 27-28s28 12 28 28c0 15-13 27-28 27zM7381 151zM7285 151c-16 0-28-12-28-27 0-16 12-28 28-28 15 0 27 12 27 28 0 15-12 27-27 27zM7285 151zM7188 151c-15 0-28-12-28-27 0-16 13-28 28-28s27 12 27 28c0 15-12 27-27 27zM7188 151zM7091 151c-15 0-27-12-27-27 0-16 12-28 27-28s27 12 27 28c0 15-12 27-27 27zM7091 151zM6994 151c-15 0-27-12-27-27 0-16 12-28 27-28s28 12 28 28c0 15-13 27-28 27zM6994 151zM6898 151c-15 0-28-12-28-27 0-16 13-28 28-28s27 12 27 28c0 15-12 27-27 27zM6898 151zM6801 151c-15 0-27-12-27-27 0-16 12-28 27-28s27 12 27 28c0 15-12 27-27 27zM6801 151zM6704 151c-15 0-27-12-27-27 0-16 12-28 27-28s27 12 27 28c0 15-12 27-27 27zM6704 151zM6607 151c-15 0-27-12-27-27 0-16 12-28 27-28s28 12 28 28c0 15-13 27-28 27zM6607 151zM6511 151c-16 0-29-12-29-27 0-16 13-28 29-28 15 0 27 12 27 28 0 15-12 27-27 27zM6511 151zM6413 151c-15 0-27-12-27-27 0-16 12-28 27-28s27 12 27 28c0 15-12 27-27 27zM6413 151zM6316 151c-15 0-27-12-27-27 0-16 12-28 27-28s27 12 27 28c0 15-12 27-27 27zM6316 151zM6219 151c-15 0-27-12-27-27 0-16 12-28 27-28s28 12 28 28c0 15-13 27-28 27zM6219 151zM6123 151c-15 0-28-12-28-27 0-16 13-28 28-28s27 12 27 28c0 15-12 27-27 27zM6123 151zM6026 151c-15 0-27-12-27-27 0-16 12-28 27-28s27 12 27 28c0 15-12 27-27 27zM6026 151zM5929 151c-15 0-27-12-27-27 0-16 12-28 27-28s27 12 27 28c0 15-12 27-27 27zM5929 151zM5832 151c-15 0-27-12-27-27 0-16 12-28 27-28s28 12 28 28c0 15-13 27-28 27zM5832 151zM5736 151c-15 0-28-12-28-27 0-16 13-28 28-28s27 12 27 28c0 15-12 27-27 27zM5736 151zM5639 151c-15 0-27-12-27-27 0-16 12-28 27-28s27 12 27 28c0 15-12 27-27 27zM5639 151zM5542 151c-15 0-27-12-27-27 0-16 12-28 27-28s27 12 27 28c0 15-12 27-27 27zM5542 151zM5445 151c-15 0-27-12-27-27 0-16 12-28 27-28s28 12 28 28c0 15-13 27-28 27zM5445 151zM5349 151c-15 0-28-12-28-27 0-16 13-28 28-28s27 12 27 28c0 15-12 27-27 27zM5349 151zM5252 151c-15 0-27-12-27-27 0-16 12-28 27-28s27 12 27 28c0 15-12 27-27 27zM5252 151zM5155 151c-15 0-27-12-27-27 0-16 12-28 27-28s27 12 27 28c0 15-12 27-27 27zM5155 151zM5058 151c-15 0-27-12-27-27 0-16 12-28 27-28 16 0 28 12 28 28 0 15-12 27-28 27zM5058 151zM4962 151c-15 0-28-12-28-27 0-16 13-28 28-28s27 12 27 28c0 15-12 27-27 27zM4962 151zM4865 151c-15 0-27-12-27-27 0-16 12-28 27-28s27 12 27 28c0 15-12 27-27 27zM4865 151zM4768 151c-15 0-27-12-27-27 0-16 12-28 27-28s28 12 28 28c0 15-13 27-28 27zM4768 151zM4671 151c-15 0-27-12-27-27 0-16 12-28 27-28 16 0 28 12 28 28 0 15-12 27-28 27zM4671 151zM4575 151c-15 0-28-12-28-27 0-16 13-28 28-28s27 12 27 28c0 15-12 27-27 27zM4575 151zM4478 151c-15 0-27-12-27-27 0-16 12-28 27-28s27 12 27 28c0 15-12 27-27 27zM4478 151zM4381 151c-15 0-27-12-27-27 0-16 12-28 27-28s28 12 28 28c0 15-13 27-28 27zM4381 151zM4284 151c-15 0-27-12-27-27 0-16 12-28 27-28 16 0 28 12 28 28 0 15-12 27-28 27zM4284 151zM4188 151c-15 0-28-12-28-27 0-16 13-28 28-28s27 12 27 28c0 15-12 27-27 27zM4188 151zM4091 151c-15 0-27-12-27-27 0-16 12-28 27-28s27 12 27 28c0 15-12 27-27 27zM4091 151zM3994 151c-15 0-27-12-27-27 0-16 12-28 27-28s28 12 28 28c0 15-13 27-28 27zM3994 151zM1962 151c-15 0-28-12-28-27 0-16 13-28 28-28s27 12 27 28c0 15-12 27-27 27zM1962 151zM1865 151c-15 0-27-12-27-27 0-16 12-28 27-28s27 12 27 28c0 15-12 27-27 27zM1865 151zM1768 151c-15 0-27-12-27-27 0-16 12-28 27-28s27 12 27 28c0 15-12 27-27 27zM1768 151zM1671 151c-15 0-27-12-27-27 0-16 12-28 27-28s28 12 28 28c0 15-13 27-28 27zM1671 151zM1575 151c-15 0-28-12-28-27 0-16 13-28 28-28s27 12 27 28c0 15-12 27-27 27zM1575 151zM1478 151c-15 0-27-12-27-27 0-16 12-28 27-28s27 12 27 28c0 15-12 27-27 27zM1478 151zM1381 151c-15 0-27-12-27-27 0-16 12-28 27-28s27 12 27 28c0 15-12 27-27 27zM1381 151zM1284 151c-15 0-27-12-27-27 0-16 12-28 27-28s28 12 28 28c0 15-13 27-28 27zM1284 151zM1188 151c-15 0-28-12-28-27 0-16 13-28 28-28s27 12 27 28c0 15-12 27-27 27zM1188 151zM1091 151c-15 0-27-12-27-27 0-16 12-28 27-28s27 12 27 28c0 15-12 27-27 27zM1091 151zM994 151c-15 0-27-12-27-27 0-16 12-28 27-28s27 12 27 28c0 15-12 27-27 27zM994 151zM897 151c-15 0-27-12-27-27 0-16 12-28 27-28 16 0 28 12 28 28 0 15-12 27-28 27zM897 151zM801 151c-15 0-28-12-28-27 0-16 13-28 28-28s27 12 27 28c0 15-12 27-27 27zM801 151zM704 151c-15 0-27-12-27-27 0-16 12-28 27-28s27 12 27 28c0 15-12 27-27 27zM704 151zM607 151c-15 0-27-12-27-27 0-16 12-28 27-28s28 12 28 28c0 15-13 27-28 27zM607 151zM510 151c-15 0-27-12-27-27 0-16 12-28 27-28 16 0 28 12 28 28 0 15-12 27-28 27zM510 151zM414 151c-15 0-28-12-28-27 0-16 13-28 28-28s27 12 27 28c0 15-12 27-27 27zM414 151zM317 151c-15 0-27-12-27-27 0-16 12-28 27-28s27 12 27 28c0 15-12 27-27 27zM317 151zM220 151c-15 0-27-12-27-27 0-16 12-28 27-28s28 12 28 28c0 15-13 27-28 27zM220 151zM124 151c-16 0-28-12-28-27 0-16 12-28 28-28 15 0 27 12 27 28 0 15-12 27-27 27zM124 151zM27 151c-15 0-27-12-27-27 0-16 12-28 27-28s27 12 27 28c0 15-12 27-27 27zM27 151zM8639 54c-15 0-27-12-27-27s12-27 27-27 27 12 27 27-12 27-27 27zM8639 54zM8542 54c-15 0-27-12-27-27s12-27 27-27 28 12 28 27-13 27-28 27zM8542 54zM8445 54c-15 0-27-12-27-27s12-27 27-27c16 0 28 12 28 27s-12 27-28 27zM8445 54zM8349 54c-15 0-27-12-27-27s12-27 27-27 27 12 27 27-12 27-27 27zM8349 54zM8252 54c-15 0-27-12-27-27s12-27 27-27 27 12 27 27-12 27-27 27zM8252 54zM8155 54c-15 0-27-12-27-27s12-27 27-27 27 12 27 27-12 27-27 27zM8155 54zM8058 54c-15 0-27-12-27-27s12-27 27-27c16 0 28 12 28 27s-12 27-28 27zM8058 54zM7962 54c-15 0-27-12-27-27s12-27 27-27 27 12 27 27-12 27-27 27zM7962 54zM7865 54c-15 0-27-12-27-27s12-27 27-27 27 12 27 27-12 27-27 27zM7865 54zM7768 54c-15 0-27-12-27-27s12-27 27-27 28 12 28 27-13 27-28 27zM7768 54zM7672 54c-16 0-28-12-28-27s12-27 28-27c15 0 27 12 27 27s-12 27-27 27zM7672 54zM7575 54c-15 0-28-12-28-27s13-27 28-27 27 12 27 27-12 27-27 27zM7575 54zM7478 54c-15 0-27-12-27-27s12-27 27-27 27 12 27 27-12 27-27 27zM7478 54zM7381 54c-15 0-27-12-27-27s12-27 27-27 28 12 28 27-13 27-28 27zM7381 54zM7285 54c-16 0-28-12-28-27s12-27 28-27c15 0 27 12 27 27s-12 27-27 27zM7285 54zM7188 54c-15 0-28-12-28-27s13-27 28-27 27 12 27 27-12 27-27 27zM7188 54zM7091 54c-15 0-27-12-27-27s12-27 27-27 27 12 27 27-12 27-27 27zM7091 54zM6994 54c-15 0-27-12-27-27s12-27 27-27 28 12 28 27-13 27-28 27zM6994 54zM6898 54c-15 0-28-12-28-27s13-27 28-27 27 12 27 27-12 27-27 27zM6898 54zM6801 54c-15 0-27-12-27-27s12-27 27-27 27 12 27 27-12 27-27 27zM6801 54zM6704 54c-15 0-27-12-27-27s12-27 27-27 27 12 27 27-12 27-27 27zM6704 54zM6607 54c-15 0-27-12-27-27s12-27 27-27 28 12 28 27-13 27-28 27zM6607 54zM6511 54c-16 0-29-12-29-27s13-27 29-27c15 0 27 12 27 27s-12 27-27 27zM6511 54zM6413 54c-15 0-27-12-27-27s12-27 27-27 27 12 27 27-12 27-27 27zM6413 54zM6316 54c-15 0-27-12-27-27s12-27 27-27 27 12 27 27-12 27-27 27zM6316 54zM6219 54c-15 0-27-12-27-27s12-27 27-27 28 12 28 27-13 27-28 27zM6219 54zM6123 54c-15 0-28-12-28-27s13-27 28-27 27 12 27 27-12 27-27 27zM6123 54zM6026 54c-15 0-27-12-27-27s12-27 27-27 27 12 27 27-12 27-27 27zM6026 54zM5929 54c-15 0-27-12-27-27s12-27 27-27 27 12 27 27-12 27-27 27zM5929 54zM5832 54c-15 0-27-12-27-27s12-27 27-27 28 12 28 27-13 27-28 27zM5832 54zM5736 54c-15 0-28-12-28-27s13-27 28-27 27 12 27 27-12 27-27 27zM5736 54zM5639 54c-15 0-27-12-27-27s12-27 27-27 27 12 27 27-12 27-27 27zM5639 54zM5542 54c-15 0-27-12-27-27s12-27 27-27 27 12 27 27-12 27-27 27zM5542 54zM5445 54c-15 0-27-12-27-27s12-27 27-27 28 12 28 27-13 27-28 27zM5445 54zM5349 54c-15 0-28-12-28-27s13-27 28-27 27 12 27 27-12 27-27 27z">
              <text:p/>
            </draw:path>
            <draw:path draw:style-name="gr2" draw:text-style-name="P2" draw:layer="layout" svg:width="8.761cm" svg:height="0.151cm" svg:x="0.074cm" svg:y="1.645cm" svg:viewBox="0 0 8762 152" svg:d="M5349 152c-15 0-28-12-28-27 0-16 13-28 28-28s27 12 27 28c0 15-12 27-27 27zM5349 152zM5252 152c-15 0-27-12-27-27 0-16 12-28 27-28s27 12 27 28c0 15-12 27-27 27zM5252 152zM5155 152c-15 0-27-12-27-27 0-16 12-28 27-28s27 12 27 28c0 15-12 27-27 27zM5155 152zM5058 152c-15 0-27-12-27-27 0-16 12-28 27-28 16 0 28 12 28 28 0 15-12 27-28 27zM5058 152zM4962 152c-15 0-27-12-27-27 0-16 12-28 27-28s27 12 27 28c0 15-12 27-27 27zM4962 152zM4865 152c-15 0-27-12-27-27 0-16 12-28 27-28s27 12 27 28c0 15-12 27-27 27zM4865 152zM4768 152c-15 0-27-12-27-27 0-16 12-28 27-28s28 12 28 28c0 15-13 27-28 27zM4768 152zM4671 152c-15 0-27-12-27-27 0-16 12-28 27-28 16 0 28 12 28 28 0 15-12 27-28 27zM4671 152zM4575 152c-15 0-28-12-28-27 0-16 13-28 28-28s27 12 27 28c0 15-12 27-27 27zM4575 152zM4478 152c-15 0-27-12-27-27 0-16 12-28 27-28s27 12 27 28c0 15-12 27-27 27zM4478 152zM4380 152c-15 0-27-12-27-27 0-16 12-28 27-28 16 0 29 12 29 28 0 15-13 27-29 27zM4380 152zM4284 152c-16 0-28-12-28-27 0-16 12-28 28-28 15 0 27 12 27 28 0 15-12 27-27 27zM4284 152zM4187 152c-15 0-27-12-27-27 0-16 12-28 27-28s27 12 27 28c0 15-12 27-27 27zM4187 152zM4090 152c-15 0-27-12-27-27 0-16 12-28 27-28s27 12 27 28c0 15-12 27-27 27zM4090 152zM3993 152c-15 0-27-12-27-27 0-16 12-28 27-28s28 12 28 28c0 15-13 27-28 27zM3993 152zM3897 152c-15 0-28-12-28-27 0-16 13-28 28-28s27 12 27 28c0 15-12 27-27 27zM3897 152zM2349 152c-15 0-28-12-28-27 0-16 13-28 28-28s27 12 27 28c0 15-12 27-27 27zM2349 152zM2252 152c-15 0-27-12-27-27 0-16 12-28 27-28s27 12 27 28c0 15-12 27-27 27zM2252 152zM2155 152c-15 0-27-12-27-27 0-16 12-28 27-28s27 12 27 28c0 15-12 27-27 27zM2155 152zM1962 152c-15 0-28-12-28-27 0-16 13-28 28-28s27 12 27 28c0 15-12 27-27 27zM1962 152zM1865 152c-15 0-27-12-27-27 0-16 12-28 27-28s27 12 27 28c0 15-12 27-27 27zM1865 152zM1768 152c-15 0-27-12-27-27 0-16 12-28 27-28s27 12 27 28c0 15-12 27-27 27zM1768 152zM1671 152c-15 0-27-12-27-27 0-16 12-28 27-28 16 0 28 12 28 28 0 15-12 27-28 27zM1671 152zM1575 152c-15 0-28-12-28-27 0-16 13-28 28-28s27 12 27 28c0 15-12 27-27 27zM1575 152zM1478 152c-15 0-27-12-27-27 0-16 12-28 27-28s27 12 27 28c0 15-12 27-27 27zM1478 152zM1381 152c-15 0-27-12-27-27 0-16 12-28 27-28s27 12 27 28c0 15-12 27-27 27zM1381 152zM1284 152c-15 0-27-12-27-27 0-16 12-28 27-28 16 0 28 12 28 28 0 15-12 27-28 27zM1284 152zM1188 152c-15 0-28-12-28-27 0-16 13-28 28-28s27 12 27 28c0 15-12 27-27 27zM1188 152zM1091 152c-15 0-27-12-27-27 0-16 12-28 27-28s27 12 27 28c0 15-12 27-27 27zM1091 152zM994 152c-15 0-27-12-27-27 0-16 12-28 27-28s28 12 28 28c0 15-13 27-28 27zM994 152zM897 152c-15 0-27-12-27-27 0-16 12-28 27-28 16 0 28 12 28 28 0 15-12 27-28 27zM897 152zM801 152c-15 0-28-12-28-27 0-16 13-28 28-28s27 12 27 28c0 15-12 27-27 27zM801 152zM704 152c-15 0-27-12-27-27 0-16 12-28 27-28s27 12 27 28c0 15-12 27-27 27zM704 152zM607 152c-15 0-27-12-27-27 0-16 12-28 27-28s28 12 28 28c0 15-13 27-28 27zM607 152zM511 152c-16 0-28-12-28-27 0-16 12-28 28-28 15 0 27 12 27 28 0 15-12 27-27 27zM511 152zM414 152c-15 0-28-12-28-27 0-16 13-28 28-28s27 12 27 28c0 15-12 27-27 27zM414 152zM317 152c-15 0-27-12-27-27 0-16 12-28 27-28s27 12 27 28c0 15-12 27-27 27zM317 152zM220 152c-15 0-27-12-27-27 0-16 12-28 27-28s28 12 28 28c0 15-13 27-28 27zM220 152zM124 152c-16 0-28-12-28-27 0-16 12-28 28-28 15 0 27 12 27 28 0 15-12 27-27 27zM124 152zM8735 54c-15 0-28-12-28-27s13-27 28-27 27 12 27 27-12 27-27 27zM8735 54zM8638 54c-15 0-27-12-27-27s12-27 27-27 27 12 27 27-12 27-27 27zM8638 54zM8541 54c-15 0-27-12-27-27s12-27 27-27 28 12 28 27-13 27-28 27zM8541 54zM8445 54c-16 0-28-12-28-27s12-27 28-27c15 0 27 12 27 27s-12 27-27 27zM8445 54zM8348 54c-15 0-28-12-28-27s13-27 28-27 27 12 27 27-12 27-27 27zM8348 54zM8251 54c-15 0-27-12-27-27s12-27 27-27 27 12 27 27-12 27-27 27zM8251 54zM8154 54c-15 0-27-12-27-27s12-27 27-27 28 12 28 27-13 27-28 27zM8154 54zM8057 54c-15 0-27-12-27-27s12-27 27-27c16 0 28 12 28 27s-12 27-28 27zM8057 54zM7961 54c-15 0-27-12-27-27s12-27 27-27 27 12 27 27-12 27-27 27zM7961 54zM7864 54c-15 0-27-12-27-27s12-27 27-27 27 12 27 27-12 27-27 27zM7864 54zM7767 54c-15 0-27-12-27-27s12-27 27-27 28 12 28 27-13 27-28 27zM7767 54zM7671 54c-15 0-28-12-28-27s13-27 28-27 27 12 27 27-12 27-27 27zM7671 54zM7574 54c-15 0-27-12-27-27s12-27 27-27 27 12 27 27-12 27-27 27zM7574 54zM7477 54c-15 0-27-12-27-27s12-27 27-27 27 12 27 27-12 27-27 27zM7477 54zM7380 54c-15 0-27-12-27-27s12-27 27-27 28 12 28 27-13 27-28 27zM7380 54zM7284 54c-15 0-28-12-28-27s13-27 28-27 27 12 27 27-12 27-27 27zM7284 54zM7187 54c-15 0-27-12-27-27s12-27 27-27 27 12 27 27-12 27-27 27zM7187 54zM7090 54c-15 0-27-12-27-27s12-27 27-27 27 12 27 27-12 27-27 27zM7090 54zM6993 54c-15 0-27-12-27-27s12-27 27-27 28 12 28 27-13 27-28 27zM6993 54zM6897 54c-15 0-28-12-28-27s13-27 28-27 27 12 27 27-12 27-27 27zM6897 54zM6800 54c-15 0-27-12-27-27s12-27 27-27 27 12 27 27-12 27-27 27zM6800 54zM6703 54c-15 0-27-12-27-27s12-27 27-27 27 12 27 27-12 27-27 27zM6703 54zM6606 54c-15 0-27-12-27-27s12-27 27-27 28 12 28 27-13 27-28 27zM6606 54zM6510 54c-15 0-28-12-28-27s13-27 28-27 27 12 27 27-12 27-27 27zM6510 54zM6413 54c-15 0-27-12-27-27s12-27 27-27 27 12 27 27-12 27-27 27zM6413 54zM6316 54c-15 0-27-12-27-27s12-27 27-27 27 12 27 27-12 27-27 27zM6316 54zM6219 54c-15 0-27-12-27-27s12-27 27-27 28 12 28 27-13 27-28 27zM6219 54zM6123 54c-15 0-28-12-28-27s13-27 28-27 27 12 27 27-12 27-27 27zM6123 54zM6026 54c-15 0-27-12-27-27s12-27 27-27 27 12 27 27-12 27-27 27zM6026 54zM5929 54c-15 0-27-12-27-27s12-27 27-27 27 12 27 27-12 27-27 27zM5929 54zM5832 54c-15 0-27-12-27-27s12-27 27-27 28 12 28 27-13 27-28 27zM5832 54zM5736 54c-15 0-28-12-28-27s13-27 28-27 27 12 27 27-12 27-27 27zM5736 54zM5639 54c-15 0-27-12-27-27s12-27 27-27 27 12 27 27-12 27-27 27zM5639 54zM5542 54c-15 0-27-12-27-27s12-27 27-27 27 12 27 27-12 27-27 27zM5542 54zM5445 54c-15 0-27-12-27-27s12-27 27-27c16 0 28 12 28 27s-12 27-28 27zM5445 54zM5349 54c-15 0-28-12-28-27s13-27 28-27 27 12 27 27-12 27-27 27zM5349 54zM5252 54c-15 0-27-12-27-27s12-27 27-27 27 12 27 27-12 27-27 27zM5252 54zM5155 54c-15 0-27-12-27-27s12-27 27-27 27 12 27 27-12 27-27 27zM5155 54zM5058 54c-15 0-27-12-27-27s12-27 27-27c16 0 28 12 28 27s-12 27-28 27zM5058 54zM4962 54c-15 0-27-12-27-27s12-27 27-27 27 12 27 27-12 27-27 27zM4962 54zM4865 54c-15 0-27-12-27-27s12-27 27-27 27 12 27 27-12 27-27 27zM4865 54zM4768 54c-15 0-27-12-27-27s12-27 27-27 28 12 28 27-13 27-28 27zM4768 54zM4671 54c-15 0-27-12-27-27s12-27 27-27c16 0 28 12 28 27s-12 27-28 27zM4671 54zM4575 54c-15 0-28-12-28-27s13-27 28-27 27 12 27 27-12 27-27 27zM4575 54zM4478 54c-15 0-27-12-27-27s12-27 27-27 27 12 27 27-12 27-27 27zM4478 54zM4380 54c-15 0-27-12-27-27s12-27 27-27c16 0 29 12 29 27s-13 27-29 27zM4380 54zM4284 54c-16 0-28-12-28-27s12-27 28-27c15 0 27 12 27 27s-12 27-27 27zM4284 54zM4187 54c-15 0-27-12-27-27s12-27 27-27 27 12 27 27-12 27-27 27zM4187 54zM4090 54c-15 0-27-12-27-27s12-27 27-27 27 12 27 27-12 27-27 27zM4090 54zM2252 54c-15 0-27-12-27-27s12-27 27-27 27 12 27 27-12 27-27 27zM2252 54zM1865 54c-15 0-27-12-27-27s12-27 27-27 27 12 27 27-12 27-27 27zM1865 54zM1768 54c-15 0-27-12-27-27s12-27 27-27 27 12 27 27-12 27-27 27zM1768 54zM1671 54c-15 0-27-12-27-27s12-27 27-27c16 0 28 12 28 27s-12 27-28 27zM1671 54zM1575 54c-15 0-28-12-28-27s13-27 28-27 27 12 27 27-12 27-27 27zM1575 54zM1478 54c-15 0-27-12-27-27s12-27 27-27 27 12 27 27-12 27-27 27zM1478 54zM1381 54c-15 0-27-12-27-27s12-27 27-27 27 12 27 27-12 27-27 27zM1381 54zM1284 54c-15 0-27-12-27-27s12-27 27-27c16 0 28 12 28 27s-12 27-28 27zM1284 54zM1188 54c-15 0-28-12-28-27s13-27 28-27 27 12 27 27-12 27-27 27zM1188 54zM1091 54c-15 0-27-12-27-27s12-27 27-27 27 12 27 27-12 27-27 27zM1091 54zM994 54c-15 0-27-12-27-27s12-27 27-27 28 12 28 27-13 27-28 27zM994 54zM897 54c-15 0-27-12-27-27s12-27 27-27c16 0 28 12 28 27s-12 27-28 27zM897 54zM801 54c-15 0-28-12-28-27s13-27 28-27 27 12 27 27-12 27-27 27zM801 54zM704 54c-15 0-27-12-27-27s12-27 27-27 27 12 27 27-12 27-27 27zM704 54zM607 54c-15 0-27-12-27-27s12-27 27-27 28 12 28 27-13 27-28 27zM607 54zM511 54c-16 0-28-12-28-27s12-27 28-27c15 0 27 12 27 27s-12 27-27 27zM511 54zM414 54c-15 0-28-12-28-27s13-27 28-27 27 12 27 27-12 27-27 27zM414 54zM317 54c-15 0-27-12-27-27s12-27 27-27 27 12 27 27-12 27-27 27zM317 54zM220 54c-15 0-27-12-27-27s12-27 27-27 28 12 28 27-13 27-28 27zM220 54zM124 54c-16 0-28-12-28-27s12-27 28-27c15 0 27 12 27 27s-12 27-27 27zM124 54zM27 54c-15 0-27-12-27-27s12-27 27-27 27 12 27 27-12 27-27 27z">
              <text:p/>
            </draw:path>
            <draw:path draw:style-name="gr2" draw:text-style-name="P2" draw:layer="layout" svg:width="8.836cm" svg:height="0.151cm" svg:x="0cm" svg:y="1.548cm" svg:viewBox="0 0 8837 152" svg:d="M4 152c-1 0-3 0-4-1v-53c1-1 3-1 4-1 15 0 28 12 28 28 0 15-13 27-28 27zM4 152zM8810 54c-15 0-27-12-27-27s12-27 27-27 27 12 27 27-12 27-27 27zM8810 54zM8713 54c-15 0-27-12-27-27s12-27 27-27 28 12 28 27-13 27-28 27zM8713 54zM8617 54c-15 0-28-12-28-27s13-27 28-27 27 12 27 27-12 27-27 27zM8617 54zM8520 54c-15 0-27-12-27-27s12-27 27-27 27 12 27 27-12 27-27 27zM8520 54zM8423 54c-15 0-27-12-27-27s12-27 27-27 27 12 27 27-12 27-27 27zM8423 54zM8326 54c-15 0-27-12-27-27s12-27 27-27 28 12 28 27-13 27-28 27zM8326 54zM8230 54c-15 0-28-12-28-27s13-27 28-27 27 12 27 27-12 27-27 27zM8230 54zM8133 54c-15 0-27-12-27-27s12-27 27-27 27 12 27 27-12 27-27 27zM8133 54zM8036 54c-15 0-27-12-27-27s12-27 27-27 27 12 27 27-12 27-27 27zM8036 54zM7939 54c-15 0-27-12-27-27s12-27 27-27 28 12 28 27-13 27-28 27zM7939 54zM7843 54c-15 0-28-12-28-27s13-27 28-27 27 12 27 27-12 27-27 27zM7843 54zM7746 54c-15 0-27-12-27-27s12-27 27-27 27 12 27 27-12 27-27 27zM7746 54zM7649 54c-15 0-27-12-27-27s12-27 27-27 27 12 27 27-12 27-27 27zM7649 54zM7552 54c-15 0-27-12-27-27s12-27 27-27 28 12 28 27-13 27-28 27zM7552 54zM7456 54c-15 0-28-12-28-27s13-27 28-27 27 12 27 27-12 27-27 27zM7456 54zM7359 54c-15 0-27-12-27-27s12-27 27-27 27 12 27 27-12 27-27 27zM7359 54zM7262 54c-15 0-27-12-27-27s12-27 27-27 27 12 27 27-12 27-27 27zM7262 54zM7165 54c-15 0-27-12-27-27s12-27 27-27 28 12 28 27-13 27-28 27zM7165 54zM7069 54c-15 0-28-12-28-27s13-27 28-27 27 12 27 27-12 27-27 27zM7069 54zM6972 54c-15 0-27-12-27-27s12-27 27-27 27 12 27 27-12 27-27 27zM6972 54zM6875 54c-15 0-27-12-27-27s12-27 27-27 27 12 27 27-12 27-27 27zM6875 54zM6778 54c-15 0-27-12-27-27s12-27 27-27c16 0 28 12 28 27s-12 27-28 27zM6778 54zM6682 54c-15 0-28-12-28-27s13-27 28-27 27 12 27 27-12 27-27 27zM6682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4552 54c-15 0-27-12-27-27s12-27 27-27 28 12 28 27-13 27-28 27zM4552 54zM4456 54c-15 0-28-12-28-27s13-27 28-27 27 12 27 27-12 27-27 27zM4456 54zM4359 54c-15 0-27-12-27-27s12-27 27-27 27 12 27 27-12 27-27 27zM4359 54zM4262 54c-15 0-27-12-27-27s12-27 27-27 27 12 27 27-12 27-27 27zM4262 54zM4069 54c-15 0-28-12-28-27s13-27 28-27 27 12 27 27-12 27-27 27zM4069 54zM3972 54c-15 0-27-12-27-27s12-27 27-27 27 12 27 27-12 27-27 27zM3972 54zM2327 54c-15 0-27-12-27-27s12-27 27-27 28 12 28 27-13 27-28 27zM2327 54zM2230 54c-15 0-28-12-28-27s13-27 28-27c16 0 28 12 28 27s-12 27-28 27zM2230 54zM2133 54c-15 0-28-12-28-27s13-27 28-27 27 12 27 27-12 27-27 27zM2133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<text:p/>
            </draw:path>
            <draw:g>
              <draw:path draw:style-name="gr2" draw:text-style-name="P2" draw:layer="layout" svg:width="8.739cm" svg:height="0.151cm" svg:x="0cm" svg:y="1.451cm" svg:viewBox="0 0 8740 152" svg:d="M4 152c-1 0-3 0-4-1v-53c1-1 3-1 4-1 15 0 28 12 28 27 0 16-13 28-28 28zM4 152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4552 54c-15 0-27-12-27-27s12-27 27-27 28 12 28 27-13 27-28 27zM4552 54zM4456 54c-15 0-28-12-28-27s13-27 28-27 27 12 27 27-12 27-27 27zM4456 54zM4164 54c-15 0-27-12-27-27s12-27 27-27 28 12 28 27-13 27-28 27zM4164 54zM4068 54c-15 0-28-12-28-27s13-27 28-27 27 12 27 27-12 27-27 27zM4068 54zM3971 54c-15 0-27-12-27-27s12-27 27-27 27 12 27 27-12 27-27 27zM3971 54zM3874 54c-15 0-27-12-27-27s12-27 27-27 27 12 27 27-12 27-27 27zM3874 54zM3777 54c-15 0-27-12-27-27s12-27 27-27 28 12 28 27-13 27-28 27zM3777 54zM2229 54c-15 0-27-12-27-27s12-27 27-27c16 0 28 12 28 27s-12 27-28 27zM2229 54zM2133 54c-15 0-28-12-28-27s13-27 28-27 27 12 27 27-12 27-27 27zM2133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8.642cm" svg:height="0.151cm" svg:x="0cm" svg:y="1.354cm" svg:viewBox="0 0 8643 152" svg:d="M4 152c-1 0-3 0-4-1v-53c1-1 3-1 4-1 15 0 28 12 28 28 0 15-13 27-28 27zM4 152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649 54c-15 0-27-12-27-27s12-27 27-27 27 12 27 27-12 27-27 27zM4649 54zM4456 54c-15 0-28-12-28-27s13-27 28-27 27 12 27 27-12 27-27 27zM4456 54zM4068 54c-15 0-28-12-28-27s13-27 28-27 27 12 27 27-12 27-27 27zM4068 54zM3971 54c-15 0-27-12-27-27s12-27 27-27 27 12 27 27-12 27-27 27zM3971 54zM3874 54c-15 0-27-12-27-27s12-27 27-27 27 12 27 27-12 27-27 27zM3874 54zM2133 54c-15 0-28-12-28-27s13-27 28-27 27 12 27 27-12 27-27 27zM2133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8.739cm" svg:height="0.151cm" svg:x="0cm" svg:y="1.258cm" svg:viewBox="0 0 8740 152" svg:d="M4 152c-1 0-3 0-4-1v-53c1-1 3-1 4-1 15 0 28 12 28 28 0 15-13 27-28 27zM4 152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649 54c-15 0-27-12-27-27s12-27 27-27 27 12 27 27-12 27-27 27zM4649 54zM4552 54c-15 0-27-12-27-27s12-27 27-27 28 12 28 27-13 27-28 27zM4552 54zM4456 54c-15 0-28-12-28-27s13-27 28-27 27 12 27 27-12 27-27 27zM4456 54zM4358 54c-15 0-27-12-27-27s12-27 27-27c16 0 28 12 28 27s-12 27-28 27zM4358 54zM4068 54c-15 0-28-12-28-27s13-27 28-27 27 12 27 27-12 27-27 27zM4068 54zM3971 54c-15 0-27-12-27-27s12-27 27-27 27 12 27 27-12 27-27 27zM3971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8.933cm" svg:height="0.151cm" svg:x="0cm" svg:y="1.161cm" svg:viewBox="0 0 8934 152" svg:d="M4 152c-1 0-3 0-4-1v-53c1-1 3-1 4-1 15 0 28 12 28 27 0 16-13 28-28 28zM4 152zM8907 54c-15 0-27-12-27-27s12-27 27-27 27 12 27 27-12 27-27 27zM8907 54zM8810 54c-15 0-27-12-27-27s12-27 27-27 27 12 27 27-12 27-27 27zM8810 54zM8713 54c-15 0-27-12-27-27s12-27 27-27 28 12 28 27-13 27-28 27zM8713 54zM8617 54c-15 0-28-12-28-27s13-27 28-27 27 12 27 27-12 27-27 27zM8617 54zM8520 54c-15 0-27-12-27-27s12-27 27-27 27 12 27 27-12 27-27 27zM8520 54zM8423 54c-15 0-27-12-27-27s12-27 27-27 27 12 27 27-12 27-27 27zM8423 54zM8326 54c-15 0-27-12-27-27s12-27 27-27 28 12 28 27-13 27-28 27zM8326 54zM8230 54c-15 0-28-12-28-27s13-27 28-27 27 12 27 27-12 27-27 27zM8230 54zM8133 54c-15 0-27-12-27-27s12-27 27-27 27 12 27 27-12 27-27 27zM8133 54zM8036 54c-15 0-27-12-27-27s12-27 27-27 27 12 27 27-12 27-27 27zM8036 54zM7939 54c-15 0-27-12-27-27s12-27 27-27 28 12 28 27-13 27-28 27zM7939 54zM7843 54c-15 0-28-12-28-27s13-27 28-27 27 12 27 27-12 27-27 27zM7843 54zM7746 54c-15 0-27-12-27-27s12-27 27-27 27 12 27 27-12 27-27 27zM7746 54zM7649 54c-15 0-27-12-27-27s12-27 27-27 27 12 27 27-12 27-27 27zM7649 54zM7552 54c-15 0-27-12-27-27s12-27 27-27 28 12 28 27-13 27-28 27zM7552 54zM7456 54c-15 0-28-12-28-27s13-27 28-27 27 12 27 27-12 27-27 27zM7456 54zM7359 54c-15 0-27-12-27-27s12-27 27-27 27 12 27 27-12 27-27 27zM7359 54zM7262 54c-15 0-27-12-27-27s12-27 27-27 27 12 27 27-12 27-27 27zM7262 54zM7165 54c-15 0-27-12-27-27s12-27 27-27 28 12 28 27-13 27-28 27zM7165 54zM7069 54c-15 0-28-12-28-27s13-27 28-27 27 12 27 27-12 27-27 27zM7069 54zM6972 54c-15 0-27-12-27-27s12-27 27-27 27 12 27 27-12 27-27 27zM6972 54zM6875 54c-15 0-27-12-27-27s12-27 27-27 27 12 27 27-12 27-27 27zM6875 54zM6778 54c-15 0-27-12-27-27s12-27 27-27c16 0 28 12 28 27s-12 27-28 27zM6778 54zM6681 54c-15 0-28-12-28-27s13-27 28-27 28 12 28 27-13 27-28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746 54c-15 0-27-12-27-27s12-27 27-27 27 12 27 27-12 27-27 27zM4746 54zM4649 54c-15 0-27-12-27-27s12-27 27-27 27 12 27 27-12 27-27 27zM4649 54zM4552 54c-15 0-27-12-27-27s12-27 27-27 28 12 28 27-13 27-28 27zM4552 54zM4456 54c-15 0-28-12-28-27s13-27 28-27 27 12 27 27-12 27-27 27zM4456 54zM4359 54c-15 0-27-12-27-27s12-27 27-27 27 12 27 27-12 27-27 27zM4359 54zM4165 54c-15 0-27-12-27-27s12-27 27-27 28 12 28 27-13 27-28 27zM4165 54zM4069 54c-15 0-28-12-28-27s13-27 28-27 27 12 27 27-12 27-27 27zM4069 54zM2714 54c-15 0-27-12-27-27s12-27 27-27 27 12 27 27-12 27-27 27zM2714 54zM2617 54c-15 0-27-12-27-27s12-27 27-27c16 0 28 12 28 27s-12 27-28 27zM2617 54zM1842 54c-15 0-27-12-27-27s12-27 27-27c16 0 28 12 28 27s-12 27-28 27zM1842 54zM1746 54c-15 0-28-12-28-27s13-27 28-27 27 12 27 27-12 27-27 27zM1746 54zM1649 54c-15 0-27-12-27-27s12-27 27-27 27 12 27 27-12 27-27 27zM1649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1.064cm" svg:viewBox="0 0 9001 152" svg:d="M4 152c-1 0-3 0-4-1v-53c1-1 3-1 4-1 15 0 28 12 28 28 0 15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649 54c-15 0-27-12-27-27s12-27 27-27 27 12 27 27-12 27-27 27zM4649 54zM4552 54c-15 0-27-12-27-27s12-27 27-27 28 12 28 27-13 27-28 27zM4552 54zM4455 54c-15 0-28-12-28-27s13-27 28-27 27 12 27 27-12 27-27 27zM4455 54zM4358 54c-15 0-27-12-27-27s12-27 27-27 27 12 27 27-12 27-27 27zM4358 54zM3874 54c-15 0-27-12-27-27s12-27 27-27 27 12 27 27-12 27-27 27zM3874 54zM2810 54c-15 0-27-12-27-27s12-27 27-27 27 12 27 27-12 27-27 27zM2810 54zM2713 54c-15 0-27-12-27-27s12-27 27-27 27 12 27 27-12 27-27 27zM2713 54zM2616 54c-15 0-27-12-27-27s12-27 27-27c16 0 28 12 28 27s-12 27-28 27zM2616 54zM2520 54c-15 0-28-12-28-27s13-27 28-27 27 12 27 27-12 27-27 27zM2520 54zM2036 54c-15 0-27-12-27-27s12-27 27-27 27 12 27 27-12 27-27 27zM2036 54zM1939 54c-15 0-27-12-27-27s12-27 27-27 28 12 28 27-13 27-28 27zM1939 54zM1746 54c-15 0-28-12-28-27s13-27 28-27 27 12 27 27-12 27-27 27zM1746 54zM1649 54c-15 0-27-12-27-27s12-27 27-27 27 12 27 27-12 27-27 27zM1649 54zM1456 54c-16 0-28-12-28-27s12-27 28-27c15 0 27 12 27 27s-12 27-27 27zM1456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0.967cm" svg:viewBox="0 0 9001 152" svg:d="M4 152c-1 0-3 0-4-1v-53c1-1 3-1 4-1 15 0 28 12 28 28 0 15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4552 54c-15 0-27-12-27-27s12-27 27-27 28 12 28 27-13 27-28 27zM4552 54zM4455 54c-15 0-28-12-28-27s13-27 28-27 27 12 27 27-12 27-27 27zM4455 54zM3487 54c-15 0-27-12-27-27s12-27 27-27 27 12 27 27-12 27-27 27zM3487 54zM3390 54c-15 0-27-12-27-27s12-27 27-27 28 12 28 27-13 27-28 27zM3390 54zM2810 54c-15 0-27-12-27-27s12-27 27-27 27 12 27 27-12 27-27 27zM2810 54zM2713 54c-15 0-27-12-27-27s12-27 27-27 27 12 27 27-12 27-27 27zM2713 54zM2616 54c-15 0-27-12-27-27s12-27 27-27c16 0 28 12 28 27s-12 27-28 27zM2616 54zM2520 54c-15 0-28-12-28-27s13-27 28-27 27 12 27 27-12 27-27 27zM2520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0.871cm" svg:viewBox="0 0 9001 152" svg:d="M4 152c-1 0-3 0-4-1v-53c1-1 3-1 4-1 15 0 28 13 28 28s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4552 54c-15 0-27-12-27-27s12-27 27-27 28 12 28 27-13 27-28 27zM4552 54zM3584 54c-15 0-27-12-27-27s12-27 27-27 27 12 27 27-12 27-27 27zM3584 54zM3487 54c-15 0-27-12-27-27s12-27 27-27 27 12 27 27-12 27-27 27zM3487 54zM3390 54c-15 0-27-12-27-27s12-27 27-27 28 12 28 27-13 27-28 27zM3390 54zM3003 54c-15 0-27-12-27-27s12-27 27-27 28 12 28 27-13 27-28 27zM3003 54zM2907 54c-15 0-28-12-28-27s13-27 28-27 27 12 27 27-12 27-27 27zM2907 54zM2810 54c-15 0-27-12-27-27s12-27 27-27 27 12 27 27-12 27-27 27zM2810 54zM2713 54c-15 0-27-12-27-27s12-27 27-27 27 12 27 27-12 27-27 27zM2713 54zM2616 54c-15 0-27-12-27-27s12-27 27-27c16 0 28 12 28 27s-12 27-28 27zM2616 54zM2520 54c-15 0-28-12-28-27s13-27 28-27 27 12 27 27-12 27-27 27zM2520 54zM2423 54c-15 0-27-12-27-27s12-27 27-27 27 12 27 27-12 27-27 27zM2423 54zM2133 54c-15 0-28-12-28-27s13-27 28-27 27 12 27 27-12 27-27 27zM2133 54zM2036 54c-15 0-27-12-27-27s12-27 27-27 27 12 27 27-12 27-27 27zM2036 54zM1939 54c-15 0-27-12-27-27s12-27 27-27 28 12 28 27-13 27-28 27zM1939 54zM1842 54c-15 0-27-12-27-27s12-27 27-27c16 0 28 12 28 27s-12 27-28 27zM1842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0.774cm" svg:viewBox="0 0 9001 152" svg:d="M4 152c-1 0-3 0-4-1v-53c1-1 3-1 4-1 15 0 28 12 28 28 0 15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3197 54c-15 0-27-12-27-27s12-27 27-27 27 12 27 27-12 27-27 27zM3197 54zM3100 54c-15 0-27-12-27-27s12-27 27-27 27 12 27 27-12 27-27 27zM3100 54zM3003 54c-15 0-27-12-27-27s12-27 27-27 28 12 28 27-13 27-28 27zM3003 54zM2907 54c-15 0-28-12-28-27s13-27 28-27 27 12 27 27-12 27-27 27zM2907 54zM2810 54c-15 0-27-12-27-27s12-27 27-27 27 12 27 27-12 27-27 27zM2810 54zM2713 54c-15 0-27-12-27-27s12-27 27-27 27 12 27 27-12 27-27 27zM2713 54zM2616 54c-15 0-27-12-27-27s12-27 27-27c16 0 28 12 28 27s-12 27-28 27zM2616 54zM2520 54c-15 0-28-12-28-27s13-27 28-27 27 12 27 27-12 27-27 27zM2520 54zM2423 54c-15 0-27-12-27-27s12-27 27-27 27 12 27 27-12 27-27 27zM2423 54zM2036 54c-15 0-27-12-27-27s12-27 27-27 27 12 27 27-12 27-27 27zM2036 54zM1939 54c-15 0-27-12-27-27s12-27 27-27 28 12 28 27-13 27-28 27zM1939 54zM1842 54c-15 0-27-12-27-27s12-27 27-27c16 0 28 12 28 27s-12 27-28 27zM1842 54zM1649 54c-15 0-27-12-27-27s12-27 27-27 27 12 27 27-12 27-27 27zM1649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0.677cm" svg:viewBox="0 0 9001 152" svg:d="M4 152c-1 0-3 0-4-1v-53c1-1 3-1 4-1 15 0 28 13 28 28s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5713 54c-15 0-27-12-27-27s12-27 27-27 28 12 28 27-13 27-28 27zM5713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3390 54c-15 0-27-12-27-27s12-27 27-27 28 12 28 27-13 27-28 27zM3390 54zM3294 54c-15 0-28-12-28-27s13-27 28-27 27 12 27 27-12 27-27 27zM3294 54zM3197 54c-15 0-27-12-27-27s12-27 27-27 27 12 27 27-12 27-27 27zM3197 54zM3100 54c-15 0-27-12-27-27s12-27 27-27 27 12 27 27-12 27-27 27zM3100 54zM3003 54c-15 0-27-12-27-27s12-27 27-27 28 12 28 27-13 27-28 27zM3003 54zM2907 54c-15 0-28-12-28-27s13-27 28-27 27 12 27 27-12 27-27 27zM2907 54zM2810 54c-15 0-27-12-27-27s12-27 27-27 27 12 27 27-12 27-27 27zM2810 54zM2713 54c-15 0-27-12-27-27s12-27 27-27 27 12 27 27-12 27-27 27zM2713 54zM2616 54c-15 0-27-12-27-27s12-27 27-27c16 0 28 12 28 27s-12 27-28 27zM2616 54zM2520 54c-15 0-28-12-28-27s13-27 28-27 27 12 27 27-12 27-27 27zM2520 54zM2423 54c-15 0-27-12-27-27s12-27 27-27 27 12 27 27-12 27-27 27zM2423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552 54c-15 0-27-12-27-27s12-27 27-27 28 12 28 27-13 27-28 27zM1552 54zM1456 54c-16 0-28-12-28-27s12-27 28-27c15 0 27 12 27 27s-12 27-27 27zM1456 54zM1359 54c-15 0-27-12-27-27s12-27 27-27 27 12 27 27-12 27-27 27zM1359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732cm" svg:x="0cm" svg:y="0cm" svg:viewBox="0 0 9001 733" svg:d="M4 733c-1 0-3 0-4 0v-54c1 0 3 0 4 0 15 0 28 12 28 27s-13 27-28 27zM4 733zM9001 733c-15-1-26-13-26-27s11-26 26-27zM9001 733zM8906 636c-15 0-27-12-27-27s12-27 27-27 27 12 27 27-12 27-27 27zM8906 636zM8809 636c-15 0-27-12-27-27s12-27 27-27 27 12 27 27-12 27-27 27zM8809 636zM8712 636c-15 0-27-12-27-27s12-27 27-27 28 12 28 27-13 27-28 27zM8712 636zM8616 636c-15 0-28-12-28-27s13-27 28-27 27 12 27 27-12 27-27 27zM8616 636zM8519 636c-15 0-27-12-27-27s12-27 27-27 27 12 27 27-12 27-27 27zM8519 636zM8422 636c-15 0-27-12-27-27s12-27 27-27 27 12 27 27-12 27-27 27zM8422 636zM8325 636c-15 0-27-12-27-27s12-27 27-27 28 12 28 27-13 27-28 27zM8325 636zM8229 636c-15 0-28-12-28-27s13-27 28-27 27 12 27 27-12 27-27 27zM8229 636zM8132 636c-15 0-27-12-27-27s12-27 27-27 27 12 27 27-12 27-27 27zM8132 636zM8035 636c-15 0-27-12-27-27s12-27 27-27 27 12 27 27-12 27-27 27zM8035 636zM7938 636c-15 0-27-12-27-27s12-27 27-27 28 12 28 27-13 27-28 27zM7938 636zM7842 636c-15 0-28-12-28-27s13-27 28-27 27 12 27 27-12 27-27 27zM7842 636zM7745 636c-15 0-27-12-27-27s12-27 27-27 27 12 27 27-12 27-27 27zM7745 636zM7648 636c-15 0-27-12-27-27s12-27 27-27 27 12 27 27-12 27-27 27zM7648 636zM7551 636c-15 0-27-12-27-27s12-27 27-27 28 12 28 27-13 27-28 27zM7551 636zM7455 636c-15 0-28-12-28-27s13-27 28-27 27 12 27 27-12 27-27 27zM7455 636zM7358 636c-15 0-27-12-27-27s12-27 27-27 27 12 27 27-12 27-27 27zM7358 636zM7261 636c-15 0-27-12-27-27s12-27 27-27 27 12 27 27-12 27-27 27zM7261 636zM7164 636c-15 0-27-12-27-27s12-27 27-27 28 12 28 27-13 27-28 27zM7164 636zM7068 636c-15 0-28-12-28-27s13-27 28-27 27 12 27 27-12 27-27 27zM7068 636zM6971 636c-15 0-27-12-27-27s12-27 27-27 27 12 27 27-12 27-27 27zM6971 636zM6874 636c-15 0-27-12-27-27s12-27 27-27 27 12 27 27-12 27-27 27zM6874 636zM6777 636c-15 0-27-12-27-27s12-27 27-27c16 0 28 12 28 27s-12 27-28 27zM6777 636zM6681 636c-15 0-28-12-28-27s13-27 28-27 27 12 27 27-12 27-27 27zM6681 636zM6584 636c-15 0-27-12-27-27s12-27 27-27 27 12 27 27-12 27-27 27zM6584 636zM6487 636c-15 0-27-12-27-27s12-27 27-27 28 12 28 27-13 27-28 27zM6487 636zM6390 636c-15 0-27-12-27-27s12-27 27-27c16 0 28 12 28 27s-12 27-28 27zM6390 636zM6294 636c-15 0-28-12-28-27s13-27 28-27 27 12 27 27-12 27-27 27zM6294 636zM6003 636c-15 0-27-12-27-27s12-27 27-27c16 0 28 12 28 27s-12 27-28 27zM6003 636zM5907 636c-15 0-27-12-27-27s12-27 27-27 27 12 27 27-12 27-27 27zM5907 636zM5810 636c-15 0-27-12-27-27s12-27 27-27 27 12 27 27-12 27-27 27zM5810 636zM5133 636c-15 0-27-12-27-27s12-27 27-27 27 12 27 27-12 27-27 27zM5133 636zM5036 636c-15 0-27-12-27-27s12-27 27-27 27 12 27 27-12 27-27 27zM5036 636zM3390 636c-15 0-27-12-27-27s12-27 27-27 28 12 28 27-13 27-28 27zM3390 636zM3294 636c-15 0-28-12-28-27s13-27 28-27 27 12 27 27-12 27-27 27zM3294 636zM3197 636c-15 0-27-12-27-27s12-27 27-27 27 12 27 27-12 27-27 27zM3197 636zM3100 636c-15 0-27-12-27-27s12-27 27-27 27 12 27 27-12 27-27 27zM3100 636zM3003 636c-15 0-27-12-27-27s12-27 27-27 28 12 28 27-13 27-28 27zM3003 636zM2907 636c-15 0-28-12-28-27s13-27 28-27 27 12 27 27-12 27-27 27zM2907 636zM2810 636c-15 0-27-12-27-27s12-27 27-27 27 12 27 27-12 27-27 27zM2810 636zM2713 636c-15 0-27-12-27-27s12-27 27-27 27 12 27 27-12 27-27 27zM2713 636zM2616 636c-15 0-27-12-27-27s12-27 27-27c16 0 28 12 28 27s-12 27-28 27zM2616 636zM2520 636c-15 0-28-12-28-27s13-27 28-27 27 12 27 27-12 27-27 27zM2520 636zM2423 636c-15 0-27-12-27-27s12-27 27-27 27 12 27 27-12 27-27 27zM2423 636zM1842 636c-15 0-27-12-27-27s12-27 27-27c16 0 28 12 28 27s-12 27-28 27zM1842 636zM1746 636c-15 0-28-12-28-27s13-27 28-27 27 12 27 27-12 27-27 27zM1746 636zM1649 636c-15 0-27-12-27-27s12-27 27-27 27 12 27 27-12 27-27 27zM1649 636zM1552 636c-15 0-27-12-27-27s12-27 27-27 28 12 28 27-13 27-28 27zM1552 636zM1456 636c-16 0-28-12-28-27s12-27 28-27c15 0 27 12 27 27s-12 27-27 27zM1456 636zM1359 636c-15 0-27-12-27-27s12-27 27-27 27 12 27 27-12 27-27 27zM1359 636zM1262 636c-15 0-27-12-27-27s12-27 27-27 27 12 27 27-12 27-27 27zM1262 636zM1069 636c-15 0-28-12-28-27s13-27 28-27 27 12 27 27-12 27-27 27zM1069 636zM972 636c-15 0-27-12-27-27s12-27 27-27 27 12 27 27-12 27-27 27zM972 636zM778 636c-15 0-27-12-27-27s12-27 27-27 28 12 28 27-13 27-28 27zM778 636zM682 636c-16 0-28-12-28-27s12-27 28-27c15 0 27 12 27 27s-12 27-27 27zM682 636zM585 636c-15 0-27-12-27-27s12-27 27-27 27 12 27 27-12 27-27 27zM585 636zM488 636c-15 0-27-12-27-27s12-27 27-27 27 12 27 27-12 27-27 27zM488 636zM391 636c-15 0-27-12-27-27s12-27 27-27 28 12 28 27-13 27-28 27zM391 636zM295 636c-15 0-28-12-28-27s13-27 28-27 27 12 27 27-12 27-27 27zM295 636zM198 636c-15 0-27-12-27-27s12-27 27-27 27 12 27 27-12 27-27 27zM198 636zM101 636c-15 0-27-12-27-27s12-27 27-27 27 12 27 27-12 27-27 27zM101 636zM9001 636c-15-1-26-12-26-27 0-14 11-26 26-27zM9001 636zM8809 539c-15 0-27-12-27-27 0-16 12-28 27-28s27 12 27 28c0 15-12 27-27 27zM8809 539zM8712 539c-15 0-27-12-27-27 0-16 12-28 27-28s28 12 28 28c0 15-13 27-28 27zM8712 539zM8325 539c-15 0-27-12-27-27 0-16 12-28 27-28s28 12 28 28c0 15-13 27-28 27zM8325 539zM8229 539c-15 0-28-12-28-27 0-16 13-28 28-28s27 12 27 28c0 15-12 27-27 27zM8229 539zM8132 539c-15 0-27-12-27-27 0-16 12-28 27-28s27 12 27 28c0 15-12 27-27 27zM8132 539zM8035 539c-15 0-27-12-27-27 0-16 12-28 27-28s27 12 27 28c0 15-12 27-27 27zM8035 539zM7938 539c-15 0-27-12-27-27 0-16 12-28 27-28s28 12 28 28c0 15-13 27-28 27zM7938 539zM7842 539c-15 0-28-12-28-27 0-16 13-28 28-28s27 12 27 28c0 15-12 27-27 27zM7842 539zM7745 539c-15 0-27-12-27-27 0-16 12-28 27-28s27 12 27 28c0 15-12 27-27 27zM7745 539zM7648 539c-15 0-27-12-27-27 0-16 12-28 27-28s27 12 27 28c0 15-12 27-27 27zM7648 539zM7551 539c-15 0-27-12-27-27 0-16 12-28 27-28s28 12 28 28c0 15-13 27-28 27zM7551 539zM7455 539c-15 0-28-12-28-27 0-16 13-28 28-28s27 12 27 28c0 15-12 27-27 27zM7455 539zM7358 539c-15 0-27-12-27-27 0-16 12-28 27-28s27 12 27 28c0 15-12 27-27 27zM7358 539zM7261 539c-15 0-27-12-27-27 0-16 12-28 27-28s27 12 27 28c0 15-12 27-27 27zM7261 539zM7164 539c-15 0-27-12-27-27 0-16 12-28 27-28s28 12 28 28c0 15-13 27-28 27zM7164 539zM7068 539c-15 0-28-12-28-27 0-16 13-28 28-28s27 12 27 28c0 15-12 27-27 27zM7068 539zM6971 539c-15 0-27-12-27-27 0-16 12-28 27-28s27 12 27 28c0 15-12 27-27 27zM6971 539zM6874 539c-15 0-27-12-27-27 0-16 12-28 27-28s27 12 27 28c0 15-12 27-27 27zM6874 539zM6777 539c-15 0-27-12-27-27 0-16 12-28 27-28 16 0 28 12 28 28 0 15-12 27-28 27zM6777 539zM6681 539c-15 0-28-12-28-27 0-16 13-28 28-28s27 12 27 28c0 15-12 27-27 27zM6681 539zM6584 539c-15 0-27-12-27-27 0-16 12-28 27-28s27 12 27 28c0 15-12 27-27 27zM6584 539zM6487 539c-15 0-27-12-27-27 0-16 12-28 27-28s28 12 28 28c0 15-13 27-28 27zM6487 539zM6390 539c-15 0-27-12-27-27 0-16 12-28 27-28 16 0 28 12 28 28 0 15-12 27-28 27zM6390 539zM6003 539c-15 0-27-12-27-27 0-16 12-28 27-28 16 0 28 12 28 28 0 15-12 27-28 27zM6003 539zM5907 539c-15 0-27-12-27-27 0-16 12-28 27-28s27 12 27 28c0 15-12 27-27 27zM5907 539zM3390 539c-15 0-27-12-27-27 0-16 12-28 27-28s28 12 28 28c0 15-13 27-28 27zM3390 539zM3294 539c-15 0-28-12-28-27 0-16 13-28 28-28s27 12 27 28c0 15-12 27-27 27zM3294 539zM3197 539c-15 0-27-12-27-27 0-16 12-28 27-28s27 12 27 28c0 15-12 27-27 27zM3197 539zM3100 539c-15 0-27-12-27-27 0-16 12-28 27-28s27 12 27 28c0 15-12 27-27 27zM3100 539zM3003 539c-15 0-27-12-27-27 0-16 12-28 27-28s28 12 28 28c0 15-13 27-28 27zM3003 539zM2907 539c-15 0-28-12-28-27 0-16 13-28 28-28s27 12 27 28c0 15-12 27-27 27zM2907 539zM2810 539c-15 0-27-12-27-27 0-16 12-28 27-28s27 12 27 28c0 15-12 27-27 27zM2810 539zM2713 539c-15 0-27-12-27-27 0-16 12-28 27-28s27 12 27 28c0 15-12 27-27 27zM2713 539zM2616 539c-15 0-27-12-27-27 0-16 12-28 27-28 16 0 28 12 28 28 0 15-12 27-28 27zM2616 539zM2520 539c-15 0-28-12-28-27 0-16 13-28 28-28s27 12 27 28c0 15-12 27-27 27zM2520 539zM2423 539c-15 0-27-12-27-27 0-16 12-28 27-28s27 12 27 28c0 15-12 27-27 27zM2423 539zM1552 539c-15 0-27-12-27-27 0-16 12-28 27-28s28 12 28 28c0 15-13 27-28 27zM1552 539zM1456 539c-16 0-28-12-28-27 0-16 12-28 28-28 15 0 27 12 27 28 0 15-12 27-27 27zM1456 539zM1359 539c-15 0-27-12-27-27 0-16 12-28 27-28s27 12 27 28c0 15-12 27-27 27zM1359 539zM1262 539c-15 0-27-12-27-27 0-16 12-28 27-28s27 12 27 28c0 15-12 27-27 27zM1262 539zM1165 539c-15 0-27-12-27-27 0-16 12-28 27-28s28 12 28 28c0 15-13 27-28 27zM1165 539zM1069 539c-15 0-28-12-28-27 0-16 13-28 28-28s27 12 27 28c0 15-12 27-27 27zM1069 539zM972 539c-15 0-27-12-27-27 0-16 12-28 27-28s27 12 27 28c0 15-12 27-27 27zM972 539zM875 539c-15 0-27-12-27-27 0-16 12-28 27-28s27 12 27 28c0 15-12 27-27 27zM875 539zM778 539c-15 0-27-12-27-27 0-16 12-28 27-28s28 12 28 28c0 15-13 27-28 27zM778 539zM682 539c-16 0-28-12-28-27 0-16 12-28 28-28 15 0 27 12 27 28 0 15-12 27-27 27zM682 539zM391 539c-15 0-27-12-27-27 0-16 12-28 27-28s28 12 28 28c0 15-13 27-28 27zM391 539zM295 539c-15 0-28-12-28-27 0-16 13-28 28-28s27 12 27 28c0 15-12 27-27 27zM295 539zM198 539c-15 0-27-12-27-27 0-16 12-28 27-28s27 12 27 28c0 15-12 27-27 27zM198 539zM101 539c-15 0-27-12-27-27 0-16 12-28 27-28s27 12 27 28c0 15-12 27-27 27zM101 539zM8906 442c-15 0-27-12-27-27s12-27 27-27 27 12 27 27-12 27-27 27zM8906 442zM8809 442c-15 0-27-12-27-27s12-27 27-27 27 12 27 27-12 27-27 27zM8809 442zM8712 442c-15 0-27-12-27-27s12-27 27-27 28 12 28 27-13 27-28 27zM8712 442zM8616 442c-15 0-28-12-28-27s13-27 28-27 27 12 27 27-12 27-27 27zM8616 442zM7842 442c-15 0-28-12-28-27s13-27 28-27 27 12 27 27-12 27-27 27zM7842 442zM7745 442c-15 0-27-12-27-27s12-27 27-27 27 12 27 27-12 27-27 27zM7745 442zM7648 442c-15 0-27-12-27-27s12-27 27-27 27 12 27 27-12 27-27 27zM7648 442zM7551 442c-15 0-27-12-27-27s12-27 27-27 28 12 28 27-13 27-28 27zM7551 442zM7455 442c-15 0-28-12-28-27s13-27 28-27 27 12 27 27-12 27-27 27zM7455 442zM7358 442c-15 0-27-12-27-27s12-27 27-27 27 12 27 27-12 27-27 27zM7358 442zM7261 442c-15 0-27-12-27-27s12-27 27-27 27 12 27 27-12 27-27 27zM7261 442zM7164 442c-15 0-27-12-27-27s12-27 27-27 28 12 28 27-13 27-28 27zM7164 442zM7068 442c-15 0-28-12-28-27s13-27 28-27 27 12 27 27-12 27-27 27zM7068 442zM6971 442c-15 0-27-12-27-27s12-27 27-27 27 12 27 27-12 27-27 27zM6971 442zM6100 442c-15 0-27-12-27-27s12-27 27-27 28 12 28 27-13 27-28 27zM6100 442zM6003 442c-15 0-27-12-27-27s12-27 27-27c16 0 28 12 28 27s-12 27-28 27zM6003 442zM3487 442c-15 0-27-12-27-27s12-27 27-27 27 12 27 27-12 27-27 27zM3487 442zM3390 442c-15 0-27-12-27-27s12-27 27-27 28 12 28 27-13 27-28 27zM3390 442zM3294 442c-15 0-28-12-28-27s13-27 28-27 27 12 27 27-12 27-27 27zM3294 442zM3197 442c-15 0-27-12-27-27s12-27 27-27 27 12 27 27-12 27-27 27zM3197 442zM3100 442c-15 0-27-12-27-27s12-27 27-27 27 12 27 27-12 27-27 27zM3100 442zM3003 442c-15 0-27-12-27-27s12-27 27-27 28 12 28 27-13 27-28 27zM3003 442zM2907 442c-15 0-28-12-28-27s13-27 28-27 27 12 27 27-12 27-27 27zM2907 442zM2810 442c-15 0-27-12-27-27s12-27 27-27 27 12 27 27-12 27-27 27zM2810 442zM2713 442c-15 0-27-12-27-27s12-27 27-27 27 12 27 27-12 27-27 27zM2713 442zM2616 442c-15 0-27-12-27-27s12-27 27-27c16 0 28 12 28 27s-12 27-28 27zM2616 442zM2520 442c-15 0-28-12-28-27s13-27 28-27 27 12 27 27-12 27-27 27zM2520 442zM2423 442c-15 0-27-12-27-27s12-27 27-27 27 12 27 27-12 27-27 27zM2423 442zM2326 442c-15 0-27-12-27-27s12-27 27-27 28 12 28 27-13 27-28 27zM2326 442zM1552 442c-15 0-27-12-27-27s12-27 27-27 28 12 28 27-13 27-28 27zM1552 442zM1456 442c-16 0-28-12-28-27s12-27 28-27c15 0 27 12 27 27s-12 27-27 27zM1456 442zM1359 442c-15 0-27-12-27-27s12-27 27-27 27 12 27 27-12 27-27 27zM1359 442zM1262 442c-15 0-27-12-27-27s12-27 27-27 27 12 27 27-12 27-27 27zM1262 442zM488 442c-15 0-27-12-27-27s12-27 27-27 27 12 27 27-12 27-27 27zM488 442zM198 442c-15 0-27-12-27-27s12-27 27-27 27 12 27 27-12 27-27 27zM198 442zM9001 442c-15-1-26-13-26-27 0-15 11-26 26-27zM9001 442zM8809 345c-15 0-27-12-27-27s12-27 27-27 27 12 27 27-12 27-27 27zM8809 345zM8712 345c-15 0-27-12-27-27s12-27 27-27 28 12 28 27-13 27-28 27zM8712 345zM8616 345c-15 0-28-12-28-27s13-27 28-27 27 12 27 27-12 27-27 27zM8616 345zM7842 345c-15 0-28-12-28-27s13-27 28-27 27 12 27 27-12 27-27 27zM7842 345zM7745 345c-15 0-27-12-27-27s12-27 27-27 27 12 27 27-12 27-27 27zM7745 345zM7648 345c-15 0-27-12-27-27s12-27 27-27 27 12 27 27-12 27-27 27zM7648 345zM7551 345c-15 0-27-12-27-27s12-27 27-27 28 12 28 27-13 27-28 27zM7551 345zM7455 345c-15 0-28-12-28-27s13-27 28-27 27 12 27 27-12 27-27 27zM7455 345zM7358 345c-15 0-27-12-27-27s12-27 27-27 27 12 27 27-12 27-27 27zM7358 345zM7261 345c-15 0-27-12-27-27s12-27 27-27 27 12 27 27-12 27-27 27zM7261 345zM7164 345c-15 0-27-12-27-27s12-27 27-27 28 12 28 27-13 27-28 27zM7164 345zM6390 345c-15 0-27-12-27-27s12-27 27-27c16 0 28 12 28 27s-12 27-28 27zM6390 345zM6294 345c-15 0-28-12-28-27s13-27 28-27 27 12 27 27-12 27-27 27zM6294 345zM6197 345c-15 0-27-12-27-27s12-27 27-27 27 12 27 27-12 27-27 27zM6197 345zM6100 345c-15 0-27-12-27-27s12-27 27-27 28 12 28 27-13 27-28 27zM6100 345zM3487 345c-15 0-27-12-27-27s12-27 27-27 27 12 27 27-12 27-27 27zM3487 345zM3390 345c-15 0-27-12-27-27s12-27 27-27 28 12 28 27-13 27-28 27zM3390 345zM3294 345c-15 0-28-12-28-27s13-27 28-27 27 12 27 27-12 27-27 27zM3294 345zM3197 345c-15 0-27-12-27-27s12-27 27-27 27 12 27 27-12 27-27 27zM3197 345zM3100 345c-15 0-27-12-27-27s12-27 27-27 27 12 27 27-12 27-27 27zM3100 345zM3003 345c-15 0-27-12-27-27s12-27 27-27 28 12 28 27-13 27-28 27zM3003 345zM2907 345c-15 0-28-12-28-27s13-27 28-27 27 12 27 27-12 27-27 27zM2907 345zM2810 345c-15 0-27-12-27-27s12-27 27-27 27 12 27 27-12 27-27 27zM2810 345zM2713 345c-15 0-27-12-27-27s12-27 27-27 27 12 27 27-12 27-27 27zM2713 345zM2616 345c-15 0-27-12-27-27s12-27 27-27c16 0 28 12 28 27s-12 27-28 27zM2616 345zM2520 345c-15 0-28-12-28-27s13-27 28-27 27 12 27 27-12 27-27 27zM2520 345zM2423 345c-15 0-27-12-27-27s12-27 27-27 27 12 27 27-12 27-27 27zM2423 345zM2326 345c-15 0-27-12-27-27s12-27 27-27 28 12 28 27-13 27-28 27zM2326 345zM2229 345c-15 0-27-12-27-27s12-27 27-27c16 0 28 12 28 27s-12 27-28 27zM2229 345zM2133 345c-15 0-28-12-28-27s13-27 28-27 27 12 27 27-12 27-27 27zM2133 345zM2036 345c-15 0-27-12-27-27s12-27 27-27 27 12 27 27-12 27-27 27zM2036 345zM1939 345c-15 0-27-12-27-27s12-27 27-27 28 12 28 27-13 27-28 27zM1939 345zM1262 345c-15 0-27-12-27-27s12-27 27-27 27 12 27 27-12 27-27 27zM1262 345zM1165 345c-15 0-27-12-27-27s12-27 27-27 28 12 28 27-13 27-28 27zM1165 345zM972 345c-15 0-27-12-27-27s12-27 27-27 27 12 27 27-12 27-27 27zM972 345zM875 345c-15 0-27-12-27-27s12-27 27-27 27 12 27 27-12 27-27 27zM875 345zM778 345c-15 0-27-12-27-27s12-27 27-27 28 12 28 27-13 27-28 27zM778 345zM682 345c-16 0-28-12-28-27s12-27 28-27c15 0 27 12 27 27s-12 27-27 27zM682 345zM585 345c-15 0-27-12-27-27s12-27 27-27 27 12 27 27-12 27-27 27zM585 345zM488 345c-15 0-27-12-27-27s12-27 27-27 27 12 27 27-12 27-27 27zM488 345zM391 345c-15 0-27-12-27-27s12-27 27-27 28 12 28 27-13 27-28 27zM391 345zM295 345c-15 0-28-12-28-27s13-27 28-27 27 12 27 27-12 27-27 27zM295 345zM198 345c-15 0-27-12-27-27s12-27 27-27 27 12 27 27-12 27-27 27zM198 345zM7551 249c-15 0-27-13-27-28s12-27 27-27 28 12 28 27-13 28-28 28zM7551 249zM7455 249c-15 0-28-13-28-28s13-27 28-27 27 12 27 27-12 28-27 28zM7455 249zM4939 249c-15 0-27-13-27-28s12-27 27-27 28 12 28 27-13 28-28 28zM4939 249zM4746 249c-15 0-27-13-27-28s12-27 27-27 27 12 27 27-12 28-27 28zM4746 249zM4649 249c-15 0-27-13-27-28s12-27 27-27 27 12 27 27-12 28-27 28zM4649 249zM3487 249c-15 0-27-13-27-28s12-27 27-27 27 12 27 27-12 28-27 28zM3487 249zM3390 249c-15 0-27-13-27-28s12-27 27-27 28 12 28 27-13 28-28 28zM3390 249zM3294 249c-15 0-28-13-28-28s13-27 28-27 27 12 27 27-12 28-27 28zM3294 249zM3197 249c-15 0-27-13-27-28s12-27 27-27 27 12 27 27-12 28-27 28zM3197 249zM3100 249c-15 0-27-13-27-28s12-27 27-27 27 12 27 27-12 28-27 28zM3100 249zM3003 249c-15 0-27-13-27-28s12-27 27-27 28 12 28 27-13 28-28 28zM3003 249zM2907 249c-15 0-28-13-28-28s13-27 28-27 27 12 27 27-12 28-27 28zM2907 249zM2810 249c-15 0-27-13-27-28s12-27 27-27 27 12 27 27-12 28-27 28zM2810 249zM2713 249c-15 0-27-13-27-28s12-27 27-27 27 12 27 27-12 28-27 28zM2713 249zM2616 249c-15 0-27-13-27-28s12-27 27-27c16 0 28 12 28 27s-12 28-28 28zM2616 249zM2520 249c-15 0-28-13-28-28s13-27 28-27 27 12 27 27-12 28-27 28zM2520 249zM2423 249c-15 0-27-13-27-28s12-27 27-27 27 12 27 27-12 28-27 28zM2423 249zM2326 249c-15 0-27-13-27-28s12-27 27-27 28 12 28 27-13 28-28 28zM2326 249zM2229 249c-15 0-27-13-27-28s12-27 27-27c16 0 28 12 28 27s-12 28-28 28zM2229 249zM2133 249c-15 0-28-13-28-28s13-27 28-27 27 12 27 27-12 28-27 28zM2133 249zM2036 249c-15 0-27-13-27-28s12-27 27-27 27 12 27 27-12 28-27 28zM2036 249zM1939 249c-15 0-27-13-27-28s12-27 27-27 28 12 28 27-13 28-28 28zM1939 249zM1842 249c-15 0-27-13-27-28s12-27 27-27c16 0 28 12 28 27s-12 28-28 28zM1842 249zM1552 249c-15 0-27-13-27-28s12-27 27-27 28 12 28 27-13 28-28 28zM1552 249zM1456 249c-16 0-28-13-28-28s12-27 28-27c15 0 27 12 27 27s-12 28-27 28zM1456 249zM1359 249c-15 0-27-13-27-28s12-27 27-27 27 12 27 27-12 28-27 28zM1359 249zM1069 249c-15 0-28-13-28-28s13-27 28-27 27 12 27 27-12 28-27 28zM1069 249zM778 249c-15 0-27-13-27-28s12-27 27-27 28 12 28 27-13 28-28 28zM778 249zM585 249c-15 0-27-13-27-28s12-27 27-27 27 12 27 27-12 28-27 28zM585 249zM488 249c-15 0-27-13-27-28s12-27 27-27 27 12 27 27-12 28-27 28zM488 249zM391 249c-15 0-27-13-27-28s12-27 27-27 28 12 28 27-13 28-28 28zM391 249zM295 249c-15 0-28-13-28-28s13-27 28-27 27 12 27 27-12 28-27 28zM295 249zM7551 151c-15 0-27-12-27-27 0-16 12-28 27-28s28 12 28 28c0 15-13 27-28 27zM7551 151zM7455 151c-15 0-28-12-28-27 0-16 13-28 28-28s27 12 27 28c0 15-12 27-27 27zM7455 151zM7358 151c-15 0-27-12-27-27 0-16 12-28 27-28s27 12 27 28c0 15-12 27-27 27zM7358 151zM7261 151c-15 0-27-12-27-27 0-16 12-28 27-28s27 12 27 28c0 15-12 27-27 27zM7261 151zM4843 151c-16 0-28-12-28-27 0-16 12-28 28-28 15 0 27 12 27 28 0 15-12 27-27 27zM4843 151zM4746 151c-15 0-27-12-27-27 0-16 12-28 27-28s27 12 27 28c0 15-12 27-27 27zM4746 151zM4649 151c-15 0-27-12-27-27 0-16 12-28 27-28s27 12 27 28c0 15-12 27-27 27zM4649 151zM4552 151c-15 0-27-12-27-27 0-16 12-28 27-28s28 12 28 28c0 15-13 27-28 27zM4552 151zM3487 151c-15 0-27-12-27-27 0-16 12-28 27-28s27 12 27 28c0 15-12 27-27 27zM3487 151zM3390 151c-15 0-27-12-27-27 0-16 12-28 27-28s28 12 28 28c0 15-13 27-28 27zM3390 151zM3294 151c-15 0-28-12-28-27 0-16 13-28 28-28s27 12 27 28c0 15-12 27-27 27zM3294 151zM3197 151c-15 0-27-12-27-27 0-16 12-28 27-28s27 12 27 28c0 15-12 27-27 27zM3197 151zM3100 151c-15 0-27-12-27-27 0-16 12-28 27-28s27 12 27 28c0 15-12 27-27 27zM3100 151zM3003 151c-15 0-27-12-27-27 0-16 12-28 27-28s28 12 28 28c0 15-13 27-28 27zM3003 151zM2907 151c-15 0-28-12-28-27 0-16 13-28 28-28s27 12 27 28c0 15-12 27-27 27zM2907 151zM2810 151c-15 0-27-12-27-27 0-16 12-28 27-28s27 12 27 28c0 15-12 27-27 27zM2810 151zM2713 151c-15 0-27-12-27-27 0-16 12-28 27-28s27 12 27 28c0 15-12 27-27 27zM2713 151zM2616 151c-15 0-27-12-27-27 0-16 12-28 27-28 16 0 28 12 28 28 0 15-12 27-28 27zM2616 151zM2520 151c-15 0-28-12-28-27 0-16 13-28 28-28s27 12 27 28c0 15-12 27-27 27zM2520 151zM2423 151c-15 0-27-12-27-27 0-16 12-28 27-28s27 12 27 28c0 15-12 27-27 27zM2423 151zM2326 151c-15 0-27-12-27-27 0-16 12-28 27-28s28 12 28 28c0 15-13 27-28 27zM2326 151zM2229 151c-15 0-27-12-27-27 0-16 12-28 27-28 16 0 28 12 28 28 0 15-12 27-28 27zM2229 151zM2133 151c-15 0-28-12-28-27 0-16 13-28 28-28s27 12 27 28c0 15-12 27-27 27zM2133 151zM2036 151c-15 0-27-12-27-27 0-16 12-28 27-28s27 12 27 28c0 15-12 27-27 27zM2036 151zM1939 151c-15 0-27-12-27-27 0-16 12-28 27-28s28 12 28 28c0 15-13 27-28 27zM1939 151zM1842 151c-15 0-27-12-27-27 0-16 12-28 27-28 16 0 28 12 28 28 0 15-12 27-28 27zM1842 151zM1649 151c-15 0-27-12-27-27 0-16 12-28 27-28s27 12 27 28c0 15-12 27-27 27zM1649 151zM1552 151c-15 0-27-12-27-27 0-16 12-28 27-28s28 12 28 28c0 15-13 27-28 27zM1552 151zM1456 151c-16 0-28-12-28-27 0-16 12-28 28-28 15 0 27 12 27 28 0 15-12 27-27 27zM1456 151zM1359 151c-15 0-27-12-27-27 0-16 12-28 27-28s27 12 27 28c0 15-12 27-27 27zM1359 151zM1262 151c-15 0-27-12-27-27 0-16 12-28 27-28s27 12 27 28c0 15-12 27-27 27zM1262 151zM1165 151c-15 0-27-12-27-27 0-16 12-28 27-28s28 12 28 28c0 15-13 27-28 27zM1165 151zM972 151c-15 0-27-12-27-27 0-16 12-28 27-28s27 12 27 28c0 15-12 27-27 27zM972 151zM875 151c-15 0-27-12-27-27 0-16 12-28 27-28s27 12 27 28c0 15-12 27-27 27zM875 151zM778 151c-15 0-27-12-27-27 0-16 12-28 27-28s28 12 28 28c0 15-13 27-28 27zM778 151zM585 151c-15 0-27-12-27-27 0-16 12-28 27-28s27 12 27 28c0 15-12 27-27 27zM585 151zM7358 54c-15 0-27-12-27-27s12-27 27-27 27 12 27 27-12 27-27 27zM7358 54zM7261 54c-15 0-27-12-27-27s12-27 27-27 27 12 27 27-12 27-27 27zM7261 54zM7164 54c-15 0-27-12-27-27s12-27 27-27 28 12 28 27-13 27-28 27zM7164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713 54c-15 0-27-12-27-27s12-27 27-27 28 12 28 27-13 27-28 27zM5713 54zM5617 54c-15 0-28-12-28-27s13-27 28-27 27 12 27 27-12 27-27 27zM5617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3584 54c-15 0-27-12-27-27s12-27 27-27 27 12 27 27-12 27-27 27zM3584 54zM3487 54c-15 0-27-12-27-27s12-27 27-27 27 12 27 27-12 27-27 27zM3487 54zM3390 54c-15 0-27-12-27-27s12-27 27-27 28 12 28 27-13 27-28 27zM3390 54zM3294 54c-15 0-28-12-28-27s13-27 28-27 27 12 27 27-12 27-27 27zM3294 54zM3197 54c-15 0-27-12-27-27s12-27 27-27 27 12 27 27-12 27-27 27zM3197 54zM3100 54c-15 0-27-12-27-27s12-27 27-27 27 12 27 27-12 27-27 27zM3100 54zM3003 54c-15 0-27-12-27-27s12-27 27-27 28 12 28 27-13 27-28 27zM3003 54zM2907 54c-15 0-28-12-28-27s13-27 28-27 27 12 27 27-12 27-27 27zM2907 54zM2810 54c-15 0-27-12-27-27s12-27 27-27 27 12 27 27-12 27-27 27zM2810 54zM2713 54c-15 0-27-12-27-27s12-27 27-27 27 12 27 27-12 27-27 27zM2713 54zM2616 54c-15 0-27-12-27-27s12-27 27-27c16 0 28 12 28 27s-12 27-28 27zM2616 54zM2520 54c-15 0-28-12-28-27s13-27 28-27 27 12 27 27-12 27-27 27zM2520 54zM2423 54c-15 0-27-12-27-27s12-27 27-27 27 12 27 27-12 27-27 27zM2423 54zM2326 54c-15 0-27-12-27-27s12-27 27-27 28 12 28 27-13 27-28 27zM2326 54zM2229 54c-15 0-27-12-27-27s12-27 27-27c16 0 28 12 28 27s-12 27-28 27zM2229 54zM2133 54c-15 0-28-12-28-27s13-27 28-27 27 12 27 27-12 27-27 27zM2133 54zM2036 54c-15 0-27-12-27-27s12-27 27-27 27 12 27 27-12 27-27 27zM2036 54zM1842 54c-15 0-27-12-27-27s12-27 27-27c16 0 28 12 28 27s-12 27-28 27zM1842 54zM1746 54c-15 0-28-12-28-27s13-27 28-27 27 12 27 27-12 27-27 27zM1746 54zM1649 54c-15 0-27-12-27-27s12-27 27-27 27 12 27 27-12 27-27 27zM1649 54zM1552 54c-15 0-27-12-27-27s12-27 27-27 28 12 28 27-13 27-28 27zM1552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875 54c-15 0-27-12-27-27s12-27 27-27 27 12 27 27-12 27-27 27z">
                <text:p/>
              </draw:path>
            </draw:g>
          </draw:g>
        </draw:g>
        <draw:polygon draw:style-name="gr1" draw:text-style-name="P1" draw:layer="layout" svg:width="9cm" svg:height="0.637cm" svg:x="0cm" svg:y="4.363cm" svg:viewBox="0 0 9001 638" draw:points="0,638 9001,638 9001,0 0,0">
          <text:p/>
        </draw:polygon>
        <draw:polygon draw:style-name="gr3" draw:text-style-name="P3" draw:layer="layout" svg:width="9.8cm" svg:height="0.142cm" svg:x="-0.4cm" svg:y="3.829cm" svg:viewBox="0 0 9801 143" draw:points="0,143 9801,143 9801,0 0,0">
          <text:p/>
        </draw:polygon>
        <draw:polygon draw:style-name="gr4" draw:text-style-name="P4" draw:layer="layout" svg:width="9.8cm" svg:height="1.95cm" svg:x="-0.4cm" svg:y="1.14cm" svg:viewBox="0 0 9801 1951" draw:points="0,0 9801,0 9801,1951 0,1951">
          <text:p/>
        </draw:polygon>
        <draw:frame draw:style-name="gr5" draw:text-style-name="P4" draw:layer="layout" svg:width="9.8cm" svg:height="1.95cm" svg:x="-0.4cm" svg:y="1.14cm">
          <draw:image xlink:href="Pictures/1000000000000428000001055AE55D5AF7556D3C.bmp" xlink:type="simple" xlink:show="embed" xlink:actuate="onLoad" loext:mime-type="image/bmp">
            <text:p/>
          </draw:image>
        </draw:frame>
        <draw:g>
          <draw:path draw:style-name="gr6" draw:text-style-name="P3" draw:layer="layout" svg:width="3.568cm" svg:height="0.247cm" svg:x="2.714cm" svg:y="2.725cm" svg:viewBox="0 0 3569 248" svg:d="M134 31v202c0 10-5 15-16 15s-17-5-17-15v-202h-90c-8 0-11-5-11-16 0-8 3-13 11-13h213c8 0 12 5 12 13 0 11-4 16-12 16zM134 31zM284 111h192c7 0 11 5 11 14 0 10-4 15-11 15h-192v47c0 20 17 31 52 31h140c8 0 12 5 12 14 0 10-4 14-12 14h-141c-56 0-84-19-84-58v-125c0-41 29-61 88-61h37c8 0 12 5 12 15 0 9-4 14-12 14h-25c-45 0-67 10-67 32zM284 111zM611 31c-37 0-55 9-55 28v125c0 23 20 34 60 34h120c8 0 12 5 12 14 0 10-4 14-12 14h-124c-59 0-88-20-88-61v-126c0-38 28-57 86-57h126c8 0 12 5 12 14 0 10-4 15-12 15zM611 31zM1046 224c0 8-2 14-6 18s-9 6-14 6c-2 0-5 0-7-1-3-1-6-3-8-6l-193-193v185c0 10-5 15-16 15-10 0-16-5-16-15v-210c0-8 2-13 6-16 5-4 9-6 14-6 3 0 6 1 9 2s5 2 8 5l191 190v-183c0-10 5-15 16-15s16 5 16 15zM1046 224zM1307 68c0-25-18-37-53-37h-78c-38 0-56 12-56 37v114c0 24 18 36 56 36h76c37 0 55-12 55-36zM1307 68zM1340 182c0 43-32 64-97 64h-60c-64 0-96-21-96-64v-116c0-43 32-64 96-64h60c65 0 97 21 97 64zM1340 182zM1480 246c-67 0-101-20-101-63v-168c0-10 5-15 16-15s17 5 17 15v168c0 24 22 35 67 35h127c8 0 12 5 12 15 0 9-4 13-12 13zM1480 246zM1854 68c0-25-17-37-53-37h-79c-38 0-56 12-56 37v114c0 24 18 36 56 36h77c37 0 55-12 55-36zM1854 68zM1887 182c0 43-32 64-96 64h-62c-64 0-96-21-96-64v-116c0-43 32-64 96-64h62c64 0 96 21 96 64zM1887 182zM2182 188c0 39-27 58-81 58h-88c-59 0-89-19-89-58v-128c0-39 30-58 90-58h34c8 0 12 5 12 14 0 10-4 15-12 15h-25c-44 0-66 9-66 29v128c0 20 19 30 57 30h87c33 0 49-10 49-29v-66c0-10 5-15 16-15s16 5 16 15zM2182 188zM2261 233c0 10-5 15-16 15s-17-5-17-15v-218c0-10 6-15 17-15s16 5 16 15zM2261 233zM2374 150h132l-65-117zM2374 150zM2525 179h-168l-36 61c-2 3-4 5-6 6-2 2-4 2-5 2-5 0-9-1-13-4-3-3-5-7-5-12 0-3 1-6 3-10l125-210c2-4 5-7 9-9s8-3 12-3c8 0 15 4 20 12l126 210c1 2 2 4 3 5 0 2 0 3 0 5 0 5-1 9-5 11-3 3-7 5-11 5-2 0-5-1-7-2-3-2-5-4-7-6zM2525 179zM2769 111h192c8 0 11 5 11 14 0 10-3 15-11 15h-192v47c0 20 18 31 53 31h139c8 0 12 5 12 14 0 10-4 14-12 14h-140c-57 0-85-19-85-58v-125c0-41 29-61 88-61h38c7 0 11 5 11 15 0 9-4 14-11 14h-26c-45 0-67 10-67 32zM2769 111zM3239 63c0-22-18-32-54-32h-140v90h146c32 0 48-9 48-26zM3239 63zM3271 91c0 39-28 58-83 58h-80l138 69c6 3 9 7 9 12s-2 9-4 13c-3 3-6 5-11 5-2 0-4 0-6-2l-189-99v86c0 10-5 15-16 15s-17-5-17-15v-219c0-8 4-12 11-12h157c61 0 91 21 91 63zM3271 91zM3537 59c0-19-17-28-51-28h-145v96h143c35 0 53-10 53-30zM3537 59zM3569 99c0 38-29 57-89 57h-139v77c0 10-6 15-17 15-10 0-16-5-16-15v-219c0-8 4-12 11-12h163c58 0 87 18 87 54z">
            <text:p/>
          </draw:path>
          <draw:path draw:style-name="gr3" draw:text-style-name="P3" draw:layer="layout" svg:width="0.519cm" svg:height="0.953cm" svg:x="5.036cm" svg:y="1.419cm" svg:viewBox="0 0 520 954" svg:d="M520 954v-144l-303 1c-5 0-12-1-20-3s-15-6-22-11c-6-6-12-12-17-21-5-8-7-18-7-31v-537c0-11 2-21 7-30 5-8 11-15 17-20 7-5 14-9 22-12s15-4 20-4l302 1 1-143h-312c-39 0-71 4-99 14-26 10-48 23-64 41s-28 39-35 65c-7 25-10 54-10 87v540c0 32 3 61 10 87 7 25 19 47 35 65s38 32 64 41c28 9 60 14 99 14z">
            <text:p/>
          </draw:path>
          <draw:polygon draw:style-name="gr3" draw:text-style-name="P3" draw:layer="layout" svg:width="0.156cm" svg:height="0.625cm" svg:x="4.357cm" svg:y="1.558cm" svg:viewBox="0 0 157 626" draw:points="0,0 157,0 157,626 0,626">
            <text:p/>
          </draw:polygon>
          <draw:polygon draw:style-name="gr7" draw:text-style-name="P5" draw:layer="layout" svg:width="0.026cm" svg:height="0.027cm" svg:x="2.647cm" svg:y="1.538cm" svg:viewBox="0 0 27 28" draw:points="0,0 27,0 27,28 0,28">
            <text:p/>
          </draw:polygon>
          <draw:polygon draw:style-name="gr7" draw:text-style-name="P5" draw:layer="layout" svg:width="0.026cm" svg:height="0.027cm" svg:x="2.77cm" svg:y="1.564cm" svg:viewBox="0 0 27 28" draw:points="0,0 27,0 27,28 0,28">
            <text:p/>
          </draw:polygon>
          <draw:polygon draw:style-name="gr8" draw:text-style-name="P6" draw:layer="layout" svg:width="0.026cm" svg:height="0.027cm" svg:x="2.704cm" svg:y="1.583cm" svg:viewBox="0 0 27 28" draw:points="0,0 27,0 27,28 0,28">
            <text:p/>
          </draw:polygon>
          <draw:polygon draw:style-name="gr8" draw:text-style-name="P6" draw:layer="layout" svg:width="0.026cm" svg:height="0.027cm" svg:x="2.767cm" svg:y="1.7cm" svg:viewBox="0 0 27 28" draw:points="0,0 27,0 27,28 0,28">
            <text:p/>
          </draw:polygon>
          <draw:polygon draw:style-name="gr9" draw:text-style-name="P7" draw:layer="layout" svg:width="0.026cm" svg:height="0.027cm" svg:x="2.641cm" svg:y="1.405cm" svg:viewBox="0 0 27 28" draw:points="0,0 27,0 27,28 0,28">
            <text:p/>
          </draw:polygon>
          <draw:polygon draw:style-name="gr9" draw:text-style-name="P7" draw:layer="layout" svg:width="0.026cm" svg:height="0.027cm" svg:x="2.75cm" svg:y="1.651cm" svg:viewBox="0 0 27 28" draw:points="0,0 27,0 27,28 0,28">
            <text:p/>
          </draw:polygon>
          <draw:polygon draw:style-name="gr9" draw:text-style-name="P7" draw:layer="layout" svg:width="0.026cm" svg:height="0.027cm" svg:x="2.763cm" svg:y="1.756cm" svg:viewBox="0 0 27 28" draw:points="0,0 27,0 27,28 0,28">
            <text:p/>
          </draw:polygon>
          <draw:polygon draw:style-name="gr7" draw:text-style-name="P5" draw:layer="layout" svg:width="0.026cm" svg:height="0.027cm" svg:x="2.787cm" svg:y="1.819cm" svg:viewBox="0 0 27 28" draw:points="0,0 27,0 27,28 0,28">
            <text:p/>
          </draw:polygon>
          <draw:polygon draw:style-name="gr8" draw:text-style-name="P6" draw:layer="layout" svg:width="0.026cm" svg:height="0.027cm" svg:x="2.695cm" svg:y="1.726cm" svg:viewBox="0 0 27 28" draw:points="0,0 27,0 27,28 0,28">
            <text:p/>
          </draw:polygon>
          <draw:polygon draw:style-name="gr7" draw:text-style-name="P5" draw:layer="layout" svg:width="0.026cm" svg:height="0.027cm" svg:x="2.653cm" svg:y="1.594cm" svg:viewBox="0 0 27 28" draw:points="0,0 27,0 27,28 0,28">
            <text:p/>
          </draw:polygon>
          <draw:polygon draw:style-name="gr9" draw:text-style-name="P7" draw:layer="layout" svg:width="0.026cm" svg:height="0.027cm" svg:x="2.703cm" svg:y="1.791cm" svg:viewBox="0 0 27 28" draw:points="0,0 27,0 27,28 0,28">
            <text:p/>
          </draw:polygon>
          <draw:polygon draw:style-name="gr7" draw:text-style-name="P5" draw:layer="layout" svg:width="0.026cm" svg:height="0.027cm" svg:x="2.742cm" svg:y="1.842cm" svg:viewBox="0 0 27 28" draw:points="0,0 27,0 27,28 0,28">
            <text:p/>
          </draw:polygon>
          <draw:polygon draw:style-name="gr7" draw:text-style-name="P5" draw:layer="layout" svg:width="0.026cm" svg:height="0.027cm" svg:x="2.802cm" svg:y="1.89cm" svg:viewBox="0 0 27 28" draw:points="0,0 27,0 27,28 0,28">
            <text:p/>
          </draw:polygon>
          <draw:polygon draw:style-name="gr9" draw:text-style-name="P7" draw:layer="layout" svg:width="0.026cm" svg:height="0.027cm" svg:x="2.724cm" svg:y="1.898cm" svg:viewBox="0 0 27 28" draw:points="0,0 27,0 27,28 0,28">
            <text:p/>
          </draw:polygon>
          <draw:polygon draw:style-name="gr9" draw:text-style-name="P7" draw:layer="layout" svg:width="0.026cm" svg:height="0.027cm" svg:x="2.795cm" svg:y="1.977cm" svg:viewBox="0 0 27 28" draw:points="0,0 27,0 27,28 0,28">
            <text:p/>
          </draw:polygon>
          <draw:polygon draw:style-name="gr7" draw:text-style-name="P5" draw:layer="layout" svg:width="0.026cm" svg:height="0.027cm" svg:x="2.745cm" svg:y="1.955cm" svg:viewBox="0 0 27 28" draw:points="0,0 27,0 27,28 0,28">
            <text:p/>
          </draw:polygon>
          <draw:polygon draw:style-name="gr9" draw:text-style-name="P7" draw:layer="layout" svg:width="0.026cm" svg:height="0.027cm" svg:x="2.805cm" svg:y="2.037cm" svg:viewBox="0 0 27 28" draw:points="0,0 27,0 27,28 0,28">
            <text:p/>
          </draw:polygon>
          <draw:polygon draw:style-name="gr8" draw:text-style-name="P6" draw:layer="layout" svg:width="0.026cm" svg:height="0.027cm" svg:x="2.742cm" svg:y="2.012cm" svg:viewBox="0 0 27 28" draw:points="0,0 27,0 27,28 0,28">
            <text:p/>
          </draw:polygon>
          <draw:polygon draw:style-name="gr9" draw:text-style-name="P7" draw:layer="layout" svg:width="0.026cm" svg:height="0.027cm" svg:x="2.737cm" svg:y="2.062cm" svg:viewBox="0 0 27 28" draw:points="0,0 27,0 27,28 0,28">
            <text:p/>
          </draw:polygon>
          <draw:polygon draw:style-name="gr8" draw:text-style-name="P6" draw:layer="layout" svg:width="0.026cm" svg:height="0.027cm" svg:x="2.854cm" svg:y="2.1cm" svg:viewBox="0 0 27 28" draw:points="0,0 27,0 27,28 0,28">
            <text:p/>
          </draw:polygon>
          <draw:polygon draw:style-name="gr9" draw:text-style-name="P7" draw:layer="layout" svg:width="0.026cm" svg:height="0.027cm" svg:x="2.818cm" svg:y="2.101cm" svg:viewBox="0 0 27 28" draw:points="0,0 27,0 27,28 0,28">
            <text:p/>
          </draw:polygon>
          <draw:polygon draw:style-name="gr8" draw:text-style-name="P6" draw:layer="layout" svg:width="0.026cm" svg:height="0.027cm" svg:x="2.8cm" svg:y="2.167cm" svg:viewBox="0 0 27 28" draw:points="0,0 27,0 27,28 0,28">
            <text:p/>
          </draw:polygon>
          <draw:polygon draw:style-name="gr9" draw:text-style-name="P7" draw:layer="layout" svg:width="0.026cm" svg:height="0.027cm" svg:x="2.841cm" svg:y="2.194cm" svg:viewBox="0 0 27 28" draw:points="0,0 27,0 27,28 0,28">
            <text:p/>
          </draw:polygon>
          <draw:polygon draw:style-name="gr8" draw:text-style-name="P6" draw:layer="layout" svg:width="0.026cm" svg:height="0.027cm" svg:x="2.603cm" svg:y="2.306cm" svg:viewBox="0 0 27 28" draw:points="0,0 27,0 27,28 0,28">
            <text:p/>
          </draw:polygon>
          <draw:polygon draw:style-name="gr9" draw:text-style-name="P7" draw:layer="layout" svg:width="0.026cm" svg:height="0.027cm" svg:x="2.722cm" svg:y="1.502cm" svg:viewBox="0 0 27 28" draw:points="0,0 27,0 27,28 0,28">
            <text:p/>
          </draw:polygon>
          <draw:polygon draw:style-name="gr8" draw:text-style-name="P6" draw:layer="layout" svg:width="0.026cm" svg:height="0.027cm" svg:x="2.556cm" svg:y="1.438cm" svg:viewBox="0 0 27 28" draw:points="0,0 27,0 27,28 0,28">
            <text:p/>
          </draw:polygon>
          <draw:polygon draw:style-name="gr9" draw:text-style-name="P7" draw:layer="layout" svg:width="0.026cm" svg:height="0.027cm" svg:x="2.645cm" svg:y="1.471cm" svg:viewBox="0 0 27 28" draw:points="0,0 27,0 27,28 0,28">
            <text:p/>
          </draw:polygon>
          <draw:polygon draw:style-name="gr9" draw:text-style-name="P7" draw:layer="layout" svg:width="0.026cm" svg:height="0.027cm" svg:x="2.577cm" svg:y="1.511cm" svg:viewBox="0 0 27 28" draw:points="0,0 27,0 27,28 0,28">
            <text:p/>
          </draw:polygon>
          <draw:polygon draw:style-name="gr7" draw:text-style-name="P5" draw:layer="layout" svg:width="0.026cm" svg:height="0.027cm" svg:x="2.807cm" svg:y="1.624cm" svg:viewBox="0 0 27 28" draw:points="0,0 27,0 27,28 0,28">
            <text:p/>
          </draw:polygon>
          <draw:polygon draw:style-name="gr8" draw:text-style-name="P6" draw:layer="layout" svg:width="0.026cm" svg:height="0.027cm" svg:x="2.825cm" svg:y="1.586cm" svg:viewBox="0 0 27 28" draw:points="0,0 27,0 27,28 0,28">
            <text:p/>
          </draw:polygon>
          <draw:polygon draw:style-name="gr9" draw:text-style-name="P7" draw:layer="layout" svg:width="0.026cm" svg:height="0.027cm" svg:x="2.818cm" svg:y="1.683cm" svg:viewBox="0 0 27 28" draw:points="0,0 27,0 27,28 0,28">
            <text:p/>
          </draw:polygon>
          <draw:polygon draw:style-name="gr7" draw:text-style-name="P5" draw:layer="layout" svg:width="0.026cm" svg:height="0.027cm" svg:x="2.71cm" svg:y="1.648cm" svg:viewBox="0 0 27 28" draw:points="0,0 27,0 27,28 0,28">
            <text:p/>
          </draw:polygon>
          <draw:polygon draw:style-name="gr7" draw:text-style-name="P5" draw:layer="layout" svg:width="0.026cm" svg:height="0.027cm" svg:x="2.862cm" svg:y="1.727cm" svg:viewBox="0 0 27 28" draw:points="0,0 27,0 27,28 0,28">
            <text:p/>
          </draw:polygon>
          <draw:polygon draw:style-name="gr9" draw:text-style-name="P7" draw:layer="layout" svg:width="0.026cm" svg:height="0.027cm" svg:x="2.818cm" svg:y="1.801cm" svg:viewBox="0 0 27 28" draw:points="0,0 27,0 27,28 0,28">
            <text:p/>
          </draw:polygon>
          <draw:polygon draw:style-name="gr7" draw:text-style-name="P5" draw:layer="layout" svg:width="0.026cm" svg:height="0.027cm" svg:x="2.88cm" svg:y="1.802cm" svg:viewBox="0 0 27 28" draw:points="0,0 27,0 27,28 0,28">
            <text:p/>
          </draw:polygon>
          <draw:polygon draw:style-name="gr7" draw:text-style-name="P5" draw:layer="layout" svg:width="0.026cm" svg:height="0.027cm" svg:x="2.862cm" svg:y="1.837cm" svg:viewBox="0 0 27 28" draw:points="0,0 27,0 27,28 0,28">
            <text:p/>
          </draw:polygon>
          <draw:polygon draw:style-name="gr8" draw:text-style-name="P6" draw:layer="layout" svg:width="0.026cm" svg:height="0.027cm" svg:x="2.813cm" svg:y="1.851cm" svg:viewBox="0 0 27 28" draw:points="0,0 27,0 27,28 0,28">
            <text:p/>
          </draw:polygon>
          <draw:polygon draw:style-name="gr8" draw:text-style-name="P6" draw:layer="layout" svg:width="0.026cm" svg:height="0.027cm" svg:x="2.88cm" svg:y="1.883cm" svg:viewBox="0 0 27 28" draw:points="0,0 27,0 27,28 0,28">
            <text:p/>
          </draw:polygon>
          <draw:polygon draw:style-name="gr9" draw:text-style-name="P7" draw:layer="layout" svg:width="0.026cm" svg:height="0.027cm" svg:x="2.86cm" svg:y="1.923cm" svg:viewBox="0 0 27 28" draw:points="0,0 27,0 27,28 0,28">
            <text:p/>
          </draw:polygon>
          <draw:polygon draw:style-name="gr8" draw:text-style-name="P6" draw:layer="layout" svg:width="0.026cm" svg:height="0.027cm" svg:x="2.766cm" svg:y="1.89cm" svg:viewBox="0 0 27 28" draw:points="0,0 27,0 27,28 0,28">
            <text:p/>
          </draw:polygon>
          <draw:polygon draw:style-name="gr7" draw:text-style-name="P5" draw:layer="layout" svg:width="0.026cm" svg:height="0.027cm" svg:x="2.88cm" svg:y="1.964cm" svg:viewBox="0 0 27 28" draw:points="0,0 27,0 27,28 0,28">
            <text:p/>
          </draw:polygon>
          <draw:polygon draw:style-name="gr8" draw:text-style-name="P6" draw:layer="layout" svg:width="0.026cm" svg:height="0.027cm" svg:x="2.813cm" svg:y="1.934cm" svg:viewBox="0 0 27 28" draw:points="0,0 27,0 27,28 0,28">
            <text:p/>
          </draw:polygon>
          <draw:polygon draw:style-name="gr8" draw:text-style-name="P6" draw:layer="layout" svg:width="0.026cm" svg:height="0.027cm" svg:x="2.839cm" svg:y="2.008cm" svg:viewBox="0 0 27 28" draw:points="0,0 27,0 27,28 0,28">
            <text:p/>
          </draw:polygon>
          <draw:polygon draw:style-name="gr7" draw:text-style-name="P5" draw:layer="layout" svg:width="0.026cm" svg:height="0.027cm" svg:x="2.87cm" svg:y="2.025cm" svg:viewBox="0 0 27 28" draw:points="0,0 27,0 27,28 0,28">
            <text:p/>
          </draw:polygon>
          <draw:polygon draw:style-name="gr9" draw:text-style-name="P7" draw:layer="layout" svg:width="0.026cm" svg:height="0.027cm" svg:x="2.852cm" svg:y="2.065cm" svg:viewBox="0 0 27 28" draw:points="0,0 27,0 27,28 0,28">
            <text:p/>
          </draw:polygon>
          <draw:polygon draw:style-name="gr9" draw:text-style-name="P7" draw:layer="layout" svg:width="0.026cm" svg:height="0.027cm" svg:x="2.88cm" svg:y="2.1cm" svg:viewBox="0 0 27 28" draw:points="0,0 27,0 27,28 0,28">
            <text:p/>
          </draw:polygon>
          <draw:polygon draw:style-name="gr7" draw:text-style-name="P5" draw:layer="layout" svg:width="0.026cm" svg:height="0.027cm" svg:x="2.878cm" svg:y="2.142cm" svg:viewBox="0 0 27 28" draw:points="0,0 27,0 27,28 0,28">
            <text:p/>
          </draw:polygon>
          <draw:polygon draw:style-name="gr7" draw:text-style-name="P5" draw:layer="layout" svg:width="0.026cm" svg:height="0.027cm" svg:x="2.841cm" svg:y="2.138cm" svg:viewBox="0 0 27 28" draw:points="0,0 27,0 27,28 0,28">
            <text:p/>
          </draw:polygon>
          <draw:polygon draw:style-name="gr7" draw:text-style-name="P5" draw:layer="layout" svg:width="0.026cm" svg:height="0.027cm" svg:x="2.88cm" svg:y="2.181cm" svg:viewBox="0 0 27 28" draw:points="0,0 27,0 27,28 0,28">
            <text:p/>
          </draw:polygon>
          <draw:polygon draw:style-name="gr8" draw:text-style-name="P6" draw:layer="layout" svg:width="0.026cm" svg:height="0.027cm" svg:x="2.82cm" svg:y="2.231cm" svg:viewBox="0 0 27 28" draw:points="0,0 27,0 27,28 0,28">
            <text:p/>
          </draw:polygon>
          <draw:polygon draw:style-name="gr7" draw:text-style-name="P5" draw:layer="layout" svg:width="0.026cm" svg:height="0.027cm" svg:x="2.867cm" svg:y="2.235cm" svg:viewBox="0 0 27 28" draw:points="0,0 27,0 27,28 0,28">
            <text:p/>
          </draw:polygon>
          <draw:polygon draw:style-name="gr8" draw:text-style-name="P6" draw:layer="layout" svg:width="0.026cm" svg:height="0.027cm" svg:x="2.696cm" svg:y="1.451cm" svg:viewBox="0 0 27 28" draw:points="0,0 27,0 27,28 0,28">
            <text:p/>
          </draw:polygon>
          <draw:polygon draw:style-name="gr8" draw:text-style-name="P6" draw:layer="layout" svg:width="0.026cm" svg:height="0.027cm" svg:x="2.824cm" svg:y="1.471cm" svg:viewBox="0 0 27 28" draw:points="0,0 27,0 27,28 0,28">
            <text:p/>
          </draw:polygon>
          <draw:polygon draw:style-name="gr7" draw:text-style-name="P5" draw:layer="layout" svg:width="0.026cm" svg:height="0.027cm" svg:x="2.755cm" svg:y="1.464cm" svg:viewBox="0 0 27 28" draw:points="0,0 27,0 27,28 0,28">
            <text:p/>
          </draw:polygon>
          <draw:polygon draw:style-name="gr8" draw:text-style-name="P6" draw:layer="layout" svg:width="0.026cm" svg:height="0.027cm" svg:x="2.538cm" svg:y="1.496cm" svg:viewBox="0 0 27 28" draw:points="0,0 27,0 27,28 0,28">
            <text:p/>
          </draw:polygon>
          <draw:polygon draw:style-name="gr7" draw:text-style-name="P5" draw:layer="layout" svg:width="0.026cm" svg:height="0.027cm" svg:x="2.616cm" svg:y="1.442cm" svg:viewBox="0 0 27 28" draw:points="0,0 27,0 27,28 0,28">
            <text:p/>
          </draw:polygon>
          <draw:polygon draw:style-name="gr9" draw:text-style-name="P7" draw:layer="layout" svg:width="0.026cm" svg:height="0.027cm" svg:x="2.891cm" svg:y="1.586cm" svg:viewBox="0 0 27 28" draw:points="0,0 27,0 27,28 0,28">
            <text:p/>
          </draw:polygon>
          <draw:polygon draw:style-name="gr9" draw:text-style-name="P7" draw:layer="layout" svg:width="0.026cm" svg:height="0.027cm" svg:x="2.907cm" svg:y="1.64cm" svg:viewBox="0 0 27 28" draw:points="0,0 27,0 27,28 0,28">
            <text:p/>
          </draw:polygon>
          <draw:polygon draw:style-name="gr8" draw:text-style-name="P6" draw:layer="layout" svg:width="0.026cm" svg:height="0.027cm" svg:x="2.854cm" svg:y="1.664cm" svg:viewBox="0 0 27 28" draw:points="0,0 27,0 27,28 0,28">
            <text:p/>
          </draw:polygon>
          <draw:polygon draw:style-name="gr9" draw:text-style-name="P7" draw:layer="layout" svg:width="0.026cm" svg:height="0.027cm" svg:x="2.815cm" svg:y="1.738cm" svg:viewBox="0 0 27 28" draw:points="0,0 27,0 27,28 0,28">
            <text:p/>
          </draw:polygon>
          <draw:polygon draw:style-name="gr9" draw:text-style-name="P7" draw:layer="layout" svg:width="0.026cm" svg:height="0.027cm" svg:x="2.907cm" svg:y="1.721cm" svg:viewBox="0 0 27 28" draw:points="0,0 27,0 27,28 0,28">
            <text:p/>
          </draw:polygon>
          <draw:polygon draw:style-name="gr8" draw:text-style-name="P6" draw:layer="layout" svg:width="0.026cm" svg:height="0.027cm" svg:x="2.907cm" svg:y="1.748cm" svg:viewBox="0 0 27 28" draw:points="0,0 27,0 27,28 0,28">
            <text:p/>
          </draw:polygon>
          <draw:polygon draw:style-name="gr9" draw:text-style-name="P7" draw:layer="layout" svg:width="0.026cm" svg:height="0.027cm" svg:x="2.907cm" svg:y="1.775cm" svg:viewBox="0 0 27 28" draw:points="0,0 27,0 27,28 0,28">
            <text:p/>
          </draw:polygon>
          <draw:polygon draw:style-name="gr8" draw:text-style-name="P6" draw:layer="layout" svg:width="0.026cm" svg:height="0.027cm" svg:x="2.907cm" svg:y="1.802cm" svg:viewBox="0 0 27 28" draw:points="0,0 27,0 27,28 0,28">
            <text:p/>
          </draw:polygon>
          <draw:polygon draw:style-name="gr9" draw:text-style-name="P7" draw:layer="layout" svg:width="0.026cm" svg:height="0.027cm" svg:x="2.907cm" svg:y="1.829cm" svg:viewBox="0 0 27 28" draw:points="0,0 27,0 27,28 0,28">
            <text:p/>
          </draw:polygon>
          <draw:polygon draw:style-name="gr8" draw:text-style-name="P6" draw:layer="layout" svg:width="0.026cm" svg:height="0.027cm" svg:x="2.907cm" svg:y="1.856cm" svg:viewBox="0 0 27 28" draw:points="0,0 27,0 27,28 0,28">
            <text:p/>
          </draw:polygon>
          <draw:polygon draw:style-name="gr9" draw:text-style-name="P7" draw:layer="layout" svg:width="0.026cm" svg:height="0.027cm" svg:x="2.907cm" svg:y="1.883cm" svg:viewBox="0 0 27 28" draw:points="0,0 27,0 27,28 0,28">
            <text:p/>
          </draw:polygon>
          <draw:polygon draw:style-name="gr8" draw:text-style-name="P6" draw:layer="layout" svg:width="0.026cm" svg:height="0.027cm" svg:x="2.749cm" svg:y="1.796cm" svg:viewBox="0 0 27 28" draw:points="0,0 27,0 27,28 0,28">
            <text:p/>
          </draw:polygon>
          <draw:polygon draw:style-name="gr7" draw:text-style-name="P5" draw:layer="layout" svg:width="0.026cm" svg:height="0.027cm" svg:x="2.907cm" svg:y="1.937cm" svg:viewBox="0 0 27 28" draw:points="0,0 27,0 27,28 0,28">
            <text:p/>
          </draw:polygon>
          <draw:polygon draw:style-name="gr9" draw:text-style-name="P7" draw:layer="layout" svg:width="0.026cm" svg:height="0.027cm" svg:x="2.907cm" svg:y="1.964cm" svg:viewBox="0 0 27 28" draw:points="0,0 27,0 27,28 0,28">
            <text:p/>
          </draw:polygon>
          <draw:polygon draw:style-name="gr7" draw:text-style-name="P5" draw:layer="layout" svg:width="0.026cm" svg:height="0.027cm" svg:x="2.907cm" svg:y="1.991cm" svg:viewBox="0 0 27 28" draw:points="0,0 27,0 27,28 0,28">
            <text:p/>
          </draw:polygon>
          <draw:polygon draw:style-name="gr8" draw:text-style-name="P6" draw:layer="layout" svg:width="0.026cm" svg:height="0.027cm" svg:x="2.907cm" svg:y="2.019cm" svg:viewBox="0 0 27 28" draw:points="0,0 27,0 27,28 0,28">
            <text:p/>
          </draw:polygon>
          <draw:polygon draw:style-name="gr9" draw:text-style-name="P7" draw:layer="layout" svg:width="0.026cm" svg:height="0.027cm" svg:x="2.907cm" svg:y="2.046cm" svg:viewBox="0 0 27 28" draw:points="0,0 27,0 27,28 0,28">
            <text:p/>
          </draw:polygon>
          <draw:polygon draw:style-name="gr7" draw:text-style-name="P5" draw:layer="layout" svg:width="0.026cm" svg:height="0.027cm" svg:x="2.907cm" svg:y="2.073cm" svg:viewBox="0 0 27 28" draw:points="0,0 27,0 27,28 0,28">
            <text:p/>
          </draw:polygon>
          <draw:polygon draw:style-name="gr8" draw:text-style-name="P6" draw:layer="layout" svg:width="0.026cm" svg:height="0.027cm" svg:x="2.907cm" svg:y="2.1cm" svg:viewBox="0 0 27 28" draw:points="0,0 27,0 27,28 0,28">
            <text:p/>
          </draw:polygon>
          <draw:polygon draw:style-name="gr7" draw:text-style-name="P5" draw:layer="layout" svg:width="0.026cm" svg:height="0.027cm" svg:x="2.907cm" svg:y="2.127cm" svg:viewBox="0 0 27 28" draw:points="0,0 27,0 27,28 0,28">
            <text:p/>
          </draw:polygon>
          <draw:polygon draw:style-name="gr9" draw:text-style-name="P7" draw:layer="layout" svg:width="0.026cm" svg:height="0.027cm" svg:x="2.907cm" svg:y="2.154cm" svg:viewBox="0 0 27 28" draw:points="0,0 27,0 27,28 0,28">
            <text:p/>
          </draw:polygon>
          <draw:polygon draw:style-name="gr8" draw:text-style-name="P6" draw:layer="layout" svg:width="0.026cm" svg:height="0.027cm" svg:x="2.907cm" svg:y="2.181cm" svg:viewBox="0 0 27 28" draw:points="0,0 27,0 27,28 0,28">
            <text:p/>
          </draw:polygon>
          <draw:polygon draw:style-name="gr7" draw:text-style-name="P5" draw:layer="layout" svg:width="0.026cm" svg:height="0.027cm" svg:x="2.907cm" svg:y="2.208cm" svg:viewBox="0 0 27 28" draw:points="0,0 27,0 27,28 0,28">
            <text:p/>
          </draw:polygon>
          <draw:polygon draw:style-name="gr8" draw:text-style-name="P6" draw:layer="layout" svg:width="0.026cm" svg:height="0.027cm" svg:x="2.907cm" svg:y="2.235cm" svg:viewBox="0 0 27 28" draw:points="0,0 27,0 27,28 0,28">
            <text:p/>
          </draw:polygon>
          <draw:polygon draw:style-name="gr8" draw:text-style-name="P6" draw:layer="layout" svg:width="0.026cm" svg:height="0.027cm" svg:x="2.862cm" svg:y="2.275cm" svg:viewBox="0 0 27 28" draw:points="0,0 27,0 27,28 0,28">
            <text:p/>
          </draw:polygon>
          <draw:polygon draw:style-name="gr8" draw:text-style-name="P6" draw:layer="layout" svg:width="0.026cm" svg:height="0.027cm" svg:x="2.907cm" svg:y="2.289cm" svg:viewBox="0 0 27 28" draw:points="0,0 27,0 27,28 0,28">
            <text:p/>
          </draw:polygon>
          <draw:polygon draw:style-name="gr9" draw:text-style-name="P7" draw:layer="layout" svg:width="0.026cm" svg:height="0.027cm" svg:x="2.877cm" svg:y="1.463cm" svg:viewBox="0 0 27 28" draw:points="0,0 27,0 27,28 0,28">
            <text:p/>
          </draw:polygon>
          <draw:polygon draw:style-name="gr9" draw:text-style-name="P7" draw:layer="layout" svg:width="0.026cm" svg:height="0.027cm" svg:x="2.841cm" svg:y="1.413cm" svg:viewBox="0 0 27 28" draw:points="0,0 27,0 27,28 0,28">
            <text:p/>
          </draw:polygon>
          <draw:polygon draw:style-name="gr7" draw:text-style-name="P5" draw:layer="layout" svg:width="0.026cm" svg:height="0.027cm" svg:x="2.911cm" svg:y="1.44cm" svg:viewBox="0 0 27 28" draw:points="0,0 27,0 27,28 0,28">
            <text:p/>
          </draw:polygon>
          <draw:polygon draw:style-name="gr9" draw:text-style-name="P7" draw:layer="layout" svg:width="0.026cm" svg:height="0.027cm" svg:x="2.896cm" svg:y="1.517cm" svg:viewBox="0 0 27 28" draw:points="0,0 27,0 27,28 0,28">
            <text:p/>
          </draw:polygon>
          <draw:polygon draw:style-name="gr7" draw:text-style-name="P5" draw:layer="layout" svg:width="0.026cm" svg:height="0.027cm" svg:x="2.932cm" svg:y="1.586cm" svg:viewBox="0 0 27 28" draw:points="0,0 27,0 27,28 0,28">
            <text:p/>
          </draw:polygon>
          <draw:polygon draw:style-name="gr9" draw:text-style-name="P7" draw:layer="layout" svg:width="0.026cm" svg:height="0.027cm" svg:x="2.932cm" svg:y="1.613cm" svg:viewBox="0 0 27 28" draw:points="0,0 27,0 27,28 0,28">
            <text:p/>
          </draw:polygon>
          <draw:polygon draw:style-name="gr8" draw:text-style-name="P6" draw:layer="layout" svg:width="0.026cm" svg:height="0.027cm" svg:x="2.932cm" svg:y="1.64cm" svg:viewBox="0 0 27 28" draw:points="0,0 27,0 27,28 0,28">
            <text:p/>
          </draw:polygon>
          <draw:polygon draw:style-name="gr7" draw:text-style-name="P5" draw:layer="layout" svg:width="0.026cm" svg:height="0.027cm" svg:x="2.932cm" svg:y="1.667cm" svg:viewBox="0 0 27 28" draw:points="0,0 27,0 27,28 0,28">
            <text:p/>
          </draw:polygon>
          <draw:polygon draw:style-name="gr9" draw:text-style-name="P7" draw:layer="layout" svg:width="0.026cm" svg:height="0.027cm" svg:x="2.932cm" svg:y="1.694cm" svg:viewBox="0 0 27 28" draw:points="0,0 27,0 27,28 0,28">
            <text:p/>
          </draw:polygon>
          <draw:polygon draw:style-name="gr7" draw:text-style-name="P5" draw:layer="layout" svg:width="0.026cm" svg:height="0.027cm" svg:x="2.932cm" svg:y="1.721cm" svg:viewBox="0 0 27 28" draw:points="0,0 27,0 27,28 0,28">
            <text:p/>
          </draw:polygon>
          <draw:polygon draw:style-name="gr9" draw:text-style-name="P7" draw:layer="layout" svg:width="0.026cm" svg:height="0.027cm" svg:x="2.932cm" svg:y="1.748cm" svg:viewBox="0 0 27 28" draw:points="0,0 27,0 27,28 0,28">
            <text:p/>
          </draw:polygon>
          <draw:polygon draw:style-name="gr7" draw:text-style-name="P5" draw:layer="layout" svg:width="0.026cm" svg:height="0.027cm" svg:x="2.932cm" svg:y="1.775cm" svg:viewBox="0 0 27 28" draw:points="0,0 27,0 27,28 0,28">
            <text:p/>
          </draw:polygon>
          <draw:polygon draw:style-name="gr9" draw:text-style-name="P7" draw:layer="layout" svg:width="0.026cm" svg:height="0.027cm" svg:x="2.932cm" svg:y="1.802cm" svg:viewBox="0 0 27 28" draw:points="0,0 27,0 27,28 0,28">
            <text:p/>
          </draw:polygon>
          <draw:polygon draw:style-name="gr7" draw:text-style-name="P5" draw:layer="layout" svg:width="0.026cm" svg:height="0.027cm" svg:x="2.932cm" svg:y="1.829cm" svg:viewBox="0 0 27 28" draw:points="0,0 27,0 27,28 0,28">
            <text:p/>
          </draw:polygon>
          <draw:polygon draw:style-name="gr9" draw:text-style-name="P7" draw:layer="layout" svg:width="0.026cm" svg:height="0.027cm" svg:x="2.932cm" svg:y="1.856cm" svg:viewBox="0 0 27 28" draw:points="0,0 27,0 27,28 0,28">
            <text:p/>
          </draw:polygon>
          <draw:polygon draw:style-name="gr8" draw:text-style-name="P6" draw:layer="layout" svg:width="0.026cm" svg:height="0.027cm" svg:x="2.932cm" svg:y="1.883cm" svg:viewBox="0 0 27 28" draw:points="0,0 27,0 27,28 0,28">
            <text:p/>
          </draw:polygon>
          <draw:polygon draw:style-name="gr9" draw:text-style-name="P7" draw:layer="layout" svg:width="0.026cm" svg:height="0.027cm" svg:x="2.932cm" svg:y="1.91cm" svg:viewBox="0 0 27 28" draw:points="0,0 27,0 27,28 0,28">
            <text:p/>
          </draw:polygon>
          <draw:polygon draw:style-name="gr9" draw:text-style-name="P7" draw:layer="layout" svg:width="0.026cm" svg:height="0.027cm" svg:x="2.932cm" svg:y="1.937cm" svg:viewBox="0 0 27 28" draw:points="0,0 27,0 27,28 0,28">
            <text:p/>
          </draw:polygon>
          <draw:polygon draw:style-name="gr8" draw:text-style-name="P6" draw:layer="layout" svg:width="0.026cm" svg:height="0.027cm" svg:x="2.932cm" svg:y="1.964cm" svg:viewBox="0 0 27 28" draw:points="0,0 27,0 27,28 0,28">
            <text:p/>
          </draw:polygon>
          <draw:polygon draw:style-name="gr9" draw:text-style-name="P7" draw:layer="layout" svg:width="0.026cm" svg:height="0.027cm" svg:x="2.932cm" svg:y="1.991cm" svg:viewBox="0 0 27 28" draw:points="0,0 27,0 27,28 0,28">
            <text:p/>
          </draw:polygon>
          <draw:polygon draw:style-name="gr7" draw:text-style-name="P5" draw:layer="layout" svg:width="0.026cm" svg:height="0.027cm" svg:x="2.932cm" svg:y="2.019cm" svg:viewBox="0 0 27 28" draw:points="0,0 27,0 27,28 0,28">
            <text:p/>
          </draw:polygon>
          <draw:polygon draw:style-name="gr7" draw:text-style-name="P5" draw:layer="layout" svg:width="0.026cm" svg:height="0.027cm" svg:x="2.932cm" svg:y="2.046cm" svg:viewBox="0 0 27 28" draw:points="0,0 27,0 27,28 0,28">
            <text:p/>
          </draw:polygon>
          <draw:polygon draw:style-name="gr8" draw:text-style-name="P6" draw:layer="layout" svg:width="0.026cm" svg:height="0.027cm" svg:x="2.932cm" svg:y="2.073cm" svg:viewBox="0 0 27 28" draw:points="0,0 27,0 27,28 0,28">
            <text:p/>
          </draw:polygon>
          <draw:polygon draw:style-name="gr7" draw:text-style-name="P5" draw:layer="layout" svg:width="0.026cm" svg:height="0.027cm" svg:x="2.932cm" svg:y="2.1cm" svg:viewBox="0 0 27 28" draw:points="0,0 27,0 27,28 0,28">
            <text:p/>
          </draw:polygon>
          <draw:polygon draw:style-name="gr9" draw:text-style-name="P7" draw:layer="layout" svg:width="0.026cm" svg:height="0.027cm" svg:x="2.932cm" svg:y="2.127cm" svg:viewBox="0 0 27 28" draw:points="0,0 27,0 27,28 0,28">
            <text:p/>
          </draw:polygon>
          <draw:polygon draw:style-name="gr8" draw:text-style-name="P6" draw:layer="layout" svg:width="0.026cm" svg:height="0.027cm" svg:x="2.932cm" svg:y="2.154cm" svg:viewBox="0 0 27 28" draw:points="0,0 27,0 27,28 0,28">
            <text:p/>
          </draw:polygon>
          <draw:polygon draw:style-name="gr7" draw:text-style-name="P5" draw:layer="layout" svg:width="0.026cm" svg:height="0.027cm" svg:x="2.932cm" svg:y="2.181cm" svg:viewBox="0 0 27 28" draw:points="0,0 27,0 27,28 0,28">
            <text:p/>
          </draw:polygon>
          <draw:polygon draw:style-name="gr9" draw:text-style-name="P7" draw:layer="layout" svg:width="0.026cm" svg:height="0.027cm" svg:x="2.932cm" svg:y="2.208cm" svg:viewBox="0 0 27 28" draw:points="0,0 27,0 27,28 0,28">
            <text:p/>
          </draw:polygon>
          <draw:polygon draw:style-name="gr7" draw:text-style-name="P5" draw:layer="layout" svg:width="0.026cm" svg:height="0.027cm" svg:x="2.932cm" svg:y="2.235cm" svg:viewBox="0 0 27 28" draw:points="0,0 27,0 27,28 0,28">
            <text:p/>
          </draw:polygon>
          <draw:polygon draw:style-name="gr8" draw:text-style-name="P6" draw:layer="layout" svg:width="0.026cm" svg:height="0.027cm" svg:x="2.932cm" svg:y="2.262cm" svg:viewBox="0 0 27 28" draw:points="0,0 27,0 27,28 0,28">
            <text:p/>
          </draw:polygon>
          <draw:polygon draw:style-name="gr7" draw:text-style-name="P5" draw:layer="layout" svg:width="0.026cm" svg:height="0.027cm" svg:x="2.88cm" svg:y="2.331cm" svg:viewBox="0 0 27 28" draw:points="0,0 27,0 27,28 0,28">
            <text:p/>
          </draw:polygon>
          <draw:polygon draw:style-name="gr7" draw:text-style-name="P5" draw:layer="layout" svg:width="0.026cm" svg:height="0.027cm" svg:x="2.731cm" svg:y="1.391cm" svg:viewBox="0 0 27 28" draw:points="0,0 27,0 27,28 0,28">
            <text:p/>
          </draw:polygon>
          <draw:polygon draw:style-name="gr9" draw:text-style-name="P7" draw:layer="layout" svg:width="0.026cm" svg:height="0.027cm" svg:x="2.822cm" svg:y="1.527cm" svg:viewBox="0 0 27 28" draw:points="0,0 27,0 27,28 0,28">
            <text:p/>
          </draw:polygon>
          <draw:polygon draw:style-name="gr8" draw:text-style-name="P6" draw:layer="layout" svg:width="0.026cm" svg:height="0.027cm" svg:x="2.938cm" svg:y="1.478cm" svg:viewBox="0 0 27 28" draw:points="0,0 27,0 27,28 0,28">
            <text:p/>
          </draw:polygon>
          <draw:polygon draw:style-name="gr7" draw:text-style-name="P5" draw:layer="layout" svg:width="0.026cm" svg:height="0.027cm" svg:x="2.958cm" svg:y="1.531cm" svg:viewBox="0 0 27 28" draw:points="0,0 27,0 27,28 0,28">
            <text:p/>
          </draw:polygon>
          <draw:polygon draw:style-name="gr8" draw:text-style-name="P6" draw:layer="layout" svg:width="0.026cm" svg:height="0.027cm" svg:x="2.958cm" svg:y="1.559cm" svg:viewBox="0 0 27 28" draw:points="0,0 27,0 27,28 0,28">
            <text:p/>
          </draw:polygon>
          <draw:polygon draw:style-name="gr9" draw:text-style-name="P7" draw:layer="layout" svg:width="0.026cm" svg:height="0.027cm" svg:x="2.958cm" svg:y="1.586cm" svg:viewBox="0 0 27 28" draw:points="0,0 27,0 27,28 0,28">
            <text:p/>
          </draw:polygon>
          <draw:polygon draw:style-name="gr7" draw:text-style-name="P5" draw:layer="layout" svg:width="0.026cm" svg:height="0.027cm" svg:x="2.958cm" svg:y="1.613cm" svg:viewBox="0 0 27 28" draw:points="0,0 27,0 27,28 0,28">
            <text:p/>
          </draw:polygon>
          <draw:polygon draw:style-name="gr7" draw:text-style-name="P5" draw:layer="layout" svg:width="0.026cm" svg:height="0.027cm" svg:x="2.958cm" svg:y="1.64cm" svg:viewBox="0 0 27 28" draw:points="0,0 27,0 27,28 0,28">
            <text:p/>
          </draw:polygon>
          <draw:polygon draw:style-name="gr9" draw:text-style-name="P7" draw:layer="layout" svg:width="0.026cm" svg:height="0.027cm" svg:x="2.958cm" svg:y="1.667cm" svg:viewBox="0 0 27 28" draw:points="0,0 27,0 27,28 0,28">
            <text:p/>
          </draw:polygon>
          <draw:polygon draw:style-name="gr8" draw:text-style-name="P6" draw:layer="layout" svg:width="0.026cm" svg:height="0.027cm" svg:x="2.958cm" svg:y="1.694cm" svg:viewBox="0 0 27 28" draw:points="0,0 27,0 27,28 0,28">
            <text:p/>
          </draw:polygon>
          <draw:polygon draw:style-name="gr9" draw:text-style-name="P7" draw:layer="layout" svg:width="0.026cm" svg:height="0.027cm" svg:x="2.958cm" svg:y="1.721cm" svg:viewBox="0 0 27 28" draw:points="0,0 27,0 27,28 0,28">
            <text:p/>
          </draw:polygon>
          <draw:polygon draw:style-name="gr8" draw:text-style-name="P6" draw:layer="layout" svg:width="0.026cm" svg:height="0.027cm" svg:x="2.958cm" svg:y="1.748cm" svg:viewBox="0 0 27 28" draw:points="0,0 27,0 27,28 0,28">
            <text:p/>
          </draw:polygon>
          <draw:polygon draw:style-name="gr9" draw:text-style-name="P7" draw:layer="layout" svg:width="0.026cm" svg:height="0.027cm" svg:x="2.958cm" svg:y="1.775cm" svg:viewBox="0 0 27 28" draw:points="0,0 27,0 27,28 0,28">
            <text:p/>
          </draw:polygon>
          <draw:polygon draw:style-name="gr7" draw:text-style-name="P5" draw:layer="layout" svg:width="0.026cm" svg:height="0.027cm" svg:x="2.958cm" svg:y="1.802cm" svg:viewBox="0 0 27 28" draw:points="0,0 27,0 27,28 0,28">
            <text:p/>
          </draw:polygon>
          <draw:polygon draw:style-name="gr8" draw:text-style-name="P6" draw:layer="layout" svg:width="0.026cm" svg:height="0.027cm" svg:x="2.958cm" svg:y="1.829cm" svg:viewBox="0 0 27 28" draw:points="0,0 27,0 27,28 0,28">
            <text:p/>
          </draw:polygon>
          <draw:polygon draw:style-name="gr7" draw:text-style-name="P5" draw:layer="layout" svg:width="0.026cm" svg:height="0.027cm" svg:x="2.958cm" svg:y="1.856cm" svg:viewBox="0 0 27 28" draw:points="0,0 27,0 27,28 0,28">
            <text:p/>
          </draw:polygon>
          <draw:polygon draw:style-name="gr9" draw:text-style-name="P7" draw:layer="layout" svg:width="0.026cm" svg:height="0.027cm" svg:x="2.958cm" svg:y="1.883cm" svg:viewBox="0 0 27 28" draw:points="0,0 27,0 27,28 0,28">
            <text:p/>
          </draw:polygon>
          <draw:polygon draw:style-name="gr8" draw:text-style-name="P6" draw:layer="layout" svg:width="0.026cm" svg:height="0.027cm" svg:x="2.958cm" svg:y="1.91cm" svg:viewBox="0 0 27 28" draw:points="0,0 27,0 27,28 0,28">
            <text:p/>
          </draw:polygon>
          <draw:polygon draw:style-name="gr8" draw:text-style-name="P6" draw:layer="layout" svg:width="0.026cm" svg:height="0.027cm" svg:x="2.958cm" svg:y="1.937cm" svg:viewBox="0 0 27 28" draw:points="0,0 27,0 27,28 0,28">
            <text:p/>
          </draw:polygon>
          <draw:polygon draw:style-name="gr9" draw:text-style-name="P7" draw:layer="layout" svg:width="0.026cm" svg:height="0.027cm" svg:x="2.958cm" svg:y="1.964cm" svg:viewBox="0 0 27 28" draw:points="0,0 27,0 27,28 0,28">
            <text:p/>
          </draw:polygon>
          <draw:polygon draw:style-name="gr7" draw:text-style-name="P5" draw:layer="layout" svg:width="0.026cm" svg:height="0.027cm" svg:x="2.958cm" svg:y="1.991cm" svg:viewBox="0 0 27 28" draw:points="0,0 27,0 27,28 0,28">
            <text:p/>
          </draw:polygon>
          <draw:polygon draw:style-name="gr8" draw:text-style-name="P6" draw:layer="layout" svg:width="0.026cm" svg:height="0.027cm" svg:x="2.958cm" svg:y="2.019cm" svg:viewBox="0 0 27 28" draw:points="0,0 27,0 27,28 0,28">
            <text:p/>
          </draw:polygon>
          <draw:polygon draw:style-name="gr9" draw:text-style-name="P7" draw:layer="layout" svg:width="0.026cm" svg:height="0.027cm" svg:x="2.958cm" svg:y="2.046cm" svg:viewBox="0 0 27 28" draw:points="0,0 27,0 27,28 0,28">
            <text:p/>
          </draw:polygon>
          <draw:polygon draw:style-name="gr9" draw:text-style-name="P7" draw:layer="layout" svg:width="0.026cm" svg:height="0.027cm" svg:x="2.958cm" svg:y="2.073cm" svg:viewBox="0 0 27 28" draw:points="0,0 27,0 27,28 0,28">
            <text:p/>
          </draw:polygon>
          <draw:polygon draw:style-name="gr7" draw:text-style-name="P5" draw:layer="layout" svg:width="0.026cm" svg:height="0.027cm" svg:x="2.958cm" svg:y="2.1cm" svg:viewBox="0 0 27 28" draw:points="0,0 27,0 27,28 0,28">
            <text:p/>
          </draw:polygon>
          <draw:polygon draw:style-name="gr7" draw:text-style-name="P5" draw:layer="layout" svg:width="0.026cm" svg:height="0.027cm" svg:x="2.958cm" svg:y="2.127cm" svg:viewBox="0 0 27 28" draw:points="0,0 27,0 27,28 0,28">
            <text:p/>
          </draw:polygon>
          <draw:polygon draw:style-name="gr8" draw:text-style-name="P6" draw:layer="layout" svg:width="0.026cm" svg:height="0.027cm" svg:x="2.958cm" svg:y="2.154cm" svg:viewBox="0 0 27 28" draw:points="0,0 27,0 27,28 0,28">
            <text:p/>
          </draw:polygon>
          <draw:polygon draw:style-name="gr9" draw:text-style-name="P7" draw:layer="layout" svg:width="0.026cm" svg:height="0.027cm" svg:x="2.958cm" svg:y="2.181cm" svg:viewBox="0 0 27 28" draw:points="0,0 27,0 27,28 0,28">
            <text:p/>
          </draw:polygon>
          <draw:polygon draw:style-name="gr8" draw:text-style-name="P6" draw:layer="layout" svg:width="0.026cm" svg:height="0.027cm" svg:x="2.958cm" svg:y="2.208cm" svg:viewBox="0 0 27 28" draw:points="0,0 27,0 27,28 0,28">
            <text:p/>
          </draw:polygon>
          <draw:polygon draw:style-name="gr8" draw:text-style-name="P6" draw:layer="layout" svg:width="0.026cm" svg:height="0.027cm" svg:x="2.958cm" svg:y="2.235cm" svg:viewBox="0 0 27 28" draw:points="0,0 27,0 27,28 0,28">
            <text:p/>
          </draw:polygon>
          <draw:polygon draw:style-name="gr9" draw:text-style-name="P7" draw:layer="layout" svg:width="0.026cm" svg:height="0.027cm" svg:x="2.958cm" svg:y="2.262cm" svg:viewBox="0 0 27 28" draw:points="0,0 27,0 27,28 0,28">
            <text:p/>
          </draw:polygon>
          <draw:polygon draw:style-name="gr7" draw:text-style-name="P5" draw:layer="layout" svg:width="0.026cm" svg:height="0.027cm" svg:x="2.958cm" svg:y="2.289cm" svg:viewBox="0 0 27 28" draw:points="0,0 27,0 27,28 0,28">
            <text:p/>
          </draw:polygon>
          <draw:polygon draw:style-name="gr8" draw:text-style-name="P6" draw:layer="layout" svg:width="0.026cm" svg:height="0.027cm" svg:x="2.932cm" svg:y="2.319cm" svg:viewBox="0 0 27 28" draw:points="0,0 27,0 27,28 0,28">
            <text:p/>
          </draw:polygon>
          <draw:polygon draw:style-name="gr8" draw:text-style-name="P6" draw:layer="layout" svg:width="0.026cm" svg:height="0.027cm" svg:x="2.782cm" svg:y="1.395cm" svg:viewBox="0 0 27 28" draw:points="0,0 27,0 27,28 0,28">
            <text:p/>
          </draw:polygon>
          <draw:polygon draw:style-name="gr9" draw:text-style-name="P7" draw:layer="layout" svg:width="0.026cm" svg:height="0.027cm" svg:x="2.924cm" svg:y="1.388cm" svg:viewBox="0 0 27 28" draw:points="0,0 27,0 27,28 0,28">
            <text:p/>
          </draw:polygon>
          <draw:polygon draw:style-name="gr9" draw:text-style-name="P7" draw:layer="layout" svg:width="0.026cm" svg:height="0.027cm" svg:x="2.984cm" svg:y="1.477cm" svg:viewBox="0 0 27 28" draw:points="0,0 27,0 27,28 0,28">
            <text:p/>
          </draw:polygon>
          <draw:polygon draw:style-name="gr8" draw:text-style-name="P6" draw:layer="layout" svg:width="0.026cm" svg:height="0.027cm" svg:x="2.984cm" svg:y="1.504cm" svg:viewBox="0 0 27 28" draw:points="0,0 27,0 27,28 0,28">
            <text:p/>
          </draw:polygon>
          <draw:polygon draw:style-name="gr9" draw:text-style-name="P7" draw:layer="layout" svg:width="0.026cm" svg:height="0.027cm" svg:x="2.984cm" svg:y="1.531cm" svg:viewBox="0 0 27 28" draw:points="0,0 27,0 27,28 0,28">
            <text:p/>
          </draw:polygon>
          <draw:polygon draw:style-name="gr8" draw:text-style-name="P6" draw:layer="layout" svg:width="0.026cm" svg:height="0.027cm" svg:x="2.984cm" svg:y="1.559cm" svg:viewBox="0 0 27 28" draw:points="0,0 27,0 27,28 0,28">
            <text:p/>
          </draw:polygon>
          <draw:polygon draw:style-name="gr8" draw:text-style-name="P6" draw:layer="layout" svg:width="0.026cm" svg:height="0.027cm" svg:x="2.984cm" svg:y="1.586cm" svg:viewBox="0 0 27 28" draw:points="0,0 27,0 27,28 0,28">
            <text:p/>
          </draw:polygon>
          <draw:polygon draw:style-name="gr9" draw:text-style-name="P7" draw:layer="layout" svg:width="0.026cm" svg:height="0.027cm" svg:x="2.984cm" svg:y="1.613cm" svg:viewBox="0 0 27 28" draw:points="0,0 27,0 27,28 0,28">
            <text:p/>
          </draw:polygon>
          <draw:polygon draw:style-name="gr8" draw:text-style-name="P6" draw:layer="layout" svg:width="0.026cm" svg:height="0.027cm" svg:x="2.984cm" svg:y="1.64cm" svg:viewBox="0 0 27 28" draw:points="0,0 27,0 25,28 0,28">
            <text:p/>
          </draw:polygon>
          <draw:path draw:style-name="gr8" draw:text-style-name="P6" draw:layer="layout" svg:width="0.023cm" svg:height="0.027cm" svg:x="2.984cm" svg:y="1.667cm" svg:viewBox="0 0 24 28" svg:d="M0 0h24c-2 8-2 19-3 28h-21z">
            <text:p/>
          </draw:path>
          <draw:polygon draw:style-name="gr7" draw:text-style-name="P5" draw:layer="layout" svg:width="0.02cm" svg:height="0.027cm" svg:x="2.984cm" svg:y="1.694cm" svg:viewBox="0 0 21 28" draw:points="0,0 21,0 21,28 0,28">
            <text:p/>
          </draw:polygon>
          <draw:polygon draw:style-name="gr8" draw:text-style-name="P6" draw:layer="layout" svg:width="0.02cm" svg:height="0.027cm" svg:x="2.984cm" svg:y="1.721cm" svg:viewBox="0 0 21 28" draw:points="0,0 21,0 21,28 0,28">
            <text:p/>
          </draw:polygon>
          <draw:polygon draw:style-name="gr7" draw:text-style-name="P5" draw:layer="layout" svg:width="0.02cm" svg:height="0.027cm" svg:x="2.984cm" svg:y="1.748cm" svg:viewBox="0 0 21 28" draw:points="0,0 21,0 21,28 0,28">
            <text:p/>
          </draw:polygon>
          <draw:polygon draw:style-name="gr9" draw:text-style-name="P7" draw:layer="layout" svg:width="0.02cm" svg:height="0.027cm" svg:x="2.984cm" svg:y="1.775cm" svg:viewBox="0 0 21 28" draw:points="0,0 21,0 21,28 0,28">
            <text:p/>
          </draw:polygon>
          <draw:polygon draw:style-name="gr9" draw:text-style-name="P7" draw:layer="layout" svg:width="0.019cm" svg:height="0.027cm" svg:x="2.984cm" svg:y="1.802cm" svg:viewBox="0 0 20 28" draw:points="0,0 20,0 20,28 0,28">
            <text:p/>
          </draw:polygon>
          <draw:polygon draw:style-name="gr9" draw:text-style-name="P7" draw:layer="layout" svg:width="0.019cm" svg:height="0.027cm" svg:x="2.984cm" svg:y="1.829cm" svg:viewBox="0 0 20 28" draw:points="0,0 20,0 20,28 0,28">
            <text:p/>
          </draw:polygon>
          <draw:polygon draw:style-name="gr7" draw:text-style-name="P5" draw:layer="layout" svg:width="0.019cm" svg:height="0.027cm" svg:x="2.984cm" svg:y="1.856cm" svg:viewBox="0 0 20 28" draw:points="0,0 20,0 20,28 0,28">
            <text:p/>
          </draw:polygon>
          <draw:polygon draw:style-name="gr9" draw:text-style-name="P7" draw:layer="layout" svg:width="0.019cm" svg:height="0.027cm" svg:x="2.984cm" svg:y="1.883cm" svg:viewBox="0 0 20 28" draw:points="0,0 20,0 20,28 0,28">
            <text:p/>
          </draw:polygon>
          <draw:polygon draw:style-name="gr7" draw:text-style-name="P5" draw:layer="layout" svg:width="0.019cm" svg:height="0.027cm" svg:x="2.984cm" svg:y="1.91cm" svg:viewBox="0 0 20 28" draw:points="0,0 20,0 20,28 0,28">
            <text:p/>
          </draw:polygon>
          <draw:polygon draw:style-name="gr9" draw:text-style-name="P7" draw:layer="layout" svg:width="0.019cm" svg:height="0.027cm" svg:x="2.984cm" svg:y="1.937cm" svg:viewBox="0 0 20 28" draw:points="0,0 20,0 20,28 0,28">
            <text:p/>
          </draw:polygon>
          <draw:polygon draw:style-name="gr4" draw:text-style-name="P4" draw:layer="layout" svg:width="0.019cm" svg:height="0.027cm" svg:x="2.984cm" svg:y="1.964cm" svg:viewBox="0 0 20 28" draw:points="0,0 20,0 20,28 0,28">
            <text:p/>
          </draw:polygon>
          <draw:polygon draw:style-name="gr8" draw:text-style-name="P6" draw:layer="layout" svg:width="0.019cm" svg:height="0.027cm" svg:x="2.984cm" svg:y="1.991cm" svg:viewBox="0 0 20 28" draw:points="0,0 20,0 20,28 0,28">
            <text:p/>
          </draw:polygon>
          <draw:polygon draw:style-name="gr7" draw:text-style-name="P5" draw:layer="layout" svg:width="0.019cm" svg:height="0.027cm" svg:x="2.984cm" svg:y="2.019cm" svg:viewBox="0 0 20 28" draw:points="0,0 20,0 20,28 0,28">
            <text:p/>
          </draw:polygon>
          <draw:polygon draw:style-name="gr8" draw:text-style-name="P6" draw:layer="layout" svg:width="0.019cm" svg:height="0.027cm" svg:x="2.984cm" svg:y="2.046cm" svg:viewBox="0 0 20 28" draw:points="0,0 20,0 20,28 0,28">
            <text:p/>
          </draw:polygon>
          <draw:polygon draw:style-name="gr7" draw:text-style-name="P5" draw:layer="layout" svg:width="0.02cm" svg:height="0.027cm" svg:x="2.984cm" svg:y="2.073cm" svg:viewBox="0 0 21 28" draw:points="0,0 21,0 21,28 0,28">
            <text:p/>
          </draw:polygon>
          <draw:path draw:style-name="gr8" draw:text-style-name="P6" draw:layer="layout" svg:width="0.023cm" svg:height="0.027cm" svg:x="2.984cm" svg:y="2.1cm" svg:viewBox="0 0 24 28" svg:d="M0 0h20c0 10 2 19 4 28h-24z">
            <text:p/>
          </draw:path>
          <draw:polygon draw:style-name="gr9" draw:text-style-name="P7" draw:layer="layout" svg:width="0.026cm" svg:height="0.027cm" svg:x="2.984cm" svg:y="2.127cm" svg:viewBox="0 0 27 28" draw:points="0,0 25,0 27,10 27,28 0,28">
            <text:p/>
          </draw:polygon>
          <draw:polygon draw:style-name="gr8" draw:text-style-name="P6" draw:layer="layout" svg:width="0.026cm" svg:height="0.027cm" svg:x="2.984cm" svg:y="2.154cm" svg:viewBox="0 0 27 28" draw:points="0,0 27,0 27,28 0,28">
            <text:p/>
          </draw:polygon>
          <draw:polygon draw:style-name="gr7" draw:text-style-name="P5" draw:layer="layout" svg:width="0.026cm" svg:height="0.027cm" svg:x="2.984cm" svg:y="2.181cm" svg:viewBox="0 0 27 28" draw:points="0,0 27,0 27,28 0,28">
            <text:p/>
          </draw:polygon>
          <draw:polygon draw:style-name="gr8" draw:text-style-name="P6" draw:layer="layout" svg:width="0.026cm" svg:height="0.027cm" svg:x="2.984cm" svg:y="2.208cm" svg:viewBox="0 0 27 28" draw:points="0,0 27,0 27,28 0,28">
            <text:p/>
          </draw:polygon>
          <draw:polygon draw:style-name="gr7" draw:text-style-name="P5" draw:layer="layout" svg:width="0.026cm" svg:height="0.027cm" svg:x="2.984cm" svg:y="2.235cm" svg:viewBox="0 0 27 28" draw:points="0,0 27,0 27,28 0,28">
            <text:p/>
          </draw:polygon>
          <draw:polygon draw:style-name="gr8" draw:text-style-name="P6" draw:layer="layout" svg:width="0.026cm" svg:height="0.027cm" svg:x="2.984cm" svg:y="2.262cm" svg:viewBox="0 0 27 28" draw:points="0,0 27,0 27,28 0,28">
            <text:p/>
          </draw:polygon>
          <draw:polygon draw:style-name="gr8" draw:text-style-name="P6" draw:layer="layout" svg:width="0.026cm" svg:height="0.027cm" svg:x="2.984cm" svg:y="2.289cm" svg:viewBox="0 0 27 28" draw:points="0,0 27,0 27,28 0,28">
            <text:p/>
          </draw:polygon>
          <draw:polygon draw:style-name="gr9" draw:text-style-name="P7" draw:layer="layout" svg:width="0.026cm" svg:height="0.027cm" svg:x="2.984cm" svg:y="2.316cm" svg:viewBox="0 0 27 28" draw:points="0,0 27,0 27,28 0,28">
            <text:p/>
          </draw:polygon>
          <draw:polygon draw:style-name="gr7" draw:text-style-name="P5" draw:layer="layout" svg:width="0.026cm" svg:height="0.027cm" svg:x="2.881cm" svg:y="1.381cm" svg:viewBox="0 0 27 28" draw:points="0,0 27,0 27,28 0,28">
            <text:p/>
          </draw:polygon>
          <draw:polygon draw:style-name="gr8" draw:text-style-name="P6" draw:layer="layout" svg:width="0.026cm" svg:height="0.027cm" svg:x="3.01cm" svg:y="1.45cm" svg:viewBox="0 0 27 28" draw:points="0,0 27,0 27,28 0,28">
            <text:p/>
          </draw:polygon>
          <draw:polygon draw:style-name="gr7" draw:text-style-name="P5" draw:layer="layout" svg:width="0.026cm" svg:height="0.027cm" svg:x="3.01cm" svg:y="1.477cm" svg:viewBox="0 0 27 28" draw:points="0,0 27,0 27,28 0,28">
            <text:p/>
          </draw:polygon>
          <draw:polygon draw:style-name="gr9" draw:text-style-name="P7" draw:layer="layout" svg:width="0.026cm" svg:height="0.027cm" svg:x="3.01cm" svg:y="1.504cm" svg:viewBox="0 0 27 28" draw:points="0,0 27,0 27,28 0,28">
            <text:p/>
          </draw:polygon>
          <draw:polygon draw:style-name="gr8" draw:text-style-name="P6" draw:layer="layout" svg:width="0.026cm" svg:height="0.027cm" svg:x="3.01cm" svg:y="1.531cm" svg:viewBox="0 0 27 28" draw:points="0,0 27,0 27,28 0,28">
            <text:p/>
          </draw:polygon>
          <draw:polygon draw:style-name="gr7" draw:text-style-name="P5" draw:layer="layout" svg:width="0.026cm" svg:height="0.027cm" svg:x="3.01cm" svg:y="1.559cm" svg:viewBox="0 0 27 28" draw:points="0,0 27,0 27,28 0,28">
            <text:p/>
          </draw:polygon>
          <draw:polygon draw:style-name="gr9" draw:text-style-name="P7" draw:layer="layout" svg:width="0.026cm" svg:height="0.027cm" svg:x="3.01cm" svg:y="1.586cm" svg:viewBox="0 0 27 28" draw:points="0,0 27,0 27,28 0,28">
            <text:p/>
          </draw:polygon>
          <draw:path draw:style-name="gr8" draw:text-style-name="P6" draw:layer="layout" svg:width="0.023cm" svg:height="0.027cm" svg:x="3.01cm" svg:y="1.613cm" svg:viewBox="0 0 24 28" svg:d="M0 0h24c-7 9-13 16-17 28h-7z">
            <text:p/>
          </draw:path>
          <draw:path draw:style-name="gr8" draw:text-style-name="P6" draw:layer="layout" svg:width="0.006cm" svg:height="0.016cm" svg:x="3.01cm" svg:y="1.64cm" svg:viewBox="0 0 7 17" svg:d="M0 0h7c-3 4-6 11-7 17z">
            <text:p/>
          </draw:path>
          <draw:path draw:style-name="gr8" draw:text-style-name="P6" draw:layer="layout" svg:width="0.007cm" svg:height="0.016cm" svg:x="3.01cm" svg:y="2.138cm" svg:viewBox="0 0 8 17" svg:d="M0 0c2 5 5 11 8 17h-8z">
            <text:p/>
          </draw:path>
          <draw:path draw:style-name="gr9" draw:text-style-name="P7" draw:layer="layout" svg:width="0.025cm" svg:height="0.027cm" svg:x="3.01cm" svg:y="2.154cm" svg:viewBox="0 0 26 28" svg:d="M0 0h7c7 12 12 21 19 28h-26z">
            <text:p/>
          </draw:path>
          <draw:polygon draw:style-name="gr8" draw:text-style-name="P6" draw:layer="layout" svg:width="0.026cm" svg:height="0.027cm" svg:x="3.01cm" svg:y="2.181cm" svg:viewBox="0 0 27 28" draw:points="0,0 27,0 27,28 0,28">
            <text:p/>
          </draw:polygon>
          <draw:polygon draw:style-name="gr8" draw:text-style-name="P6" draw:layer="layout" svg:width="0.026cm" svg:height="0.027cm" svg:x="3.01cm" svg:y="2.208cm" svg:viewBox="0 0 27 28" draw:points="0,0 27,0 27,28 0,28">
            <text:p/>
          </draw:polygon>
          <draw:polygon draw:style-name="gr9" draw:text-style-name="P7" draw:layer="layout" svg:width="0.026cm" svg:height="0.027cm" svg:x="3.01cm" svg:y="2.235cm" svg:viewBox="0 0 27 28" draw:points="0,0 27,0 27,28 0,28">
            <text:p/>
          </draw:polygon>
          <draw:polygon draw:style-name="gr7" draw:text-style-name="P5" draw:layer="layout" svg:width="0.026cm" svg:height="0.027cm" svg:x="3.01cm" svg:y="2.262cm" svg:viewBox="0 0 27 28" draw:points="0,0 27,0 27,28 0,28">
            <text:p/>
          </draw:polygon>
          <draw:polygon draw:style-name="gr9" draw:text-style-name="P7" draw:layer="layout" svg:width="0.026cm" svg:height="0.027cm" svg:x="3.01cm" svg:y="2.289cm" svg:viewBox="0 0 27 28" draw:points="0,0 27,0 27,28 0,28">
            <text:p/>
          </draw:polygon>
          <draw:polygon draw:style-name="gr8" draw:text-style-name="P6" draw:layer="layout" svg:width="0.026cm" svg:height="0.027cm" svg:x="3.01cm" svg:y="2.316cm" svg:viewBox="0 0 27 28" draw:points="0,0 27,0 27,28 0,28">
            <text:p/>
          </draw:polygon>
          <draw:polygon draw:style-name="gr7" draw:text-style-name="P5" draw:layer="layout" svg:width="0.026cm" svg:height="0.027cm" svg:x="2.932cm" svg:y="2.364cm" svg:viewBox="0 0 27 28" draw:points="0,0 27,0 27,28 0,28">
            <text:p/>
          </draw:polygon>
          <draw:polygon draw:style-name="gr7" draw:text-style-name="P5" draw:layer="layout" svg:width="0.026cm" svg:height="0.027cm" svg:x="2.987cm" svg:y="1.384cm" svg:viewBox="0 0 27 28" draw:points="0,0 27,0 27,28 0,28">
            <text:p/>
          </draw:polygon>
          <draw:polygon draw:style-name="gr7" draw:text-style-name="P5" draw:layer="layout" svg:width="0.026cm" svg:height="0.027cm" svg:x="3.036cm" svg:y="1.45cm" svg:viewBox="0 0 27 28" draw:points="0,0 27,0 27,28 0,28">
            <text:p/>
          </draw:polygon>
          <draw:polygon draw:style-name="gr9" draw:text-style-name="P7" draw:layer="layout" svg:width="0.026cm" svg:height="0.027cm" svg:x="3.036cm" svg:y="1.477cm" svg:viewBox="0 0 27 28" draw:points="0,0 27,0 27,28 0,28">
            <text:p/>
          </draw:polygon>
          <draw:polygon draw:style-name="gr8" draw:text-style-name="P6" draw:layer="layout" svg:width="0.026cm" svg:height="0.027cm" svg:x="3.036cm" svg:y="1.504cm" svg:viewBox="0 0 27 28" draw:points="0,0 27,0 27,28 0,28">
            <text:p/>
          </draw:polygon>
          <draw:polygon draw:style-name="gr9" draw:text-style-name="P7" draw:layer="layout" svg:width="0.026cm" svg:height="0.027cm" svg:x="3.036cm" svg:y="1.531cm" svg:viewBox="0 0 27 28" draw:points="0,0 27,0 27,28 0,28">
            <text:p/>
          </draw:polygon>
          <draw:polygon draw:style-name="gr8" draw:text-style-name="P6" draw:layer="layout" svg:width="0.026cm" svg:height="0.027cm" svg:x="3.036cm" svg:y="1.559cm" svg:viewBox="0 0 27 28" draw:points="0,0 27,0 27,28 0,28">
            <text:p/>
          </draw:polygon>
          <draw:path draw:style-name="gr8" draw:text-style-name="P6" draw:layer="layout" svg:width="0.026cm" svg:height="0.026cm" svg:x="3.036cm" svg:y="1.586cm" svg:viewBox="0 0 27 27" svg:d="M0 0h27c-6 5-13 8-27 27z">
            <text:p/>
          </draw:path>
          <draw:path draw:style-name="gr8" draw:text-style-name="P6" draw:layer="layout" svg:width="0.029cm" svg:height="0.026cm" svg:x="3.035cm" svg:y="2.182cm" svg:viewBox="0 0 30 27" svg:d="M0 0c8 9 14 17 30 27h-30z">
            <text:p/>
          </draw:path>
          <draw:polygon draw:style-name="gr9" draw:text-style-name="P7" draw:layer="layout" svg:width="0.026cm" svg:height="0.027cm" svg:x="3.036cm" svg:y="2.208cm" svg:viewBox="0 0 27 28" draw:points="0,0 27,0 27,28 0,28">
            <text:p/>
          </draw:polygon>
          <draw:polygon draw:style-name="gr8" draw:text-style-name="P6" draw:layer="layout" svg:width="0.026cm" svg:height="0.027cm" svg:x="3.036cm" svg:y="2.235cm" svg:viewBox="0 0 27 28" draw:points="0,0 27,0 27,28 0,28">
            <text:p/>
          </draw:polygon>
          <draw:polygon draw:style-name="gr8" draw:text-style-name="P6" draw:layer="layout" svg:width="0.026cm" svg:height="0.027cm" svg:x="3.036cm" svg:y="2.262cm" svg:viewBox="0 0 27 28" draw:points="0,0 27,0 27,28 0,28">
            <text:p/>
          </draw:polygon>
          <draw:polygon draw:style-name="gr8" draw:text-style-name="P6" draw:layer="layout" svg:width="0.026cm" svg:height="0.027cm" svg:x="3.036cm" svg:y="2.289cm" svg:viewBox="0 0 27 28" draw:points="0,0 27,0 27,28 0,28">
            <text:p/>
          </draw:polygon>
          <draw:polygon draw:style-name="gr7" draw:text-style-name="P5" draw:layer="layout" svg:width="0.026cm" svg:height="0.027cm" svg:x="3cm" svg:y="2.353cm" svg:viewBox="0 0 27 28" draw:points="0,0 27,0 27,28 0,28">
            <text:p/>
          </draw:polygon>
          <draw:polygon draw:style-name="gr9" draw:text-style-name="P7" draw:layer="layout" svg:width="0.026cm" svg:height="0.027cm" svg:x="3.036cm" svg:y="2.343cm" svg:viewBox="0 0 27 28" draw:points="0,0 27,0 27,28 0,28">
            <text:p/>
          </draw:polygon>
          <draw:polygon draw:style-name="gr7" draw:text-style-name="P5" draw:layer="layout" svg:width="0.026cm" svg:height="0.027cm" svg:x="3.062cm" svg:y="1.423cm" svg:viewBox="0 0 27 28" draw:points="0,0 27,0 27,28 0,28">
            <text:p/>
          </draw:polygon>
          <draw:polygon draw:style-name="gr8" draw:text-style-name="P6" draw:layer="layout" svg:width="0.026cm" svg:height="0.027cm" svg:x="3.041cm" svg:y="1.382cm" svg:viewBox="0 0 27 28" draw:points="0,0 27,0 27,28 0,28">
            <text:p/>
          </draw:polygon>
          <draw:polygon draw:style-name="gr7" draw:text-style-name="P5" draw:layer="layout" svg:width="0.026cm" svg:height="0.027cm" svg:x="3.062cm" svg:y="1.477cm" svg:viewBox="0 0 27 28" draw:points="0,0 27,0 27,28 0,28">
            <text:p/>
          </draw:polygon>
          <draw:polygon draw:style-name="gr9" draw:text-style-name="P7" draw:layer="layout" svg:width="0.026cm" svg:height="0.027cm" svg:x="3.062cm" svg:y="1.504cm" svg:viewBox="0 0 27 28" draw:points="0,0 27,0 27,28 0,28">
            <text:p/>
          </draw:polygon>
          <draw:polygon draw:style-name="gr7" draw:text-style-name="P5" draw:layer="layout" svg:width="0.026cm" svg:height="0.027cm" svg:x="3.062cm" svg:y="1.531cm" svg:viewBox="0 0 27 28" draw:points="0,0 27,0 27,28 0,28">
            <text:p/>
          </draw:polygon>
          <draw:path draw:style-name="gr9" draw:text-style-name="P7" draw:layer="layout" svg:width="0.026cm" svg:height="0.027cm" svg:x="3.062cm" svg:y="1.559cm" svg:viewBox="0 0 27 28" svg:d="M0 0h27v13c-12 4-19 10-27 15z">
            <text:p/>
          </draw:path>
          <draw:path draw:style-name="gr8" draw:text-style-name="P6" draw:layer="layout" svg:width="0.026cm" svg:height="0.027cm" svg:x="3.062cm" svg:y="2.208cm" svg:viewBox="0 0 27 28" svg:d="M0 0h2c9 4 16 9 25 12v16h-27z">
            <text:p/>
          </draw:path>
          <draw:polygon draw:style-name="gr7" draw:text-style-name="P5" draw:layer="layout" svg:width="0.026cm" svg:height="0.027cm" svg:x="3.062cm" svg:y="2.235cm" svg:viewBox="0 0 27 28" draw:points="0,0 27,0 27,28 0,28">
            <text:p/>
          </draw:polygon>
          <draw:polygon draw:style-name="gr9" draw:text-style-name="P7" draw:layer="layout" svg:width="0.026cm" svg:height="0.027cm" svg:x="3.062cm" svg:y="2.262cm" svg:viewBox="0 0 27 28" draw:points="0,0 27,0 27,28 0,28">
            <text:p/>
          </draw:polygon>
          <draw:polygon draw:style-name="gr8" draw:text-style-name="P6" draw:layer="layout" svg:width="0.026cm" svg:height="0.027cm" svg:x="3.062cm" svg:y="2.289cm" svg:viewBox="0 0 27 28" draw:points="0,0 27,0 27,28 0,28">
            <text:p/>
          </draw:polygon>
          <draw:polygon draw:style-name="gr9" draw:text-style-name="P7" draw:layer="layout" svg:width="0.026cm" svg:height="0.027cm" svg:x="3.062cm" svg:y="2.316cm" svg:viewBox="0 0 27 28" draw:points="0,0 27,0 27,28 0,28">
            <text:p/>
          </draw:polygon>
          <draw:polygon draw:style-name="gr8" draw:text-style-name="P6" draw:layer="layout" svg:width="0.026cm" svg:height="0.027cm" svg:x="3.065cm" svg:y="2.382cm" svg:viewBox="0 0 27 28" draw:points="0,0 27,0 27,28 0,28">
            <text:p/>
          </draw:polygon>
          <draw:polygon draw:style-name="gr8" draw:text-style-name="P6" draw:layer="layout" svg:width="0.026cm" svg:height="0.027cm" svg:x="3.088cm" svg:y="1.423cm" svg:viewBox="0 0 27 28" draw:points="0,0 27,0 27,28 0,28">
            <text:p/>
          </draw:polygon>
          <draw:polygon draw:style-name="gr9" draw:text-style-name="P7" draw:layer="layout" svg:width="0.026cm" svg:height="0.027cm" svg:x="3.088cm" svg:y="1.45cm" svg:viewBox="0 0 27 28" draw:points="0,0 27,0 27,28 0,28">
            <text:p/>
          </draw:polygon>
          <draw:polygon draw:style-name="gr8" draw:text-style-name="P6" draw:layer="layout" svg:width="0.026cm" svg:height="0.027cm" svg:x="3.088cm" svg:y="1.477cm" svg:viewBox="0 0 27 28" draw:points="0,0 27,0 27,28 0,28">
            <text:p/>
          </draw:polygon>
          <draw:polygon draw:style-name="gr8" draw:text-style-name="P6" draw:layer="layout" svg:width="0.026cm" svg:height="0.027cm" svg:x="3.088cm" svg:y="1.504cm" svg:viewBox="0 0 27 28" draw:points="0,0 27,0 27,28 0,28">
            <text:p/>
          </draw:polygon>
          <draw:polygon draw:style-name="gr9" draw:text-style-name="P7" draw:layer="layout" svg:width="0.026cm" svg:height="0.027cm" svg:x="3.088cm" svg:y="1.531cm" svg:viewBox="0 0 27 28" draw:points="0,0 27,0 27,28 0,28">
            <text:p/>
          </draw:polygon>
          <draw:path draw:style-name="gr7" draw:text-style-name="P5" draw:layer="layout" svg:width="0.026cm" svg:height="0.013cm" svg:x="3.088cm" svg:y="1.559cm" svg:viewBox="0 0 27 14" svg:d="M0 0h27v5c-9 1-18 5-27 9z">
            <text:p/>
          </draw:path>
          <draw:path draw:style-name="gr8" draw:text-style-name="P6" draw:layer="layout" svg:width="0.026cm" svg:height="0.014cm" svg:x="3.088cm" svg:y="2.22cm" svg:viewBox="0 0 27 15" svg:d="M27 8v7h-27v-15c9 3 17 5 27 8z">
            <text:p/>
          </draw:path>
          <draw:polygon draw:style-name="gr8" draw:text-style-name="P6" draw:layer="layout" svg:width="0.026cm" svg:height="0.027cm" svg:x="3.088cm" svg:y="2.235cm" svg:viewBox="0 0 27 28" draw:points="0,0 27,0 27,28 0,28">
            <text:p/>
          </draw:polygon>
          <draw:polygon draw:style-name="gr8" draw:text-style-name="P6" draw:layer="layout" svg:width="0.026cm" svg:height="0.027cm" svg:x="3.088cm" svg:y="2.262cm" svg:viewBox="0 0 27 28" draw:points="0,0 27,0 27,28 0,28">
            <text:p/>
          </draw:polygon>
          <draw:polygon draw:style-name="gr9" draw:text-style-name="P7" draw:layer="layout" svg:width="0.026cm" svg:height="0.027cm" svg:x="3.088cm" svg:y="2.289cm" svg:viewBox="0 0 27 28" draw:points="0,0 27,0 27,28 0,28">
            <text:p/>
          </draw:polygon>
          <draw:polygon draw:style-name="gr8" draw:text-style-name="P6" draw:layer="layout" svg:width="0.026cm" svg:height="0.027cm" svg:x="3.088cm" svg:y="2.316cm" svg:viewBox="0 0 27 28" draw:points="0,0 27,0 27,28 0,28">
            <text:p/>
          </draw:polygon>
          <draw:polygon draw:style-name="gr8" draw:text-style-name="P6" draw:layer="layout" svg:width="0.026cm" svg:height="0.027cm" svg:x="3.132cm" svg:y="2.416cm" svg:viewBox="0 0 27 28" draw:points="0,0 27,0 27,28 0,28">
            <text:p/>
          </draw:polygon>
          <draw:polygon draw:style-name="gr9" draw:text-style-name="P7" draw:layer="layout" svg:width="0.026cm" svg:height="0.027cm" svg:x="3.13cm" svg:y="1.371cm" svg:viewBox="0 0 27 28" draw:points="0,0 27,0 27,28 0,28">
            <text:p/>
          </draw:polygon>
          <draw:polygon draw:style-name="gr7" draw:text-style-name="P5" draw:layer="layout" svg:width="0.026cm" svg:height="0.027cm" svg:x="3.114cm" svg:y="1.45cm" svg:viewBox="0 0 27 28" draw:points="0,0 27,0 27,28 0,28">
            <text:p/>
          </draw:polygon>
          <draw:polygon draw:style-name="gr7" draw:text-style-name="P5" draw:layer="layout" svg:width="0.026cm" svg:height="0.027cm" svg:x="3.114cm" svg:y="1.477cm" svg:viewBox="0 0 27 28" draw:points="0,0 27,0 27,28 0,28">
            <text:p/>
          </draw:polygon>
          <draw:polygon draw:style-name="gr8" draw:text-style-name="P6" draw:layer="layout" svg:width="0.026cm" svg:height="0.027cm" svg:x="3.114cm" svg:y="1.504cm" svg:viewBox="0 0 27 28" draw:points="0,0 27,0 27,28 0,28">
            <text:p/>
          </draw:polygon>
          <draw:polygon draw:style-name="gr9" draw:text-style-name="P7" draw:layer="layout" svg:width="0.026cm" svg:height="0.027cm" svg:x="3.114cm" svg:y="1.531cm" svg:viewBox="0 0 27 28" draw:points="0,0 27,0 27,28 0,28">
            <text:p/>
          </draw:polygon>
          <draw:path draw:style-name="gr8" draw:text-style-name="P6" draw:layer="layout" svg:width="0.026cm" svg:height="0.006cm" svg:x="3.114cm" svg:y="1.559cm" svg:viewBox="0 0 27 7" svg:d="M0 0h27v4c-10 0-18 2-27 3z">
            <text:p/>
          </draw:path>
          <draw:path draw:style-name="gr8" draw:text-style-name="P6" draw:layer="layout" svg:width="0.026cm" svg:height="0.007cm" svg:x="3.114cm" svg:y="2.228cm" svg:viewBox="0 0 27 8" svg:d="M27 3v5h-27v-8c6 1 14 3 27 3z">
            <text:p/>
          </draw:path>
          <draw:polygon draw:style-name="gr9" draw:text-style-name="P7" draw:layer="layout" svg:width="0.026cm" svg:height="0.027cm" svg:x="3.114cm" svg:y="2.235cm" svg:viewBox="0 0 27 28" draw:points="0,0 27,0 27,28 0,28">
            <text:p/>
          </draw:polygon>
          <draw:polygon draw:style-name="gr7" draw:text-style-name="P5" draw:layer="layout" svg:width="0.026cm" svg:height="0.027cm" svg:x="3.114cm" svg:y="2.262cm" svg:viewBox="0 0 27 28" draw:points="0,0 27,0 27,28 0,28">
            <text:p/>
          </draw:polygon>
          <draw:polygon draw:style-name="gr9" draw:text-style-name="P7" draw:layer="layout" svg:width="0.026cm" svg:height="0.027cm" svg:x="3.114cm" svg:y="2.289cm" svg:viewBox="0 0 27 28" draw:points="0,0 27,0 27,28 0,28">
            <text:p/>
          </draw:polygon>
          <draw:polygon draw:style-name="gr9" draw:text-style-name="P7" draw:layer="layout" svg:width="0.026cm" svg:height="0.027cm" svg:x="3.114cm" svg:y="2.316cm" svg:viewBox="0 0 27 28" draw:points="0,0 27,0 27,28 0,28">
            <text:p/>
          </draw:polygon>
          <draw:polygon draw:style-name="gr9" draw:text-style-name="P7" draw:layer="layout" svg:width="0.026cm" svg:height="0.027cm" svg:x="3.101cm" svg:y="2.38cm" svg:viewBox="0 0 27 28" draw:points="0,0 27,0 27,28 0,28">
            <text:p/>
          </draw:polygon>
          <draw:polygon draw:style-name="gr7" draw:text-style-name="P5" draw:layer="layout" svg:width="0.026cm" svg:height="0.027cm" svg:x="3.14cm" svg:y="1.423cm" svg:viewBox="0 0 27 28" draw:points="0,0 27,0 27,28 0,28">
            <text:p/>
          </draw:polygon>
          <draw:polygon draw:style-name="gr7" draw:text-style-name="P5" draw:layer="layout" svg:width="0.026cm" svg:height="0.027cm" svg:x="3.14cm" svg:y="1.45cm" svg:viewBox="0 0 27 28" draw:points="0,0 27,0 27,28 0,28">
            <text:p/>
          </draw:polygon>
          <draw:polygon draw:style-name="gr9" draw:text-style-name="P7" draw:layer="layout" svg:width="0.026cm" svg:height="0.027cm" svg:x="3.14cm" svg:y="1.477cm" svg:viewBox="0 0 27 28" draw:points="0,0 27,0 27,28 0,28">
            <text:p/>
          </draw:polygon>
          <draw:polygon draw:style-name="gr8" draw:text-style-name="P6" draw:layer="layout" svg:width="0.026cm" svg:height="0.027cm" svg:x="3.14cm" svg:y="1.504cm" svg:viewBox="0 0 27 28" draw:points="0,0 27,0 27,28 0,28">
            <text:p/>
          </draw:polygon>
          <draw:polygon draw:style-name="gr7" draw:text-style-name="P5" draw:layer="layout" svg:width="0.026cm" svg:height="0.027cm" svg:x="3.14cm" svg:y="1.531cm" svg:viewBox="0 0 27 28" draw:points="0,0 27,0 27,28 0,28">
            <text:p/>
          </draw:polygon>
          <draw:polygon draw:style-name="gr8" draw:text-style-name="P6" draw:layer="layout" svg:width="0.026cm" svg:height="0.004cm" svg:x="3.14cm" svg:y="1.559cm" svg:viewBox="0 0 27 5" draw:points="0,0 27,0 27,5 0,5">
            <text:p/>
          </draw:polygon>
          <draw:path draw:style-name="gr8" draw:text-style-name="P6" draw:layer="layout" svg:width="0.026cm" svg:height="0.005cm" svg:x="3.14cm" svg:y="2.23cm" svg:viewBox="0 0 27 6" svg:d="M27 0v6h-27v-6c9 0 14 0 27 0z">
            <text:p/>
          </draw:path>
          <draw:polygon draw:style-name="gr8" draw:text-style-name="P6" draw:layer="layout" svg:width="0.026cm" svg:height="0.027cm" svg:x="3.14cm" svg:y="2.235cm" svg:viewBox="0 0 27 28" draw:points="0,0 27,0 27,28 0,28">
            <text:p/>
          </draw:polygon>
          <draw:polygon draw:style-name="gr9" draw:text-style-name="P7" draw:layer="layout" svg:width="0.026cm" svg:height="0.027cm" svg:x="3.14cm" svg:y="2.262cm" svg:viewBox="0 0 27 28" draw:points="0,0 27,0 27,28 0,28">
            <text:p/>
          </draw:polygon>
          <draw:polygon draw:style-name="gr8" draw:text-style-name="P6" draw:layer="layout" svg:width="0.026cm" svg:height="0.027cm" svg:x="3.14cm" svg:y="2.289cm" svg:viewBox="0 0 27 28" draw:points="0,0 27,0 27,28 0,28">
            <text:p/>
          </draw:polygon>
          <draw:polygon draw:style-name="gr7" draw:text-style-name="P5" draw:layer="layout" svg:width="0.026cm" svg:height="0.027cm" svg:x="3.14cm" svg:y="2.316cm" svg:viewBox="0 0 27 28" draw:points="0,0 27,0 27,28 0,28">
            <text:p/>
          </draw:polygon>
          <draw:polygon draw:style-name="gr8" draw:text-style-name="P6" draw:layer="layout" svg:width="0.026cm" svg:height="0.027cm" svg:x="3.161cm" svg:y="2.39cm" svg:viewBox="0 0 27 28" draw:points="0,0 27,0 27,28 0,28">
            <text:p/>
          </draw:polygon>
          <draw:polygon draw:style-name="gr8" draw:text-style-name="P6" draw:layer="layout" svg:width="0.026cm" svg:height="0.027cm" svg:x="3.166cm" svg:y="1.423cm" svg:viewBox="0 0 27 28" draw:points="0,0 27,0 27,28 0,28">
            <text:p/>
          </draw:polygon>
          <draw:polygon draw:style-name="gr9" draw:text-style-name="P7" draw:layer="layout" svg:width="0.026cm" svg:height="0.027cm" svg:x="3.166cm" svg:y="1.45cm" svg:viewBox="0 0 27 28" draw:points="0,0 27,0 27,28 0,28">
            <text:p/>
          </draw:polygon>
          <draw:polygon draw:style-name="gr8" draw:text-style-name="P6" draw:layer="layout" svg:width="0.026cm" svg:height="0.027cm" svg:x="3.166cm" svg:y="1.477cm" svg:viewBox="0 0 27 28" draw:points="0,0 27,0 27,28 0,28">
            <text:p/>
          </draw:polygon>
          <draw:polygon draw:style-name="gr9" draw:text-style-name="P7" draw:layer="layout" svg:width="0.026cm" svg:height="0.027cm" svg:x="3.166cm" svg:y="1.504cm" svg:viewBox="0 0 27 28" draw:points="0,0 27,0 27,28 0,28">
            <text:p/>
          </draw:polygon>
          <draw:polygon draw:style-name="gr8" draw:text-style-name="P6" draw:layer="layout" svg:width="0.026cm" svg:height="0.027cm" svg:x="3.166cm" svg:y="1.531cm" svg:viewBox="0 0 27 28" draw:points="0,0 27,0 27,28 0,28">
            <text:p/>
          </draw:polygon>
          <draw:polygon draw:style-name="gr8" draw:text-style-name="P6" draw:layer="layout" svg:width="0.026cm" svg:height="0.004cm" svg:x="3.166cm" svg:y="1.559cm" svg:viewBox="0 0 27 5" draw:points="0,0 27,0 27,5 0,5">
            <text:p/>
          </draw:polygon>
          <draw:polygon draw:style-name="gr8" draw:text-style-name="P6" draw:layer="layout" svg:width="0.026cm" svg:height="0.005cm" svg:x="3.166cm" svg:y="2.23cm" svg:viewBox="0 0 27 6" draw:points="0,0 27,0 27,6 0,6">
            <text:p/>
          </draw:polygon>
          <draw:polygon draw:style-name="gr9" draw:text-style-name="P7" draw:layer="layout" svg:width="0.026cm" svg:height="0.027cm" svg:x="3.166cm" svg:y="2.235cm" svg:viewBox="0 0 27 28" draw:points="0,0 27,0 27,28 0,28">
            <text:p/>
          </draw:polygon>
          <draw:polygon draw:style-name="gr7" draw:text-style-name="P5" draw:layer="layout" svg:width="0.026cm" svg:height="0.027cm" svg:x="3.166cm" svg:y="2.262cm" svg:viewBox="0 0 27 28" draw:points="0,0 27,0 27,28 0,28">
            <text:p/>
          </draw:polygon>
          <draw:polygon draw:style-name="gr8" draw:text-style-name="P6" draw:layer="layout" svg:width="0.026cm" svg:height="0.027cm" svg:x="3.166cm" svg:y="2.289cm" svg:viewBox="0 0 27 28" draw:points="0,0 27,0 27,28 0,28">
            <text:p/>
          </draw:polygon>
          <draw:polygon draw:style-name="gr9" draw:text-style-name="P7" draw:layer="layout" svg:width="0.026cm" svg:height="0.027cm" svg:x="3.166cm" svg:y="2.316cm" svg:viewBox="0 0 27 28" draw:points="0,0 27,0 27,28 0,28">
            <text:p/>
          </draw:polygon>
          <draw:polygon draw:style-name="gr8" draw:text-style-name="P6" draw:layer="layout" svg:width="0.026cm" svg:height="0.027cm" svg:x="3.187cm" svg:y="2.356cm" svg:viewBox="0 0 27 28" draw:points="0,0 27,0 27,28 0,28">
            <text:p/>
          </draw:polygon>
          <draw:polygon draw:style-name="gr9" draw:text-style-name="P7" draw:layer="layout" svg:width="0.026cm" svg:height="0.027cm" svg:x="3.192cm" svg:y="1.423cm" svg:viewBox="0 0 27 28" draw:points="0,0 27,0 27,28 0,28">
            <text:p/>
          </draw:polygon>
          <draw:polygon draw:style-name="gr7" draw:text-style-name="P5" draw:layer="layout" svg:width="0.026cm" svg:height="0.027cm" svg:x="3.192cm" svg:y="1.45cm" svg:viewBox="0 0 27 28" draw:points="0,0 27,0 27,28 0,28">
            <text:p/>
          </draw:polygon>
          <draw:polygon draw:style-name="gr9" draw:text-style-name="P7" draw:layer="layout" svg:width="0.026cm" svg:height="0.027cm" svg:x="3.192cm" svg:y="1.477cm" svg:viewBox="0 0 27 28" draw:points="0,0 27,0 27,28 0,28">
            <text:p/>
          </draw:polygon>
          <draw:polygon draw:style-name="gr7" draw:text-style-name="P5" draw:layer="layout" svg:width="0.026cm" svg:height="0.027cm" svg:x="3.192cm" svg:y="1.504cm" svg:viewBox="0 0 27 28" draw:points="0,0 27,0 27,28 0,28">
            <text:p/>
          </draw:polygon>
          <draw:polygon draw:style-name="gr9" draw:text-style-name="P7" draw:layer="layout" svg:width="0.026cm" svg:height="0.027cm" svg:x="3.192cm" svg:y="1.531cm" svg:viewBox="0 0 27 28" draw:points="0,0 27,0 27,28 0,28">
            <text:p/>
          </draw:polygon>
          <draw:polygon draw:style-name="gr8" draw:text-style-name="P6" draw:layer="layout" svg:width="0.026cm" svg:height="0.004cm" svg:x="3.192cm" svg:y="1.559cm" svg:viewBox="0 0 27 5" draw:points="0,0 27,0 27,5 0,5">
            <text:p/>
          </draw:polygon>
          <draw:polygon draw:style-name="gr8" draw:text-style-name="P6" draw:layer="layout" svg:width="0.026cm" svg:height="0.005cm" svg:x="3.192cm" svg:y="2.23cm" svg:viewBox="0 0 27 6" draw:points="0,0 27,0 27,6 0,6">
            <text:p/>
          </draw:polygon>
          <draw:polygon draw:style-name="gr8" draw:text-style-name="P6" draw:layer="layout" svg:width="0.026cm" svg:height="0.027cm" svg:x="3.192cm" svg:y="2.235cm" svg:viewBox="0 0 27 28" draw:points="0,0 27,0 27,28 0,28">
            <text:p/>
          </draw:polygon>
          <draw:polygon draw:style-name="gr8" draw:text-style-name="P6" draw:layer="layout" svg:width="0.026cm" svg:height="0.027cm" svg:x="3.192cm" svg:y="2.262cm" svg:viewBox="0 0 27 28" draw:points="0,0 27,0 27,28 0,28">
            <text:p/>
          </draw:polygon>
          <draw:polygon draw:style-name="gr9" draw:text-style-name="P7" draw:layer="layout" svg:width="0.026cm" svg:height="0.027cm" svg:x="3.192cm" svg:y="2.289cm" svg:viewBox="0 0 27 28" draw:points="0,0 27,0 27,28 0,28">
            <text:p/>
          </draw:polygon>
          <draw:polygon draw:style-name="gr8" draw:text-style-name="P6" draw:layer="layout" svg:width="0.026cm" svg:height="0.027cm" svg:x="3.192cm" svg:y="2.316cm" svg:viewBox="0 0 27 28" draw:points="0,0 27,0 27,28 0,28">
            <text:p/>
          </draw:polygon>
          <draw:polygon draw:style-name="gr9" draw:text-style-name="P7" draw:layer="layout" svg:width="0.026cm" svg:height="0.027cm" svg:x="3.137cm" svg:y="2.356cm" svg:viewBox="0 0 27 28" draw:points="0,0 27,0 27,28 0,28">
            <text:p/>
          </draw:polygon>
          <draw:polygon draw:style-name="gr7" draw:text-style-name="P5" draw:layer="layout" svg:width="0.026cm" svg:height="0.027cm" svg:x="3.218cm" svg:y="1.423cm" svg:viewBox="0 0 27 28" draw:points="0,0 27,0 27,28 0,28">
            <text:p/>
          </draw:polygon>
          <draw:polygon draw:style-name="gr8" draw:text-style-name="P6" draw:layer="layout" svg:width="0.026cm" svg:height="0.027cm" svg:x="3.218cm" svg:y="1.45cm" svg:viewBox="0 0 27 28" draw:points="0,0 27,0 27,28 0,28">
            <text:p/>
          </draw:polygon>
          <draw:polygon draw:style-name="gr7" draw:text-style-name="P5" draw:layer="layout" svg:width="0.026cm" svg:height="0.027cm" svg:x="3.218cm" svg:y="1.477cm" svg:viewBox="0 0 27 28" draw:points="0,0 27,0 27,28 0,28">
            <text:p/>
          </draw:polygon>
          <draw:polygon draw:style-name="gr8" draw:text-style-name="P6" draw:layer="layout" svg:width="0.026cm" svg:height="0.027cm" svg:x="3.218cm" svg:y="1.504cm" svg:viewBox="0 0 27 28" draw:points="0,0 27,0 27,28 0,28">
            <text:p/>
          </draw:polygon>
          <draw:polygon draw:style-name="gr7" draw:text-style-name="P5" draw:layer="layout" svg:width="0.026cm" svg:height="0.027cm" svg:x="3.218cm" svg:y="1.531cm" svg:viewBox="0 0 27 28" draw:points="0,0 27,0 27,28 0,28">
            <text:p/>
          </draw:polygon>
          <draw:polygon draw:style-name="gr8" draw:text-style-name="P6" draw:layer="layout" svg:width="0.026cm" svg:height="0.004cm" svg:x="3.218cm" svg:y="1.559cm" svg:viewBox="0 0 27 5" draw:points="0,0 27,0 27,5 0,5">
            <text:p/>
          </draw:polygon>
          <draw:polygon draw:style-name="gr8" draw:text-style-name="P6" draw:layer="layout" svg:width="0.026cm" svg:height="0.005cm" svg:x="3.218cm" svg:y="2.23cm" svg:viewBox="0 0 27 6" draw:points="0,0 27,0 27,6 0,6">
            <text:p/>
          </draw:polygon>
          <draw:polygon draw:style-name="gr7" draw:text-style-name="P5" draw:layer="layout" svg:width="0.026cm" svg:height="0.027cm" svg:x="3.218cm" svg:y="2.235cm" svg:viewBox="0 0 27 28" draw:points="0,0 27,0 27,28 0,28">
            <text:p/>
          </draw:polygon>
          <draw:polygon draw:style-name="gr9" draw:text-style-name="P7" draw:layer="layout" svg:width="0.026cm" svg:height="0.027cm" svg:x="3.218cm" svg:y="2.262cm" svg:viewBox="0 0 27 28" draw:points="0,0 27,0 27,28 0,28">
            <text:p/>
          </draw:polygon>
          <draw:polygon draw:style-name="gr7" draw:text-style-name="P5" draw:layer="layout" svg:width="0.026cm" svg:height="0.027cm" svg:x="3.218cm" svg:y="2.289cm" svg:viewBox="0 0 27 28" draw:points="0,0 27,0 27,28 0,28">
            <text:p/>
          </draw:polygon>
          <draw:polygon draw:style-name="gr8" draw:text-style-name="P6" draw:layer="layout" svg:width="0.026cm" svg:height="0.027cm" svg:x="3.218cm" svg:y="2.316cm" svg:viewBox="0 0 27 28" draw:points="0,0 27,0 27,28 0,28">
            <text:p/>
          </draw:polygon>
          <draw:polygon draw:style-name="gr9" draw:text-style-name="P7" draw:layer="layout" svg:width="0.026cm" svg:height="0.027cm" svg:x="3.218cm" svg:y="2.343cm" svg:viewBox="0 0 27 28" draw:points="0,0 27,0 27,28 0,28">
            <text:p/>
          </draw:polygon>
          <draw:polygon draw:style-name="gr9" draw:text-style-name="P7" draw:layer="layout" svg:width="0.026cm" svg:height="0.027cm" svg:x="3.244cm" svg:y="1.423cm" svg:viewBox="0 0 27 28" draw:points="0,0 27,0 27,28 0,28">
            <text:p/>
          </draw:polygon>
          <draw:polygon draw:style-name="gr7" draw:text-style-name="P5" draw:layer="layout" svg:width="0.026cm" svg:height="0.027cm" svg:x="3.244cm" svg:y="1.45cm" svg:viewBox="0 0 27 28" draw:points="0,0 27,0 27,28 0,28">
            <text:p/>
          </draw:polygon>
          <draw:polygon draw:style-name="gr9" draw:text-style-name="P7" draw:layer="layout" svg:width="0.026cm" svg:height="0.027cm" svg:x="3.244cm" svg:y="1.477cm" svg:viewBox="0 0 27 28" draw:points="0,0 27,0 27,28 0,28">
            <text:p/>
          </draw:polygon>
          <draw:polygon draw:style-name="gr7" draw:text-style-name="P5" draw:layer="layout" svg:width="0.026cm" svg:height="0.027cm" svg:x="3.244cm" svg:y="1.504cm" svg:viewBox="0 0 27 28" draw:points="0,0 27,0 27,28 0,28">
            <text:p/>
          </draw:polygon>
          <draw:polygon draw:style-name="gr9" draw:text-style-name="P7" draw:layer="layout" svg:width="0.026cm" svg:height="0.027cm" svg:x="3.244cm" svg:y="1.531cm" svg:viewBox="0 0 27 28" draw:points="0,0 27,0 27,28 0,28">
            <text:p/>
          </draw:polygon>
          <draw:polygon draw:style-name="gr8" draw:text-style-name="P6" draw:layer="layout" svg:width="0.026cm" svg:height="0.004cm" svg:x="3.244cm" svg:y="1.559cm" svg:viewBox="0 0 27 5" draw:points="0,0 27,0 27,5 0,5">
            <text:p/>
          </draw:polygon>
          <draw:polygon draw:style-name="gr8" draw:text-style-name="P6" draw:layer="layout" svg:width="0.026cm" svg:height="0.005cm" svg:x="3.244cm" svg:y="2.23cm" svg:viewBox="0 0 27 6" draw:points="0,0 27,0 27,6 0,6">
            <text:p/>
          </draw:polygon>
          <draw:polygon draw:style-name="gr8" draw:text-style-name="P6" draw:layer="layout" svg:width="0.026cm" svg:height="0.027cm" svg:x="3.244cm" svg:y="2.235cm" svg:viewBox="0 0 27 28" draw:points="0,0 27,0 27,28 0,28">
            <text:p/>
          </draw:polygon>
          <draw:polygon draw:style-name="gr8" draw:text-style-name="P6" draw:layer="layout" svg:width="0.026cm" svg:height="0.027cm" svg:x="3.244cm" svg:y="2.262cm" svg:viewBox="0 0 27 28" draw:points="0,0 27,0 27,28 0,28">
            <text:p/>
          </draw:polygon>
          <draw:polygon draw:style-name="gr8" draw:text-style-name="P6" draw:layer="layout" svg:width="0.026cm" svg:height="0.027cm" svg:x="3.244cm" svg:y="2.289cm" svg:viewBox="0 0 27 28" draw:points="0,0 27,0 27,28 0,28">
            <text:p/>
          </draw:polygon>
          <draw:polygon draw:style-name="gr7" draw:text-style-name="P5" draw:layer="layout" svg:width="0.026cm" svg:height="0.027cm" svg:x="3.244cm" svg:y="2.316cm" svg:viewBox="0 0 27 28" draw:points="0,0 27,0 27,28 0,28">
            <text:p/>
          </draw:polygon>
          <draw:polygon draw:style-name="gr8" draw:text-style-name="P6" draw:layer="layout" svg:width="0.026cm" svg:height="0.027cm" svg:x="3.085cm" svg:y="2.427cm" svg:viewBox="0 0 27 28" draw:points="0,0 27,0 27,28 0,28">
            <text:p/>
          </draw:polygon>
          <draw:polygon draw:style-name="gr7" draw:text-style-name="P5" draw:layer="layout" svg:width="0.026cm" svg:height="0.027cm" svg:x="3.27cm" svg:y="1.423cm" svg:viewBox="0 0 27 28" draw:points="0,0 27,0 27,28 0,28">
            <text:p/>
          </draw:polygon>
          <draw:polygon draw:style-name="gr9" draw:text-style-name="P7" draw:layer="layout" svg:width="0.026cm" svg:height="0.027cm" svg:x="3.27cm" svg:y="1.45cm" svg:viewBox="0 0 27 28" draw:points="0,0 27,0 27,28 0,28">
            <text:p/>
          </draw:polygon>
          <draw:polygon draw:style-name="gr7" draw:text-style-name="P5" draw:layer="layout" svg:width="0.026cm" svg:height="0.027cm" svg:x="3.27cm" svg:y="1.477cm" svg:viewBox="0 0 27 28" draw:points="0,0 27,0 27,28 0,28">
            <text:p/>
          </draw:polygon>
          <draw:polygon draw:style-name="gr9" draw:text-style-name="P7" draw:layer="layout" svg:width="0.026cm" svg:height="0.027cm" svg:x="3.27cm" svg:y="1.504cm" svg:viewBox="0 0 27 28" draw:points="0,0 27,0 27,28 0,28">
            <text:p/>
          </draw:polygon>
          <draw:polygon draw:style-name="gr7" draw:text-style-name="P5" draw:layer="layout" svg:width="0.026cm" svg:height="0.027cm" svg:x="3.27cm" svg:y="1.531cm" svg:viewBox="0 0 27 28" draw:points="0,0 27,0 27,28 0,28">
            <text:p/>
          </draw:polygon>
          <draw:polygon draw:style-name="gr8" draw:text-style-name="P6" draw:layer="layout" svg:width="0.026cm" svg:height="0.004cm" svg:x="3.27cm" svg:y="1.559cm" svg:viewBox="0 0 27 5" draw:points="0,0 27,0 27,5 0,5">
            <text:p/>
          </draw:polygon>
          <draw:polygon draw:style-name="gr8" draw:text-style-name="P6" draw:layer="layout" svg:width="0.026cm" svg:height="0.005cm" svg:x="3.27cm" svg:y="2.23cm" svg:viewBox="0 0 27 6" draw:points="0,0 27,0 27,6 0,6">
            <text:p/>
          </draw:polygon>
          <draw:polygon draw:style-name="gr8" draw:text-style-name="P6" draw:layer="layout" svg:width="0.026cm" svg:height="0.027cm" svg:x="3.27cm" svg:y="2.235cm" svg:viewBox="0 0 27 28" draw:points="0,0 27,0 27,28 0,28">
            <text:p/>
          </draw:polygon>
          <draw:polygon draw:style-name="gr9" draw:text-style-name="P7" draw:layer="layout" svg:width="0.026cm" svg:height="0.027cm" svg:x="3.27cm" svg:y="2.262cm" svg:viewBox="0 0 27 28" draw:points="0,0 27,0 27,28 0,28">
            <text:p/>
          </draw:polygon>
          <draw:polygon draw:style-name="gr7" draw:text-style-name="P5" draw:layer="layout" svg:width="0.026cm" svg:height="0.027cm" svg:x="3.27cm" svg:y="2.289cm" svg:viewBox="0 0 27 28" draw:points="0,0 27,0 27,28 0,28">
            <text:p/>
          </draw:polygon>
          <draw:polygon draw:style-name="gr8" draw:text-style-name="P6" draw:layer="layout" svg:width="0.026cm" svg:height="0.027cm" svg:x="3.27cm" svg:y="2.316cm" svg:viewBox="0 0 27 28" draw:points="0,0 27,0 27,28 0,28">
            <text:p/>
          </draw:polygon>
          <draw:polygon draw:style-name="gr8" draw:text-style-name="P6" draw:layer="layout" svg:width="0.026cm" svg:height="0.027cm" svg:x="3.212cm" svg:y="2.39cm" svg:viewBox="0 0 27 28" draw:points="0,0 27,0 27,28 0,28">
            <text:p/>
          </draw:polygon>
          <draw:polygon draw:style-name="gr9" draw:text-style-name="P7" draw:layer="layout" svg:width="0.026cm" svg:height="0.027cm" svg:x="3.296cm" svg:y="1.423cm" svg:viewBox="0 0 27 28" draw:points="0,0 27,0 27,28 0,28">
            <text:p/>
          </draw:polygon>
          <draw:polygon draw:style-name="gr8" draw:text-style-name="P6" draw:layer="layout" svg:width="0.026cm" svg:height="0.027cm" svg:x="3.296cm" svg:y="1.45cm" svg:viewBox="0 0 27 28" draw:points="0,0 27,0 27,28 0,28">
            <text:p/>
          </draw:polygon>
          <draw:polygon draw:style-name="gr9" draw:text-style-name="P7" draw:layer="layout" svg:width="0.026cm" svg:height="0.027cm" svg:x="3.296cm" svg:y="1.477cm" svg:viewBox="0 0 27 28" draw:points="0,0 27,0 27,28 0,28">
            <text:p/>
          </draw:polygon>
          <draw:polygon draw:style-name="gr7" draw:text-style-name="P5" draw:layer="layout" svg:width="0.026cm" svg:height="0.027cm" svg:x="3.296cm" svg:y="1.504cm" svg:viewBox="0 0 27 28" draw:points="0,0 27,0 27,28 0,28">
            <text:p/>
          </draw:polygon>
          <draw:polygon draw:style-name="gr7" draw:text-style-name="P5" draw:layer="layout" svg:width="0.026cm" svg:height="0.027cm" svg:x="3.296cm" svg:y="1.531cm" svg:viewBox="0 0 27 28" draw:points="0,0 27,0 27,28 0,28">
            <text:p/>
          </draw:polygon>
          <draw:polygon draw:style-name="gr8" draw:text-style-name="P6" draw:layer="layout" svg:width="0.026cm" svg:height="0.004cm" svg:x="3.296cm" svg:y="1.559cm" svg:viewBox="0 0 27 5" draw:points="0,0 27,0 27,5 0,5">
            <text:p/>
          </draw:polygon>
          <draw:polygon draw:style-name="gr8" draw:text-style-name="P6" draw:layer="layout" svg:width="0.026cm" svg:height="0.005cm" svg:x="3.296cm" svg:y="2.23cm" svg:viewBox="0 0 27 6" draw:points="0,0 27,0 27,6 0,6">
            <text:p/>
          </draw:polygon>
          <draw:polygon draw:style-name="gr7" draw:text-style-name="P5" draw:layer="layout" svg:width="0.026cm" svg:height="0.027cm" svg:x="3.296cm" svg:y="2.235cm" svg:viewBox="0 0 27 28" draw:points="0,0 27,0 27,28 0,28">
            <text:p/>
          </draw:polygon>
          <draw:polygon draw:style-name="gr8" draw:text-style-name="P6" draw:layer="layout" svg:width="0.026cm" svg:height="0.027cm" svg:x="3.296cm" svg:y="2.262cm" svg:viewBox="0 0 27 28" draw:points="0,0 27,0 27,28 0,28">
            <text:p/>
          </draw:polygon>
          <draw:polygon draw:style-name="gr9" draw:text-style-name="P7" draw:layer="layout" svg:width="0.026cm" svg:height="0.027cm" svg:x="3.296cm" svg:y="2.289cm" svg:viewBox="0 0 27 28" draw:points="0,0 27,0 27,28 0,28">
            <text:p/>
          </draw:polygon>
          <draw:polygon draw:style-name="gr7" draw:text-style-name="P5" draw:layer="layout" svg:width="0.026cm" svg:height="0.027cm" svg:x="3.296cm" svg:y="2.316cm" svg:viewBox="0 0 27 28" draw:points="0,0 27,0 27,28 0,28">
            <text:p/>
          </draw:polygon>
          <draw:polygon draw:style-name="gr9" draw:text-style-name="P7" draw:layer="layout" svg:width="0.026cm" svg:height="0.027cm" svg:x="3.296cm" svg:y="2.343cm" svg:viewBox="0 0 27 28" draw:points="0,0 27,0 27,28 0,28">
            <text:p/>
          </draw:polygon>
          <draw:polygon draw:style-name="gr8" draw:text-style-name="P6" draw:layer="layout" svg:width="0.026cm" svg:height="0.027cm" svg:x="3.322cm" svg:y="1.423cm" svg:viewBox="0 0 27 28" draw:points="0,0 27,0 27,28 0,28">
            <text:p/>
          </draw:polygon>
          <draw:polygon draw:style-name="gr9" draw:text-style-name="P7" draw:layer="layout" svg:width="0.026cm" svg:height="0.027cm" svg:x="3.322cm" svg:y="1.45cm" svg:viewBox="0 0 27 28" draw:points="0,0 27,0 27,28 0,28">
            <text:p/>
          </draw:polygon>
          <draw:polygon draw:style-name="gr7" draw:text-style-name="P5" draw:layer="layout" svg:width="0.026cm" svg:height="0.027cm" svg:x="3.322cm" svg:y="1.477cm" svg:viewBox="0 0 27 28" draw:points="0,0 27,0 27,28 0,28">
            <text:p/>
          </draw:polygon>
          <draw:polygon draw:style-name="gr8" draw:text-style-name="P6" draw:layer="layout" svg:width="0.026cm" svg:height="0.027cm" svg:x="3.322cm" svg:y="1.504cm" svg:viewBox="0 0 27 28" draw:points="0,0 27,0 27,28 0,28">
            <text:p/>
          </draw:polygon>
          <draw:polygon draw:style-name="gr9" draw:text-style-name="P7" draw:layer="layout" svg:width="0.026cm" svg:height="0.027cm" svg:x="3.322cm" svg:y="1.531cm" svg:viewBox="0 0 27 28" draw:points="0,0 27,0 27,28 0,28">
            <text:p/>
          </draw:polygon>
          <draw:polygon draw:style-name="gr8" draw:text-style-name="P6" draw:layer="layout" svg:width="0.026cm" svg:height="0.004cm" svg:x="3.322cm" svg:y="1.559cm" svg:viewBox="0 0 27 5" draw:points="0,0 27,0 27,5 0,5">
            <text:p/>
          </draw:polygon>
          <draw:polygon draw:style-name="gr8" draw:text-style-name="P6" draw:layer="layout" svg:width="0.026cm" svg:height="0.005cm" svg:x="3.322cm" svg:y="2.23cm" svg:viewBox="0 0 27 6" draw:points="0,0 27,0 27,6 0,6">
            <text:p/>
          </draw:polygon>
          <draw:polygon draw:style-name="gr9" draw:text-style-name="P7" draw:layer="layout" svg:width="0.026cm" svg:height="0.027cm" svg:x="3.322cm" svg:y="2.235cm" svg:viewBox="0 0 27 28" draw:points="0,0 27,0 27,28 0,28">
            <text:p/>
          </draw:polygon>
          <draw:polygon draw:style-name="gr7" draw:text-style-name="P5" draw:layer="layout" svg:width="0.026cm" svg:height="0.027cm" svg:x="3.322cm" svg:y="2.262cm" svg:viewBox="0 0 27 28" draw:points="0,0 27,0 27,28 0,28">
            <text:p/>
          </draw:polygon>
          <draw:polygon draw:style-name="gr8" draw:text-style-name="P6" draw:layer="layout" svg:width="0.026cm" svg:height="0.027cm" svg:x="3.322cm" svg:y="2.289cm" svg:viewBox="0 0 27 28" draw:points="0,0 27,0 27,28 0,28">
            <text:p/>
          </draw:polygon>
          <draw:polygon draw:style-name="gr8" draw:text-style-name="P6" draw:layer="layout" svg:width="0.026cm" svg:height="0.027cm" svg:x="3.322cm" svg:y="2.316cm" svg:viewBox="0 0 27 28" draw:points="0,0 27,0 27,28 0,28">
            <text:p/>
          </draw:polygon>
          <draw:polygon draw:style-name="gr8" draw:text-style-name="P6" draw:layer="layout" svg:width="0.026cm" svg:height="0.027cm" svg:x="3.322cm" svg:y="2.343cm" svg:viewBox="0 0 27 28" draw:points="0,0 27,0 27,28 0,28">
            <text:p/>
          </draw:polygon>
          <draw:polygon draw:style-name="gr9" draw:text-style-name="P7" draw:layer="layout" svg:width="0.026cm" svg:height="0.027cm" svg:x="3.348cm" svg:y="1.423cm" svg:viewBox="0 0 27 28" draw:points="0,0 27,0 27,28 0,28">
            <text:p/>
          </draw:polygon>
          <draw:polygon draw:style-name="gr8" draw:text-style-name="P6" draw:layer="layout" svg:width="0.026cm" svg:height="0.027cm" svg:x="3.348cm" svg:y="1.45cm" svg:viewBox="0 0 27 28" draw:points="0,0 27,0 27,28 0,28">
            <text:p/>
          </draw:polygon>
          <draw:polygon draw:style-name="gr7" draw:text-style-name="P5" draw:layer="layout" svg:width="0.026cm" svg:height="0.027cm" svg:x="3.348cm" svg:y="1.477cm" svg:viewBox="0 0 27 28" draw:points="0,0 27,0 27,28 0,28">
            <text:p/>
          </draw:polygon>
          <draw:polygon draw:style-name="gr9" draw:text-style-name="P7" draw:layer="layout" svg:width="0.026cm" svg:height="0.027cm" svg:x="3.348cm" svg:y="1.504cm" svg:viewBox="0 0 27 28" draw:points="0,0 27,0 27,28 0,28">
            <text:p/>
          </draw:polygon>
          <draw:polygon draw:style-name="gr8" draw:text-style-name="P6" draw:layer="layout" svg:width="0.026cm" svg:height="0.027cm" svg:x="3.348cm" svg:y="1.531cm" svg:viewBox="0 0 27 28" draw:points="0,0 27,0 27,28 0,28">
            <text:p/>
          </draw:polygon>
          <draw:polygon draw:style-name="gr4" draw:text-style-name="P4" draw:layer="layout" svg:width="0.026cm" svg:height="0.004cm" svg:x="3.348cm" svg:y="1.559cm" svg:viewBox="0 0 27 5" draw:points="0,0 27,0 27,5 0,5">
            <text:p/>
          </draw:polygon>
          <draw:polygon draw:style-name="gr8" draw:text-style-name="P6" draw:layer="layout" svg:width="0.026cm" svg:height="0.005cm" svg:x="3.348cm" svg:y="2.23cm" svg:viewBox="0 0 27 6" draw:points="0,0 27,0 27,6 0,6">
            <text:p/>
          </draw:polygon>
          <draw:polygon draw:style-name="gr8" draw:text-style-name="P6" draw:layer="layout" svg:width="0.026cm" svg:height="0.027cm" svg:x="3.348cm" svg:y="2.235cm" svg:viewBox="0 0 27 28" draw:points="0,0 27,0 27,28 0,28">
            <text:p/>
          </draw:polygon>
          <draw:polygon draw:style-name="gr9" draw:text-style-name="P7" draw:layer="layout" svg:width="0.026cm" svg:height="0.027cm" svg:x="3.348cm" svg:y="2.262cm" svg:viewBox="0 0 27 28" draw:points="0,0 27,0 27,28 0,28">
            <text:p/>
          </draw:polygon>
          <draw:polygon draw:style-name="gr8" draw:text-style-name="P6" draw:layer="layout" svg:width="0.026cm" svg:height="0.027cm" svg:x="3.348cm" svg:y="2.289cm" svg:viewBox="0 0 27 28" draw:points="0,0 27,0 27,28 0,28">
            <text:p/>
          </draw:polygon>
          <draw:polygon draw:style-name="gr9" draw:text-style-name="P7" draw:layer="layout" svg:width="0.026cm" svg:height="0.027cm" svg:x="3.348cm" svg:y="2.316cm" svg:viewBox="0 0 27 28" draw:points="0,0 27,0 27,28 0,28">
            <text:p/>
          </draw:polygon>
          <draw:polygon draw:style-name="gr9" draw:text-style-name="P7" draw:layer="layout" svg:width="0.026cm" svg:height="0.027cm" svg:x="3.348cm" svg:y="2.343cm" svg:viewBox="0 0 27 28" draw:points="0,0 27,0 27,28 0,28">
            <text:p/>
          </draw:polygon>
          <draw:polygon draw:style-name="gr4" draw:text-style-name="P4" draw:layer="layout" svg:width="0.026cm" svg:height="0.027cm" svg:x="3.374cm" svg:y="1.423cm" svg:viewBox="0 0 27 28" draw:points="0,0 27,0 27,28 0,28">
            <text:p/>
          </draw:polygon>
          <draw:polygon draw:style-name="gr4" draw:text-style-name="P4" draw:layer="layout" svg:width="0.026cm" svg:height="0.027cm" svg:x="3.374cm" svg:y="1.45cm" svg:viewBox="0 0 27 28" draw:points="0,0 27,0 27,28 0,28">
            <text:p/>
          </draw:polygon>
          <draw:polygon draw:style-name="gr4" draw:text-style-name="P4" draw:layer="layout" svg:width="0.026cm" svg:height="0.027cm" svg:x="3.374cm" svg:y="1.477cm" svg:viewBox="0 0 27 28" draw:points="0,0 27,0 27,28 0,28">
            <text:p/>
          </draw:polygon>
          <draw:polygon draw:style-name="gr4" draw:text-style-name="P4" draw:layer="layout" svg:width="0.026cm" svg:height="0.027cm" svg:x="3.374cm" svg:y="1.504cm" svg:viewBox="0 0 27 28" draw:points="0,0 27,0 27,28 0,28">
            <text:p/>
          </draw:polygon>
          <draw:polygon draw:style-name="gr4" draw:text-style-name="P4" draw:layer="layout" svg:width="0.026cm" svg:height="0.027cm" svg:x="3.374cm" svg:y="1.531cm" svg:viewBox="0 0 27 28" draw:points="0,0 27,0 27,28 0,28">
            <text:p/>
          </draw:polygon>
          <draw:polygon draw:style-name="gr4" draw:text-style-name="P4" draw:layer="layout" svg:width="0.026cm" svg:height="0.004cm" svg:x="3.374cm" svg:y="1.559cm" svg:viewBox="0 0 27 5" draw:points="0,0 27,0 27,5 0,5">
            <text:p/>
          </draw:polygon>
          <draw:polygon draw:style-name="gr4" draw:text-style-name="P4" draw:layer="layout" svg:width="0.026cm" svg:height="0.005cm" svg:x="3.374cm" svg:y="2.23cm" svg:viewBox="0 0 27 6" draw:points="0,0 27,0 27,6 0,6">
            <text:p/>
          </draw:polygon>
          <draw:polygon draw:style-name="gr4" draw:text-style-name="P4" draw:layer="layout" svg:width="0.026cm" svg:height="0.027cm" svg:x="3.374cm" svg:y="2.235cm" svg:viewBox="0 0 27 28" draw:points="0,0 27,0 27,28 0,28">
            <text:p/>
          </draw:polygon>
          <draw:polygon draw:style-name="gr4" draw:text-style-name="P4" draw:layer="layout" svg:width="0.026cm" svg:height="0.027cm" svg:x="3.374cm" svg:y="2.262cm" svg:viewBox="0 0 27 28" draw:points="0,0 27,0 27,28 0,28">
            <text:p/>
          </draw:polygon>
          <draw:polygon draw:style-name="gr4" draw:text-style-name="P4" draw:layer="layout" svg:width="0.026cm" svg:height="0.027cm" svg:x="3.374cm" svg:y="2.289cm" svg:viewBox="0 0 27 28" draw:points="0,0 27,0 27,28 0,28">
            <text:p/>
          </draw:polygon>
          <draw:polygon draw:style-name="gr4" draw:text-style-name="P4" draw:layer="layout" svg:width="0.026cm" svg:height="0.027cm" svg:x="3.374cm" svg:y="2.316cm" svg:viewBox="0 0 27 28" draw:points="0,0 27,0 27,28 0,28">
            <text:p/>
          </draw:polygon>
          <draw:polygon draw:style-name="gr4" draw:text-style-name="P4" draw:layer="layout" svg:width="0.026cm" svg:height="0.027cm" svg:x="3.374cm" svg:y="2.343cm" svg:viewBox="0 0 27 28" draw:points="0,0 27,0 27,28 0,28">
            <text:p/>
          </draw:polygon>
          <draw:polygon draw:style-name="gr4" draw:text-style-name="P4" draw:layer="layout" svg:width="0.026cm" svg:height="0.027cm" svg:x="3.4cm" svg:y="1.423cm" svg:viewBox="0 0 27 28" draw:points="0,0 27,0 27,28 0,28">
            <text:p/>
          </draw:polygon>
          <draw:polygon draw:style-name="gr4" draw:text-style-name="P4" draw:layer="layout" svg:width="0.026cm" svg:height="0.027cm" svg:x="3.4cm" svg:y="1.45cm" svg:viewBox="0 0 27 28" draw:points="0,0 27,0 27,28 0,28">
            <text:p/>
          </draw:polygon>
          <draw:polygon draw:style-name="gr4" draw:text-style-name="P4" draw:layer="layout" svg:width="0.026cm" svg:height="0.027cm" svg:x="3.4cm" svg:y="1.477cm" svg:viewBox="0 0 27 28" draw:points="0,0 27,0 27,28 0,28">
            <text:p/>
          </draw:polygon>
          <draw:polygon draw:style-name="gr4" draw:text-style-name="P4" draw:layer="layout" svg:width="0.026cm" svg:height="0.027cm" svg:x="3.4cm" svg:y="1.504cm" svg:viewBox="0 0 27 28" draw:points="0,0 27,0 27,28 0,28">
            <text:p/>
          </draw:polygon>
          <draw:polygon draw:style-name="gr4" draw:text-style-name="P4" draw:layer="layout" svg:width="0.026cm" svg:height="0.027cm" svg:x="3.4cm" svg:y="1.531cm" svg:viewBox="0 0 27 28" draw:points="0,0 27,0 27,28 0,28">
            <text:p/>
          </draw:polygon>
          <draw:polygon draw:style-name="gr4" draw:text-style-name="P4" draw:layer="layout" svg:width="0.026cm" svg:height="0.004cm" svg:x="3.4cm" svg:y="1.559cm" svg:viewBox="0 0 27 5" draw:points="0,0 27,0 27,5 0,5">
            <text:p/>
          </draw:polygon>
          <draw:polygon draw:style-name="gr4" draw:text-style-name="P4" draw:layer="layout" svg:width="0.026cm" svg:height="0.005cm" svg:x="3.4cm" svg:y="2.23cm" svg:viewBox="0 0 27 6" draw:points="0,0 27,0 27,6 0,6">
            <text:p/>
          </draw:polygon>
          <draw:polygon draw:style-name="gr4" draw:text-style-name="P4" draw:layer="layout" svg:width="0.026cm" svg:height="0.027cm" svg:x="3.4cm" svg:y="2.235cm" svg:viewBox="0 0 27 28" draw:points="0,0 27,0 27,28 0,28">
            <text:p/>
          </draw:polygon>
          <draw:polygon draw:style-name="gr4" draw:text-style-name="P4" draw:layer="layout" svg:width="0.026cm" svg:height="0.027cm" svg:x="3.4cm" svg:y="2.262cm" svg:viewBox="0 0 27 28" draw:points="0,0 27,0 27,28 0,28">
            <text:p/>
          </draw:polygon>
          <draw:polygon draw:style-name="gr4" draw:text-style-name="P4" draw:layer="layout" svg:width="0.026cm" svg:height="0.027cm" svg:x="3.4cm" svg:y="2.289cm" svg:viewBox="0 0 27 28" draw:points="0,0 27,0 27,28 0,28">
            <text:p/>
          </draw:polygon>
          <draw:polygon draw:style-name="gr4" draw:text-style-name="P4" draw:layer="layout" svg:width="0.026cm" svg:height="0.027cm" svg:x="3.4cm" svg:y="2.316cm" svg:viewBox="0 0 27 28" draw:points="0,0 27,0 27,28 0,28">
            <text:p/>
          </draw:polygon>
          <draw:polygon draw:style-name="gr4" draw:text-style-name="P4" draw:layer="layout" svg:width="0.026cm" svg:height="0.027cm" svg:x="3.4cm" svg:y="2.343cm" svg:viewBox="0 0 27 28" draw:points="0,0 27,0 27,28 0,28">
            <text:p/>
          </draw:polygon>
          <draw:polygon draw:style-name="gr4" draw:text-style-name="P4" draw:layer="layout" svg:width="0.026cm" svg:height="0.027cm" svg:x="3.425cm" svg:y="1.423cm" svg:viewBox="0 0 27 28" draw:points="0,0 27,0 27,28 0,28">
            <text:p/>
          </draw:polygon>
          <draw:polygon draw:style-name="gr4" draw:text-style-name="P4" draw:layer="layout" svg:width="0.026cm" svg:height="0.027cm" svg:x="3.425cm" svg:y="1.45cm" svg:viewBox="0 0 27 28" draw:points="0,0 27,0 27,28 0,28">
            <text:p/>
          </draw:polygon>
          <draw:polygon draw:style-name="gr4" draw:text-style-name="P4" draw:layer="layout" svg:width="0.026cm" svg:height="0.027cm" svg:x="3.425cm" svg:y="1.477cm" svg:viewBox="0 0 27 28" draw:points="0,0 27,0 27,28 0,28">
            <text:p/>
          </draw:polygon>
          <draw:polygon draw:style-name="gr4" draw:text-style-name="P4" draw:layer="layout" svg:width="0.026cm" svg:height="0.027cm" svg:x="3.425cm" svg:y="1.504cm" svg:viewBox="0 0 27 28" draw:points="0,0 27,0 27,28 0,28">
            <text:p/>
          </draw:polygon>
          <draw:polygon draw:style-name="gr4" draw:text-style-name="P4" draw:layer="layout" svg:width="0.026cm" svg:height="0.027cm" svg:x="3.425cm" svg:y="1.531cm" svg:viewBox="0 0 27 28" draw:points="0,0 27,0 27,28 0,28">
            <text:p/>
          </draw:polygon>
          <draw:polygon draw:style-name="gr4" draw:text-style-name="P4" draw:layer="layout" svg:width="0.026cm" svg:height="0.004cm" svg:x="3.425cm" svg:y="1.559cm" svg:viewBox="0 0 27 5" draw:points="0,0 27,0 27,5 0,5">
            <text:p/>
          </draw:polygon>
          <draw:polygon draw:style-name="gr4" draw:text-style-name="P4" draw:layer="layout" svg:width="0.026cm" svg:height="0.005cm" svg:x="3.425cm" svg:y="2.23cm" svg:viewBox="0 0 27 6" draw:points="0,0 27,0 27,6 0,6">
            <text:p/>
          </draw:polygon>
          <draw:polygon draw:style-name="gr4" draw:text-style-name="P4" draw:layer="layout" svg:width="0.026cm" svg:height="0.027cm" svg:x="3.425cm" svg:y="2.235cm" svg:viewBox="0 0 27 28" draw:points="0,0 27,0 27,28 0,28">
            <text:p/>
          </draw:polygon>
          <draw:polygon draw:style-name="gr4" draw:text-style-name="P4" draw:layer="layout" svg:width="0.026cm" svg:height="0.027cm" svg:x="3.425cm" svg:y="2.262cm" svg:viewBox="0 0 27 28" draw:points="0,0 27,0 27,28 0,28">
            <text:p/>
          </draw:polygon>
          <draw:polygon draw:style-name="gr4" draw:text-style-name="P4" draw:layer="layout" svg:width="0.026cm" svg:height="0.027cm" svg:x="3.425cm" svg:y="2.289cm" svg:viewBox="0 0 27 28" draw:points="0,0 27,0 27,28 0,28">
            <text:p/>
          </draw:polygon>
          <draw:polygon draw:style-name="gr4" draw:text-style-name="P4" draw:layer="layout" svg:width="0.026cm" svg:height="0.027cm" svg:x="3.425cm" svg:y="2.316cm" svg:viewBox="0 0 27 28" draw:points="0,0 27,0 27,28 0,28">
            <text:p/>
          </draw:polygon>
          <draw:polygon draw:style-name="gr4" draw:text-style-name="P4" draw:layer="layout" svg:width="0.026cm" svg:height="0.027cm" svg:x="3.425cm" svg:y="2.343cm" svg:viewBox="0 0 27 28" draw:points="0,0 27,0 27,28 0,28">
            <text:p/>
          </draw:polygon>
          <draw:polygon draw:style-name="gr4" draw:text-style-name="P4" draw:layer="layout" svg:width="0.026cm" svg:height="0.027cm" svg:x="3.451cm" svg:y="1.423cm" svg:viewBox="0 0 27 28" draw:points="0,0 27,0 27,28 0,28">
            <text:p/>
          </draw:polygon>
          <draw:polygon draw:style-name="gr4" draw:text-style-name="P4" draw:layer="layout" svg:width="0.026cm" svg:height="0.027cm" svg:x="3.451cm" svg:y="1.45cm" svg:viewBox="0 0 27 28" draw:points="0,0 27,0 27,28 0,28">
            <text:p/>
          </draw:polygon>
          <draw:polygon draw:style-name="gr4" draw:text-style-name="P4" draw:layer="layout" svg:width="0.026cm" svg:height="0.027cm" svg:x="3.451cm" svg:y="1.477cm" svg:viewBox="0 0 27 28" draw:points="0,0 27,0 27,28 0,28">
            <text:p/>
          </draw:polygon>
          <draw:polygon draw:style-name="gr4" draw:text-style-name="P4" draw:layer="layout" svg:width="0.026cm" svg:height="0.027cm" svg:x="3.451cm" svg:y="1.504cm" svg:viewBox="0 0 27 28" draw:points="0,0 27,0 27,28 0,28">
            <text:p/>
          </draw:polygon>
          <draw:polygon draw:style-name="gr4" draw:text-style-name="P4" draw:layer="layout" svg:width="0.026cm" svg:height="0.027cm" svg:x="3.451cm" svg:y="1.531cm" svg:viewBox="0 0 27 28" draw:points="0,0 27,0 27,28 0,28">
            <text:p/>
          </draw:polygon>
          <draw:polygon draw:style-name="gr4" draw:text-style-name="P4" draw:layer="layout" svg:width="0.026cm" svg:height="0.004cm" svg:x="3.451cm" svg:y="1.559cm" svg:viewBox="0 0 27 5" draw:points="0,0 27,0 27,5 0,5">
            <text:p/>
          </draw:polygon>
          <draw:polygon draw:style-name="gr4" draw:text-style-name="P4" draw:layer="layout" svg:width="0.026cm" svg:height="0.005cm" svg:x="3.451cm" svg:y="2.23cm" svg:viewBox="0 0 27 6" draw:points="0,0 27,0 27,6 0,6">
            <text:p/>
          </draw:polygon>
          <draw:polygon draw:style-name="gr4" draw:text-style-name="P4" draw:layer="layout" svg:width="0.026cm" svg:height="0.027cm" svg:x="3.451cm" svg:y="2.235cm" svg:viewBox="0 0 27 28" draw:points="0,0 27,0 27,28 0,28">
            <text:p/>
          </draw:polygon>
          <draw:polygon draw:style-name="gr4" draw:text-style-name="P4" draw:layer="layout" svg:width="0.026cm" svg:height="0.027cm" svg:x="3.451cm" svg:y="2.262cm" svg:viewBox="0 0 27 28" draw:points="0,0 27,0 27,28 0,28">
            <text:p/>
          </draw:polygon>
          <draw:polygon draw:style-name="gr4" draw:text-style-name="P4" draw:layer="layout" svg:width="0.026cm" svg:height="0.027cm" svg:x="3.451cm" svg:y="2.289cm" svg:viewBox="0 0 27 28" draw:points="0,0 27,0 27,28 0,28">
            <text:p/>
          </draw:polygon>
          <draw:polygon draw:style-name="gr4" draw:text-style-name="P4" draw:layer="layout" svg:width="0.026cm" svg:height="0.027cm" svg:x="3.451cm" svg:y="2.316cm" svg:viewBox="0 0 27 28" draw:points="0,0 27,0 27,28 0,28">
            <text:p/>
          </draw:polygon>
          <draw:polygon draw:style-name="gr4" draw:text-style-name="P4" draw:layer="layout" svg:width="0.026cm" svg:height="0.027cm" svg:x="3.451cm" svg:y="2.343cm" svg:viewBox="0 0 27 28" draw:points="0,0 27,0 27,28 0,28">
            <text:p/>
          </draw:polygon>
          <draw:polygon draw:style-name="gr9" draw:text-style-name="P7" draw:layer="layout" svg:width="0.026cm" svg:height="0.027cm" svg:x="3.905cm" svg:y="1.33cm" svg:viewBox="0 0 27 28" draw:points="0,0 27,0 27,28 0,28">
            <text:p/>
          </draw:polygon>
          <draw:polygon draw:style-name="gr8" draw:text-style-name="P6" draw:layer="layout" svg:width="0.026cm" svg:height="0.027cm" svg:x="3.918cm" svg:y="1.45cm" svg:viewBox="0 0 27 28" draw:points="0,0 27,0 27,28 0,28">
            <text:p/>
          </draw:polygon>
          <draw:polygon draw:style-name="gr9" draw:text-style-name="P7" draw:layer="layout" svg:width="0.026cm" svg:height="0.027cm" svg:x="3.918cm" svg:y="1.477cm" svg:viewBox="0 0 27 28" draw:points="0,0 27,0 27,28 0,28">
            <text:p/>
          </draw:polygon>
          <draw:polygon draw:style-name="gr7" draw:text-style-name="P5" draw:layer="layout" svg:width="0.026cm" svg:height="0.027cm" svg:x="3.918cm" svg:y="1.504cm" svg:viewBox="0 0 27 28" draw:points="0,0 27,0 27,28 0,28">
            <text:p/>
          </draw:polygon>
          <draw:polygon draw:style-name="gr8" draw:text-style-name="P6" draw:layer="layout" svg:width="0.026cm" svg:height="0.027cm" svg:x="3.918cm" svg:y="1.531cm" svg:viewBox="0 0 27 28" draw:points="0,0 27,0 27,28 0,28">
            <text:p/>
          </draw:polygon>
          <draw:polygon draw:style-name="gr7" draw:text-style-name="P5" draw:layer="layout" svg:width="0.026cm" svg:height="0.027cm" svg:x="3.772cm" svg:y="1.392cm" svg:viewBox="0 0 27 28" draw:points="0,0 27,0 27,28 0,28">
            <text:p/>
          </draw:polygon>
          <draw:polygon draw:style-name="gr9" draw:text-style-name="P7" draw:layer="layout" svg:width="0.026cm" svg:height="0.027cm" svg:x="3.846cm" svg:y="1.26cm" svg:viewBox="0 0 27 28" draw:points="0,0 27,0 27,28 0,28">
            <text:p/>
          </draw:polygon>
          <draw:polygon draw:style-name="gr7" draw:text-style-name="P5" draw:layer="layout" svg:width="0.026cm" svg:height="0.027cm" svg:x="3.944cm" svg:y="1.477cm" svg:viewBox="0 0 27 28" draw:points="0,0 27,0 27,28 0,28">
            <text:p/>
          </draw:polygon>
          <draw:polygon draw:style-name="gr9" draw:text-style-name="P7" draw:layer="layout" svg:width="0.026cm" svg:height="0.027cm" svg:x="3.944cm" svg:y="1.504cm" svg:viewBox="0 0 27 28" draw:points="0,0 27,0 27,28 0,28">
            <text:p/>
          </draw:polygon>
          <draw:polygon draw:style-name="gr7" draw:text-style-name="P5" draw:layer="layout" svg:width="0.026cm" svg:height="0.027cm" svg:x="3.944cm" svg:y="1.531cm" svg:viewBox="0 0 27 28" draw:points="0,0 27,0 27,28 0,28">
            <text:p/>
          </draw:polygon>
          <draw:polygon draw:style-name="gr7" draw:text-style-name="P5" draw:layer="layout" svg:width="0.026cm" svg:height="0.027cm" svg:x="3.958cm" svg:y="1.404cm" svg:viewBox="0 0 27 28" draw:points="0,0 27,0 27,28 0,28">
            <text:p/>
          </draw:polygon>
          <draw:polygon draw:style-name="gr8" draw:text-style-name="P6" draw:layer="layout" svg:width="0.026cm" svg:height="0.027cm" svg:x="3.97cm" svg:y="1.45cm" svg:viewBox="0 0 27 28" draw:points="0,0 27,0 27,28 0,28">
            <text:p/>
          </draw:polygon>
          <draw:polygon draw:style-name="gr7" draw:text-style-name="P5" draw:layer="layout" svg:width="0.026cm" svg:height="0.027cm" svg:x="3.97cm" svg:y="1.477cm" svg:viewBox="0 0 27 28" draw:points="0,0 27,0 27,28 0,28">
            <text:p/>
          </draw:polygon>
          <draw:polygon draw:style-name="gr8" draw:text-style-name="P6" draw:layer="layout" svg:width="0.026cm" svg:height="0.027cm" svg:x="3.97cm" svg:y="1.504cm" svg:viewBox="0 0 27 28" draw:points="0,0 27,0 27,28 0,28">
            <text:p/>
          </draw:polygon>
          <draw:polygon draw:style-name="gr9" draw:text-style-name="P7" draw:layer="layout" svg:width="0.026cm" svg:height="0.027cm" svg:x="3.97cm" svg:y="1.531cm" svg:viewBox="0 0 27 28" draw:points="0,0 27,0 27,28 0,28">
            <text:p/>
          </draw:polygon>
          <draw:polygon draw:style-name="gr7" draw:text-style-name="P5" draw:layer="layout" svg:width="0.026cm" svg:height="0.027cm" svg:x="4.005cm" svg:y="1.342cm" svg:viewBox="0 0 27 28" draw:points="0,0 27,0 27,28 0,28">
            <text:p/>
          </draw:polygon>
          <draw:polygon draw:style-name="gr9" draw:text-style-name="P7" draw:layer="layout" svg:width="0.026cm" svg:height="0.027cm" svg:x="3.995cm" svg:y="1.45cm" svg:viewBox="0 0 27 28" draw:points="0,0 27,0 27,28 0,28">
            <text:p/>
          </draw:polygon>
          <draw:polygon draw:style-name="gr8" draw:text-style-name="P6" draw:layer="layout" svg:width="0.026cm" svg:height="0.027cm" svg:x="3.995cm" svg:y="1.477cm" svg:viewBox="0 0 27 28" draw:points="0,0 27,0 27,28 0,28">
            <text:p/>
          </draw:polygon>
          <draw:polygon draw:style-name="gr9" draw:text-style-name="P7" draw:layer="layout" svg:width="0.026cm" svg:height="0.027cm" svg:x="3.995cm" svg:y="1.504cm" svg:viewBox="0 0 27 28" draw:points="0,0 27,0 27,28 0,28">
            <text:p/>
          </draw:polygon>
          <draw:polygon draw:style-name="gr7" draw:text-style-name="P5" draw:layer="layout" svg:width="0.026cm" svg:height="0.027cm" svg:x="3.995cm" svg:y="1.531cm" svg:viewBox="0 0 27 28" draw:points="0,0 27,0 27,28 0,28">
            <text:p/>
          </draw:polygon>
          <draw:polygon draw:style-name="gr9" draw:text-style-name="P7" draw:layer="layout" svg:width="0.026cm" svg:height="0.027cm" svg:x="4.078cm" svg:y="1.389cm" svg:viewBox="0 0 27 28" draw:points="0,0 27,0 27,28 0,28">
            <text:p/>
          </draw:polygon>
          <draw:polygon draw:style-name="gr9" draw:text-style-name="P7" draw:layer="layout" svg:width="0.026cm" svg:height="0.027cm" svg:x="4.018cm" svg:y="1.416cm" svg:viewBox="0 0 27 28" draw:points="0,0 27,0 27,28 0,28">
            <text:p/>
          </draw:polygon>
          <draw:polygon draw:style-name="gr7" draw:text-style-name="P5" draw:layer="layout" svg:width="0.026cm" svg:height="0.027cm" svg:x="4.021cm" svg:y="1.477cm" svg:viewBox="0 0 27 28" draw:points="0,0 27,0 27,28 0,28">
            <text:p/>
          </draw:polygon>
          <draw:polygon draw:style-name="gr8" draw:text-style-name="P6" draw:layer="layout" svg:width="0.026cm" svg:height="0.027cm" svg:x="4.021cm" svg:y="1.504cm" svg:viewBox="0 0 27 28" draw:points="0,0 27,0 27,28 0,28">
            <text:p/>
          </draw:polygon>
          <draw:polygon draw:style-name="gr8" draw:text-style-name="P6" draw:layer="layout" svg:width="0.026cm" svg:height="0.027cm" svg:x="4.021cm" svg:y="1.531cm" svg:viewBox="0 0 27 28" draw:points="0,0 27,0 27,28 0,28">
            <text:p/>
          </draw:polygon>
          <draw:polygon draw:style-name="gr7" draw:text-style-name="P5" draw:layer="layout" svg:width="0.026cm" svg:height="0.027cm" svg:x="4.081cm" svg:y="1.297cm" svg:viewBox="0 0 27 28" draw:points="0,0 27,0 27,28 0,28">
            <text:p/>
          </draw:polygon>
          <draw:polygon draw:style-name="gr9" draw:text-style-name="P7" draw:layer="layout" svg:width="0.026cm" svg:height="0.027cm" svg:x="3.658cm" svg:y="1.302cm" svg:viewBox="0 0 27 28" draw:points="0,0 27,0 27,28 0,28">
            <text:p/>
          </draw:polygon>
          <draw:polygon draw:style-name="gr8" draw:text-style-name="P6" draw:layer="layout" svg:width="0.026cm" svg:height="0.027cm" svg:x="4.047cm" svg:y="1.477cm" svg:viewBox="0 0 27 28" draw:points="0,0 27,0 27,28 0,28">
            <text:p/>
          </draw:polygon>
          <draw:polygon draw:style-name="gr9" draw:text-style-name="P7" draw:layer="layout" svg:width="0.026cm" svg:height="0.027cm" svg:x="4.047cm" svg:y="1.504cm" svg:viewBox="0 0 27 28" draw:points="0,0 27,0 27,28 0,28">
            <text:p/>
          </draw:polygon>
          <draw:polygon draw:style-name="gr7" draw:text-style-name="P5" draw:layer="layout" svg:width="0.026cm" svg:height="0.027cm" svg:x="4.047cm" svg:y="1.531cm" svg:viewBox="0 0 27 28" draw:points="0,0 27,0 27,28 0,28">
            <text:p/>
          </draw:polygon>
          <draw:polygon draw:style-name="gr7" draw:text-style-name="P5" draw:layer="layout" svg:width="0.026cm" svg:height="0.027cm" svg:x="4.145cm" svg:y="1.268cm" svg:viewBox="0 0 27 28" draw:points="0,0 27,0 27,28 0,28">
            <text:p/>
          </draw:polygon>
          <draw:polygon draw:style-name="gr7" draw:text-style-name="P5" draw:layer="layout" svg:width="0.026cm" svg:height="0.027cm" svg:x="3.782cm" svg:y="1.312cm" svg:viewBox="0 0 27 28" draw:points="0,0 27,0 27,28 0,28">
            <text:p/>
          </draw:polygon>
          <draw:polygon draw:style-name="gr9" draw:text-style-name="P7" draw:layer="layout" svg:width="0.026cm" svg:height="0.027cm" svg:x="4.073cm" svg:y="1.477cm" svg:viewBox="0 0 27 28" draw:points="0,0 27,0 27,28 0,28">
            <text:p/>
          </draw:polygon>
          <draw:polygon draw:style-name="gr8" draw:text-style-name="P6" draw:layer="layout" svg:width="0.026cm" svg:height="0.027cm" svg:x="4.073cm" svg:y="1.504cm" svg:viewBox="0 0 27 28" draw:points="0,0 27,0 27,28 0,28">
            <text:p/>
          </draw:polygon>
          <draw:polygon draw:style-name="gr9" draw:text-style-name="P7" draw:layer="layout" svg:width="0.026cm" svg:height="0.027cm" svg:x="4.073cm" svg:y="1.531cm" svg:viewBox="0 0 27 28" draw:points="0,0 27,0 27,28 0,28">
            <text:p/>
          </draw:polygon>
          <draw:polygon draw:style-name="gr9" draw:text-style-name="P7" draw:layer="layout" svg:width="0.026cm" svg:height="0.027cm" svg:x="3.86cm" svg:y="1.315cm" svg:viewBox="0 0 27 28" draw:points="0,0 27,0 27,28 0,28">
            <text:p/>
          </draw:polygon>
          <draw:polygon draw:style-name="gr7" draw:text-style-name="P5" draw:layer="layout" svg:width="0.026cm" svg:height="0.027cm" svg:x="4.099cm" svg:y="1.45cm" svg:viewBox="0 0 27 28" draw:points="0,0 27,0 27,28 0,28">
            <text:p/>
          </draw:polygon>
          <draw:polygon draw:style-name="gr8" draw:text-style-name="P6" draw:layer="layout" svg:width="0.026cm" svg:height="0.027cm" svg:x="4.099cm" svg:y="1.477cm" svg:viewBox="0 0 27 28" draw:points="0,0 27,0 27,28 0,28">
            <text:p/>
          </draw:polygon>
          <draw:polygon draw:style-name="gr7" draw:text-style-name="P5" draw:layer="layout" svg:width="0.026cm" svg:height="0.027cm" svg:x="4.099cm" svg:y="1.504cm" svg:viewBox="0 0 27 28" draw:points="0,0 27,0 27,28 0,28">
            <text:p/>
          </draw:polygon>
          <draw:polygon draw:style-name="gr8" draw:text-style-name="P6" draw:layer="layout" svg:width="0.026cm" svg:height="0.027cm" svg:x="4.099cm" svg:y="1.531cm" svg:viewBox="0 0 27 28" draw:points="0,0 27,0 27,28 0,28">
            <text:p/>
          </draw:polygon>
          <draw:polygon draw:style-name="gr8" draw:text-style-name="P6" draw:layer="layout" svg:width="0.026cm" svg:height="0.027cm" svg:x="3.9cm" svg:y="1.268cm" svg:viewBox="0 0 27 28" draw:points="0,0 27,0 27,28 0,28">
            <text:p/>
          </draw:polygon>
          <draw:polygon draw:style-name="gr9" draw:text-style-name="P7" draw:layer="layout" svg:width="0.026cm" svg:height="0.027cm" svg:x="3.836cm" svg:y="1.389cm" svg:viewBox="0 0 27 28" draw:points="0,0 27,0 27,28 0,28">
            <text:p/>
          </draw:polygon>
          <draw:polygon draw:style-name="gr9" draw:text-style-name="P7" draw:layer="layout" svg:width="0.026cm" svg:height="0.027cm" svg:x="4.125cm" svg:y="1.477cm" svg:viewBox="0 0 27 28" draw:points="0,0 27,0 27,28 0,28">
            <text:p/>
          </draw:polygon>
          <draw:polygon draw:style-name="gr7" draw:text-style-name="P5" draw:layer="layout" svg:width="0.026cm" svg:height="0.027cm" svg:x="4.125cm" svg:y="1.504cm" svg:viewBox="0 0 27 28" draw:points="0,0 27,0 27,28 0,28">
            <text:p/>
          </draw:polygon>
          <draw:polygon draw:style-name="gr9" draw:text-style-name="P7" draw:layer="layout" svg:width="0.026cm" svg:height="0.027cm" svg:x="4.125cm" svg:y="1.531cm" svg:viewBox="0 0 27 28" draw:points="0,0 27,0 27,28 0,28">
            <text:p/>
          </draw:polygon>
          <draw:polygon draw:style-name="gr8" draw:text-style-name="P6" draw:layer="layout" svg:width="0.026cm" svg:height="0.027cm" svg:x="4.113cm" svg:y="1.366cm" svg:viewBox="0 0 27 28" draw:points="0,0 27,0 27,28 0,28">
            <text:p/>
          </draw:polygon>
          <draw:polygon draw:style-name="gr8" draw:text-style-name="P6" draw:layer="layout" svg:width="0.026cm" svg:height="0.027cm" svg:x="4.151cm" svg:y="1.45cm" svg:viewBox="0 0 27 28" draw:points="0,0 27,0 27,28 0,28">
            <text:p/>
          </draw:polygon>
          <draw:polygon draw:style-name="gr7" draw:text-style-name="P5" draw:layer="layout" svg:width="0.026cm" svg:height="0.027cm" svg:x="4.151cm" svg:y="1.477cm" svg:viewBox="0 0 27 28" draw:points="0,0 27,0 27,28 0,28">
            <text:p/>
          </draw:polygon>
          <draw:polygon draw:style-name="gr9" draw:text-style-name="P7" draw:layer="layout" svg:width="0.026cm" svg:height="0.027cm" svg:x="4.151cm" svg:y="1.504cm" svg:viewBox="0 0 27 28" draw:points="0,0 27,0 27,28 0,28">
            <text:p/>
          </draw:polygon>
          <draw:polygon draw:style-name="gr7" draw:text-style-name="P5" draw:layer="layout" svg:width="0.026cm" svg:height="0.027cm" svg:x="4.151cm" svg:y="1.531cm" svg:viewBox="0 0 27 28" draw:points="0,0 27,0 27,28 0,28">
            <text:p/>
          </draw:polygon>
          <draw:polygon draw:style-name="gr8" draw:text-style-name="P6" draw:layer="layout" svg:width="0.026cm" svg:height="0.027cm" svg:x="4.177cm" svg:y="1.477cm" svg:viewBox="0 0 27 28" draw:points="0,0 27,0 27,28 0,28">
            <text:p/>
          </draw:polygon>
          <draw:polygon draw:style-name="gr7" draw:text-style-name="P5" draw:layer="layout" svg:width="0.026cm" svg:height="0.027cm" svg:x="4.177cm" svg:y="1.504cm" svg:viewBox="0 0 27 28" draw:points="0,0 27,0 27,28 0,28">
            <text:p/>
          </draw:polygon>
          <draw:polygon draw:style-name="gr8" draw:text-style-name="P6" draw:layer="layout" svg:width="0.026cm" svg:height="0.027cm" svg:x="4.177cm" svg:y="1.531cm" svg:viewBox="0 0 27 28" draw:points="0,0 27,0 27,28 0,28">
            <text:p/>
          </draw:polygon>
          <draw:polygon draw:style-name="gr9" draw:text-style-name="P7" draw:layer="layout" svg:width="0.026cm" svg:height="0.027cm" svg:x="4.875cm" svg:y="1.415cm" svg:viewBox="0 0 27 28" draw:points="0,0 27,0 27,28 0,28">
            <text:p/>
          </draw:polygon>
          <draw:polygon draw:style-name="gr9" draw:text-style-name="P7" draw:layer="layout" svg:width="0.026cm" svg:height="0.027cm" svg:x="4.202cm" svg:y="1.45cm" svg:viewBox="0 0 27 28" draw:points="0,0 27,0 27,28 0,28">
            <text:p/>
          </draw:polygon>
          <draw:polygon draw:style-name="gr7" draw:text-style-name="P5" draw:layer="layout" svg:width="0.026cm" svg:height="0.027cm" svg:x="4.202cm" svg:y="1.477cm" svg:viewBox="0 0 27 28" draw:points="0,0 27,0 27,28 0,28">
            <text:p/>
          </draw:polygon>
          <draw:polygon draw:style-name="gr8" draw:text-style-name="P6" draw:layer="layout" svg:width="0.026cm" svg:height="0.027cm" svg:x="4.202cm" svg:y="1.504cm" svg:viewBox="0 0 27 28" draw:points="0,0 27,0 27,28 0,28">
            <text:p/>
          </draw:polygon>
          <draw:polygon draw:style-name="gr9" draw:text-style-name="P7" draw:layer="layout" svg:width="0.026cm" svg:height="0.027cm" svg:x="4.202cm" svg:y="1.531cm" svg:viewBox="0 0 27 28" draw:points="0,0 27,0 27,28 0,28">
            <text:p/>
          </draw:polygon>
          <draw:polygon draw:style-name="gr7" draw:text-style-name="P5" draw:layer="layout" svg:width="0.026cm" svg:height="0.027cm" svg:x="4.228cm" svg:y="1.45cm" svg:viewBox="0 0 27 28" draw:points="0,0 27,0 27,28 0,28">
            <text:p/>
          </draw:polygon>
          <draw:polygon draw:style-name="gr9" draw:text-style-name="P7" draw:layer="layout" svg:width="0.026cm" svg:height="0.027cm" svg:x="4.228cm" svg:y="1.477cm" svg:viewBox="0 0 27 28" draw:points="0,0 27,0 27,28 0,28">
            <text:p/>
          </draw:polygon>
          <draw:polygon draw:style-name="gr7" draw:text-style-name="P5" draw:layer="layout" svg:width="0.026cm" svg:height="0.027cm" svg:x="4.228cm" svg:y="1.504cm" svg:viewBox="0 0 27 28" draw:points="0,0 27,0 27,28 0,28">
            <text:p/>
          </draw:polygon>
          <draw:polygon draw:style-name="gr8" draw:text-style-name="P6" draw:layer="layout" svg:width="0.026cm" svg:height="0.027cm" svg:x="4.228cm" svg:y="1.531cm" svg:viewBox="0 0 27 28" draw:points="0,0 27,0 27,28 0,28">
            <text:p/>
          </draw:polygon>
          <draw:polygon draw:style-name="gr7" draw:text-style-name="P5" draw:layer="layout" svg:width="0.026cm" svg:height="0.027cm" svg:x="4.981cm" svg:y="1.465cm" svg:viewBox="0 0 27 28" draw:points="0,0 27,0 27,28 0,28">
            <text:p/>
          </draw:polygon>
          <draw:polygon draw:style-name="gr9" draw:text-style-name="P7" draw:layer="layout" svg:width="0.026cm" svg:height="0.027cm" svg:x="4.254cm" svg:y="1.45cm" svg:viewBox="0 0 27 28" draw:points="0,0 27,0 27,28 0,28">
            <text:p/>
          </draw:polygon>
          <draw:polygon draw:style-name="gr7" draw:text-style-name="P5" draw:layer="layout" svg:width="0.026cm" svg:height="0.027cm" svg:x="4.254cm" svg:y="1.477cm" svg:viewBox="0 0 27 28" draw:points="0,0 27,0 27,28 0,28">
            <text:p/>
          </draw:polygon>
          <draw:polygon draw:style-name="gr8" draw:text-style-name="P6" draw:layer="layout" svg:width="0.026cm" svg:height="0.027cm" svg:x="4.254cm" svg:y="1.504cm" svg:viewBox="0 0 27 28" draw:points="0,0 27,0 27,28 0,28">
            <text:p/>
          </draw:polygon>
          <draw:polygon draw:style-name="gr9" draw:text-style-name="P7" draw:layer="layout" svg:width="0.026cm" svg:height="0.027cm" svg:x="4.254cm" svg:y="1.531cm" svg:viewBox="0 0 27 28" draw:points="0,0 27,0 27,28 0,28">
            <text:p/>
          </draw:polygon>
          <draw:polygon draw:style-name="gr9" draw:text-style-name="P7" draw:layer="layout" svg:width="0.026cm" svg:height="0.027cm" svg:x="4.994cm" svg:y="1.349cm" svg:viewBox="0 0 27 28" draw:points="0,0 27,0 27,28 0,28">
            <text:p/>
          </draw:polygon>
          <draw:polygon draw:style-name="gr8" draw:text-style-name="P6" draw:layer="layout" svg:width="0.026cm" svg:height="0.027cm" svg:x="5.061cm" svg:y="1.28cm" svg:viewBox="0 0 27 28" draw:points="0,0 27,0 27,28 0,28">
            <text:p/>
          </draw:polygon>
          <draw:polygon draw:style-name="gr8" draw:text-style-name="P6" draw:layer="layout" svg:width="0.026cm" svg:height="0.027cm" svg:x="4.28cm" svg:y="1.477cm" svg:viewBox="0 0 27 28" draw:points="0,0 27,0 27,28 0,28">
            <text:p/>
          </draw:polygon>
          <draw:polygon draw:style-name="gr9" draw:text-style-name="P7" draw:layer="layout" svg:width="0.026cm" svg:height="0.027cm" svg:x="4.28cm" svg:y="1.504cm" svg:viewBox="0 0 27 28" draw:points="0,0 27,0 27,28 0,28">
            <text:p/>
          </draw:polygon>
          <draw:polygon draw:style-name="gr7" draw:text-style-name="P5" draw:layer="layout" svg:width="0.026cm" svg:height="0.027cm" svg:x="4.28cm" svg:y="1.531cm" svg:viewBox="0 0 27 28" draw:points="0,0 27,0 27,28 0,28">
            <text:p/>
          </draw:polygon>
          <draw:polygon draw:style-name="gr9" draw:text-style-name="P7" draw:layer="layout" svg:width="0.026cm" svg:height="0.027cm" svg:x="4.304cm" svg:y="1.355cm" svg:viewBox="0 0 27 28" draw:points="0,0 27,0 27,28 0,28">
            <text:p/>
          </draw:polygon>
          <draw:polygon draw:style-name="gr7" draw:text-style-name="P5" draw:layer="layout" svg:width="0.026cm" svg:height="0.027cm" svg:x="4.306cm" svg:y="1.45cm" svg:viewBox="0 0 27 28" draw:points="0,0 27,0 27,28 0,28">
            <text:p/>
          </draw:polygon>
          <draw:polygon draw:style-name="gr9" draw:text-style-name="P7" draw:layer="layout" svg:width="0.026cm" svg:height="0.027cm" svg:x="4.306cm" svg:y="1.477cm" svg:viewBox="0 0 27 28" draw:points="0,0 27,0 27,28 0,28">
            <text:p/>
          </draw:polygon>
          <draw:polygon draw:style-name="gr7" draw:text-style-name="P5" draw:layer="layout" svg:width="0.026cm" svg:height="0.027cm" svg:x="4.306cm" svg:y="1.504cm" svg:viewBox="0 0 27 28" draw:points="0,0 27,0 27,28 0,28">
            <text:p/>
          </draw:polygon>
          <draw:polygon draw:style-name="gr8" draw:text-style-name="P6" draw:layer="layout" svg:width="0.026cm" svg:height="0.027cm" svg:x="4.306cm" svg:y="1.531cm" svg:viewBox="0 0 27 28" draw:points="0,0 27,0 27,28 0,28">
            <text:p/>
          </draw:polygon>
          <draw:polygon draw:style-name="gr8" draw:text-style-name="P6" draw:layer="layout" svg:width="0.026cm" svg:height="0.027cm" svg:x="4.26cm" svg:y="1.287cm" svg:viewBox="0 0 27 28" draw:points="0,0 27,0 27,28 0,28">
            <text:p/>
          </draw:polygon>
          <draw:polygon draw:style-name="gr7" draw:text-style-name="P5" draw:layer="layout" svg:width="0.026cm" svg:height="0.027cm" svg:x="4.332cm" svg:y="1.477cm" svg:viewBox="0 0 27 28" draw:points="0,0 27,0 27,28 0,28">
            <text:p/>
          </draw:polygon>
          <draw:polygon draw:style-name="gr9" draw:text-style-name="P7" draw:layer="layout" svg:width="0.026cm" svg:height="0.027cm" svg:x="4.332cm" svg:y="1.504cm" svg:viewBox="0 0 27 28" draw:points="0,0 27,0 27,28 0,28">
            <text:p/>
          </draw:polygon>
          <draw:polygon draw:style-name="gr7" draw:text-style-name="P5" draw:layer="layout" svg:width="0.026cm" svg:height="0.027cm" svg:x="4.332cm" svg:y="1.531cm" svg:viewBox="0 0 27 28" draw:points="0,0 27,0 27,28 0,28">
            <text:p/>
          </draw:polygon>
          <draw:polygon draw:style-name="gr9" draw:text-style-name="P7" draw:layer="layout" svg:width="0.026cm" svg:height="0.027cm" svg:x="4.328cm" svg:y="1.411cm" svg:viewBox="0 0 27 28" draw:points="0,0 27,0 27,28 0,28">
            <text:p/>
          </draw:polygon>
          <draw:polygon draw:style-name="gr8" draw:text-style-name="P6" draw:layer="layout" svg:width="0.026cm" svg:height="0.027cm" svg:x="4.358cm" svg:y="1.477cm" svg:viewBox="0 0 27 28" draw:points="0,0 27,0 27,28 0,28">
            <text:p/>
          </draw:polygon>
          <draw:polygon draw:style-name="gr7" draw:text-style-name="P5" draw:layer="layout" svg:width="0.026cm" svg:height="0.027cm" svg:x="4.358cm" svg:y="1.504cm" svg:viewBox="0 0 27 28" draw:points="0,0 27,0 27,28 0,28">
            <text:p/>
          </draw:polygon>
          <draw:polygon draw:style-name="gr9" draw:text-style-name="P7" draw:layer="layout" svg:width="0.026cm" svg:height="0.027cm" svg:x="4.358cm" svg:y="1.531cm" svg:viewBox="0 0 27 28" draw:points="0,0 27,0 27,28 0,28">
            <text:p/>
          </draw:polygon>
          <draw:polygon draw:style-name="gr7" draw:text-style-name="P5" draw:layer="layout" svg:width="0.026cm" svg:height="0.027cm" svg:x="4.367cm" svg:y="1.415cm" svg:viewBox="0 0 27 28" draw:points="0,0 27,0 27,28 0,28">
            <text:p/>
          </draw:polygon>
          <draw:polygon draw:style-name="gr7" draw:text-style-name="P5" draw:layer="layout" svg:width="0.026cm" svg:height="0.027cm" svg:x="4.384cm" svg:y="1.477cm" svg:viewBox="0 0 27 28" draw:points="0,0 27,0 27,28 0,28">
            <text:p/>
          </draw:polygon>
          <draw:polygon draw:style-name="gr9" draw:text-style-name="P7" draw:layer="layout" svg:width="0.026cm" svg:height="0.027cm" svg:x="4.384cm" svg:y="1.504cm" svg:viewBox="0 0 27 28" draw:points="0,0 27,0 27,28 0,28">
            <text:p/>
          </draw:polygon>
          <draw:polygon draw:style-name="gr7" draw:text-style-name="P5" draw:layer="layout" svg:width="0.026cm" svg:height="0.027cm" svg:x="4.384cm" svg:y="1.531cm" svg:viewBox="0 0 27 28" draw:points="0,0 27,0 27,28 0,28">
            <text:p/>
          </draw:polygon>
          <draw:polygon draw:style-name="gr4" draw:text-style-name="P4" draw:layer="layout" svg:width="0.026cm" svg:height="0.027cm" svg:x="4.384cm" svg:y="1.558cm" svg:viewBox="0 0 27 28" draw:points="0,0 27,0 27,28 0,28">
            <text:p/>
          </draw:polygon>
          <draw:polygon draw:style-name="gr4" draw:text-style-name="P4" draw:layer="layout" svg:width="0.026cm" svg:height="0.027cm" svg:x="4.384cm" svg:y="2.156cm" svg:viewBox="0 0 27 28" draw:points="0,0 27,0 27,28 0,28">
            <text:p/>
          </draw:polygon>
          <draw:polygon draw:style-name="gr7" draw:text-style-name="P5" draw:layer="layout" svg:width="0.026cm" svg:height="0.027cm" svg:x="4.384cm" svg:y="2.183cm" svg:viewBox="0 0 27 28" draw:points="0,0 27,0 27,28 0,28">
            <text:p/>
          </draw:polygon>
          <draw:polygon draw:style-name="gr8" draw:text-style-name="P6" draw:layer="layout" svg:width="0.026cm" svg:height="0.027cm" svg:x="4.384cm" svg:y="2.21cm" svg:viewBox="0 0 27 28" draw:points="0,0 27,0 27,28 0,28">
            <text:p/>
          </draw:polygon>
          <draw:polygon draw:style-name="gr9" draw:text-style-name="P7" draw:layer="layout" svg:width="0.026cm" svg:height="0.027cm" svg:x="4.384cm" svg:y="2.237cm" svg:viewBox="0 0 27 28" draw:points="0,0 27,0 27,28 0,28">
            <text:p/>
          </draw:polygon>
          <draw:polygon draw:style-name="gr8" draw:text-style-name="P6" draw:layer="layout" svg:width="0.026cm" svg:height="0.027cm" svg:x="4.384cm" svg:y="2.264cm" svg:viewBox="0 0 27 28" draw:points="0,0 27,0 27,28 0,28">
            <text:p/>
          </draw:polygon>
          <draw:polygon draw:style-name="gr7" draw:text-style-name="P5" draw:layer="layout" svg:width="0.026cm" svg:height="0.027cm" svg:x="4.384cm" svg:y="2.291cm" svg:viewBox="0 0 27 28" draw:points="0,0 27,0 27,28 0,28">
            <text:p/>
          </draw:polygon>
          <draw:polygon draw:style-name="gr9" draw:text-style-name="P7" draw:layer="layout" svg:width="0.026cm" svg:height="0.027cm" svg:x="4.384cm" svg:y="2.319cm" svg:viewBox="0 0 27 28" draw:points="0,0 27,0 27,28 0,28">
            <text:p/>
          </draw:polygon>
          <draw:polygon draw:style-name="gr8" draw:text-style-name="P6" draw:layer="layout" svg:width="0.026cm" svg:height="0.027cm" svg:x="4.335cm" svg:y="2.395cm" svg:viewBox="0 0 27 28" draw:points="0,0 27,0 27,28 0,28">
            <text:p/>
          </draw:polygon>
          <draw:polygon draw:style-name="gr8" draw:text-style-name="P6" draw:layer="layout" svg:width="0.026cm" svg:height="0.027cm" svg:x="4.434cm" svg:y="1.387cm" svg:viewBox="0 0 27 28" draw:points="0,0 27,0 27,28 0,28">
            <text:p/>
          </draw:polygon>
          <draw:polygon draw:style-name="gr8" draw:text-style-name="P6" draw:layer="layout" svg:width="0.026cm" svg:height="0.027cm" svg:x="4.407cm" svg:y="1.42cm" svg:viewBox="0 0 27 28" draw:points="0,0 27,0 27,28 0,28">
            <text:p/>
          </draw:polygon>
          <draw:polygon draw:style-name="gr7" draw:text-style-name="P5" draw:layer="layout" svg:width="0.026cm" svg:height="0.027cm" svg:x="4.409cm" svg:y="1.477cm" svg:viewBox="0 0 27 28" draw:points="0,0 27,0 27,28 0,28">
            <text:p/>
          </draw:polygon>
          <draw:polygon draw:style-name="gr8" draw:text-style-name="P6" draw:layer="layout" svg:width="0.026cm" svg:height="0.027cm" svg:x="4.409cm" svg:y="1.504cm" svg:viewBox="0 0 27 28" draw:points="0,0 27,0 27,28 0,28">
            <text:p/>
          </draw:polygon>
          <draw:polygon draw:style-name="gr9" draw:text-style-name="P7" draw:layer="layout" svg:width="0.026cm" svg:height="0.027cm" svg:x="4.409cm" svg:y="1.531cm" svg:viewBox="0 0 27 28" draw:points="0,0 27,0 27,28 0,28">
            <text:p/>
          </draw:polygon>
          <draw:polygon draw:style-name="gr4" draw:text-style-name="P4" draw:layer="layout" svg:width="0.026cm" svg:height="0.027cm" svg:x="4.409cm" svg:y="1.558cm" svg:viewBox="0 0 27 28" draw:points="0,0 27,0 27,28 0,28">
            <text:p/>
          </draw:polygon>
          <draw:polygon draw:style-name="gr4" draw:text-style-name="P4" draw:layer="layout" svg:width="0.026cm" svg:height="0.027cm" svg:x="4.409cm" svg:y="2.156cm" svg:viewBox="0 0 27 28" draw:points="0,0 27,0 27,28 0,28">
            <text:p/>
          </draw:polygon>
          <draw:polygon draw:style-name="gr9" draw:text-style-name="P7" draw:layer="layout" svg:width="0.026cm" svg:height="0.027cm" svg:x="4.409cm" svg:y="2.183cm" svg:viewBox="0 0 27 28" draw:points="0,0 27,0 27,28 0,28">
            <text:p/>
          </draw:polygon>
          <draw:polygon draw:style-name="gr9" draw:text-style-name="P7" draw:layer="layout" svg:width="0.026cm" svg:height="0.027cm" svg:x="4.409cm" svg:y="2.21cm" svg:viewBox="0 0 27 28" draw:points="0,0 27,0 27,28 0,28">
            <text:p/>
          </draw:polygon>
          <draw:polygon draw:style-name="gr8" draw:text-style-name="P6" draw:layer="layout" svg:width="0.026cm" svg:height="0.027cm" svg:x="4.409cm" svg:y="2.237cm" svg:viewBox="0 0 27 28" draw:points="0,0 27,0 27,28 0,28">
            <text:p/>
          </draw:polygon>
          <draw:polygon draw:style-name="gr9" draw:text-style-name="P7" draw:layer="layout" svg:width="0.026cm" svg:height="0.027cm" svg:x="4.409cm" svg:y="2.264cm" svg:viewBox="0 0 27 28" draw:points="0,0 27,0 27,28 0,28">
            <text:p/>
          </draw:polygon>
          <draw:polygon draw:style-name="gr8" draw:text-style-name="P6" draw:layer="layout" svg:width="0.026cm" svg:height="0.027cm" svg:x="4.409cm" svg:y="2.291cm" svg:viewBox="0 0 27 28" draw:points="0,0 27,0 27,28 0,28">
            <text:p/>
          </draw:polygon>
          <draw:polygon draw:style-name="gr9" draw:text-style-name="P7" draw:layer="layout" svg:width="0.026cm" svg:height="0.027cm" svg:x="4.409cm" svg:y="2.319cm" svg:viewBox="0 0 27 28" draw:points="0,0 27,0 27,28 0,28">
            <text:p/>
          </draw:polygon>
          <draw:polygon draw:style-name="gr9" draw:text-style-name="P7" draw:layer="layout" svg:width="0.026cm" svg:height="0.027cm" svg:x="4.397cm" svg:y="2.352cm" svg:viewBox="0 0 27 28" draw:points="0,0 27,0 27,28 0,28">
            <text:p/>
          </draw:polygon>
          <draw:polygon draw:style-name="gr9" draw:text-style-name="P7" draw:layer="layout" svg:width="0.026cm" svg:height="0.027cm" svg:x="4.52cm" svg:y="1.3cm" svg:viewBox="0 0 27 28" draw:points="0,0 27,0 27,28 0,28">
            <text:p/>
          </draw:polygon>
          <draw:polygon draw:style-name="gr8" draw:text-style-name="P6" draw:layer="layout" svg:width="0.026cm" svg:height="0.027cm" svg:x="4.435cm" svg:y="1.45cm" svg:viewBox="0 0 27 28" draw:points="0,0 27,0 27,28 0,28">
            <text:p/>
          </draw:polygon>
          <draw:polygon draw:style-name="gr9" draw:text-style-name="P7" draw:layer="layout" svg:width="0.026cm" svg:height="0.027cm" svg:x="4.435cm" svg:y="1.477cm" svg:viewBox="0 0 27 28" draw:points="0,0 27,0 27,28 0,28">
            <text:p/>
          </draw:polygon>
          <draw:polygon draw:style-name="gr7" draw:text-style-name="P5" draw:layer="layout" svg:width="0.026cm" svg:height="0.027cm" svg:x="4.435cm" svg:y="1.504cm" svg:viewBox="0 0 27 28" draw:points="0,0 27,0 27,28 0,28">
            <text:p/>
          </draw:polygon>
          <draw:polygon draw:style-name="gr9" draw:text-style-name="P7" draw:layer="layout" svg:width="0.026cm" svg:height="0.027cm" svg:x="4.435cm" svg:y="1.531cm" svg:viewBox="0 0 27 28" draw:points="0,0 27,0 27,28 0,28">
            <text:p/>
          </draw:polygon>
          <draw:polygon draw:style-name="gr4" draw:text-style-name="P4" draw:layer="layout" svg:width="0.026cm" svg:height="0.027cm" svg:x="4.435cm" svg:y="1.558cm" svg:viewBox="0 0 27 28" draw:points="0,0 27,0 27,28 0,28">
            <text:p/>
          </draw:polygon>
          <draw:polygon draw:style-name="gr4" draw:text-style-name="P4" draw:layer="layout" svg:width="0.026cm" svg:height="0.027cm" svg:x="4.435cm" svg:y="2.156cm" svg:viewBox="0 0 27 28" draw:points="0,0 27,0 27,28 0,28">
            <text:p/>
          </draw:polygon>
          <draw:polygon draw:style-name="gr8" draw:text-style-name="P6" draw:layer="layout" svg:width="0.026cm" svg:height="0.027cm" svg:x="4.435cm" svg:y="2.183cm" svg:viewBox="0 0 27 28" draw:points="0,0 27,0 27,28 0,28">
            <text:p/>
          </draw:polygon>
          <draw:polygon draw:style-name="gr7" draw:text-style-name="P5" draw:layer="layout" svg:width="0.026cm" svg:height="0.027cm" svg:x="4.435cm" svg:y="2.21cm" svg:viewBox="0 0 27 28" draw:points="0,0 27,0 27,28 0,28">
            <text:p/>
          </draw:polygon>
          <draw:polygon draw:style-name="gr9" draw:text-style-name="P7" draw:layer="layout" svg:width="0.026cm" svg:height="0.027cm" svg:x="4.435cm" svg:y="2.237cm" svg:viewBox="0 0 27 28" draw:points="0,0 27,0 27,28 0,28">
            <text:p/>
          </draw:polygon>
          <draw:polygon draw:style-name="gr7" draw:text-style-name="P5" draw:layer="layout" svg:width="0.026cm" svg:height="0.027cm" svg:x="4.435cm" svg:y="2.264cm" svg:viewBox="0 0 27 28" draw:points="0,0 27,0 27,28 0,28">
            <text:p/>
          </draw:polygon>
          <draw:polygon draw:style-name="gr7" draw:text-style-name="P5" draw:layer="layout" svg:width="0.026cm" svg:height="0.027cm" svg:x="4.435cm" svg:y="2.291cm" svg:viewBox="0 0 27 28" draw:points="0,0 27,0 27,28 0,28">
            <text:p/>
          </draw:polygon>
          <draw:polygon draw:style-name="gr9" draw:text-style-name="P7" draw:layer="layout" svg:width="0.026cm" svg:height="0.027cm" svg:x="4.444cm" svg:y="2.319cm" svg:viewBox="0 0 27 28" draw:points="0,0 27,0 27,28 0,28">
            <text:p/>
          </draw:polygon>
          <draw:polygon draw:style-name="gr7" draw:text-style-name="P5" draw:layer="layout" svg:width="0.026cm" svg:height="0.027cm" svg:x="4.421cm" svg:y="2.392cm" svg:viewBox="0 0 27 28" draw:points="0,0 27,0 27,28 0,28">
            <text:p/>
          </draw:polygon>
          <draw:polygon draw:style-name="gr7" draw:text-style-name="P5" draw:layer="layout" svg:width="0.026cm" svg:height="0.027cm" svg:x="4.461cm" svg:y="1.45cm" svg:viewBox="0 0 27 28" draw:points="0,0 27,0 27,28 0,28">
            <text:p/>
          </draw:polygon>
          <draw:polygon draw:style-name="gr7" draw:text-style-name="P5" draw:layer="layout" svg:width="0.026cm" svg:height="0.027cm" svg:x="4.461cm" svg:y="1.477cm" svg:viewBox="0 0 27 28" draw:points="0,0 27,0 27,28 0,28">
            <text:p/>
          </draw:polygon>
          <draw:polygon draw:style-name="gr8" draw:text-style-name="P6" draw:layer="layout" svg:width="0.026cm" svg:height="0.027cm" svg:x="4.461cm" svg:y="1.504cm" svg:viewBox="0 0 27 28" draw:points="0,0 27,0 27,28 0,28">
            <text:p/>
          </draw:polygon>
          <draw:polygon draw:style-name="gr7" draw:text-style-name="P5" draw:layer="layout" svg:width="0.026cm" svg:height="0.027cm" svg:x="4.461cm" svg:y="1.531cm" svg:viewBox="0 0 27 28" draw:points="0,0 27,0 27,28 0,28">
            <text:p/>
          </draw:polygon>
          <draw:polygon draw:style-name="gr4" draw:text-style-name="P4" draw:layer="layout" svg:width="0.026cm" svg:height="0.027cm" svg:x="4.461cm" svg:y="1.558cm" svg:viewBox="0 0 27 28" draw:points="0,0 27,0 27,28 0,28">
            <text:p/>
          </draw:polygon>
          <draw:polygon draw:style-name="gr4" draw:text-style-name="P4" draw:layer="layout" svg:width="0.026cm" svg:height="0.027cm" svg:x="4.461cm" svg:y="2.156cm" svg:viewBox="0 0 27 28" draw:points="0,0 27,0 27,28 0,28">
            <text:p/>
          </draw:polygon>
          <draw:polygon draw:style-name="gr9" draw:text-style-name="P7" draw:layer="layout" svg:width="0.026cm" svg:height="0.027cm" svg:x="4.461cm" svg:y="2.183cm" svg:viewBox="0 0 27 28" draw:points="0,0 27,0 27,28 0,28">
            <text:p/>
          </draw:polygon>
          <draw:polygon draw:style-name="gr8" draw:text-style-name="P6" draw:layer="layout" svg:width="0.026cm" svg:height="0.027cm" svg:x="4.461cm" svg:y="2.21cm" svg:viewBox="0 0 27 28" draw:points="0,0 27,0 27,28 0,28">
            <text:p/>
          </draw:polygon>
          <draw:polygon draw:style-name="gr7" draw:text-style-name="P5" draw:layer="layout" svg:width="0.026cm" svg:height="0.027cm" svg:x="4.461cm" svg:y="2.237cm" svg:viewBox="0 0 27 28" draw:points="0,0 27,0 27,28 0,28">
            <text:p/>
          </draw:polygon>
          <draw:polygon draw:style-name="gr8" draw:text-style-name="P6" draw:layer="layout" svg:width="0.026cm" svg:height="0.027cm" svg:x="4.461cm" svg:y="2.264cm" svg:viewBox="0 0 27 28" draw:points="0,0 27,0 27,28 0,28">
            <text:p/>
          </draw:polygon>
          <draw:polygon draw:style-name="gr9" draw:text-style-name="P7" draw:layer="layout" svg:width="0.026cm" svg:height="0.027cm" svg:x="4.461cm" svg:y="2.291cm" svg:viewBox="0 0 27 28" draw:points="0,0 27,0 27,28 0,28">
            <text:p/>
          </draw:polygon>
          <draw:polygon draw:style-name="gr9" draw:text-style-name="P7" draw:layer="layout" svg:width="0.026cm" svg:height="0.027cm" svg:x="4.458cm" svg:y="2.353cm" svg:viewBox="0 0 27 28" draw:points="0,0 27,0 27,28 0,28">
            <text:p/>
          </draw:polygon>
          <draw:polygon draw:style-name="gr9" draw:text-style-name="P7" draw:layer="layout" svg:width="0.026cm" svg:height="0.027cm" svg:x="4.468cm" svg:y="2.4cm" svg:viewBox="0 0 27 28" draw:points="0,0 27,0 27,28 0,28">
            <text:p/>
          </draw:polygon>
          <draw:polygon draw:style-name="gr9" draw:text-style-name="P7" draw:layer="layout" svg:width="0.026cm" svg:height="0.027cm" svg:x="4.487cm" svg:y="1.45cm" svg:viewBox="0 0 27 28" draw:points="0,0 27,0 27,28 0,28">
            <text:p/>
          </draw:polygon>
          <draw:polygon draw:style-name="gr8" draw:text-style-name="P6" draw:layer="layout" svg:width="0.026cm" svg:height="0.027cm" svg:x="4.487cm" svg:y="1.477cm" svg:viewBox="0 0 27 28" draw:points="0,0 27,0 27,28 0,28">
            <text:p/>
          </draw:polygon>
          <draw:polygon draw:style-name="gr7" draw:text-style-name="P5" draw:layer="layout" svg:width="0.026cm" svg:height="0.027cm" svg:x="4.487cm" svg:y="1.504cm" svg:viewBox="0 0 27 28" draw:points="0,0 27,0 27,28 0,28">
            <text:p/>
          </draw:polygon>
          <draw:polygon draw:style-name="gr9" draw:text-style-name="P7" draw:layer="layout" svg:width="0.026cm" svg:height="0.027cm" svg:x="4.487cm" svg:y="1.531cm" svg:viewBox="0 0 27 28" draw:points="0,0 27,0 27,28 0,28">
            <text:p/>
          </draw:polygon>
          <draw:polygon draw:style-name="gr4" draw:text-style-name="P4" draw:layer="layout" svg:width="0.026cm" svg:height="0.027cm" svg:x="4.487cm" svg:y="1.558cm" svg:viewBox="0 0 27 28" draw:points="0,0 27,0 27,28 0,28">
            <text:p/>
          </draw:polygon>
          <draw:polygon draw:style-name="gr4" draw:text-style-name="P4" draw:layer="layout" svg:width="0.026cm" svg:height="0.027cm" svg:x="4.487cm" svg:y="2.156cm" svg:viewBox="0 0 27 28" draw:points="0,0 27,0 27,28 0,28">
            <text:p/>
          </draw:polygon>
          <draw:polygon draw:style-name="gr9" draw:text-style-name="P7" draw:layer="layout" svg:width="0.026cm" svg:height="0.027cm" svg:x="4.487cm" svg:y="2.183cm" svg:viewBox="0 0 27 28" draw:points="0,0 27,0 27,28 0,28">
            <text:p/>
          </draw:polygon>
          <draw:polygon draw:style-name="gr9" draw:text-style-name="P7" draw:layer="layout" svg:width="0.026cm" svg:height="0.027cm" svg:x="4.487cm" svg:y="2.21cm" svg:viewBox="0 0 27 28" draw:points="0,0 27,0 27,28 0,28">
            <text:p/>
          </draw:polygon>
          <draw:polygon draw:style-name="gr9" draw:text-style-name="P7" draw:layer="layout" svg:width="0.026cm" svg:height="0.027cm" svg:x="4.487cm" svg:y="2.237cm" svg:viewBox="0 0 27 28" draw:points="0,0 27,0 27,28 0,28">
            <text:p/>
          </draw:polygon>
          <draw:polygon draw:style-name="gr7" draw:text-style-name="P5" draw:layer="layout" svg:width="0.026cm" svg:height="0.027cm" svg:x="4.487cm" svg:y="2.264cm" svg:viewBox="0 0 27 28" draw:points="0,0 27,0 27,28 0,28">
            <text:p/>
          </draw:polygon>
          <draw:polygon draw:style-name="gr8" draw:text-style-name="P6" draw:layer="layout" svg:width="0.026cm" svg:height="0.027cm" svg:x="4.487cm" svg:y="2.291cm" svg:viewBox="0 0 27 28" draw:points="0,0 27,0 27,28 0,28">
            <text:p/>
          </draw:polygon>
          <draw:polygon draw:style-name="gr7" draw:text-style-name="P5" draw:layer="layout" svg:width="0.026cm" svg:height="0.027cm" svg:x="4.487cm" svg:y="2.319cm" svg:viewBox="0 0 27 28" draw:points="0,0 27,0 27,28 0,28">
            <text:p/>
          </draw:polygon>
          <draw:polygon draw:style-name="gr9" draw:text-style-name="P7" draw:layer="layout" svg:width="0.026cm" svg:height="0.027cm" svg:x="4.515cm" svg:y="2.382cm" svg:viewBox="0 0 27 28" draw:points="0,0 27,0 27,28 0,28">
            <text:p/>
          </draw:polygon>
          <draw:polygon draw:style-name="gr7" draw:text-style-name="P5" draw:layer="layout" svg:width="0.026cm" svg:height="0.027cm" svg:x="4.485cm" svg:y="1.334cm" svg:viewBox="0 0 27 28" draw:points="0,0 27,0 27,28 0,28">
            <text:p/>
          </draw:polygon>
          <draw:polygon draw:style-name="gr7" draw:text-style-name="P5" draw:layer="layout" svg:width="0.026cm" svg:height="0.027cm" svg:x="4.979cm" svg:y="1.422cm" svg:viewBox="0 0 27 28" draw:points="0,0 27,0 27,28 0,28">
            <text:p/>
          </draw:polygon>
          <draw:polygon draw:style-name="gr7" draw:text-style-name="P5" draw:layer="layout" svg:width="0.026cm" svg:height="0.027cm" svg:x="4.513cm" svg:y="1.477cm" svg:viewBox="0 0 27 28" draw:points="0,0 27,0 27,28 0,28">
            <text:p/>
          </draw:polygon>
          <draw:polygon draw:style-name="gr9" draw:text-style-name="P7" draw:layer="layout" svg:width="0.026cm" svg:height="0.027cm" svg:x="4.513cm" svg:y="1.504cm" svg:viewBox="0 0 27 28" draw:points="0,0 27,0 27,28 0,28">
            <text:p/>
          </draw:polygon>
          <draw:polygon draw:style-name="gr7" draw:text-style-name="P5" draw:layer="layout" svg:width="0.026cm" svg:height="0.027cm" svg:x="4.513cm" svg:y="1.531cm" svg:viewBox="0 0 27 28" draw:points="0,0 27,0 27,28 0,28">
            <text:p/>
          </draw:polygon>
          <draw:polygon draw:style-name="gr9" draw:text-style-name="P7" draw:layer="layout" svg:width="0.026cm" svg:height="0.027cm" svg:x="5.074cm" svg:y="1.334cm" svg:viewBox="0 0 27 28" draw:points="0,0 27,0 27,28 0,28">
            <text:p/>
          </draw:polygon>
          <draw:polygon draw:style-name="gr7" draw:text-style-name="P5" draw:layer="layout" svg:width="0.026cm" svg:height="0.027cm" svg:x="4.539cm" svg:y="1.45cm" svg:viewBox="0 0 27 28" draw:points="0,0 27,0 27,28 0,28">
            <text:p/>
          </draw:polygon>
          <draw:polygon draw:style-name="gr8" draw:text-style-name="P6" draw:layer="layout" svg:width="0.026cm" svg:height="0.027cm" svg:x="4.539cm" svg:y="1.477cm" svg:viewBox="0 0 27 28" draw:points="0,0 27,0 27,28 0,28">
            <text:p/>
          </draw:polygon>
          <draw:polygon draw:style-name="gr7" draw:text-style-name="P5" draw:layer="layout" svg:width="0.026cm" svg:height="0.027cm" svg:x="4.539cm" svg:y="1.504cm" svg:viewBox="0 0 27 28" draw:points="0,0 27,0 27,28 0,28">
            <text:p/>
          </draw:polygon>
          <draw:polygon draw:style-name="gr9" draw:text-style-name="P7" draw:layer="layout" svg:width="0.026cm" svg:height="0.027cm" svg:x="4.539cm" svg:y="1.531cm" svg:viewBox="0 0 27 28" draw:points="0,0 27,0 27,28 0,28">
            <text:p/>
          </draw:polygon>
          <draw:polygon draw:style-name="gr7" draw:text-style-name="P5" draw:layer="layout" svg:width="0.026cm" svg:height="0.027cm" svg:x="4.69cm" svg:y="1.389cm" svg:viewBox="0 0 27 28" draw:points="0,0 27,0 27,28 0,28">
            <text:p/>
          </draw:polygon>
          <draw:polygon draw:style-name="gr9" draw:text-style-name="P7" draw:layer="layout" svg:width="0.026cm" svg:height="0.027cm" svg:x="4.565cm" svg:y="1.45cm" svg:viewBox="0 0 27 28" draw:points="0,0 27,0 27,28 0,28">
            <text:p/>
          </draw:polygon>
          <draw:polygon draw:style-name="gr9" draw:text-style-name="P7" draw:layer="layout" svg:width="0.026cm" svg:height="0.027cm" svg:x="4.565cm" svg:y="1.477cm" svg:viewBox="0 0 27 28" draw:points="0,0 27,0 27,28 0,28">
            <text:p/>
          </draw:polygon>
          <draw:polygon draw:style-name="gr8" draw:text-style-name="P6" draw:layer="layout" svg:width="0.026cm" svg:height="0.027cm" svg:x="4.565cm" svg:y="1.504cm" svg:viewBox="0 0 27 28" draw:points="0,0 27,0 27,28 0,28">
            <text:p/>
          </draw:polygon>
          <draw:polygon draw:style-name="gr9" draw:text-style-name="P7" draw:layer="layout" svg:width="0.026cm" svg:height="0.027cm" svg:x="4.565cm" svg:y="1.531cm" svg:viewBox="0 0 27 28" draw:points="0,0 27,0 27,28 0,28">
            <text:p/>
          </draw:polygon>
          <draw:polygon draw:style-name="gr8" draw:text-style-name="P6" draw:layer="layout" svg:width="0.026cm" svg:height="0.027cm" svg:x="4.59cm" svg:y="1.45cm" svg:viewBox="0 0 27 28" draw:points="0,0 27,0 27,28 0,28">
            <text:p/>
          </draw:polygon>
          <draw:polygon draw:style-name="gr7" draw:text-style-name="P5" draw:layer="layout" svg:width="0.026cm" svg:height="0.027cm" svg:x="4.59cm" svg:y="1.477cm" svg:viewBox="0 0 27 28" draw:points="0,0 27,0 27,28 0,28">
            <text:p/>
          </draw:polygon>
          <draw:polygon draw:style-name="gr9" draw:text-style-name="P7" draw:layer="layout" svg:width="0.026cm" svg:height="0.027cm" svg:x="4.59cm" svg:y="1.504cm" svg:viewBox="0 0 27 28" draw:points="0,0 27,0 27,28 0,28">
            <text:p/>
          </draw:polygon>
          <draw:polygon draw:style-name="gr7" draw:text-style-name="P5" draw:layer="layout" svg:width="0.026cm" svg:height="0.027cm" svg:x="4.59cm" svg:y="1.531cm" svg:viewBox="0 0 27 28" draw:points="0,0 27,0 27,28 0,28">
            <text:p/>
          </draw:polygon>
          <draw:polygon draw:style-name="gr8" draw:text-style-name="P6" draw:layer="layout" svg:width="0.026cm" svg:height="0.027cm" svg:x="4.601cm" svg:y="1.417cm" svg:viewBox="0 0 27 28" draw:points="0,0 27,0 27,28 0,28">
            <text:p/>
          </draw:polygon>
          <draw:polygon draw:style-name="gr9" draw:text-style-name="P7" draw:layer="layout" svg:width="0.026cm" svg:height="0.027cm" svg:x="4.616cm" svg:y="1.45cm" svg:viewBox="0 0 27 28" draw:points="0,0 27,0 27,28 0,28">
            <text:p/>
          </draw:polygon>
          <draw:polygon draw:style-name="gr9" draw:text-style-name="P7" draw:layer="layout" svg:width="0.026cm" svg:height="0.027cm" svg:x="4.616cm" svg:y="1.477cm" svg:viewBox="0 0 27 28" draw:points="0,0 27,0 27,28 0,28">
            <text:p/>
          </draw:polygon>
          <draw:polygon draw:style-name="gr8" draw:text-style-name="P6" draw:layer="layout" svg:width="0.026cm" svg:height="0.027cm" svg:x="4.616cm" svg:y="1.504cm" svg:viewBox="0 0 27 28" draw:points="0,0 27,0 27,28 0,28">
            <text:p/>
          </draw:polygon>
          <draw:polygon draw:style-name="gr9" draw:text-style-name="P7" draw:layer="layout" svg:width="0.026cm" svg:height="0.027cm" svg:x="4.616cm" svg:y="1.531cm" svg:viewBox="0 0 27 28" draw:points="0,0 27,0 27,28 0,28">
            <text:p/>
          </draw:polygon>
          <draw:polygon draw:style-name="gr9" draw:text-style-name="P7" draw:layer="layout" svg:width="0.026cm" svg:height="0.027cm" svg:x="4.691cm" svg:y="1.332cm" svg:viewBox="0 0 27 28" draw:points="0,0 27,0 27,28 0,28">
            <text:p/>
          </draw:polygon>
          <draw:polygon draw:style-name="gr7" draw:text-style-name="P5" draw:layer="layout" svg:width="0.026cm" svg:height="0.027cm" svg:x="4.642cm" svg:y="1.45cm" svg:viewBox="0 0 27 28" draw:points="0,0 27,0 27,28 0,28">
            <text:p/>
          </draw:polygon>
          <draw:polygon draw:style-name="gr8" draw:text-style-name="P6" draw:layer="layout" svg:width="0.026cm" svg:height="0.027cm" svg:x="4.642cm" svg:y="1.477cm" svg:viewBox="0 0 27 28" draw:points="0,0 27,0 27,28 0,28">
            <text:p/>
          </draw:polygon>
          <draw:polygon draw:style-name="gr9" draw:text-style-name="P7" draw:layer="layout" svg:width="0.026cm" svg:height="0.027cm" svg:x="4.642cm" svg:y="1.504cm" svg:viewBox="0 0 27 28" draw:points="0,0 27,0 27,28 0,28">
            <text:p/>
          </draw:polygon>
          <draw:polygon draw:style-name="gr7" draw:text-style-name="P5" draw:layer="layout" svg:width="0.026cm" svg:height="0.027cm" svg:x="4.642cm" svg:y="1.531cm" svg:viewBox="0 0 27 28" draw:points="0,0 27,0 27,28 0,28">
            <text:p/>
          </draw:polygon>
          <draw:polygon draw:style-name="gr7" draw:text-style-name="P5" draw:layer="layout" svg:width="0.026cm" svg:height="0.027cm" svg:x="4.98cm" svg:y="1.291cm" svg:viewBox="0 0 27 28" draw:points="0,0 27,0 27,28 0,28">
            <text:p/>
          </draw:polygon>
          <draw:polygon draw:style-name="gr9" draw:text-style-name="P7" draw:layer="layout" svg:width="0.026cm" svg:height="0.027cm" svg:x="4.88cm" svg:y="1.294cm" svg:viewBox="0 0 27 28" draw:points="0,0 27,0 27,28 0,28">
            <text:p/>
          </draw:polygon>
          <draw:polygon draw:style-name="gr7" draw:text-style-name="P5" draw:layer="layout" svg:width="0.026cm" svg:height="0.027cm" svg:x="4.668cm" svg:y="1.477cm" svg:viewBox="0 0 27 28" draw:points="0,0 27,0 27,28 0,28">
            <text:p/>
          </draw:polygon>
          <draw:polygon draw:style-name="gr9" draw:text-style-name="P7" draw:layer="layout" svg:width="0.026cm" svg:height="0.027cm" svg:x="4.668cm" svg:y="1.504cm" svg:viewBox="0 0 27 28" draw:points="0,0 27,0 27,28 0,28">
            <text:p/>
          </draw:polygon>
          <draw:polygon draw:style-name="gr8" draw:text-style-name="P6" draw:layer="layout" svg:width="0.026cm" svg:height="0.027cm" svg:x="4.668cm" svg:y="1.531cm" svg:viewBox="0 0 27 28" draw:points="0,0 27,0 27,28 0,28">
            <text:p/>
          </draw:polygon>
          <draw:polygon draw:style-name="gr8" draw:text-style-name="P6" draw:layer="layout" svg:width="0.026cm" svg:height="0.027cm" svg:x="4.724cm" svg:y="1.368cm" svg:viewBox="0 0 27 28" draw:points="0,0 27,0 27,28 0,28">
            <text:p/>
          </draw:polygon>
          <draw:polygon draw:style-name="gr8" draw:text-style-name="P6" draw:layer="layout" svg:width="0.026cm" svg:height="0.027cm" svg:x="4.656cm" svg:y="1.42cm" svg:viewBox="0 0 27 28" draw:points="0,0 27,0 27,28 0,28">
            <text:p/>
          </draw:polygon>
          <draw:polygon draw:style-name="gr9" draw:text-style-name="P7" draw:layer="layout" svg:width="0.026cm" svg:height="0.027cm" svg:x="4.694cm" svg:y="1.477cm" svg:viewBox="0 0 27 28" draw:points="0,0 27,0 27,28 0,28">
            <text:p/>
          </draw:polygon>
          <draw:polygon draw:style-name="gr8" draw:text-style-name="P6" draw:layer="layout" svg:width="0.026cm" svg:height="0.027cm" svg:x="4.694cm" svg:y="1.504cm" svg:viewBox="0 0 27 28" draw:points="0,0 27,0 27,28 0,28">
            <text:p/>
          </draw:polygon>
          <draw:polygon draw:style-name="gr9" draw:text-style-name="P7" draw:layer="layout" svg:width="0.026cm" svg:height="0.027cm" svg:x="4.694cm" svg:y="1.531cm" svg:viewBox="0 0 27 28" draw:points="0,0 27,0 27,28 0,28">
            <text:p/>
          </draw:polygon>
          <draw:polygon draw:style-name="gr7" draw:text-style-name="P5" draw:layer="layout" svg:width="0.026cm" svg:height="0.027cm" svg:x="4.801cm" svg:y="1.357cm" svg:viewBox="0 0 27 28" draw:points="0,0 27,0 27,28 0,28">
            <text:p/>
          </draw:polygon>
          <draw:polygon draw:style-name="gr8" draw:text-style-name="P6" draw:layer="layout" svg:width="0.026cm" svg:height="0.027cm" svg:x="4.72cm" svg:y="1.477cm" svg:viewBox="0 0 27 28" draw:points="0,0 27,0 27,28 0,28">
            <text:p/>
          </draw:polygon>
          <draw:polygon draw:style-name="gr9" draw:text-style-name="P7" draw:layer="layout" svg:width="0.026cm" svg:height="0.027cm" svg:x="4.72cm" svg:y="1.504cm" svg:viewBox="0 0 27 28" draw:points="0,0 27,0 27,28 0,28">
            <text:p/>
          </draw:polygon>
          <draw:polygon draw:style-name="gr8" draw:text-style-name="P6" draw:layer="layout" svg:width="0.026cm" svg:height="0.027cm" svg:x="4.72cm" svg:y="1.531cm" svg:viewBox="0 0 27 28" draw:points="0,0 27,0 27,28 0,28">
            <text:p/>
          </draw:polygon>
          <draw:polygon draw:style-name="gr9" draw:text-style-name="P7" draw:layer="layout" svg:width="0.026cm" svg:height="0.027cm" svg:x="4.772cm" svg:y="1.302cm" svg:viewBox="0 0 27 28" draw:points="0,0 27,0 27,28 0,28">
            <text:p/>
          </draw:polygon>
          <draw:polygon draw:style-name="gr7" draw:text-style-name="P5" draw:layer="layout" svg:width="0.026cm" svg:height="0.027cm" svg:x="4.746cm" svg:y="1.45cm" svg:viewBox="0 0 27 28" draw:points="0,0 27,0 27,28 0,28">
            <text:p/>
          </draw:polygon>
          <draw:polygon draw:style-name="gr9" draw:text-style-name="P7" draw:layer="layout" svg:width="0.026cm" svg:height="0.027cm" svg:x="4.746cm" svg:y="1.477cm" svg:viewBox="0 0 27 28" draw:points="0,0 27,0 27,28 0,28">
            <text:p/>
          </draw:polygon>
          <draw:polygon draw:style-name="gr9" draw:text-style-name="P7" draw:layer="layout" svg:width="0.026cm" svg:height="0.027cm" svg:x="4.746cm" svg:y="1.504cm" svg:viewBox="0 0 27 28" draw:points="0,0 27,0 27,28 0,28">
            <text:p/>
          </draw:polygon>
          <draw:polygon draw:style-name="gr7" draw:text-style-name="P5" draw:layer="layout" svg:width="0.026cm" svg:height="0.027cm" svg:x="4.746cm" svg:y="1.531cm" svg:viewBox="0 0 27 28" draw:points="0,0 27,0 27,28 0,28">
            <text:p/>
          </draw:polygon>
          <draw:polygon draw:style-name="gr8" draw:text-style-name="P6" draw:layer="layout" svg:width="0.026cm" svg:height="0.027cm" svg:x="4.771cm" svg:y="1.45cm" svg:viewBox="0 0 27 28" draw:points="0,0 27,0 27,28 0,28">
            <text:p/>
          </draw:polygon>
          <draw:polygon draw:style-name="gr9" draw:text-style-name="P7" draw:layer="layout" svg:width="0.026cm" svg:height="0.027cm" svg:x="4.771cm" svg:y="1.477cm" svg:viewBox="0 0 27 28" draw:points="0,0 27,0 27,28 0,28">
            <text:p/>
          </draw:polygon>
          <draw:polygon draw:style-name="gr7" draw:text-style-name="P5" draw:layer="layout" svg:width="0.026cm" svg:height="0.027cm" svg:x="4.771cm" svg:y="1.504cm" svg:viewBox="0 0 27 28" draw:points="0,0 27,0 27,28 0,28">
            <text:p/>
          </draw:polygon>
          <draw:polygon draw:style-name="gr9" draw:text-style-name="P7" draw:layer="layout" svg:width="0.026cm" svg:height="0.027cm" svg:x="4.771cm" svg:y="1.531cm" svg:viewBox="0 0 27 28" draw:points="0,0 27,0 27,28 0,28">
            <text:p/>
          </draw:polygon>
          <draw:polygon draw:style-name="gr9" draw:text-style-name="P7" draw:layer="layout" svg:width="0.026cm" svg:height="0.027cm" svg:x="4.822cm" svg:y="1.287cm" svg:viewBox="0 0 27 28" draw:points="0,0 27,0 27,28 0,28">
            <text:p/>
          </draw:polygon>
          <draw:polygon draw:style-name="gr7" draw:text-style-name="P5" draw:layer="layout" svg:width="0.026cm" svg:height="0.027cm" svg:x="4.735cm" svg:y="1.326cm" svg:viewBox="0 0 27 28" draw:points="0,0 27,0 27,28 0,28">
            <text:p/>
          </draw:polygon>
          <draw:polygon draw:style-name="gr7" draw:text-style-name="P5" draw:layer="layout" svg:width="0.026cm" svg:height="0.027cm" svg:x="4.797cm" svg:y="1.477cm" svg:viewBox="0 0 27 28" draw:points="0,0 27,0 27,28 0,28">
            <text:p/>
          </draw:polygon>
          <draw:polygon draw:style-name="gr8" draw:text-style-name="P6" draw:layer="layout" svg:width="0.026cm" svg:height="0.027cm" svg:x="4.797cm" svg:y="1.504cm" svg:viewBox="0 0 27 28" draw:points="0,0 27,0 27,28 0,28">
            <text:p/>
          </draw:polygon>
          <draw:polygon draw:style-name="gr7" draw:text-style-name="P5" draw:layer="layout" svg:width="0.026cm" svg:height="0.027cm" svg:x="4.797cm" svg:y="1.531cm" svg:viewBox="0 0 27 28" draw:points="0,0 27,0 27,28 0,28">
            <text:p/>
          </draw:polygon>
          <draw:polygon draw:style-name="gr8" draw:text-style-name="P6" draw:layer="layout" svg:width="0.026cm" svg:height="0.027cm" svg:x="4.823cm" svg:y="1.45cm" svg:viewBox="0 0 27 28" draw:points="0,0 27,0 27,28 0,28">
            <text:p/>
          </draw:polygon>
          <draw:polygon draw:style-name="gr9" draw:text-style-name="P7" draw:layer="layout" svg:width="0.026cm" svg:height="0.027cm" svg:x="4.823cm" svg:y="1.477cm" svg:viewBox="0 0 27 28" draw:points="0,0 27,0 27,28 0,28">
            <text:p/>
          </draw:polygon>
          <draw:polygon draw:style-name="gr7" draw:text-style-name="P5" draw:layer="layout" svg:width="0.026cm" svg:height="0.027cm" svg:x="4.823cm" svg:y="1.504cm" svg:viewBox="0 0 27 28" draw:points="0,0 27,0 27,28 0,28">
            <text:p/>
          </draw:polygon>
          <draw:polygon draw:style-name="gr9" draw:text-style-name="P7" draw:layer="layout" svg:width="0.026cm" svg:height="0.027cm" svg:x="4.823cm" svg:y="1.531cm" svg:viewBox="0 0 27 28" draw:points="0,0 27,0 27,28 0,28">
            <text:p/>
          </draw:polygon>
          <draw:polygon draw:style-name="gr7" draw:text-style-name="P5" draw:layer="layout" svg:width="0.026cm" svg:height="0.027cm" svg:x="4.849cm" svg:y="1.477cm" svg:viewBox="0 0 27 28" draw:points="0,0 27,0 27,28 0,28">
            <text:p/>
          </draw:polygon>
          <draw:polygon draw:style-name="gr9" draw:text-style-name="P7" draw:layer="layout" svg:width="0.026cm" svg:height="0.027cm" svg:x="4.849cm" svg:y="1.504cm" svg:viewBox="0 0 27 28" draw:points="0,0 27,0 27,28 0,28">
            <text:p/>
          </draw:polygon>
          <draw:polygon draw:style-name="gr8" draw:text-style-name="P6" draw:layer="layout" svg:width="0.026cm" svg:height="0.027cm" svg:x="4.849cm" svg:y="1.531cm" svg:viewBox="0 0 27 28" draw:points="0,0 27,0 27,28 0,28">
            <text:p/>
          </draw:polygon>
          <draw:polygon draw:style-name="gr7" draw:text-style-name="P5" draw:layer="layout" svg:width="0.026cm" svg:height="0.027cm" svg:x="4.95cm" svg:y="1.353cm" svg:viewBox="0 0 27 28" draw:points="0,0 27,0 27,28 0,28">
            <text:p/>
          </draw:polygon>
          <draw:polygon draw:style-name="gr7" draw:text-style-name="P5" draw:layer="layout" svg:width="0.026cm" svg:height="0.027cm" svg:x="4.875cm" svg:y="1.45cm" svg:viewBox="0 0 27 28" draw:points="0,0 27,0 27,28 0,28">
            <text:p/>
          </draw:polygon>
          <draw:polygon draw:style-name="gr8" draw:text-style-name="P6" draw:layer="layout" svg:width="0.026cm" svg:height="0.027cm" svg:x="4.875cm" svg:y="1.477cm" svg:viewBox="0 0 27 28" draw:points="0,0 27,0 27,28 0,28">
            <text:p/>
          </draw:polygon>
          <draw:polygon draw:style-name="gr9" draw:text-style-name="P7" draw:layer="layout" svg:width="0.026cm" svg:height="0.027cm" svg:x="4.875cm" svg:y="1.504cm" svg:viewBox="0 0 27 28" draw:points="0,0 27,0 27,28 0,28">
            <text:p/>
          </draw:polygon>
          <draw:polygon draw:style-name="gr7" draw:text-style-name="P5" draw:layer="layout" svg:width="0.026cm" svg:height="0.027cm" svg:x="4.875cm" svg:y="1.531cm" svg:viewBox="0 0 27 28" draw:points="0,0 27,0 27,28 0,28">
            <text:p/>
          </draw:polygon>
          <draw:polygon draw:style-name="gr9" draw:text-style-name="P7" draw:layer="layout" svg:width="0.026cm" svg:height="0.027cm" svg:x="4.942cm" svg:y="1.303cm" svg:viewBox="0 0 27 28" draw:points="0,0 27,0 27,28 0,28">
            <text:p/>
          </draw:polygon>
          <draw:polygon draw:style-name="gr9" draw:text-style-name="P7" draw:layer="layout" svg:width="0.026cm" svg:height="0.027cm" svg:x="4.901cm" svg:y="1.477cm" svg:viewBox="0 0 27 28" draw:points="0,0 27,0 27,28 0,28">
            <text:p/>
          </draw:polygon>
          <draw:polygon draw:style-name="gr7" draw:text-style-name="P5" draw:layer="layout" svg:width="0.026cm" svg:height="0.027cm" svg:x="4.901cm" svg:y="1.504cm" svg:viewBox="0 0 27 28" draw:points="0,0 27,0 27,28 0,28">
            <text:p/>
          </draw:polygon>
          <draw:polygon draw:style-name="gr8" draw:text-style-name="P6" draw:layer="layout" svg:width="0.026cm" svg:height="0.027cm" svg:x="4.901cm" svg:y="1.531cm" svg:viewBox="0 0 27 28" draw:points="0,0 27,0 27,28 0,28">
            <text:p/>
          </draw:polygon>
          <draw:polygon draw:style-name="gr9" draw:text-style-name="P7" draw:layer="layout" svg:width="0.026cm" svg:height="0.027cm" svg:x="4.707cm" svg:y="1.426cm" svg:viewBox="0 0 27 28" draw:points="0,0 27,0 27,28 0,28">
            <text:p/>
          </draw:polygon>
          <draw:polygon draw:style-name="gr9" draw:text-style-name="P7" draw:layer="layout" svg:width="0.026cm" svg:height="0.027cm" svg:x="4.927cm" svg:y="1.45cm" svg:viewBox="0 0 27 28" draw:points="0,0 27,0 27,28 0,28">
            <text:p/>
          </draw:polygon>
          <draw:polygon draw:style-name="gr7" draw:text-style-name="P5" draw:layer="layout" svg:width="0.026cm" svg:height="0.027cm" svg:x="4.927cm" svg:y="1.477cm" svg:viewBox="0 0 27 28" draw:points="0,0 27,0 27,28 0,28">
            <text:p/>
          </draw:polygon>
          <draw:polygon draw:style-name="gr8" draw:text-style-name="P6" draw:layer="layout" svg:width="0.026cm" svg:height="0.027cm" svg:x="4.927cm" svg:y="1.504cm" svg:viewBox="0 0 27 28" draw:points="0,0 27,0 27,28 0,28">
            <text:p/>
          </draw:polygon>
          <draw:polygon draw:style-name="gr9" draw:text-style-name="P7" draw:layer="layout" svg:width="0.026cm" svg:height="0.027cm" svg:x="4.927cm" svg:y="1.531cm" svg:viewBox="0 0 27 28" draw:points="0,0 27,0 27,28 0,28">
            <text:p/>
          </draw:polygon>
          <draw:polygon draw:style-name="gr4" draw:text-style-name="P4" draw:layer="layout" svg:width="0.026cm" svg:height="0.024cm" svg:x="5.528cm" svg:y="1.419cm" svg:viewBox="0 0 27 25" draw:points="0,0 27,0 27,25 0,25">
            <text:p/>
          </draw:polygon>
          <draw:polygon draw:style-name="gr4" draw:text-style-name="P4" draw:layer="layout" svg:width="0.026cm" svg:height="0.027cm" svg:x="5.528cm" svg:y="1.443cm" svg:viewBox="0 0 27 28" draw:points="0,0 27,0 27,28 0,28">
            <text:p/>
          </draw:polygon>
          <draw:polygon draw:style-name="gr4" draw:text-style-name="P4" draw:layer="layout" svg:width="0.026cm" svg:height="0.027cm" svg:x="5.528cm" svg:y="1.471cm" svg:viewBox="0 0 27 28" draw:points="0,0 27,0 27,28 0,28">
            <text:p/>
          </draw:polygon>
          <draw:polygon draw:style-name="gr4" draw:text-style-name="P4" draw:layer="layout" svg:width="0.026cm" svg:height="0.027cm" svg:x="5.528cm" svg:y="1.498cm" svg:viewBox="0 0 27 28" draw:points="0,0 27,0 27,28 0,28">
            <text:p/>
          </draw:polygon>
          <draw:polygon draw:style-name="gr4" draw:text-style-name="P4" draw:layer="layout" svg:width="0.026cm" svg:height="0.027cm" svg:x="5.528cm" svg:y="1.525cm" svg:viewBox="0 0 27 28" draw:points="0,0 27,0 27,28 0,28">
            <text:p/>
          </draw:polygon>
          <draw:polygon draw:style-name="gr4" draw:text-style-name="P4" draw:layer="layout" svg:width="0.026cm" svg:height="0.009cm" svg:x="5.528cm" svg:y="1.553cm" svg:viewBox="0 0 27 10" draw:points="0,0 27,0 27,10 0,10">
            <text:p/>
          </draw:polygon>
          <draw:polygon draw:style-name="gr4" draw:text-style-name="P4" draw:layer="layout" svg:width="0.026cm" svg:height="0.006cm" svg:x="5.528cm" svg:y="2.23cm" svg:viewBox="0 0 27 7" draw:points="0,0 27,0 27,7 0,7">
            <text:p/>
          </draw:polygon>
          <draw:polygon draw:style-name="gr4" draw:text-style-name="P4" draw:layer="layout" svg:width="0.026cm" svg:height="0.027cm" svg:x="5.528cm" svg:y="2.235cm" svg:viewBox="0 0 27 28" draw:points="0,0 27,0 27,28 0,28">
            <text:p/>
          </draw:polygon>
          <draw:polygon draw:style-name="gr4" draw:text-style-name="P4" draw:layer="layout" svg:width="0.026cm" svg:height="0.027cm" svg:x="5.528cm" svg:y="2.263cm" svg:viewBox="0 0 27 28" draw:points="0,0 27,0 27,28 0,28">
            <text:p/>
          </draw:polygon>
          <draw:polygon draw:style-name="gr4" draw:text-style-name="P4" draw:layer="layout" svg:width="0.026cm" svg:height="0.027cm" svg:x="5.528cm" svg:y="2.29cm" svg:viewBox="0 0 27 28" draw:points="0,0 27,0 27,28 0,28">
            <text:p/>
          </draw:polygon>
          <draw:polygon draw:style-name="gr4" draw:text-style-name="P4" draw:layer="layout" svg:width="0.026cm" svg:height="0.027cm" svg:x="5.528cm" svg:y="2.317cm" svg:viewBox="0 0 27 28" draw:points="0,0 27,0 27,28 0,28">
            <text:p/>
          </draw:polygon>
          <draw:polygon draw:style-name="gr4" draw:text-style-name="P4" draw:layer="layout" svg:width="0.026cm" svg:height="0.027cm" svg:x="5.528cm" svg:y="2.345cm" svg:viewBox="0 0 27 28" draw:points="0,0 27,0 27,28 0,28">
            <text:p/>
          </draw:polygon>
          <draw:polygon draw:style-name="gr8" draw:text-style-name="P6" draw:layer="layout" svg:width="0.026cm" svg:height="0.024cm" svg:x="5.553cm" svg:y="1.419cm" svg:viewBox="0 0 27 25" draw:points="0,0 27,1 26,25 0,25">
            <text:p/>
          </draw:polygon>
          <draw:polygon draw:style-name="gr9" draw:text-style-name="P7" draw:layer="layout" svg:width="0.026cm" svg:height="0.027cm" svg:x="5.553cm" svg:y="1.443cm" svg:viewBox="0 0 27 28" draw:points="0,0 27,0 27,28 0,28">
            <text:p/>
          </draw:polygon>
          <draw:polygon draw:style-name="gr9" draw:text-style-name="P7" draw:layer="layout" svg:width="0.026cm" svg:height="0.027cm" svg:x="5.553cm" svg:y="1.471cm" svg:viewBox="0 0 27 28" draw:points="0,0 27,0 27,28 0,28">
            <text:p/>
          </draw:polygon>
          <draw:polygon draw:style-name="gr8" draw:text-style-name="P6" draw:layer="layout" svg:width="0.026cm" svg:height="0.027cm" svg:x="5.553cm" svg:y="1.498cm" svg:viewBox="0 0 27 28" draw:points="0,0 27,0 27,28 0,28">
            <text:p/>
          </draw:polygon>
          <draw:polygon draw:style-name="gr9" draw:text-style-name="P7" draw:layer="layout" svg:width="0.026cm" svg:height="0.027cm" svg:x="5.553cm" svg:y="1.525cm" svg:viewBox="0 0 27 28" draw:points="0,0 27,0 27,28 0,28">
            <text:p/>
          </draw:polygon>
          <draw:polygon draw:style-name="gr7" draw:text-style-name="P5" draw:layer="layout" svg:width="0.026cm" svg:height="0.009cm" svg:x="5.553cm" svg:y="1.553cm" svg:viewBox="0 0 27 10" draw:points="0,0 27,0 27,10 0,10">
            <text:p/>
          </draw:polygon>
          <draw:polygon draw:style-name="gr9" draw:text-style-name="P7" draw:layer="layout" svg:width="0.026cm" svg:height="0.006cm" svg:x="5.553cm" svg:y="2.23cm" svg:viewBox="0 0 27 7" draw:points="0,0 27,0 27,7 0,7">
            <text:p/>
          </draw:polygon>
          <draw:polygon draw:style-name="gr7" draw:text-style-name="P5" draw:layer="layout" svg:width="0.026cm" svg:height="0.027cm" svg:x="5.553cm" svg:y="2.235cm" svg:viewBox="0 0 27 28" draw:points="0,0 27,0 27,28 0,28">
            <text:p/>
          </draw:polygon>
          <draw:polygon draw:style-name="gr9" draw:text-style-name="P7" draw:layer="layout" svg:width="0.026cm" svg:height="0.027cm" svg:x="5.553cm" svg:y="2.263cm" svg:viewBox="0 0 27 28" draw:points="0,0 27,0 27,28 0,28">
            <text:p/>
          </draw:polygon>
          <draw:polygon draw:style-name="gr8" draw:text-style-name="P6" draw:layer="layout" svg:width="0.026cm" svg:height="0.027cm" svg:x="5.553cm" svg:y="2.29cm" svg:viewBox="0 0 27 28" draw:points="0,0 27,0 27,28 0,28">
            <text:p/>
          </draw:polygon>
          <draw:polygon draw:style-name="gr9" draw:text-style-name="P7" draw:layer="layout" svg:width="0.026cm" svg:height="0.027cm" svg:x="5.553cm" svg:y="2.317cm" svg:viewBox="0 0 27 28" draw:points="0,0 27,0 27,28 0,28">
            <text:p/>
          </draw:polygon>
          <draw:polygon draw:style-name="gr9" draw:text-style-name="P7" draw:layer="layout" svg:width="0.026cm" svg:height="0.027cm" svg:x="5.553cm" svg:y="2.345cm" svg:viewBox="0 0 27 28" draw:points="0,0 27,0 27,28 0,28">
            <text:p/>
          </draw:polygon>
          <draw:polygon draw:style-name="gr9" draw:text-style-name="P7" draw:layer="layout" svg:width="0.026cm" svg:height="0.024cm" svg:x="5.579cm" svg:y="1.419cm" svg:viewBox="0 0 27 25" draw:points="0,0 27,2 26,25 0,25">
            <text:p/>
          </draw:polygon>
          <draw:polygon draw:style-name="gr8" draw:text-style-name="P6" draw:layer="layout" svg:width="0.026cm" svg:height="0.027cm" svg:x="5.579cm" svg:y="1.443cm" svg:viewBox="0 0 27 28" draw:points="0,0 27,0 27,28 0,28">
            <text:p/>
          </draw:polygon>
          <draw:polygon draw:style-name="gr7" draw:text-style-name="P5" draw:layer="layout" svg:width="0.026cm" svg:height="0.027cm" svg:x="5.579cm" svg:y="1.471cm" svg:viewBox="0 0 27 28" draw:points="0,0 27,0 27,28 0,28">
            <text:p/>
          </draw:polygon>
          <draw:polygon draw:style-name="gr9" draw:text-style-name="P7" draw:layer="layout" svg:width="0.026cm" svg:height="0.027cm" svg:x="5.579cm" svg:y="1.498cm" svg:viewBox="0 0 27 28" draw:points="0,0 27,0 27,28 0,28">
            <text:p/>
          </draw:polygon>
          <draw:polygon draw:style-name="gr8" draw:text-style-name="P6" draw:layer="layout" svg:width="0.026cm" svg:height="0.027cm" svg:x="5.579cm" svg:y="1.525cm" svg:viewBox="0 0 27 28" draw:points="0,0 27,0 27,28 0,28">
            <text:p/>
          </draw:polygon>
          <draw:polygon draw:style-name="gr7" draw:text-style-name="P5" draw:layer="layout" svg:width="0.026cm" svg:height="0.012cm" svg:x="5.579cm" svg:y="1.553cm" svg:viewBox="0 0 27 13" draw:points="0,0 27,0 27,13 0,9">
            <text:p/>
          </draw:polygon>
          <draw:polygon draw:style-name="gr8" draw:text-style-name="P6" draw:layer="layout" svg:width="0.026cm" svg:height="0.008cm" svg:x="5.579cm" svg:y="2.228cm" svg:viewBox="0 0 27 9" draw:points="27,0 27,9 0,9 0,1">
            <text:p/>
          </draw:polygon>
          <draw:polygon draw:style-name="gr9" draw:text-style-name="P7" draw:layer="layout" svg:width="0.026cm" svg:height="0.027cm" svg:x="5.579cm" svg:y="2.235cm" svg:viewBox="0 0 27 28" draw:points="0,0 27,0 27,28 0,28">
            <text:p/>
          </draw:polygon>
          <draw:polygon draw:style-name="gr8" draw:text-style-name="P6" draw:layer="layout" svg:width="0.026cm" svg:height="0.027cm" svg:x="5.579cm" svg:y="2.263cm" svg:viewBox="0 0 27 28" draw:points="0,0 27,0 27,28 0,28">
            <text:p/>
          </draw:polygon>
          <draw:polygon draw:style-name="gr9" draw:text-style-name="P7" draw:layer="layout" svg:width="0.026cm" svg:height="0.027cm" svg:x="5.579cm" svg:y="2.29cm" svg:viewBox="0 0 27 28" draw:points="0,0 27,0 27,28 0,28">
            <text:p/>
          </draw:polygon>
          <draw:polygon draw:style-name="gr7" draw:text-style-name="P5" draw:layer="layout" svg:width="0.026cm" svg:height="0.027cm" svg:x="5.579cm" svg:y="2.317cm" svg:viewBox="0 0 27 28" draw:points="0,0 27,0 27,28 0,28">
            <text:p/>
          </draw:polygon>
          <draw:polygon draw:style-name="gr9" draw:text-style-name="P7" draw:layer="layout" svg:width="0.026cm" svg:height="0.027cm" svg:x="5.579cm" svg:y="2.345cm" svg:viewBox="0 0 27 28" draw:points="0,0 27,0 27,28 0,28">
            <text:p/>
          </draw:polygon>
          <draw:polygon draw:style-name="gr7" draw:text-style-name="P5" draw:layer="layout" svg:width="0.026cm" svg:height="0.022cm" svg:x="5.606cm" svg:y="1.421cm" svg:viewBox="0 0 27 23" draw:points="0,0 27,2 27,23 0,23">
            <text:p/>
          </draw:polygon>
          <draw:polygon draw:style-name="gr7" draw:text-style-name="P5" draw:layer="layout" svg:width="0.026cm" svg:height="0.027cm" svg:x="5.606cm" svg:y="1.443cm" svg:viewBox="0 0 27 28" draw:points="0,0 27,0 27,28 0,28">
            <text:p/>
          </draw:polygon>
          <draw:polygon draw:style-name="gr9" draw:text-style-name="P7" draw:layer="layout" svg:width="0.026cm" svg:height="0.027cm" svg:x="5.606cm" svg:y="1.471cm" svg:viewBox="0 0 27 28" draw:points="0,0 27,0 27,28 0,28">
            <text:p/>
          </draw:polygon>
          <draw:polygon draw:style-name="gr7" draw:text-style-name="P5" draw:layer="layout" svg:width="0.026cm" svg:height="0.027cm" svg:x="5.606cm" svg:y="1.498cm" svg:viewBox="0 0 27 28" draw:points="0,0 27,0 27,28 0,28">
            <text:p/>
          </draw:polygon>
          <draw:polygon draw:style-name="gr7" draw:text-style-name="P5" draw:layer="layout" svg:width="0.026cm" svg:height="0.027cm" svg:x="5.606cm" svg:y="1.525cm" svg:viewBox="0 0 27 28" draw:points="0,0 27,0 27,28 0,28">
            <text:p/>
          </draw:polygon>
          <draw:polygon draw:style-name="gr9" draw:text-style-name="P7" draw:layer="layout" svg:width="0.026cm" svg:height="0.016cm" svg:x="5.606cm" svg:y="1.553cm" svg:viewBox="0 0 27 17" draw:points="0,0 27,0 27,17 0,12">
            <text:p/>
          </draw:polygon>
          <draw:polygon draw:style-name="gr7" draw:text-style-name="P5" draw:layer="layout" svg:width="0.026cm" svg:height="0.011cm" svg:x="5.606cm" svg:y="2.224cm" svg:viewBox="0 0 27 12" draw:points="27,0 27,12 0,12 0,3">
            <text:p/>
          </draw:polygon>
          <draw:polygon draw:style-name="gr8" draw:text-style-name="P6" draw:layer="layout" svg:width="0.026cm" svg:height="0.027cm" svg:x="5.606cm" svg:y="2.235cm" svg:viewBox="0 0 27 28" draw:points="0,0 27,0 27,28 0,28">
            <text:p/>
          </draw:polygon>
          <draw:polygon draw:style-name="gr9" draw:text-style-name="P7" draw:layer="layout" svg:width="0.026cm" svg:height="0.027cm" svg:x="5.606cm" svg:y="2.263cm" svg:viewBox="0 0 27 28" draw:points="0,0 27,0 27,28 0,28">
            <text:p/>
          </draw:polygon>
          <draw:polygon draw:style-name="gr7" draw:text-style-name="P5" draw:layer="layout" svg:width="0.026cm" svg:height="0.027cm" svg:x="5.606cm" svg:y="2.29cm" svg:viewBox="0 0 27 28" draw:points="0,0 27,0 27,28 0,28">
            <text:p/>
          </draw:polygon>
          <draw:polygon draw:style-name="gr9" draw:text-style-name="P7" draw:layer="layout" svg:width="0.026cm" svg:height="0.027cm" svg:x="5.606cm" svg:y="2.317cm" svg:viewBox="0 0 27 28" draw:points="0,0 27,0 27,28 0,28">
            <text:p/>
          </draw:polygon>
          <draw:polygon draw:style-name="gr7" draw:text-style-name="P5" draw:layer="layout" svg:width="0.026cm" svg:height="0.027cm" svg:x="5.606cm" svg:y="2.345cm" svg:viewBox="0 0 27 28" draw:points="0,0 27,0 27,28 0,28">
            <text:p/>
          </draw:polygon>
          <draw:polygon draw:style-name="gr7" draw:text-style-name="P5" draw:layer="layout" svg:width="0.026cm" svg:height="0.02cm" svg:x="5.631cm" svg:y="1.423cm" svg:viewBox="0 0 27 21" draw:points="0,0 27,3 27,21 0,21">
            <text:p/>
          </draw:polygon>
          <draw:polygon draw:style-name="gr9" draw:text-style-name="P7" draw:layer="layout" svg:width="0.026cm" svg:height="0.027cm" svg:x="5.631cm" svg:y="1.443cm" svg:viewBox="0 0 27 28" draw:points="0,0 27,0 27,28 0,28">
            <text:p/>
          </draw:polygon>
          <draw:polygon draw:style-name="gr7" draw:text-style-name="P5" draw:layer="layout" svg:width="0.026cm" svg:height="0.027cm" svg:x="5.631cm" svg:y="1.471cm" svg:viewBox="0 0 27 28" draw:points="0,0 27,0 27,28 0,28">
            <text:p/>
          </draw:polygon>
          <draw:polygon draw:style-name="gr8" draw:text-style-name="P6" draw:layer="layout" svg:width="0.026cm" svg:height="0.027cm" svg:x="5.631cm" svg:y="1.498cm" svg:viewBox="0 0 27 28" draw:points="0,0 27,0 27,28 0,28">
            <text:p/>
          </draw:polygon>
          <draw:polygon draw:style-name="gr9" draw:text-style-name="P7" draw:layer="layout" svg:width="0.026cm" svg:height="0.027cm" svg:x="5.631cm" svg:y="1.525cm" svg:viewBox="0 0 27 28" draw:points="0,0 27,0 27,28 0,28">
            <text:p/>
          </draw:polygon>
          <draw:polygon draw:style-name="gr7" draw:text-style-name="P5" draw:layer="layout" svg:width="0.026cm" svg:height="0.021cm" svg:x="5.631cm" svg:y="1.553cm" svg:viewBox="0 0 27 22" draw:points="0,0 27,0 27,22 0,17">
            <text:p/>
          </draw:polygon>
          <draw:polygon draw:style-name="gr8" draw:text-style-name="P6" draw:layer="layout" svg:width="0.026cm" svg:height="0.017cm" svg:x="5.631cm" svg:y="2.218cm" svg:viewBox="0 0 27 18" draw:points="27,0 27,18 0,18 0,4">
            <text:p/>
          </draw:polygon>
          <draw:polygon draw:style-name="gr9" draw:text-style-name="P7" draw:layer="layout" svg:width="0.026cm" svg:height="0.027cm" svg:x="5.631cm" svg:y="2.235cm" svg:viewBox="0 0 27 28" draw:points="0,0 27,0 27,28 0,28">
            <text:p/>
          </draw:polygon>
          <draw:polygon draw:style-name="gr7" draw:text-style-name="P5" draw:layer="layout" svg:width="0.026cm" svg:height="0.027cm" svg:x="5.631cm" svg:y="2.263cm" svg:viewBox="0 0 27 28" draw:points="0,0 27,0 27,28 0,28">
            <text:p/>
          </draw:polygon>
          <draw:polygon draw:style-name="gr9" draw:text-style-name="P7" draw:layer="layout" svg:width="0.026cm" svg:height="0.027cm" svg:x="5.631cm" svg:y="2.29cm" svg:viewBox="0 0 27 28" draw:points="0,0 27,0 27,28 0,28">
            <text:p/>
          </draw:polygon>
          <draw:polygon draw:style-name="gr7" draw:text-style-name="P5" draw:layer="layout" svg:width="0.026cm" svg:height="0.027cm" svg:x="5.631cm" svg:y="2.317cm" svg:viewBox="0 0 27 28" draw:points="0,0 27,0 27,28 0,28">
            <text:p/>
          </draw:polygon>
          <draw:polygon draw:style-name="gr9" draw:text-style-name="P7" draw:layer="layout" svg:width="0.026cm" svg:height="0.027cm" svg:x="5.899cm" svg:y="2.312cm" svg:viewBox="0 0 27 28" draw:points="0,0 27,0 27,28 0,28">
            <text:p/>
          </draw:polygon>
          <draw:polygon draw:style-name="gr9" draw:text-style-name="P7" draw:layer="layout" svg:width="0.026cm" svg:height="0.027cm" svg:x="5.662cm" svg:y="1.368cm" svg:viewBox="0 0 27 28" draw:points="0,0 27,0 27,28 0,28">
            <text:p/>
          </draw:polygon>
          <draw:polygon draw:style-name="gr7" draw:text-style-name="P5" draw:layer="layout" svg:width="0.026cm" svg:height="0.027cm" svg:x="5.657cm" svg:y="1.443cm" svg:viewBox="0 0 27 28" draw:points="0,0 27,0 27,28 0,28">
            <text:p/>
          </draw:polygon>
          <draw:polygon draw:style-name="gr8" draw:text-style-name="P6" draw:layer="layout" svg:width="0.026cm" svg:height="0.027cm" svg:x="5.657cm" svg:y="1.471cm" svg:viewBox="0 0 27 28" draw:points="0,0 27,0 27,28 0,28">
            <text:p/>
          </draw:polygon>
          <draw:polygon draw:style-name="gr9" draw:text-style-name="P7" draw:layer="layout" svg:width="0.026cm" svg:height="0.027cm" svg:x="5.657cm" svg:y="1.498cm" svg:viewBox="0 0 27 28" draw:points="0,0 27,0 27,28 0,28">
            <text:p/>
          </draw:polygon>
          <draw:polygon draw:style-name="gr7" draw:text-style-name="P5" draw:layer="layout" svg:width="0.026cm" svg:height="0.027cm" svg:x="5.657cm" svg:y="1.525cm" svg:viewBox="0 0 27 28" draw:points="0,0 27,0 27,28 0,28">
            <text:p/>
          </draw:polygon>
          <draw:polygon draw:style-name="gr8" draw:text-style-name="P6" draw:layer="layout" svg:width="0.026cm" svg:height="0.027cm" svg:x="5.657cm" svg:y="1.553cm" svg:viewBox="0 0 27 28" draw:points="0,0 27,0 27,28 16,28 0,23">
            <text:p/>
          </draw:polygon>
          <draw:polygon draw:style-name="gr4" draw:text-style-name="P4" draw:layer="layout" svg:width="0.007cm" svg:height="0.003cm" svg:x="5.676cm" svg:y="1.58cm" svg:viewBox="0 0 8 4" draw:points="0,0 8,0 8,4">
            <text:p/>
          </draw:polygon>
          <draw:polygon draw:style-name="gr9" draw:text-style-name="P7" draw:layer="layout" svg:width="0.026cm" svg:height="0.026cm" svg:x="5.657cm" svg:y="2.21cm" svg:viewBox="0 0 27 27" draw:points="27,0 26,27 0,27 0,9">
            <text:p/>
          </draw:polygon>
          <draw:polygon draw:style-name="gr7" draw:text-style-name="P5" draw:layer="layout" svg:width="0.026cm" svg:height="0.027cm" svg:x="5.657cm" svg:y="2.235cm" svg:viewBox="0 0 27 28" draw:points="0,0 27,0 27,28 0,28">
            <text:p/>
          </draw:polygon>
          <draw:polygon draw:style-name="gr9" draw:text-style-name="P7" draw:layer="layout" svg:width="0.026cm" svg:height="0.027cm" svg:x="5.657cm" svg:y="2.263cm" svg:viewBox="0 0 27 28" draw:points="0,0 27,0 27,28 0,28">
            <text:p/>
          </draw:polygon>
          <draw:polygon draw:style-name="gr7" draw:text-style-name="P5" draw:layer="layout" svg:width="0.026cm" svg:height="0.027cm" svg:x="5.657cm" svg:y="2.29cm" svg:viewBox="0 0 27 28" draw:points="0,0 27,0 27,28 0,28">
            <text:p/>
          </draw:polygon>
          <draw:polygon draw:style-name="gr8" draw:text-style-name="P6" draw:layer="layout" svg:width="0.026cm" svg:height="0.027cm" svg:x="5.91cm" svg:y="2.273cm" svg:viewBox="0 0 27 28" draw:points="0,0 27,0 27,28 0,28">
            <text:p/>
          </draw:polygon>
          <draw:polygon draw:style-name="gr9" draw:text-style-name="P7" draw:layer="layout" svg:width="0.026cm" svg:height="0.027cm" svg:x="5.69cm" svg:y="2.394cm" svg:viewBox="0 0 27 28" draw:points="0,0 27,0 27,28 0,28">
            <text:p/>
          </draw:polygon>
          <draw:polygon draw:style-name="gr9" draw:text-style-name="P7" draw:layer="layout" svg:width="0.026cm" svg:height="0.027cm" svg:x="6.096cm" svg:y="1.372cm" svg:viewBox="0 0 27 28" draw:points="0,0 27,0 27,28 0,28">
            <text:p/>
          </draw:polygon>
          <draw:polygon draw:style-name="gr9" draw:text-style-name="P7" draw:layer="layout" svg:width="0.026cm" svg:height="0.027cm" svg:x="5.683cm" svg:y="1.443cm" svg:viewBox="0 0 27 28" draw:points="0,0 27,0 27,28 0,28">
            <text:p/>
          </draw:polygon>
          <draw:polygon draw:style-name="gr8" draw:text-style-name="P6" draw:layer="layout" svg:width="0.026cm" svg:height="0.027cm" svg:x="5.683cm" svg:y="1.471cm" svg:viewBox="0 0 27 28" draw:points="0,0 27,0 27,28 0,28">
            <text:p/>
          </draw:polygon>
          <draw:polygon draw:style-name="gr9" draw:text-style-name="P7" draw:layer="layout" svg:width="0.026cm" svg:height="0.027cm" svg:x="5.683cm" svg:y="1.498cm" svg:viewBox="0 0 27 28" draw:points="0,0 27,0 27,28 0,28">
            <text:p/>
          </draw:polygon>
          <draw:polygon draw:style-name="gr8" draw:text-style-name="P6" draw:layer="layout" svg:width="0.026cm" svg:height="0.027cm" svg:x="5.683cm" svg:y="1.525cm" svg:viewBox="0 0 27 28" draw:points="0,0 27,0 27,28 0,28">
            <text:p/>
          </draw:polygon>
          <draw:polygon draw:style-name="gr9" draw:text-style-name="P7" draw:layer="layout" svg:width="0.026cm" svg:height="0.027cm" svg:x="5.683cm" svg:y="1.553cm" svg:viewBox="0 0 27 28" draw:points="0,0 27,0 27,28 0,28">
            <text:p/>
          </draw:polygon>
          <draw:polygon draw:style-name="gr7" draw:text-style-name="P5" draw:layer="layout" svg:width="0.026cm" svg:height="0.012cm" svg:x="5.683cm" svg:y="1.58cm" svg:viewBox="0 0 27 13" draw:points="0,0 27,0 27,13 0,3">
            <text:p/>
          </draw:polygon>
          <draw:polygon draw:style-name="gr9" draw:text-style-name="P7" draw:layer="layout" svg:width="0.018cm" svg:height="0.008cm" svg:x="5.692cm" svg:y="2.2cm" svg:viewBox="0 0 19 9" draw:points="19,0 19,9 0,9">
            <text:p/>
          </draw:polygon>
          <draw:polygon draw:style-name="gr7" draw:text-style-name="P5" draw:layer="layout" svg:width="0.026cm" svg:height="0.027cm" svg:x="5.683cm" svg:y="2.208cm" svg:viewBox="0 0 27 28" draw:points="5,0 27,0 27,28 0,28 0,2">
            <text:p/>
          </draw:polygon>
          <draw:polygon draw:style-name="gr9" draw:text-style-name="P7" draw:layer="layout" svg:width="0.026cm" svg:height="0.027cm" svg:x="5.683cm" svg:y="2.235cm" svg:viewBox="0 0 27 28" draw:points="0,0 27,0 27,28 0,28">
            <text:p/>
          </draw:polygon>
          <draw:polygon draw:style-name="gr8" draw:text-style-name="P6" draw:layer="layout" svg:width="0.026cm" svg:height="0.027cm" svg:x="5.683cm" svg:y="2.263cm" svg:viewBox="0 0 27 28" draw:points="0,0 27,0 27,28 0,28">
            <text:p/>
          </draw:polygon>
          <draw:polygon draw:style-name="gr9" draw:text-style-name="P7" draw:layer="layout" svg:width="0.026cm" svg:height="0.027cm" svg:x="5.683cm" svg:y="2.29cm" svg:viewBox="0 0 27 28" draw:points="0,0 27,0 27,28 0,28">
            <text:p/>
          </draw:polygon>
          <draw:polygon draw:style-name="gr8" draw:text-style-name="P6" draw:layer="layout" svg:width="0.026cm" svg:height="0.027cm" svg:x="5.983cm" svg:y="2.228cm" svg:viewBox="0 0 27 28" draw:points="0,0 27,0 27,28 0,28">
            <text:p/>
          </draw:polygon>
          <draw:polygon draw:style-name="gr7" draw:text-style-name="P5" draw:layer="layout" svg:width="0.026cm" svg:height="0.027cm" svg:x="5.743cm" svg:y="2.379cm" svg:viewBox="0 0 27 28" draw:points="0,0 27,0 27,28 0,28">
            <text:p/>
          </draw:polygon>
          <draw:polygon draw:style-name="gr9" draw:text-style-name="P7" draw:layer="layout" svg:width="0.026cm" svg:height="0.027cm" svg:x="6.284cm" svg:y="1.378cm" svg:viewBox="0 0 27 28" draw:points="0,0 27,0 27,28 0,28">
            <text:p/>
          </draw:polygon>
          <draw:polygon draw:style-name="gr9" draw:text-style-name="P7" draw:layer="layout" svg:width="0.026cm" svg:height="0.027cm" svg:x="5.797cm" svg:y="1.427cm" svg:viewBox="0 0 27 28" draw:points="0,0 27,0 27,28 0,28">
            <text:p/>
          </draw:polygon>
          <draw:polygon draw:style-name="gr7" draw:text-style-name="P5" draw:layer="layout" svg:width="0.026cm" svg:height="0.027cm" svg:x="5.709cm" svg:y="1.471cm" svg:viewBox="0 0 27 28" draw:points="0,0 27,0 27,28 0,28">
            <text:p/>
          </draw:polygon>
          <draw:polygon draw:style-name="gr8" draw:text-style-name="P6" draw:layer="layout" svg:width="0.026cm" svg:height="0.027cm" svg:x="5.709cm" svg:y="1.498cm" svg:viewBox="0 0 27 28" draw:points="0,0 27,0 27,28 0,28">
            <text:p/>
          </draw:polygon>
          <draw:polygon draw:style-name="gr9" draw:text-style-name="P7" draw:layer="layout" svg:width="0.026cm" svg:height="0.027cm" svg:x="5.709cm" svg:y="1.525cm" svg:viewBox="0 0 27 28" draw:points="0,0 27,0 27,28 0,28">
            <text:p/>
          </draw:polygon>
          <draw:polygon draw:style-name="gr7" draw:text-style-name="P5" draw:layer="layout" svg:width="0.026cm" svg:height="0.027cm" svg:x="5.709cm" svg:y="1.553cm" svg:viewBox="0 0 27 28" draw:points="0,0 27,0 27,28 0,28">
            <text:p/>
          </draw:polygon>
          <draw:polygon draw:style-name="gr8" draw:text-style-name="P6" draw:layer="layout" svg:width="0.026cm" svg:height="0.026cm" svg:x="5.709cm" svg:y="1.58cm" svg:viewBox="0 0 27 27" draw:points="27,0 26,27 0,14 0,0">
            <text:p/>
          </draw:polygon>
          <draw:polygon draw:style-name="gr7" draw:text-style-name="P5" draw:layer="layout" svg:width="0.026cm" svg:height="0.02cm" svg:x="5.709cm" svg:y="2.188cm" svg:viewBox="0 0 27 21" draw:points="27,0 27,21 0,21 0,12">
            <text:p/>
          </draw:polygon>
          <draw:polygon draw:style-name="gr9" draw:text-style-name="P7" draw:layer="layout" svg:width="0.026cm" svg:height="0.027cm" svg:x="5.709cm" svg:y="2.208cm" svg:viewBox="0 0 27 28" draw:points="0,0 27,0 27,28 0,28">
            <text:p/>
          </draw:polygon>
          <draw:polygon draw:style-name="gr8" draw:text-style-name="P6" draw:layer="layout" svg:width="0.026cm" svg:height="0.027cm" svg:x="5.709cm" svg:y="2.235cm" svg:viewBox="0 0 27 28" draw:points="0,0 27,0 27,28 0,28">
            <text:p/>
          </draw:polygon>
          <draw:polygon draw:style-name="gr7" draw:text-style-name="P5" draw:layer="layout" svg:width="0.026cm" svg:height="0.027cm" svg:x="5.709cm" svg:y="2.263cm" svg:viewBox="0 0 27 28" draw:points="0,0 27,0 27,28 0,28">
            <text:p/>
          </draw:polygon>
          <draw:polygon draw:style-name="gr9" draw:text-style-name="P7" draw:layer="layout" svg:width="0.026cm" svg:height="0.027cm" svg:x="5.709cm" svg:y="2.29cm" svg:viewBox="0 0 27 28" draw:points="0,0 27,0 27,28 0,28">
            <text:p/>
          </draw:polygon>
          <draw:polygon draw:style-name="gr8" draw:text-style-name="P6" draw:layer="layout" svg:width="0.026cm" svg:height="0.027cm" svg:x="6.029cm" svg:y="2.235cm" svg:viewBox="0 0 27 28" draw:points="0,0 27,0 27,28 0,28">
            <text:p/>
          </draw:polygon>
          <draw:polygon draw:style-name="gr9" draw:text-style-name="P7" draw:layer="layout" svg:width="0.026cm" svg:height="0.027cm" svg:x="5.984cm" svg:y="2.273cm" svg:viewBox="0 0 27 28" draw:points="0,0 27,0 27,28 0,28">
            <text:p/>
          </draw:polygon>
          <draw:polygon draw:style-name="gr8" draw:text-style-name="P6" draw:layer="layout" svg:width="0.026cm" svg:height="0.027cm" svg:x="6.004cm" svg:y="1.463cm" svg:viewBox="0 0 27 28" draw:points="0,0 27,0 27,28 0,28">
            <text:p/>
          </draw:polygon>
          <draw:polygon draw:style-name="gr8" draw:text-style-name="P6" draw:layer="layout" svg:width="0.026cm" svg:height="0.027cm" svg:x="5.735cm" svg:y="1.471cm" svg:viewBox="0 0 27 28" draw:points="0,0 27,0 27,28 0,28">
            <text:p/>
          </draw:polygon>
          <draw:polygon draw:style-name="gr9" draw:text-style-name="P7" draw:layer="layout" svg:width="0.026cm" svg:height="0.027cm" svg:x="5.735cm" svg:y="1.498cm" svg:viewBox="0 0 27 28" draw:points="0,0 27,0 27,28 0,28">
            <text:p/>
          </draw:polygon>
          <draw:polygon draw:style-name="gr8" draw:text-style-name="P6" draw:layer="layout" svg:width="0.026cm" svg:height="0.027cm" svg:x="5.735cm" svg:y="1.525cm" svg:viewBox="0 0 27 28" draw:points="0,0 27,0 27,28 0,28">
            <text:p/>
          </draw:polygon>
          <draw:polygon draw:style-name="gr7" draw:text-style-name="P5" draw:layer="layout" svg:width="0.026cm" svg:height="0.027cm" svg:x="5.735cm" svg:y="1.553cm" svg:viewBox="0 0 27 28" draw:points="0,0 27,0 27,28 0,28">
            <text:p/>
          </draw:polygon>
          <draw:polygon draw:style-name="gr9" draw:text-style-name="P7" draw:layer="layout" svg:width="0.026cm" svg:height="0.027cm" svg:x="5.735cm" svg:y="1.58cm" svg:viewBox="0 0 27 28" draw:points="0,0 27,0 27,28 0,27">
            <text:p/>
          </draw:polygon>
          <draw:polygon draw:style-name="gr7" draw:text-style-name="P5" draw:layer="layout" svg:width="0.022cm" svg:height="0.012cm" svg:x="5.739cm" svg:y="1.607cm" svg:viewBox="0 0 23 13" draw:points="0,0 23,0 23,13">
            <text:p/>
          </draw:polygon>
          <draw:polygon draw:style-name="gr7" draw:text-style-name="P5" draw:layer="layout" svg:width="0.012cm" svg:height="0.007cm" svg:x="5.749cm" svg:y="2.173cm" svg:viewBox="0 0 13 8" draw:points="13,0 13,8 0,8">
            <text:p/>
          </draw:polygon>
          <draw:polygon draw:style-name="gr9" draw:text-style-name="P7" draw:layer="layout" svg:width="0.026cm" svg:height="0.027cm" svg:x="5.735cm" svg:y="2.181cm" svg:viewBox="0 0 27 28" draw:points="14,0 27,0 27,28 0,28 0,7">
            <text:p/>
          </draw:polygon>
          <draw:polygon draw:style-name="gr7" draw:text-style-name="P5" draw:layer="layout" svg:width="0.026cm" svg:height="0.027cm" svg:x="5.735cm" svg:y="2.208cm" svg:viewBox="0 0 27 28" draw:points="0,0 27,0 27,28 0,28">
            <text:p/>
          </draw:polygon>
          <draw:polygon draw:style-name="gr8" draw:text-style-name="P6" draw:layer="layout" svg:width="0.026cm" svg:height="0.027cm" svg:x="5.735cm" svg:y="2.235cm" svg:viewBox="0 0 27 28" draw:points="0,0 27,0 27,28 0,28">
            <text:p/>
          </draw:polygon>
          <draw:polygon draw:style-name="gr9" draw:text-style-name="P7" draw:layer="layout" svg:width="0.026cm" svg:height="0.027cm" svg:x="5.735cm" svg:y="2.263cm" svg:viewBox="0 0 27 28" draw:points="0,0 27,0 27,28 0,28">
            <text:p/>
          </draw:polygon>
          <draw:polygon draw:style-name="gr7" draw:text-style-name="P5" draw:layer="layout" svg:width="0.026cm" svg:height="0.027cm" svg:x="5.812cm" svg:y="2.389cm" svg:viewBox="0 0 27 28" draw:points="0,0 27,0 27,28 0,28">
            <text:p/>
          </draw:polygon>
          <draw:polygon draw:style-name="gr9" draw:text-style-name="P7" draw:layer="layout" svg:width="0.026cm" svg:height="0.027cm" svg:x="6.358cm" svg:y="2.367cm" svg:viewBox="0 0 27 28" draw:points="0,0 27,0 27,28 0,28">
            <text:p/>
          </draw:polygon>
          <draw:polygon draw:style-name="gr9" draw:text-style-name="P7" draw:layer="layout" svg:width="0.026cm" svg:height="0.027cm" svg:x="5.716cm" svg:y="1.346cm" svg:viewBox="0 0 27 28" draw:points="0,0 27,0 27,28 0,28">
            <text:p/>
          </draw:polygon>
          <draw:polygon draw:style-name="gr9" draw:text-style-name="P7" draw:layer="layout" svg:width="0.026cm" svg:height="0.027cm" svg:x="5.761cm" svg:y="1.471cm" svg:viewBox="0 0 27 28" draw:points="0,0 27,0 27,28 0,28">
            <text:p/>
          </draw:polygon>
          <draw:polygon draw:style-name="gr7" draw:text-style-name="P5" draw:layer="layout" svg:width="0.026cm" svg:height="0.027cm" svg:x="5.761cm" svg:y="1.498cm" svg:viewBox="0 0 27 28" draw:points="0,0 27,0 27,28 0,28">
            <text:p/>
          </draw:polygon>
          <draw:polygon draw:style-name="gr9" draw:text-style-name="P7" draw:layer="layout" svg:width="0.026cm" svg:height="0.027cm" svg:x="5.761cm" svg:y="1.525cm" svg:viewBox="0 0 27 28" draw:points="0,0 27,0 27,28 0,28">
            <text:p/>
          </draw:polygon>
          <draw:polygon draw:style-name="gr8" draw:text-style-name="P6" draw:layer="layout" svg:width="0.026cm" svg:height="0.027cm" svg:x="5.761cm" svg:y="1.553cm" svg:viewBox="0 0 27 28" draw:points="0,0 27,0 27,28 0,28">
            <text:p/>
          </draw:polygon>
          <draw:polygon draw:style-name="gr7" draw:text-style-name="P5" draw:layer="layout" svg:width="0.026cm" svg:height="0.027cm" svg:x="5.761cm" svg:y="1.58cm" svg:viewBox="0 0 27 28" draw:points="0,0 27,0 27,28 0,28">
            <text:p/>
          </draw:polygon>
          <draw:polygon draw:style-name="gr9" draw:text-style-name="P7" draw:layer="layout" svg:width="0.026cm" svg:height="0.027cm" svg:x="5.761cm" svg:y="1.607cm" svg:viewBox="0 0 27 28" draw:points="0,0 27,0 27,28 22,27 0,11">
            <text:p/>
          </draw:polygon>
          <draw:polygon draw:style-name="gr7" draw:text-style-name="P5" draw:layer="layout" svg:width="0.026cm" svg:height="0.025cm" svg:x="5.761cm" svg:y="2.156cm" svg:viewBox="0 0 27 26" draw:points="27,0 27,26 0,26 0,18">
            <text:p/>
          </draw:polygon>
          <draw:polygon draw:style-name="gr8" draw:text-style-name="P6" draw:layer="layout" svg:width="0.026cm" svg:height="0.027cm" svg:x="5.761cm" svg:y="2.181cm" svg:viewBox="0 0 27 28" draw:points="0,0 27,0 27,28 0,28">
            <text:p/>
          </draw:polygon>
          <draw:polygon draw:style-name="gr9" draw:text-style-name="P7" draw:layer="layout" svg:width="0.026cm" svg:height="0.027cm" svg:x="5.761cm" svg:y="2.208cm" svg:viewBox="0 0 27 28" draw:points="0,0 27,0 27,28 0,28">
            <text:p/>
          </draw:polygon>
          <draw:polygon draw:style-name="gr7" draw:text-style-name="P5" draw:layer="layout" svg:width="0.026cm" svg:height="0.027cm" svg:x="5.761cm" svg:y="2.235cm" svg:viewBox="0 0 27 28" draw:points="0,0 27,0 27,28 0,28">
            <text:p/>
          </draw:polygon>
          <draw:polygon draw:style-name="gr7" draw:text-style-name="P5" draw:layer="layout" svg:width="0.026cm" svg:height="0.027cm" svg:x="5.761cm" svg:y="2.263cm" svg:viewBox="0 0 27 28" draw:points="0,0 27,0 27,28 0,28">
            <text:p/>
          </draw:polygon>
          <draw:polygon draw:style-name="gr8" draw:text-style-name="P6" draw:layer="layout" svg:width="0.026cm" svg:height="0.027cm" svg:x="6.054cm" svg:y="2.171cm" svg:viewBox="0 0 27 28" draw:points="0,0 27,0 27,28 0,28">
            <text:p/>
          </draw:polygon>
          <draw:polygon draw:style-name="gr7" draw:text-style-name="P5" draw:layer="layout" svg:width="0.026cm" svg:height="0.027cm" svg:x="6.316cm" svg:y="2.226cm" svg:viewBox="0 0 27 28" draw:points="0,0 27,0 27,28 0,28">
            <text:p/>
          </draw:polygon>
          <draw:polygon draw:style-name="gr9" draw:text-style-name="P7" draw:layer="layout" svg:width="0.026cm" svg:height="0.027cm" svg:x="5.997cm" svg:y="1.396cm" svg:viewBox="0 0 27 28" draw:points="0,0 27,0 27,28 0,28">
            <text:p/>
          </draw:polygon>
          <draw:polygon draw:style-name="gr9" draw:text-style-name="P7" draw:layer="layout" svg:width="0.026cm" svg:height="0.027cm" svg:x="5.922cm" svg:y="1.405cm" svg:viewBox="0 0 27 28" draw:points="0,0 27,0 27,28 0,28">
            <text:p/>
          </draw:polygon>
          <draw:polygon draw:style-name="gr9" draw:text-style-name="P7" draw:layer="layout" svg:width="0.026cm" svg:height="0.027cm" svg:x="5.787cm" svg:y="1.498cm" svg:viewBox="0 0 27 28" draw:points="0,0 27,0 27,28 0,28">
            <text:p/>
          </draw:polygon>
          <draw:polygon draw:style-name="gr7" draw:text-style-name="P5" draw:layer="layout" svg:width="0.026cm" svg:height="0.027cm" svg:x="5.787cm" svg:y="1.525cm" svg:viewBox="0 0 27 28" draw:points="0,0 27,0 27,28 0,28">
            <text:p/>
          </draw:polygon>
          <draw:polygon draw:style-name="gr7" draw:text-style-name="P5" draw:layer="layout" svg:width="0.026cm" svg:height="0.027cm" svg:x="5.787cm" svg:y="1.553cm" svg:viewBox="0 0 27 28" draw:points="0,0 27,0 27,28 0,28">
            <text:p/>
          </draw:polygon>
          <draw:polygon draw:style-name="gr9" draw:text-style-name="P7" draw:layer="layout" svg:width="0.026cm" svg:height="0.027cm" svg:x="5.787cm" svg:y="1.58cm" svg:viewBox="0 0 27 28" draw:points="0,0 27,0 27,28 0,28">
            <text:p/>
          </draw:polygon>
          <draw:polygon draw:style-name="gr7" draw:text-style-name="P5" draw:layer="layout" svg:width="0.026cm" svg:height="0.027cm" svg:x="5.787cm" svg:y="1.607cm" svg:viewBox="0 0 27 28" draw:points="0,0 27,0 27,28 0,28">
            <text:p/>
          </draw:polygon>
          <draw:polygon draw:style-name="gr9" draw:text-style-name="P7" draw:layer="layout" svg:width="0.027cm" svg:height="0.025cm" svg:x="5.787cm" svg:y="1.634cm" svg:viewBox="0 0 28 26" draw:points="0,0 27,0 28,26 0,2">
            <text:p/>
          </draw:polygon>
          <draw:polygon draw:style-name="gr7" draw:text-style-name="P5" draw:layer="layout" svg:width="0.022cm" svg:height="0.018cm" svg:x="5.79cm" svg:y="2.135cm" svg:viewBox="0 0 23 19" draw:points="23,0 23,19 0,19">
            <text:p/>
          </draw:polygon>
          <draw:polygon draw:style-name="gr9" draw:text-style-name="P7" draw:layer="layout" svg:width="0.026cm" svg:height="0.027cm" svg:x="5.787cm" svg:y="2.153cm" svg:viewBox="0 0 27 28" draw:points="4,0 27,0 27,28 0,28 0,2">
            <text:p/>
          </draw:polygon>
          <draw:polygon draw:style-name="gr7" draw:text-style-name="P5" draw:layer="layout" svg:width="0.026cm" svg:height="0.027cm" svg:x="5.787cm" svg:y="2.181cm" svg:viewBox="0 0 27 28" draw:points="0,0 27,0 27,28 0,28">
            <text:p/>
          </draw:polygon>
          <draw:polygon draw:style-name="gr9" draw:text-style-name="P7" draw:layer="layout" svg:width="0.026cm" svg:height="0.027cm" svg:x="5.787cm" svg:y="2.208cm" svg:viewBox="0 0 27 28" draw:points="0,0 27,0 27,28 0,28">
            <text:p/>
          </draw:polygon>
          <draw:polygon draw:style-name="gr9" draw:text-style-name="P7" draw:layer="layout" svg:width="0.026cm" svg:height="0.027cm" svg:x="5.787cm" svg:y="2.235cm" svg:viewBox="0 0 27 28" draw:points="0,0 27,0 27,28 0,28">
            <text:p/>
          </draw:polygon>
          <draw:polygon draw:style-name="gr7" draw:text-style-name="P5" draw:layer="layout" svg:width="0.026cm" svg:height="0.027cm" svg:x="5.949cm" svg:y="2.342cm" svg:viewBox="0 0 27 28" draw:points="0,0 27,0 27,28 0,28">
            <text:p/>
          </draw:polygon>
          <draw:polygon draw:style-name="gr7" draw:text-style-name="P5" draw:layer="layout" svg:width="0.026cm" svg:height="0.027cm" svg:x="6.224cm" svg:y="2.017cm" svg:viewBox="0 0 27 28" draw:points="0,0 27,0 27,28 0,28">
            <text:p/>
          </draw:polygon>
          <draw:polygon draw:style-name="gr8" draw:text-style-name="P6" draw:layer="layout" svg:width="0.026cm" svg:height="0.027cm" svg:x="5.897cm" svg:y="1.446cm" svg:viewBox="0 0 27 28" draw:points="0,0 27,0 27,28 0,28">
            <text:p/>
          </draw:polygon>
          <draw:polygon draw:style-name="gr8" draw:text-style-name="P6" draw:layer="layout" svg:width="0.026cm" svg:height="0.027cm" svg:x="5.82cm" svg:y="1.473cm" svg:viewBox="0 0 27 28" draw:points="0,0 27,0 27,28 0,28">
            <text:p/>
          </draw:polygon>
          <draw:polygon draw:style-name="gr8" draw:text-style-name="P6" draw:layer="layout" svg:width="0.026cm" svg:height="0.027cm" svg:x="5.825cm" svg:y="1.517cm" svg:viewBox="0 0 27 28" draw:points="0,0 27,0 27,28 0,28">
            <text:p/>
          </draw:polygon>
          <draw:polygon draw:style-name="gr9" draw:text-style-name="P7" draw:layer="layout" svg:width="0.026cm" svg:height="0.027cm" svg:x="5.813cm" svg:y="1.553cm" svg:viewBox="0 0 27 28" draw:points="0,0 27,0 27,28 0,28">
            <text:p/>
          </draw:polygon>
          <draw:polygon draw:style-name="gr7" draw:text-style-name="P5" draw:layer="layout" svg:width="0.026cm" svg:height="0.027cm" svg:x="5.813cm" svg:y="1.58cm" svg:viewBox="0 0 27 28" draw:points="0,0 27,0 27,28 0,28">
            <text:p/>
          </draw:polygon>
          <draw:polygon draw:style-name="gr8" draw:text-style-name="P6" draw:layer="layout" svg:width="0.026cm" svg:height="0.027cm" svg:x="5.813cm" svg:y="1.607cm" svg:viewBox="0 0 27 28" draw:points="0,0 27,0 27,28 0,28">
            <text:p/>
          </draw:polygon>
          <draw:polygon draw:style-name="gr7" draw:text-style-name="P5" draw:layer="layout" svg:width="0.026cm" svg:height="0.027cm" svg:x="5.813cm" svg:y="1.634cm" svg:viewBox="0 0 27 28" draw:points="0,0 27,0 27,28 3,28 0,25">
            <text:p/>
          </draw:polygon>
          <draw:polygon draw:style-name="gr9" draw:text-style-name="P7" draw:layer="layout" svg:width="0.023cm" svg:height="0.023cm" svg:x="5.816cm" svg:y="1.662cm" svg:viewBox="0 0 24 24" draw:points="0,0 24,0 24,24">
            <text:p/>
          </draw:polygon>
          <draw:polygon draw:style-name="gr9" draw:text-style-name="P7" draw:layer="layout" svg:width="0.018cm" svg:height="0.017cm" svg:x="5.821cm" svg:y="2.109cm" svg:viewBox="0 0 19 18" draw:points="19,0 19,18 0,18">
            <text:p/>
          </draw:polygon>
          <draw:polygon draw:style-name="gr7" draw:text-style-name="P5" draw:layer="layout" svg:width="0.026cm" svg:height="0.027cm" svg:x="5.813cm" svg:y="2.126cm" svg:viewBox="0 0 27 28" draw:points="10,0 27,0 27,28 0,28 0,9">
            <text:p/>
          </draw:polygon>
          <draw:polygon draw:style-name="gr8" draw:text-style-name="P6" draw:layer="layout" svg:width="0.026cm" svg:height="0.027cm" svg:x="5.813cm" svg:y="2.153cm" svg:viewBox="0 0 27 28" draw:points="0,0 27,0 27,28 0,28">
            <text:p/>
          </draw:polygon>
          <draw:polygon draw:style-name="gr9" draw:text-style-name="P7" draw:layer="layout" svg:width="0.026cm" svg:height="0.027cm" svg:x="5.813cm" svg:y="2.181cm" svg:viewBox="0 0 27 28" draw:points="0,0 27,0 27,28 0,28">
            <text:p/>
          </draw:polygon>
          <draw:polygon draw:style-name="gr7" draw:text-style-name="P5" draw:layer="layout" svg:width="0.026cm" svg:height="0.027cm" svg:x="5.813cm" svg:y="2.208cm" svg:viewBox="0 0 27 28" draw:points="0,0 27,0 27,28 0,28">
            <text:p/>
          </draw:polygon>
          <draw:polygon draw:style-name="gr7" draw:text-style-name="P5" draw:layer="layout" svg:width="0.026cm" svg:height="0.027cm" svg:x="5.813cm" svg:y="2.235cm" svg:viewBox="0 0 27 28" draw:points="0,0 27,0 27,28 0,28">
            <text:p/>
          </draw:polygon>
          <draw:polygon draw:style-name="gr9" draw:text-style-name="P7" draw:layer="layout" svg:width="0.026cm" svg:height="0.027cm" svg:x="5.813cm" svg:y="2.263cm" svg:viewBox="0 0 27 28" draw:points="0,0 27,0 27,28 0,28">
            <text:p/>
          </draw:polygon>
          <draw:polygon draw:style-name="gr9" draw:text-style-name="P7" draw:layer="layout" svg:width="0.026cm" svg:height="0.027cm" svg:x="6.292cm" svg:y="2.077cm" svg:viewBox="0 0 27 28" draw:points="0,0 27,0 27,28 0,28">
            <text:p/>
          </draw:polygon>
          <draw:polygon draw:style-name="gr9" draw:text-style-name="P7" draw:layer="layout" svg:width="0.026cm" svg:height="0.027cm" svg:x="6.211cm" svg:y="1.392cm" svg:viewBox="0 0 27 28" draw:points="0,0 27,0 27,28 0,28">
            <text:p/>
          </draw:polygon>
          <draw:polygon draw:style-name="gr9" draw:text-style-name="P7" draw:layer="layout" svg:width="0.026cm" svg:height="0.027cm" svg:x="6.311cm" svg:y="1.46cm" svg:viewBox="0 0 27 28" draw:points="0,0 27,0 27,28 0,28">
            <text:p/>
          </draw:polygon>
          <draw:polygon draw:style-name="gr9" draw:text-style-name="P7" draw:layer="layout" svg:width="0.026cm" svg:height="0.027cm" svg:x="5.868cm" svg:y="1.491cm" svg:viewBox="0 0 27 28" draw:points="0,0 27,0 27,28 0,28">
            <text:p/>
          </draw:polygon>
          <draw:polygon draw:style-name="gr7" draw:text-style-name="P5" draw:layer="layout" svg:width="0.026cm" svg:height="0.027cm" svg:x="5.839cm" svg:y="1.553cm" svg:viewBox="0 0 27 28" draw:points="0,0 27,0 27,28 0,28">
            <text:p/>
          </draw:polygon>
          <draw:polygon draw:style-name="gr8" draw:text-style-name="P6" draw:layer="layout" svg:width="0.026cm" svg:height="0.027cm" svg:x="5.839cm" svg:y="1.58cm" svg:viewBox="0 0 27 28" draw:points="0,0 27,0 27,28 0,28">
            <text:p/>
          </draw:polygon>
          <draw:polygon draw:style-name="gr7" draw:text-style-name="P5" draw:layer="layout" svg:width="0.026cm" svg:height="0.027cm" svg:x="5.839cm" svg:y="1.607cm" svg:viewBox="0 0 27 28" draw:points="0,0 27,0 27,28 0,28">
            <text:p/>
          </draw:polygon>
          <draw:polygon draw:style-name="gr9" draw:text-style-name="P7" draw:layer="layout" svg:width="0.026cm" svg:height="0.027cm" svg:x="5.839cm" svg:y="1.634cm" svg:viewBox="0 0 27 28" draw:points="0,0 27,0 27,28 0,28">
            <text:p/>
          </draw:polygon>
          <draw:polygon draw:style-name="gr7" draw:text-style-name="P5" draw:layer="layout" svg:width="0.026cm" svg:height="0.027cm" svg:x="5.839cm" svg:y="1.662cm" svg:viewBox="0 0 27 28" draw:points="0,0 27,0 27,28 3,28 0,23">
            <text:p/>
          </draw:polygon>
          <draw:polygon draw:style-name="gr9" draw:text-style-name="P7" draw:layer="layout" svg:width="0.022cm" svg:height="0.027cm" svg:x="5.842cm" svg:y="1.689cm" svg:viewBox="0 0 23 28" draw:points="0,0 23,0 23,28 22,28">
            <text:p/>
          </draw:polygon>
          <draw:polygon draw:style-name="gr9" draw:text-style-name="P7" draw:layer="layout" svg:width="0.017cm" svg:height="0.022cm" svg:x="5.848cm" svg:y="2.076cm" svg:viewBox="0 0 18 23" draw:points="18,0 18,23 0,23">
            <text:p/>
          </draw:polygon>
          <draw:polygon draw:style-name="gr7" draw:text-style-name="P5" draw:layer="layout" svg:width="0.026cm" svg:height="0.027cm" svg:x="5.839cm" svg:y="2.099cm" svg:viewBox="0 0 27 28" draw:points="10,0 27,0 27,28 0,28 0,9">
            <text:p/>
          </draw:polygon>
          <draw:polygon draw:style-name="gr8" draw:text-style-name="P6" draw:layer="layout" svg:width="0.026cm" svg:height="0.027cm" svg:x="5.839cm" svg:y="2.126cm" svg:viewBox="0 0 27 28" draw:points="0,0 27,0 27,28 0,28">
            <text:p/>
          </draw:polygon>
          <draw:polygon draw:style-name="gr9" draw:text-style-name="P7" draw:layer="layout" svg:width="0.026cm" svg:height="0.027cm" svg:x="5.839cm" svg:y="2.153cm" svg:viewBox="0 0 27 28" draw:points="0,0 27,0 27,28 0,28">
            <text:p/>
          </draw:polygon>
          <draw:polygon draw:style-name="gr7" draw:text-style-name="P5" draw:layer="layout" svg:width="0.026cm" svg:height="0.027cm" svg:x="5.839cm" svg:y="2.181cm" svg:viewBox="0 0 27 28" draw:points="0,0 27,0 27,28 0,28">
            <text:p/>
          </draw:polygon>
          <draw:polygon draw:style-name="gr8" draw:text-style-name="P6" draw:layer="layout" svg:width="0.026cm" svg:height="0.027cm" svg:x="5.839cm" svg:y="2.208cm" svg:viewBox="0 0 27 28" draw:points="0,0 27,0 27,28 0,28">
            <text:p/>
          </draw:polygon>
          <draw:polygon draw:style-name="gr9" draw:text-style-name="P7" draw:layer="layout" svg:width="0.026cm" svg:height="0.027cm" svg:x="5.839cm" svg:y="2.235cm" svg:viewBox="0 0 27 28" draw:points="0,0 27,0 27,28 0,28">
            <text:p/>
          </draw:polygon>
          <draw:polygon draw:style-name="gr9" draw:text-style-name="P7" draw:layer="layout" svg:width="0.026cm" svg:height="0.027cm" svg:x="6.06cm" svg:y="2.265cm" svg:viewBox="0 0 27 28" draw:points="0,0 27,0 27,28 0,28">
            <text:p/>
          </draw:polygon>
          <draw:polygon draw:style-name="gr9" draw:text-style-name="P7" draw:layer="layout" svg:width="0.026cm" svg:height="0.027cm" svg:x="5.855cm" svg:y="1.374cm" svg:viewBox="0 0 27 28" draw:points="0,0 27,0 27,28 0,28">
            <text:p/>
          </draw:polygon>
          <draw:polygon draw:style-name="gr7" draw:text-style-name="P5" draw:layer="layout" svg:width="0.026cm" svg:height="0.027cm" svg:x="6.269cm" svg:y="1.434cm" svg:viewBox="0 0 27 28" draw:points="0,0 27,0 27,28 0,28">
            <text:p/>
          </draw:polygon>
          <draw:polygon draw:style-name="gr9" draw:text-style-name="P7" draw:layer="layout" svg:width="0.026cm" svg:height="0.027cm" svg:x="5.879cm" svg:y="1.544cm" svg:viewBox="0 0 27 28" draw:points="0,0 27,0 27,28 0,28">
            <text:p/>
          </draw:polygon>
          <draw:polygon draw:style-name="gr9" draw:text-style-name="P7" draw:layer="layout" svg:width="0.026cm" svg:height="0.027cm" svg:x="5.865cm" svg:y="1.58cm" svg:viewBox="0 0 27 28" draw:points="0,0 27,0 27,28 0,28">
            <text:p/>
          </draw:polygon>
          <draw:polygon draw:style-name="gr7" draw:text-style-name="P5" draw:layer="layout" svg:width="0.026cm" svg:height="0.027cm" svg:x="5.865cm" svg:y="1.607cm" svg:viewBox="0 0 27 28" draw:points="0,0 27,0 27,28 0,28">
            <text:p/>
          </draw:polygon>
          <draw:polygon draw:style-name="gr8" draw:text-style-name="P6" draw:layer="layout" svg:width="0.026cm" svg:height="0.027cm" svg:x="5.865cm" svg:y="1.634cm" svg:viewBox="0 0 27 28" draw:points="0,0 27,0 27,28 0,28">
            <text:p/>
          </draw:polygon>
          <draw:polygon draw:style-name="gr7" draw:text-style-name="P5" draw:layer="layout" svg:width="0.026cm" svg:height="0.027cm" svg:x="5.865cm" svg:y="1.662cm" svg:viewBox="0 0 27 28" draw:points="0,0 27,0 27,28 0,28">
            <text:p/>
          </draw:polygon>
          <draw:polygon draw:style-name="gr7" draw:text-style-name="P5" draw:layer="layout" svg:width="0.026cm" svg:height="0.027cm" svg:x="5.865cm" svg:y="1.689cm" svg:viewBox="0 0 27 28" draw:points="0,0 27,0 27,28 0,28">
            <text:p/>
          </draw:polygon>
          <draw:polygon draw:style-name="gr9" draw:text-style-name="P7" draw:layer="layout" svg:width="0.026cm" svg:height="0.027cm" svg:x="5.865cm" svg:y="1.717cm" svg:viewBox="0 0 27 28" draw:points="0,0 27,0 27,28 18,28 0,2">
            <text:p/>
          </draw:polygon>
          <draw:polygon draw:style-name="gr7" draw:text-style-name="P5" draw:layer="layout" svg:width="0.009cm" svg:height="0.018cm" svg:x="5.882cm" svg:y="1.744cm" svg:viewBox="0 0 10 19" draw:points="0,0 10,0 10,19">
            <text:p/>
          </draw:polygon>
          <draw:polygon draw:style-name="gr9" draw:text-style-name="P7" draw:layer="layout" svg:width="0.006cm" svg:height="0.011cm" svg:x="5.885cm" svg:y="2.033cm" svg:viewBox="0 0 7 12" draw:points="7,0 7,12 0,12">
            <text:p/>
          </draw:polygon>
          <draw:polygon draw:style-name="gr7" draw:text-style-name="P5" draw:layer="layout" svg:width="0.023cm" svg:height="0.027cm" svg:x="5.868cm" svg:y="2.044cm" svg:viewBox="0 0 24 28" draw:points="17,0 24,0 24,28 0,28">
            <text:p/>
          </draw:polygon>
          <draw:polygon draw:style-name="gr8" draw:text-style-name="P6" draw:layer="layout" svg:width="0.026cm" svg:height="0.028cm" svg:x="5.865cm" svg:y="2.071cm" svg:viewBox="0 0 27 29" draw:points="3,0 27,0 27,29 0,29 0,6">
            <text:p/>
          </draw:polygon>
          <draw:polygon draw:style-name="gr9" draw:text-style-name="P7" draw:layer="layout" svg:width="0.026cm" svg:height="0.027cm" svg:x="5.865cm" svg:y="2.099cm" svg:viewBox="0 0 27 28" draw:points="0,0 27,0 27,28 0,28">
            <text:p/>
          </draw:polygon>
          <draw:polygon draw:style-name="gr7" draw:text-style-name="P5" draw:layer="layout" svg:width="0.026cm" svg:height="0.027cm" svg:x="5.865cm" svg:y="2.126cm" svg:viewBox="0 0 27 28" draw:points="0,0 27,0 27,28 0,28">
            <text:p/>
          </draw:polygon>
          <draw:polygon draw:style-name="gr8" draw:text-style-name="P6" draw:layer="layout" svg:width="0.026cm" svg:height="0.027cm" svg:x="5.865cm" svg:y="2.153cm" svg:viewBox="0 0 27 28" draw:points="0,0 27,0 27,28 0,28">
            <text:p/>
          </draw:polygon>
          <draw:polygon draw:style-name="gr9" draw:text-style-name="P7" draw:layer="layout" svg:width="0.026cm" svg:height="0.027cm" svg:x="5.865cm" svg:y="2.181cm" svg:viewBox="0 0 27 28" draw:points="0,0 27,0 27,28 0,28">
            <text:p/>
          </draw:polygon>
          <draw:polygon draw:style-name="gr7" draw:text-style-name="P5" draw:layer="layout" svg:width="0.026cm" svg:height="0.027cm" svg:x="5.865cm" svg:y="2.208cm" svg:viewBox="0 0 27 28" draw:points="0,0 27,0 27,28 0,28">
            <text:p/>
          </draw:polygon>
          <draw:polygon draw:style-name="gr7" draw:text-style-name="P5" draw:layer="layout" svg:width="0.026cm" svg:height="0.027cm" svg:x="6.133cm" svg:y="2.245cm" svg:viewBox="0 0 27 28" draw:points="0,0 27,0 27,28 0,28">
            <text:p/>
          </draw:polygon>
          <draw:polygon draw:style-name="gr7" draw:text-style-name="P5" draw:layer="layout" svg:width="0.026cm" svg:height="0.027cm" svg:x="6.41cm" svg:y="2.178cm" svg:viewBox="0 0 27 28" draw:points="0,0 27,0 27,28 0,28">
            <text:p/>
          </draw:polygon>
          <draw:polygon draw:style-name="gr9" draw:text-style-name="P7" draw:layer="layout" svg:width="0.026cm" svg:height="0.027cm" svg:x="6.301cm" svg:y="1.518cm" svg:viewBox="0 0 27 28" draw:points="0,0 27,0 27,28 0,28">
            <text:p/>
          </draw:polygon>
          <draw:polygon draw:style-name="gr9" draw:text-style-name="P7" draw:layer="layout" svg:width="0.026cm" svg:height="0.027cm" svg:x="5.901cm" svg:y="1.334cm" svg:viewBox="0 0 27 28" draw:points="0,0 27,0 27,28 0,28">
            <text:p/>
          </draw:polygon>
          <draw:polygon draw:style-name="gr7" draw:text-style-name="P5" draw:layer="layout" svg:width="0.026cm" svg:height="0.027cm" svg:x="5.891cm" svg:y="1.58cm" svg:viewBox="0 0 27 28" draw:points="0,0 27,0 27,28 0,28">
            <text:p/>
          </draw:polygon>
          <draw:polygon draw:style-name="gr9" draw:text-style-name="P7" draw:layer="layout" svg:width="0.026cm" svg:height="0.027cm" svg:x="5.891cm" svg:y="1.607cm" svg:viewBox="0 0 27 28" draw:points="0,0 27,0 27,28 0,28">
            <text:p/>
          </draw:polygon>
          <draw:polygon draw:style-name="gr7" draw:text-style-name="P5" draw:layer="layout" svg:width="0.026cm" svg:height="0.027cm" svg:x="5.891cm" svg:y="1.634cm" svg:viewBox="0 0 27 28" draw:points="0,0 27,0 27,28 0,28">
            <text:p/>
          </draw:polygon>
          <draw:polygon draw:style-name="gr9" draw:text-style-name="P7" draw:layer="layout" svg:width="0.026cm" svg:height="0.027cm" svg:x="5.891cm" svg:y="1.662cm" svg:viewBox="0 0 27 28" draw:points="0,0 27,0 27,28 0,28">
            <text:p/>
          </draw:polygon>
          <draw:polygon draw:style-name="gr8" draw:text-style-name="P6" draw:layer="layout" svg:width="0.026cm" svg:height="0.027cm" svg:x="5.891cm" svg:y="1.689cm" svg:viewBox="0 0 27 28" draw:points="0,0 27,0 27,28 0,28">
            <text:p/>
          </draw:polygon>
          <draw:polygon draw:style-name="gr7" draw:text-style-name="P5" draw:layer="layout" svg:width="0.026cm" svg:height="0.027cm" svg:x="5.891cm" svg:y="1.717cm" svg:viewBox="0 0 27 28" draw:points="0,0 27,0 27,28 0,28">
            <text:p/>
          </draw:polygon>
          <draw:polygon draw:style-name="gr8" draw:text-style-name="P6" draw:layer="layout" svg:width="0.026cm" svg:height="0.027cm" svg:x="5.891cm" svg:y="1.744cm" svg:viewBox="0 0 27 28" draw:points="0,0 27,0 27,28 4,28 0,20">
            <text:p/>
          </draw:polygon>
          <draw:polygon draw:style-name="gr7" draw:text-style-name="P5" draw:layer="layout" svg:width="0.021cm" svg:height="0.027cm" svg:x="5.896cm" svg:y="1.771cm" svg:viewBox="0 0 22 28" draw:points="0,0 22,0 22,28 10,28">
            <text:p/>
          </draw:polygon>
          <draw:polygon draw:style-name="gr7" draw:text-style-name="P5" draw:layer="layout" svg:width="0.011cm" svg:height="0.027cm" svg:x="5.906cm" svg:y="1.798cm" svg:viewBox="0 0 12 28" draw:points="0,0 12,0 12,28 8,28">
            <text:p/>
          </draw:polygon>
          <draw:polygon draw:style-name="gr9" draw:text-style-name="P7" draw:layer="layout" svg:width="0.009cm" svg:height="0.027cm" svg:x="5.908cm" svg:y="1.962cm" svg:viewBox="0 0 10 28" draw:points="9,0 10,28 0,28">
            <text:p/>
          </draw:polygon>
          <draw:polygon draw:style-name="gr7" draw:text-style-name="P5" draw:layer="layout" svg:width="0.019cm" svg:height="0.027cm" svg:x="5.898cm" svg:y="1.99cm" svg:viewBox="0 0 20 28" draw:points="11,0 20,0 20,28 0,28">
            <text:p/>
          </draw:polygon>
          <draw:polygon draw:style-name="gr8" draw:text-style-name="P6" draw:layer="layout" svg:width="0.026cm" svg:height="0.027cm" svg:x="5.891cm" svg:y="2.017cm" svg:viewBox="0 0 27 28" draw:points="8,0 27,0 27,28 0,28 0,16">
            <text:p/>
          </draw:polygon>
          <draw:polygon draw:style-name="gr9" draw:text-style-name="P7" draw:layer="layout" svg:width="0.026cm" svg:height="0.027cm" svg:x="5.891cm" svg:y="2.044cm" svg:viewBox="0 0 27 28" draw:points="0,0 27,0 27,28 0,28">
            <text:p/>
          </draw:polygon>
          <draw:polygon draw:style-name="gr7" draw:text-style-name="P5" draw:layer="layout" svg:width="0.026cm" svg:height="0.027cm" svg:x="5.891cm" svg:y="2.071cm" svg:viewBox="0 0 27 28" draw:points="0,0 27,0 27,28 0,28">
            <text:p/>
          </draw:polygon>
          <draw:polygon draw:style-name="gr8" draw:text-style-name="P6" draw:layer="layout" svg:width="0.026cm" svg:height="0.027cm" svg:x="5.891cm" svg:y="2.099cm" svg:viewBox="0 0 27 28" draw:points="0,0 27,0 27,28 0,28">
            <text:p/>
          </draw:polygon>
          <draw:polygon draw:style-name="gr7" draw:text-style-name="P5" draw:layer="layout" svg:width="0.026cm" svg:height="0.027cm" svg:x="5.891cm" svg:y="2.126cm" svg:viewBox="0 0 27 28" draw:points="0,0 27,0 27,28 0,28">
            <text:p/>
          </draw:polygon>
          <draw:polygon draw:style-name="gr9" draw:text-style-name="P7" draw:layer="layout" svg:width="0.026cm" svg:height="0.027cm" svg:x="5.891cm" svg:y="2.153cm" svg:viewBox="0 0 27 28" draw:points="0,0 27,0 27,28 0,28">
            <text:p/>
          </draw:polygon>
          <draw:polygon draw:style-name="gr8" draw:text-style-name="P6" draw:layer="layout" svg:width="0.026cm" svg:height="0.027cm" svg:x="5.891cm" svg:y="2.181cm" svg:viewBox="0 0 27 28" draw:points="0,0 27,0 27,28 0,28">
            <text:p/>
          </draw:polygon>
          <draw:polygon draw:style-name="gr7" draw:text-style-name="P5" draw:layer="layout" svg:width="0.026cm" svg:height="0.027cm" svg:x="6.151cm" svg:y="2.196cm" svg:viewBox="0 0 27 28" draw:points="0,0 27,0 27,28 0,28">
            <text:p/>
          </draw:polygon>
          <draw:polygon draw:style-name="gr9" draw:text-style-name="P7" draw:layer="layout" svg:width="0.026cm" svg:height="0.027cm" svg:x="6.131cm" svg:y="2.302cm" svg:viewBox="0 0 27 28" draw:points="0,0 27,0 27,28 0,28">
            <text:p/>
          </draw:polygon>
          <draw:polygon draw:style-name="gr8" draw:text-style-name="P6" draw:layer="layout" svg:width="0.026cm" svg:height="0.027cm" svg:x="6.167cm" svg:y="1.418cm" svg:viewBox="0 0 27 28" draw:points="0,0 27,0 27,28 0,28">
            <text:p/>
          </draw:polygon>
          <draw:polygon draw:style-name="gr7" draw:text-style-name="P5" draw:layer="layout" svg:width="0.026cm" svg:height="0.027cm" svg:x="6.11cm" svg:y="1.429cm" svg:viewBox="0 0 27 28" draw:points="0,0 27,0 27,28 0,28">
            <text:p/>
          </draw:polygon>
          <draw:polygon draw:style-name="gr7" draw:text-style-name="P5" draw:layer="layout" svg:width="0.026cm" svg:height="0.027cm" svg:x="5.955cm" svg:y="1.607cm" svg:viewBox="0 0 27 28" draw:points="0,0 27,0 27,28 0,28">
            <text:p/>
          </draw:polygon>
          <draw:polygon draw:style-name="gr9" draw:text-style-name="P7" draw:layer="layout" svg:width="0.026cm" svg:height="0.027cm" svg:x="5.917cm" svg:y="1.634cm" svg:viewBox="0 0 27 28" draw:points="0,0 27,0 27,28 0,28">
            <text:p/>
          </draw:polygon>
          <draw:polygon draw:style-name="gr7" draw:text-style-name="P5" draw:layer="layout" svg:width="0.026cm" svg:height="0.027cm" svg:x="5.917cm" svg:y="1.662cm" svg:viewBox="0 0 27 28" draw:points="0,0 27,0 27,28 0,28">
            <text:p/>
          </draw:polygon>
          <draw:polygon draw:style-name="gr7" draw:text-style-name="P5" draw:layer="layout" svg:width="0.026cm" svg:height="0.027cm" svg:x="5.917cm" svg:y="1.689cm" svg:viewBox="0 0 27 28" draw:points="0,0 27,0 27,28 0,28">
            <text:p/>
          </draw:polygon>
          <draw:polygon draw:style-name="gr9" draw:text-style-name="P7" draw:layer="layout" svg:width="0.026cm" svg:height="0.027cm" svg:x="5.917cm" svg:y="1.717cm" svg:viewBox="0 0 27 28" draw:points="0,0 27,0 27,28 0,28">
            <text:p/>
          </draw:polygon>
          <draw:polygon draw:style-name="gr7" draw:text-style-name="P5" draw:layer="layout" svg:width="0.026cm" svg:height="0.027cm" svg:x="5.917cm" svg:y="1.744cm" svg:viewBox="0 0 27 28" draw:points="0,0 27,0 27,28 0,28">
            <text:p/>
          </draw:polygon>
          <draw:polygon draw:style-name="gr9" draw:text-style-name="P7" draw:layer="layout" svg:width="0.026cm" svg:height="0.027cm" svg:x="5.917cm" svg:y="1.771cm" svg:viewBox="0 0 27 28" draw:points="0,0 27,0 27,28 0,28">
            <text:p/>
          </draw:polygon>
          <draw:polygon draw:style-name="gr7" draw:text-style-name="P5" draw:layer="layout" svg:width="0.026cm" svg:height="0.027cm" svg:x="5.917cm" svg:y="1.798cm" svg:viewBox="0 0 27 28" draw:points="0,0 27,0 27,28 0,28">
            <text:p/>
          </draw:polygon>
          <draw:path draw:style-name="gr9" draw:text-style-name="P7" draw:layer="layout" svg:width="0.029cm" svg:height="0.027cm" svg:x="5.914cm" svg:y="1.826cm" svg:viewBox="0 0 30 28" svg:d="M0 0h30v28h-26c0-9-2-19-4-28z">
            <text:p/>
          </draw:path>
          <draw:polygon draw:style-name="gr9" draw:text-style-name="P7" draw:layer="layout" svg:width="0.024cm" svg:height="0.027cm" svg:x="5.918cm" svg:y="1.853cm" svg:viewBox="0 0 25 28" draw:points="0,0 25,0 25,28 3,28">
            <text:p/>
          </draw:polygon>
          <draw:polygon draw:style-name="gr8" draw:text-style-name="P6" draw:layer="layout" svg:width="0.022cm" svg:height="0.027cm" svg:x="5.921cm" svg:y="1.88cm" svg:viewBox="0 0 23 28" draw:points="0,0 23,0 23,28 0,28">
            <text:p/>
          </draw:polygon>
          <draw:polygon draw:style-name="gr9" draw:text-style-name="P7" draw:layer="layout" svg:width="0.023cm" svg:height="0.027cm" svg:x="5.92cm" svg:y="1.908cm" svg:viewBox="0 0 24 28" draw:points="1,0 24,0 24,28 0,28">
            <text:p/>
          </draw:polygon>
          <draw:polygon draw:style-name="gr7" draw:text-style-name="P5" draw:layer="layout" svg:width="0.027cm" svg:height="0.027cm" svg:x="5.915cm" svg:y="1.935cm" svg:viewBox="0 0 28 28" draw:points="4,0 28,0 28,28 1,28 0,26">
            <text:p/>
          </draw:polygon>
          <draw:polygon draw:style-name="gr7" draw:text-style-name="P5" draw:layer="layout" svg:width="0.026cm" svg:height="0.027cm" svg:x="5.917cm" svg:y="1.962cm" svg:viewBox="0 0 27 28" draw:points="0,0 27,0 27,28 0,28">
            <text:p/>
          </draw:polygon>
          <draw:polygon draw:style-name="gr9" draw:text-style-name="P7" draw:layer="layout" svg:width="0.026cm" svg:height="0.027cm" svg:x="5.917cm" svg:y="1.99cm" svg:viewBox="0 0 27 28" draw:points="0,0 27,0 27,28 0,28">
            <text:p/>
          </draw:polygon>
          <draw:polygon draw:style-name="gr7" draw:text-style-name="P5" draw:layer="layout" svg:width="0.026cm" svg:height="0.027cm" svg:x="5.917cm" svg:y="2.017cm" svg:viewBox="0 0 27 28" draw:points="0,0 27,0 27,28 0,28">
            <text:p/>
          </draw:polygon>
          <draw:polygon draw:style-name="gr7" draw:text-style-name="P5" draw:layer="layout" svg:width="0.026cm" svg:height="0.027cm" svg:x="5.917cm" svg:y="2.044cm" svg:viewBox="0 0 27 28" draw:points="0,0 27,0 27,28 0,28">
            <text:p/>
          </draw:polygon>
          <draw:polygon draw:style-name="gr9" draw:text-style-name="P7" draw:layer="layout" svg:width="0.026cm" svg:height="0.027cm" svg:x="5.917cm" svg:y="2.071cm" svg:viewBox="0 0 27 28" draw:points="0,0 27,0 27,28 0,28">
            <text:p/>
          </draw:polygon>
          <draw:polygon draw:style-name="gr7" draw:text-style-name="P5" draw:layer="layout" svg:width="0.026cm" svg:height="0.027cm" svg:x="5.917cm" svg:y="2.099cm" svg:viewBox="0 0 27 28" draw:points="0,0 27,0 27,28 0,28">
            <text:p/>
          </draw:polygon>
          <draw:polygon draw:style-name="gr9" draw:text-style-name="P7" draw:layer="layout" svg:width="0.026cm" svg:height="0.027cm" svg:x="5.917cm" svg:y="2.126cm" svg:viewBox="0 0 27 28" draw:points="0,0 27,0 27,28 0,28">
            <text:p/>
          </draw:polygon>
          <draw:polygon draw:style-name="gr8" draw:text-style-name="P6" draw:layer="layout" svg:width="0.026cm" svg:height="0.027cm" svg:x="5.917cm" svg:y="2.153cm" svg:viewBox="0 0 27 28" draw:points="0,0 27,0 27,28 0,28">
            <text:p/>
          </draw:polygon>
          <draw:polygon draw:style-name="gr9" draw:text-style-name="P7" draw:layer="layout" svg:width="0.026cm" svg:height="0.027cm" svg:x="6.06cm" svg:y="2.101cm" svg:viewBox="0 0 27 28" draw:points="0,0 27,0 27,28 0,28">
            <text:p/>
          </draw:polygon>
          <draw:polygon draw:style-name="gr8" draw:text-style-name="P6" draw:layer="layout" svg:width="0.026cm" svg:height="0.027cm" svg:x="6.095cm" svg:y="2.069cm" svg:viewBox="0 0 27 28" draw:points="0,0 27,0 27,28 0,28">
            <text:p/>
          </draw:polygon>
          <draw:polygon draw:style-name="gr8" draw:text-style-name="P6" draw:layer="layout" svg:width="0.026cm" svg:height="0.027cm" svg:x="5.925cm" svg:y="1.505cm" svg:viewBox="0 0 27 28" draw:points="0,0 27,0 27,28 0,28">
            <text:p/>
          </draw:polygon>
          <draw:polygon draw:style-name="gr7" draw:text-style-name="P5" draw:layer="layout" svg:width="0.026cm" svg:height="0.027cm" svg:x="6.156cm" svg:y="1.538cm" svg:viewBox="0 0 27 28" draw:points="0,0 27,0 27,28 0,28">
            <text:p/>
          </draw:polygon>
          <draw:polygon draw:style-name="gr7" draw:text-style-name="P5" draw:layer="layout" svg:width="0.026cm" svg:height="0.027cm" svg:x="5.97cm" svg:y="1.555cm" svg:viewBox="0 0 27 28" draw:points="0,0 27,0 27,28 0,28">
            <text:p/>
          </draw:polygon>
          <draw:polygon draw:style-name="gr9" draw:text-style-name="P7" draw:layer="layout" svg:width="0.026cm" svg:height="0.027cm" svg:x="5.943cm" svg:y="1.662cm" svg:viewBox="0 0 27 28" draw:points="0,0 27,0 27,28 0,28">
            <text:p/>
          </draw:polygon>
          <draw:polygon draw:style-name="gr7" draw:text-style-name="P5" draw:layer="layout" svg:width="0.026cm" svg:height="0.027cm" svg:x="5.943cm" svg:y="1.689cm" svg:viewBox="0 0 27 28" draw:points="0,0 27,0 27,28 0,28">
            <text:p/>
          </draw:polygon>
          <draw:polygon draw:style-name="gr8" draw:text-style-name="P6" draw:layer="layout" svg:width="0.026cm" svg:height="0.027cm" svg:x="5.943cm" svg:y="1.717cm" svg:viewBox="0 0 27 28" draw:points="0,0 27,0 27,28 0,28">
            <text:p/>
          </draw:polygon>
          <draw:polygon draw:style-name="gr9" draw:text-style-name="P7" draw:layer="layout" svg:width="0.026cm" svg:height="0.027cm" svg:x="5.943cm" svg:y="1.744cm" svg:viewBox="0 0 27 28" draw:points="0,0 27,0 27,28 0,28">
            <text:p/>
          </draw:polygon>
          <draw:polygon draw:style-name="gr8" draw:text-style-name="P6" draw:layer="layout" svg:width="0.026cm" svg:height="0.027cm" svg:x="5.943cm" svg:y="1.771cm" svg:viewBox="0 0 27 28" draw:points="0,0 27,0 27,28 0,28">
            <text:p/>
          </draw:polygon>
          <draw:polygon draw:style-name="gr9" draw:text-style-name="P7" draw:layer="layout" svg:width="0.026cm" svg:height="0.027cm" svg:x="5.943cm" svg:y="1.798cm" svg:viewBox="0 0 27 28" draw:points="0,0 27,0 27,28 0,28">
            <text:p/>
          </draw:polygon>
          <draw:polygon draw:style-name="gr7" draw:text-style-name="P5" draw:layer="layout" svg:width="0.026cm" svg:height="0.027cm" svg:x="5.943cm" svg:y="1.826cm" svg:viewBox="0 0 27 28" draw:points="0,0 27,0 27,28 0,28">
            <text:p/>
          </draw:polygon>
          <draw:polygon draw:style-name="gr8" draw:text-style-name="P6" draw:layer="layout" svg:width="0.026cm" svg:height="0.027cm" svg:x="5.943cm" svg:y="1.853cm" svg:viewBox="0 0 27 28" draw:points="0,0 27,0 27,28 0,28">
            <text:p/>
          </draw:polygon>
          <draw:polygon draw:style-name="gr9" draw:text-style-name="P7" draw:layer="layout" svg:width="0.026cm" svg:height="0.027cm" svg:x="5.943cm" svg:y="1.88cm" svg:viewBox="0 0 27 28" draw:points="0,0 27,0 27,28 0,28">
            <text:p/>
          </draw:polygon>
          <draw:polygon draw:style-name="gr8" draw:text-style-name="P6" draw:layer="layout" svg:width="0.026cm" svg:height="0.027cm" svg:x="5.943cm" svg:y="1.908cm" svg:viewBox="0 0 27 28" draw:points="0,0 27,0 27,28 0,28">
            <text:p/>
          </draw:polygon>
          <draw:polygon draw:style-name="gr7" draw:text-style-name="P5" draw:layer="layout" svg:width="0.026cm" svg:height="0.027cm" svg:x="5.943cm" svg:y="1.935cm" svg:viewBox="0 0 27 28" draw:points="0,0 27,0 27,28 0,28">
            <text:p/>
          </draw:polygon>
          <draw:polygon draw:style-name="gr9" draw:text-style-name="P7" draw:layer="layout" svg:width="0.026cm" svg:height="0.027cm" svg:x="5.943cm" svg:y="1.962cm" svg:viewBox="0 0 27 28" draw:points="0,0 27,0 27,28 0,28">
            <text:p/>
          </draw:polygon>
          <draw:polygon draw:style-name="gr8" draw:text-style-name="P6" draw:layer="layout" svg:width="0.026cm" svg:height="0.027cm" svg:x="5.943cm" svg:y="1.99cm" svg:viewBox="0 0 27 28" draw:points="0,0 27,0 27,28 0,28">
            <text:p/>
          </draw:polygon>
          <draw:polygon draw:style-name="gr9" draw:text-style-name="P7" draw:layer="layout" svg:width="0.026cm" svg:height="0.027cm" svg:x="5.943cm" svg:y="2.017cm" svg:viewBox="0 0 27 28" draw:points="0,0 27,0 27,28 0,28">
            <text:p/>
          </draw:polygon>
          <draw:polygon draw:style-name="gr8" draw:text-style-name="P6" draw:layer="layout" svg:width="0.026cm" svg:height="0.027cm" svg:x="5.943cm" svg:y="2.044cm" svg:viewBox="0 0 27 28" draw:points="0,0 27,0 27,28 0,28">
            <text:p/>
          </draw:polygon>
          <draw:polygon draw:style-name="gr9" draw:text-style-name="P7" draw:layer="layout" svg:width="0.026cm" svg:height="0.027cm" svg:x="6.014cm" svg:y="2.354cm" svg:viewBox="0 0 27 28" draw:points="0,0 27,0 27,28 0,28">
            <text:p/>
          </draw:polygon>
          <draw:polygon draw:style-name="gr8" draw:text-style-name="P6" draw:layer="layout" svg:width="0.026cm" svg:height="0.027cm" svg:x="5.943cm" svg:y="2.099cm" svg:viewBox="0 0 27 28" draw:points="0,0 27,0 27,28 0,28">
            <text:p/>
          </draw:polygon>
          <draw:polygon draw:style-name="gr7" draw:text-style-name="P5" draw:layer="layout" svg:width="0.026cm" svg:height="0.027cm" svg:x="5.943cm" svg:y="2.126cm" svg:viewBox="0 0 27 28" draw:points="0,0 27,0 27,28 0,28">
            <text:p/>
          </draw:polygon>
          <draw:polygon draw:style-name="gr9" draw:text-style-name="P7" draw:layer="layout" svg:width="0.026cm" svg:height="0.027cm" svg:x="6.138cm" svg:y="2.144cm" svg:viewBox="0 0 27 28" draw:points="0,0 27,0 27,28 0,28">
            <text:p/>
          </draw:polygon>
          <draw:polygon draw:style-name="gr7" draw:text-style-name="P5" draw:layer="layout" svg:width="0.026cm" svg:height="0.027cm" svg:x="5.898cm" svg:y="2.369cm" svg:viewBox="0 0 27 28" draw:points="0,0 27,0 27,28 0,28">
            <text:p/>
          </draw:polygon>
          <draw:polygon draw:style-name="gr9" draw:text-style-name="P7" draw:layer="layout" svg:width="0.026cm" svg:height="0.027cm" svg:x="6.094cm" svg:y="1.473cm" svg:viewBox="0 0 27 28" draw:points="0,0 27,0 27,28 0,28">
            <text:p/>
          </draw:polygon>
          <draw:polygon draw:style-name="gr9" draw:text-style-name="P7" draw:layer="layout" svg:width="0.026cm" svg:height="0.027cm" svg:x="5.956cm" svg:y="1.463cm" svg:viewBox="0 0 27 28" draw:points="0,0 27,0 27,28 0,28">
            <text:p/>
          </draw:polygon>
          <draw:polygon draw:style-name="gr7" draw:text-style-name="P5" draw:layer="layout" svg:width="0.026cm" svg:height="0.027cm" svg:x="6.058cm" svg:y="1.545cm" svg:viewBox="0 0 27 28" draw:points="0,0 27,0 27,28 0,28">
            <text:p/>
          </draw:polygon>
          <draw:polygon draw:style-name="gr8" draw:text-style-name="P6" draw:layer="layout" svg:width="0.026cm" svg:height="0.027cm" svg:x="6.023cm" svg:y="1.667cm" svg:viewBox="0 0 27 28" draw:points="0,0 27,0 27,28 0,28">
            <text:p/>
          </draw:polygon>
          <draw:polygon draw:style-name="gr9" draw:text-style-name="P7" draw:layer="layout" svg:width="0.026cm" svg:height="0.027cm" svg:x="6.043cm" svg:y="1.731cm" svg:viewBox="0 0 27 28" draw:points="0,0 27,0 27,28 0,28">
            <text:p/>
          </draw:polygon>
          <draw:polygon draw:style-name="gr9" draw:text-style-name="P7" draw:layer="layout" svg:width="0.026cm" svg:height="0.027cm" svg:x="5.977cm" svg:y="1.711cm" svg:viewBox="0 0 27 28" draw:points="0,0 27,0 27,28 0,28">
            <text:p/>
          </draw:polygon>
          <draw:polygon draw:style-name="gr7" draw:text-style-name="P5" draw:layer="layout" svg:width="0.026cm" svg:height="0.027cm" svg:x="5.968cm" svg:y="1.771cm" svg:viewBox="0 0 27 28" draw:points="0,0 27,0 27,28 0,28">
            <text:p/>
          </draw:polygon>
          <draw:polygon draw:style-name="gr9" draw:text-style-name="P7" draw:layer="layout" svg:width="0.026cm" svg:height="0.027cm" svg:x="6.01cm" svg:y="1.798cm" svg:viewBox="0 0 27 28" draw:points="0,0 27,0 27,28 0,28">
            <text:p/>
          </draw:polygon>
          <draw:polygon draw:style-name="gr9" draw:text-style-name="P7" draw:layer="layout" svg:width="0.026cm" svg:height="0.027cm" svg:x="5.968cm" svg:y="1.826cm" svg:viewBox="0 0 27 28" draw:points="0,0 27,0 27,28 0,28">
            <text:p/>
          </draw:polygon>
          <draw:polygon draw:style-name="gr8" draw:text-style-name="P6" draw:layer="layout" svg:width="0.026cm" svg:height="0.027cm" svg:x="6.03cm" svg:y="1.85cm" svg:viewBox="0 0 27 28" draw:points="0,0 27,0 27,28 0,28">
            <text:p/>
          </draw:polygon>
          <draw:polygon draw:style-name="gr7" draw:text-style-name="P5" draw:layer="layout" svg:width="0.026cm" svg:height="0.027cm" svg:x="5.968cm" svg:y="1.88cm" svg:viewBox="0 0 27 28" draw:points="0,0 27,0 27,28 0,28">
            <text:p/>
          </draw:polygon>
          <draw:polygon draw:style-name="gr7" draw:text-style-name="P5" draw:layer="layout" svg:width="0.026cm" svg:height="0.027cm" svg:x="5.968cm" svg:y="1.908cm" svg:viewBox="0 0 27 28" draw:points="0,0 27,0 27,28 0,28">
            <text:p/>
          </draw:polygon>
          <draw:polygon draw:style-name="gr9" draw:text-style-name="P7" draw:layer="layout" svg:width="0.026cm" svg:height="0.027cm" svg:x="5.968cm" svg:y="1.935cm" svg:viewBox="0 0 27 28" draw:points="0,0 27,0 27,28 0,28">
            <text:p/>
          </draw:polygon>
          <draw:polygon draw:style-name="gr7" draw:text-style-name="P5" draw:layer="layout" svg:width="0.026cm" svg:height="0.027cm" svg:x="5.968cm" svg:y="1.962cm" svg:viewBox="0 0 27 28" draw:points="0,0 27,0 27,28 0,28">
            <text:p/>
          </draw:polygon>
          <draw:polygon draw:style-name="gr8" draw:text-style-name="P6" draw:layer="layout" svg:width="0.026cm" svg:height="0.027cm" svg:x="5.968cm" svg:y="1.99cm" svg:viewBox="0 0 27 28" draw:points="0,0 27,0 27,28 0,28">
            <text:p/>
          </draw:polygon>
          <draw:polygon draw:style-name="gr7" draw:text-style-name="P5" draw:layer="layout" svg:width="0.026cm" svg:height="0.027cm" svg:x="5.968cm" svg:y="2.017cm" svg:viewBox="0 0 27 28" draw:points="0,0 27,0 27,28 0,28">
            <text:p/>
          </draw:polygon>
          <draw:polygon draw:style-name="gr9" draw:text-style-name="P7" draw:layer="layout" svg:width="0.026cm" svg:height="0.027cm" svg:x="5.968cm" svg:y="2.044cm" svg:viewBox="0 0 27 28" draw:points="0,0 27,0 27,28 0,28">
            <text:p/>
          </draw:polygon>
          <draw:polygon draw:style-name="gr8" draw:text-style-name="P6" draw:layer="layout" svg:width="0.026cm" svg:height="0.027cm" svg:x="5.99cm" svg:y="2.085cm" svg:viewBox="0 0 27 28" draw:points="0,0 27,0 27,28 0,28">
            <text:p/>
          </draw:polygon>
          <draw:polygon draw:style-name="gr8" draw:text-style-name="P6" draw:layer="layout" svg:width="0.026cm" svg:height="0.027cm" svg:x="6.109cm" svg:y="2.371cm" svg:viewBox="0 0 27 28" draw:points="0,0 27,0 27,28 0,28">
            <text:p/>
          </draw:polygon>
          <draw:polygon draw:style-name="gr9" draw:text-style-name="P7" draw:layer="layout" svg:width="0.026cm" svg:height="0.027cm" svg:x="6.231cm" svg:y="2.121cm" svg:viewBox="0 0 27 28" draw:points="0,0 27,0 27,28 0,28">
            <text:p/>
          </draw:polygon>
          <draw:polygon draw:style-name="gr9" draw:text-style-name="P7" draw:layer="layout" svg:width="0.026cm" svg:height="0.027cm" svg:x="6.4cm" svg:y="2.223cm" svg:viewBox="0 0 27 28" draw:points="0,0 27,0 27,28 0,28">
            <text:p/>
          </draw:polygon>
          <draw:polygon draw:style-name="gr9" draw:text-style-name="P7" draw:layer="layout" svg:width="0.026cm" svg:height="0.027cm" svg:x="6.193cm" svg:y="1.451cm" svg:viewBox="0 0 27 28" draw:points="0,0 27,0 27,28 0,28">
            <text:p/>
          </draw:polygon>
          <draw:polygon draw:style-name="gr9" draw:text-style-name="P7" draw:layer="layout" svg:width="0.026cm" svg:height="0.027cm" svg:x="6.198cm" svg:y="1.562cm" svg:viewBox="0 0 27 28" draw:points="0,0 27,0 27,28 0,28">
            <text:p/>
          </draw:polygon>
          <draw:polygon draw:style-name="gr9" draw:text-style-name="P7" draw:layer="layout" svg:width="0.026cm" svg:height="0.027cm" svg:x="6.089cm" svg:y="1.647cm" svg:viewBox="0 0 27 28" draw:points="0,0 27,0 27,28 0,28">
            <text:p/>
          </draw:polygon>
          <draw:polygon draw:style-name="gr8" draw:text-style-name="P6" draw:layer="layout" svg:width="0.026cm" svg:height="0.027cm" svg:x="6.146cm" svg:y="1.704cm" svg:viewBox="0 0 27 28" draw:points="0,0 27,0 27,28 0,28">
            <text:p/>
          </draw:polygon>
          <draw:polygon draw:style-name="gr9" draw:text-style-name="P7" draw:layer="layout" svg:width="0.026cm" svg:height="0.027cm" svg:x="6.069cm" svg:y="1.776cm" svg:viewBox="0 0 27 28" draw:points="0,0 27,0 27,28 0,28">
            <text:p/>
          </draw:polygon>
          <draw:polygon draw:style-name="gr7" draw:text-style-name="P5" draw:layer="layout" svg:width="0.026cm" svg:height="0.027cm" svg:x="6.057cm" svg:y="1.687cm" svg:viewBox="0 0 27 28" draw:points="0,0 27,0 27,28 0,28">
            <text:p/>
          </draw:polygon>
          <draw:polygon draw:style-name="gr9" draw:text-style-name="P7" draw:layer="layout" svg:width="0.026cm" svg:height="0.027cm" svg:x="6.007cm" svg:y="1.595cm" svg:viewBox="0 0 27 28" draw:points="0,0 27,0 27,28 0,28">
            <text:p/>
          </draw:polygon>
          <draw:polygon draw:style-name="gr7" draw:text-style-name="P5" draw:layer="layout" svg:width="0.026cm" svg:height="0.027cm" svg:x="6.111cm" svg:y="1.736cm" svg:viewBox="0 0 27 28" draw:points="0,0 27,0 27,28 0,28">
            <text:p/>
          </draw:polygon>
          <draw:polygon draw:style-name="gr9" draw:text-style-name="P7" draw:layer="layout" svg:width="0.026cm" svg:height="0.027cm" svg:x="6.151cm" svg:y="1.848cm" svg:viewBox="0 0 27 28" draw:points="0,0 27,0 27,28 0,28">
            <text:p/>
          </draw:polygon>
          <draw:polygon draw:style-name="gr9" draw:text-style-name="P7" draw:layer="layout" svg:width="0.026cm" svg:height="0.027cm" svg:x="6.005cm" svg:y="2.143cm" svg:viewBox="0 0 27 28" draw:points="0,0 27,0 27,28 0,28">
            <text:p/>
          </draw:polygon>
          <draw:polygon draw:style-name="gr7" draw:text-style-name="P5" draw:layer="layout" svg:width="0.026cm" svg:height="0.027cm" svg:x="6.084cm" svg:y="1.925cm" svg:viewBox="0 0 27 28" draw:points="0,0 27,0 27,28 0,28">
            <text:p/>
          </draw:polygon>
          <draw:polygon draw:style-name="gr7" draw:text-style-name="P5" draw:layer="layout" svg:width="0.026cm" svg:height="0.027cm" svg:x="5.994cm" svg:y="1.935cm" svg:viewBox="0 0 27 28" draw:points="0,0 27,0 27,28 0,28">
            <text:p/>
          </draw:polygon>
          <draw:polygon draw:style-name="gr8" draw:text-style-name="P6" draw:layer="layout" svg:width="0.026cm" svg:height="0.027cm" svg:x="6.086cm" svg:y="1.962cm" svg:viewBox="0 0 27 28" draw:points="0,0 27,0 27,28 0,28">
            <text:p/>
          </draw:polygon>
          <draw:polygon draw:style-name="gr9" draw:text-style-name="P7" draw:layer="layout" svg:width="0.026cm" svg:height="0.027cm" svg:x="5.994cm" svg:y="1.99cm" svg:viewBox="0 0 27 28" draw:points="0,0 27,0 27,28 0,28">
            <text:p/>
          </draw:polygon>
          <draw:polygon draw:style-name="gr8" draw:text-style-name="P6" draw:layer="layout" svg:width="0.026cm" svg:height="0.027cm" svg:x="6.22cm" svg:y="1.838cm" svg:viewBox="0 0 27 28" draw:points="0,0 27,0 27,28 0,28">
            <text:p/>
          </draw:polygon>
          <draw:polygon draw:style-name="gr8" draw:text-style-name="P6" draw:layer="layout" svg:width="0.026cm" svg:height="0.027cm" svg:x="5.994cm" svg:y="2.044cm" svg:viewBox="0 0 27 28" draw:points="0,0 27,0 27,28 0,28">
            <text:p/>
          </draw:polygon>
          <draw:polygon draw:style-name="gr7" draw:text-style-name="P5" draw:layer="layout" svg:width="0.026cm" svg:height="0.027cm" svg:x="6.261cm" svg:y="2.354cm" svg:viewBox="0 0 27 28" draw:points="0,0 27,0 27,28 0,28">
            <text:p/>
          </draw:polygon>
          <draw:polygon draw:style-name="gr9" draw:text-style-name="P7" draw:layer="layout" svg:width="0.026cm" svg:height="0.027cm" svg:x="6.146cm" svg:y="1.888cm" svg:viewBox="0 0 27 28" draw:points="0,0 27,0 27,28 0,28">
            <text:p/>
          </draw:polygon>
          <draw:polygon draw:style-name="gr7" draw:text-style-name="P5" draw:layer="layout" svg:width="0.026cm" svg:height="0.027cm" svg:x="6.448cm" svg:y="2.22cm" svg:viewBox="0 0 27 28" draw:points="0,0 27,0 27,28 0,28">
            <text:p/>
          </draw:polygon>
          <draw:polygon draw:style-name="gr9" draw:text-style-name="P7" draw:layer="layout" svg:width="0.026cm" svg:height="0.027cm" svg:x="6.261cm" svg:y="1.592cm" svg:viewBox="0 0 27 28" draw:points="0,0 27,0 27,28 0,28">
            <text:p/>
          </draw:polygon>
          <draw:polygon draw:style-name="gr8" draw:text-style-name="P6" draw:layer="layout" svg:width="0.026cm" svg:height="0.027cm" svg:x="6.105cm" svg:y="1.52cm" svg:viewBox="0 0 27 28" draw:points="0,0 27,0 27,28 0,28">
            <text:p/>
          </draw:polygon>
          <draw:polygon draw:style-name="gr7" draw:text-style-name="P5" draw:layer="layout" svg:width="0.026cm" svg:height="0.027cm" svg:x="6.231cm" svg:y="1.513cm" svg:viewBox="0 0 27 28" draw:points="0,0 27,0 27,28 0,28">
            <text:p/>
          </draw:polygon>
          <draw:polygon draw:style-name="gr7" draw:text-style-name="P5" draw:layer="layout" svg:width="0.026cm" svg:height="0.027cm" svg:x="5.966cm" svg:y="1.347cm" svg:viewBox="0 0 27 28" draw:points="0,0 27,0 27,28 0,28">
            <text:p/>
          </draw:polygon>
          <draw:polygon draw:style-name="gr9" draw:text-style-name="P7" draw:layer="layout" svg:width="0.026cm" svg:height="0.027cm" svg:x="6.127cm" svg:y="1.573cm" svg:viewBox="0 0 27 28" draw:points="0,0 27,0 27,28 0,28">
            <text:p/>
          </draw:polygon>
          <draw:polygon draw:style-name="gr7" draw:text-style-name="P5" draw:layer="layout" svg:width="0.026cm" svg:height="0.027cm" svg:x="6.09cm" svg:y="1.828cm" svg:viewBox="0 0 27 28" draw:points="0,0 27,0 27,28 0,28">
            <text:p/>
          </draw:polygon>
          <draw:polygon draw:style-name="gr7" draw:text-style-name="P5" draw:layer="layout" svg:width="0.026cm" svg:height="0.027cm" svg:x="6.229cm" svg:y="2.195cm" svg:viewBox="0 0 27 28" draw:points="0,0 27,0 27,28 0,28">
            <text:p/>
          </draw:polygon>
          <draw:polygon draw:style-name="gr7" draw:text-style-name="P5" draw:layer="layout" svg:width="0.026cm" svg:height="0.027cm" svg:x="5.805cm" svg:y="2.349cm" svg:viewBox="0 0 27 28" draw:points="0,0 27,0 27,28 0,28">
            <text:p/>
          </draw:polygon>
          <draw:polygon draw:style-name="gr9" draw:text-style-name="P7" draw:layer="layout" svg:width="0.026cm" svg:height="0.027cm" svg:x="6.092cm" svg:y="1.885cm" svg:viewBox="0 0 27 28" draw:points="0,0 27,0 27,28 0,28">
            <text:p/>
          </draw:polygon>
          <draw:polygon draw:style-name="gr9" draw:text-style-name="P7" draw:layer="layout" svg:width="0.026cm" svg:height="0.027cm" svg:x="6.137cm" svg:y="1.94cm" svg:viewBox="0 0 27 28" draw:points="0,0 27,0 27,28 0,28">
            <text:p/>
          </draw:polygon>
          <draw:polygon draw:style-name="gr9" draw:text-style-name="P7" draw:layer="layout" svg:width="0.026cm" svg:height="0.027cm" svg:x="6.117cm" svg:y="2.002cm" svg:viewBox="0 0 27 28" draw:points="0,0 27,0 27,28 0,28">
            <text:p/>
          </draw:polygon>
          <draw:polygon draw:style-name="gr9" draw:text-style-name="P7" draw:layer="layout" svg:width="0.026cm" svg:height="0.027cm" svg:x="6.095cm" svg:y="1.707cm" svg:viewBox="0 0 27 28" draw:points="0,0 27,0 27,28 0,28">
            <text:p/>
          </draw:polygon>
          <draw:polygon draw:style-name="gr9" draw:text-style-name="P7" draw:layer="layout" svg:width="0.026cm" svg:height="0.027cm" svg:x="6.139cm" svg:y="2.058cm" svg:viewBox="0 0 27 28" draw:points="0,0 27,0 27,28 0,28">
            <text:p/>
          </draw:polygon>
          <draw:polygon draw:style-name="gr9" draw:text-style-name="P7" draw:layer="layout" svg:width="0.026cm" svg:height="0.027cm" svg:x="6.192cm" svg:y="2.23cm" svg:viewBox="0 0 27 28" draw:points="0,0 27,0 27,28 0,28">
            <text:p/>
          </draw:polygon>
          <draw:polygon draw:style-name="gr7" draw:text-style-name="P5" draw:layer="layout" svg:width="0.026cm" svg:height="0.027cm" svg:x="6.201cm" svg:y="2.074cm" svg:viewBox="0 0 27 28" draw:points="0,0 27,0 27,28 0,28">
            <text:p/>
          </draw:polygon>
          <draw:polygon draw:style-name="gr7" draw:text-style-name="P5" draw:layer="layout" svg:width="0.026cm" svg:height="0.027cm" svg:x="6.168cm" svg:y="1.612cm" svg:viewBox="0 0 27 28" draw:points="0,0 27,0 27,28 0,28">
            <text:p/>
          </draw:polygon>
          <draw:polygon draw:style-name="gr8" draw:text-style-name="P6" draw:layer="layout" svg:width="0.026cm" svg:height="0.027cm" svg:x="6.267cm" svg:y="1.642cm" svg:viewBox="0 0 27 28" draw:points="0,0 27,0 27,28 0,28">
            <text:p/>
          </draw:polygon>
          <draw:polygon draw:style-name="gr7" draw:text-style-name="P5" draw:layer="layout" svg:width="0.026cm" svg:height="0.027cm" svg:x="6.215cm" svg:y="1.692cm" svg:viewBox="0 0 27 28" draw:points="0,0 27,0 27,28 0,28">
            <text:p/>
          </draw:polygon>
          <draw:polygon draw:style-name="gr7" draw:text-style-name="P5" draw:layer="layout" svg:width="0.026cm" svg:height="0.027cm" svg:x="6.175cm" svg:y="1.652cm" svg:viewBox="0 0 27 28" draw:points="0,0 27,0 27,28 0,28">
            <text:p/>
          </draw:polygon>
          <draw:polygon draw:style-name="gr8" draw:text-style-name="P6" draw:layer="layout" svg:width="0.026cm" svg:height="0.027cm" svg:x="6.193cm" svg:y="1.736cm" svg:viewBox="0 0 27 28" draw:points="0,0 27,0 27,28 0,28">
            <text:p/>
          </draw:polygon>
          <draw:polygon draw:style-name="gr8" draw:text-style-name="P6" draw:layer="layout" svg:width="0.026cm" svg:height="0.027cm" svg:x="6.146cm" svg:y="1.808cm" svg:viewBox="0 0 27 28" draw:points="0,0 27,0 27,28 0,28">
            <text:p/>
          </draw:polygon>
          <draw:polygon draw:style-name="gr9" draw:text-style-name="P7" draw:layer="layout" svg:width="0.026cm" svg:height="0.027cm" svg:x="6.364cm" svg:y="2.133cm" svg:viewBox="0 0 27 28" draw:points="0,0 27,0 27,28 0,28">
            <text:p/>
          </draw:polygon>
          <draw:polygon draw:style-name="gr8" draw:text-style-name="P6" draw:layer="layout" svg:width="0.026cm" svg:height="0.027cm" svg:x="6.173cm" svg:y="1.957cm" svg:viewBox="0 0 27 28" draw:points="0,0 27,0 27,28 0,28">
            <text:p/>
          </draw:polygon>
          <draw:polygon draw:style-name="gr7" draw:text-style-name="P5" draw:layer="layout" svg:width="0.026cm" svg:height="0.027cm" svg:x="6.371cm" svg:y="2.297cm" svg:viewBox="0 0 27 28" draw:points="0,0 27,0 27,28 0,28">
            <text:p/>
          </draw:polygon>
          <draw:polygon draw:style-name="gr7" draw:text-style-name="P5" draw:layer="layout" svg:width="0.026cm" svg:height="0.027cm" svg:x="6.307cm" svg:y="2.138cm" svg:viewBox="0 0 27 28" draw:points="0,0 27,0 27,28 0,28">
            <text:p/>
          </draw:polygon>
          <draw:polygon draw:style-name="gr9" draw:text-style-name="P7" draw:layer="layout" svg:width="0.026cm" svg:height="0.027cm" svg:x="6.178cm" svg:y="2.005cm" svg:viewBox="0 0 27 28" draw:points="0,0 27,0 27,28 0,28">
            <text:p/>
          </draw:polygon>
          <draw:polygon draw:style-name="gr4" draw:text-style-name="P4" draw:layer="layout" svg:width="0.026cm" svg:height="0.027cm" svg:x="4.357cm" svg:y="1.558cm" svg:viewBox="0 0 27 28" draw:points="0,0 27,0 27,28 0,28">
            <text:p/>
          </draw:polygon>
          <draw:polygon draw:style-name="gr4" draw:text-style-name="P4" draw:layer="layout" svg:width="0.026cm" svg:height="0.027cm" svg:x="4.357cm" svg:y="2.156cm" svg:viewBox="0 0 27 28" draw:points="0,0 27,0 27,28 0,28">
            <text:p/>
          </draw:polygon>
          <draw:polygon draw:style-name="gr9" draw:text-style-name="P7" draw:layer="layout" svg:width="0.026cm" svg:height="0.027cm" svg:x="4.357cm" svg:y="2.183cm" svg:viewBox="0 0 27 28" draw:points="0,0 27,0 27,28 0,28">
            <text:p/>
          </draw:polygon>
          <draw:polygon draw:style-name="gr7" draw:text-style-name="P5" draw:layer="layout" svg:width="0.026cm" svg:height="0.027cm" svg:x="4.357cm" svg:y="2.21cm" svg:viewBox="0 0 27 28" draw:points="0,0 27,0 27,28 0,28">
            <text:p/>
          </draw:polygon>
          <draw:polygon draw:style-name="gr8" draw:text-style-name="P6" draw:layer="layout" svg:width="0.026cm" svg:height="0.027cm" svg:x="4.357cm" svg:y="2.237cm" svg:viewBox="0 0 27 28" draw:points="0,0 27,0 27,28 0,28">
            <text:p/>
          </draw:polygon>
          <draw:polygon draw:style-name="gr7" draw:text-style-name="P5" draw:layer="layout" svg:width="0.026cm" svg:height="0.027cm" svg:x="4.357cm" svg:y="2.264cm" svg:viewBox="0 0 27 28" draw:points="0,0 27,0 27,28 0,28">
            <text:p/>
          </draw:polygon>
          <draw:polygon draw:style-name="gr9" draw:text-style-name="P7" draw:layer="layout" svg:width="0.026cm" svg:height="0.027cm" svg:x="4.357cm" svg:y="2.291cm" svg:viewBox="0 0 27 28" draw:points="0,0 27,0 27,28 0,28">
            <text:p/>
          </draw:polygon>
          <draw:polygon draw:style-name="gr7" draw:text-style-name="P5" draw:layer="layout" svg:width="0.026cm" svg:height="0.027cm" svg:x="4.348cm" svg:y="2.352cm" svg:viewBox="0 0 27 28" draw:points="0,0 27,0 27,28 0,28">
            <text:p/>
          </draw:polygon>
          <draw:polygon draw:style-name="gr8" draw:text-style-name="P6" draw:layer="layout" svg:width="0.026cm" svg:height="0.027cm" svg:x="4.372cm" svg:y="2.384cm" svg:viewBox="0 0 27 28" draw:points="0,0 27,0 27,28 0,28">
            <text:p/>
          </draw:polygon>
          <draw:path draw:style-name="gr3" draw:text-style-name="P3" draw:layer="layout" svg:width="0.522cm" svg:height="0.953cm" svg:x="3.368cm" svg:y="1.419cm" svg:viewBox="0 0 523 954" svg:d="M2 142v-142h243c40 0 75 7 108 21s63 34 88 59c26 26 46 55 60 89 15 33 22 69 22 108v31h-152v-30c0-38-13-70-39-96-25-27-57-40-96-40zM2 142zM5 954l-5-143h236c39 0 71-13 96-39 26-27 39-59 39-97v-30h152v30 2c0 38-7 74-22 108-14 33-34 63-60 88-25 26-55 46-88 60s-68 21-108 21z">
            <text:p/>
          </draw:path>
          <draw:polygon draw:style-name="gr8" draw:text-style-name="P6" draw:layer="layout" svg:width="0.026cm" svg:height="0.027cm" svg:x="2.713cm" svg:y="2.305cm" svg:viewBox="0 0 27 28" draw:points="0,0 27,0 27,28 0,28">
            <text:p/>
          </draw:polygon>
          <draw:polygon draw:style-name="gr7" draw:text-style-name="P5" draw:layer="layout" svg:width="0.026cm" svg:height="0.027cm" svg:x="2.769cm" svg:y="2.35cm" svg:viewBox="0 0 27 28" draw:points="0,0 27,0 27,28 0,28">
            <text:p/>
          </draw:polygon>
          <draw:polygon draw:style-name="gr8" draw:text-style-name="P6" draw:layer="layout" svg:width="0.026cm" svg:height="0.027cm" svg:x="2.706cm" svg:y="2.172cm" svg:viewBox="0 0 27 28" draw:points="0,0 27,0 27,28 0,28">
            <text:p/>
          </draw:polygon>
          <draw:polygon draw:style-name="gr9" draw:text-style-name="P7" draw:layer="layout" svg:width="0.026cm" svg:height="0.027cm" svg:x="2.718cm" svg:y="2.36cm" svg:viewBox="0 0 27 28" draw:points="0,0 27,0 27,28 0,28">
            <text:p/>
          </draw:polygon>
          <draw:polygon draw:style-name="gr7" draw:text-style-name="P5" draw:layer="layout" svg:width="0.026cm" svg:height="0.027cm" svg:x="2.787cm" svg:y="2.269cm" svg:viewBox="0 0 27 28" draw:points="0,0 27,0 27,28 0,28">
            <text:p/>
          </draw:polygon>
          <draw:polygon draw:style-name="gr8" draw:text-style-name="P6" draw:layer="layout" svg:width="0.026cm" svg:height="0.027cm" svg:x="2.622cm" svg:y="2.205cm" svg:viewBox="0 0 27 28" draw:points="0,0 27,0 27,28 0,28">
            <text:p/>
          </draw:polygon>
          <draw:polygon draw:style-name="gr8" draw:text-style-name="P6" draw:layer="layout" svg:width="0.026cm" svg:height="0.027cm" svg:x="2.71cm" svg:y="2.237cm" svg:viewBox="0 0 27 28" draw:points="0,0 27,0 27,28 0,28">
            <text:p/>
          </draw:polygon>
          <draw:polygon draw:style-name="gr7" draw:text-style-name="P5" draw:layer="layout" svg:width="0.026cm" svg:height="0.027cm" svg:x="2.642cm" svg:y="2.277cm" svg:viewBox="0 0 27 28" draw:points="0,0 27,0 27,28 0,28">
            <text:p/>
          </draw:polygon>
          <draw:polygon draw:style-name="gr7" draw:text-style-name="P5" draw:layer="layout" svg:width="0.026cm" svg:height="0.027cm" svg:x="2.776cm" svg:y="2.414cm" svg:viewBox="0 0 27 28" draw:points="0,0 27,0 27,28 0,28">
            <text:p/>
          </draw:polygon>
          <draw:polygon draw:style-name="gr9" draw:text-style-name="P7" draw:layer="layout" svg:width="0.026cm" svg:height="0.027cm" svg:x="2.761cm" svg:y="2.217cm" svg:viewBox="0 0 27 28" draw:points="0,0 27,0 27,28 0,28">
            <text:p/>
          </draw:polygon>
          <draw:polygon draw:style-name="gr9" draw:text-style-name="P7" draw:layer="layout" svg:width="0.026cm" svg:height="0.027cm" svg:x="2.603cm" svg:y="2.262cm" svg:viewBox="0 0 27 28" draw:points="0,0 27,0 27,28 0,28">
            <text:p/>
          </draw:polygon>
          <draw:polygon draw:style-name="gr7" draw:text-style-name="P5" draw:layer="layout" svg:width="0.026cm" svg:height="0.027cm" svg:x="2.681cm" svg:y="2.208cm" svg:viewBox="0 0 27 28" draw:points="0,0 27,0 27,28 0,28">
            <text:p/>
          </draw:polygon>
          <draw:polygon draw:style-name="gr9" draw:text-style-name="P7" draw:layer="layout" svg:width="0.026cm" svg:height="0.027cm" svg:x="2.755cm" svg:y="2.151cm" svg:viewBox="0 0 27 28" draw:points="0,0 27,0 27,28 0,28">
            <text:p/>
          </draw:polygon>
          <draw:polygon draw:style-name="gr9" draw:text-style-name="P7" draw:layer="layout" svg:width="0.026cm" svg:height="0.027cm" svg:x="2.526cm" svg:y="2.305cm" svg:viewBox="0 0 27 28" draw:points="0,0 27,0 27,28 0,28">
            <text:p/>
          </draw:polygon>
          <draw:polygon draw:style-name="gr9" draw:text-style-name="P7" draw:layer="layout" svg:width="0.026cm" svg:height="0.027cm" svg:x="2.557cm" svg:y="2.341cm" svg:viewBox="0 0 27 28" draw:points="0,0 27,0 27,28 0,28">
            <text:p/>
          </draw:polygon>
          <draw:polygon draw:style-name="gr7" draw:text-style-name="P5" draw:layer="layout" svg:width="0.026cm" svg:height="0.027cm" svg:x="2.648cm" svg:y="2.367cm" svg:viewBox="0 0 27 28" draw:points="0,0 27,0 27,28 0,28">
            <text:p/>
          </draw:polygon>
          <draw:polygon draw:style-name="gr7" draw:text-style-name="P5" draw:layer="layout" svg:width="0.026cm" svg:height="0.027cm" svg:x="2.852cm" svg:y="2.417cm" svg:viewBox="0 0 27 28" draw:points="0,0 27,0 27,28 0,28">
            <text:p/>
          </draw:polygon>
          <draw:polygon draw:style-name="gr9" draw:text-style-name="P7" draw:layer="layout" svg:width="0.026cm" svg:height="0.027cm" svg:x="2.846cm" svg:y="2.344cm" svg:viewBox="0 0 27 28" draw:points="0,0 27,0 27,28 0,28">
            <text:p/>
          </draw:polygon>
          <draw:polygon draw:style-name="gr7" draw:text-style-name="P5" draw:layer="layout" svg:width="0.026cm" svg:height="0.027cm" svg:x="2.922cm" svg:y="2.411cm" svg:viewBox="0 0 27 28" draw:points="0,0 27,0 27,28 0,28">
            <text:p/>
          </draw:polygon>
          <draw:polygon draw:style-name="gr7" draw:text-style-name="P5" draw:layer="layout" svg:width="0.026cm" svg:height="0.027cm" svg:x="2.995cm" svg:y="2.406cm" svg:viewBox="0 0 27 28" draw:points="0,0 27,0 27,28 0,28">
            <text:p/>
          </draw:polygon>
          <draw:polygon draw:style-name="gr7" draw:text-style-name="P5" draw:layer="layout" svg:width="0.026cm" svg:height="0.027cm" svg:x="4.236cm" svg:y="2.437cm" svg:viewBox="0 0 27 28" draw:points="0,0 27,0 27,28 0,28">
            <text:p/>
          </draw:polygon>
          <draw:polygon draw:style-name="gr7" draw:text-style-name="P5" draw:layer="layout" svg:width="0.026cm" svg:height="0.027cm" svg:x="4.323cm" svg:y="2.434cm" svg:viewBox="0 0 27 28" draw:points="0,0 27,0 27,28 0,28">
            <text:p/>
          </draw:polygon>
          <draw:polygon draw:style-name="gr8" draw:text-style-name="P6" draw:layer="layout" svg:width="0.026cm" svg:height="0.027cm" svg:x="4.376cm" svg:y="2.426cm" svg:viewBox="0 0 27 28" draw:points="0,0 27,0 27,28 0,28">
            <text:p/>
          </draw:polygon>
          <draw:polygon draw:style-name="gr7" draw:text-style-name="P5" draw:layer="layout" svg:width="0.026cm" svg:height="0.027cm" svg:x="4.417cm" svg:y="2.425cm" svg:viewBox="0 0 27 28" draw:points="0,0 27,0 27,28 0,28">
            <text:p/>
          </draw:polygon>
          <draw:polygon draw:style-name="gr9" draw:text-style-name="P7" draw:layer="layout" svg:width="0.026cm" svg:height="0.027cm" svg:x="4.274cm" svg:y="2.426cm" svg:viewBox="0 0 27 28" draw:points="0,0 27,0 27,28 0,28">
            <text:p/>
          </draw:polygon>
          <draw:polygon draw:style-name="gr9" draw:text-style-name="P7" draw:layer="layout" svg:width="0.026cm" svg:height="0.027cm" svg:x="4.469cm" svg:y="2.444cm" svg:viewBox="0 0 27 28" draw:points="0,0 27,0 27,28 0,28">
            <text:p/>
          </draw:polygon>
          <draw:polygon draw:style-name="gr7" draw:text-style-name="P5" draw:layer="layout" svg:width="0.026cm" svg:height="0.027cm" svg:x="4.555cm" svg:y="2.441cm" svg:viewBox="0 0 27 28" draw:points="0,0 27,0 27,28 0,28">
            <text:p/>
          </draw:polygon>
          <draw:polygon draw:style-name="gr8" draw:text-style-name="P6" draw:layer="layout" svg:width="0.026cm" svg:height="0.027cm" svg:x="4.641cm" svg:y="2.487cm" svg:viewBox="0 0 27 28" draw:points="0,0 27,0 27,28 0,28">
            <text:p/>
          </draw:polygon>
          <draw:polygon draw:style-name="gr8" draw:text-style-name="P6" draw:layer="layout" svg:width="0.026cm" svg:height="0.027cm" svg:x="4.59cm" svg:y="2.406cm" svg:viewBox="0 0 27 28" draw:points="0,0 27,0 27,28 0,28">
            <text:p/>
          </draw:polygon>
          <draw:polygon draw:style-name="gr4" draw:text-style-name="P4" draw:layer="layout" svg:width="0.026cm" svg:height="0.027cm" svg:x="4.506cm" svg:y="2.433cm" svg:viewBox="0 0 27 28" draw:points="0,0 27,0 27,28 0,28">
            <text:p/>
          </draw:polygon>
          <draw:polygon draw:style-name="gr9" draw:text-style-name="P7" draw:layer="layout" svg:width="0.026cm" svg:height="0.027cm" svg:x="4.173cm" svg:y="2.485cm" svg:viewBox="0 0 27 28" draw:points="0,0 27,0 27,28 0,28">
            <text:p/>
          </draw:polygon>
          <draw:polygon draw:style-name="gr9" draw:text-style-name="P7" draw:layer="layout" svg:width="0.026cm" svg:height="0.027cm" svg:x="4.054cm" svg:y="2.417cm" svg:viewBox="0 0 27 28" draw:points="0,0 27,0 27,28 0,28">
            <text:p/>
          </draw:polygon>
          <draw:polygon draw:style-name="gr9" draw:text-style-name="P7" draw:layer="layout" svg:width="0.026cm" svg:height="0.027cm" svg:x="4.312cm" svg:y="2.474cm" svg:viewBox="0 0 27 28" draw:points="0,0 27,0 27,28 0,28">
            <text:p/>
          </draw:polygon>
          <draw:polygon draw:style-name="gr9" draw:text-style-name="P7" draw:layer="layout" svg:width="0.026cm" svg:height="0.027cm" svg:x="4.354cm" svg:y="2.472cm" svg:viewBox="0 0 27 28" draw:points="0,0 27,0 27,28 0,28">
            <text:p/>
          </draw:polygon>
          <draw:polygon draw:style-name="gr7" draw:text-style-name="P5" draw:layer="layout" svg:width="0.026cm" svg:height="0.027cm" svg:x="4.101cm" svg:y="2.47cm" svg:viewBox="0 0 27 28" draw:points="0,0 27,0 27,28 0,28">
            <text:p/>
          </draw:polygon>
          <draw:polygon draw:style-name="gr7" draw:text-style-name="P5" draw:layer="layout" svg:width="0.026cm" svg:height="0.027cm" svg:x="4.406cm" svg:y="2.491cm" svg:viewBox="0 0 27 28" draw:points="0,0 27,0 27,28 0,28">
            <text:p/>
          </draw:polygon>
          <draw:polygon draw:style-name="gr7" draw:text-style-name="P5" draw:layer="layout" svg:width="0.026cm" svg:height="0.027cm" svg:x="4.492cm" svg:y="2.488cm" svg:viewBox="0 0 27 28" draw:points="0,0 27,0 27,28 0,28">
            <text:p/>
          </draw:polygon>
          <draw:polygon draw:style-name="gr9" draw:text-style-name="P7" draw:layer="layout" svg:width="0.026cm" svg:height="0.027cm" svg:x="4.88cm" svg:y="2.42cm" svg:viewBox="0 0 27 28" draw:points="0,0 27,0 27,28 0,28">
            <text:p/>
          </draw:polygon>
          <draw:polygon draw:style-name="gr9" draw:text-style-name="P7" draw:layer="layout" svg:width="0.026cm" svg:height="0.027cm" svg:x="4.615cm" svg:y="2.45cm" svg:viewBox="0 0 27 28" draw:points="0,0 27,0 27,28 0,28">
            <text:p/>
          </draw:polygon>
          <draw:polygon draw:style-name="gr4" draw:text-style-name="P4" draw:layer="layout" svg:width="0.026cm" svg:height="0.027cm" svg:x="4.443cm" svg:y="2.48cm" svg:viewBox="0 0 27 28" draw:points="0,0 27,0 27,28 0,28">
            <text:p/>
          </draw:polygon>
          <draw:polygon draw:style-name="gr9" draw:text-style-name="P7" draw:layer="layout" svg:width="0.026cm" svg:height="0.027cm" svg:x="4.089cm" svg:y="2.537cm" svg:viewBox="0 0 27 28" draw:points="0,0 27,0 27,28 0,28">
            <text:p/>
          </draw:polygon>
          <draw:polygon draw:style-name="gr8" draw:text-style-name="P6" draw:layer="layout" svg:width="0.026cm" svg:height="0.027cm" svg:x="4.148cm" svg:y="2.534cm" svg:viewBox="0 0 27 28" draw:points="0,0 27,0 27,28 0,28">
            <text:p/>
          </draw:polygon>
          <draw:polygon draw:style-name="gr9" draw:text-style-name="P7" draw:layer="layout" svg:width="0.026cm" svg:height="0.027cm" svg:x="4.229cm" svg:y="2.526cm" svg:viewBox="0 0 27 28" draw:points="0,0 27,0 27,28 0,28">
            <text:p/>
          </draw:polygon>
          <draw:polygon draw:style-name="gr8" draw:text-style-name="P6" draw:layer="layout" svg:width="0.026cm" svg:height="0.027cm" svg:x="4.27cm" svg:y="2.525cm" svg:viewBox="0 0 27 28" draw:points="0,0 27,0 27,28 0,28">
            <text:p/>
          </draw:polygon>
          <draw:polygon draw:style-name="gr9" draw:text-style-name="P7" draw:layer="layout" svg:width="0.026cm" svg:height="0.027cm" svg:x="3.973cm" svg:y="2.482cm" svg:viewBox="0 0 27 28" draw:points="0,0 27,0 27,28 0,28">
            <text:p/>
          </draw:polygon>
          <draw:polygon draw:style-name="gr7" draw:text-style-name="P5" draw:layer="layout" svg:width="0.026cm" svg:height="0.027cm" svg:x="4.322cm" svg:y="2.544cm" svg:viewBox="0 0 27 28" draw:points="0,0 27,0 27,28 0,28">
            <text:p/>
          </draw:polygon>
          <draw:polygon draw:style-name="gr7" draw:text-style-name="P5" draw:layer="layout" svg:width="0.026cm" svg:height="0.027cm" svg:x="4.408cm" svg:y="2.54cm" svg:viewBox="0 0 27 28" draw:points="0,0 27,0 27,28 0,28">
            <text:p/>
          </draw:polygon>
          <draw:polygon draw:style-name="gr7" draw:text-style-name="P5" draw:layer="layout" svg:width="0.026cm" svg:height="0.027cm" svg:x="4.816cm" svg:y="2.456cm" svg:viewBox="0 0 27 28" draw:points="0,0 27,0 27,28 0,28">
            <text:p/>
          </draw:polygon>
          <draw:polygon draw:style-name="gr9" draw:text-style-name="P7" draw:layer="layout" svg:width="0.026cm" svg:height="0.027cm" svg:x="4.503cm" svg:y="2.531cm" svg:viewBox="0 0 27 28" draw:points="0,0 27,0 27,28 0,28">
            <text:p/>
          </draw:polygon>
          <draw:polygon draw:style-name="gr9" draw:text-style-name="P7" draw:layer="layout" svg:width="0.026cm" svg:height="0.027cm" svg:x="4.359cm" svg:y="2.532cm" svg:viewBox="0 0 27 28" draw:points="0,0 27,0 27,28 0,28">
            <text:p/>
          </draw:polygon>
          <draw:polygon draw:style-name="gr8" draw:text-style-name="P6" draw:layer="layout" svg:width="0.026cm" svg:height="0.027cm" svg:x="4.549cm" svg:y="2.526cm" svg:viewBox="0 0 27 28" draw:points="0,0 27,0 27,28 0,28">
            <text:p/>
          </draw:polygon>
          <draw:polygon draw:style-name="gr9" draw:text-style-name="P7" draw:layer="layout" svg:width="0.026cm" svg:height="0.027cm" svg:x="4.635cm" svg:y="2.522cm" svg:viewBox="0 0 27 28" draw:points="0,0 27,0 27,28 0,28">
            <text:p/>
          </draw:polygon>
          <draw:polygon draw:style-name="gr9" draw:text-style-name="P7" draw:layer="layout" svg:width="0.026cm" svg:height="0.027cm" svg:x="4.688cm" svg:y="2.515cm" svg:viewBox="0 0 27 28" draw:points="0,0 27,0 27,28 0,28">
            <text:p/>
          </draw:polygon>
          <draw:polygon draw:style-name="gr7" draw:text-style-name="P5" draw:layer="layout" svg:width="0.026cm" svg:height="0.027cm" svg:x="4.586cm" svg:y="2.515cm" svg:viewBox="0 0 27 28" draw:points="0,0 27,0 27,28 0,28">
            <text:p/>
          </draw:polygon>
          <draw:polygon draw:style-name="gr7" draw:text-style-name="P5" draw:layer="layout" svg:width="0.026cm" svg:height="0.027cm" svg:x="4.501cm" svg:y="2.58cm" svg:viewBox="0 0 27 28" draw:points="0,0 27,0 27,28 0,28">
            <text:p/>
          </draw:polygon>
          <draw:polygon draw:style-name="gr8" draw:text-style-name="P6" draw:layer="layout" svg:width="0.026cm" svg:height="0.027cm" svg:x="4.581cm" svg:y="2.567cm" svg:viewBox="0 0 27 28" draw:points="0,0 27,0 27,28 0,28">
            <text:p/>
          </draw:polygon>
          <draw:polygon draw:style-name="gr7" draw:text-style-name="P5" draw:layer="layout" svg:width="0.026cm" svg:height="0.027cm" svg:x="4.669cm" svg:y="2.563cm" svg:viewBox="0 0 27 28" draw:points="0,0 27,0 27,28 0,28">
            <text:p/>
          </draw:polygon>
          <draw:polygon draw:style-name="gr7" draw:text-style-name="P5" draw:layer="layout" svg:width="0.026cm" svg:height="0.027cm" svg:x="4.019cm" svg:y="2.52cm" svg:viewBox="0 0 27 28" draw:points="0,0 27,0 27,28 0,28">
            <text:p/>
          </draw:polygon>
          <draw:polygon draw:style-name="gr9" draw:text-style-name="P7" draw:layer="layout" svg:width="0.026cm" svg:height="0.027cm" svg:x="4.044cm" svg:y="2.581cm" svg:viewBox="0 0 27 28" draw:points="0,0 27,0 27,28 0,28">
            <text:p/>
          </draw:polygon>
          <draw:polygon draw:style-name="gr7" draw:text-style-name="P5" draw:layer="layout" svg:width="0.026cm" svg:height="0.027cm" svg:x="4.142cm" svg:y="2.573cm" svg:viewBox="0 0 27 28" draw:points="0,0 27,0 27,28 0,28">
            <text:p/>
          </draw:polygon>
          <draw:polygon draw:style-name="gr9" draw:text-style-name="P7" draw:layer="layout" svg:width="0.026cm" svg:height="0.027cm" svg:x="4.878cm" svg:y="2.491cm" svg:viewBox="0 0 27 28" draw:points="0,0 27,0 27,28 0,28">
            <text:p/>
          </draw:polygon>
          <draw:polygon draw:style-name="gr7" draw:text-style-name="P5" draw:layer="layout" svg:width="0.026cm" svg:height="0.027cm" svg:x="3.979cm" svg:y="2.573cm" svg:viewBox="0 0 27 28" draw:points="0,0 27,0 27,28 0,28">
            <text:p/>
          </draw:polygon>
          <draw:polygon draw:style-name="gr8" draw:text-style-name="P6" draw:layer="layout" svg:width="0.026cm" svg:height="0.027cm" svg:x="4.796cm" svg:y="2.514cm" svg:viewBox="0 0 27 28" draw:points="0,0 27,0 27,28 0,28">
            <text:p/>
          </draw:polygon>
          <draw:polygon draw:style-name="gr3" draw:text-style-name="P3" draw:layer="layout" svg:width="0.026cm" svg:height="0.027cm" svg:x="4.322cm" svg:y="2.587cm" svg:viewBox="0 0 27 28" draw:points="0,0 27,0 27,28 0,28">
            <text:p/>
          </draw:polygon>
          <draw:polygon draw:style-name="gr9" draw:text-style-name="P7" draw:layer="layout" svg:width="0.026cm" svg:height="0.027cm" svg:x="4.272cm" svg:y="2.579cm" svg:viewBox="0 0 27 28" draw:points="0,0 27,0 27,28 0,28">
            <text:p/>
          </draw:polygon>
          <draw:polygon draw:style-name="gr9" draw:text-style-name="P7" draw:layer="layout" svg:width="0.026cm" svg:height="0.027cm" svg:x="4.802cm" svg:y="2.561cm" svg:viewBox="0 0 27 28" draw:points="0,0 27,0 27,28 0,28">
            <text:p/>
          </draw:polygon>
          <draw:polygon draw:style-name="gr7" draw:text-style-name="P5" draw:layer="layout" svg:width="0.026cm" svg:height="0.027cm" svg:x="4.744cm" svg:y="2.484cm" svg:viewBox="0 0 27 28" draw:points="0,0 27,0 27,28 0,28">
            <text:p/>
          </draw:polygon>
          <draw:polygon draw:style-name="gr9" draw:text-style-name="P7" draw:layer="layout" svg:width="0.026cm" svg:height="0.027cm" svg:x="4.747cm" svg:y="2.564cm" svg:viewBox="0 0 27 28" draw:points="0,0 27,0 27,28 0,28">
            <text:p/>
          </draw:polygon>
          <draw:polygon draw:style-name="gr9" draw:text-style-name="P7" draw:layer="layout" svg:width="0.026cm" svg:height="0.027cm" svg:x="4.46cm" svg:y="2.578cm" svg:viewBox="0 0 27 28" draw:points="0,0 27,0 27,28 0,28">
            <text:p/>
          </draw:polygon>
          <draw:polygon draw:style-name="gr7" draw:text-style-name="P5" draw:layer="layout" svg:width="0.026cm" svg:height="0.027cm" svg:x="4.687cm" svg:y="2.416cm" svg:viewBox="0 0 27 28" draw:points="0,0 27,0 27,28 0,28">
            <text:p/>
          </draw:polygon>
          <draw:polygon draw:style-name="gr7" draw:text-style-name="P5" draw:layer="layout" svg:width="0.026cm" svg:height="0.027cm" svg:x="3.753cm" svg:y="1.258cm" svg:viewBox="0 0 27 28" draw:points="0,0 27,0 27,28 0,28">
            <text:p/>
          </draw:polygon>
          <draw:polygon draw:style-name="gr7" draw:text-style-name="P5" draw:layer="layout" svg:width="0.026cm" svg:height="0.027cm" svg:x="3.923cm" svg:y="1.299cm" svg:viewBox="0 0 27 28" draw:points="0,0 27,0 27,28 0,28">
            <text:p/>
          </draw:polygon>
          <draw:polygon draw:style-name="gr9" draw:text-style-name="P7" draw:layer="layout" svg:width="0.026cm" svg:height="0.027cm" svg:x="3.986cm" svg:y="1.376cm" svg:viewBox="0 0 27 28" draw:points="0,0 27,0 27,28 0,28">
            <text:p/>
          </draw:polygon>
          <draw:polygon draw:style-name="gr9" draw:text-style-name="P7" draw:layer="layout" svg:width="0.026cm" svg:height="0.027cm" svg:x="3.971cm" svg:y="1.3cm" svg:viewBox="0 0 27 28" draw:points="0,0 27,0 27,28 0,28">
            <text:p/>
          </draw:polygon>
          <draw:polygon draw:style-name="gr8" draw:text-style-name="P6" draw:layer="layout" svg:width="0.026cm" svg:height="0.027cm" svg:x="4.038cm" svg:y="1.376cm" svg:viewBox="0 0 27 28" draw:points="0,0 27,0 27,28 0,28">
            <text:p/>
          </draw:polygon>
          <draw:polygon draw:style-name="gr9" draw:text-style-name="P7" draw:layer="layout" svg:width="0.026cm" svg:height="0.027cm" svg:x="4.034cm" svg:y="1.312cm" svg:viewBox="0 0 27 28" draw:points="0,0 27,0 27,28 0,28">
            <text:p/>
          </draw:polygon>
          <draw:polygon draw:style-name="gr9" draw:text-style-name="P7" draw:layer="layout" svg:width="0.026cm" svg:height="0.027cm" svg:x="4.106cm" svg:y="1.325cm" svg:viewBox="0 0 27 28" draw:points="0,0 27,0 27,28 0,28">
            <text:p/>
          </draw:polygon>
          <draw:polygon draw:style-name="gr8" draw:text-style-name="P6" draw:layer="layout" svg:width="0.026cm" svg:height="0.027cm" svg:x="4.196cm" svg:y="1.344cm" svg:viewBox="0 0 27 28" draw:points="0,0 27,0 27,28 0,28">
            <text:p/>
          </draw:polygon>
          <draw:polygon draw:style-name="gr9" draw:text-style-name="P7" draw:layer="layout" svg:width="0.026cm" svg:height="0.027cm" svg:x="4.167cm" svg:y="1.376cm" svg:viewBox="0 0 27 28" draw:points="0,0 27,0 27,28 0,28">
            <text:p/>
          </draw:polygon>
          <draw:polygon draw:style-name="gr8" draw:text-style-name="P6" draw:layer="layout" svg:width="0.026cm" svg:height="0.027cm" svg:x="4.146cm" svg:y="1.312cm" svg:viewBox="0 0 27 28" draw:points="0,0 27,0 27,28 0,28">
            <text:p/>
          </draw:polygon>
          <draw:polygon draw:style-name="gr9" draw:text-style-name="P7" draw:layer="layout" svg:width="0.026cm" svg:height="0.027cm" svg:x="4.219cm" svg:y="1.376cm" svg:viewBox="0 0 27 28" draw:points="0,0 27,0 27,28 0,28">
            <text:p/>
          </draw:polygon>
          <draw:polygon draw:style-name="gr8" draw:text-style-name="P6" draw:layer="layout" svg:width="0.026cm" svg:height="0.027cm" svg:x="4.271cm" svg:y="1.376cm" svg:viewBox="0 0 27 28" draw:points="0,0 27,0 27,28 0,28">
            <text:p/>
          </draw:polygon>
          <draw:polygon draw:style-name="gr9" draw:text-style-name="P7" draw:layer="layout" svg:width="0.026cm" svg:height="0.027cm" svg:x="4.306cm" svg:y="1.282cm" svg:viewBox="0 0 27 28" draw:points="0,0 27,0 27,28 0,28">
            <text:p/>
          </draw:polygon>
          <draw:polygon draw:style-name="gr9" draw:text-style-name="P7" draw:layer="layout" svg:width="0.026cm" svg:height="0.027cm" svg:x="4.191cm" svg:y="1.297cm" svg:viewBox="0 0 27 28" draw:points="0,0 27,0 27,28 0,28">
            <text:p/>
          </draw:polygon>
          <draw:polygon draw:style-name="gr8" draw:text-style-name="P6" draw:layer="layout" svg:width="0.026cm" svg:height="0.027cm" svg:x="4.348cm" svg:y="1.376cm" svg:viewBox="0 0 27 28" draw:points="0,0 27,0 27,28 0,28">
            <text:p/>
          </draw:polygon>
          <draw:polygon draw:style-name="gr7" draw:text-style-name="P5" draw:layer="layout" svg:width="0.026cm" svg:height="0.027cm" svg:x="4.254cm" svg:y="1.329cm" svg:viewBox="0 0 27 28" draw:points="0,0 27,0 27,28 0,28">
            <text:p/>
          </draw:polygon>
          <draw:polygon draw:style-name="gr9" draw:text-style-name="P7" draw:layer="layout" svg:width="0.026cm" svg:height="0.027cm" svg:x="4.394cm" svg:y="1.387cm" svg:viewBox="0 0 27 28" draw:points="0,0 27,0 27,28 0,28">
            <text:p/>
          </draw:polygon>
          <draw:polygon draw:style-name="gr7" draw:text-style-name="P5" draw:layer="layout" svg:width="0.026cm" svg:height="0.027cm" svg:x="4.351cm" svg:y="1.319cm" svg:viewBox="0 0 27 28" draw:points="0,0 27,0 27,28 0,28">
            <text:p/>
          </draw:polygon>
          <draw:polygon draw:style-name="gr9" draw:text-style-name="P7" draw:layer="layout" svg:width="0.026cm" svg:height="0.027cm" svg:x="4.388cm" svg:y="1.295cm" svg:viewBox="0 0 27 28" draw:points="0,0 27,0 27,28 0,28">
            <text:p/>
          </draw:polygon>
          <draw:polygon draw:style-name="gr7" draw:text-style-name="P5" draw:layer="layout" svg:width="0.026cm" svg:height="0.027cm" svg:x="4.478cm" svg:y="1.376cm" svg:viewBox="0 0 27 28" draw:points="0,0 27,0 27,28 0,28">
            <text:p/>
          </draw:polygon>
          <draw:polygon draw:style-name="gr7" draw:text-style-name="P5" draw:layer="layout" svg:width="0.026cm" svg:height="0.027cm" svg:x="4.411cm" svg:y="1.342cm" svg:viewBox="0 0 27 28" draw:points="0,0 27,0 27,28 0,28">
            <text:p/>
          </draw:polygon>
          <draw:polygon draw:style-name="gr7" draw:text-style-name="P5" draw:layer="layout" svg:width="0.026cm" svg:height="0.027cm" svg:x="4.529cm" svg:y="1.376cm" svg:viewBox="0 0 27 28" draw:points="0,0 27,0 27,28 0,28">
            <text:p/>
          </draw:polygon>
          <draw:polygon draw:style-name="gr7" draw:text-style-name="P5" draw:layer="layout" svg:width="0.026cm" svg:height="0.027cm" svg:x="4.606cm" svg:y="1.293cm" svg:viewBox="0 0 27 28" draw:points="0,0 27,0 27,28 0,28">
            <text:p/>
          </draw:polygon>
          <draw:polygon draw:style-name="gr8" draw:text-style-name="P6" draw:layer="layout" svg:width="0.026cm" svg:height="0.027cm" svg:x="4.581cm" svg:y="1.376cm" svg:viewBox="0 0 27 28" draw:points="0,0 27,0 27,28 0,28">
            <text:p/>
          </draw:polygon>
          <draw:polygon draw:style-name="gr9" draw:text-style-name="P7" draw:layer="layout" svg:width="0.026cm" svg:height="0.027cm" svg:x="4.552cm" svg:y="1.346cm" svg:viewBox="0 0 27 28" draw:points="0,0 27,0 27,28 0,28">
            <text:p/>
          </draw:polygon>
          <draw:polygon draw:style-name="gr9" draw:text-style-name="P7" draw:layer="layout" svg:width="0.026cm" svg:height="0.027cm" svg:x="4.441cm" svg:y="1.317cm" svg:viewBox="0 0 27 28" draw:points="0,0 27,0 27,28 0,28">
            <text:p/>
          </draw:polygon>
          <draw:polygon draw:style-name="gr7" draw:text-style-name="P5" draw:layer="layout" svg:width="0.026cm" svg:height="0.027cm" svg:x="4.627cm" svg:y="1.381cm" svg:viewBox="0 0 27 28" draw:points="0,0 27,0 27,28 0,28">
            <text:p/>
          </draw:polygon>
          <draw:polygon draw:style-name="gr7" draw:text-style-name="P5" draw:layer="layout" svg:width="0.026cm" svg:height="0.027cm" svg:x="4.647cm" svg:y="1.31cm" svg:viewBox="0 0 27 28" draw:points="0,0 27,0 27,28 0,28">
            <text:p/>
          </draw:polygon>
          <draw:polygon draw:style-name="gr9" draw:text-style-name="P7" draw:layer="layout" svg:width="0.026cm" svg:height="0.027cm" svg:x="4.66cm" svg:y="1.361cm" svg:viewBox="0 0 27 28" draw:points="0,0 27,0 27,28 0,28">
            <text:p/>
          </draw:polygon>
          <draw:polygon draw:style-name="gr8" draw:text-style-name="P6" draw:layer="layout" svg:width="0.026cm" svg:height="0.027cm" svg:x="4.682cm" svg:y="1.282cm" svg:viewBox="0 0 27 28" draw:points="0,0 27,0 27,28 0,28">
            <text:p/>
          </draw:polygon>
          <draw:polygon draw:style-name="gr9" draw:text-style-name="P7" draw:layer="layout" svg:width="0.026cm" svg:height="0.027cm" svg:x="4.762cm" svg:y="1.376cm" svg:viewBox="0 0 27 28" draw:points="0,0 27,0 27,28 0,28">
            <text:p/>
          </draw:polygon>
          <draw:polygon draw:style-name="gr8" draw:text-style-name="P6" draw:layer="layout" svg:width="0.026cm" svg:height="0.027cm" svg:x="4.61cm" svg:y="1.338cm" svg:viewBox="0 0 27 28" draw:points="0,0 27,0 27,28 0,28">
            <text:p/>
          </draw:polygon>
          <draw:polygon draw:style-name="gr9" draw:text-style-name="P7" draw:layer="layout" svg:width="0.026cm" svg:height="0.027cm" svg:x="4.87cm" svg:y="1.344cm" svg:viewBox="0 0 27 28" draw:points="0,0 27,0 27,28 0,28">
            <text:p/>
          </draw:polygon>
          <draw:polygon draw:style-name="gr8" draw:text-style-name="P6" draw:layer="layout" svg:width="0.026cm" svg:height="0.027cm" svg:x="4.84cm" svg:y="1.376cm" svg:viewBox="0 0 27 28" draw:points="0,0 27,0 27,28 0,28">
            <text:p/>
          </draw:polygon>
          <draw:polygon draw:style-name="gr9" draw:text-style-name="P7" draw:layer="layout" svg:width="0.026cm" svg:height="0.027cm" svg:x="5.117cm" svg:y="1.269cm" svg:viewBox="0 0 27 28" draw:points="0,0 27,0 27,28 0,28">
            <text:p/>
          </draw:polygon>
          <draw:polygon draw:style-name="gr9" draw:text-style-name="P7" draw:layer="layout" svg:width="0.026cm" svg:height="0.027cm" svg:x="5.014cm" svg:y="1.393cm" svg:viewBox="0 0 27 28" draw:points="0,0 27,0 27,28 0,28">
            <text:p/>
          </draw:polygon>
          <draw:polygon draw:style-name="gr9" draw:text-style-name="P7" draw:layer="layout" svg:width="0.026cm" svg:height="0.027cm" svg:x="4.917cm" svg:y="1.376cm" svg:viewBox="0 0 27 28" draw:points="0,0 27,0 27,28 0,28">
            <text:p/>
          </draw:polygon>
        </draw:g>
        <draw:frame draw:style-name="gr10" draw:text-style-name="P9" draw:layer="layout" svg:width="9.5cm" svg:height="1.205cm" svg:x="0.349cm" svg:y="4.139cm">
          <draw:text-box>
            <text:p text:style-name="P8"><text:span text:style-name="T1">Av. Marcondes de Brito, 86 – Sala 2 - </text:span><text:span text:style-name="T2">Chácara Seis de Outubro - <text:s/>SP</text:span></text:p>
            <text:p text:style-name="P8"><text:span text:style-name="T3">Tel: (11) 5555-3428 - (11) 98617-</text:span><text:span text:style-name="T4">13</text:span><text:span text:style-name="T4">04 - www.ctdtecnologia.com.br</text:span></text:p>
          </draw:text-box>
        </draw:frame>
      </draw:page>
      <draw:page draw:name="page2" draw:style-name="dp1" draw:master-page-name="PM1">
        <draw:path draw:style-name="gr11" draw:text-style-name="P3" draw:layer="layout" svg:width="3.568cm" svg:height="0.247cm" svg:x="2.714cm" svg:y="2.725cm" svg:viewBox="0 0 3569 248" svg:d="M134 31v202c0 10-5 15-16 15s-17-5-17-15v-202h-90c-8 0-11-5-11-16 0-8 3-13 11-13h213c8 0 12 5 12 13 0 11-4 16-12 16zM134 31zM284 111h192c7 0 11 5 11 14 0 10-4 15-11 15h-192v47c0 20 17 31 52 31h140c8 0 12 5 12 14 0 10-4 14-12 14h-141c-56 0-84-19-84-58v-125c0-41 29-61 88-61h37c8 0 12 5 12 15 0 9-4 14-12 14h-25c-45 0-67 10-67 32zM284 111zM611 31c-37 0-55 9-55 28v125c0 23 20 34 60 34h120c8 0 12 5 12 14 0 10-4 14-12 14h-124c-59 0-88-20-88-61v-126c0-38 28-57 86-57h126c8 0 12 5 12 14 0 10-4 15-12 15zM611 31zM1046 224c0 8-2 14-6 18s-9 6-14 6c-2 0-5 0-7-1-3-1-6-3-8-6l-193-193v185c0 10-5 15-16 15-10 0-16-5-16-15v-210c0-8 2-13 6-16 5-4 9-6 14-6 3 0 6 1 9 2s5 2 8 5l191 190v-183c0-10 5-15 16-15s16 5 16 15zM1046 224zM1307 68c0-25-18-37-53-37h-78c-38 0-56 12-56 37v114c0 24 18 36 56 36h76c37 0 55-12 55-36zM1307 68zM1340 182c0 43-32 64-97 64h-60c-64 0-96-21-96-64v-116c0-43 32-64 96-64h60c65 0 97 21 97 64zM1340 182zM1480 246c-67 0-101-20-101-63v-168c0-10 5-15 16-15s17 5 17 15v168c0 24 22 35 67 35h127c8 0 12 5 12 15 0 9-4 13-12 13zM1480 246zM1854 68c0-25-17-37-53-37h-79c-38 0-56 12-56 37v114c0 24 18 36 56 36h77c37 0 55-12 55-36zM1854 68zM1887 182c0 43-32 64-96 64h-62c-64 0-96-21-96-64v-116c0-43 32-64 96-64h62c64 0 96 21 96 64zM1887 182zM2182 188c0 39-27 58-81 58h-88c-59 0-89-19-89-58v-128c0-39 30-58 90-58h34c8 0 12 5 12 14 0 10-4 15-12 15h-25c-44 0-66 9-66 29v128c0 20 19 30 57 30h87c33 0 49-10 49-29v-66c0-10 5-15 16-15s16 5 16 15zM2182 188zM2261 233c0 10-5 15-16 15s-17-5-17-15v-218c0-10 6-15 17-15s16 5 16 15zM2261 233zM2374 150h132l-65-117zM2374 150zM2525 179h-168l-36 61c-2 3-4 5-6 6-2 2-4 2-5 2-5 0-9-1-13-4-3-3-5-7-5-12 0-3 1-6 3-10l125-210c2-4 5-7 9-9s8-3 12-3c8 0 15 4 20 12l126 210c1 2 2 4 3 5 0 2 0 3 0 5 0 5-1 9-5 11-3 3-7 5-11 5-2 0-5-1-7-2-3-2-5-4-7-6zM2525 179zM2769 111h192c8 0 11 5 11 14 0 10-3 15-11 15h-192v47c0 20 18 31 53 31h139c8 0 12 5 12 14 0 10-4 14-12 14h-140c-57 0-85-19-85-58v-125c0-41 29-61 88-61h38c7 0 11 5 11 15 0 9-4 14-11 14h-26c-45 0-67 10-67 32zM2769 111zM3239 63c0-22-18-32-54-32h-140v90h146c32 0 48-9 48-26zM3239 63zM3271 91c0 39-28 58-83 58h-80l138 69c6 3 9 7 9 12s-2 9-4 13c-3 3-6 5-11 5-2 0-4 0-6-2l-189-99v86c0 10-5 15-16 15s-17-5-17-15v-219c0-8 4-12 11-12h157c61 0 91 21 91 63zM3271 91zM3537 59c0-19-17-28-51-28h-145v96h143c35 0 53-10 53-30zM3537 59zM3569 99c0 38-29 57-89 57h-139v77c0 10-6 15-17 15-10 0-16-5-16-15v-219c0-8 4-12 11-12h163c58 0 87 18 87 54z">
          <text:p/>
        </draw:path>
        <draw:path draw:style-name="gr6" draw:text-style-name="P3" draw:layer="layout" svg:width="0.519cm" svg:height="0.953cm" svg:x="5.036cm" svg:y="1.419cm" svg:viewBox="0 0 520 954" svg:d="M520 954v-144l-303 1c-5 0-12-1-20-3s-15-6-22-11c-6-6-12-12-17-21-5-8-7-18-7-31v-537c0-11 2-21 7-30 5-8 11-15 17-20 7-5 14-9 22-12s15-4 20-4l302 1 1-143h-312c-39 0-71 4-99 14-26 10-48 23-64 41s-28 39-35 65c-7 25-10 54-10 87v540c0 32 3 61 10 87 7 25 19 47 35 65s38 32 64 41c28 9 60 14 99 14z">
          <text:p/>
        </draw:path>
        <draw:polygon draw:style-name="gr6" draw:text-style-name="P3" draw:layer="layout" svg:width="0.156cm" svg:height="0.625cm" svg:x="4.357cm" svg:y="1.558cm" svg:viewBox="0 0 157 626" draw:points="0,0 157,0 157,626 0,626">
          <text:p/>
        </draw:polygon>
        <draw:polygon draw:style-name="gr6" draw:text-style-name="P3" draw:layer="layout" svg:width="0.026cm" svg:height="0.027cm" svg:x="2.647cm" svg:y="1.538cm" svg:viewBox="0 0 27 28" draw:points="0,0 27,0 27,28 0,28">
          <text:p/>
        </draw:polygon>
        <draw:polygon draw:style-name="gr6" draw:text-style-name="P3" draw:layer="layout" svg:width="0.026cm" svg:height="0.027cm" svg:x="2.77cm" svg:y="1.564cm" svg:viewBox="0 0 27 28" draw:points="0,0 27,0 27,28 0,28">
          <text:p/>
        </draw:polygon>
        <draw:polygon draw:style-name="gr6" draw:text-style-name="P3" draw:layer="layout" svg:width="0.026cm" svg:height="0.027cm" svg:x="2.704cm" svg:y="1.583cm" svg:viewBox="0 0 27 28" draw:points="0,0 27,0 27,28 0,28">
          <text:p/>
        </draw:polygon>
        <draw:polygon draw:style-name="gr6" draw:text-style-name="P3" draw:layer="layout" svg:width="0.026cm" svg:height="0.027cm" svg:x="2.767cm" svg:y="1.7cm" svg:viewBox="0 0 27 28" draw:points="0,0 27,0 27,28 0,28">
          <text:p/>
        </draw:polygon>
        <draw:polygon draw:style-name="gr6" draw:text-style-name="P3" draw:layer="layout" svg:width="0.026cm" svg:height="0.027cm" svg:x="2.641cm" svg:y="1.405cm" svg:viewBox="0 0 27 28" draw:points="0,0 27,0 27,28 0,28">
          <text:p/>
        </draw:polygon>
        <draw:polygon draw:style-name="gr6" draw:text-style-name="P3" draw:layer="layout" svg:width="0.026cm" svg:height="0.027cm" svg:x="2.75cm" svg:y="1.651cm" svg:viewBox="0 0 27 28" draw:points="0,0 27,0 27,28 0,28">
          <text:p/>
        </draw:polygon>
        <draw:polygon draw:style-name="gr6" draw:text-style-name="P3" draw:layer="layout" svg:width="0.026cm" svg:height="0.027cm" svg:x="2.763cm" svg:y="1.756cm" svg:viewBox="0 0 27 28" draw:points="0,0 27,0 27,28 0,28">
          <text:p/>
        </draw:polygon>
        <draw:polygon draw:style-name="gr6" draw:text-style-name="P3" draw:layer="layout" svg:width="0.026cm" svg:height="0.027cm" svg:x="2.787cm" svg:y="1.819cm" svg:viewBox="0 0 27 28" draw:points="0,0 27,0 27,28 0,28">
          <text:p/>
        </draw:polygon>
        <draw:polygon draw:style-name="gr6" draw:text-style-name="P3" draw:layer="layout" svg:width="0.026cm" svg:height="0.027cm" svg:x="2.695cm" svg:y="1.726cm" svg:viewBox="0 0 27 28" draw:points="0,0 27,0 27,28 0,28">
          <text:p/>
        </draw:polygon>
        <draw:polygon draw:style-name="gr6" draw:text-style-name="P3" draw:layer="layout" svg:width="0.026cm" svg:height="0.027cm" svg:x="2.653cm" svg:y="1.594cm" svg:viewBox="0 0 27 28" draw:points="0,0 27,0 27,28 0,28">
          <text:p/>
        </draw:polygon>
        <draw:polygon draw:style-name="gr6" draw:text-style-name="P3" draw:layer="layout" svg:width="0.026cm" svg:height="0.027cm" svg:x="2.703cm" svg:y="1.791cm" svg:viewBox="0 0 27 28" draw:points="0,0 27,0 27,28 0,28">
          <text:p/>
        </draw:polygon>
        <draw:polygon draw:style-name="gr6" draw:text-style-name="P3" draw:layer="layout" svg:width="0.026cm" svg:height="0.027cm" svg:x="2.742cm" svg:y="1.842cm" svg:viewBox="0 0 27 28" draw:points="0,0 27,0 27,28 0,28">
          <text:p/>
        </draw:polygon>
        <draw:polygon draw:style-name="gr6" draw:text-style-name="P3" draw:layer="layout" svg:width="0.026cm" svg:height="0.027cm" svg:x="2.802cm" svg:y="1.89cm" svg:viewBox="0 0 27 28" draw:points="0,0 27,0 27,28 0,28">
          <text:p/>
        </draw:polygon>
        <draw:polygon draw:style-name="gr6" draw:text-style-name="P3" draw:layer="layout" svg:width="0.026cm" svg:height="0.027cm" svg:x="2.724cm" svg:y="1.898cm" svg:viewBox="0 0 27 28" draw:points="0,0 27,0 27,28 0,28">
          <text:p/>
        </draw:polygon>
        <draw:polygon draw:style-name="gr6" draw:text-style-name="P3" draw:layer="layout" svg:width="0.026cm" svg:height="0.027cm" svg:x="2.795cm" svg:y="1.977cm" svg:viewBox="0 0 27 28" draw:points="0,0 27,0 27,28 0,28">
          <text:p/>
        </draw:polygon>
        <draw:polygon draw:style-name="gr6" draw:text-style-name="P3" draw:layer="layout" svg:width="0.026cm" svg:height="0.027cm" svg:x="2.745cm" svg:y="1.955cm" svg:viewBox="0 0 27 28" draw:points="0,0 27,0 27,28 0,28">
          <text:p/>
        </draw:polygon>
        <draw:polygon draw:style-name="gr6" draw:text-style-name="P3" draw:layer="layout" svg:width="0.026cm" svg:height="0.027cm" svg:x="2.805cm" svg:y="2.037cm" svg:viewBox="0 0 27 28" draw:points="0,0 27,0 27,28 0,28">
          <text:p/>
        </draw:polygon>
        <draw:polygon draw:style-name="gr6" draw:text-style-name="P3" draw:layer="layout" svg:width="0.026cm" svg:height="0.027cm" svg:x="2.742cm" svg:y="2.012cm" svg:viewBox="0 0 27 28" draw:points="0,0 27,0 27,28 0,28">
          <text:p/>
        </draw:polygon>
        <draw:polygon draw:style-name="gr6" draw:text-style-name="P3" draw:layer="layout" svg:width="0.026cm" svg:height="0.027cm" svg:x="2.737cm" svg:y="2.062cm" svg:viewBox="0 0 27 28" draw:points="0,0 27,0 27,28 0,28">
          <text:p/>
        </draw:polygon>
        <draw:polygon draw:style-name="gr6" draw:text-style-name="P3" draw:layer="layout" svg:width="0.026cm" svg:height="0.027cm" svg:x="2.854cm" svg:y="2.1cm" svg:viewBox="0 0 27 28" draw:points="0,0 27,0 27,28 0,28">
          <text:p/>
        </draw:polygon>
        <draw:polygon draw:style-name="gr6" draw:text-style-name="P3" draw:layer="layout" svg:width="0.026cm" svg:height="0.027cm" svg:x="2.818cm" svg:y="2.101cm" svg:viewBox="0 0 27 28" draw:points="0,0 27,0 27,28 0,28">
          <text:p/>
        </draw:polygon>
        <draw:polygon draw:style-name="gr6" draw:text-style-name="P3" draw:layer="layout" svg:width="0.026cm" svg:height="0.027cm" svg:x="2.8cm" svg:y="2.167cm" svg:viewBox="0 0 27 28" draw:points="0,0 27,0 27,28 0,28">
          <text:p/>
        </draw:polygon>
        <draw:polygon draw:style-name="gr6" draw:text-style-name="P3" draw:layer="layout" svg:width="0.026cm" svg:height="0.027cm" svg:x="2.841cm" svg:y="2.194cm" svg:viewBox="0 0 27 28" draw:points="0,0 27,0 27,28 0,28">
          <text:p/>
        </draw:polygon>
        <draw:polygon draw:style-name="gr6" draw:text-style-name="P3" draw:layer="layout" svg:width="0.026cm" svg:height="0.027cm" svg:x="2.603cm" svg:y="2.306cm" svg:viewBox="0 0 27 28" draw:points="0,0 27,0 27,28 0,28">
          <text:p/>
        </draw:polygon>
        <draw:polygon draw:style-name="gr6" draw:text-style-name="P3" draw:layer="layout" svg:width="0.026cm" svg:height="0.027cm" svg:x="2.722cm" svg:y="1.502cm" svg:viewBox="0 0 27 28" draw:points="0,0 27,0 27,28 0,28">
          <text:p/>
        </draw:polygon>
        <draw:polygon draw:style-name="gr6" draw:text-style-name="P3" draw:layer="layout" svg:width="0.026cm" svg:height="0.027cm" svg:x="2.556cm" svg:y="1.438cm" svg:viewBox="0 0 27 28" draw:points="0,0 27,0 27,28 0,28">
          <text:p/>
        </draw:polygon>
        <draw:polygon draw:style-name="gr6" draw:text-style-name="P3" draw:layer="layout" svg:width="0.026cm" svg:height="0.027cm" svg:x="2.645cm" svg:y="1.471cm" svg:viewBox="0 0 27 28" draw:points="0,0 27,0 27,28 0,28">
          <text:p/>
        </draw:polygon>
        <draw:polygon draw:style-name="gr6" draw:text-style-name="P3" draw:layer="layout" svg:width="0.026cm" svg:height="0.027cm" svg:x="2.577cm" svg:y="1.511cm" svg:viewBox="0 0 27 28" draw:points="0,0 27,0 27,28 0,28">
          <text:p/>
        </draw:polygon>
        <draw:polygon draw:style-name="gr6" draw:text-style-name="P3" draw:layer="layout" svg:width="0.026cm" svg:height="0.027cm" svg:x="2.807cm" svg:y="1.624cm" svg:viewBox="0 0 27 28" draw:points="0,0 27,0 27,28 0,28">
          <text:p/>
        </draw:polygon>
        <draw:polygon draw:style-name="gr6" draw:text-style-name="P3" draw:layer="layout" svg:width="0.026cm" svg:height="0.027cm" svg:x="2.825cm" svg:y="1.586cm" svg:viewBox="0 0 27 28" draw:points="0,0 27,0 27,28 0,28">
          <text:p/>
        </draw:polygon>
        <draw:polygon draw:style-name="gr6" draw:text-style-name="P3" draw:layer="layout" svg:width="0.026cm" svg:height="0.027cm" svg:x="2.818cm" svg:y="1.683cm" svg:viewBox="0 0 27 28" draw:points="0,0 27,0 27,28 0,28">
          <text:p/>
        </draw:polygon>
        <draw:polygon draw:style-name="gr6" draw:text-style-name="P3" draw:layer="layout" svg:width="0.026cm" svg:height="0.027cm" svg:x="2.71cm" svg:y="1.648cm" svg:viewBox="0 0 27 28" draw:points="0,0 27,0 27,28 0,28">
          <text:p/>
        </draw:polygon>
        <draw:polygon draw:style-name="gr6" draw:text-style-name="P3" draw:layer="layout" svg:width="0.026cm" svg:height="0.027cm" svg:x="2.862cm" svg:y="1.727cm" svg:viewBox="0 0 27 28" draw:points="0,0 27,0 27,28 0,28">
          <text:p/>
        </draw:polygon>
        <draw:polygon draw:style-name="gr6" draw:text-style-name="P3" draw:layer="layout" svg:width="0.026cm" svg:height="0.027cm" svg:x="2.818cm" svg:y="1.801cm" svg:viewBox="0 0 27 28" draw:points="0,0 27,0 27,28 0,28">
          <text:p/>
        </draw:polygon>
        <draw:polygon draw:style-name="gr6" draw:text-style-name="P3" draw:layer="layout" svg:width="0.026cm" svg:height="0.027cm" svg:x="2.88cm" svg:y="1.802cm" svg:viewBox="0 0 27 28" draw:points="0,0 27,0 27,28 0,28">
          <text:p/>
        </draw:polygon>
        <draw:polygon draw:style-name="gr6" draw:text-style-name="P3" draw:layer="layout" svg:width="0.026cm" svg:height="0.027cm" svg:x="2.862cm" svg:y="1.837cm" svg:viewBox="0 0 27 28" draw:points="0,0 27,0 27,28 0,28">
          <text:p/>
        </draw:polygon>
        <draw:polygon draw:style-name="gr6" draw:text-style-name="P3" draw:layer="layout" svg:width="0.026cm" svg:height="0.027cm" svg:x="2.813cm" svg:y="1.851cm" svg:viewBox="0 0 27 28" draw:points="0,0 27,0 27,28 0,28">
          <text:p/>
        </draw:polygon>
        <draw:polygon draw:style-name="gr6" draw:text-style-name="P3" draw:layer="layout" svg:width="0.026cm" svg:height="0.027cm" svg:x="2.88cm" svg:y="1.883cm" svg:viewBox="0 0 27 28" draw:points="0,0 27,0 27,28 0,28">
          <text:p/>
        </draw:polygon>
        <draw:polygon draw:style-name="gr6" draw:text-style-name="P3" draw:layer="layout" svg:width="0.026cm" svg:height="0.027cm" svg:x="2.86cm" svg:y="1.923cm" svg:viewBox="0 0 27 28" draw:points="0,0 27,0 27,28 0,28">
          <text:p/>
        </draw:polygon>
        <draw:polygon draw:style-name="gr6" draw:text-style-name="P3" draw:layer="layout" svg:width="0.026cm" svg:height="0.027cm" svg:x="2.766cm" svg:y="1.89cm" svg:viewBox="0 0 27 28" draw:points="0,0 27,0 27,28 0,28">
          <text:p/>
        </draw:polygon>
        <draw:polygon draw:style-name="gr6" draw:text-style-name="P3" draw:layer="layout" svg:width="0.026cm" svg:height="0.027cm" svg:x="2.88cm" svg:y="1.964cm" svg:viewBox="0 0 27 28" draw:points="0,0 27,0 27,28 0,28">
          <text:p/>
        </draw:polygon>
        <draw:polygon draw:style-name="gr6" draw:text-style-name="P3" draw:layer="layout" svg:width="0.026cm" svg:height="0.027cm" svg:x="2.813cm" svg:y="1.934cm" svg:viewBox="0 0 27 28" draw:points="0,0 27,0 27,28 0,28">
          <text:p/>
        </draw:polygon>
        <draw:polygon draw:style-name="gr6" draw:text-style-name="P3" draw:layer="layout" svg:width="0.026cm" svg:height="0.027cm" svg:x="2.839cm" svg:y="2.008cm" svg:viewBox="0 0 27 28" draw:points="0,0 27,0 27,28 0,28">
          <text:p/>
        </draw:polygon>
        <draw:polygon draw:style-name="gr6" draw:text-style-name="P3" draw:layer="layout" svg:width="0.026cm" svg:height="0.027cm" svg:x="2.87cm" svg:y="2.025cm" svg:viewBox="0 0 27 28" draw:points="0,0 27,0 27,28 0,28">
          <text:p/>
        </draw:polygon>
        <draw:polygon draw:style-name="gr6" draw:text-style-name="P3" draw:layer="layout" svg:width="0.026cm" svg:height="0.027cm" svg:x="2.852cm" svg:y="2.065cm" svg:viewBox="0 0 27 28" draw:points="0,0 27,0 27,28 0,28">
          <text:p/>
        </draw:polygon>
        <draw:polygon draw:style-name="gr6" draw:text-style-name="P3" draw:layer="layout" svg:width="0.026cm" svg:height="0.027cm" svg:x="2.88cm" svg:y="2.1cm" svg:viewBox="0 0 27 28" draw:points="0,0 27,0 27,28 0,28">
          <text:p/>
        </draw:polygon>
        <draw:polygon draw:style-name="gr6" draw:text-style-name="P3" draw:layer="layout" svg:width="0.026cm" svg:height="0.027cm" svg:x="2.878cm" svg:y="2.142cm" svg:viewBox="0 0 27 28" draw:points="0,0 27,0 27,28 0,28">
          <text:p/>
        </draw:polygon>
        <draw:polygon draw:style-name="gr6" draw:text-style-name="P3" draw:layer="layout" svg:width="0.026cm" svg:height="0.027cm" svg:x="2.841cm" svg:y="2.138cm" svg:viewBox="0 0 27 28" draw:points="0,0 27,0 27,28 0,28">
          <text:p/>
        </draw:polygon>
        <draw:polygon draw:style-name="gr6" draw:text-style-name="P3" draw:layer="layout" svg:width="0.026cm" svg:height="0.027cm" svg:x="2.88cm" svg:y="2.181cm" svg:viewBox="0 0 27 28" draw:points="0,0 27,0 27,28 0,28">
          <text:p/>
        </draw:polygon>
        <draw:polygon draw:style-name="gr6" draw:text-style-name="P3" draw:layer="layout" svg:width="0.026cm" svg:height="0.027cm" svg:x="2.82cm" svg:y="2.231cm" svg:viewBox="0 0 27 28" draw:points="0,0 27,0 27,28 0,28">
          <text:p/>
        </draw:polygon>
        <draw:polygon draw:style-name="gr6" draw:text-style-name="P3" draw:layer="layout" svg:width="0.026cm" svg:height="0.027cm" svg:x="2.867cm" svg:y="2.235cm" svg:viewBox="0 0 27 28" draw:points="0,0 27,0 27,28 0,28">
          <text:p/>
        </draw:polygon>
        <draw:polygon draw:style-name="gr6" draw:text-style-name="P3" draw:layer="layout" svg:width="0.026cm" svg:height="0.027cm" svg:x="2.696cm" svg:y="1.451cm" svg:viewBox="0 0 27 28" draw:points="0,0 27,0 27,28 0,28">
          <text:p/>
        </draw:polygon>
        <draw:polygon draw:style-name="gr6" draw:text-style-name="P3" draw:layer="layout" svg:width="0.026cm" svg:height="0.027cm" svg:x="2.824cm" svg:y="1.471cm" svg:viewBox="0 0 27 28" draw:points="0,0 27,0 27,28 0,28">
          <text:p/>
        </draw:polygon>
        <draw:polygon draw:style-name="gr6" draw:text-style-name="P3" draw:layer="layout" svg:width="0.026cm" svg:height="0.027cm" svg:x="2.755cm" svg:y="1.464cm" svg:viewBox="0 0 27 28" draw:points="0,0 27,0 27,28 0,28">
          <text:p/>
        </draw:polygon>
        <draw:polygon draw:style-name="gr6" draw:text-style-name="P3" draw:layer="layout" svg:width="0.026cm" svg:height="0.027cm" svg:x="2.538cm" svg:y="1.496cm" svg:viewBox="0 0 27 28" draw:points="0,0 27,0 27,28 0,28">
          <text:p/>
        </draw:polygon>
        <draw:polygon draw:style-name="gr6" draw:text-style-name="P3" draw:layer="layout" svg:width="0.026cm" svg:height="0.027cm" svg:x="2.616cm" svg:y="1.442cm" svg:viewBox="0 0 27 28" draw:points="0,0 27,0 27,28 0,28">
          <text:p/>
        </draw:polygon>
        <draw:polygon draw:style-name="gr6" draw:text-style-name="P3" draw:layer="layout" svg:width="0.026cm" svg:height="0.027cm" svg:x="2.891cm" svg:y="1.586cm" svg:viewBox="0 0 27 28" draw:points="0,0 27,0 27,28 0,28">
          <text:p/>
        </draw:polygon>
        <draw:polygon draw:style-name="gr6" draw:text-style-name="P3" draw:layer="layout" svg:width="0.026cm" svg:height="0.027cm" svg:x="2.907cm" svg:y="1.64cm" svg:viewBox="0 0 27 28" draw:points="0,0 27,0 27,28 0,28">
          <text:p/>
        </draw:polygon>
        <draw:polygon draw:style-name="gr6" draw:text-style-name="P3" draw:layer="layout" svg:width="0.026cm" svg:height="0.027cm" svg:x="2.854cm" svg:y="1.664cm" svg:viewBox="0 0 27 28" draw:points="0,0 27,0 27,28 0,28">
          <text:p/>
        </draw:polygon>
        <draw:polygon draw:style-name="gr6" draw:text-style-name="P3" draw:layer="layout" svg:width="0.026cm" svg:height="0.027cm" svg:x="2.815cm" svg:y="1.738cm" svg:viewBox="0 0 27 28" draw:points="0,0 27,0 27,28 0,28">
          <text:p/>
        </draw:polygon>
        <draw:polygon draw:style-name="gr6" draw:text-style-name="P3" draw:layer="layout" svg:width="0.026cm" svg:height="0.027cm" svg:x="2.907cm" svg:y="1.721cm" svg:viewBox="0 0 27 28" draw:points="0,0 27,0 27,28 0,28">
          <text:p/>
        </draw:polygon>
        <draw:polygon draw:style-name="gr6" draw:text-style-name="P3" draw:layer="layout" svg:width="0.026cm" svg:height="0.027cm" svg:x="2.907cm" svg:y="1.748cm" svg:viewBox="0 0 27 28" draw:points="0,0 27,0 27,28 0,28">
          <text:p/>
        </draw:polygon>
        <draw:polygon draw:style-name="gr6" draw:text-style-name="P3" draw:layer="layout" svg:width="0.026cm" svg:height="0.027cm" svg:x="2.907cm" svg:y="1.775cm" svg:viewBox="0 0 27 28" draw:points="0,0 27,0 27,28 0,28">
          <text:p/>
        </draw:polygon>
        <draw:polygon draw:style-name="gr6" draw:text-style-name="P3" draw:layer="layout" svg:width="0.026cm" svg:height="0.027cm" svg:x="2.907cm" svg:y="1.802cm" svg:viewBox="0 0 27 28" draw:points="0,0 27,0 27,28 0,28">
          <text:p/>
        </draw:polygon>
        <draw:polygon draw:style-name="gr6" draw:text-style-name="P3" draw:layer="layout" svg:width="0.026cm" svg:height="0.027cm" svg:x="2.907cm" svg:y="1.829cm" svg:viewBox="0 0 27 28" draw:points="0,0 27,0 27,28 0,28">
          <text:p/>
        </draw:polygon>
        <draw:polygon draw:style-name="gr6" draw:text-style-name="P3" draw:layer="layout" svg:width="0.026cm" svg:height="0.027cm" svg:x="2.907cm" svg:y="1.856cm" svg:viewBox="0 0 27 28" draw:points="0,0 27,0 27,28 0,28">
          <text:p/>
        </draw:polygon>
        <draw:polygon draw:style-name="gr6" draw:text-style-name="P3" draw:layer="layout" svg:width="0.026cm" svg:height="0.027cm" svg:x="2.907cm" svg:y="1.883cm" svg:viewBox="0 0 27 28" draw:points="0,0 27,0 27,28 0,28">
          <text:p/>
        </draw:polygon>
        <draw:polygon draw:style-name="gr6" draw:text-style-name="P3" draw:layer="layout" svg:width="0.026cm" svg:height="0.027cm" svg:x="2.749cm" svg:y="1.796cm" svg:viewBox="0 0 27 28" draw:points="0,0 27,0 27,28 0,28">
          <text:p/>
        </draw:polygon>
        <draw:polygon draw:style-name="gr6" draw:text-style-name="P3" draw:layer="layout" svg:width="0.026cm" svg:height="0.027cm" svg:x="2.907cm" svg:y="1.937cm" svg:viewBox="0 0 27 28" draw:points="0,0 27,0 27,28 0,28">
          <text:p/>
        </draw:polygon>
        <draw:polygon draw:style-name="gr6" draw:text-style-name="P3" draw:layer="layout" svg:width="0.026cm" svg:height="0.027cm" svg:x="2.907cm" svg:y="1.964cm" svg:viewBox="0 0 27 28" draw:points="0,0 27,0 27,28 0,28">
          <text:p/>
        </draw:polygon>
        <draw:polygon draw:style-name="gr6" draw:text-style-name="P3" draw:layer="layout" svg:width="0.026cm" svg:height="0.027cm" svg:x="2.907cm" svg:y="1.991cm" svg:viewBox="0 0 27 28" draw:points="0,0 27,0 27,28 0,28">
          <text:p/>
        </draw:polygon>
        <draw:polygon draw:style-name="gr6" draw:text-style-name="P3" draw:layer="layout" svg:width="0.026cm" svg:height="0.027cm" svg:x="2.907cm" svg:y="2.019cm" svg:viewBox="0 0 27 28" draw:points="0,0 27,0 27,28 0,28">
          <text:p/>
        </draw:polygon>
        <draw:polygon draw:style-name="gr6" draw:text-style-name="P3" draw:layer="layout" svg:width="0.026cm" svg:height="0.027cm" svg:x="2.907cm" svg:y="2.046cm" svg:viewBox="0 0 27 28" draw:points="0,0 27,0 27,28 0,28">
          <text:p/>
        </draw:polygon>
        <draw:polygon draw:style-name="gr6" draw:text-style-name="P3" draw:layer="layout" svg:width="0.026cm" svg:height="0.027cm" svg:x="2.907cm" svg:y="2.073cm" svg:viewBox="0 0 27 28" draw:points="0,0 27,0 27,28 0,28">
          <text:p/>
        </draw:polygon>
        <draw:polygon draw:style-name="gr6" draw:text-style-name="P3" draw:layer="layout" svg:width="0.026cm" svg:height="0.027cm" svg:x="2.907cm" svg:y="2.1cm" svg:viewBox="0 0 27 28" draw:points="0,0 27,0 27,28 0,28">
          <text:p/>
        </draw:polygon>
        <draw:polygon draw:style-name="gr6" draw:text-style-name="P3" draw:layer="layout" svg:width="0.026cm" svg:height="0.027cm" svg:x="2.907cm" svg:y="2.127cm" svg:viewBox="0 0 27 28" draw:points="0,0 27,0 27,28 0,28">
          <text:p/>
        </draw:polygon>
        <draw:polygon draw:style-name="gr6" draw:text-style-name="P3" draw:layer="layout" svg:width="0.026cm" svg:height="0.027cm" svg:x="2.907cm" svg:y="2.154cm" svg:viewBox="0 0 27 28" draw:points="0,0 27,0 27,28 0,28">
          <text:p/>
        </draw:polygon>
        <draw:polygon draw:style-name="gr6" draw:text-style-name="P3" draw:layer="layout" svg:width="0.026cm" svg:height="0.027cm" svg:x="2.907cm" svg:y="2.181cm" svg:viewBox="0 0 27 28" draw:points="0,0 27,0 27,28 0,28">
          <text:p/>
        </draw:polygon>
        <draw:polygon draw:style-name="gr6" draw:text-style-name="P3" draw:layer="layout" svg:width="0.026cm" svg:height="0.027cm" svg:x="2.907cm" svg:y="2.208cm" svg:viewBox="0 0 27 28" draw:points="0,0 27,0 27,28 0,28">
          <text:p/>
        </draw:polygon>
        <draw:polygon draw:style-name="gr6" draw:text-style-name="P3" draw:layer="layout" svg:width="0.026cm" svg:height="0.027cm" svg:x="2.907cm" svg:y="2.235cm" svg:viewBox="0 0 27 28" draw:points="0,0 27,0 27,28 0,28">
          <text:p/>
        </draw:polygon>
        <draw:polygon draw:style-name="gr6" draw:text-style-name="P3" draw:layer="layout" svg:width="0.026cm" svg:height="0.027cm" svg:x="2.862cm" svg:y="2.275cm" svg:viewBox="0 0 27 28" draw:points="0,0 27,0 27,28 0,28">
          <text:p/>
        </draw:polygon>
        <draw:polygon draw:style-name="gr6" draw:text-style-name="P3" draw:layer="layout" svg:width="0.026cm" svg:height="0.027cm" svg:x="2.907cm" svg:y="2.289cm" svg:viewBox="0 0 27 28" draw:points="0,0 27,0 27,28 0,28">
          <text:p/>
        </draw:polygon>
        <draw:polygon draw:style-name="gr6" draw:text-style-name="P3" draw:layer="layout" svg:width="0.026cm" svg:height="0.027cm" svg:x="2.877cm" svg:y="1.463cm" svg:viewBox="0 0 27 28" draw:points="0,0 27,0 27,28 0,28">
          <text:p/>
        </draw:polygon>
        <draw:polygon draw:style-name="gr6" draw:text-style-name="P3" draw:layer="layout" svg:width="0.026cm" svg:height="0.027cm" svg:x="2.841cm" svg:y="1.413cm" svg:viewBox="0 0 27 28" draw:points="0,0 27,0 27,28 0,28">
          <text:p/>
        </draw:polygon>
        <draw:polygon draw:style-name="gr6" draw:text-style-name="P3" draw:layer="layout" svg:width="0.026cm" svg:height="0.027cm" svg:x="2.911cm" svg:y="1.44cm" svg:viewBox="0 0 27 28" draw:points="0,0 27,0 27,28 0,28">
          <text:p/>
        </draw:polygon>
        <draw:polygon draw:style-name="gr6" draw:text-style-name="P3" draw:layer="layout" svg:width="0.026cm" svg:height="0.027cm" svg:x="2.896cm" svg:y="1.517cm" svg:viewBox="0 0 27 28" draw:points="0,0 27,0 27,28 0,28">
          <text:p/>
        </draw:polygon>
        <draw:polygon draw:style-name="gr6" draw:text-style-name="P3" draw:layer="layout" svg:width="0.026cm" svg:height="0.027cm" svg:x="2.932cm" svg:y="1.586cm" svg:viewBox="0 0 27 28" draw:points="0,0 27,0 27,28 0,28">
          <text:p/>
        </draw:polygon>
        <draw:polygon draw:style-name="gr6" draw:text-style-name="P3" draw:layer="layout" svg:width="0.026cm" svg:height="0.027cm" svg:x="2.932cm" svg:y="1.613cm" svg:viewBox="0 0 27 28" draw:points="0,0 27,0 27,28 0,28">
          <text:p/>
        </draw:polygon>
        <draw:polygon draw:style-name="gr6" draw:text-style-name="P3" draw:layer="layout" svg:width="0.026cm" svg:height="0.027cm" svg:x="2.932cm" svg:y="1.64cm" svg:viewBox="0 0 27 28" draw:points="0,0 27,0 27,28 0,28">
          <text:p/>
        </draw:polygon>
        <draw:polygon draw:style-name="gr6" draw:text-style-name="P3" draw:layer="layout" svg:width="0.026cm" svg:height="0.027cm" svg:x="2.932cm" svg:y="1.667cm" svg:viewBox="0 0 27 28" draw:points="0,0 27,0 27,28 0,28">
          <text:p/>
        </draw:polygon>
        <draw:polygon draw:style-name="gr6" draw:text-style-name="P3" draw:layer="layout" svg:width="0.026cm" svg:height="0.027cm" svg:x="2.932cm" svg:y="1.694cm" svg:viewBox="0 0 27 28" draw:points="0,0 27,0 27,28 0,28">
          <text:p/>
        </draw:polygon>
        <draw:polygon draw:style-name="gr6" draw:text-style-name="P3" draw:layer="layout" svg:width="0.026cm" svg:height="0.027cm" svg:x="2.932cm" svg:y="1.721cm" svg:viewBox="0 0 27 28" draw:points="0,0 27,0 27,28 0,28">
          <text:p/>
        </draw:polygon>
        <draw:polygon draw:style-name="gr6" draw:text-style-name="P3" draw:layer="layout" svg:width="0.026cm" svg:height="0.027cm" svg:x="2.932cm" svg:y="1.748cm" svg:viewBox="0 0 27 28" draw:points="0,0 27,0 27,28 0,28">
          <text:p/>
        </draw:polygon>
        <draw:polygon draw:style-name="gr6" draw:text-style-name="P3" draw:layer="layout" svg:width="0.026cm" svg:height="0.027cm" svg:x="2.932cm" svg:y="1.775cm" svg:viewBox="0 0 27 28" draw:points="0,0 27,0 27,28 0,28">
          <text:p/>
        </draw:polygon>
        <draw:polygon draw:style-name="gr6" draw:text-style-name="P3" draw:layer="layout" svg:width="0.026cm" svg:height="0.027cm" svg:x="2.932cm" svg:y="1.802cm" svg:viewBox="0 0 27 28" draw:points="0,0 27,0 27,28 0,28">
          <text:p/>
        </draw:polygon>
        <draw:polygon draw:style-name="gr6" draw:text-style-name="P3" draw:layer="layout" svg:width="0.026cm" svg:height="0.027cm" svg:x="2.932cm" svg:y="1.829cm" svg:viewBox="0 0 27 28" draw:points="0,0 27,0 27,28 0,28">
          <text:p/>
        </draw:polygon>
        <draw:polygon draw:style-name="gr6" draw:text-style-name="P3" draw:layer="layout" svg:width="0.026cm" svg:height="0.027cm" svg:x="2.932cm" svg:y="1.856cm" svg:viewBox="0 0 27 28" draw:points="0,0 27,0 27,28 0,28">
          <text:p/>
        </draw:polygon>
        <draw:polygon draw:style-name="gr6" draw:text-style-name="P3" draw:layer="layout" svg:width="0.026cm" svg:height="0.027cm" svg:x="2.932cm" svg:y="1.883cm" svg:viewBox="0 0 27 28" draw:points="0,0 27,0 27,28 0,28">
          <text:p/>
        </draw:polygon>
        <draw:polygon draw:style-name="gr6" draw:text-style-name="P3" draw:layer="layout" svg:width="0.026cm" svg:height="0.027cm" svg:x="2.932cm" svg:y="1.91cm" svg:viewBox="0 0 27 28" draw:points="0,0 27,0 27,28 0,28">
          <text:p/>
        </draw:polygon>
        <draw:polygon draw:style-name="gr6" draw:text-style-name="P3" draw:layer="layout" svg:width="0.026cm" svg:height="0.027cm" svg:x="2.932cm" svg:y="1.937cm" svg:viewBox="0 0 27 28" draw:points="0,0 27,0 27,28 0,28">
          <text:p/>
        </draw:polygon>
        <draw:polygon draw:style-name="gr6" draw:text-style-name="P3" draw:layer="layout" svg:width="0.026cm" svg:height="0.027cm" svg:x="2.932cm" svg:y="1.964cm" svg:viewBox="0 0 27 28" draw:points="0,0 27,0 27,28 0,28">
          <text:p/>
        </draw:polygon>
        <draw:polygon draw:style-name="gr6" draw:text-style-name="P3" draw:layer="layout" svg:width="0.026cm" svg:height="0.027cm" svg:x="2.932cm" svg:y="1.991cm" svg:viewBox="0 0 27 28" draw:points="0,0 27,0 27,28 0,28">
          <text:p/>
        </draw:polygon>
        <draw:polygon draw:style-name="gr6" draw:text-style-name="P3" draw:layer="layout" svg:width="0.026cm" svg:height="0.027cm" svg:x="2.932cm" svg:y="2.019cm" svg:viewBox="0 0 27 28" draw:points="0,0 27,0 27,28 0,28">
          <text:p/>
        </draw:polygon>
        <draw:polygon draw:style-name="gr6" draw:text-style-name="P3" draw:layer="layout" svg:width="0.026cm" svg:height="0.027cm" svg:x="2.932cm" svg:y="2.046cm" svg:viewBox="0 0 27 28" draw:points="0,0 27,0 27,28 0,28">
          <text:p/>
        </draw:polygon>
        <draw:polygon draw:style-name="gr6" draw:text-style-name="P3" draw:layer="layout" svg:width="0.026cm" svg:height="0.027cm" svg:x="2.932cm" svg:y="2.073cm" svg:viewBox="0 0 27 28" draw:points="0,0 27,0 27,28 0,28">
          <text:p/>
        </draw:polygon>
        <draw:polygon draw:style-name="gr6" draw:text-style-name="P3" draw:layer="layout" svg:width="0.026cm" svg:height="0.027cm" svg:x="2.932cm" svg:y="2.1cm" svg:viewBox="0 0 27 28" draw:points="0,0 27,0 27,28 0,28">
          <text:p/>
        </draw:polygon>
        <draw:polygon draw:style-name="gr6" draw:text-style-name="P3" draw:layer="layout" svg:width="0.026cm" svg:height="0.027cm" svg:x="2.932cm" svg:y="2.127cm" svg:viewBox="0 0 27 28" draw:points="0,0 27,0 27,28 0,28">
          <text:p/>
        </draw:polygon>
        <draw:polygon draw:style-name="gr6" draw:text-style-name="P3" draw:layer="layout" svg:width="0.026cm" svg:height="0.027cm" svg:x="2.932cm" svg:y="2.154cm" svg:viewBox="0 0 27 28" draw:points="0,0 27,0 27,28 0,28">
          <text:p/>
        </draw:polygon>
        <draw:polygon draw:style-name="gr6" draw:text-style-name="P3" draw:layer="layout" svg:width="0.026cm" svg:height="0.027cm" svg:x="2.932cm" svg:y="2.181cm" svg:viewBox="0 0 27 28" draw:points="0,0 27,0 27,28 0,28">
          <text:p/>
        </draw:polygon>
        <draw:polygon draw:style-name="gr6" draw:text-style-name="P3" draw:layer="layout" svg:width="0.026cm" svg:height="0.027cm" svg:x="2.932cm" svg:y="2.208cm" svg:viewBox="0 0 27 28" draw:points="0,0 27,0 27,28 0,28">
          <text:p/>
        </draw:polygon>
        <draw:polygon draw:style-name="gr6" draw:text-style-name="P3" draw:layer="layout" svg:width="0.026cm" svg:height="0.027cm" svg:x="2.932cm" svg:y="2.235cm" svg:viewBox="0 0 27 28" draw:points="0,0 27,0 27,28 0,28">
          <text:p/>
        </draw:polygon>
        <draw:polygon draw:style-name="gr6" draw:text-style-name="P3" draw:layer="layout" svg:width="0.026cm" svg:height="0.027cm" svg:x="2.932cm" svg:y="2.262cm" svg:viewBox="0 0 27 28" draw:points="0,0 27,0 27,28 0,28">
          <text:p/>
        </draw:polygon>
        <draw:polygon draw:style-name="gr6" draw:text-style-name="P3" draw:layer="layout" svg:width="0.026cm" svg:height="0.027cm" svg:x="2.88cm" svg:y="2.331cm" svg:viewBox="0 0 27 28" draw:points="0,0 27,0 27,28 0,28">
          <text:p/>
        </draw:polygon>
        <draw:polygon draw:style-name="gr6" draw:text-style-name="P3" draw:layer="layout" svg:width="0.026cm" svg:height="0.027cm" svg:x="2.731cm" svg:y="1.391cm" svg:viewBox="0 0 27 28" draw:points="0,0 27,0 27,28 0,28">
          <text:p/>
        </draw:polygon>
        <draw:polygon draw:style-name="gr6" draw:text-style-name="P3" draw:layer="layout" svg:width="0.026cm" svg:height="0.027cm" svg:x="2.822cm" svg:y="1.527cm" svg:viewBox="0 0 27 28" draw:points="0,0 27,0 27,28 0,28">
          <text:p/>
        </draw:polygon>
        <draw:polygon draw:style-name="gr6" draw:text-style-name="P3" draw:layer="layout" svg:width="0.026cm" svg:height="0.027cm" svg:x="2.938cm" svg:y="1.478cm" svg:viewBox="0 0 27 28" draw:points="0,0 27,0 27,28 0,28">
          <text:p/>
        </draw:polygon>
        <draw:polygon draw:style-name="gr6" draw:text-style-name="P3" draw:layer="layout" svg:width="0.026cm" svg:height="0.027cm" svg:x="2.958cm" svg:y="1.531cm" svg:viewBox="0 0 27 28" draw:points="0,0 27,0 27,28 0,28">
          <text:p/>
        </draw:polygon>
        <draw:polygon draw:style-name="gr6" draw:text-style-name="P3" draw:layer="layout" svg:width="0.026cm" svg:height="0.027cm" svg:x="2.958cm" svg:y="1.559cm" svg:viewBox="0 0 27 28" draw:points="0,0 27,0 27,28 0,28">
          <text:p/>
        </draw:polygon>
        <draw:polygon draw:style-name="gr6" draw:text-style-name="P3" draw:layer="layout" svg:width="0.026cm" svg:height="0.027cm" svg:x="2.958cm" svg:y="1.586cm" svg:viewBox="0 0 27 28" draw:points="0,0 27,0 27,28 0,28">
          <text:p/>
        </draw:polygon>
        <draw:polygon draw:style-name="gr6" draw:text-style-name="P3" draw:layer="layout" svg:width="0.026cm" svg:height="0.027cm" svg:x="2.958cm" svg:y="1.613cm" svg:viewBox="0 0 27 28" draw:points="0,0 27,0 27,28 0,28">
          <text:p/>
        </draw:polygon>
        <draw:polygon draw:style-name="gr6" draw:text-style-name="P3" draw:layer="layout" svg:width="0.026cm" svg:height="0.027cm" svg:x="2.958cm" svg:y="1.64cm" svg:viewBox="0 0 27 28" draw:points="0,0 27,0 27,28 0,28">
          <text:p/>
        </draw:polygon>
        <draw:polygon draw:style-name="gr6" draw:text-style-name="P3" draw:layer="layout" svg:width="0.026cm" svg:height="0.027cm" svg:x="2.958cm" svg:y="1.667cm" svg:viewBox="0 0 27 28" draw:points="0,0 27,0 27,28 0,28">
          <text:p/>
        </draw:polygon>
        <draw:polygon draw:style-name="gr6" draw:text-style-name="P3" draw:layer="layout" svg:width="0.026cm" svg:height="0.027cm" svg:x="2.958cm" svg:y="1.694cm" svg:viewBox="0 0 27 28" draw:points="0,0 27,0 27,28 0,28">
          <text:p/>
        </draw:polygon>
        <draw:polygon draw:style-name="gr6" draw:text-style-name="P3" draw:layer="layout" svg:width="0.026cm" svg:height="0.027cm" svg:x="2.958cm" svg:y="1.721cm" svg:viewBox="0 0 27 28" draw:points="0,0 27,0 27,28 0,28">
          <text:p/>
        </draw:polygon>
        <draw:polygon draw:style-name="gr6" draw:text-style-name="P3" draw:layer="layout" svg:width="0.026cm" svg:height="0.027cm" svg:x="2.958cm" svg:y="1.748cm" svg:viewBox="0 0 27 28" draw:points="0,0 27,0 27,28 0,28">
          <text:p/>
        </draw:polygon>
        <draw:polygon draw:style-name="gr6" draw:text-style-name="P3" draw:layer="layout" svg:width="0.026cm" svg:height="0.027cm" svg:x="2.958cm" svg:y="1.775cm" svg:viewBox="0 0 27 28" draw:points="0,0 27,0 27,28 0,28">
          <text:p/>
        </draw:polygon>
        <draw:polygon draw:style-name="gr6" draw:text-style-name="P3" draw:layer="layout" svg:width="0.026cm" svg:height="0.027cm" svg:x="2.958cm" svg:y="1.802cm" svg:viewBox="0 0 27 28" draw:points="0,0 27,0 27,28 0,28">
          <text:p/>
        </draw:polygon>
        <draw:polygon draw:style-name="gr6" draw:text-style-name="P3" draw:layer="layout" svg:width="0.026cm" svg:height="0.027cm" svg:x="2.958cm" svg:y="1.829cm" svg:viewBox="0 0 27 28" draw:points="0,0 27,0 27,28 0,28">
          <text:p/>
        </draw:polygon>
        <draw:polygon draw:style-name="gr6" draw:text-style-name="P3" draw:layer="layout" svg:width="0.026cm" svg:height="0.027cm" svg:x="2.958cm" svg:y="1.856cm" svg:viewBox="0 0 27 28" draw:points="0,0 27,0 27,28 0,28">
          <text:p/>
        </draw:polygon>
        <draw:polygon draw:style-name="gr6" draw:text-style-name="P3" draw:layer="layout" svg:width="0.026cm" svg:height="0.027cm" svg:x="2.958cm" svg:y="1.883cm" svg:viewBox="0 0 27 28" draw:points="0,0 27,0 27,28 0,28">
          <text:p/>
        </draw:polygon>
        <draw:polygon draw:style-name="gr6" draw:text-style-name="P3" draw:layer="layout" svg:width="0.026cm" svg:height="0.027cm" svg:x="2.958cm" svg:y="1.91cm" svg:viewBox="0 0 27 28" draw:points="0,0 27,0 27,28 0,28">
          <text:p/>
        </draw:polygon>
        <draw:polygon draw:style-name="gr6" draw:text-style-name="P3" draw:layer="layout" svg:width="0.026cm" svg:height="0.027cm" svg:x="2.958cm" svg:y="1.937cm" svg:viewBox="0 0 27 28" draw:points="0,0 27,0 27,28 0,28">
          <text:p/>
        </draw:polygon>
        <draw:polygon draw:style-name="gr6" draw:text-style-name="P3" draw:layer="layout" svg:width="0.026cm" svg:height="0.027cm" svg:x="2.958cm" svg:y="1.964cm" svg:viewBox="0 0 27 28" draw:points="0,0 27,0 27,28 0,28">
          <text:p/>
        </draw:polygon>
        <draw:polygon draw:style-name="gr6" draw:text-style-name="P3" draw:layer="layout" svg:width="0.026cm" svg:height="0.027cm" svg:x="2.958cm" svg:y="1.991cm" svg:viewBox="0 0 27 28" draw:points="0,0 27,0 27,28 0,28">
          <text:p/>
        </draw:polygon>
        <draw:polygon draw:style-name="gr6" draw:text-style-name="P3" draw:layer="layout" svg:width="0.026cm" svg:height="0.027cm" svg:x="2.958cm" svg:y="2.019cm" svg:viewBox="0 0 27 28" draw:points="0,0 27,0 27,28 0,28">
          <text:p/>
        </draw:polygon>
        <draw:polygon draw:style-name="gr6" draw:text-style-name="P3" draw:layer="layout" svg:width="0.026cm" svg:height="0.027cm" svg:x="2.958cm" svg:y="2.046cm" svg:viewBox="0 0 27 28" draw:points="0,0 27,0 27,28 0,28">
          <text:p/>
        </draw:polygon>
        <draw:polygon draw:style-name="gr6" draw:text-style-name="P3" draw:layer="layout" svg:width="0.026cm" svg:height="0.027cm" svg:x="2.958cm" svg:y="2.073cm" svg:viewBox="0 0 27 28" draw:points="0,0 27,0 27,28 0,28">
          <text:p/>
        </draw:polygon>
        <draw:polygon draw:style-name="gr6" draw:text-style-name="P3" draw:layer="layout" svg:width="0.026cm" svg:height="0.027cm" svg:x="2.958cm" svg:y="2.1cm" svg:viewBox="0 0 27 28" draw:points="0,0 27,0 27,28 0,28">
          <text:p/>
        </draw:polygon>
        <draw:polygon draw:style-name="gr6" draw:text-style-name="P3" draw:layer="layout" svg:width="0.026cm" svg:height="0.027cm" svg:x="2.958cm" svg:y="2.127cm" svg:viewBox="0 0 27 28" draw:points="0,0 27,0 27,28 0,28">
          <text:p/>
        </draw:polygon>
        <draw:polygon draw:style-name="gr6" draw:text-style-name="P3" draw:layer="layout" svg:width="0.026cm" svg:height="0.027cm" svg:x="2.958cm" svg:y="2.154cm" svg:viewBox="0 0 27 28" draw:points="0,0 27,0 27,28 0,28">
          <text:p/>
        </draw:polygon>
        <draw:polygon draw:style-name="gr6" draw:text-style-name="P3" draw:layer="layout" svg:width="0.026cm" svg:height="0.027cm" svg:x="2.958cm" svg:y="2.181cm" svg:viewBox="0 0 27 28" draw:points="0,0 27,0 27,28 0,28">
          <text:p/>
        </draw:polygon>
        <draw:polygon draw:style-name="gr6" draw:text-style-name="P3" draw:layer="layout" svg:width="0.026cm" svg:height="0.027cm" svg:x="2.958cm" svg:y="2.208cm" svg:viewBox="0 0 27 28" draw:points="0,0 27,0 27,28 0,28">
          <text:p/>
        </draw:polygon>
        <draw:polygon draw:style-name="gr6" draw:text-style-name="P3" draw:layer="layout" svg:width="0.026cm" svg:height="0.027cm" svg:x="2.958cm" svg:y="2.235cm" svg:viewBox="0 0 27 28" draw:points="0,0 27,0 27,28 0,28">
          <text:p/>
        </draw:polygon>
        <draw:polygon draw:style-name="gr6" draw:text-style-name="P3" draw:layer="layout" svg:width="0.026cm" svg:height="0.027cm" svg:x="2.958cm" svg:y="2.262cm" svg:viewBox="0 0 27 28" draw:points="0,0 27,0 27,28 0,28">
          <text:p/>
        </draw:polygon>
        <draw:polygon draw:style-name="gr6" draw:text-style-name="P3" draw:layer="layout" svg:width="0.026cm" svg:height="0.027cm" svg:x="2.958cm" svg:y="2.289cm" svg:viewBox="0 0 27 28" draw:points="0,0 27,0 27,28 0,28">
          <text:p/>
        </draw:polygon>
        <draw:polygon draw:style-name="gr6" draw:text-style-name="P3" draw:layer="layout" svg:width="0.026cm" svg:height="0.027cm" svg:x="2.932cm" svg:y="2.319cm" svg:viewBox="0 0 27 28" draw:points="0,0 27,0 27,28 0,28">
          <text:p/>
        </draw:polygon>
        <draw:polygon draw:style-name="gr6" draw:text-style-name="P3" draw:layer="layout" svg:width="0.026cm" svg:height="0.027cm" svg:x="2.782cm" svg:y="1.395cm" svg:viewBox="0 0 27 28" draw:points="0,0 27,0 27,28 0,28">
          <text:p/>
        </draw:polygon>
        <draw:polygon draw:style-name="gr6" draw:text-style-name="P3" draw:layer="layout" svg:width="0.026cm" svg:height="0.027cm" svg:x="2.924cm" svg:y="1.388cm" svg:viewBox="0 0 27 28" draw:points="0,0 27,0 27,28 0,28">
          <text:p/>
        </draw:polygon>
        <draw:polygon draw:style-name="gr6" draw:text-style-name="P3" draw:layer="layout" svg:width="0.026cm" svg:height="0.027cm" svg:x="2.984cm" svg:y="1.477cm" svg:viewBox="0 0 27 28" draw:points="0,0 27,0 27,28 0,28">
          <text:p/>
        </draw:polygon>
        <draw:polygon draw:style-name="gr6" draw:text-style-name="P3" draw:layer="layout" svg:width="0.026cm" svg:height="0.027cm" svg:x="2.984cm" svg:y="1.504cm" svg:viewBox="0 0 27 28" draw:points="0,0 27,0 27,28 0,28">
          <text:p/>
        </draw:polygon>
        <draw:polygon draw:style-name="gr6" draw:text-style-name="P3" draw:layer="layout" svg:width="0.026cm" svg:height="0.027cm" svg:x="2.984cm" svg:y="1.531cm" svg:viewBox="0 0 27 28" draw:points="0,0 27,0 27,28 0,28">
          <text:p/>
        </draw:polygon>
        <draw:polygon draw:style-name="gr6" draw:text-style-name="P3" draw:layer="layout" svg:width="0.026cm" svg:height="0.027cm" svg:x="2.984cm" svg:y="1.559cm" svg:viewBox="0 0 27 28" draw:points="0,0 27,0 27,28 0,28">
          <text:p/>
        </draw:polygon>
        <draw:polygon draw:style-name="gr6" draw:text-style-name="P3" draw:layer="layout" svg:width="0.026cm" svg:height="0.027cm" svg:x="2.984cm" svg:y="1.586cm" svg:viewBox="0 0 27 28" draw:points="0,0 27,0 27,28 0,28">
          <text:p/>
        </draw:polygon>
        <draw:polygon draw:style-name="gr6" draw:text-style-name="P3" draw:layer="layout" svg:width="0.026cm" svg:height="0.027cm" svg:x="2.984cm" svg:y="1.613cm" svg:viewBox="0 0 27 28" draw:points="0,0 27,0 27,28 0,28">
          <text:p/>
        </draw:polygon>
        <draw:polygon draw:style-name="gr6" draw:text-style-name="P3" draw:layer="layout" svg:width="0.026cm" svg:height="0.027cm" svg:x="2.984cm" svg:y="1.64cm" svg:viewBox="0 0 27 28" draw:points="0,0 27,0 25,28 0,28">
          <text:p/>
        </draw:polygon>
        <draw:path draw:style-name="gr6" draw:text-style-name="P3" draw:layer="layout" svg:width="0.023cm" svg:height="0.027cm" svg:x="2.984cm" svg:y="1.667cm" svg:viewBox="0 0 24 28" svg:d="M0 0h24c-2 8-2 19-3 28h-21z">
          <text:p/>
        </draw:path>
        <draw:polygon draw:style-name="gr6" draw:text-style-name="P3" draw:layer="layout" svg:width="0.02cm" svg:height="0.027cm" svg:x="2.984cm" svg:y="1.694cm" svg:viewBox="0 0 21 28" draw:points="0,0 21,0 21,28 0,28">
          <text:p/>
        </draw:polygon>
        <draw:polygon draw:style-name="gr6" draw:text-style-name="P3" draw:layer="layout" svg:width="0.02cm" svg:height="0.027cm" svg:x="2.984cm" svg:y="1.721cm" svg:viewBox="0 0 21 28" draw:points="0,0 21,0 21,28 0,28">
          <text:p/>
        </draw:polygon>
        <draw:polygon draw:style-name="gr6" draw:text-style-name="P3" draw:layer="layout" svg:width="0.02cm" svg:height="0.027cm" svg:x="2.984cm" svg:y="1.748cm" svg:viewBox="0 0 21 28" draw:points="0,0 21,0 21,28 0,28">
          <text:p/>
        </draw:polygon>
        <draw:polygon draw:style-name="gr6" draw:text-style-name="P3" draw:layer="layout" svg:width="0.02cm" svg:height="0.027cm" svg:x="2.984cm" svg:y="1.775cm" svg:viewBox="0 0 21 28" draw:points="0,0 21,0 21,28 0,28">
          <text:p/>
        </draw:polygon>
        <draw:polygon draw:style-name="gr6" draw:text-style-name="P3" draw:layer="layout" svg:width="0.019cm" svg:height="0.027cm" svg:x="2.984cm" svg:y="1.802cm" svg:viewBox="0 0 20 28" draw:points="0,0 20,0 20,28 0,28">
          <text:p/>
        </draw:polygon>
        <draw:polygon draw:style-name="gr6" draw:text-style-name="P3" draw:layer="layout" svg:width="0.019cm" svg:height="0.027cm" svg:x="2.984cm" svg:y="1.829cm" svg:viewBox="0 0 20 28" draw:points="0,0 20,0 20,28 0,28">
          <text:p/>
        </draw:polygon>
        <draw:polygon draw:style-name="gr6" draw:text-style-name="P3" draw:layer="layout" svg:width="0.019cm" svg:height="0.027cm" svg:x="2.984cm" svg:y="1.856cm" svg:viewBox="0 0 20 28" draw:points="0,0 20,0 20,28 0,28">
          <text:p/>
        </draw:polygon>
        <draw:polygon draw:style-name="gr6" draw:text-style-name="P3" draw:layer="layout" svg:width="0.019cm" svg:height="0.027cm" svg:x="2.984cm" svg:y="1.883cm" svg:viewBox="0 0 20 28" draw:points="0,0 20,0 20,28 0,28">
          <text:p/>
        </draw:polygon>
        <draw:polygon draw:style-name="gr6" draw:text-style-name="P3" draw:layer="layout" svg:width="0.019cm" svg:height="0.027cm" svg:x="2.984cm" svg:y="1.91cm" svg:viewBox="0 0 20 28" draw:points="0,0 20,0 20,28 0,28">
          <text:p/>
        </draw:polygon>
        <draw:polygon draw:style-name="gr6" draw:text-style-name="P3" draw:layer="layout" svg:width="0.019cm" svg:height="0.027cm" svg:x="2.984cm" svg:y="1.937cm" svg:viewBox="0 0 20 28" draw:points="0,0 20,0 20,28 0,28">
          <text:p/>
        </draw:polygon>
        <draw:polygon draw:style-name="gr6" draw:text-style-name="P3" draw:layer="layout" svg:width="0.019cm" svg:height="0.027cm" svg:x="2.984cm" svg:y="1.964cm" svg:viewBox="0 0 20 28" draw:points="0,0 20,0 20,28 0,28">
          <text:p/>
        </draw:polygon>
        <draw:polygon draw:style-name="gr6" draw:text-style-name="P3" draw:layer="layout" svg:width="0.019cm" svg:height="0.027cm" svg:x="2.984cm" svg:y="1.991cm" svg:viewBox="0 0 20 28" draw:points="0,0 20,0 20,28 0,28">
          <text:p/>
        </draw:polygon>
        <draw:polygon draw:style-name="gr6" draw:text-style-name="P3" draw:layer="layout" svg:width="0.019cm" svg:height="0.027cm" svg:x="2.984cm" svg:y="2.019cm" svg:viewBox="0 0 20 28" draw:points="0,0 20,0 20,28 0,28">
          <text:p/>
        </draw:polygon>
        <draw:polygon draw:style-name="gr6" draw:text-style-name="P3" draw:layer="layout" svg:width="0.019cm" svg:height="0.027cm" svg:x="2.984cm" svg:y="2.046cm" svg:viewBox="0 0 20 28" draw:points="0,0 20,0 20,28 0,28">
          <text:p/>
        </draw:polygon>
        <draw:polygon draw:style-name="gr6" draw:text-style-name="P3" draw:layer="layout" svg:width="0.02cm" svg:height="0.027cm" svg:x="2.984cm" svg:y="2.073cm" svg:viewBox="0 0 21 28" draw:points="0,0 21,0 21,28 0,28">
          <text:p/>
        </draw:polygon>
        <draw:path draw:style-name="gr6" draw:text-style-name="P3" draw:layer="layout" svg:width="0.023cm" svg:height="0.027cm" svg:x="2.984cm" svg:y="2.1cm" svg:viewBox="0 0 24 28" svg:d="M0 0h20c0 10 2 19 4 28h-24z">
          <text:p/>
        </draw:path>
        <draw:polygon draw:style-name="gr6" draw:text-style-name="P3" draw:layer="layout" svg:width="0.026cm" svg:height="0.027cm" svg:x="2.984cm" svg:y="2.127cm" svg:viewBox="0 0 27 28" draw:points="0,0 25,0 27,10 27,28 0,28">
          <text:p/>
        </draw:polygon>
        <draw:polygon draw:style-name="gr6" draw:text-style-name="P3" draw:layer="layout" svg:width="0.026cm" svg:height="0.027cm" svg:x="2.984cm" svg:y="2.154cm" svg:viewBox="0 0 27 28" draw:points="0,0 27,0 27,28 0,28">
          <text:p/>
        </draw:polygon>
        <draw:polygon draw:style-name="gr6" draw:text-style-name="P3" draw:layer="layout" svg:width="0.026cm" svg:height="0.027cm" svg:x="2.984cm" svg:y="2.181cm" svg:viewBox="0 0 27 28" draw:points="0,0 27,0 27,28 0,28">
          <text:p/>
        </draw:polygon>
        <draw:polygon draw:style-name="gr6" draw:text-style-name="P3" draw:layer="layout" svg:width="0.026cm" svg:height="0.027cm" svg:x="2.984cm" svg:y="2.208cm" svg:viewBox="0 0 27 28" draw:points="0,0 27,0 27,28 0,28">
          <text:p/>
        </draw:polygon>
        <draw:polygon draw:style-name="gr6" draw:text-style-name="P3" draw:layer="layout" svg:width="0.026cm" svg:height="0.027cm" svg:x="2.984cm" svg:y="2.235cm" svg:viewBox="0 0 27 28" draw:points="0,0 27,0 27,28 0,28">
          <text:p/>
        </draw:polygon>
        <draw:polygon draw:style-name="gr6" draw:text-style-name="P3" draw:layer="layout" svg:width="0.026cm" svg:height="0.027cm" svg:x="2.984cm" svg:y="2.262cm" svg:viewBox="0 0 27 28" draw:points="0,0 27,0 27,28 0,28">
          <text:p/>
        </draw:polygon>
        <draw:polygon draw:style-name="gr6" draw:text-style-name="P3" draw:layer="layout" svg:width="0.026cm" svg:height="0.027cm" svg:x="2.984cm" svg:y="2.289cm" svg:viewBox="0 0 27 28" draw:points="0,0 27,0 27,28 0,28">
          <text:p/>
        </draw:polygon>
        <draw:polygon draw:style-name="gr6" draw:text-style-name="P3" draw:layer="layout" svg:width="0.026cm" svg:height="0.027cm" svg:x="2.984cm" svg:y="2.316cm" svg:viewBox="0 0 27 28" draw:points="0,0 27,0 27,28 0,28">
          <text:p/>
        </draw:polygon>
        <draw:polygon draw:style-name="gr6" draw:text-style-name="P3" draw:layer="layout" svg:width="0.026cm" svg:height="0.027cm" svg:x="2.881cm" svg:y="1.381cm" svg:viewBox="0 0 27 28" draw:points="0,0 27,0 27,28 0,28">
          <text:p/>
        </draw:polygon>
        <draw:polygon draw:style-name="gr6" draw:text-style-name="P3" draw:layer="layout" svg:width="0.026cm" svg:height="0.027cm" svg:x="3.01cm" svg:y="1.45cm" svg:viewBox="0 0 27 28" draw:points="0,0 27,0 27,28 0,28">
          <text:p/>
        </draw:polygon>
        <draw:polygon draw:style-name="gr6" draw:text-style-name="P3" draw:layer="layout" svg:width="0.026cm" svg:height="0.027cm" svg:x="3.01cm" svg:y="1.477cm" svg:viewBox="0 0 27 28" draw:points="0,0 27,0 27,28 0,28">
          <text:p/>
        </draw:polygon>
        <draw:polygon draw:style-name="gr6" draw:text-style-name="P3" draw:layer="layout" svg:width="0.026cm" svg:height="0.027cm" svg:x="3.01cm" svg:y="1.504cm" svg:viewBox="0 0 27 28" draw:points="0,0 27,0 27,28 0,28">
          <text:p/>
        </draw:polygon>
        <draw:polygon draw:style-name="gr6" draw:text-style-name="P3" draw:layer="layout" svg:width="0.026cm" svg:height="0.027cm" svg:x="3.01cm" svg:y="1.531cm" svg:viewBox="0 0 27 28" draw:points="0,0 27,0 27,28 0,28">
          <text:p/>
        </draw:polygon>
        <draw:polygon draw:style-name="gr6" draw:text-style-name="P3" draw:layer="layout" svg:width="0.026cm" svg:height="0.027cm" svg:x="3.01cm" svg:y="1.559cm" svg:viewBox="0 0 27 28" draw:points="0,0 27,0 27,28 0,28">
          <text:p/>
        </draw:polygon>
        <draw:polygon draw:style-name="gr6" draw:text-style-name="P3" draw:layer="layout" svg:width="0.026cm" svg:height="0.027cm" svg:x="3.01cm" svg:y="1.586cm" svg:viewBox="0 0 27 28" draw:points="0,0 27,0 27,28 0,28">
          <text:p/>
        </draw:polygon>
        <draw:path draw:style-name="gr6" draw:text-style-name="P3" draw:layer="layout" svg:width="0.023cm" svg:height="0.027cm" svg:x="3.01cm" svg:y="1.613cm" svg:viewBox="0 0 24 28" svg:d="M0 0h24c-7 9-13 16-17 28h-7z">
          <text:p/>
        </draw:path>
        <draw:path draw:style-name="gr6" draw:text-style-name="P3" draw:layer="layout" svg:width="0.006cm" svg:height="0.016cm" svg:x="3.01cm" svg:y="1.64cm" svg:viewBox="0 0 7 17" svg:d="M0 0h7c-3 4-6 11-7 17z">
          <text:p/>
        </draw:path>
        <draw:path draw:style-name="gr6" draw:text-style-name="P3" draw:layer="layout" svg:width="0.007cm" svg:height="0.016cm" svg:x="3.01cm" svg:y="2.138cm" svg:viewBox="0 0 8 17" svg:d="M0 0c2 5 5 11 8 17h-8z">
          <text:p/>
        </draw:path>
        <draw:path draw:style-name="gr6" draw:text-style-name="P3" draw:layer="layout" svg:width="0.025cm" svg:height="0.027cm" svg:x="3.01cm" svg:y="2.154cm" svg:viewBox="0 0 26 28" svg:d="M0 0h7c7 12 12 21 19 28h-26z">
          <text:p/>
        </draw:path>
        <draw:polygon draw:style-name="gr6" draw:text-style-name="P3" draw:layer="layout" svg:width="0.026cm" svg:height="0.027cm" svg:x="3.01cm" svg:y="2.181cm" svg:viewBox="0 0 27 28" draw:points="0,0 27,0 27,28 0,28">
          <text:p/>
        </draw:polygon>
        <draw:polygon draw:style-name="gr6" draw:text-style-name="P3" draw:layer="layout" svg:width="0.026cm" svg:height="0.027cm" svg:x="3.01cm" svg:y="2.208cm" svg:viewBox="0 0 27 28" draw:points="0,0 27,0 27,28 0,28">
          <text:p/>
        </draw:polygon>
        <draw:polygon draw:style-name="gr6" draw:text-style-name="P3" draw:layer="layout" svg:width="0.026cm" svg:height="0.027cm" svg:x="3.01cm" svg:y="2.235cm" svg:viewBox="0 0 27 28" draw:points="0,0 27,0 27,28 0,28">
          <text:p/>
        </draw:polygon>
        <draw:polygon draw:style-name="gr6" draw:text-style-name="P3" draw:layer="layout" svg:width="0.026cm" svg:height="0.027cm" svg:x="3.01cm" svg:y="2.262cm" svg:viewBox="0 0 27 28" draw:points="0,0 27,0 27,28 0,28">
          <text:p/>
        </draw:polygon>
        <draw:polygon draw:style-name="gr6" draw:text-style-name="P3" draw:layer="layout" svg:width="0.026cm" svg:height="0.027cm" svg:x="3.01cm" svg:y="2.289cm" svg:viewBox="0 0 27 28" draw:points="0,0 27,0 27,28 0,28">
          <text:p/>
        </draw:polygon>
        <draw:polygon draw:style-name="gr6" draw:text-style-name="P3" draw:layer="layout" svg:width="0.026cm" svg:height="0.027cm" svg:x="3.01cm" svg:y="2.316cm" svg:viewBox="0 0 27 28" draw:points="0,0 27,0 27,28 0,28">
          <text:p/>
        </draw:polygon>
        <draw:polygon draw:style-name="gr6" draw:text-style-name="P3" draw:layer="layout" svg:width="0.026cm" svg:height="0.027cm" svg:x="2.932cm" svg:y="2.364cm" svg:viewBox="0 0 27 28" draw:points="0,0 27,0 27,28 0,28">
          <text:p/>
        </draw:polygon>
        <draw:polygon draw:style-name="gr6" draw:text-style-name="P3" draw:layer="layout" svg:width="0.026cm" svg:height="0.027cm" svg:x="2.987cm" svg:y="1.384cm" svg:viewBox="0 0 27 28" draw:points="0,0 27,0 27,28 0,28">
          <text:p/>
        </draw:polygon>
        <draw:polygon draw:style-name="gr6" draw:text-style-name="P3" draw:layer="layout" svg:width="0.026cm" svg:height="0.027cm" svg:x="3.036cm" svg:y="1.45cm" svg:viewBox="0 0 27 28" draw:points="0,0 27,0 27,28 0,28">
          <text:p/>
        </draw:polygon>
        <draw:polygon draw:style-name="gr6" draw:text-style-name="P3" draw:layer="layout" svg:width="0.026cm" svg:height="0.027cm" svg:x="3.036cm" svg:y="1.477cm" svg:viewBox="0 0 27 28" draw:points="0,0 27,0 27,28 0,28">
          <text:p/>
        </draw:polygon>
        <draw:polygon draw:style-name="gr6" draw:text-style-name="P3" draw:layer="layout" svg:width="0.026cm" svg:height="0.027cm" svg:x="3.036cm" svg:y="1.504cm" svg:viewBox="0 0 27 28" draw:points="0,0 27,0 27,28 0,28">
          <text:p/>
        </draw:polygon>
        <draw:polygon draw:style-name="gr6" draw:text-style-name="P3" draw:layer="layout" svg:width="0.026cm" svg:height="0.027cm" svg:x="3.036cm" svg:y="1.531cm" svg:viewBox="0 0 27 28" draw:points="0,0 27,0 27,28 0,28">
          <text:p/>
        </draw:polygon>
        <draw:polygon draw:style-name="gr6" draw:text-style-name="P3" draw:layer="layout" svg:width="0.026cm" svg:height="0.027cm" svg:x="3.036cm" svg:y="1.559cm" svg:viewBox="0 0 27 28" draw:points="0,0 27,0 27,28 0,28">
          <text:p/>
        </draw:polygon>
        <draw:path draw:style-name="gr6" draw:text-style-name="P3" draw:layer="layout" svg:width="0.026cm" svg:height="0.026cm" svg:x="3.036cm" svg:y="1.586cm" svg:viewBox="0 0 27 27" svg:d="M0 0h27c-6 5-13 8-27 27z">
          <text:p/>
        </draw:path>
        <draw:path draw:style-name="gr6" draw:text-style-name="P3" draw:layer="layout" svg:width="0.029cm" svg:height="0.026cm" svg:x="3.035cm" svg:y="2.182cm" svg:viewBox="0 0 30 27" svg:d="M0 0c8 9 14 17 30 27h-30z">
          <text:p/>
        </draw:path>
        <draw:polygon draw:style-name="gr6" draw:text-style-name="P3" draw:layer="layout" svg:width="0.026cm" svg:height="0.027cm" svg:x="3.036cm" svg:y="2.208cm" svg:viewBox="0 0 27 28" draw:points="0,0 27,0 27,28 0,28">
          <text:p/>
        </draw:polygon>
        <draw:polygon draw:style-name="gr6" draw:text-style-name="P3" draw:layer="layout" svg:width="0.026cm" svg:height="0.027cm" svg:x="3.036cm" svg:y="2.235cm" svg:viewBox="0 0 27 28" draw:points="0,0 27,0 27,28 0,28">
          <text:p/>
        </draw:polygon>
        <draw:polygon draw:style-name="gr6" draw:text-style-name="P3" draw:layer="layout" svg:width="0.026cm" svg:height="0.027cm" svg:x="3.036cm" svg:y="2.262cm" svg:viewBox="0 0 27 28" draw:points="0,0 27,0 27,28 0,28">
          <text:p/>
        </draw:polygon>
        <draw:polygon draw:style-name="gr6" draw:text-style-name="P3" draw:layer="layout" svg:width="0.026cm" svg:height="0.027cm" svg:x="3.036cm" svg:y="2.289cm" svg:viewBox="0 0 27 28" draw:points="0,0 27,0 27,28 0,28">
          <text:p/>
        </draw:polygon>
        <draw:polygon draw:style-name="gr6" draw:text-style-name="P3" draw:layer="layout" svg:width="0.026cm" svg:height="0.027cm" svg:x="3cm" svg:y="2.353cm" svg:viewBox="0 0 27 28" draw:points="0,0 27,0 27,28 0,28">
          <text:p/>
        </draw:polygon>
        <draw:polygon draw:style-name="gr6" draw:text-style-name="P3" draw:layer="layout" svg:width="0.026cm" svg:height="0.027cm" svg:x="3.036cm" svg:y="2.343cm" svg:viewBox="0 0 27 28" draw:points="0,0 27,0 27,28 0,28">
          <text:p/>
        </draw:polygon>
        <draw:polygon draw:style-name="gr6" draw:text-style-name="P3" draw:layer="layout" svg:width="0.026cm" svg:height="0.027cm" svg:x="3.062cm" svg:y="1.423cm" svg:viewBox="0 0 27 28" draw:points="0,0 27,0 27,28 0,28">
          <text:p/>
        </draw:polygon>
        <draw:polygon draw:style-name="gr6" draw:text-style-name="P3" draw:layer="layout" svg:width="0.026cm" svg:height="0.027cm" svg:x="3.041cm" svg:y="1.382cm" svg:viewBox="0 0 27 28" draw:points="0,0 27,0 27,28 0,28">
          <text:p/>
        </draw:polygon>
        <draw:polygon draw:style-name="gr6" draw:text-style-name="P3" draw:layer="layout" svg:width="0.026cm" svg:height="0.027cm" svg:x="3.062cm" svg:y="1.477cm" svg:viewBox="0 0 27 28" draw:points="0,0 27,0 27,28 0,28">
          <text:p/>
        </draw:polygon>
        <draw:polygon draw:style-name="gr6" draw:text-style-name="P3" draw:layer="layout" svg:width="0.026cm" svg:height="0.027cm" svg:x="3.062cm" svg:y="1.504cm" svg:viewBox="0 0 27 28" draw:points="0,0 27,0 27,28 0,28">
          <text:p/>
        </draw:polygon>
        <draw:polygon draw:style-name="gr6" draw:text-style-name="P3" draw:layer="layout" svg:width="0.026cm" svg:height="0.027cm" svg:x="3.062cm" svg:y="1.531cm" svg:viewBox="0 0 27 28" draw:points="0,0 27,0 27,28 0,28">
          <text:p/>
        </draw:polygon>
        <draw:path draw:style-name="gr6" draw:text-style-name="P3" draw:layer="layout" svg:width="0.026cm" svg:height="0.027cm" svg:x="3.062cm" svg:y="1.559cm" svg:viewBox="0 0 27 28" svg:d="M0 0h27v13c-12 4-19 10-27 15z">
          <text:p/>
        </draw:path>
        <draw:path draw:style-name="gr6" draw:text-style-name="P3" draw:layer="layout" svg:width="0.026cm" svg:height="0.027cm" svg:x="3.062cm" svg:y="2.208cm" svg:viewBox="0 0 27 28" svg:d="M0 0h2c9 4 16 9 25 12v16h-27z">
          <text:p/>
        </draw:path>
        <draw:polygon draw:style-name="gr6" draw:text-style-name="P3" draw:layer="layout" svg:width="0.026cm" svg:height="0.027cm" svg:x="3.062cm" svg:y="2.235cm" svg:viewBox="0 0 27 28" draw:points="0,0 27,0 27,28 0,28">
          <text:p/>
        </draw:polygon>
        <draw:polygon draw:style-name="gr6" draw:text-style-name="P3" draw:layer="layout" svg:width="0.026cm" svg:height="0.027cm" svg:x="3.062cm" svg:y="2.262cm" svg:viewBox="0 0 27 28" draw:points="0,0 27,0 27,28 0,28">
          <text:p/>
        </draw:polygon>
        <draw:polygon draw:style-name="gr6" draw:text-style-name="P3" draw:layer="layout" svg:width="0.026cm" svg:height="0.027cm" svg:x="3.062cm" svg:y="2.289cm" svg:viewBox="0 0 27 28" draw:points="0,0 27,0 27,28 0,28">
          <text:p/>
        </draw:polygon>
        <draw:polygon draw:style-name="gr6" draw:text-style-name="P3" draw:layer="layout" svg:width="0.026cm" svg:height="0.027cm" svg:x="3.062cm" svg:y="2.316cm" svg:viewBox="0 0 27 28" draw:points="0,0 27,0 27,28 0,28">
          <text:p/>
        </draw:polygon>
        <draw:polygon draw:style-name="gr6" draw:text-style-name="P3" draw:layer="layout" svg:width="0.026cm" svg:height="0.027cm" svg:x="3.065cm" svg:y="2.382cm" svg:viewBox="0 0 27 28" draw:points="0,0 27,0 27,28 0,28">
          <text:p/>
        </draw:polygon>
        <draw:polygon draw:style-name="gr6" draw:text-style-name="P3" draw:layer="layout" svg:width="0.026cm" svg:height="0.027cm" svg:x="3.088cm" svg:y="1.423cm" svg:viewBox="0 0 27 28" draw:points="0,0 27,0 27,28 0,28">
          <text:p/>
        </draw:polygon>
        <draw:polygon draw:style-name="gr6" draw:text-style-name="P3" draw:layer="layout" svg:width="0.026cm" svg:height="0.027cm" svg:x="3.088cm" svg:y="1.45cm" svg:viewBox="0 0 27 28" draw:points="0,0 27,0 27,28 0,28">
          <text:p/>
        </draw:polygon>
        <draw:polygon draw:style-name="gr6" draw:text-style-name="P3" draw:layer="layout" svg:width="0.026cm" svg:height="0.027cm" svg:x="3.088cm" svg:y="1.477cm" svg:viewBox="0 0 27 28" draw:points="0,0 27,0 27,28 0,28">
          <text:p/>
        </draw:polygon>
        <draw:polygon draw:style-name="gr6" draw:text-style-name="P3" draw:layer="layout" svg:width="0.026cm" svg:height="0.027cm" svg:x="3.088cm" svg:y="1.504cm" svg:viewBox="0 0 27 28" draw:points="0,0 27,0 27,28 0,28">
          <text:p/>
        </draw:polygon>
        <draw:polygon draw:style-name="gr6" draw:text-style-name="P3" draw:layer="layout" svg:width="0.026cm" svg:height="0.027cm" svg:x="3.088cm" svg:y="1.531cm" svg:viewBox="0 0 27 28" draw:points="0,0 27,0 27,28 0,28">
          <text:p/>
        </draw:polygon>
        <draw:path draw:style-name="gr6" draw:text-style-name="P3" draw:layer="layout" svg:width="0.026cm" svg:height="0.013cm" svg:x="3.088cm" svg:y="1.559cm" svg:viewBox="0 0 27 14" svg:d="M0 0h27v5c-9 1-18 5-27 9z">
          <text:p/>
        </draw:path>
        <draw:path draw:style-name="gr6" draw:text-style-name="P3" draw:layer="layout" svg:width="0.026cm" svg:height="0.014cm" svg:x="3.088cm" svg:y="2.22cm" svg:viewBox="0 0 27 15" svg:d="M27 8v7h-27v-15c9 3 17 5 27 8z">
          <text:p/>
        </draw:path>
        <draw:polygon draw:style-name="gr6" draw:text-style-name="P3" draw:layer="layout" svg:width="0.026cm" svg:height="0.027cm" svg:x="3.088cm" svg:y="2.235cm" svg:viewBox="0 0 27 28" draw:points="0,0 27,0 27,28 0,28">
          <text:p/>
        </draw:polygon>
        <draw:polygon draw:style-name="gr6" draw:text-style-name="P3" draw:layer="layout" svg:width="0.026cm" svg:height="0.027cm" svg:x="3.088cm" svg:y="2.262cm" svg:viewBox="0 0 27 28" draw:points="0,0 27,0 27,28 0,28">
          <text:p/>
        </draw:polygon>
        <draw:polygon draw:style-name="gr6" draw:text-style-name="P3" draw:layer="layout" svg:width="0.026cm" svg:height="0.027cm" svg:x="3.088cm" svg:y="2.289cm" svg:viewBox="0 0 27 28" draw:points="0,0 27,0 27,28 0,28">
          <text:p/>
        </draw:polygon>
        <draw:polygon draw:style-name="gr6" draw:text-style-name="P3" draw:layer="layout" svg:width="0.026cm" svg:height="0.027cm" svg:x="3.088cm" svg:y="2.316cm" svg:viewBox="0 0 27 28" draw:points="0,0 27,0 27,28 0,28">
          <text:p/>
        </draw:polygon>
        <draw:polygon draw:style-name="gr6" draw:text-style-name="P3" draw:layer="layout" svg:width="0.026cm" svg:height="0.027cm" svg:x="3.132cm" svg:y="2.416cm" svg:viewBox="0 0 27 28" draw:points="0,0 27,0 27,28 0,28">
          <text:p/>
        </draw:polygon>
        <draw:polygon draw:style-name="gr6" draw:text-style-name="P3" draw:layer="layout" svg:width="0.026cm" svg:height="0.027cm" svg:x="3.13cm" svg:y="1.371cm" svg:viewBox="0 0 27 28" draw:points="0,0 27,0 27,28 0,28">
          <text:p/>
        </draw:polygon>
        <draw:polygon draw:style-name="gr6" draw:text-style-name="P3" draw:layer="layout" svg:width="0.026cm" svg:height="0.027cm" svg:x="3.114cm" svg:y="1.45cm" svg:viewBox="0 0 27 28" draw:points="0,0 27,0 27,28 0,28">
          <text:p/>
        </draw:polygon>
        <draw:polygon draw:style-name="gr6" draw:text-style-name="P3" draw:layer="layout" svg:width="0.026cm" svg:height="0.027cm" svg:x="3.114cm" svg:y="1.477cm" svg:viewBox="0 0 27 28" draw:points="0,0 27,0 27,28 0,28">
          <text:p/>
        </draw:polygon>
        <draw:polygon draw:style-name="gr6" draw:text-style-name="P3" draw:layer="layout" svg:width="0.026cm" svg:height="0.027cm" svg:x="3.114cm" svg:y="1.504cm" svg:viewBox="0 0 27 28" draw:points="0,0 27,0 27,28 0,28">
          <text:p/>
        </draw:polygon>
        <draw:polygon draw:style-name="gr6" draw:text-style-name="P3" draw:layer="layout" svg:width="0.026cm" svg:height="0.027cm" svg:x="3.114cm" svg:y="1.531cm" svg:viewBox="0 0 27 28" draw:points="0,0 27,0 27,28 0,28">
          <text:p/>
        </draw:polygon>
        <draw:path draw:style-name="gr6" draw:text-style-name="P3" draw:layer="layout" svg:width="0.026cm" svg:height="0.006cm" svg:x="3.114cm" svg:y="1.559cm" svg:viewBox="0 0 27 7" svg:d="M0 0h27v4c-10 0-18 2-27 3z">
          <text:p/>
        </draw:path>
        <draw:path draw:style-name="gr6" draw:text-style-name="P3" draw:layer="layout" svg:width="0.026cm" svg:height="0.007cm" svg:x="3.114cm" svg:y="2.228cm" svg:viewBox="0 0 27 8" svg:d="M27 3v5h-27v-8c6 1 14 3 27 3z">
          <text:p/>
        </draw:path>
        <draw:polygon draw:style-name="gr6" draw:text-style-name="P3" draw:layer="layout" svg:width="0.026cm" svg:height="0.027cm" svg:x="3.114cm" svg:y="2.235cm" svg:viewBox="0 0 27 28" draw:points="0,0 27,0 27,28 0,28">
          <text:p/>
        </draw:polygon>
        <draw:polygon draw:style-name="gr6" draw:text-style-name="P3" draw:layer="layout" svg:width="0.026cm" svg:height="0.027cm" svg:x="3.114cm" svg:y="2.262cm" svg:viewBox="0 0 27 28" draw:points="0,0 27,0 27,28 0,28">
          <text:p/>
        </draw:polygon>
        <draw:polygon draw:style-name="gr6" draw:text-style-name="P3" draw:layer="layout" svg:width="0.026cm" svg:height="0.027cm" svg:x="3.114cm" svg:y="2.289cm" svg:viewBox="0 0 27 28" draw:points="0,0 27,0 27,28 0,28">
          <text:p/>
        </draw:polygon>
        <draw:polygon draw:style-name="gr6" draw:text-style-name="P3" draw:layer="layout" svg:width="0.026cm" svg:height="0.027cm" svg:x="3.114cm" svg:y="2.316cm" svg:viewBox="0 0 27 28" draw:points="0,0 27,0 27,28 0,28">
          <text:p/>
        </draw:polygon>
        <draw:polygon draw:style-name="gr6" draw:text-style-name="P3" draw:layer="layout" svg:width="0.026cm" svg:height="0.027cm" svg:x="3.101cm" svg:y="2.38cm" svg:viewBox="0 0 27 28" draw:points="0,0 27,0 27,28 0,28">
          <text:p/>
        </draw:polygon>
        <draw:polygon draw:style-name="gr6" draw:text-style-name="P3" draw:layer="layout" svg:width="0.026cm" svg:height="0.027cm" svg:x="3.14cm" svg:y="1.423cm" svg:viewBox="0 0 27 28" draw:points="0,0 27,0 27,28 0,28">
          <text:p/>
        </draw:polygon>
        <draw:polygon draw:style-name="gr6" draw:text-style-name="P3" draw:layer="layout" svg:width="0.026cm" svg:height="0.027cm" svg:x="3.14cm" svg:y="1.45cm" svg:viewBox="0 0 27 28" draw:points="0,0 27,0 27,28 0,28">
          <text:p/>
        </draw:polygon>
        <draw:polygon draw:style-name="gr6" draw:text-style-name="P3" draw:layer="layout" svg:width="0.026cm" svg:height="0.027cm" svg:x="3.14cm" svg:y="1.477cm" svg:viewBox="0 0 27 28" draw:points="0,0 27,0 27,28 0,28">
          <text:p/>
        </draw:polygon>
        <draw:polygon draw:style-name="gr6" draw:text-style-name="P3" draw:layer="layout" svg:width="0.026cm" svg:height="0.027cm" svg:x="3.14cm" svg:y="1.504cm" svg:viewBox="0 0 27 28" draw:points="0,0 27,0 27,28 0,28">
          <text:p/>
        </draw:polygon>
        <draw:polygon draw:style-name="gr6" draw:text-style-name="P3" draw:layer="layout" svg:width="0.026cm" svg:height="0.027cm" svg:x="3.14cm" svg:y="1.531cm" svg:viewBox="0 0 27 28" draw:points="0,0 27,0 27,28 0,28">
          <text:p/>
        </draw:polygon>
        <draw:polygon draw:style-name="gr6" draw:text-style-name="P3" draw:layer="layout" svg:width="0.026cm" svg:height="0.004cm" svg:x="3.14cm" svg:y="1.559cm" svg:viewBox="0 0 27 5" draw:points="0,0 27,0 27,5 0,5">
          <text:p/>
        </draw:polygon>
        <draw:path draw:style-name="gr6" draw:text-style-name="P3" draw:layer="layout" svg:width="0.026cm" svg:height="0.005cm" svg:x="3.14cm" svg:y="2.23cm" svg:viewBox="0 0 27 6" svg:d="M27 0v6h-27v-6c9 0 14 0 27 0z">
          <text:p/>
        </draw:path>
        <draw:polygon draw:style-name="gr6" draw:text-style-name="P3" draw:layer="layout" svg:width="0.026cm" svg:height="0.027cm" svg:x="3.14cm" svg:y="2.235cm" svg:viewBox="0 0 27 28" draw:points="0,0 27,0 27,28 0,28">
          <text:p/>
        </draw:polygon>
        <draw:polygon draw:style-name="gr6" draw:text-style-name="P3" draw:layer="layout" svg:width="0.026cm" svg:height="0.027cm" svg:x="3.14cm" svg:y="2.262cm" svg:viewBox="0 0 27 28" draw:points="0,0 27,0 27,28 0,28">
          <text:p/>
        </draw:polygon>
        <draw:polygon draw:style-name="gr6" draw:text-style-name="P3" draw:layer="layout" svg:width="0.026cm" svg:height="0.027cm" svg:x="3.14cm" svg:y="2.289cm" svg:viewBox="0 0 27 28" draw:points="0,0 27,0 27,28 0,28">
          <text:p/>
        </draw:polygon>
        <draw:polygon draw:style-name="gr6" draw:text-style-name="P3" draw:layer="layout" svg:width="0.026cm" svg:height="0.027cm" svg:x="3.14cm" svg:y="2.316cm" svg:viewBox="0 0 27 28" draw:points="0,0 27,0 27,28 0,28">
          <text:p/>
        </draw:polygon>
        <draw:polygon draw:style-name="gr6" draw:text-style-name="P3" draw:layer="layout" svg:width="0.026cm" svg:height="0.027cm" svg:x="3.161cm" svg:y="2.39cm" svg:viewBox="0 0 27 28" draw:points="0,0 27,0 27,28 0,28">
          <text:p/>
        </draw:polygon>
        <draw:polygon draw:style-name="gr6" draw:text-style-name="P3" draw:layer="layout" svg:width="0.026cm" svg:height="0.027cm" svg:x="3.166cm" svg:y="1.423cm" svg:viewBox="0 0 27 28" draw:points="0,0 27,0 27,28 0,28">
          <text:p/>
        </draw:polygon>
        <draw:polygon draw:style-name="gr6" draw:text-style-name="P3" draw:layer="layout" svg:width="0.026cm" svg:height="0.027cm" svg:x="3.166cm" svg:y="1.45cm" svg:viewBox="0 0 27 28" draw:points="0,0 27,0 27,28 0,28">
          <text:p/>
        </draw:polygon>
        <draw:polygon draw:style-name="gr6" draw:text-style-name="P3" draw:layer="layout" svg:width="0.026cm" svg:height="0.027cm" svg:x="3.166cm" svg:y="1.477cm" svg:viewBox="0 0 27 28" draw:points="0,0 27,0 27,28 0,28">
          <text:p/>
        </draw:polygon>
        <draw:polygon draw:style-name="gr6" draw:text-style-name="P3" draw:layer="layout" svg:width="0.026cm" svg:height="0.027cm" svg:x="3.166cm" svg:y="1.504cm" svg:viewBox="0 0 27 28" draw:points="0,0 27,0 27,28 0,28">
          <text:p/>
        </draw:polygon>
        <draw:polygon draw:style-name="gr6" draw:text-style-name="P3" draw:layer="layout" svg:width="0.026cm" svg:height="0.027cm" svg:x="3.166cm" svg:y="1.531cm" svg:viewBox="0 0 27 28" draw:points="0,0 27,0 27,28 0,28">
          <text:p/>
        </draw:polygon>
        <draw:polygon draw:style-name="gr6" draw:text-style-name="P3" draw:layer="layout" svg:width="0.026cm" svg:height="0.004cm" svg:x="3.166cm" svg:y="1.559cm" svg:viewBox="0 0 27 5" draw:points="0,0 27,0 27,5 0,5">
          <text:p/>
        </draw:polygon>
        <draw:polygon draw:style-name="gr6" draw:text-style-name="P3" draw:layer="layout" svg:width="0.026cm" svg:height="0.005cm" svg:x="3.166cm" svg:y="2.23cm" svg:viewBox="0 0 27 6" draw:points="0,0 27,0 27,6 0,6">
          <text:p/>
        </draw:polygon>
        <draw:polygon draw:style-name="gr6" draw:text-style-name="P3" draw:layer="layout" svg:width="0.026cm" svg:height="0.027cm" svg:x="3.166cm" svg:y="2.235cm" svg:viewBox="0 0 27 28" draw:points="0,0 27,0 27,28 0,28">
          <text:p/>
        </draw:polygon>
        <draw:polygon draw:style-name="gr6" draw:text-style-name="P3" draw:layer="layout" svg:width="0.026cm" svg:height="0.027cm" svg:x="3.166cm" svg:y="2.262cm" svg:viewBox="0 0 27 28" draw:points="0,0 27,0 27,28 0,28">
          <text:p/>
        </draw:polygon>
        <draw:polygon draw:style-name="gr6" draw:text-style-name="P3" draw:layer="layout" svg:width="0.026cm" svg:height="0.027cm" svg:x="3.166cm" svg:y="2.289cm" svg:viewBox="0 0 27 28" draw:points="0,0 27,0 27,28 0,28">
          <text:p/>
        </draw:polygon>
        <draw:polygon draw:style-name="gr6" draw:text-style-name="P3" draw:layer="layout" svg:width="0.026cm" svg:height="0.027cm" svg:x="3.166cm" svg:y="2.316cm" svg:viewBox="0 0 27 28" draw:points="0,0 27,0 27,28 0,28">
          <text:p/>
        </draw:polygon>
        <draw:polygon draw:style-name="gr6" draw:text-style-name="P3" draw:layer="layout" svg:width="0.026cm" svg:height="0.027cm" svg:x="3.187cm" svg:y="2.356cm" svg:viewBox="0 0 27 28" draw:points="0,0 27,0 27,28 0,28">
          <text:p/>
        </draw:polygon>
        <draw:polygon draw:style-name="gr6" draw:text-style-name="P3" draw:layer="layout" svg:width="0.026cm" svg:height="0.027cm" svg:x="3.192cm" svg:y="1.423cm" svg:viewBox="0 0 27 28" draw:points="0,0 27,0 27,28 0,28">
          <text:p/>
        </draw:polygon>
        <draw:polygon draw:style-name="gr6" draw:text-style-name="P3" draw:layer="layout" svg:width="0.026cm" svg:height="0.027cm" svg:x="3.192cm" svg:y="1.45cm" svg:viewBox="0 0 27 28" draw:points="0,0 27,0 27,28 0,28">
          <text:p/>
        </draw:polygon>
        <draw:polygon draw:style-name="gr6" draw:text-style-name="P3" draw:layer="layout" svg:width="0.026cm" svg:height="0.027cm" svg:x="3.192cm" svg:y="1.477cm" svg:viewBox="0 0 27 28" draw:points="0,0 27,0 27,28 0,28">
          <text:p/>
        </draw:polygon>
        <draw:polygon draw:style-name="gr6" draw:text-style-name="P3" draw:layer="layout" svg:width="0.026cm" svg:height="0.027cm" svg:x="3.192cm" svg:y="1.504cm" svg:viewBox="0 0 27 28" draw:points="0,0 27,0 27,28 0,28">
          <text:p/>
        </draw:polygon>
        <draw:polygon draw:style-name="gr6" draw:text-style-name="P3" draw:layer="layout" svg:width="0.026cm" svg:height="0.027cm" svg:x="3.192cm" svg:y="1.531cm" svg:viewBox="0 0 27 28" draw:points="0,0 27,0 27,28 0,28">
          <text:p/>
        </draw:polygon>
        <draw:polygon draw:style-name="gr6" draw:text-style-name="P3" draw:layer="layout" svg:width="0.026cm" svg:height="0.004cm" svg:x="3.192cm" svg:y="1.559cm" svg:viewBox="0 0 27 5" draw:points="0,0 27,0 27,5 0,5">
          <text:p/>
        </draw:polygon>
        <draw:polygon draw:style-name="gr6" draw:text-style-name="P3" draw:layer="layout" svg:width="0.026cm" svg:height="0.005cm" svg:x="3.192cm" svg:y="2.23cm" svg:viewBox="0 0 27 6" draw:points="0,0 27,0 27,6 0,6">
          <text:p/>
        </draw:polygon>
        <draw:polygon draw:style-name="gr6" draw:text-style-name="P3" draw:layer="layout" svg:width="0.026cm" svg:height="0.027cm" svg:x="3.192cm" svg:y="2.235cm" svg:viewBox="0 0 27 28" draw:points="0,0 27,0 27,28 0,28">
          <text:p/>
        </draw:polygon>
        <draw:polygon draw:style-name="gr6" draw:text-style-name="P3" draw:layer="layout" svg:width="0.026cm" svg:height="0.027cm" svg:x="3.192cm" svg:y="2.262cm" svg:viewBox="0 0 27 28" draw:points="0,0 27,0 27,28 0,28">
          <text:p/>
        </draw:polygon>
        <draw:polygon draw:style-name="gr6" draw:text-style-name="P3" draw:layer="layout" svg:width="0.026cm" svg:height="0.027cm" svg:x="3.192cm" svg:y="2.289cm" svg:viewBox="0 0 27 28" draw:points="0,0 27,0 27,28 0,28">
          <text:p/>
        </draw:polygon>
        <draw:polygon draw:style-name="gr6" draw:text-style-name="P3" draw:layer="layout" svg:width="0.026cm" svg:height="0.027cm" svg:x="3.192cm" svg:y="2.316cm" svg:viewBox="0 0 27 28" draw:points="0,0 27,0 27,28 0,28">
          <text:p/>
        </draw:polygon>
        <draw:polygon draw:style-name="gr6" draw:text-style-name="P3" draw:layer="layout" svg:width="0.026cm" svg:height="0.027cm" svg:x="3.137cm" svg:y="2.356cm" svg:viewBox="0 0 27 28" draw:points="0,0 27,0 27,28 0,28">
          <text:p/>
        </draw:polygon>
        <draw:polygon draw:style-name="gr6" draw:text-style-name="P3" draw:layer="layout" svg:width="0.026cm" svg:height="0.027cm" svg:x="3.218cm" svg:y="1.423cm" svg:viewBox="0 0 27 28" draw:points="0,0 27,0 27,28 0,28">
          <text:p/>
        </draw:polygon>
        <draw:polygon draw:style-name="gr6" draw:text-style-name="P3" draw:layer="layout" svg:width="0.026cm" svg:height="0.027cm" svg:x="3.218cm" svg:y="1.45cm" svg:viewBox="0 0 27 28" draw:points="0,0 27,0 27,28 0,28">
          <text:p/>
        </draw:polygon>
        <draw:polygon draw:style-name="gr6" draw:text-style-name="P3" draw:layer="layout" svg:width="0.026cm" svg:height="0.027cm" svg:x="3.218cm" svg:y="1.477cm" svg:viewBox="0 0 27 28" draw:points="0,0 27,0 27,28 0,28">
          <text:p/>
        </draw:polygon>
        <draw:polygon draw:style-name="gr6" draw:text-style-name="P3" draw:layer="layout" svg:width="0.026cm" svg:height="0.027cm" svg:x="3.218cm" svg:y="1.504cm" svg:viewBox="0 0 27 28" draw:points="0,0 27,0 27,28 0,28">
          <text:p/>
        </draw:polygon>
        <draw:polygon draw:style-name="gr6" draw:text-style-name="P3" draw:layer="layout" svg:width="0.026cm" svg:height="0.027cm" svg:x="3.218cm" svg:y="1.531cm" svg:viewBox="0 0 27 28" draw:points="0,0 27,0 27,28 0,28">
          <text:p/>
        </draw:polygon>
        <draw:polygon draw:style-name="gr6" draw:text-style-name="P3" draw:layer="layout" svg:width="0.026cm" svg:height="0.004cm" svg:x="3.218cm" svg:y="1.559cm" svg:viewBox="0 0 27 5" draw:points="0,0 27,0 27,5 0,5">
          <text:p/>
        </draw:polygon>
        <draw:polygon draw:style-name="gr6" draw:text-style-name="P3" draw:layer="layout" svg:width="0.026cm" svg:height="0.005cm" svg:x="3.218cm" svg:y="2.23cm" svg:viewBox="0 0 27 6" draw:points="0,0 27,0 27,6 0,6">
          <text:p/>
        </draw:polygon>
        <draw:polygon draw:style-name="gr6" draw:text-style-name="P3" draw:layer="layout" svg:width="0.026cm" svg:height="0.027cm" svg:x="3.218cm" svg:y="2.235cm" svg:viewBox="0 0 27 28" draw:points="0,0 27,0 27,28 0,28">
          <text:p/>
        </draw:polygon>
        <draw:polygon draw:style-name="gr6" draw:text-style-name="P3" draw:layer="layout" svg:width="0.026cm" svg:height="0.027cm" svg:x="3.218cm" svg:y="2.262cm" svg:viewBox="0 0 27 28" draw:points="0,0 27,0 27,28 0,28">
          <text:p/>
        </draw:polygon>
        <draw:polygon draw:style-name="gr6" draw:text-style-name="P3" draw:layer="layout" svg:width="0.026cm" svg:height="0.027cm" svg:x="3.218cm" svg:y="2.289cm" svg:viewBox="0 0 27 28" draw:points="0,0 27,0 27,28 0,28">
          <text:p/>
        </draw:polygon>
        <draw:polygon draw:style-name="gr6" draw:text-style-name="P3" draw:layer="layout" svg:width="0.026cm" svg:height="0.027cm" svg:x="3.218cm" svg:y="2.316cm" svg:viewBox="0 0 27 28" draw:points="0,0 27,0 27,28 0,28">
          <text:p/>
        </draw:polygon>
        <draw:polygon draw:style-name="gr6" draw:text-style-name="P3" draw:layer="layout" svg:width="0.026cm" svg:height="0.027cm" svg:x="3.218cm" svg:y="2.343cm" svg:viewBox="0 0 27 28" draw:points="0,0 27,0 27,28 0,28">
          <text:p/>
        </draw:polygon>
        <draw:polygon draw:style-name="gr6" draw:text-style-name="P3" draw:layer="layout" svg:width="0.026cm" svg:height="0.027cm" svg:x="3.244cm" svg:y="1.423cm" svg:viewBox="0 0 27 28" draw:points="0,0 27,0 27,28 0,28">
          <text:p/>
        </draw:polygon>
        <draw:polygon draw:style-name="gr6" draw:text-style-name="P3" draw:layer="layout" svg:width="0.026cm" svg:height="0.027cm" svg:x="3.244cm" svg:y="1.45cm" svg:viewBox="0 0 27 28" draw:points="0,0 27,0 27,28 0,28">
          <text:p/>
        </draw:polygon>
        <draw:polygon draw:style-name="gr6" draw:text-style-name="P3" draw:layer="layout" svg:width="0.026cm" svg:height="0.027cm" svg:x="3.244cm" svg:y="1.477cm" svg:viewBox="0 0 27 28" draw:points="0,0 27,0 27,28 0,28">
          <text:p/>
        </draw:polygon>
        <draw:polygon draw:style-name="gr6" draw:text-style-name="P3" draw:layer="layout" svg:width="0.026cm" svg:height="0.027cm" svg:x="3.244cm" svg:y="1.504cm" svg:viewBox="0 0 27 28" draw:points="0,0 27,0 27,28 0,28">
          <text:p/>
        </draw:polygon>
        <draw:polygon draw:style-name="gr6" draw:text-style-name="P3" draw:layer="layout" svg:width="0.026cm" svg:height="0.027cm" svg:x="3.244cm" svg:y="1.531cm" svg:viewBox="0 0 27 28" draw:points="0,0 27,0 27,28 0,28">
          <text:p/>
        </draw:polygon>
        <draw:polygon draw:style-name="gr6" draw:text-style-name="P3" draw:layer="layout" svg:width="0.026cm" svg:height="0.004cm" svg:x="3.244cm" svg:y="1.559cm" svg:viewBox="0 0 27 5" draw:points="0,0 27,0 27,5 0,5">
          <text:p/>
        </draw:polygon>
        <draw:polygon draw:style-name="gr6" draw:text-style-name="P3" draw:layer="layout" svg:width="0.026cm" svg:height="0.005cm" svg:x="3.244cm" svg:y="2.23cm" svg:viewBox="0 0 27 6" draw:points="0,0 27,0 27,6 0,6">
          <text:p/>
        </draw:polygon>
        <draw:polygon draw:style-name="gr6" draw:text-style-name="P3" draw:layer="layout" svg:width="0.026cm" svg:height="0.027cm" svg:x="3.244cm" svg:y="2.235cm" svg:viewBox="0 0 27 28" draw:points="0,0 27,0 27,28 0,28">
          <text:p/>
        </draw:polygon>
        <draw:polygon draw:style-name="gr6" draw:text-style-name="P3" draw:layer="layout" svg:width="0.026cm" svg:height="0.027cm" svg:x="3.244cm" svg:y="2.262cm" svg:viewBox="0 0 27 28" draw:points="0,0 27,0 27,28 0,28">
          <text:p/>
        </draw:polygon>
        <draw:polygon draw:style-name="gr6" draw:text-style-name="P3" draw:layer="layout" svg:width="0.026cm" svg:height="0.027cm" svg:x="3.244cm" svg:y="2.289cm" svg:viewBox="0 0 27 28" draw:points="0,0 27,0 27,28 0,28">
          <text:p/>
        </draw:polygon>
        <draw:polygon draw:style-name="gr6" draw:text-style-name="P3" draw:layer="layout" svg:width="0.026cm" svg:height="0.027cm" svg:x="3.244cm" svg:y="2.316cm" svg:viewBox="0 0 27 28" draw:points="0,0 27,0 27,28 0,28">
          <text:p/>
        </draw:polygon>
        <draw:polygon draw:style-name="gr6" draw:text-style-name="P3" draw:layer="layout" svg:width="0.026cm" svg:height="0.027cm" svg:x="3.085cm" svg:y="2.427cm" svg:viewBox="0 0 27 28" draw:points="0,0 27,0 27,28 0,28">
          <text:p/>
        </draw:polygon>
        <draw:polygon draw:style-name="gr6" draw:text-style-name="P3" draw:layer="layout" svg:width="0.026cm" svg:height="0.027cm" svg:x="3.27cm" svg:y="1.423cm" svg:viewBox="0 0 27 28" draw:points="0,0 27,0 27,28 0,28">
          <text:p/>
        </draw:polygon>
        <draw:polygon draw:style-name="gr6" draw:text-style-name="P3" draw:layer="layout" svg:width="0.026cm" svg:height="0.027cm" svg:x="3.27cm" svg:y="1.45cm" svg:viewBox="0 0 27 28" draw:points="0,0 27,0 27,28 0,28">
          <text:p/>
        </draw:polygon>
        <draw:polygon draw:style-name="gr6" draw:text-style-name="P3" draw:layer="layout" svg:width="0.026cm" svg:height="0.027cm" svg:x="3.27cm" svg:y="1.477cm" svg:viewBox="0 0 27 28" draw:points="0,0 27,0 27,28 0,28">
          <text:p/>
        </draw:polygon>
        <draw:polygon draw:style-name="gr6" draw:text-style-name="P3" draw:layer="layout" svg:width="0.026cm" svg:height="0.027cm" svg:x="3.27cm" svg:y="1.504cm" svg:viewBox="0 0 27 28" draw:points="0,0 27,0 27,28 0,28">
          <text:p/>
        </draw:polygon>
        <draw:polygon draw:style-name="gr6" draw:text-style-name="P3" draw:layer="layout" svg:width="0.026cm" svg:height="0.027cm" svg:x="3.27cm" svg:y="1.531cm" svg:viewBox="0 0 27 28" draw:points="0,0 27,0 27,28 0,28">
          <text:p/>
        </draw:polygon>
        <draw:polygon draw:style-name="gr6" draw:text-style-name="P3" draw:layer="layout" svg:width="0.026cm" svg:height="0.004cm" svg:x="3.27cm" svg:y="1.559cm" svg:viewBox="0 0 27 5" draw:points="0,0 27,0 27,5 0,5">
          <text:p/>
        </draw:polygon>
        <draw:polygon draw:style-name="gr6" draw:text-style-name="P3" draw:layer="layout" svg:width="0.026cm" svg:height="0.005cm" svg:x="3.27cm" svg:y="2.23cm" svg:viewBox="0 0 27 6" draw:points="0,0 27,0 27,6 0,6">
          <text:p/>
        </draw:polygon>
        <draw:polygon draw:style-name="gr6" draw:text-style-name="P3" draw:layer="layout" svg:width="0.026cm" svg:height="0.027cm" svg:x="3.27cm" svg:y="2.235cm" svg:viewBox="0 0 27 28" draw:points="0,0 27,0 27,28 0,28">
          <text:p/>
        </draw:polygon>
        <draw:polygon draw:style-name="gr6" draw:text-style-name="P3" draw:layer="layout" svg:width="0.026cm" svg:height="0.027cm" svg:x="3.27cm" svg:y="2.262cm" svg:viewBox="0 0 27 28" draw:points="0,0 27,0 27,28 0,28">
          <text:p/>
        </draw:polygon>
        <draw:polygon draw:style-name="gr6" draw:text-style-name="P3" draw:layer="layout" svg:width="0.026cm" svg:height="0.027cm" svg:x="3.27cm" svg:y="2.289cm" svg:viewBox="0 0 27 28" draw:points="0,0 27,0 27,28 0,28">
          <text:p/>
        </draw:polygon>
        <draw:polygon draw:style-name="gr6" draw:text-style-name="P3" draw:layer="layout" svg:width="0.026cm" svg:height="0.027cm" svg:x="3.27cm" svg:y="2.316cm" svg:viewBox="0 0 27 28" draw:points="0,0 27,0 27,28 0,28">
          <text:p/>
        </draw:polygon>
        <draw:polygon draw:style-name="gr6" draw:text-style-name="P3" draw:layer="layout" svg:width="0.026cm" svg:height="0.027cm" svg:x="3.212cm" svg:y="2.39cm" svg:viewBox="0 0 27 28" draw:points="0,0 27,0 27,28 0,28">
          <text:p/>
        </draw:polygon>
        <draw:polygon draw:style-name="gr6" draw:text-style-name="P3" draw:layer="layout" svg:width="0.026cm" svg:height="0.027cm" svg:x="3.296cm" svg:y="1.423cm" svg:viewBox="0 0 27 28" draw:points="0,0 27,0 27,28 0,28">
          <text:p/>
        </draw:polygon>
        <draw:polygon draw:style-name="gr6" draw:text-style-name="P3" draw:layer="layout" svg:width="0.026cm" svg:height="0.027cm" svg:x="3.296cm" svg:y="1.45cm" svg:viewBox="0 0 27 28" draw:points="0,0 27,0 27,28 0,28">
          <text:p/>
        </draw:polygon>
        <draw:polygon draw:style-name="gr6" draw:text-style-name="P3" draw:layer="layout" svg:width="0.026cm" svg:height="0.027cm" svg:x="3.296cm" svg:y="1.477cm" svg:viewBox="0 0 27 28" draw:points="0,0 27,0 27,28 0,28">
          <text:p/>
        </draw:polygon>
        <draw:polygon draw:style-name="gr6" draw:text-style-name="P3" draw:layer="layout" svg:width="0.026cm" svg:height="0.027cm" svg:x="3.296cm" svg:y="1.504cm" svg:viewBox="0 0 27 28" draw:points="0,0 27,0 27,28 0,28">
          <text:p/>
        </draw:polygon>
        <draw:polygon draw:style-name="gr6" draw:text-style-name="P3" draw:layer="layout" svg:width="0.026cm" svg:height="0.027cm" svg:x="3.296cm" svg:y="1.531cm" svg:viewBox="0 0 27 28" draw:points="0,0 27,0 27,28 0,28">
          <text:p/>
        </draw:polygon>
        <draw:polygon draw:style-name="gr6" draw:text-style-name="P3" draw:layer="layout" svg:width="0.026cm" svg:height="0.004cm" svg:x="3.296cm" svg:y="1.559cm" svg:viewBox="0 0 27 5" draw:points="0,0 27,0 27,5 0,5">
          <text:p/>
        </draw:polygon>
        <draw:polygon draw:style-name="gr6" draw:text-style-name="P3" draw:layer="layout" svg:width="0.026cm" svg:height="0.005cm" svg:x="3.296cm" svg:y="2.23cm" svg:viewBox="0 0 27 6" draw:points="0,0 27,0 27,6 0,6">
          <text:p/>
        </draw:polygon>
        <draw:polygon draw:style-name="gr6" draw:text-style-name="P3" draw:layer="layout" svg:width="0.026cm" svg:height="0.027cm" svg:x="3.296cm" svg:y="2.235cm" svg:viewBox="0 0 27 28" draw:points="0,0 27,0 27,28 0,28">
          <text:p/>
        </draw:polygon>
        <draw:polygon draw:style-name="gr6" draw:text-style-name="P3" draw:layer="layout" svg:width="0.026cm" svg:height="0.027cm" svg:x="3.296cm" svg:y="2.262cm" svg:viewBox="0 0 27 28" draw:points="0,0 27,0 27,28 0,28">
          <text:p/>
        </draw:polygon>
        <draw:polygon draw:style-name="gr6" draw:text-style-name="P3" draw:layer="layout" svg:width="0.026cm" svg:height="0.027cm" svg:x="3.296cm" svg:y="2.289cm" svg:viewBox="0 0 27 28" draw:points="0,0 27,0 27,28 0,28">
          <text:p/>
        </draw:polygon>
        <draw:polygon draw:style-name="gr6" draw:text-style-name="P3" draw:layer="layout" svg:width="0.026cm" svg:height="0.027cm" svg:x="3.296cm" svg:y="2.316cm" svg:viewBox="0 0 27 28" draw:points="0,0 27,0 27,28 0,28">
          <text:p/>
        </draw:polygon>
        <draw:polygon draw:style-name="gr6" draw:text-style-name="P3" draw:layer="layout" svg:width="0.026cm" svg:height="0.027cm" svg:x="3.296cm" svg:y="2.343cm" svg:viewBox="0 0 27 28" draw:points="0,0 27,0 27,28 0,28">
          <text:p/>
        </draw:polygon>
        <draw:polygon draw:style-name="gr6" draw:text-style-name="P3" draw:layer="layout" svg:width="0.026cm" svg:height="0.027cm" svg:x="3.322cm" svg:y="1.423cm" svg:viewBox="0 0 27 28" draw:points="0,0 27,0 27,28 0,28">
          <text:p/>
        </draw:polygon>
        <draw:polygon draw:style-name="gr6" draw:text-style-name="P3" draw:layer="layout" svg:width="0.026cm" svg:height="0.027cm" svg:x="3.322cm" svg:y="1.45cm" svg:viewBox="0 0 27 28" draw:points="0,0 27,0 27,28 0,28">
          <text:p/>
        </draw:polygon>
        <draw:polygon draw:style-name="gr6" draw:text-style-name="P3" draw:layer="layout" svg:width="0.026cm" svg:height="0.027cm" svg:x="3.322cm" svg:y="1.477cm" svg:viewBox="0 0 27 28" draw:points="0,0 27,0 27,28 0,28">
          <text:p/>
        </draw:polygon>
        <draw:polygon draw:style-name="gr6" draw:text-style-name="P3" draw:layer="layout" svg:width="0.026cm" svg:height="0.027cm" svg:x="3.322cm" svg:y="1.504cm" svg:viewBox="0 0 27 28" draw:points="0,0 27,0 27,28 0,28">
          <text:p/>
        </draw:polygon>
        <draw:polygon draw:style-name="gr6" draw:text-style-name="P3" draw:layer="layout" svg:width="0.026cm" svg:height="0.027cm" svg:x="3.322cm" svg:y="1.531cm" svg:viewBox="0 0 27 28" draw:points="0,0 27,0 27,28 0,28">
          <text:p/>
        </draw:polygon>
        <draw:polygon draw:style-name="gr6" draw:text-style-name="P3" draw:layer="layout" svg:width="0.026cm" svg:height="0.004cm" svg:x="3.322cm" svg:y="1.559cm" svg:viewBox="0 0 27 5" draw:points="0,0 27,0 27,5 0,5">
          <text:p/>
        </draw:polygon>
        <draw:polygon draw:style-name="gr6" draw:text-style-name="P3" draw:layer="layout" svg:width="0.026cm" svg:height="0.005cm" svg:x="3.322cm" svg:y="2.23cm" svg:viewBox="0 0 27 6" draw:points="0,0 27,0 27,6 0,6">
          <text:p/>
        </draw:polygon>
        <draw:polygon draw:style-name="gr6" draw:text-style-name="P3" draw:layer="layout" svg:width="0.026cm" svg:height="0.027cm" svg:x="3.322cm" svg:y="2.235cm" svg:viewBox="0 0 27 28" draw:points="0,0 27,0 27,28 0,28">
          <text:p/>
        </draw:polygon>
        <draw:polygon draw:style-name="gr6" draw:text-style-name="P3" draw:layer="layout" svg:width="0.026cm" svg:height="0.027cm" svg:x="3.322cm" svg:y="2.262cm" svg:viewBox="0 0 27 28" draw:points="0,0 27,0 27,28 0,28">
          <text:p/>
        </draw:polygon>
        <draw:polygon draw:style-name="gr6" draw:text-style-name="P3" draw:layer="layout" svg:width="0.026cm" svg:height="0.027cm" svg:x="3.322cm" svg:y="2.289cm" svg:viewBox="0 0 27 28" draw:points="0,0 27,0 27,28 0,28">
          <text:p/>
        </draw:polygon>
        <draw:polygon draw:style-name="gr6" draw:text-style-name="P3" draw:layer="layout" svg:width="0.026cm" svg:height="0.027cm" svg:x="3.322cm" svg:y="2.316cm" svg:viewBox="0 0 27 28" draw:points="0,0 27,0 27,28 0,28">
          <text:p/>
        </draw:polygon>
        <draw:polygon draw:style-name="gr6" draw:text-style-name="P3" draw:layer="layout" svg:width="0.026cm" svg:height="0.027cm" svg:x="3.322cm" svg:y="2.343cm" svg:viewBox="0 0 27 28" draw:points="0,0 27,0 27,28 0,28">
          <text:p/>
        </draw:polygon>
        <draw:polygon draw:style-name="gr6" draw:text-style-name="P3" draw:layer="layout" svg:width="0.026cm" svg:height="0.027cm" svg:x="3.348cm" svg:y="1.423cm" svg:viewBox="0 0 27 28" draw:points="0,0 27,0 27,28 0,28">
          <text:p/>
        </draw:polygon>
        <draw:polygon draw:style-name="gr6" draw:text-style-name="P3" draw:layer="layout" svg:width="0.026cm" svg:height="0.027cm" svg:x="3.348cm" svg:y="1.45cm" svg:viewBox="0 0 27 28" draw:points="0,0 27,0 27,28 0,28">
          <text:p/>
        </draw:polygon>
        <draw:polygon draw:style-name="gr6" draw:text-style-name="P3" draw:layer="layout" svg:width="0.026cm" svg:height="0.027cm" svg:x="3.348cm" svg:y="1.477cm" svg:viewBox="0 0 27 28" draw:points="0,0 27,0 27,28 0,28">
          <text:p/>
        </draw:polygon>
        <draw:polygon draw:style-name="gr6" draw:text-style-name="P3" draw:layer="layout" svg:width="0.026cm" svg:height="0.027cm" svg:x="3.348cm" svg:y="1.504cm" svg:viewBox="0 0 27 28" draw:points="0,0 27,0 27,28 0,28">
          <text:p/>
        </draw:polygon>
        <draw:polygon draw:style-name="gr6" draw:text-style-name="P3" draw:layer="layout" svg:width="0.026cm" svg:height="0.027cm" svg:x="3.348cm" svg:y="1.531cm" svg:viewBox="0 0 27 28" draw:points="0,0 27,0 27,28 0,28">
          <text:p/>
        </draw:polygon>
        <draw:polygon draw:style-name="gr6" draw:text-style-name="P3" draw:layer="layout" svg:width="0.026cm" svg:height="0.004cm" svg:x="3.348cm" svg:y="1.559cm" svg:viewBox="0 0 27 5" draw:points="0,0 27,0 27,5 0,5">
          <text:p/>
        </draw:polygon>
        <draw:polygon draw:style-name="gr6" draw:text-style-name="P3" draw:layer="layout" svg:width="0.026cm" svg:height="0.005cm" svg:x="3.348cm" svg:y="2.23cm" svg:viewBox="0 0 27 6" draw:points="0,0 27,0 27,6 0,6">
          <text:p/>
        </draw:polygon>
        <draw:polygon draw:style-name="gr6" draw:text-style-name="P3" draw:layer="layout" svg:width="0.026cm" svg:height="0.027cm" svg:x="3.348cm" svg:y="2.235cm" svg:viewBox="0 0 27 28" draw:points="0,0 27,0 27,28 0,28">
          <text:p/>
        </draw:polygon>
        <draw:polygon draw:style-name="gr6" draw:text-style-name="P3" draw:layer="layout" svg:width="0.026cm" svg:height="0.027cm" svg:x="3.348cm" svg:y="2.262cm" svg:viewBox="0 0 27 28" draw:points="0,0 27,0 27,28 0,28">
          <text:p/>
        </draw:polygon>
        <draw:polygon draw:style-name="gr6" draw:text-style-name="P3" draw:layer="layout" svg:width="0.026cm" svg:height="0.027cm" svg:x="3.348cm" svg:y="2.289cm" svg:viewBox="0 0 27 28" draw:points="0,0 27,0 27,28 0,28">
          <text:p/>
        </draw:polygon>
        <draw:polygon draw:style-name="gr6" draw:text-style-name="P3" draw:layer="layout" svg:width="0.026cm" svg:height="0.027cm" svg:x="3.348cm" svg:y="2.316cm" svg:viewBox="0 0 27 28" draw:points="0,0 27,0 27,28 0,28">
          <text:p/>
        </draw:polygon>
        <draw:polygon draw:style-name="gr6" draw:text-style-name="P3" draw:layer="layout" svg:width="0.026cm" svg:height="0.027cm" svg:x="3.348cm" svg:y="2.343cm" svg:viewBox="0 0 27 28" draw:points="0,0 27,0 27,28 0,28">
          <text:p/>
        </draw:polygon>
        <draw:polygon draw:style-name="gr6" draw:text-style-name="P3" draw:layer="layout" svg:width="0.026cm" svg:height="0.027cm" svg:x="3.374cm" svg:y="1.423cm" svg:viewBox="0 0 27 28" draw:points="0,0 27,0 27,28 0,28">
          <text:p/>
        </draw:polygon>
        <draw:polygon draw:style-name="gr6" draw:text-style-name="P3" draw:layer="layout" svg:width="0.026cm" svg:height="0.027cm" svg:x="3.374cm" svg:y="1.45cm" svg:viewBox="0 0 27 28" draw:points="0,0 27,0 27,28 0,28">
          <text:p/>
        </draw:polygon>
        <draw:polygon draw:style-name="gr6" draw:text-style-name="P3" draw:layer="layout" svg:width="0.026cm" svg:height="0.027cm" svg:x="3.374cm" svg:y="1.477cm" svg:viewBox="0 0 27 28" draw:points="0,0 27,0 27,28 0,28">
          <text:p/>
        </draw:polygon>
        <draw:polygon draw:style-name="gr6" draw:text-style-name="P3" draw:layer="layout" svg:width="0.026cm" svg:height="0.027cm" svg:x="3.374cm" svg:y="1.504cm" svg:viewBox="0 0 27 28" draw:points="0,0 27,0 27,28 0,28">
          <text:p/>
        </draw:polygon>
        <draw:polygon draw:style-name="gr6" draw:text-style-name="P3" draw:layer="layout" svg:width="0.026cm" svg:height="0.027cm" svg:x="3.374cm" svg:y="1.531cm" svg:viewBox="0 0 27 28" draw:points="0,0 27,0 27,28 0,28">
          <text:p/>
        </draw:polygon>
        <draw:polygon draw:style-name="gr6" draw:text-style-name="P3" draw:layer="layout" svg:width="0.026cm" svg:height="0.004cm" svg:x="3.374cm" svg:y="1.559cm" svg:viewBox="0 0 27 5" draw:points="0,0 27,0 27,5 0,5">
          <text:p/>
        </draw:polygon>
        <draw:polygon draw:style-name="gr6" draw:text-style-name="P3" draw:layer="layout" svg:width="0.026cm" svg:height="0.005cm" svg:x="3.374cm" svg:y="2.23cm" svg:viewBox="0 0 27 6" draw:points="0,0 27,0 27,6 0,6">
          <text:p/>
        </draw:polygon>
        <draw:polygon draw:style-name="gr6" draw:text-style-name="P3" draw:layer="layout" svg:width="0.026cm" svg:height="0.027cm" svg:x="3.374cm" svg:y="2.235cm" svg:viewBox="0 0 27 28" draw:points="0,0 27,0 27,28 0,28">
          <text:p/>
        </draw:polygon>
        <draw:polygon draw:style-name="gr6" draw:text-style-name="P3" draw:layer="layout" svg:width="0.026cm" svg:height="0.027cm" svg:x="3.374cm" svg:y="2.262cm" svg:viewBox="0 0 27 28" draw:points="0,0 27,0 27,28 0,28">
          <text:p/>
        </draw:polygon>
        <draw:polygon draw:style-name="gr6" draw:text-style-name="P3" draw:layer="layout" svg:width="0.026cm" svg:height="0.027cm" svg:x="3.374cm" svg:y="2.289cm" svg:viewBox="0 0 27 28" draw:points="0,0 27,0 27,28 0,28">
          <text:p/>
        </draw:polygon>
        <draw:polygon draw:style-name="gr6" draw:text-style-name="P3" draw:layer="layout" svg:width="0.026cm" svg:height="0.027cm" svg:x="3.374cm" svg:y="2.316cm" svg:viewBox="0 0 27 28" draw:points="0,0 27,0 27,28 0,28">
          <text:p/>
        </draw:polygon>
        <draw:polygon draw:style-name="gr6" draw:text-style-name="P3" draw:layer="layout" svg:width="0.026cm" svg:height="0.027cm" svg:x="3.374cm" svg:y="2.343cm" svg:viewBox="0 0 27 28" draw:points="0,0 27,0 27,28 0,28">
          <text:p/>
        </draw:polygon>
        <draw:polygon draw:style-name="gr6" draw:text-style-name="P3" draw:layer="layout" svg:width="0.026cm" svg:height="0.027cm" svg:x="3.4cm" svg:y="1.423cm" svg:viewBox="0 0 27 28" draw:points="0,0 27,0 27,28 0,28">
          <text:p/>
        </draw:polygon>
        <draw:polygon draw:style-name="gr6" draw:text-style-name="P3" draw:layer="layout" svg:width="0.026cm" svg:height="0.027cm" svg:x="3.4cm" svg:y="1.45cm" svg:viewBox="0 0 27 28" draw:points="0,0 27,0 27,28 0,28">
          <text:p/>
        </draw:polygon>
        <draw:polygon draw:style-name="gr6" draw:text-style-name="P3" draw:layer="layout" svg:width="0.026cm" svg:height="0.027cm" svg:x="3.4cm" svg:y="1.477cm" svg:viewBox="0 0 27 28" draw:points="0,0 27,0 27,28 0,28">
          <text:p/>
        </draw:polygon>
        <draw:polygon draw:style-name="gr6" draw:text-style-name="P3" draw:layer="layout" svg:width="0.026cm" svg:height="0.027cm" svg:x="3.4cm" svg:y="1.504cm" svg:viewBox="0 0 27 28" draw:points="0,0 27,0 27,28 0,28">
          <text:p/>
        </draw:polygon>
        <draw:polygon draw:style-name="gr6" draw:text-style-name="P3" draw:layer="layout" svg:width="0.026cm" svg:height="0.027cm" svg:x="3.4cm" svg:y="1.531cm" svg:viewBox="0 0 27 28" draw:points="0,0 27,0 27,28 0,28">
          <text:p/>
        </draw:polygon>
        <draw:polygon draw:style-name="gr6" draw:text-style-name="P3" draw:layer="layout" svg:width="0.026cm" svg:height="0.004cm" svg:x="3.4cm" svg:y="1.559cm" svg:viewBox="0 0 27 5" draw:points="0,0 27,0 27,5 0,5">
          <text:p/>
        </draw:polygon>
        <draw:polygon draw:style-name="gr6" draw:text-style-name="P3" draw:layer="layout" svg:width="0.026cm" svg:height="0.005cm" svg:x="3.4cm" svg:y="2.23cm" svg:viewBox="0 0 27 6" draw:points="0,0 27,0 27,6 0,6">
          <text:p/>
        </draw:polygon>
        <draw:polygon draw:style-name="gr6" draw:text-style-name="P3" draw:layer="layout" svg:width="0.026cm" svg:height="0.027cm" svg:x="3.4cm" svg:y="2.235cm" svg:viewBox="0 0 27 28" draw:points="0,0 27,0 27,28 0,28">
          <text:p/>
        </draw:polygon>
        <draw:polygon draw:style-name="gr6" draw:text-style-name="P3" draw:layer="layout" svg:width="0.026cm" svg:height="0.027cm" svg:x="3.4cm" svg:y="2.262cm" svg:viewBox="0 0 27 28" draw:points="0,0 27,0 27,28 0,28">
          <text:p/>
        </draw:polygon>
        <draw:polygon draw:style-name="gr6" draw:text-style-name="P3" draw:layer="layout" svg:width="0.026cm" svg:height="0.027cm" svg:x="3.4cm" svg:y="2.289cm" svg:viewBox="0 0 27 28" draw:points="0,0 27,0 27,28 0,28">
          <text:p/>
        </draw:polygon>
        <draw:polygon draw:style-name="gr6" draw:text-style-name="P3" draw:layer="layout" svg:width="0.026cm" svg:height="0.027cm" svg:x="3.4cm" svg:y="2.316cm" svg:viewBox="0 0 27 28" draw:points="0,0 27,0 27,28 0,28">
          <text:p/>
        </draw:polygon>
        <draw:polygon draw:style-name="gr6" draw:text-style-name="P3" draw:layer="layout" svg:width="0.026cm" svg:height="0.027cm" svg:x="3.4cm" svg:y="2.343cm" svg:viewBox="0 0 27 28" draw:points="0,0 27,0 27,28 0,28">
          <text:p/>
        </draw:polygon>
        <draw:polygon draw:style-name="gr6" draw:text-style-name="P3" draw:layer="layout" svg:width="0.026cm" svg:height="0.027cm" svg:x="3.425cm" svg:y="1.423cm" svg:viewBox="0 0 27 28" draw:points="0,0 27,0 27,28 0,28">
          <text:p/>
        </draw:polygon>
        <draw:polygon draw:style-name="gr6" draw:text-style-name="P3" draw:layer="layout" svg:width="0.026cm" svg:height="0.027cm" svg:x="3.425cm" svg:y="1.45cm" svg:viewBox="0 0 27 28" draw:points="0,0 27,0 27,28 0,28">
          <text:p/>
        </draw:polygon>
        <draw:polygon draw:style-name="gr6" draw:text-style-name="P3" draw:layer="layout" svg:width="0.026cm" svg:height="0.027cm" svg:x="3.425cm" svg:y="1.477cm" svg:viewBox="0 0 27 28" draw:points="0,0 27,0 27,28 0,28">
          <text:p/>
        </draw:polygon>
        <draw:polygon draw:style-name="gr6" draw:text-style-name="P3" draw:layer="layout" svg:width="0.026cm" svg:height="0.027cm" svg:x="3.425cm" svg:y="1.504cm" svg:viewBox="0 0 27 28" draw:points="0,0 27,0 27,28 0,28">
          <text:p/>
        </draw:polygon>
        <draw:polygon draw:style-name="gr6" draw:text-style-name="P3" draw:layer="layout" svg:width="0.026cm" svg:height="0.027cm" svg:x="3.425cm" svg:y="1.531cm" svg:viewBox="0 0 27 28" draw:points="0,0 27,0 27,28 0,28">
          <text:p/>
        </draw:polygon>
        <draw:polygon draw:style-name="gr6" draw:text-style-name="P3" draw:layer="layout" svg:width="0.026cm" svg:height="0.004cm" svg:x="3.425cm" svg:y="1.559cm" svg:viewBox="0 0 27 5" draw:points="0,0 27,0 27,5 0,5">
          <text:p/>
        </draw:polygon>
        <draw:polygon draw:style-name="gr6" draw:text-style-name="P3" draw:layer="layout" svg:width="0.026cm" svg:height="0.005cm" svg:x="3.425cm" svg:y="2.23cm" svg:viewBox="0 0 27 6" draw:points="0,0 27,0 27,6 0,6">
          <text:p/>
        </draw:polygon>
        <draw:polygon draw:style-name="gr6" draw:text-style-name="P3" draw:layer="layout" svg:width="0.026cm" svg:height="0.027cm" svg:x="3.425cm" svg:y="2.235cm" svg:viewBox="0 0 27 28" draw:points="0,0 27,0 27,28 0,28">
          <text:p/>
        </draw:polygon>
        <draw:polygon draw:style-name="gr6" draw:text-style-name="P3" draw:layer="layout" svg:width="0.026cm" svg:height="0.027cm" svg:x="3.425cm" svg:y="2.262cm" svg:viewBox="0 0 27 28" draw:points="0,0 27,0 27,28 0,28">
          <text:p/>
        </draw:polygon>
        <draw:polygon draw:style-name="gr6" draw:text-style-name="P3" draw:layer="layout" svg:width="0.026cm" svg:height="0.027cm" svg:x="3.425cm" svg:y="2.289cm" svg:viewBox="0 0 27 28" draw:points="0,0 27,0 27,28 0,28">
          <text:p/>
        </draw:polygon>
        <draw:polygon draw:style-name="gr6" draw:text-style-name="P3" draw:layer="layout" svg:width="0.026cm" svg:height="0.027cm" svg:x="3.425cm" svg:y="2.316cm" svg:viewBox="0 0 27 28" draw:points="0,0 27,0 27,28 0,28">
          <text:p/>
        </draw:polygon>
        <draw:polygon draw:style-name="gr6" draw:text-style-name="P3" draw:layer="layout" svg:width="0.026cm" svg:height="0.027cm" svg:x="3.425cm" svg:y="2.343cm" svg:viewBox="0 0 27 28" draw:points="0,0 27,0 27,28 0,28">
          <text:p/>
        </draw:polygon>
        <draw:polygon draw:style-name="gr6" draw:text-style-name="P3" draw:layer="layout" svg:width="0.026cm" svg:height="0.027cm" svg:x="3.451cm" svg:y="1.423cm" svg:viewBox="0 0 27 28" draw:points="0,0 27,0 27,28 0,28">
          <text:p/>
        </draw:polygon>
        <draw:polygon draw:style-name="gr6" draw:text-style-name="P3" draw:layer="layout" svg:width="0.026cm" svg:height="0.027cm" svg:x="3.451cm" svg:y="1.45cm" svg:viewBox="0 0 27 28" draw:points="0,0 27,0 27,28 0,28">
          <text:p/>
        </draw:polygon>
        <draw:polygon draw:style-name="gr6" draw:text-style-name="P3" draw:layer="layout" svg:width="0.026cm" svg:height="0.027cm" svg:x="3.451cm" svg:y="1.477cm" svg:viewBox="0 0 27 28" draw:points="0,0 27,0 27,28 0,28">
          <text:p/>
        </draw:polygon>
        <draw:polygon draw:style-name="gr6" draw:text-style-name="P3" draw:layer="layout" svg:width="0.026cm" svg:height="0.027cm" svg:x="3.451cm" svg:y="1.504cm" svg:viewBox="0 0 27 28" draw:points="0,0 27,0 27,28 0,28">
          <text:p/>
        </draw:polygon>
        <draw:polygon draw:style-name="gr6" draw:text-style-name="P3" draw:layer="layout" svg:width="0.026cm" svg:height="0.027cm" svg:x="3.451cm" svg:y="1.531cm" svg:viewBox="0 0 27 28" draw:points="0,0 27,0 27,28 0,28">
          <text:p/>
        </draw:polygon>
        <draw:polygon draw:style-name="gr6" draw:text-style-name="P3" draw:layer="layout" svg:width="0.026cm" svg:height="0.004cm" svg:x="3.451cm" svg:y="1.559cm" svg:viewBox="0 0 27 5" draw:points="0,0 27,0 27,5 0,5">
          <text:p/>
        </draw:polygon>
        <draw:polygon draw:style-name="gr6" draw:text-style-name="P3" draw:layer="layout" svg:width="0.026cm" svg:height="0.005cm" svg:x="3.451cm" svg:y="2.23cm" svg:viewBox="0 0 27 6" draw:points="0,0 27,0 27,6 0,6">
          <text:p/>
        </draw:polygon>
        <draw:polygon draw:style-name="gr6" draw:text-style-name="P3" draw:layer="layout" svg:width="0.026cm" svg:height="0.027cm" svg:x="3.451cm" svg:y="2.235cm" svg:viewBox="0 0 27 28" draw:points="0,0 27,0 27,28 0,28">
          <text:p/>
        </draw:polygon>
        <draw:polygon draw:style-name="gr6" draw:text-style-name="P3" draw:layer="layout" svg:width="0.026cm" svg:height="0.027cm" svg:x="3.451cm" svg:y="2.262cm" svg:viewBox="0 0 27 28" draw:points="0,0 27,0 27,28 0,28">
          <text:p/>
        </draw:polygon>
        <draw:polygon draw:style-name="gr6" draw:text-style-name="P3" draw:layer="layout" svg:width="0.026cm" svg:height="0.027cm" svg:x="3.451cm" svg:y="2.289cm" svg:viewBox="0 0 27 28" draw:points="0,0 27,0 27,28 0,28">
          <text:p/>
        </draw:polygon>
        <draw:polygon draw:style-name="gr6" draw:text-style-name="P3" draw:layer="layout" svg:width="0.026cm" svg:height="0.027cm" svg:x="3.451cm" svg:y="2.316cm" svg:viewBox="0 0 27 28" draw:points="0,0 27,0 27,28 0,28">
          <text:p/>
        </draw:polygon>
        <draw:polygon draw:style-name="gr6" draw:text-style-name="P3" draw:layer="layout" svg:width="0.026cm" svg:height="0.027cm" svg:x="3.451cm" svg:y="2.343cm" svg:viewBox="0 0 27 28" draw:points="0,0 27,0 27,28 0,28">
          <text:p/>
        </draw:polygon>
        <draw:polygon draw:style-name="gr6" draw:text-style-name="P3" draw:layer="layout" svg:width="0.026cm" svg:height="0.027cm" svg:x="3.905cm" svg:y="1.33cm" svg:viewBox="0 0 27 28" draw:points="0,0 27,0 27,28 0,28">
          <text:p/>
        </draw:polygon>
        <draw:polygon draw:style-name="gr6" draw:text-style-name="P3" draw:layer="layout" svg:width="0.026cm" svg:height="0.027cm" svg:x="3.918cm" svg:y="1.45cm" svg:viewBox="0 0 27 28" draw:points="0,0 27,0 27,28 0,28">
          <text:p/>
        </draw:polygon>
        <draw:polygon draw:style-name="gr6" draw:text-style-name="P3" draw:layer="layout" svg:width="0.026cm" svg:height="0.027cm" svg:x="3.918cm" svg:y="1.477cm" svg:viewBox="0 0 27 28" draw:points="0,0 27,0 27,28 0,28">
          <text:p/>
        </draw:polygon>
        <draw:polygon draw:style-name="gr6" draw:text-style-name="P3" draw:layer="layout" svg:width="0.026cm" svg:height="0.027cm" svg:x="3.918cm" svg:y="1.504cm" svg:viewBox="0 0 27 28" draw:points="0,0 27,0 27,28 0,28">
          <text:p/>
        </draw:polygon>
        <draw:polygon draw:style-name="gr6" draw:text-style-name="P3" draw:layer="layout" svg:width="0.026cm" svg:height="0.027cm" svg:x="3.918cm" svg:y="1.531cm" svg:viewBox="0 0 27 28" draw:points="0,0 27,0 27,28 0,28">
          <text:p/>
        </draw:polygon>
        <draw:polygon draw:style-name="gr6" draw:text-style-name="P3" draw:layer="layout" svg:width="0.026cm" svg:height="0.027cm" svg:x="3.772cm" svg:y="1.392cm" svg:viewBox="0 0 27 28" draw:points="0,0 27,0 27,28 0,28">
          <text:p/>
        </draw:polygon>
        <draw:polygon draw:style-name="gr6" draw:text-style-name="P3" draw:layer="layout" svg:width="0.026cm" svg:height="0.027cm" svg:x="3.846cm" svg:y="1.26cm" svg:viewBox="0 0 27 28" draw:points="0,0 27,0 27,28 0,28">
          <text:p/>
        </draw:polygon>
        <draw:polygon draw:style-name="gr6" draw:text-style-name="P3" draw:layer="layout" svg:width="0.026cm" svg:height="0.027cm" svg:x="3.944cm" svg:y="1.477cm" svg:viewBox="0 0 27 28" draw:points="0,0 27,0 27,28 0,28">
          <text:p/>
        </draw:polygon>
        <draw:polygon draw:style-name="gr6" draw:text-style-name="P3" draw:layer="layout" svg:width="0.026cm" svg:height="0.027cm" svg:x="3.944cm" svg:y="1.504cm" svg:viewBox="0 0 27 28" draw:points="0,0 27,0 27,28 0,28">
          <text:p/>
        </draw:polygon>
        <draw:polygon draw:style-name="gr6" draw:text-style-name="P3" draw:layer="layout" svg:width="0.026cm" svg:height="0.027cm" svg:x="3.944cm" svg:y="1.531cm" svg:viewBox="0 0 27 28" draw:points="0,0 27,0 27,28 0,28">
          <text:p/>
        </draw:polygon>
        <draw:polygon draw:style-name="gr6" draw:text-style-name="P3" draw:layer="layout" svg:width="0.026cm" svg:height="0.027cm" svg:x="3.958cm" svg:y="1.404cm" svg:viewBox="0 0 27 28" draw:points="0,0 27,0 27,28 0,28">
          <text:p/>
        </draw:polygon>
        <draw:polygon draw:style-name="gr6" draw:text-style-name="P3" draw:layer="layout" svg:width="0.026cm" svg:height="0.027cm" svg:x="3.97cm" svg:y="1.45cm" svg:viewBox="0 0 27 28" draw:points="0,0 27,0 27,28 0,28">
          <text:p/>
        </draw:polygon>
        <draw:polygon draw:style-name="gr6" draw:text-style-name="P3" draw:layer="layout" svg:width="0.026cm" svg:height="0.027cm" svg:x="3.97cm" svg:y="1.477cm" svg:viewBox="0 0 27 28" draw:points="0,0 27,0 27,28 0,28">
          <text:p/>
        </draw:polygon>
        <draw:polygon draw:style-name="gr6" draw:text-style-name="P3" draw:layer="layout" svg:width="0.026cm" svg:height="0.027cm" svg:x="3.97cm" svg:y="1.504cm" svg:viewBox="0 0 27 28" draw:points="0,0 27,0 27,28 0,28">
          <text:p/>
        </draw:polygon>
        <draw:polygon draw:style-name="gr6" draw:text-style-name="P3" draw:layer="layout" svg:width="0.026cm" svg:height="0.027cm" svg:x="3.97cm" svg:y="1.531cm" svg:viewBox="0 0 27 28" draw:points="0,0 27,0 27,28 0,28">
          <text:p/>
        </draw:polygon>
        <draw:polygon draw:style-name="gr6" draw:text-style-name="P3" draw:layer="layout" svg:width="0.026cm" svg:height="0.027cm" svg:x="4.005cm" svg:y="1.342cm" svg:viewBox="0 0 27 28" draw:points="0,0 27,0 27,28 0,28">
          <text:p/>
        </draw:polygon>
        <draw:polygon draw:style-name="gr6" draw:text-style-name="P3" draw:layer="layout" svg:width="0.026cm" svg:height="0.027cm" svg:x="3.995cm" svg:y="1.45cm" svg:viewBox="0 0 27 28" draw:points="0,0 27,0 27,28 0,28">
          <text:p/>
        </draw:polygon>
        <draw:polygon draw:style-name="gr6" draw:text-style-name="P3" draw:layer="layout" svg:width="0.026cm" svg:height="0.027cm" svg:x="3.995cm" svg:y="1.477cm" svg:viewBox="0 0 27 28" draw:points="0,0 27,0 27,28 0,28">
          <text:p/>
        </draw:polygon>
        <draw:polygon draw:style-name="gr6" draw:text-style-name="P3" draw:layer="layout" svg:width="0.026cm" svg:height="0.027cm" svg:x="3.995cm" svg:y="1.504cm" svg:viewBox="0 0 27 28" draw:points="0,0 27,0 27,28 0,28">
          <text:p/>
        </draw:polygon>
        <draw:polygon draw:style-name="gr6" draw:text-style-name="P3" draw:layer="layout" svg:width="0.026cm" svg:height="0.027cm" svg:x="3.995cm" svg:y="1.531cm" svg:viewBox="0 0 27 28" draw:points="0,0 27,0 27,28 0,28">
          <text:p/>
        </draw:polygon>
        <draw:polygon draw:style-name="gr6" draw:text-style-name="P3" draw:layer="layout" svg:width="0.026cm" svg:height="0.027cm" svg:x="4.078cm" svg:y="1.389cm" svg:viewBox="0 0 27 28" draw:points="0,0 27,0 27,28 0,28">
          <text:p/>
        </draw:polygon>
        <draw:polygon draw:style-name="gr6" draw:text-style-name="P3" draw:layer="layout" svg:width="0.026cm" svg:height="0.027cm" svg:x="4.018cm" svg:y="1.416cm" svg:viewBox="0 0 27 28" draw:points="0,0 27,0 27,28 0,28">
          <text:p/>
        </draw:polygon>
        <draw:polygon draw:style-name="gr6" draw:text-style-name="P3" draw:layer="layout" svg:width="0.026cm" svg:height="0.027cm" svg:x="4.021cm" svg:y="1.477cm" svg:viewBox="0 0 27 28" draw:points="0,0 27,0 27,28 0,28">
          <text:p/>
        </draw:polygon>
        <draw:polygon draw:style-name="gr6" draw:text-style-name="P3" draw:layer="layout" svg:width="0.026cm" svg:height="0.027cm" svg:x="4.021cm" svg:y="1.504cm" svg:viewBox="0 0 27 28" draw:points="0,0 27,0 27,28 0,28">
          <text:p/>
        </draw:polygon>
        <draw:polygon draw:style-name="gr6" draw:text-style-name="P3" draw:layer="layout" svg:width="0.026cm" svg:height="0.027cm" svg:x="4.021cm" svg:y="1.531cm" svg:viewBox="0 0 27 28" draw:points="0,0 27,0 27,28 0,28">
          <text:p/>
        </draw:polygon>
        <draw:polygon draw:style-name="gr6" draw:text-style-name="P3" draw:layer="layout" svg:width="0.026cm" svg:height="0.027cm" svg:x="4.081cm" svg:y="1.297cm" svg:viewBox="0 0 27 28" draw:points="0,0 27,0 27,28 0,28">
          <text:p/>
        </draw:polygon>
        <draw:polygon draw:style-name="gr6" draw:text-style-name="P3" draw:layer="layout" svg:width="0.026cm" svg:height="0.027cm" svg:x="3.658cm" svg:y="1.302cm" svg:viewBox="0 0 27 28" draw:points="0,0 27,0 27,28 0,28">
          <text:p/>
        </draw:polygon>
        <draw:polygon draw:style-name="gr6" draw:text-style-name="P3" draw:layer="layout" svg:width="0.026cm" svg:height="0.027cm" svg:x="4.047cm" svg:y="1.477cm" svg:viewBox="0 0 27 28" draw:points="0,0 27,0 27,28 0,28">
          <text:p/>
        </draw:polygon>
        <draw:polygon draw:style-name="gr6" draw:text-style-name="P3" draw:layer="layout" svg:width="0.026cm" svg:height="0.027cm" svg:x="4.047cm" svg:y="1.504cm" svg:viewBox="0 0 27 28" draw:points="0,0 27,0 27,28 0,28">
          <text:p/>
        </draw:polygon>
        <draw:polygon draw:style-name="gr6" draw:text-style-name="P3" draw:layer="layout" svg:width="0.026cm" svg:height="0.027cm" svg:x="4.047cm" svg:y="1.531cm" svg:viewBox="0 0 27 28" draw:points="0,0 27,0 27,28 0,28">
          <text:p/>
        </draw:polygon>
        <draw:polygon draw:style-name="gr6" draw:text-style-name="P3" draw:layer="layout" svg:width="0.026cm" svg:height="0.027cm" svg:x="4.145cm" svg:y="1.268cm" svg:viewBox="0 0 27 28" draw:points="0,0 27,0 27,28 0,28">
          <text:p/>
        </draw:polygon>
        <draw:polygon draw:style-name="gr6" draw:text-style-name="P3" draw:layer="layout" svg:width="0.026cm" svg:height="0.027cm" svg:x="3.782cm" svg:y="1.312cm" svg:viewBox="0 0 27 28" draw:points="0,0 27,0 27,28 0,28">
          <text:p/>
        </draw:polygon>
        <draw:polygon draw:style-name="gr6" draw:text-style-name="P3" draw:layer="layout" svg:width="0.026cm" svg:height="0.027cm" svg:x="4.073cm" svg:y="1.477cm" svg:viewBox="0 0 27 28" draw:points="0,0 27,0 27,28 0,28">
          <text:p/>
        </draw:polygon>
        <draw:polygon draw:style-name="gr6" draw:text-style-name="P3" draw:layer="layout" svg:width="0.026cm" svg:height="0.027cm" svg:x="4.073cm" svg:y="1.504cm" svg:viewBox="0 0 27 28" draw:points="0,0 27,0 27,28 0,28">
          <text:p/>
        </draw:polygon>
        <draw:polygon draw:style-name="gr6" draw:text-style-name="P3" draw:layer="layout" svg:width="0.026cm" svg:height="0.027cm" svg:x="4.073cm" svg:y="1.531cm" svg:viewBox="0 0 27 28" draw:points="0,0 27,0 27,28 0,28">
          <text:p/>
        </draw:polygon>
        <draw:polygon draw:style-name="gr6" draw:text-style-name="P3" draw:layer="layout" svg:width="0.026cm" svg:height="0.027cm" svg:x="3.86cm" svg:y="1.315cm" svg:viewBox="0 0 27 28" draw:points="0,0 27,0 27,28 0,28">
          <text:p/>
        </draw:polygon>
        <draw:polygon draw:style-name="gr6" draw:text-style-name="P3" draw:layer="layout" svg:width="0.026cm" svg:height="0.027cm" svg:x="4.099cm" svg:y="1.45cm" svg:viewBox="0 0 27 28" draw:points="0,0 27,0 27,28 0,28">
          <text:p/>
        </draw:polygon>
        <draw:polygon draw:style-name="gr6" draw:text-style-name="P3" draw:layer="layout" svg:width="0.026cm" svg:height="0.027cm" svg:x="4.099cm" svg:y="1.477cm" svg:viewBox="0 0 27 28" draw:points="0,0 27,0 27,28 0,28">
          <text:p/>
        </draw:polygon>
        <draw:polygon draw:style-name="gr6" draw:text-style-name="P3" draw:layer="layout" svg:width="0.026cm" svg:height="0.027cm" svg:x="4.099cm" svg:y="1.504cm" svg:viewBox="0 0 27 28" draw:points="0,0 27,0 27,28 0,28">
          <text:p/>
        </draw:polygon>
        <draw:polygon draw:style-name="gr6" draw:text-style-name="P3" draw:layer="layout" svg:width="0.026cm" svg:height="0.027cm" svg:x="4.099cm" svg:y="1.531cm" svg:viewBox="0 0 27 28" draw:points="0,0 27,0 27,28 0,28">
          <text:p/>
        </draw:polygon>
        <draw:polygon draw:style-name="gr6" draw:text-style-name="P3" draw:layer="layout" svg:width="0.026cm" svg:height="0.027cm" svg:x="3.9cm" svg:y="1.268cm" svg:viewBox="0 0 27 28" draw:points="0,0 27,0 27,28 0,28">
          <text:p/>
        </draw:polygon>
        <draw:polygon draw:style-name="gr6" draw:text-style-name="P3" draw:layer="layout" svg:width="0.026cm" svg:height="0.027cm" svg:x="3.836cm" svg:y="1.389cm" svg:viewBox="0 0 27 28" draw:points="0,0 27,0 27,28 0,28">
          <text:p/>
        </draw:polygon>
        <draw:polygon draw:style-name="gr6" draw:text-style-name="P3" draw:layer="layout" svg:width="0.026cm" svg:height="0.027cm" svg:x="4.125cm" svg:y="1.477cm" svg:viewBox="0 0 27 28" draw:points="0,0 27,0 27,28 0,28">
          <text:p/>
        </draw:polygon>
        <draw:polygon draw:style-name="gr6" draw:text-style-name="P3" draw:layer="layout" svg:width="0.026cm" svg:height="0.027cm" svg:x="4.125cm" svg:y="1.504cm" svg:viewBox="0 0 27 28" draw:points="0,0 27,0 27,28 0,28">
          <text:p/>
        </draw:polygon>
        <draw:polygon draw:style-name="gr6" draw:text-style-name="P3" draw:layer="layout" svg:width="0.026cm" svg:height="0.027cm" svg:x="4.125cm" svg:y="1.531cm" svg:viewBox="0 0 27 28" draw:points="0,0 27,0 27,28 0,28">
          <text:p/>
        </draw:polygon>
        <draw:polygon draw:style-name="gr6" draw:text-style-name="P3" draw:layer="layout" svg:width="0.026cm" svg:height="0.027cm" svg:x="4.113cm" svg:y="1.366cm" svg:viewBox="0 0 27 28" draw:points="0,0 27,0 27,28 0,28">
          <text:p/>
        </draw:polygon>
        <draw:polygon draw:style-name="gr6" draw:text-style-name="P3" draw:layer="layout" svg:width="0.026cm" svg:height="0.027cm" svg:x="4.151cm" svg:y="1.45cm" svg:viewBox="0 0 27 28" draw:points="0,0 27,0 27,28 0,28">
          <text:p/>
        </draw:polygon>
        <draw:polygon draw:style-name="gr6" draw:text-style-name="P3" draw:layer="layout" svg:width="0.026cm" svg:height="0.027cm" svg:x="4.151cm" svg:y="1.477cm" svg:viewBox="0 0 27 28" draw:points="0,0 27,0 27,28 0,28">
          <text:p/>
        </draw:polygon>
        <draw:polygon draw:style-name="gr6" draw:text-style-name="P3" draw:layer="layout" svg:width="0.026cm" svg:height="0.027cm" svg:x="4.151cm" svg:y="1.504cm" svg:viewBox="0 0 27 28" draw:points="0,0 27,0 27,28 0,28">
          <text:p/>
        </draw:polygon>
        <draw:polygon draw:style-name="gr6" draw:text-style-name="P3" draw:layer="layout" svg:width="0.026cm" svg:height="0.027cm" svg:x="4.151cm" svg:y="1.531cm" svg:viewBox="0 0 27 28" draw:points="0,0 27,0 27,28 0,28">
          <text:p/>
        </draw:polygon>
        <draw:polygon draw:style-name="gr6" draw:text-style-name="P3" draw:layer="layout" svg:width="0.026cm" svg:height="0.027cm" svg:x="4.177cm" svg:y="1.477cm" svg:viewBox="0 0 27 28" draw:points="0,0 27,0 27,28 0,28">
          <text:p/>
        </draw:polygon>
        <draw:polygon draw:style-name="gr6" draw:text-style-name="P3" draw:layer="layout" svg:width="0.026cm" svg:height="0.027cm" svg:x="4.177cm" svg:y="1.504cm" svg:viewBox="0 0 27 28" draw:points="0,0 27,0 27,28 0,28">
          <text:p/>
        </draw:polygon>
        <draw:polygon draw:style-name="gr6" draw:text-style-name="P3" draw:layer="layout" svg:width="0.026cm" svg:height="0.027cm" svg:x="4.177cm" svg:y="1.531cm" svg:viewBox="0 0 27 28" draw:points="0,0 27,0 27,28 0,28">
          <text:p/>
        </draw:polygon>
        <draw:polygon draw:style-name="gr6" draw:text-style-name="P3" draw:layer="layout" svg:width="0.026cm" svg:height="0.027cm" svg:x="4.875cm" svg:y="1.415cm" svg:viewBox="0 0 27 28" draw:points="0,0 27,0 27,28 0,28">
          <text:p/>
        </draw:polygon>
        <draw:polygon draw:style-name="gr6" draw:text-style-name="P3" draw:layer="layout" svg:width="0.026cm" svg:height="0.027cm" svg:x="4.202cm" svg:y="1.45cm" svg:viewBox="0 0 27 28" draw:points="0,0 27,0 27,28 0,28">
          <text:p/>
        </draw:polygon>
        <draw:polygon draw:style-name="gr6" draw:text-style-name="P3" draw:layer="layout" svg:width="0.026cm" svg:height="0.027cm" svg:x="4.202cm" svg:y="1.477cm" svg:viewBox="0 0 27 28" draw:points="0,0 27,0 27,28 0,28">
          <text:p/>
        </draw:polygon>
        <draw:polygon draw:style-name="gr6" draw:text-style-name="P3" draw:layer="layout" svg:width="0.026cm" svg:height="0.027cm" svg:x="4.202cm" svg:y="1.504cm" svg:viewBox="0 0 27 28" draw:points="0,0 27,0 27,28 0,28">
          <text:p/>
        </draw:polygon>
        <draw:polygon draw:style-name="gr6" draw:text-style-name="P3" draw:layer="layout" svg:width="0.026cm" svg:height="0.027cm" svg:x="4.202cm" svg:y="1.531cm" svg:viewBox="0 0 27 28" draw:points="0,0 27,0 27,28 0,28">
          <text:p/>
        </draw:polygon>
        <draw:polygon draw:style-name="gr6" draw:text-style-name="P3" draw:layer="layout" svg:width="0.026cm" svg:height="0.027cm" svg:x="4.228cm" svg:y="1.45cm" svg:viewBox="0 0 27 28" draw:points="0,0 27,0 27,28 0,28">
          <text:p/>
        </draw:polygon>
        <draw:polygon draw:style-name="gr6" draw:text-style-name="P3" draw:layer="layout" svg:width="0.026cm" svg:height="0.027cm" svg:x="4.228cm" svg:y="1.477cm" svg:viewBox="0 0 27 28" draw:points="0,0 27,0 27,28 0,28">
          <text:p/>
        </draw:polygon>
        <draw:polygon draw:style-name="gr6" draw:text-style-name="P3" draw:layer="layout" svg:width="0.026cm" svg:height="0.027cm" svg:x="4.228cm" svg:y="1.504cm" svg:viewBox="0 0 27 28" draw:points="0,0 27,0 27,28 0,28">
          <text:p/>
        </draw:polygon>
        <draw:polygon draw:style-name="gr6" draw:text-style-name="P3" draw:layer="layout" svg:width="0.026cm" svg:height="0.027cm" svg:x="4.228cm" svg:y="1.531cm" svg:viewBox="0 0 27 28" draw:points="0,0 27,0 27,28 0,28">
          <text:p/>
        </draw:polygon>
        <draw:polygon draw:style-name="gr6" draw:text-style-name="P3" draw:layer="layout" svg:width="0.026cm" svg:height="0.027cm" svg:x="4.981cm" svg:y="1.465cm" svg:viewBox="0 0 27 28" draw:points="0,0 27,0 27,28 0,28">
          <text:p/>
        </draw:polygon>
        <draw:polygon draw:style-name="gr6" draw:text-style-name="P3" draw:layer="layout" svg:width="0.026cm" svg:height="0.027cm" svg:x="4.254cm" svg:y="1.45cm" svg:viewBox="0 0 27 28" draw:points="0,0 27,0 27,28 0,28">
          <text:p/>
        </draw:polygon>
        <draw:polygon draw:style-name="gr6" draw:text-style-name="P3" draw:layer="layout" svg:width="0.026cm" svg:height="0.027cm" svg:x="4.254cm" svg:y="1.477cm" svg:viewBox="0 0 27 28" draw:points="0,0 27,0 27,28 0,28">
          <text:p/>
        </draw:polygon>
        <draw:polygon draw:style-name="gr6" draw:text-style-name="P3" draw:layer="layout" svg:width="0.026cm" svg:height="0.027cm" svg:x="4.254cm" svg:y="1.504cm" svg:viewBox="0 0 27 28" draw:points="0,0 27,0 27,28 0,28">
          <text:p/>
        </draw:polygon>
        <draw:polygon draw:style-name="gr6" draw:text-style-name="P3" draw:layer="layout" svg:width="0.026cm" svg:height="0.027cm" svg:x="4.254cm" svg:y="1.531cm" svg:viewBox="0 0 27 28" draw:points="0,0 27,0 27,28 0,28">
          <text:p/>
        </draw:polygon>
        <draw:polygon draw:style-name="gr6" draw:text-style-name="P3" draw:layer="layout" svg:width="0.026cm" svg:height="0.027cm" svg:x="4.994cm" svg:y="1.349cm" svg:viewBox="0 0 27 28" draw:points="0,0 27,0 27,28 0,28">
          <text:p/>
        </draw:polygon>
        <draw:polygon draw:style-name="gr6" draw:text-style-name="P3" draw:layer="layout" svg:width="0.026cm" svg:height="0.027cm" svg:x="5.061cm" svg:y="1.28cm" svg:viewBox="0 0 27 28" draw:points="0,0 27,0 27,28 0,28">
          <text:p/>
        </draw:polygon>
        <draw:polygon draw:style-name="gr6" draw:text-style-name="P3" draw:layer="layout" svg:width="0.026cm" svg:height="0.027cm" svg:x="4.28cm" svg:y="1.477cm" svg:viewBox="0 0 27 28" draw:points="0,0 27,0 27,28 0,28">
          <text:p/>
        </draw:polygon>
        <draw:polygon draw:style-name="gr6" draw:text-style-name="P3" draw:layer="layout" svg:width="0.026cm" svg:height="0.027cm" svg:x="4.28cm" svg:y="1.504cm" svg:viewBox="0 0 27 28" draw:points="0,0 27,0 27,28 0,28">
          <text:p/>
        </draw:polygon>
        <draw:polygon draw:style-name="gr6" draw:text-style-name="P3" draw:layer="layout" svg:width="0.026cm" svg:height="0.027cm" svg:x="4.28cm" svg:y="1.531cm" svg:viewBox="0 0 27 28" draw:points="0,0 27,0 27,28 0,28">
          <text:p/>
        </draw:polygon>
        <draw:polygon draw:style-name="gr6" draw:text-style-name="P3" draw:layer="layout" svg:width="0.026cm" svg:height="0.027cm" svg:x="4.304cm" svg:y="1.355cm" svg:viewBox="0 0 27 28" draw:points="0,0 27,0 27,28 0,28">
          <text:p/>
        </draw:polygon>
        <draw:polygon draw:style-name="gr6" draw:text-style-name="P3" draw:layer="layout" svg:width="0.026cm" svg:height="0.027cm" svg:x="4.306cm" svg:y="1.45cm" svg:viewBox="0 0 27 28" draw:points="0,0 27,0 27,28 0,28">
          <text:p/>
        </draw:polygon>
        <draw:polygon draw:style-name="gr6" draw:text-style-name="P3" draw:layer="layout" svg:width="0.026cm" svg:height="0.027cm" svg:x="4.306cm" svg:y="1.477cm" svg:viewBox="0 0 27 28" draw:points="0,0 27,0 27,28 0,28">
          <text:p/>
        </draw:polygon>
        <draw:polygon draw:style-name="gr6" draw:text-style-name="P3" draw:layer="layout" svg:width="0.026cm" svg:height="0.027cm" svg:x="4.306cm" svg:y="1.504cm" svg:viewBox="0 0 27 28" draw:points="0,0 27,0 27,28 0,28">
          <text:p/>
        </draw:polygon>
        <draw:polygon draw:style-name="gr6" draw:text-style-name="P3" draw:layer="layout" svg:width="0.026cm" svg:height="0.027cm" svg:x="4.306cm" svg:y="1.531cm" svg:viewBox="0 0 27 28" draw:points="0,0 27,0 27,28 0,28">
          <text:p/>
        </draw:polygon>
        <draw:polygon draw:style-name="gr6" draw:text-style-name="P3" draw:layer="layout" svg:width="0.026cm" svg:height="0.027cm" svg:x="4.26cm" svg:y="1.287cm" svg:viewBox="0 0 27 28" draw:points="0,0 27,0 27,28 0,28">
          <text:p/>
        </draw:polygon>
        <draw:polygon draw:style-name="gr6" draw:text-style-name="P3" draw:layer="layout" svg:width="0.026cm" svg:height="0.027cm" svg:x="4.332cm" svg:y="1.477cm" svg:viewBox="0 0 27 28" draw:points="0,0 27,0 27,28 0,28">
          <text:p/>
        </draw:polygon>
        <draw:polygon draw:style-name="gr6" draw:text-style-name="P3" draw:layer="layout" svg:width="0.026cm" svg:height="0.027cm" svg:x="4.332cm" svg:y="1.504cm" svg:viewBox="0 0 27 28" draw:points="0,0 27,0 27,28 0,28">
          <text:p/>
        </draw:polygon>
        <draw:polygon draw:style-name="gr6" draw:text-style-name="P3" draw:layer="layout" svg:width="0.026cm" svg:height="0.027cm" svg:x="4.332cm" svg:y="1.531cm" svg:viewBox="0 0 27 28" draw:points="0,0 27,0 27,28 0,28">
          <text:p/>
        </draw:polygon>
        <draw:polygon draw:style-name="gr6" draw:text-style-name="P3" draw:layer="layout" svg:width="0.026cm" svg:height="0.027cm" svg:x="4.328cm" svg:y="1.411cm" svg:viewBox="0 0 27 28" draw:points="0,0 27,0 27,28 0,28">
          <text:p/>
        </draw:polygon>
        <draw:polygon draw:style-name="gr6" draw:text-style-name="P3" draw:layer="layout" svg:width="0.026cm" svg:height="0.027cm" svg:x="4.358cm" svg:y="1.477cm" svg:viewBox="0 0 27 28" draw:points="0,0 27,0 27,28 0,28">
          <text:p/>
        </draw:polygon>
        <draw:polygon draw:style-name="gr6" draw:text-style-name="P3" draw:layer="layout" svg:width="0.026cm" svg:height="0.027cm" svg:x="4.358cm" svg:y="1.504cm" svg:viewBox="0 0 27 28" draw:points="0,0 27,0 27,28 0,28">
          <text:p/>
        </draw:polygon>
        <draw:polygon draw:style-name="gr6" draw:text-style-name="P3" draw:layer="layout" svg:width="0.026cm" svg:height="0.027cm" svg:x="4.358cm" svg:y="1.531cm" svg:viewBox="0 0 27 28" draw:points="0,0 27,0 27,28 0,28">
          <text:p/>
        </draw:polygon>
        <draw:polygon draw:style-name="gr6" draw:text-style-name="P3" draw:layer="layout" svg:width="0.026cm" svg:height="0.027cm" svg:x="4.367cm" svg:y="1.415cm" svg:viewBox="0 0 27 28" draw:points="0,0 27,0 27,28 0,28">
          <text:p/>
        </draw:polygon>
        <draw:polygon draw:style-name="gr6" draw:text-style-name="P3" draw:layer="layout" svg:width="0.026cm" svg:height="0.027cm" svg:x="4.384cm" svg:y="1.477cm" svg:viewBox="0 0 27 28" draw:points="0,0 27,0 27,28 0,28">
          <text:p/>
        </draw:polygon>
        <draw:polygon draw:style-name="gr6" draw:text-style-name="P3" draw:layer="layout" svg:width="0.026cm" svg:height="0.027cm" svg:x="4.384cm" svg:y="1.504cm" svg:viewBox="0 0 27 28" draw:points="0,0 27,0 27,28 0,28">
          <text:p/>
        </draw:polygon>
        <draw:polygon draw:style-name="gr6" draw:text-style-name="P3" draw:layer="layout" svg:width="0.026cm" svg:height="0.027cm" svg:x="4.384cm" svg:y="1.531cm" svg:viewBox="0 0 27 28" draw:points="0,0 27,0 27,28 0,28">
          <text:p/>
        </draw:polygon>
        <draw:polygon draw:style-name="gr6" draw:text-style-name="P3" draw:layer="layout" svg:width="0.026cm" svg:height="0.027cm" svg:x="4.384cm" svg:y="1.558cm" svg:viewBox="0 0 27 28" draw:points="0,0 27,0 27,28 0,28">
          <text:p/>
        </draw:polygon>
        <draw:polygon draw:style-name="gr6" draw:text-style-name="P3" draw:layer="layout" svg:width="0.026cm" svg:height="0.027cm" svg:x="4.384cm" svg:y="2.156cm" svg:viewBox="0 0 27 28" draw:points="0,0 27,0 27,28 0,28">
          <text:p/>
        </draw:polygon>
        <draw:polygon draw:style-name="gr6" draw:text-style-name="P3" draw:layer="layout" svg:width="0.026cm" svg:height="0.027cm" svg:x="4.384cm" svg:y="2.183cm" svg:viewBox="0 0 27 28" draw:points="0,0 27,0 27,28 0,28">
          <text:p/>
        </draw:polygon>
        <draw:polygon draw:style-name="gr6" draw:text-style-name="P3" draw:layer="layout" svg:width="0.026cm" svg:height="0.027cm" svg:x="4.384cm" svg:y="2.21cm" svg:viewBox="0 0 27 28" draw:points="0,0 27,0 27,28 0,28">
          <text:p/>
        </draw:polygon>
        <draw:polygon draw:style-name="gr6" draw:text-style-name="P3" draw:layer="layout" svg:width="0.026cm" svg:height="0.027cm" svg:x="4.384cm" svg:y="2.237cm" svg:viewBox="0 0 27 28" draw:points="0,0 27,0 27,28 0,28">
          <text:p/>
        </draw:polygon>
        <draw:polygon draw:style-name="gr6" draw:text-style-name="P3" draw:layer="layout" svg:width="0.026cm" svg:height="0.027cm" svg:x="4.384cm" svg:y="2.264cm" svg:viewBox="0 0 27 28" draw:points="0,0 27,0 27,28 0,28">
          <text:p/>
        </draw:polygon>
        <draw:polygon draw:style-name="gr6" draw:text-style-name="P3" draw:layer="layout" svg:width="0.026cm" svg:height="0.027cm" svg:x="4.384cm" svg:y="2.291cm" svg:viewBox="0 0 27 28" draw:points="0,0 27,0 27,28 0,28">
          <text:p/>
        </draw:polygon>
        <draw:polygon draw:style-name="gr6" draw:text-style-name="P3" draw:layer="layout" svg:width="0.026cm" svg:height="0.027cm" svg:x="4.384cm" svg:y="2.319cm" svg:viewBox="0 0 27 28" draw:points="0,0 27,0 27,28 0,28">
          <text:p/>
        </draw:polygon>
        <draw:polygon draw:style-name="gr6" draw:text-style-name="P3" draw:layer="layout" svg:width="0.026cm" svg:height="0.027cm" svg:x="4.335cm" svg:y="2.395cm" svg:viewBox="0 0 27 28" draw:points="0,0 27,0 27,28 0,28">
          <text:p/>
        </draw:polygon>
        <draw:polygon draw:style-name="gr6" draw:text-style-name="P3" draw:layer="layout" svg:width="0.026cm" svg:height="0.027cm" svg:x="4.434cm" svg:y="1.387cm" svg:viewBox="0 0 27 28" draw:points="0,0 27,0 27,28 0,28">
          <text:p/>
        </draw:polygon>
        <draw:polygon draw:style-name="gr6" draw:text-style-name="P3" draw:layer="layout" svg:width="0.026cm" svg:height="0.027cm" svg:x="4.407cm" svg:y="1.42cm" svg:viewBox="0 0 27 28" draw:points="0,0 27,0 27,28 0,28">
          <text:p/>
        </draw:polygon>
        <draw:polygon draw:style-name="gr6" draw:text-style-name="P3" draw:layer="layout" svg:width="0.026cm" svg:height="0.027cm" svg:x="4.409cm" svg:y="1.477cm" svg:viewBox="0 0 27 28" draw:points="0,0 27,0 27,28 0,28">
          <text:p/>
        </draw:polygon>
        <draw:polygon draw:style-name="gr6" draw:text-style-name="P3" draw:layer="layout" svg:width="0.026cm" svg:height="0.027cm" svg:x="4.409cm" svg:y="1.504cm" svg:viewBox="0 0 27 28" draw:points="0,0 27,0 27,28 0,28">
          <text:p/>
        </draw:polygon>
        <draw:polygon draw:style-name="gr6" draw:text-style-name="P3" draw:layer="layout" svg:width="0.026cm" svg:height="0.027cm" svg:x="4.409cm" svg:y="1.531cm" svg:viewBox="0 0 27 28" draw:points="0,0 27,0 27,28 0,28">
          <text:p/>
        </draw:polygon>
        <draw:polygon draw:style-name="gr6" draw:text-style-name="P3" draw:layer="layout" svg:width="0.026cm" svg:height="0.027cm" svg:x="4.409cm" svg:y="1.558cm" svg:viewBox="0 0 27 28" draw:points="0,0 27,0 27,28 0,28">
          <text:p/>
        </draw:polygon>
        <draw:polygon draw:style-name="gr6" draw:text-style-name="P3" draw:layer="layout" svg:width="0.026cm" svg:height="0.027cm" svg:x="4.409cm" svg:y="2.156cm" svg:viewBox="0 0 27 28" draw:points="0,0 27,0 27,28 0,28">
          <text:p/>
        </draw:polygon>
        <draw:polygon draw:style-name="gr6" draw:text-style-name="P3" draw:layer="layout" svg:width="0.026cm" svg:height="0.027cm" svg:x="4.409cm" svg:y="2.183cm" svg:viewBox="0 0 27 28" draw:points="0,0 27,0 27,28 0,28">
          <text:p/>
        </draw:polygon>
        <draw:polygon draw:style-name="gr6" draw:text-style-name="P3" draw:layer="layout" svg:width="0.026cm" svg:height="0.027cm" svg:x="4.409cm" svg:y="2.21cm" svg:viewBox="0 0 27 28" draw:points="0,0 27,0 27,28 0,28">
          <text:p/>
        </draw:polygon>
        <draw:polygon draw:style-name="gr6" draw:text-style-name="P3" draw:layer="layout" svg:width="0.026cm" svg:height="0.027cm" svg:x="4.409cm" svg:y="2.237cm" svg:viewBox="0 0 27 28" draw:points="0,0 27,0 27,28 0,28">
          <text:p/>
        </draw:polygon>
        <draw:polygon draw:style-name="gr6" draw:text-style-name="P3" draw:layer="layout" svg:width="0.026cm" svg:height="0.027cm" svg:x="4.409cm" svg:y="2.264cm" svg:viewBox="0 0 27 28" draw:points="0,0 27,0 27,28 0,28">
          <text:p/>
        </draw:polygon>
        <draw:polygon draw:style-name="gr6" draw:text-style-name="P3" draw:layer="layout" svg:width="0.026cm" svg:height="0.027cm" svg:x="4.409cm" svg:y="2.291cm" svg:viewBox="0 0 27 28" draw:points="0,0 27,0 27,28 0,28">
          <text:p/>
        </draw:polygon>
        <draw:polygon draw:style-name="gr6" draw:text-style-name="P3" draw:layer="layout" svg:width="0.026cm" svg:height="0.027cm" svg:x="4.409cm" svg:y="2.319cm" svg:viewBox="0 0 27 28" draw:points="0,0 27,0 27,28 0,28">
          <text:p/>
        </draw:polygon>
        <draw:polygon draw:style-name="gr6" draw:text-style-name="P3" draw:layer="layout" svg:width="0.026cm" svg:height="0.027cm" svg:x="4.397cm" svg:y="2.352cm" svg:viewBox="0 0 27 28" draw:points="0,0 27,0 27,28 0,28">
          <text:p/>
        </draw:polygon>
        <draw:polygon draw:style-name="gr6" draw:text-style-name="P3" draw:layer="layout" svg:width="0.026cm" svg:height="0.027cm" svg:x="4.52cm" svg:y="1.3cm" svg:viewBox="0 0 27 28" draw:points="0,0 27,0 27,28 0,28">
          <text:p/>
        </draw:polygon>
        <draw:polygon draw:style-name="gr6" draw:text-style-name="P3" draw:layer="layout" svg:width="0.026cm" svg:height="0.027cm" svg:x="4.435cm" svg:y="1.45cm" svg:viewBox="0 0 27 28" draw:points="0,0 27,0 27,28 0,28">
          <text:p/>
        </draw:polygon>
        <draw:polygon draw:style-name="gr6" draw:text-style-name="P3" draw:layer="layout" svg:width="0.026cm" svg:height="0.027cm" svg:x="4.435cm" svg:y="1.477cm" svg:viewBox="0 0 27 28" draw:points="0,0 27,0 27,28 0,28">
          <text:p/>
        </draw:polygon>
        <draw:polygon draw:style-name="gr6" draw:text-style-name="P3" draw:layer="layout" svg:width="0.026cm" svg:height="0.027cm" svg:x="4.435cm" svg:y="1.504cm" svg:viewBox="0 0 27 28" draw:points="0,0 27,0 27,28 0,28">
          <text:p/>
        </draw:polygon>
        <draw:polygon draw:style-name="gr6" draw:text-style-name="P3" draw:layer="layout" svg:width="0.026cm" svg:height="0.027cm" svg:x="4.435cm" svg:y="1.531cm" svg:viewBox="0 0 27 28" draw:points="0,0 27,0 27,28 0,28">
          <text:p/>
        </draw:polygon>
        <draw:polygon draw:style-name="gr6" draw:text-style-name="P3" draw:layer="layout" svg:width="0.026cm" svg:height="0.027cm" svg:x="4.435cm" svg:y="1.558cm" svg:viewBox="0 0 27 28" draw:points="0,0 27,0 27,28 0,28">
          <text:p/>
        </draw:polygon>
        <draw:polygon draw:style-name="gr6" draw:text-style-name="P3" draw:layer="layout" svg:width="0.026cm" svg:height="0.027cm" svg:x="4.435cm" svg:y="2.156cm" svg:viewBox="0 0 27 28" draw:points="0,0 27,0 27,28 0,28">
          <text:p/>
        </draw:polygon>
        <draw:polygon draw:style-name="gr6" draw:text-style-name="P3" draw:layer="layout" svg:width="0.026cm" svg:height="0.027cm" svg:x="4.435cm" svg:y="2.183cm" svg:viewBox="0 0 27 28" draw:points="0,0 27,0 27,28 0,28">
          <text:p/>
        </draw:polygon>
        <draw:polygon draw:style-name="gr6" draw:text-style-name="P3" draw:layer="layout" svg:width="0.026cm" svg:height="0.027cm" svg:x="4.435cm" svg:y="2.21cm" svg:viewBox="0 0 27 28" draw:points="0,0 27,0 27,28 0,28">
          <text:p/>
        </draw:polygon>
        <draw:polygon draw:style-name="gr6" draw:text-style-name="P3" draw:layer="layout" svg:width="0.026cm" svg:height="0.027cm" svg:x="4.435cm" svg:y="2.237cm" svg:viewBox="0 0 27 28" draw:points="0,0 27,0 27,28 0,28">
          <text:p/>
        </draw:polygon>
        <draw:polygon draw:style-name="gr6" draw:text-style-name="P3" draw:layer="layout" svg:width="0.026cm" svg:height="0.027cm" svg:x="4.435cm" svg:y="2.264cm" svg:viewBox="0 0 27 28" draw:points="0,0 27,0 27,28 0,28">
          <text:p/>
        </draw:polygon>
        <draw:polygon draw:style-name="gr6" draw:text-style-name="P3" draw:layer="layout" svg:width="0.026cm" svg:height="0.027cm" svg:x="4.435cm" svg:y="2.291cm" svg:viewBox="0 0 27 28" draw:points="0,0 27,0 27,28 0,28">
          <text:p/>
        </draw:polygon>
        <draw:polygon draw:style-name="gr6" draw:text-style-name="P3" draw:layer="layout" svg:width="0.026cm" svg:height="0.027cm" svg:x="4.444cm" svg:y="2.319cm" svg:viewBox="0 0 27 28" draw:points="0,0 27,0 27,28 0,28">
          <text:p/>
        </draw:polygon>
        <draw:polygon draw:style-name="gr6" draw:text-style-name="P3" draw:layer="layout" svg:width="0.026cm" svg:height="0.027cm" svg:x="4.421cm" svg:y="2.392cm" svg:viewBox="0 0 27 28" draw:points="0,0 27,0 27,28 0,28">
          <text:p/>
        </draw:polygon>
        <draw:polygon draw:style-name="gr6" draw:text-style-name="P3" draw:layer="layout" svg:width="0.026cm" svg:height="0.027cm" svg:x="4.461cm" svg:y="1.45cm" svg:viewBox="0 0 27 28" draw:points="0,0 27,0 27,28 0,28">
          <text:p/>
        </draw:polygon>
        <draw:polygon draw:style-name="gr6" draw:text-style-name="P3" draw:layer="layout" svg:width="0.026cm" svg:height="0.027cm" svg:x="4.461cm" svg:y="1.477cm" svg:viewBox="0 0 27 28" draw:points="0,0 27,0 27,28 0,28">
          <text:p/>
        </draw:polygon>
        <draw:polygon draw:style-name="gr6" draw:text-style-name="P3" draw:layer="layout" svg:width="0.026cm" svg:height="0.027cm" svg:x="4.461cm" svg:y="1.504cm" svg:viewBox="0 0 27 28" draw:points="0,0 27,0 27,28 0,28">
          <text:p/>
        </draw:polygon>
        <draw:polygon draw:style-name="gr6" draw:text-style-name="P3" draw:layer="layout" svg:width="0.026cm" svg:height="0.027cm" svg:x="4.461cm" svg:y="1.531cm" svg:viewBox="0 0 27 28" draw:points="0,0 27,0 27,28 0,28">
          <text:p/>
        </draw:polygon>
        <draw:polygon draw:style-name="gr6" draw:text-style-name="P3" draw:layer="layout" svg:width="0.026cm" svg:height="0.027cm" svg:x="4.461cm" svg:y="1.558cm" svg:viewBox="0 0 27 28" draw:points="0,0 27,0 27,28 0,28">
          <text:p/>
        </draw:polygon>
        <draw:polygon draw:style-name="gr6" draw:text-style-name="P3" draw:layer="layout" svg:width="0.026cm" svg:height="0.027cm" svg:x="4.461cm" svg:y="2.156cm" svg:viewBox="0 0 27 28" draw:points="0,0 27,0 27,28 0,28">
          <text:p/>
        </draw:polygon>
        <draw:polygon draw:style-name="gr6" draw:text-style-name="P3" draw:layer="layout" svg:width="0.026cm" svg:height="0.027cm" svg:x="4.461cm" svg:y="2.183cm" svg:viewBox="0 0 27 28" draw:points="0,0 27,0 27,28 0,28">
          <text:p/>
        </draw:polygon>
        <draw:polygon draw:style-name="gr6" draw:text-style-name="P3" draw:layer="layout" svg:width="0.026cm" svg:height="0.027cm" svg:x="4.461cm" svg:y="2.21cm" svg:viewBox="0 0 27 28" draw:points="0,0 27,0 27,28 0,28">
          <text:p/>
        </draw:polygon>
        <draw:polygon draw:style-name="gr6" draw:text-style-name="P3" draw:layer="layout" svg:width="0.026cm" svg:height="0.027cm" svg:x="4.461cm" svg:y="2.237cm" svg:viewBox="0 0 27 28" draw:points="0,0 27,0 27,28 0,28">
          <text:p/>
        </draw:polygon>
        <draw:polygon draw:style-name="gr6" draw:text-style-name="P3" draw:layer="layout" svg:width="0.026cm" svg:height="0.027cm" svg:x="4.461cm" svg:y="2.264cm" svg:viewBox="0 0 27 28" draw:points="0,0 27,0 27,28 0,28">
          <text:p/>
        </draw:polygon>
        <draw:polygon draw:style-name="gr6" draw:text-style-name="P3" draw:layer="layout" svg:width="0.026cm" svg:height="0.027cm" svg:x="4.461cm" svg:y="2.291cm" svg:viewBox="0 0 27 28" draw:points="0,0 27,0 27,28 0,28">
          <text:p/>
        </draw:polygon>
        <draw:polygon draw:style-name="gr6" draw:text-style-name="P3" draw:layer="layout" svg:width="0.026cm" svg:height="0.027cm" svg:x="4.458cm" svg:y="2.353cm" svg:viewBox="0 0 27 28" draw:points="0,0 27,0 27,28 0,28">
          <text:p/>
        </draw:polygon>
        <draw:polygon draw:style-name="gr6" draw:text-style-name="P3" draw:layer="layout" svg:width="0.026cm" svg:height="0.027cm" svg:x="4.468cm" svg:y="2.4cm" svg:viewBox="0 0 27 28" draw:points="0,0 27,0 27,28 0,28">
          <text:p/>
        </draw:polygon>
        <draw:polygon draw:style-name="gr6" draw:text-style-name="P3" draw:layer="layout" svg:width="0.026cm" svg:height="0.027cm" svg:x="4.487cm" svg:y="1.45cm" svg:viewBox="0 0 27 28" draw:points="0,0 27,0 27,28 0,28">
          <text:p/>
        </draw:polygon>
        <draw:polygon draw:style-name="gr6" draw:text-style-name="P3" draw:layer="layout" svg:width="0.026cm" svg:height="0.027cm" svg:x="4.487cm" svg:y="1.477cm" svg:viewBox="0 0 27 28" draw:points="0,0 27,0 27,28 0,28">
          <text:p/>
        </draw:polygon>
        <draw:polygon draw:style-name="gr6" draw:text-style-name="P3" draw:layer="layout" svg:width="0.026cm" svg:height="0.027cm" svg:x="4.487cm" svg:y="1.504cm" svg:viewBox="0 0 27 28" draw:points="0,0 27,0 27,28 0,28">
          <text:p/>
        </draw:polygon>
        <draw:polygon draw:style-name="gr6" draw:text-style-name="P3" draw:layer="layout" svg:width="0.026cm" svg:height="0.027cm" svg:x="4.487cm" svg:y="1.531cm" svg:viewBox="0 0 27 28" draw:points="0,0 27,0 27,28 0,28">
          <text:p/>
        </draw:polygon>
        <draw:polygon draw:style-name="gr6" draw:text-style-name="P3" draw:layer="layout" svg:width="0.026cm" svg:height="0.027cm" svg:x="4.487cm" svg:y="1.558cm" svg:viewBox="0 0 27 28" draw:points="0,0 27,0 27,28 0,28">
          <text:p/>
        </draw:polygon>
        <draw:polygon draw:style-name="gr6" draw:text-style-name="P3" draw:layer="layout" svg:width="0.026cm" svg:height="0.027cm" svg:x="4.487cm" svg:y="2.156cm" svg:viewBox="0 0 27 28" draw:points="0,0 27,0 27,28 0,28">
          <text:p/>
        </draw:polygon>
        <draw:polygon draw:style-name="gr6" draw:text-style-name="P3" draw:layer="layout" svg:width="0.026cm" svg:height="0.027cm" svg:x="4.487cm" svg:y="2.183cm" svg:viewBox="0 0 27 28" draw:points="0,0 27,0 27,28 0,28">
          <text:p/>
        </draw:polygon>
        <draw:polygon draw:style-name="gr6" draw:text-style-name="P3" draw:layer="layout" svg:width="0.026cm" svg:height="0.027cm" svg:x="4.487cm" svg:y="2.21cm" svg:viewBox="0 0 27 28" draw:points="0,0 27,0 27,28 0,28">
          <text:p/>
        </draw:polygon>
        <draw:polygon draw:style-name="gr6" draw:text-style-name="P3" draw:layer="layout" svg:width="0.026cm" svg:height="0.027cm" svg:x="4.487cm" svg:y="2.237cm" svg:viewBox="0 0 27 28" draw:points="0,0 27,0 27,28 0,28">
          <text:p/>
        </draw:polygon>
        <draw:polygon draw:style-name="gr6" draw:text-style-name="P3" draw:layer="layout" svg:width="0.026cm" svg:height="0.027cm" svg:x="4.487cm" svg:y="2.264cm" svg:viewBox="0 0 27 28" draw:points="0,0 27,0 27,28 0,28">
          <text:p/>
        </draw:polygon>
        <draw:polygon draw:style-name="gr6" draw:text-style-name="P3" draw:layer="layout" svg:width="0.026cm" svg:height="0.027cm" svg:x="4.487cm" svg:y="2.291cm" svg:viewBox="0 0 27 28" draw:points="0,0 27,0 27,28 0,28">
          <text:p/>
        </draw:polygon>
        <draw:polygon draw:style-name="gr6" draw:text-style-name="P3" draw:layer="layout" svg:width="0.026cm" svg:height="0.027cm" svg:x="4.487cm" svg:y="2.319cm" svg:viewBox="0 0 27 28" draw:points="0,0 27,0 27,28 0,28">
          <text:p/>
        </draw:polygon>
        <draw:polygon draw:style-name="gr6" draw:text-style-name="P3" draw:layer="layout" svg:width="0.026cm" svg:height="0.027cm" svg:x="4.515cm" svg:y="2.382cm" svg:viewBox="0 0 27 28" draw:points="0,0 27,0 27,28 0,28">
          <text:p/>
        </draw:polygon>
        <draw:polygon draw:style-name="gr6" draw:text-style-name="P3" draw:layer="layout" svg:width="0.026cm" svg:height="0.027cm" svg:x="4.485cm" svg:y="1.334cm" svg:viewBox="0 0 27 28" draw:points="0,0 27,0 27,28 0,28">
          <text:p/>
        </draw:polygon>
        <draw:polygon draw:style-name="gr6" draw:text-style-name="P3" draw:layer="layout" svg:width="0.026cm" svg:height="0.027cm" svg:x="4.979cm" svg:y="1.422cm" svg:viewBox="0 0 27 28" draw:points="0,0 27,0 27,28 0,28">
          <text:p/>
        </draw:polygon>
        <draw:polygon draw:style-name="gr6" draw:text-style-name="P3" draw:layer="layout" svg:width="0.026cm" svg:height="0.027cm" svg:x="4.513cm" svg:y="1.477cm" svg:viewBox="0 0 27 28" draw:points="0,0 27,0 27,28 0,28">
          <text:p/>
        </draw:polygon>
        <draw:polygon draw:style-name="gr6" draw:text-style-name="P3" draw:layer="layout" svg:width="0.026cm" svg:height="0.027cm" svg:x="4.513cm" svg:y="1.504cm" svg:viewBox="0 0 27 28" draw:points="0,0 27,0 27,28 0,28">
          <text:p/>
        </draw:polygon>
        <draw:polygon draw:style-name="gr6" draw:text-style-name="P3" draw:layer="layout" svg:width="0.026cm" svg:height="0.027cm" svg:x="4.513cm" svg:y="1.531cm" svg:viewBox="0 0 27 28" draw:points="0,0 27,0 27,28 0,28">
          <text:p/>
        </draw:polygon>
        <draw:polygon draw:style-name="gr6" draw:text-style-name="P3" draw:layer="layout" svg:width="0.026cm" svg:height="0.027cm" svg:x="5.074cm" svg:y="1.334cm" svg:viewBox="0 0 27 28" draw:points="0,0 27,0 27,28 0,28">
          <text:p/>
        </draw:polygon>
        <draw:polygon draw:style-name="gr6" draw:text-style-name="P3" draw:layer="layout" svg:width="0.026cm" svg:height="0.027cm" svg:x="4.539cm" svg:y="1.45cm" svg:viewBox="0 0 27 28" draw:points="0,0 27,0 27,28 0,28">
          <text:p/>
        </draw:polygon>
        <draw:polygon draw:style-name="gr6" draw:text-style-name="P3" draw:layer="layout" svg:width="0.026cm" svg:height="0.027cm" svg:x="4.539cm" svg:y="1.477cm" svg:viewBox="0 0 27 28" draw:points="0,0 27,0 27,28 0,28">
          <text:p/>
        </draw:polygon>
        <draw:polygon draw:style-name="gr6" draw:text-style-name="P3" draw:layer="layout" svg:width="0.026cm" svg:height="0.027cm" svg:x="4.539cm" svg:y="1.504cm" svg:viewBox="0 0 27 28" draw:points="0,0 27,0 27,28 0,28">
          <text:p/>
        </draw:polygon>
        <draw:polygon draw:style-name="gr6" draw:text-style-name="P3" draw:layer="layout" svg:width="0.026cm" svg:height="0.027cm" svg:x="4.539cm" svg:y="1.531cm" svg:viewBox="0 0 27 28" draw:points="0,0 27,0 27,28 0,28">
          <text:p/>
        </draw:polygon>
        <draw:polygon draw:style-name="gr6" draw:text-style-name="P3" draw:layer="layout" svg:width="0.026cm" svg:height="0.027cm" svg:x="4.69cm" svg:y="1.389cm" svg:viewBox="0 0 27 28" draw:points="0,0 27,0 27,28 0,28">
          <text:p/>
        </draw:polygon>
        <draw:polygon draw:style-name="gr6" draw:text-style-name="P3" draw:layer="layout" svg:width="0.026cm" svg:height="0.027cm" svg:x="4.565cm" svg:y="1.45cm" svg:viewBox="0 0 27 28" draw:points="0,0 27,0 27,28 0,28">
          <text:p/>
        </draw:polygon>
        <draw:polygon draw:style-name="gr6" draw:text-style-name="P3" draw:layer="layout" svg:width="0.026cm" svg:height="0.027cm" svg:x="4.565cm" svg:y="1.477cm" svg:viewBox="0 0 27 28" draw:points="0,0 27,0 27,28 0,28">
          <text:p/>
        </draw:polygon>
        <draw:polygon draw:style-name="gr6" draw:text-style-name="P3" draw:layer="layout" svg:width="0.026cm" svg:height="0.027cm" svg:x="4.565cm" svg:y="1.504cm" svg:viewBox="0 0 27 28" draw:points="0,0 27,0 27,28 0,28">
          <text:p/>
        </draw:polygon>
        <draw:polygon draw:style-name="gr6" draw:text-style-name="P3" draw:layer="layout" svg:width="0.026cm" svg:height="0.027cm" svg:x="4.565cm" svg:y="1.531cm" svg:viewBox="0 0 27 28" draw:points="0,0 27,0 27,28 0,28">
          <text:p/>
        </draw:polygon>
        <draw:polygon draw:style-name="gr6" draw:text-style-name="P3" draw:layer="layout" svg:width="0.026cm" svg:height="0.027cm" svg:x="4.59cm" svg:y="1.45cm" svg:viewBox="0 0 27 28" draw:points="0,0 27,0 27,28 0,28">
          <text:p/>
        </draw:polygon>
        <draw:polygon draw:style-name="gr6" draw:text-style-name="P3" draw:layer="layout" svg:width="0.026cm" svg:height="0.027cm" svg:x="4.59cm" svg:y="1.477cm" svg:viewBox="0 0 27 28" draw:points="0,0 27,0 27,28 0,28">
          <text:p/>
        </draw:polygon>
        <draw:polygon draw:style-name="gr6" draw:text-style-name="P3" draw:layer="layout" svg:width="0.026cm" svg:height="0.027cm" svg:x="4.59cm" svg:y="1.504cm" svg:viewBox="0 0 27 28" draw:points="0,0 27,0 27,28 0,28">
          <text:p/>
        </draw:polygon>
        <draw:polygon draw:style-name="gr6" draw:text-style-name="P3" draw:layer="layout" svg:width="0.026cm" svg:height="0.027cm" svg:x="4.59cm" svg:y="1.531cm" svg:viewBox="0 0 27 28" draw:points="0,0 27,0 27,28 0,28">
          <text:p/>
        </draw:polygon>
        <draw:polygon draw:style-name="gr6" draw:text-style-name="P3" draw:layer="layout" svg:width="0.026cm" svg:height="0.027cm" svg:x="4.601cm" svg:y="1.417cm" svg:viewBox="0 0 27 28" draw:points="0,0 27,0 27,28 0,28">
          <text:p/>
        </draw:polygon>
        <draw:polygon draw:style-name="gr6" draw:text-style-name="P3" draw:layer="layout" svg:width="0.026cm" svg:height="0.027cm" svg:x="4.616cm" svg:y="1.45cm" svg:viewBox="0 0 27 28" draw:points="0,0 27,0 27,28 0,28">
          <text:p/>
        </draw:polygon>
        <draw:polygon draw:style-name="gr6" draw:text-style-name="P3" draw:layer="layout" svg:width="0.026cm" svg:height="0.027cm" svg:x="4.616cm" svg:y="1.477cm" svg:viewBox="0 0 27 28" draw:points="0,0 27,0 27,28 0,28">
          <text:p/>
        </draw:polygon>
        <draw:polygon draw:style-name="gr6" draw:text-style-name="P3" draw:layer="layout" svg:width="0.026cm" svg:height="0.027cm" svg:x="4.616cm" svg:y="1.504cm" svg:viewBox="0 0 27 28" draw:points="0,0 27,0 27,28 0,28">
          <text:p/>
        </draw:polygon>
        <draw:polygon draw:style-name="gr6" draw:text-style-name="P3" draw:layer="layout" svg:width="0.026cm" svg:height="0.027cm" svg:x="4.616cm" svg:y="1.531cm" svg:viewBox="0 0 27 28" draw:points="0,0 27,0 27,28 0,28">
          <text:p/>
        </draw:polygon>
        <draw:polygon draw:style-name="gr6" draw:text-style-name="P3" draw:layer="layout" svg:width="0.026cm" svg:height="0.027cm" svg:x="4.691cm" svg:y="1.332cm" svg:viewBox="0 0 27 28" draw:points="0,0 27,0 27,28 0,28">
          <text:p/>
        </draw:polygon>
        <draw:polygon draw:style-name="gr6" draw:text-style-name="P3" draw:layer="layout" svg:width="0.026cm" svg:height="0.027cm" svg:x="4.642cm" svg:y="1.45cm" svg:viewBox="0 0 27 28" draw:points="0,0 27,0 27,28 0,28">
          <text:p/>
        </draw:polygon>
        <draw:polygon draw:style-name="gr6" draw:text-style-name="P3" draw:layer="layout" svg:width="0.026cm" svg:height="0.027cm" svg:x="4.642cm" svg:y="1.477cm" svg:viewBox="0 0 27 28" draw:points="0,0 27,0 27,28 0,28">
          <text:p/>
        </draw:polygon>
        <draw:polygon draw:style-name="gr6" draw:text-style-name="P3" draw:layer="layout" svg:width="0.026cm" svg:height="0.027cm" svg:x="4.642cm" svg:y="1.504cm" svg:viewBox="0 0 27 28" draw:points="0,0 27,0 27,28 0,28">
          <text:p/>
        </draw:polygon>
        <draw:polygon draw:style-name="gr6" draw:text-style-name="P3" draw:layer="layout" svg:width="0.026cm" svg:height="0.027cm" svg:x="4.642cm" svg:y="1.531cm" svg:viewBox="0 0 27 28" draw:points="0,0 27,0 27,28 0,28">
          <text:p/>
        </draw:polygon>
        <draw:polygon draw:style-name="gr6" draw:text-style-name="P3" draw:layer="layout" svg:width="0.026cm" svg:height="0.027cm" svg:x="4.98cm" svg:y="1.291cm" svg:viewBox="0 0 27 28" draw:points="0,0 27,0 27,28 0,28">
          <text:p/>
        </draw:polygon>
        <draw:polygon draw:style-name="gr6" draw:text-style-name="P3" draw:layer="layout" svg:width="0.026cm" svg:height="0.027cm" svg:x="4.88cm" svg:y="1.294cm" svg:viewBox="0 0 27 28" draw:points="0,0 27,0 27,28 0,28">
          <text:p/>
        </draw:polygon>
        <draw:polygon draw:style-name="gr6" draw:text-style-name="P3" draw:layer="layout" svg:width="0.026cm" svg:height="0.027cm" svg:x="4.668cm" svg:y="1.477cm" svg:viewBox="0 0 27 28" draw:points="0,0 27,0 27,28 0,28">
          <text:p/>
        </draw:polygon>
        <draw:polygon draw:style-name="gr6" draw:text-style-name="P3" draw:layer="layout" svg:width="0.026cm" svg:height="0.027cm" svg:x="4.668cm" svg:y="1.504cm" svg:viewBox="0 0 27 28" draw:points="0,0 27,0 27,28 0,28">
          <text:p/>
        </draw:polygon>
        <draw:polygon draw:style-name="gr6" draw:text-style-name="P3" draw:layer="layout" svg:width="0.026cm" svg:height="0.027cm" svg:x="4.668cm" svg:y="1.531cm" svg:viewBox="0 0 27 28" draw:points="0,0 27,0 27,28 0,28">
          <text:p/>
        </draw:polygon>
        <draw:polygon draw:style-name="gr6" draw:text-style-name="P3" draw:layer="layout" svg:width="0.026cm" svg:height="0.027cm" svg:x="4.724cm" svg:y="1.368cm" svg:viewBox="0 0 27 28" draw:points="0,0 27,0 27,28 0,28">
          <text:p/>
        </draw:polygon>
        <draw:polygon draw:style-name="gr6" draw:text-style-name="P3" draw:layer="layout" svg:width="0.026cm" svg:height="0.027cm" svg:x="4.656cm" svg:y="1.42cm" svg:viewBox="0 0 27 28" draw:points="0,0 27,0 27,28 0,28">
          <text:p/>
        </draw:polygon>
        <draw:polygon draw:style-name="gr6" draw:text-style-name="P3" draw:layer="layout" svg:width="0.026cm" svg:height="0.027cm" svg:x="4.694cm" svg:y="1.477cm" svg:viewBox="0 0 27 28" draw:points="0,0 27,0 27,28 0,28">
          <text:p/>
        </draw:polygon>
        <draw:polygon draw:style-name="gr6" draw:text-style-name="P3" draw:layer="layout" svg:width="0.026cm" svg:height="0.027cm" svg:x="4.694cm" svg:y="1.504cm" svg:viewBox="0 0 27 28" draw:points="0,0 27,0 27,28 0,28">
          <text:p/>
        </draw:polygon>
        <draw:polygon draw:style-name="gr6" draw:text-style-name="P3" draw:layer="layout" svg:width="0.026cm" svg:height="0.027cm" svg:x="4.694cm" svg:y="1.531cm" svg:viewBox="0 0 27 28" draw:points="0,0 27,0 27,28 0,28">
          <text:p/>
        </draw:polygon>
        <draw:polygon draw:style-name="gr6" draw:text-style-name="P3" draw:layer="layout" svg:width="0.026cm" svg:height="0.027cm" svg:x="4.801cm" svg:y="1.357cm" svg:viewBox="0 0 27 28" draw:points="0,0 27,0 27,28 0,28">
          <text:p/>
        </draw:polygon>
        <draw:polygon draw:style-name="gr6" draw:text-style-name="P3" draw:layer="layout" svg:width="0.026cm" svg:height="0.027cm" svg:x="4.72cm" svg:y="1.477cm" svg:viewBox="0 0 27 28" draw:points="0,0 27,0 27,28 0,28">
          <text:p/>
        </draw:polygon>
        <draw:polygon draw:style-name="gr6" draw:text-style-name="P3" draw:layer="layout" svg:width="0.026cm" svg:height="0.027cm" svg:x="4.72cm" svg:y="1.504cm" svg:viewBox="0 0 27 28" draw:points="0,0 27,0 27,28 0,28">
          <text:p/>
        </draw:polygon>
        <draw:polygon draw:style-name="gr6" draw:text-style-name="P3" draw:layer="layout" svg:width="0.026cm" svg:height="0.027cm" svg:x="4.72cm" svg:y="1.531cm" svg:viewBox="0 0 27 28" draw:points="0,0 27,0 27,28 0,28">
          <text:p/>
        </draw:polygon>
        <draw:polygon draw:style-name="gr6" draw:text-style-name="P3" draw:layer="layout" svg:width="0.026cm" svg:height="0.027cm" svg:x="4.772cm" svg:y="1.302cm" svg:viewBox="0 0 27 28" draw:points="0,0 27,0 27,28 0,28">
          <text:p/>
        </draw:polygon>
        <draw:polygon draw:style-name="gr6" draw:text-style-name="P3" draw:layer="layout" svg:width="0.026cm" svg:height="0.027cm" svg:x="4.746cm" svg:y="1.45cm" svg:viewBox="0 0 27 28" draw:points="0,0 27,0 27,28 0,28">
          <text:p/>
        </draw:polygon>
        <draw:polygon draw:style-name="gr6" draw:text-style-name="P3" draw:layer="layout" svg:width="0.026cm" svg:height="0.027cm" svg:x="4.746cm" svg:y="1.477cm" svg:viewBox="0 0 27 28" draw:points="0,0 27,0 27,28 0,28">
          <text:p/>
        </draw:polygon>
        <draw:polygon draw:style-name="gr6" draw:text-style-name="P3" draw:layer="layout" svg:width="0.026cm" svg:height="0.027cm" svg:x="4.746cm" svg:y="1.504cm" svg:viewBox="0 0 27 28" draw:points="0,0 27,0 27,28 0,28">
          <text:p/>
        </draw:polygon>
        <draw:polygon draw:style-name="gr6" draw:text-style-name="P3" draw:layer="layout" svg:width="0.026cm" svg:height="0.027cm" svg:x="4.746cm" svg:y="1.531cm" svg:viewBox="0 0 27 28" draw:points="0,0 27,0 27,28 0,28">
          <text:p/>
        </draw:polygon>
        <draw:polygon draw:style-name="gr6" draw:text-style-name="P3" draw:layer="layout" svg:width="0.026cm" svg:height="0.027cm" svg:x="4.771cm" svg:y="1.45cm" svg:viewBox="0 0 27 28" draw:points="0,0 27,0 27,28 0,28">
          <text:p/>
        </draw:polygon>
        <draw:polygon draw:style-name="gr6" draw:text-style-name="P3" draw:layer="layout" svg:width="0.026cm" svg:height="0.027cm" svg:x="4.771cm" svg:y="1.477cm" svg:viewBox="0 0 27 28" draw:points="0,0 27,0 27,28 0,28">
          <text:p/>
        </draw:polygon>
        <draw:polygon draw:style-name="gr6" draw:text-style-name="P3" draw:layer="layout" svg:width="0.026cm" svg:height="0.027cm" svg:x="4.771cm" svg:y="1.504cm" svg:viewBox="0 0 27 28" draw:points="0,0 27,0 27,28 0,28">
          <text:p/>
        </draw:polygon>
        <draw:polygon draw:style-name="gr6" draw:text-style-name="P3" draw:layer="layout" svg:width="0.026cm" svg:height="0.027cm" svg:x="4.771cm" svg:y="1.531cm" svg:viewBox="0 0 27 28" draw:points="0,0 27,0 27,28 0,28">
          <text:p/>
        </draw:polygon>
        <draw:polygon draw:style-name="gr6" draw:text-style-name="P3" draw:layer="layout" svg:width="0.026cm" svg:height="0.027cm" svg:x="4.822cm" svg:y="1.287cm" svg:viewBox="0 0 27 28" draw:points="0,0 27,0 27,28 0,28">
          <text:p/>
        </draw:polygon>
        <draw:polygon draw:style-name="gr6" draw:text-style-name="P3" draw:layer="layout" svg:width="0.026cm" svg:height="0.027cm" svg:x="4.735cm" svg:y="1.326cm" svg:viewBox="0 0 27 28" draw:points="0,0 27,0 27,28 0,28">
          <text:p/>
        </draw:polygon>
        <draw:polygon draw:style-name="gr6" draw:text-style-name="P3" draw:layer="layout" svg:width="0.026cm" svg:height="0.027cm" svg:x="4.797cm" svg:y="1.477cm" svg:viewBox="0 0 27 28" draw:points="0,0 27,0 27,28 0,28">
          <text:p/>
        </draw:polygon>
        <draw:polygon draw:style-name="gr6" draw:text-style-name="P3" draw:layer="layout" svg:width="0.026cm" svg:height="0.027cm" svg:x="4.797cm" svg:y="1.504cm" svg:viewBox="0 0 27 28" draw:points="0,0 27,0 27,28 0,28">
          <text:p/>
        </draw:polygon>
        <draw:polygon draw:style-name="gr6" draw:text-style-name="P3" draw:layer="layout" svg:width="0.026cm" svg:height="0.027cm" svg:x="4.797cm" svg:y="1.531cm" svg:viewBox="0 0 27 28" draw:points="0,0 27,0 27,28 0,28">
          <text:p/>
        </draw:polygon>
        <draw:polygon draw:style-name="gr6" draw:text-style-name="P3" draw:layer="layout" svg:width="0.026cm" svg:height="0.027cm" svg:x="4.823cm" svg:y="1.45cm" svg:viewBox="0 0 27 28" draw:points="0,0 27,0 27,28 0,28">
          <text:p/>
        </draw:polygon>
        <draw:polygon draw:style-name="gr6" draw:text-style-name="P3" draw:layer="layout" svg:width="0.026cm" svg:height="0.027cm" svg:x="4.823cm" svg:y="1.477cm" svg:viewBox="0 0 27 28" draw:points="0,0 27,0 27,28 0,28">
          <text:p/>
        </draw:polygon>
        <draw:polygon draw:style-name="gr6" draw:text-style-name="P3" draw:layer="layout" svg:width="0.026cm" svg:height="0.027cm" svg:x="4.823cm" svg:y="1.504cm" svg:viewBox="0 0 27 28" draw:points="0,0 27,0 27,28 0,28">
          <text:p/>
        </draw:polygon>
        <draw:polygon draw:style-name="gr6" draw:text-style-name="P3" draw:layer="layout" svg:width="0.026cm" svg:height="0.027cm" svg:x="4.823cm" svg:y="1.531cm" svg:viewBox="0 0 27 28" draw:points="0,0 27,0 27,28 0,28">
          <text:p/>
        </draw:polygon>
        <draw:polygon draw:style-name="gr6" draw:text-style-name="P3" draw:layer="layout" svg:width="0.026cm" svg:height="0.027cm" svg:x="4.849cm" svg:y="1.477cm" svg:viewBox="0 0 27 28" draw:points="0,0 27,0 27,28 0,28">
          <text:p/>
        </draw:polygon>
        <draw:polygon draw:style-name="gr6" draw:text-style-name="P3" draw:layer="layout" svg:width="0.026cm" svg:height="0.027cm" svg:x="4.849cm" svg:y="1.504cm" svg:viewBox="0 0 27 28" draw:points="0,0 27,0 27,28 0,28">
          <text:p/>
        </draw:polygon>
        <draw:polygon draw:style-name="gr6" draw:text-style-name="P3" draw:layer="layout" svg:width="0.026cm" svg:height="0.027cm" svg:x="4.849cm" svg:y="1.531cm" svg:viewBox="0 0 27 28" draw:points="0,0 27,0 27,28 0,28">
          <text:p/>
        </draw:polygon>
        <draw:polygon draw:style-name="gr6" draw:text-style-name="P3" draw:layer="layout" svg:width="0.026cm" svg:height="0.027cm" svg:x="4.95cm" svg:y="1.353cm" svg:viewBox="0 0 27 28" draw:points="0,0 27,0 27,28 0,28">
          <text:p/>
        </draw:polygon>
        <draw:polygon draw:style-name="gr6" draw:text-style-name="P3" draw:layer="layout" svg:width="0.026cm" svg:height="0.027cm" svg:x="4.875cm" svg:y="1.45cm" svg:viewBox="0 0 27 28" draw:points="0,0 27,0 27,28 0,28">
          <text:p/>
        </draw:polygon>
        <draw:polygon draw:style-name="gr6" draw:text-style-name="P3" draw:layer="layout" svg:width="0.026cm" svg:height="0.027cm" svg:x="4.875cm" svg:y="1.477cm" svg:viewBox="0 0 27 28" draw:points="0,0 27,0 27,28 0,28">
          <text:p/>
        </draw:polygon>
        <draw:polygon draw:style-name="gr6" draw:text-style-name="P3" draw:layer="layout" svg:width="0.026cm" svg:height="0.027cm" svg:x="4.875cm" svg:y="1.504cm" svg:viewBox="0 0 27 28" draw:points="0,0 27,0 27,28 0,28">
          <text:p/>
        </draw:polygon>
        <draw:polygon draw:style-name="gr6" draw:text-style-name="P3" draw:layer="layout" svg:width="0.026cm" svg:height="0.027cm" svg:x="4.875cm" svg:y="1.531cm" svg:viewBox="0 0 27 28" draw:points="0,0 27,0 27,28 0,28">
          <text:p/>
        </draw:polygon>
        <draw:polygon draw:style-name="gr6" draw:text-style-name="P3" draw:layer="layout" svg:width="0.026cm" svg:height="0.027cm" svg:x="4.942cm" svg:y="1.303cm" svg:viewBox="0 0 27 28" draw:points="0,0 27,0 27,28 0,28">
          <text:p/>
        </draw:polygon>
        <draw:polygon draw:style-name="gr6" draw:text-style-name="P3" draw:layer="layout" svg:width="0.026cm" svg:height="0.027cm" svg:x="4.901cm" svg:y="1.477cm" svg:viewBox="0 0 27 28" draw:points="0,0 27,0 27,28 0,28">
          <text:p/>
        </draw:polygon>
        <draw:polygon draw:style-name="gr6" draw:text-style-name="P3" draw:layer="layout" svg:width="0.026cm" svg:height="0.027cm" svg:x="4.901cm" svg:y="1.504cm" svg:viewBox="0 0 27 28" draw:points="0,0 27,0 27,28 0,28">
          <text:p/>
        </draw:polygon>
        <draw:polygon draw:style-name="gr6" draw:text-style-name="P3" draw:layer="layout" svg:width="0.026cm" svg:height="0.027cm" svg:x="4.901cm" svg:y="1.531cm" svg:viewBox="0 0 27 28" draw:points="0,0 27,0 27,28 0,28">
          <text:p/>
        </draw:polygon>
        <draw:polygon draw:style-name="gr6" draw:text-style-name="P3" draw:layer="layout" svg:width="0.026cm" svg:height="0.027cm" svg:x="4.707cm" svg:y="1.426cm" svg:viewBox="0 0 27 28" draw:points="0,0 27,0 27,28 0,28">
          <text:p/>
        </draw:polygon>
        <draw:polygon draw:style-name="gr6" draw:text-style-name="P3" draw:layer="layout" svg:width="0.026cm" svg:height="0.027cm" svg:x="4.927cm" svg:y="1.45cm" svg:viewBox="0 0 27 28" draw:points="0,0 27,0 27,28 0,28">
          <text:p/>
        </draw:polygon>
        <draw:polygon draw:style-name="gr6" draw:text-style-name="P3" draw:layer="layout" svg:width="0.026cm" svg:height="0.027cm" svg:x="4.927cm" svg:y="1.477cm" svg:viewBox="0 0 27 28" draw:points="0,0 27,0 27,28 0,28">
          <text:p/>
        </draw:polygon>
        <draw:polygon draw:style-name="gr6" draw:text-style-name="P3" draw:layer="layout" svg:width="0.026cm" svg:height="0.027cm" svg:x="4.927cm" svg:y="1.504cm" svg:viewBox="0 0 27 28" draw:points="0,0 27,0 27,28 0,28">
          <text:p/>
        </draw:polygon>
        <draw:polygon draw:style-name="gr6" draw:text-style-name="P3" draw:layer="layout" svg:width="0.026cm" svg:height="0.027cm" svg:x="4.927cm" svg:y="1.531cm" svg:viewBox="0 0 27 28" draw:points="0,0 27,0 27,28 0,28">
          <text:p/>
        </draw:polygon>
        <draw:polygon draw:style-name="gr6" draw:text-style-name="P3" draw:layer="layout" svg:width="0.026cm" svg:height="0.024cm" svg:x="5.528cm" svg:y="1.419cm" svg:viewBox="0 0 27 25" draw:points="0,0 27,0 27,25 0,25">
          <text:p/>
        </draw:polygon>
        <draw:polygon draw:style-name="gr6" draw:text-style-name="P3" draw:layer="layout" svg:width="0.026cm" svg:height="0.027cm" svg:x="5.528cm" svg:y="1.443cm" svg:viewBox="0 0 27 28" draw:points="0,0 27,0 27,28 0,28">
          <text:p/>
        </draw:polygon>
        <draw:polygon draw:style-name="gr6" draw:text-style-name="P3" draw:layer="layout" svg:width="0.026cm" svg:height="0.027cm" svg:x="5.528cm" svg:y="1.471cm" svg:viewBox="0 0 27 28" draw:points="0,0 27,0 27,28 0,28">
          <text:p/>
        </draw:polygon>
        <draw:polygon draw:style-name="gr6" draw:text-style-name="P3" draw:layer="layout" svg:width="0.026cm" svg:height="0.027cm" svg:x="5.528cm" svg:y="1.498cm" svg:viewBox="0 0 27 28" draw:points="0,0 27,0 27,28 0,28">
          <text:p/>
        </draw:polygon>
        <draw:polygon draw:style-name="gr6" draw:text-style-name="P3" draw:layer="layout" svg:width="0.026cm" svg:height="0.027cm" svg:x="5.528cm" svg:y="1.525cm" svg:viewBox="0 0 27 28" draw:points="0,0 27,0 27,28 0,28">
          <text:p/>
        </draw:polygon>
        <draw:polygon draw:style-name="gr6" draw:text-style-name="P3" draw:layer="layout" svg:width="0.026cm" svg:height="0.009cm" svg:x="5.528cm" svg:y="1.553cm" svg:viewBox="0 0 27 10" draw:points="0,0 27,0 27,10 0,10">
          <text:p/>
        </draw:polygon>
        <draw:polygon draw:style-name="gr6" draw:text-style-name="P3" draw:layer="layout" svg:width="0.026cm" svg:height="0.006cm" svg:x="5.528cm" svg:y="2.23cm" svg:viewBox="0 0 27 7" draw:points="0,0 27,0 27,7 0,7">
          <text:p/>
        </draw:polygon>
        <draw:polygon draw:style-name="gr6" draw:text-style-name="P3" draw:layer="layout" svg:width="0.026cm" svg:height="0.027cm" svg:x="5.528cm" svg:y="2.235cm" svg:viewBox="0 0 27 28" draw:points="0,0 27,0 27,28 0,28">
          <text:p/>
        </draw:polygon>
        <draw:polygon draw:style-name="gr6" draw:text-style-name="P3" draw:layer="layout" svg:width="0.026cm" svg:height="0.027cm" svg:x="5.528cm" svg:y="2.263cm" svg:viewBox="0 0 27 28" draw:points="0,0 27,0 27,28 0,28">
          <text:p/>
        </draw:polygon>
        <draw:polygon draw:style-name="gr6" draw:text-style-name="P3" draw:layer="layout" svg:width="0.026cm" svg:height="0.027cm" svg:x="5.528cm" svg:y="2.29cm" svg:viewBox="0 0 27 28" draw:points="0,0 27,0 27,28 0,28">
          <text:p/>
        </draw:polygon>
        <draw:polygon draw:style-name="gr6" draw:text-style-name="P3" draw:layer="layout" svg:width="0.026cm" svg:height="0.027cm" svg:x="5.528cm" svg:y="2.317cm" svg:viewBox="0 0 27 28" draw:points="0,0 27,0 27,28 0,28">
          <text:p/>
        </draw:polygon>
        <draw:polygon draw:style-name="gr6" draw:text-style-name="P3" draw:layer="layout" svg:width="0.026cm" svg:height="0.027cm" svg:x="5.528cm" svg:y="2.345cm" svg:viewBox="0 0 27 28" draw:points="0,0 27,0 27,28 0,28">
          <text:p/>
        </draw:polygon>
        <draw:polygon draw:style-name="gr6" draw:text-style-name="P3" draw:layer="layout" svg:width="0.026cm" svg:height="0.024cm" svg:x="5.553cm" svg:y="1.419cm" svg:viewBox="0 0 27 25" draw:points="0,0 27,1 26,25 0,25">
          <text:p/>
        </draw:polygon>
        <draw:polygon draw:style-name="gr6" draw:text-style-name="P3" draw:layer="layout" svg:width="0.026cm" svg:height="0.027cm" svg:x="5.553cm" svg:y="1.443cm" svg:viewBox="0 0 27 28" draw:points="0,0 27,0 27,28 0,28">
          <text:p/>
        </draw:polygon>
        <draw:polygon draw:style-name="gr6" draw:text-style-name="P3" draw:layer="layout" svg:width="0.026cm" svg:height="0.027cm" svg:x="5.553cm" svg:y="1.471cm" svg:viewBox="0 0 27 28" draw:points="0,0 27,0 27,28 0,28">
          <text:p/>
        </draw:polygon>
        <draw:polygon draw:style-name="gr6" draw:text-style-name="P3" draw:layer="layout" svg:width="0.026cm" svg:height="0.027cm" svg:x="5.553cm" svg:y="1.498cm" svg:viewBox="0 0 27 28" draw:points="0,0 27,0 27,28 0,28">
          <text:p/>
        </draw:polygon>
        <draw:polygon draw:style-name="gr6" draw:text-style-name="P3" draw:layer="layout" svg:width="0.026cm" svg:height="0.027cm" svg:x="5.553cm" svg:y="1.525cm" svg:viewBox="0 0 27 28" draw:points="0,0 27,0 27,28 0,28">
          <text:p/>
        </draw:polygon>
        <draw:polygon draw:style-name="gr6" draw:text-style-name="P3" draw:layer="layout" svg:width="0.026cm" svg:height="0.009cm" svg:x="5.553cm" svg:y="1.553cm" svg:viewBox="0 0 27 10" draw:points="0,0 27,0 27,10 0,10">
          <text:p/>
        </draw:polygon>
        <draw:polygon draw:style-name="gr6" draw:text-style-name="P3" draw:layer="layout" svg:width="0.026cm" svg:height="0.006cm" svg:x="5.553cm" svg:y="2.23cm" svg:viewBox="0 0 27 7" draw:points="0,0 27,0 27,7 0,7">
          <text:p/>
        </draw:polygon>
        <draw:polygon draw:style-name="gr6" draw:text-style-name="P3" draw:layer="layout" svg:width="0.026cm" svg:height="0.027cm" svg:x="5.553cm" svg:y="2.235cm" svg:viewBox="0 0 27 28" draw:points="0,0 27,0 27,28 0,28">
          <text:p/>
        </draw:polygon>
        <draw:polygon draw:style-name="gr6" draw:text-style-name="P3" draw:layer="layout" svg:width="0.026cm" svg:height="0.027cm" svg:x="5.553cm" svg:y="2.263cm" svg:viewBox="0 0 27 28" draw:points="0,0 27,0 27,28 0,28">
          <text:p/>
        </draw:polygon>
        <draw:polygon draw:style-name="gr6" draw:text-style-name="P3" draw:layer="layout" svg:width="0.026cm" svg:height="0.027cm" svg:x="5.553cm" svg:y="2.29cm" svg:viewBox="0 0 27 28" draw:points="0,0 27,0 27,28 0,28">
          <text:p/>
        </draw:polygon>
        <draw:polygon draw:style-name="gr6" draw:text-style-name="P3" draw:layer="layout" svg:width="0.026cm" svg:height="0.027cm" svg:x="5.553cm" svg:y="2.317cm" svg:viewBox="0 0 27 28" draw:points="0,0 27,0 27,28 0,28">
          <text:p/>
        </draw:polygon>
        <draw:polygon draw:style-name="gr6" draw:text-style-name="P3" draw:layer="layout" svg:width="0.026cm" svg:height="0.027cm" svg:x="5.553cm" svg:y="2.345cm" svg:viewBox="0 0 27 28" draw:points="0,0 27,0 27,28 0,28">
          <text:p/>
        </draw:polygon>
        <draw:polygon draw:style-name="gr6" draw:text-style-name="P3" draw:layer="layout" svg:width="0.026cm" svg:height="0.024cm" svg:x="5.579cm" svg:y="1.419cm" svg:viewBox="0 0 27 25" draw:points="0,0 27,2 26,25 0,25">
          <text:p/>
        </draw:polygon>
        <draw:polygon draw:style-name="gr6" draw:text-style-name="P3" draw:layer="layout" svg:width="0.026cm" svg:height="0.027cm" svg:x="5.579cm" svg:y="1.443cm" svg:viewBox="0 0 27 28" draw:points="0,0 27,0 27,28 0,28">
          <text:p/>
        </draw:polygon>
        <draw:polygon draw:style-name="gr6" draw:text-style-name="P3" draw:layer="layout" svg:width="0.026cm" svg:height="0.027cm" svg:x="5.579cm" svg:y="1.471cm" svg:viewBox="0 0 27 28" draw:points="0,0 27,0 27,28 0,28">
          <text:p/>
        </draw:polygon>
        <draw:polygon draw:style-name="gr6" draw:text-style-name="P3" draw:layer="layout" svg:width="0.026cm" svg:height="0.027cm" svg:x="5.579cm" svg:y="1.498cm" svg:viewBox="0 0 27 28" draw:points="0,0 27,0 27,28 0,28">
          <text:p/>
        </draw:polygon>
        <draw:polygon draw:style-name="gr6" draw:text-style-name="P3" draw:layer="layout" svg:width="0.026cm" svg:height="0.027cm" svg:x="5.579cm" svg:y="1.525cm" svg:viewBox="0 0 27 28" draw:points="0,0 27,0 27,28 0,28">
          <text:p/>
        </draw:polygon>
        <draw:polygon draw:style-name="gr6" draw:text-style-name="P3" draw:layer="layout" svg:width="0.026cm" svg:height="0.012cm" svg:x="5.579cm" svg:y="1.553cm" svg:viewBox="0 0 27 13" draw:points="0,0 27,0 27,13 0,9">
          <text:p/>
        </draw:polygon>
        <draw:polygon draw:style-name="gr6" draw:text-style-name="P3" draw:layer="layout" svg:width="0.026cm" svg:height="0.008cm" svg:x="5.579cm" svg:y="2.228cm" svg:viewBox="0 0 27 9" draw:points="27,0 27,9 0,9 0,1">
          <text:p/>
        </draw:polygon>
        <draw:polygon draw:style-name="gr6" draw:text-style-name="P3" draw:layer="layout" svg:width="0.026cm" svg:height="0.027cm" svg:x="5.579cm" svg:y="2.235cm" svg:viewBox="0 0 27 28" draw:points="0,0 27,0 27,28 0,28">
          <text:p/>
        </draw:polygon>
        <draw:polygon draw:style-name="gr6" draw:text-style-name="P3" draw:layer="layout" svg:width="0.026cm" svg:height="0.027cm" svg:x="5.579cm" svg:y="2.263cm" svg:viewBox="0 0 27 28" draw:points="0,0 27,0 27,28 0,28">
          <text:p/>
        </draw:polygon>
        <draw:polygon draw:style-name="gr6" draw:text-style-name="P3" draw:layer="layout" svg:width="0.026cm" svg:height="0.027cm" svg:x="5.579cm" svg:y="2.29cm" svg:viewBox="0 0 27 28" draw:points="0,0 27,0 27,28 0,28">
          <text:p/>
        </draw:polygon>
        <draw:polygon draw:style-name="gr6" draw:text-style-name="P3" draw:layer="layout" svg:width="0.026cm" svg:height="0.027cm" svg:x="5.579cm" svg:y="2.317cm" svg:viewBox="0 0 27 28" draw:points="0,0 27,0 27,28 0,28">
          <text:p/>
        </draw:polygon>
        <draw:polygon draw:style-name="gr6" draw:text-style-name="P3" draw:layer="layout" svg:width="0.026cm" svg:height="0.027cm" svg:x="5.579cm" svg:y="2.345cm" svg:viewBox="0 0 27 28" draw:points="0,0 27,0 27,28 0,28">
          <text:p/>
        </draw:polygon>
        <draw:polygon draw:style-name="gr6" draw:text-style-name="P3" draw:layer="layout" svg:width="0.026cm" svg:height="0.022cm" svg:x="5.606cm" svg:y="1.421cm" svg:viewBox="0 0 27 23" draw:points="0,0 27,2 27,23 0,23">
          <text:p/>
        </draw:polygon>
        <draw:polygon draw:style-name="gr6" draw:text-style-name="P3" draw:layer="layout" svg:width="0.026cm" svg:height="0.027cm" svg:x="5.606cm" svg:y="1.443cm" svg:viewBox="0 0 27 28" draw:points="0,0 27,0 27,28 0,28">
          <text:p/>
        </draw:polygon>
        <draw:polygon draw:style-name="gr6" draw:text-style-name="P3" draw:layer="layout" svg:width="0.026cm" svg:height="0.027cm" svg:x="5.606cm" svg:y="1.471cm" svg:viewBox="0 0 27 28" draw:points="0,0 27,0 27,28 0,28">
          <text:p/>
        </draw:polygon>
        <draw:polygon draw:style-name="gr6" draw:text-style-name="P3" draw:layer="layout" svg:width="0.026cm" svg:height="0.027cm" svg:x="5.606cm" svg:y="1.498cm" svg:viewBox="0 0 27 28" draw:points="0,0 27,0 27,28 0,28">
          <text:p/>
        </draw:polygon>
        <draw:polygon draw:style-name="gr6" draw:text-style-name="P3" draw:layer="layout" svg:width="0.026cm" svg:height="0.027cm" svg:x="5.606cm" svg:y="1.525cm" svg:viewBox="0 0 27 28" draw:points="0,0 27,0 27,28 0,28">
          <text:p/>
        </draw:polygon>
        <draw:polygon draw:style-name="gr6" draw:text-style-name="P3" draw:layer="layout" svg:width="0.026cm" svg:height="0.016cm" svg:x="5.606cm" svg:y="1.553cm" svg:viewBox="0 0 27 17" draw:points="0,0 27,0 27,17 0,12">
          <text:p/>
        </draw:polygon>
        <draw:polygon draw:style-name="gr6" draw:text-style-name="P3" draw:layer="layout" svg:width="0.026cm" svg:height="0.011cm" svg:x="5.606cm" svg:y="2.224cm" svg:viewBox="0 0 27 12" draw:points="27,0 27,12 0,12 0,3">
          <text:p/>
        </draw:polygon>
        <draw:polygon draw:style-name="gr6" draw:text-style-name="P3" draw:layer="layout" svg:width="0.026cm" svg:height="0.027cm" svg:x="5.606cm" svg:y="2.235cm" svg:viewBox="0 0 27 28" draw:points="0,0 27,0 27,28 0,28">
          <text:p/>
        </draw:polygon>
        <draw:polygon draw:style-name="gr6" draw:text-style-name="P3" draw:layer="layout" svg:width="0.026cm" svg:height="0.027cm" svg:x="5.606cm" svg:y="2.263cm" svg:viewBox="0 0 27 28" draw:points="0,0 27,0 27,28 0,28">
          <text:p/>
        </draw:polygon>
        <draw:polygon draw:style-name="gr6" draw:text-style-name="P3" draw:layer="layout" svg:width="0.026cm" svg:height="0.027cm" svg:x="5.606cm" svg:y="2.29cm" svg:viewBox="0 0 27 28" draw:points="0,0 27,0 27,28 0,28">
          <text:p/>
        </draw:polygon>
        <draw:polygon draw:style-name="gr6" draw:text-style-name="P3" draw:layer="layout" svg:width="0.026cm" svg:height="0.027cm" svg:x="5.606cm" svg:y="2.317cm" svg:viewBox="0 0 27 28" draw:points="0,0 27,0 27,28 0,28">
          <text:p/>
        </draw:polygon>
        <draw:polygon draw:style-name="gr6" draw:text-style-name="P3" draw:layer="layout" svg:width="0.026cm" svg:height="0.027cm" svg:x="5.606cm" svg:y="2.345cm" svg:viewBox="0 0 27 28" draw:points="0,0 27,0 27,28 0,28">
          <text:p/>
        </draw:polygon>
        <draw:polygon draw:style-name="gr6" draw:text-style-name="P3" draw:layer="layout" svg:width="0.026cm" svg:height="0.02cm" svg:x="5.631cm" svg:y="1.423cm" svg:viewBox="0 0 27 21" draw:points="0,0 27,3 27,21 0,21">
          <text:p/>
        </draw:polygon>
        <draw:polygon draw:style-name="gr6" draw:text-style-name="P3" draw:layer="layout" svg:width="0.026cm" svg:height="0.027cm" svg:x="5.631cm" svg:y="1.443cm" svg:viewBox="0 0 27 28" draw:points="0,0 27,0 27,28 0,28">
          <text:p/>
        </draw:polygon>
        <draw:polygon draw:style-name="gr6" draw:text-style-name="P3" draw:layer="layout" svg:width="0.026cm" svg:height="0.027cm" svg:x="5.631cm" svg:y="1.471cm" svg:viewBox="0 0 27 28" draw:points="0,0 27,0 27,28 0,28">
          <text:p/>
        </draw:polygon>
        <draw:polygon draw:style-name="gr6" draw:text-style-name="P3" draw:layer="layout" svg:width="0.026cm" svg:height="0.027cm" svg:x="5.631cm" svg:y="1.498cm" svg:viewBox="0 0 27 28" draw:points="0,0 27,0 27,28 0,28">
          <text:p/>
        </draw:polygon>
        <draw:polygon draw:style-name="gr6" draw:text-style-name="P3" draw:layer="layout" svg:width="0.026cm" svg:height="0.027cm" svg:x="5.631cm" svg:y="1.525cm" svg:viewBox="0 0 27 28" draw:points="0,0 27,0 27,28 0,28">
          <text:p/>
        </draw:polygon>
        <draw:polygon draw:style-name="gr6" draw:text-style-name="P3" draw:layer="layout" svg:width="0.026cm" svg:height="0.021cm" svg:x="5.631cm" svg:y="1.553cm" svg:viewBox="0 0 27 22" draw:points="0,0 27,0 27,22 0,17">
          <text:p/>
        </draw:polygon>
        <draw:polygon draw:style-name="gr6" draw:text-style-name="P3" draw:layer="layout" svg:width="0.026cm" svg:height="0.017cm" svg:x="5.631cm" svg:y="2.218cm" svg:viewBox="0 0 27 18" draw:points="27,0 27,18 0,18 0,4">
          <text:p/>
        </draw:polygon>
        <draw:polygon draw:style-name="gr6" draw:text-style-name="P3" draw:layer="layout" svg:width="0.026cm" svg:height="0.027cm" svg:x="5.631cm" svg:y="2.235cm" svg:viewBox="0 0 27 28" draw:points="0,0 27,0 27,28 0,28">
          <text:p/>
        </draw:polygon>
        <draw:polygon draw:style-name="gr6" draw:text-style-name="P3" draw:layer="layout" svg:width="0.026cm" svg:height="0.027cm" svg:x="5.631cm" svg:y="2.263cm" svg:viewBox="0 0 27 28" draw:points="0,0 27,0 27,28 0,28">
          <text:p/>
        </draw:polygon>
        <draw:polygon draw:style-name="gr6" draw:text-style-name="P3" draw:layer="layout" svg:width="0.026cm" svg:height="0.027cm" svg:x="5.631cm" svg:y="2.29cm" svg:viewBox="0 0 27 28" draw:points="0,0 27,0 27,28 0,28">
          <text:p/>
        </draw:polygon>
        <draw:polygon draw:style-name="gr6" draw:text-style-name="P3" draw:layer="layout" svg:width="0.026cm" svg:height="0.027cm" svg:x="5.631cm" svg:y="2.317cm" svg:viewBox="0 0 27 28" draw:points="0,0 27,0 27,28 0,28">
          <text:p/>
        </draw:polygon>
        <draw:polygon draw:style-name="gr6" draw:text-style-name="P3" draw:layer="layout" svg:width="0.026cm" svg:height="0.027cm" svg:x="5.899cm" svg:y="2.312cm" svg:viewBox="0 0 27 28" draw:points="0,0 27,0 27,28 0,28">
          <text:p/>
        </draw:polygon>
        <draw:polygon draw:style-name="gr6" draw:text-style-name="P3" draw:layer="layout" svg:width="0.026cm" svg:height="0.027cm" svg:x="5.662cm" svg:y="1.368cm" svg:viewBox="0 0 27 28" draw:points="0,0 27,0 27,28 0,28">
          <text:p/>
        </draw:polygon>
        <draw:polygon draw:style-name="gr6" draw:text-style-name="P3" draw:layer="layout" svg:width="0.026cm" svg:height="0.027cm" svg:x="5.657cm" svg:y="1.443cm" svg:viewBox="0 0 27 28" draw:points="0,0 27,0 27,28 0,28">
          <text:p/>
        </draw:polygon>
        <draw:polygon draw:style-name="gr6" draw:text-style-name="P3" draw:layer="layout" svg:width="0.026cm" svg:height="0.027cm" svg:x="5.657cm" svg:y="1.471cm" svg:viewBox="0 0 27 28" draw:points="0,0 27,0 27,28 0,28">
          <text:p/>
        </draw:polygon>
        <draw:polygon draw:style-name="gr6" draw:text-style-name="P3" draw:layer="layout" svg:width="0.026cm" svg:height="0.027cm" svg:x="5.657cm" svg:y="1.498cm" svg:viewBox="0 0 27 28" draw:points="0,0 27,0 27,28 0,28">
          <text:p/>
        </draw:polygon>
        <draw:polygon draw:style-name="gr6" draw:text-style-name="P3" draw:layer="layout" svg:width="0.026cm" svg:height="0.027cm" svg:x="5.657cm" svg:y="1.525cm" svg:viewBox="0 0 27 28" draw:points="0,0 27,0 27,28 0,28">
          <text:p/>
        </draw:polygon>
        <draw:polygon draw:style-name="gr6" draw:text-style-name="P3" draw:layer="layout" svg:width="0.026cm" svg:height="0.027cm" svg:x="5.657cm" svg:y="1.553cm" svg:viewBox="0 0 27 28" draw:points="0,0 27,0 27,28 16,28 0,23">
          <text:p/>
        </draw:polygon>
        <draw:polygon draw:style-name="gr6" draw:text-style-name="P3" draw:layer="layout" svg:width="0.007cm" svg:height="0.003cm" svg:x="5.676cm" svg:y="1.58cm" svg:viewBox="0 0 8 4" draw:points="0,0 8,0 8,4">
          <text:p/>
        </draw:polygon>
        <draw:polygon draw:style-name="gr6" draw:text-style-name="P3" draw:layer="layout" svg:width="0.026cm" svg:height="0.026cm" svg:x="5.657cm" svg:y="2.21cm" svg:viewBox="0 0 27 27" draw:points="27,0 26,27 0,27 0,9">
          <text:p/>
        </draw:polygon>
        <draw:polygon draw:style-name="gr6" draw:text-style-name="P3" draw:layer="layout" svg:width="0.026cm" svg:height="0.027cm" svg:x="5.657cm" svg:y="2.235cm" svg:viewBox="0 0 27 28" draw:points="0,0 27,0 27,28 0,28">
          <text:p/>
        </draw:polygon>
        <draw:polygon draw:style-name="gr6" draw:text-style-name="P3" draw:layer="layout" svg:width="0.026cm" svg:height="0.027cm" svg:x="5.657cm" svg:y="2.263cm" svg:viewBox="0 0 27 28" draw:points="0,0 27,0 27,28 0,28">
          <text:p/>
        </draw:polygon>
        <draw:polygon draw:style-name="gr6" draw:text-style-name="P3" draw:layer="layout" svg:width="0.026cm" svg:height="0.027cm" svg:x="5.657cm" svg:y="2.29cm" svg:viewBox="0 0 27 28" draw:points="0,0 27,0 27,28 0,28">
          <text:p/>
        </draw:polygon>
        <draw:polygon draw:style-name="gr6" draw:text-style-name="P3" draw:layer="layout" svg:width="0.026cm" svg:height="0.027cm" svg:x="5.91cm" svg:y="2.273cm" svg:viewBox="0 0 27 28" draw:points="0,0 27,0 27,28 0,28">
          <text:p/>
        </draw:polygon>
        <draw:polygon draw:style-name="gr6" draw:text-style-name="P3" draw:layer="layout" svg:width="0.026cm" svg:height="0.027cm" svg:x="5.69cm" svg:y="2.394cm" svg:viewBox="0 0 27 28" draw:points="0,0 27,0 27,28 0,28">
          <text:p/>
        </draw:polygon>
        <draw:polygon draw:style-name="gr6" draw:text-style-name="P3" draw:layer="layout" svg:width="0.026cm" svg:height="0.027cm" svg:x="6.096cm" svg:y="1.372cm" svg:viewBox="0 0 27 28" draw:points="0,0 27,0 27,28 0,28">
          <text:p/>
        </draw:polygon>
        <draw:polygon draw:style-name="gr6" draw:text-style-name="P3" draw:layer="layout" svg:width="0.026cm" svg:height="0.027cm" svg:x="5.683cm" svg:y="1.443cm" svg:viewBox="0 0 27 28" draw:points="0,0 27,0 27,28 0,28">
          <text:p/>
        </draw:polygon>
        <draw:polygon draw:style-name="gr6" draw:text-style-name="P3" draw:layer="layout" svg:width="0.026cm" svg:height="0.027cm" svg:x="5.683cm" svg:y="1.471cm" svg:viewBox="0 0 27 28" draw:points="0,0 27,0 27,28 0,28">
          <text:p/>
        </draw:polygon>
        <draw:polygon draw:style-name="gr6" draw:text-style-name="P3" draw:layer="layout" svg:width="0.026cm" svg:height="0.027cm" svg:x="5.683cm" svg:y="1.498cm" svg:viewBox="0 0 27 28" draw:points="0,0 27,0 27,28 0,28">
          <text:p/>
        </draw:polygon>
        <draw:polygon draw:style-name="gr6" draw:text-style-name="P3" draw:layer="layout" svg:width="0.026cm" svg:height="0.027cm" svg:x="5.683cm" svg:y="1.525cm" svg:viewBox="0 0 27 28" draw:points="0,0 27,0 27,28 0,28">
          <text:p/>
        </draw:polygon>
        <draw:polygon draw:style-name="gr6" draw:text-style-name="P3" draw:layer="layout" svg:width="0.026cm" svg:height="0.027cm" svg:x="5.683cm" svg:y="1.553cm" svg:viewBox="0 0 27 28" draw:points="0,0 27,0 27,28 0,28">
          <text:p/>
        </draw:polygon>
        <draw:polygon draw:style-name="gr6" draw:text-style-name="P3" draw:layer="layout" svg:width="0.026cm" svg:height="0.012cm" svg:x="5.683cm" svg:y="1.58cm" svg:viewBox="0 0 27 13" draw:points="0,0 27,0 27,13 0,3">
          <text:p/>
        </draw:polygon>
        <draw:polygon draw:style-name="gr6" draw:text-style-name="P3" draw:layer="layout" svg:width="0.018cm" svg:height="0.008cm" svg:x="5.692cm" svg:y="2.2cm" svg:viewBox="0 0 19 9" draw:points="19,0 19,9 0,9">
          <text:p/>
        </draw:polygon>
        <draw:polygon draw:style-name="gr6" draw:text-style-name="P3" draw:layer="layout" svg:width="0.026cm" svg:height="0.027cm" svg:x="5.683cm" svg:y="2.208cm" svg:viewBox="0 0 27 28" draw:points="5,0 27,0 27,28 0,28 0,2">
          <text:p/>
        </draw:polygon>
        <draw:polygon draw:style-name="gr6" draw:text-style-name="P3" draw:layer="layout" svg:width="0.026cm" svg:height="0.027cm" svg:x="5.683cm" svg:y="2.235cm" svg:viewBox="0 0 27 28" draw:points="0,0 27,0 27,28 0,28">
          <text:p/>
        </draw:polygon>
        <draw:polygon draw:style-name="gr6" draw:text-style-name="P3" draw:layer="layout" svg:width="0.026cm" svg:height="0.027cm" svg:x="5.683cm" svg:y="2.263cm" svg:viewBox="0 0 27 28" draw:points="0,0 27,0 27,28 0,28">
          <text:p/>
        </draw:polygon>
        <draw:polygon draw:style-name="gr6" draw:text-style-name="P3" draw:layer="layout" svg:width="0.026cm" svg:height="0.027cm" svg:x="5.683cm" svg:y="2.29cm" svg:viewBox="0 0 27 28" draw:points="0,0 27,0 27,28 0,28">
          <text:p/>
        </draw:polygon>
        <draw:polygon draw:style-name="gr6" draw:text-style-name="P3" draw:layer="layout" svg:width="0.026cm" svg:height="0.027cm" svg:x="5.983cm" svg:y="2.228cm" svg:viewBox="0 0 27 28" draw:points="0,0 27,0 27,28 0,28">
          <text:p/>
        </draw:polygon>
        <draw:polygon draw:style-name="gr6" draw:text-style-name="P3" draw:layer="layout" svg:width="0.026cm" svg:height="0.027cm" svg:x="5.743cm" svg:y="2.379cm" svg:viewBox="0 0 27 28" draw:points="0,0 27,0 27,28 0,28">
          <text:p/>
        </draw:polygon>
        <draw:polygon draw:style-name="gr6" draw:text-style-name="P3" draw:layer="layout" svg:width="0.026cm" svg:height="0.027cm" svg:x="6.284cm" svg:y="1.378cm" svg:viewBox="0 0 27 28" draw:points="0,0 27,0 27,28 0,28">
          <text:p/>
        </draw:polygon>
        <draw:polygon draw:style-name="gr6" draw:text-style-name="P3" draw:layer="layout" svg:width="0.026cm" svg:height="0.027cm" svg:x="5.797cm" svg:y="1.427cm" svg:viewBox="0 0 27 28" draw:points="0,0 27,0 27,28 0,28">
          <text:p/>
        </draw:polygon>
        <draw:polygon draw:style-name="gr6" draw:text-style-name="P3" draw:layer="layout" svg:width="0.026cm" svg:height="0.027cm" svg:x="5.709cm" svg:y="1.471cm" svg:viewBox="0 0 27 28" draw:points="0,0 27,0 27,28 0,28">
          <text:p/>
        </draw:polygon>
        <draw:polygon draw:style-name="gr6" draw:text-style-name="P3" draw:layer="layout" svg:width="0.026cm" svg:height="0.027cm" svg:x="5.709cm" svg:y="1.498cm" svg:viewBox="0 0 27 28" draw:points="0,0 27,0 27,28 0,28">
          <text:p/>
        </draw:polygon>
        <draw:polygon draw:style-name="gr6" draw:text-style-name="P3" draw:layer="layout" svg:width="0.026cm" svg:height="0.027cm" svg:x="5.709cm" svg:y="1.525cm" svg:viewBox="0 0 27 28" draw:points="0,0 27,0 27,28 0,28">
          <text:p/>
        </draw:polygon>
        <draw:polygon draw:style-name="gr6" draw:text-style-name="P3" draw:layer="layout" svg:width="0.026cm" svg:height="0.027cm" svg:x="5.709cm" svg:y="1.553cm" svg:viewBox="0 0 27 28" draw:points="0,0 27,0 27,28 0,28">
          <text:p/>
        </draw:polygon>
        <draw:polygon draw:style-name="gr6" draw:text-style-name="P3" draw:layer="layout" svg:width="0.026cm" svg:height="0.026cm" svg:x="5.709cm" svg:y="1.58cm" svg:viewBox="0 0 27 27" draw:points="27,0 26,27 0,14 0,0">
          <text:p/>
        </draw:polygon>
        <draw:polygon draw:style-name="gr6" draw:text-style-name="P3" draw:layer="layout" svg:width="0.026cm" svg:height="0.02cm" svg:x="5.709cm" svg:y="2.188cm" svg:viewBox="0 0 27 21" draw:points="27,0 27,21 0,21 0,12">
          <text:p/>
        </draw:polygon>
        <draw:polygon draw:style-name="gr6" draw:text-style-name="P3" draw:layer="layout" svg:width="0.026cm" svg:height="0.027cm" svg:x="5.709cm" svg:y="2.208cm" svg:viewBox="0 0 27 28" draw:points="0,0 27,0 27,28 0,28">
          <text:p/>
        </draw:polygon>
        <draw:polygon draw:style-name="gr6" draw:text-style-name="P3" draw:layer="layout" svg:width="0.026cm" svg:height="0.027cm" svg:x="5.709cm" svg:y="2.235cm" svg:viewBox="0 0 27 28" draw:points="0,0 27,0 27,28 0,28">
          <text:p/>
        </draw:polygon>
        <draw:polygon draw:style-name="gr6" draw:text-style-name="P3" draw:layer="layout" svg:width="0.026cm" svg:height="0.027cm" svg:x="5.709cm" svg:y="2.263cm" svg:viewBox="0 0 27 28" draw:points="0,0 27,0 27,28 0,28">
          <text:p/>
        </draw:polygon>
        <draw:polygon draw:style-name="gr6" draw:text-style-name="P3" draw:layer="layout" svg:width="0.026cm" svg:height="0.027cm" svg:x="5.709cm" svg:y="2.29cm" svg:viewBox="0 0 27 28" draw:points="0,0 27,0 27,28 0,28">
          <text:p/>
        </draw:polygon>
        <draw:polygon draw:style-name="gr6" draw:text-style-name="P3" draw:layer="layout" svg:width="0.026cm" svg:height="0.027cm" svg:x="6.029cm" svg:y="2.235cm" svg:viewBox="0 0 27 28" draw:points="0,0 27,0 27,28 0,28">
          <text:p/>
        </draw:polygon>
        <draw:polygon draw:style-name="gr6" draw:text-style-name="P3" draw:layer="layout" svg:width="0.026cm" svg:height="0.027cm" svg:x="5.984cm" svg:y="2.273cm" svg:viewBox="0 0 27 28" draw:points="0,0 27,0 27,28 0,28">
          <text:p/>
        </draw:polygon>
        <draw:polygon draw:style-name="gr6" draw:text-style-name="P3" draw:layer="layout" svg:width="0.026cm" svg:height="0.027cm" svg:x="6.004cm" svg:y="1.463cm" svg:viewBox="0 0 27 28" draw:points="0,0 27,0 27,28 0,28">
          <text:p/>
        </draw:polygon>
        <draw:polygon draw:style-name="gr6" draw:text-style-name="P3" draw:layer="layout" svg:width="0.026cm" svg:height="0.027cm" svg:x="5.735cm" svg:y="1.471cm" svg:viewBox="0 0 27 28" draw:points="0,0 27,0 27,28 0,28">
          <text:p/>
        </draw:polygon>
        <draw:polygon draw:style-name="gr6" draw:text-style-name="P3" draw:layer="layout" svg:width="0.026cm" svg:height="0.027cm" svg:x="5.735cm" svg:y="1.498cm" svg:viewBox="0 0 27 28" draw:points="0,0 27,0 27,28 0,28">
          <text:p/>
        </draw:polygon>
        <draw:polygon draw:style-name="gr6" draw:text-style-name="P3" draw:layer="layout" svg:width="0.026cm" svg:height="0.027cm" svg:x="5.735cm" svg:y="1.525cm" svg:viewBox="0 0 27 28" draw:points="0,0 27,0 27,28 0,28">
          <text:p/>
        </draw:polygon>
        <draw:polygon draw:style-name="gr6" draw:text-style-name="P3" draw:layer="layout" svg:width="0.026cm" svg:height="0.027cm" svg:x="5.735cm" svg:y="1.553cm" svg:viewBox="0 0 27 28" draw:points="0,0 27,0 27,28 0,28">
          <text:p/>
        </draw:polygon>
        <draw:polygon draw:style-name="gr6" draw:text-style-name="P3" draw:layer="layout" svg:width="0.026cm" svg:height="0.027cm" svg:x="5.735cm" svg:y="1.58cm" svg:viewBox="0 0 27 28" draw:points="0,0 27,0 27,28 0,27">
          <text:p/>
        </draw:polygon>
        <draw:polygon draw:style-name="gr6" draw:text-style-name="P3" draw:layer="layout" svg:width="0.022cm" svg:height="0.012cm" svg:x="5.739cm" svg:y="1.607cm" svg:viewBox="0 0 23 13" draw:points="0,0 23,0 23,13">
          <text:p/>
        </draw:polygon>
        <draw:polygon draw:style-name="gr6" draw:text-style-name="P3" draw:layer="layout" svg:width="0.012cm" svg:height="0.007cm" svg:x="5.749cm" svg:y="2.173cm" svg:viewBox="0 0 13 8" draw:points="13,0 13,8 0,8">
          <text:p/>
        </draw:polygon>
        <draw:polygon draw:style-name="gr6" draw:text-style-name="P3" draw:layer="layout" svg:width="0.026cm" svg:height="0.027cm" svg:x="5.735cm" svg:y="2.181cm" svg:viewBox="0 0 27 28" draw:points="14,0 27,0 27,28 0,28 0,7">
          <text:p/>
        </draw:polygon>
        <draw:polygon draw:style-name="gr6" draw:text-style-name="P3" draw:layer="layout" svg:width="0.026cm" svg:height="0.027cm" svg:x="5.735cm" svg:y="2.208cm" svg:viewBox="0 0 27 28" draw:points="0,0 27,0 27,28 0,28">
          <text:p/>
        </draw:polygon>
        <draw:polygon draw:style-name="gr6" draw:text-style-name="P3" draw:layer="layout" svg:width="0.026cm" svg:height="0.027cm" svg:x="5.735cm" svg:y="2.235cm" svg:viewBox="0 0 27 28" draw:points="0,0 27,0 27,28 0,28">
          <text:p/>
        </draw:polygon>
        <draw:polygon draw:style-name="gr6" draw:text-style-name="P3" draw:layer="layout" svg:width="0.026cm" svg:height="0.027cm" svg:x="5.735cm" svg:y="2.263cm" svg:viewBox="0 0 27 28" draw:points="0,0 27,0 27,28 0,28">
          <text:p/>
        </draw:polygon>
        <draw:polygon draw:style-name="gr6" draw:text-style-name="P3" draw:layer="layout" svg:width="0.026cm" svg:height="0.027cm" svg:x="5.812cm" svg:y="2.389cm" svg:viewBox="0 0 27 28" draw:points="0,0 27,0 27,28 0,28">
          <text:p/>
        </draw:polygon>
        <draw:polygon draw:style-name="gr6" draw:text-style-name="P3" draw:layer="layout" svg:width="0.026cm" svg:height="0.027cm" svg:x="6.358cm" svg:y="2.367cm" svg:viewBox="0 0 27 28" draw:points="0,0 27,0 27,28 0,28">
          <text:p/>
        </draw:polygon>
        <draw:polygon draw:style-name="gr6" draw:text-style-name="P3" draw:layer="layout" svg:width="0.026cm" svg:height="0.027cm" svg:x="5.716cm" svg:y="1.346cm" svg:viewBox="0 0 27 28" draw:points="0,0 27,0 27,28 0,28">
          <text:p/>
        </draw:polygon>
        <draw:polygon draw:style-name="gr6" draw:text-style-name="P3" draw:layer="layout" svg:width="0.026cm" svg:height="0.027cm" svg:x="5.761cm" svg:y="1.471cm" svg:viewBox="0 0 27 28" draw:points="0,0 27,0 27,28 0,28">
          <text:p/>
        </draw:polygon>
        <draw:polygon draw:style-name="gr6" draw:text-style-name="P3" draw:layer="layout" svg:width="0.026cm" svg:height="0.027cm" svg:x="5.761cm" svg:y="1.498cm" svg:viewBox="0 0 27 28" draw:points="0,0 27,0 27,28 0,28">
          <text:p/>
        </draw:polygon>
        <draw:polygon draw:style-name="gr6" draw:text-style-name="P3" draw:layer="layout" svg:width="0.026cm" svg:height="0.027cm" svg:x="5.761cm" svg:y="1.525cm" svg:viewBox="0 0 27 28" draw:points="0,0 27,0 27,28 0,28">
          <text:p/>
        </draw:polygon>
        <draw:polygon draw:style-name="gr6" draw:text-style-name="P3" draw:layer="layout" svg:width="0.026cm" svg:height="0.027cm" svg:x="5.761cm" svg:y="1.553cm" svg:viewBox="0 0 27 28" draw:points="0,0 27,0 27,28 0,28">
          <text:p/>
        </draw:polygon>
        <draw:polygon draw:style-name="gr6" draw:text-style-name="P3" draw:layer="layout" svg:width="0.026cm" svg:height="0.027cm" svg:x="5.761cm" svg:y="1.58cm" svg:viewBox="0 0 27 28" draw:points="0,0 27,0 27,28 0,28">
          <text:p/>
        </draw:polygon>
        <draw:polygon draw:style-name="gr6" draw:text-style-name="P3" draw:layer="layout" svg:width="0.026cm" svg:height="0.027cm" svg:x="5.761cm" svg:y="1.607cm" svg:viewBox="0 0 27 28" draw:points="0,0 27,0 27,28 22,27 0,11">
          <text:p/>
        </draw:polygon>
        <draw:polygon draw:style-name="gr6" draw:text-style-name="P3" draw:layer="layout" svg:width="0.026cm" svg:height="0.025cm" svg:x="5.761cm" svg:y="2.156cm" svg:viewBox="0 0 27 26" draw:points="27,0 27,26 0,26 0,18">
          <text:p/>
        </draw:polygon>
        <draw:polygon draw:style-name="gr6" draw:text-style-name="P3" draw:layer="layout" svg:width="0.026cm" svg:height="0.027cm" svg:x="5.761cm" svg:y="2.181cm" svg:viewBox="0 0 27 28" draw:points="0,0 27,0 27,28 0,28">
          <text:p/>
        </draw:polygon>
        <draw:polygon draw:style-name="gr6" draw:text-style-name="P3" draw:layer="layout" svg:width="0.026cm" svg:height="0.027cm" svg:x="5.761cm" svg:y="2.208cm" svg:viewBox="0 0 27 28" draw:points="0,0 27,0 27,28 0,28">
          <text:p/>
        </draw:polygon>
        <draw:polygon draw:style-name="gr6" draw:text-style-name="P3" draw:layer="layout" svg:width="0.026cm" svg:height="0.027cm" svg:x="5.761cm" svg:y="2.235cm" svg:viewBox="0 0 27 28" draw:points="0,0 27,0 27,28 0,28">
          <text:p/>
        </draw:polygon>
        <draw:polygon draw:style-name="gr6" draw:text-style-name="P3" draw:layer="layout" svg:width="0.026cm" svg:height="0.027cm" svg:x="5.761cm" svg:y="2.263cm" svg:viewBox="0 0 27 28" draw:points="0,0 27,0 27,28 0,28">
          <text:p/>
        </draw:polygon>
        <draw:polygon draw:style-name="gr6" draw:text-style-name="P3" draw:layer="layout" svg:width="0.026cm" svg:height="0.027cm" svg:x="6.054cm" svg:y="2.171cm" svg:viewBox="0 0 27 28" draw:points="0,0 27,0 27,28 0,28">
          <text:p/>
        </draw:polygon>
        <draw:polygon draw:style-name="gr6" draw:text-style-name="P3" draw:layer="layout" svg:width="0.026cm" svg:height="0.027cm" svg:x="6.316cm" svg:y="2.226cm" svg:viewBox="0 0 27 28" draw:points="0,0 27,0 27,28 0,28">
          <text:p/>
        </draw:polygon>
        <draw:polygon draw:style-name="gr6" draw:text-style-name="P3" draw:layer="layout" svg:width="0.026cm" svg:height="0.027cm" svg:x="5.997cm" svg:y="1.396cm" svg:viewBox="0 0 27 28" draw:points="0,0 27,0 27,28 0,28">
          <text:p/>
        </draw:polygon>
        <draw:polygon draw:style-name="gr6" draw:text-style-name="P3" draw:layer="layout" svg:width="0.026cm" svg:height="0.027cm" svg:x="5.922cm" svg:y="1.405cm" svg:viewBox="0 0 27 28" draw:points="0,0 27,0 27,28 0,28">
          <text:p/>
        </draw:polygon>
        <draw:polygon draw:style-name="gr6" draw:text-style-name="P3" draw:layer="layout" svg:width="0.026cm" svg:height="0.027cm" svg:x="5.787cm" svg:y="1.498cm" svg:viewBox="0 0 27 28" draw:points="0,0 27,0 27,28 0,28">
          <text:p/>
        </draw:polygon>
        <draw:polygon draw:style-name="gr6" draw:text-style-name="P3" draw:layer="layout" svg:width="0.026cm" svg:height="0.027cm" svg:x="5.787cm" svg:y="1.525cm" svg:viewBox="0 0 27 28" draw:points="0,0 27,0 27,28 0,28">
          <text:p/>
        </draw:polygon>
        <draw:polygon draw:style-name="gr6" draw:text-style-name="P3" draw:layer="layout" svg:width="0.026cm" svg:height="0.027cm" svg:x="5.787cm" svg:y="1.553cm" svg:viewBox="0 0 27 28" draw:points="0,0 27,0 27,28 0,28">
          <text:p/>
        </draw:polygon>
        <draw:polygon draw:style-name="gr6" draw:text-style-name="P3" draw:layer="layout" svg:width="0.026cm" svg:height="0.027cm" svg:x="5.787cm" svg:y="1.58cm" svg:viewBox="0 0 27 28" draw:points="0,0 27,0 27,28 0,28">
          <text:p/>
        </draw:polygon>
        <draw:polygon draw:style-name="gr6" draw:text-style-name="P3" draw:layer="layout" svg:width="0.026cm" svg:height="0.027cm" svg:x="5.787cm" svg:y="1.607cm" svg:viewBox="0 0 27 28" draw:points="0,0 27,0 27,28 0,28">
          <text:p/>
        </draw:polygon>
        <draw:polygon draw:style-name="gr6" draw:text-style-name="P3" draw:layer="layout" svg:width="0.027cm" svg:height="0.025cm" svg:x="5.787cm" svg:y="1.634cm" svg:viewBox="0 0 28 26" draw:points="0,0 27,0 28,26 0,2">
          <text:p/>
        </draw:polygon>
        <draw:polygon draw:style-name="gr6" draw:text-style-name="P3" draw:layer="layout" svg:width="0.022cm" svg:height="0.018cm" svg:x="5.79cm" svg:y="2.135cm" svg:viewBox="0 0 23 19" draw:points="23,0 23,19 0,19">
          <text:p/>
        </draw:polygon>
        <draw:polygon draw:style-name="gr6" draw:text-style-name="P3" draw:layer="layout" svg:width="0.026cm" svg:height="0.027cm" svg:x="5.787cm" svg:y="2.153cm" svg:viewBox="0 0 27 28" draw:points="4,0 27,0 27,28 0,28 0,2">
          <text:p/>
        </draw:polygon>
        <draw:polygon draw:style-name="gr6" draw:text-style-name="P3" draw:layer="layout" svg:width="0.026cm" svg:height="0.027cm" svg:x="5.787cm" svg:y="2.181cm" svg:viewBox="0 0 27 28" draw:points="0,0 27,0 27,28 0,28">
          <text:p/>
        </draw:polygon>
        <draw:polygon draw:style-name="gr6" draw:text-style-name="P3" draw:layer="layout" svg:width="0.026cm" svg:height="0.027cm" svg:x="5.787cm" svg:y="2.208cm" svg:viewBox="0 0 27 28" draw:points="0,0 27,0 27,28 0,28">
          <text:p/>
        </draw:polygon>
        <draw:polygon draw:style-name="gr6" draw:text-style-name="P3" draw:layer="layout" svg:width="0.026cm" svg:height="0.027cm" svg:x="5.787cm" svg:y="2.235cm" svg:viewBox="0 0 27 28" draw:points="0,0 27,0 27,28 0,28">
          <text:p/>
        </draw:polygon>
        <draw:polygon draw:style-name="gr6" draw:text-style-name="P3" draw:layer="layout" svg:width="0.026cm" svg:height="0.027cm" svg:x="5.949cm" svg:y="2.342cm" svg:viewBox="0 0 27 28" draw:points="0,0 27,0 27,28 0,28">
          <text:p/>
        </draw:polygon>
        <draw:polygon draw:style-name="gr6" draw:text-style-name="P3" draw:layer="layout" svg:width="0.026cm" svg:height="0.027cm" svg:x="6.224cm" svg:y="2.017cm" svg:viewBox="0 0 27 28" draw:points="0,0 27,0 27,28 0,28">
          <text:p/>
        </draw:polygon>
        <draw:polygon draw:style-name="gr6" draw:text-style-name="P3" draw:layer="layout" svg:width="0.026cm" svg:height="0.027cm" svg:x="5.897cm" svg:y="1.446cm" svg:viewBox="0 0 27 28" draw:points="0,0 27,0 27,28 0,28">
          <text:p/>
        </draw:polygon>
        <draw:polygon draw:style-name="gr6" draw:text-style-name="P3" draw:layer="layout" svg:width="0.026cm" svg:height="0.027cm" svg:x="5.82cm" svg:y="1.473cm" svg:viewBox="0 0 27 28" draw:points="0,0 27,0 27,28 0,28">
          <text:p/>
        </draw:polygon>
        <draw:polygon draw:style-name="gr6" draw:text-style-name="P3" draw:layer="layout" svg:width="0.026cm" svg:height="0.027cm" svg:x="5.825cm" svg:y="1.517cm" svg:viewBox="0 0 27 28" draw:points="0,0 27,0 27,28 0,28">
          <text:p/>
        </draw:polygon>
        <draw:polygon draw:style-name="gr6" draw:text-style-name="P3" draw:layer="layout" svg:width="0.026cm" svg:height="0.027cm" svg:x="5.813cm" svg:y="1.553cm" svg:viewBox="0 0 27 28" draw:points="0,0 27,0 27,28 0,28">
          <text:p/>
        </draw:polygon>
        <draw:polygon draw:style-name="gr6" draw:text-style-name="P3" draw:layer="layout" svg:width="0.026cm" svg:height="0.027cm" svg:x="5.813cm" svg:y="1.58cm" svg:viewBox="0 0 27 28" draw:points="0,0 27,0 27,28 0,28">
          <text:p/>
        </draw:polygon>
        <draw:polygon draw:style-name="gr6" draw:text-style-name="P3" draw:layer="layout" svg:width="0.026cm" svg:height="0.027cm" svg:x="5.813cm" svg:y="1.607cm" svg:viewBox="0 0 27 28" draw:points="0,0 27,0 27,28 0,28">
          <text:p/>
        </draw:polygon>
        <draw:polygon draw:style-name="gr6" draw:text-style-name="P3" draw:layer="layout" svg:width="0.026cm" svg:height="0.027cm" svg:x="5.813cm" svg:y="1.634cm" svg:viewBox="0 0 27 28" draw:points="0,0 27,0 27,28 3,28 0,25">
          <text:p/>
        </draw:polygon>
        <draw:polygon draw:style-name="gr6" draw:text-style-name="P3" draw:layer="layout" svg:width="0.023cm" svg:height="0.023cm" svg:x="5.816cm" svg:y="1.662cm" svg:viewBox="0 0 24 24" draw:points="0,0 24,0 24,24">
          <text:p/>
        </draw:polygon>
        <draw:polygon draw:style-name="gr6" draw:text-style-name="P3" draw:layer="layout" svg:width="0.018cm" svg:height="0.017cm" svg:x="5.821cm" svg:y="2.109cm" svg:viewBox="0 0 19 18" draw:points="19,0 19,18 0,18">
          <text:p/>
        </draw:polygon>
        <draw:polygon draw:style-name="gr6" draw:text-style-name="P3" draw:layer="layout" svg:width="0.026cm" svg:height="0.027cm" svg:x="5.813cm" svg:y="2.126cm" svg:viewBox="0 0 27 28" draw:points="10,0 27,0 27,28 0,28 0,9">
          <text:p/>
        </draw:polygon>
        <draw:polygon draw:style-name="gr6" draw:text-style-name="P3" draw:layer="layout" svg:width="0.026cm" svg:height="0.027cm" svg:x="5.813cm" svg:y="2.153cm" svg:viewBox="0 0 27 28" draw:points="0,0 27,0 27,28 0,28">
          <text:p/>
        </draw:polygon>
        <draw:polygon draw:style-name="gr6" draw:text-style-name="P3" draw:layer="layout" svg:width="0.026cm" svg:height="0.027cm" svg:x="5.813cm" svg:y="2.181cm" svg:viewBox="0 0 27 28" draw:points="0,0 27,0 27,28 0,28">
          <text:p/>
        </draw:polygon>
        <draw:polygon draw:style-name="gr6" draw:text-style-name="P3" draw:layer="layout" svg:width="0.026cm" svg:height="0.027cm" svg:x="5.813cm" svg:y="2.208cm" svg:viewBox="0 0 27 28" draw:points="0,0 27,0 27,28 0,28">
          <text:p/>
        </draw:polygon>
        <draw:polygon draw:style-name="gr6" draw:text-style-name="P3" draw:layer="layout" svg:width="0.026cm" svg:height="0.027cm" svg:x="5.813cm" svg:y="2.235cm" svg:viewBox="0 0 27 28" draw:points="0,0 27,0 27,28 0,28">
          <text:p/>
        </draw:polygon>
        <draw:polygon draw:style-name="gr6" draw:text-style-name="P3" draw:layer="layout" svg:width="0.026cm" svg:height="0.027cm" svg:x="5.813cm" svg:y="2.263cm" svg:viewBox="0 0 27 28" draw:points="0,0 27,0 27,28 0,28">
          <text:p/>
        </draw:polygon>
        <draw:polygon draw:style-name="gr6" draw:text-style-name="P3" draw:layer="layout" svg:width="0.026cm" svg:height="0.027cm" svg:x="6.292cm" svg:y="2.077cm" svg:viewBox="0 0 27 28" draw:points="0,0 27,0 27,28 0,28">
          <text:p/>
        </draw:polygon>
        <draw:polygon draw:style-name="gr6" draw:text-style-name="P3" draw:layer="layout" svg:width="0.026cm" svg:height="0.027cm" svg:x="6.211cm" svg:y="1.392cm" svg:viewBox="0 0 27 28" draw:points="0,0 27,0 27,28 0,28">
          <text:p/>
        </draw:polygon>
        <draw:polygon draw:style-name="gr6" draw:text-style-name="P3" draw:layer="layout" svg:width="0.026cm" svg:height="0.027cm" svg:x="6.311cm" svg:y="1.46cm" svg:viewBox="0 0 27 28" draw:points="0,0 27,0 27,28 0,28">
          <text:p/>
        </draw:polygon>
        <draw:polygon draw:style-name="gr6" draw:text-style-name="P3" draw:layer="layout" svg:width="0.026cm" svg:height="0.027cm" svg:x="5.868cm" svg:y="1.491cm" svg:viewBox="0 0 27 28" draw:points="0,0 27,0 27,28 0,28">
          <text:p/>
        </draw:polygon>
        <draw:polygon draw:style-name="gr6" draw:text-style-name="P3" draw:layer="layout" svg:width="0.026cm" svg:height="0.027cm" svg:x="5.839cm" svg:y="1.553cm" svg:viewBox="0 0 27 28" draw:points="0,0 27,0 27,28 0,28">
          <text:p/>
        </draw:polygon>
        <draw:polygon draw:style-name="gr6" draw:text-style-name="P3" draw:layer="layout" svg:width="0.026cm" svg:height="0.027cm" svg:x="5.839cm" svg:y="1.58cm" svg:viewBox="0 0 27 28" draw:points="0,0 27,0 27,28 0,28">
          <text:p/>
        </draw:polygon>
        <draw:polygon draw:style-name="gr6" draw:text-style-name="P3" draw:layer="layout" svg:width="0.026cm" svg:height="0.027cm" svg:x="5.839cm" svg:y="1.607cm" svg:viewBox="0 0 27 28" draw:points="0,0 27,0 27,28 0,28">
          <text:p/>
        </draw:polygon>
        <draw:polygon draw:style-name="gr6" draw:text-style-name="P3" draw:layer="layout" svg:width="0.026cm" svg:height="0.027cm" svg:x="5.839cm" svg:y="1.634cm" svg:viewBox="0 0 27 28" draw:points="0,0 27,0 27,28 0,28">
          <text:p/>
        </draw:polygon>
        <draw:polygon draw:style-name="gr6" draw:text-style-name="P3" draw:layer="layout" svg:width="0.026cm" svg:height="0.027cm" svg:x="5.839cm" svg:y="1.662cm" svg:viewBox="0 0 27 28" draw:points="0,0 27,0 27,28 3,28 0,23">
          <text:p/>
        </draw:polygon>
        <draw:polygon draw:style-name="gr6" draw:text-style-name="P3" draw:layer="layout" svg:width="0.022cm" svg:height="0.027cm" svg:x="5.842cm" svg:y="1.689cm" svg:viewBox="0 0 23 28" draw:points="0,0 23,0 23,28 22,28">
          <text:p/>
        </draw:polygon>
        <draw:polygon draw:style-name="gr6" draw:text-style-name="P3" draw:layer="layout" svg:width="0.017cm" svg:height="0.022cm" svg:x="5.848cm" svg:y="2.076cm" svg:viewBox="0 0 18 23" draw:points="18,0 18,23 0,23">
          <text:p/>
        </draw:polygon>
        <draw:polygon draw:style-name="gr6" draw:text-style-name="P3" draw:layer="layout" svg:width="0.026cm" svg:height="0.027cm" svg:x="5.839cm" svg:y="2.099cm" svg:viewBox="0 0 27 28" draw:points="10,0 27,0 27,28 0,28 0,9">
          <text:p/>
        </draw:polygon>
        <draw:polygon draw:style-name="gr6" draw:text-style-name="P3" draw:layer="layout" svg:width="0.026cm" svg:height="0.027cm" svg:x="5.839cm" svg:y="2.126cm" svg:viewBox="0 0 27 28" draw:points="0,0 27,0 27,28 0,28">
          <text:p/>
        </draw:polygon>
        <draw:polygon draw:style-name="gr6" draw:text-style-name="P3" draw:layer="layout" svg:width="0.026cm" svg:height="0.027cm" svg:x="5.839cm" svg:y="2.153cm" svg:viewBox="0 0 27 28" draw:points="0,0 27,0 27,28 0,28">
          <text:p/>
        </draw:polygon>
        <draw:polygon draw:style-name="gr6" draw:text-style-name="P3" draw:layer="layout" svg:width="0.026cm" svg:height="0.027cm" svg:x="5.839cm" svg:y="2.181cm" svg:viewBox="0 0 27 28" draw:points="0,0 27,0 27,28 0,28">
          <text:p/>
        </draw:polygon>
        <draw:polygon draw:style-name="gr6" draw:text-style-name="P3" draw:layer="layout" svg:width="0.026cm" svg:height="0.027cm" svg:x="5.839cm" svg:y="2.208cm" svg:viewBox="0 0 27 28" draw:points="0,0 27,0 27,28 0,28">
          <text:p/>
        </draw:polygon>
        <draw:polygon draw:style-name="gr6" draw:text-style-name="P3" draw:layer="layout" svg:width="0.026cm" svg:height="0.027cm" svg:x="5.839cm" svg:y="2.235cm" svg:viewBox="0 0 27 28" draw:points="0,0 27,0 27,28 0,28">
          <text:p/>
        </draw:polygon>
        <draw:polygon draw:style-name="gr6" draw:text-style-name="P3" draw:layer="layout" svg:width="0.026cm" svg:height="0.027cm" svg:x="6.06cm" svg:y="2.265cm" svg:viewBox="0 0 27 28" draw:points="0,0 27,0 27,28 0,28">
          <text:p/>
        </draw:polygon>
        <draw:polygon draw:style-name="gr6" draw:text-style-name="P3" draw:layer="layout" svg:width="0.026cm" svg:height="0.027cm" svg:x="5.855cm" svg:y="1.374cm" svg:viewBox="0 0 27 28" draw:points="0,0 27,0 27,28 0,28">
          <text:p/>
        </draw:polygon>
        <draw:polygon draw:style-name="gr6" draw:text-style-name="P3" draw:layer="layout" svg:width="0.026cm" svg:height="0.027cm" svg:x="6.269cm" svg:y="1.434cm" svg:viewBox="0 0 27 28" draw:points="0,0 27,0 27,28 0,28">
          <text:p/>
        </draw:polygon>
        <draw:polygon draw:style-name="gr6" draw:text-style-name="P3" draw:layer="layout" svg:width="0.026cm" svg:height="0.027cm" svg:x="5.879cm" svg:y="1.544cm" svg:viewBox="0 0 27 28" draw:points="0,0 27,0 27,28 0,28">
          <text:p/>
        </draw:polygon>
        <draw:polygon draw:style-name="gr6" draw:text-style-name="P3" draw:layer="layout" svg:width="0.026cm" svg:height="0.027cm" svg:x="5.865cm" svg:y="1.58cm" svg:viewBox="0 0 27 28" draw:points="0,0 27,0 27,28 0,28">
          <text:p/>
        </draw:polygon>
        <draw:polygon draw:style-name="gr6" draw:text-style-name="P3" draw:layer="layout" svg:width="0.026cm" svg:height="0.027cm" svg:x="5.865cm" svg:y="1.607cm" svg:viewBox="0 0 27 28" draw:points="0,0 27,0 27,28 0,28">
          <text:p/>
        </draw:polygon>
        <draw:polygon draw:style-name="gr6" draw:text-style-name="P3" draw:layer="layout" svg:width="0.026cm" svg:height="0.027cm" svg:x="5.865cm" svg:y="1.634cm" svg:viewBox="0 0 27 28" draw:points="0,0 27,0 27,28 0,28">
          <text:p/>
        </draw:polygon>
        <draw:polygon draw:style-name="gr6" draw:text-style-name="P3" draw:layer="layout" svg:width="0.026cm" svg:height="0.027cm" svg:x="5.865cm" svg:y="1.662cm" svg:viewBox="0 0 27 28" draw:points="0,0 27,0 27,28 0,28">
          <text:p/>
        </draw:polygon>
        <draw:polygon draw:style-name="gr6" draw:text-style-name="P3" draw:layer="layout" svg:width="0.026cm" svg:height="0.027cm" svg:x="5.865cm" svg:y="1.689cm" svg:viewBox="0 0 27 28" draw:points="0,0 27,0 27,28 0,28">
          <text:p/>
        </draw:polygon>
        <draw:polygon draw:style-name="gr6" draw:text-style-name="P3" draw:layer="layout" svg:width="0.026cm" svg:height="0.027cm" svg:x="5.865cm" svg:y="1.717cm" svg:viewBox="0 0 27 28" draw:points="0,0 27,0 27,28 18,28 0,2">
          <text:p/>
        </draw:polygon>
        <draw:polygon draw:style-name="gr6" draw:text-style-name="P3" draw:layer="layout" svg:width="0.009cm" svg:height="0.018cm" svg:x="5.882cm" svg:y="1.744cm" svg:viewBox="0 0 10 19" draw:points="0,0 10,0 10,19">
          <text:p/>
        </draw:polygon>
        <draw:polygon draw:style-name="gr6" draw:text-style-name="P3" draw:layer="layout" svg:width="0.006cm" svg:height="0.011cm" svg:x="5.885cm" svg:y="2.033cm" svg:viewBox="0 0 7 12" draw:points="7,0 7,12 0,12">
          <text:p/>
        </draw:polygon>
        <draw:polygon draw:style-name="gr6" draw:text-style-name="P3" draw:layer="layout" svg:width="0.023cm" svg:height="0.027cm" svg:x="5.868cm" svg:y="2.044cm" svg:viewBox="0 0 24 28" draw:points="17,0 24,0 24,28 0,28">
          <text:p/>
        </draw:polygon>
        <draw:polygon draw:style-name="gr6" draw:text-style-name="P3" draw:layer="layout" svg:width="0.026cm" svg:height="0.028cm" svg:x="5.865cm" svg:y="2.071cm" svg:viewBox="0 0 27 29" draw:points="3,0 27,0 27,29 0,29 0,6">
          <text:p/>
        </draw:polygon>
        <draw:polygon draw:style-name="gr6" draw:text-style-name="P3" draw:layer="layout" svg:width="0.026cm" svg:height="0.027cm" svg:x="5.865cm" svg:y="2.099cm" svg:viewBox="0 0 27 28" draw:points="0,0 27,0 27,28 0,28">
          <text:p/>
        </draw:polygon>
        <draw:polygon draw:style-name="gr6" draw:text-style-name="P3" draw:layer="layout" svg:width="0.026cm" svg:height="0.027cm" svg:x="5.865cm" svg:y="2.126cm" svg:viewBox="0 0 27 28" draw:points="0,0 27,0 27,28 0,28">
          <text:p/>
        </draw:polygon>
        <draw:polygon draw:style-name="gr6" draw:text-style-name="P3" draw:layer="layout" svg:width="0.026cm" svg:height="0.027cm" svg:x="5.865cm" svg:y="2.153cm" svg:viewBox="0 0 27 28" draw:points="0,0 27,0 27,28 0,28">
          <text:p/>
        </draw:polygon>
        <draw:polygon draw:style-name="gr6" draw:text-style-name="P3" draw:layer="layout" svg:width="0.026cm" svg:height="0.027cm" svg:x="5.865cm" svg:y="2.181cm" svg:viewBox="0 0 27 28" draw:points="0,0 27,0 27,28 0,28">
          <text:p/>
        </draw:polygon>
        <draw:polygon draw:style-name="gr6" draw:text-style-name="P3" draw:layer="layout" svg:width="0.026cm" svg:height="0.027cm" svg:x="5.865cm" svg:y="2.208cm" svg:viewBox="0 0 27 28" draw:points="0,0 27,0 27,28 0,28">
          <text:p/>
        </draw:polygon>
        <draw:polygon draw:style-name="gr6" draw:text-style-name="P3" draw:layer="layout" svg:width="0.026cm" svg:height="0.027cm" svg:x="6.133cm" svg:y="2.245cm" svg:viewBox="0 0 27 28" draw:points="0,0 27,0 27,28 0,28">
          <text:p/>
        </draw:polygon>
        <draw:polygon draw:style-name="gr6" draw:text-style-name="P3" draw:layer="layout" svg:width="0.026cm" svg:height="0.027cm" svg:x="6.41cm" svg:y="2.178cm" svg:viewBox="0 0 27 28" draw:points="0,0 27,0 27,28 0,28">
          <text:p/>
        </draw:polygon>
        <draw:polygon draw:style-name="gr6" draw:text-style-name="P3" draw:layer="layout" svg:width="0.026cm" svg:height="0.027cm" svg:x="6.301cm" svg:y="1.518cm" svg:viewBox="0 0 27 28" draw:points="0,0 27,0 27,28 0,28">
          <text:p/>
        </draw:polygon>
        <draw:polygon draw:style-name="gr6" draw:text-style-name="P3" draw:layer="layout" svg:width="0.026cm" svg:height="0.027cm" svg:x="5.901cm" svg:y="1.334cm" svg:viewBox="0 0 27 28" draw:points="0,0 27,0 27,28 0,28">
          <text:p/>
        </draw:polygon>
        <draw:polygon draw:style-name="gr6" draw:text-style-name="P3" draw:layer="layout" svg:width="0.026cm" svg:height="0.027cm" svg:x="5.891cm" svg:y="1.58cm" svg:viewBox="0 0 27 28" draw:points="0,0 27,0 27,28 0,28">
          <text:p/>
        </draw:polygon>
        <draw:polygon draw:style-name="gr6" draw:text-style-name="P3" draw:layer="layout" svg:width="0.026cm" svg:height="0.027cm" svg:x="5.891cm" svg:y="1.607cm" svg:viewBox="0 0 27 28" draw:points="0,0 27,0 27,28 0,28">
          <text:p/>
        </draw:polygon>
        <draw:polygon draw:style-name="gr6" draw:text-style-name="P3" draw:layer="layout" svg:width="0.026cm" svg:height="0.027cm" svg:x="5.891cm" svg:y="1.634cm" svg:viewBox="0 0 27 28" draw:points="0,0 27,0 27,28 0,28">
          <text:p/>
        </draw:polygon>
        <draw:polygon draw:style-name="gr6" draw:text-style-name="P3" draw:layer="layout" svg:width="0.026cm" svg:height="0.027cm" svg:x="5.891cm" svg:y="1.662cm" svg:viewBox="0 0 27 28" draw:points="0,0 27,0 27,28 0,28">
          <text:p/>
        </draw:polygon>
        <draw:polygon draw:style-name="gr6" draw:text-style-name="P3" draw:layer="layout" svg:width="0.026cm" svg:height="0.027cm" svg:x="5.891cm" svg:y="1.689cm" svg:viewBox="0 0 27 28" draw:points="0,0 27,0 27,28 0,28">
          <text:p/>
        </draw:polygon>
        <draw:polygon draw:style-name="gr6" draw:text-style-name="P3" draw:layer="layout" svg:width="0.026cm" svg:height="0.027cm" svg:x="5.891cm" svg:y="1.717cm" svg:viewBox="0 0 27 28" draw:points="0,0 27,0 27,28 0,28">
          <text:p/>
        </draw:polygon>
        <draw:polygon draw:style-name="gr6" draw:text-style-name="P3" draw:layer="layout" svg:width="0.026cm" svg:height="0.027cm" svg:x="5.891cm" svg:y="1.744cm" svg:viewBox="0 0 27 28" draw:points="0,0 27,0 27,28 4,28 0,20">
          <text:p/>
        </draw:polygon>
        <draw:polygon draw:style-name="gr6" draw:text-style-name="P3" draw:layer="layout" svg:width="0.021cm" svg:height="0.027cm" svg:x="5.896cm" svg:y="1.771cm" svg:viewBox="0 0 22 28" draw:points="0,0 22,0 22,28 10,28">
          <text:p/>
        </draw:polygon>
        <draw:polygon draw:style-name="gr6" draw:text-style-name="P3" draw:layer="layout" svg:width="0.011cm" svg:height="0.027cm" svg:x="5.906cm" svg:y="1.798cm" svg:viewBox="0 0 12 28" draw:points="0,0 12,0 12,28 8,28">
          <text:p/>
        </draw:polygon>
        <draw:polygon draw:style-name="gr6" draw:text-style-name="P3" draw:layer="layout" svg:width="0.009cm" svg:height="0.027cm" svg:x="5.908cm" svg:y="1.962cm" svg:viewBox="0 0 10 28" draw:points="9,0 10,28 0,28">
          <text:p/>
        </draw:polygon>
        <draw:polygon draw:style-name="gr6" draw:text-style-name="P3" draw:layer="layout" svg:width="0.019cm" svg:height="0.027cm" svg:x="5.898cm" svg:y="1.99cm" svg:viewBox="0 0 20 28" draw:points="11,0 20,0 20,28 0,28">
          <text:p/>
        </draw:polygon>
        <draw:polygon draw:style-name="gr6" draw:text-style-name="P3" draw:layer="layout" svg:width="0.026cm" svg:height="0.027cm" svg:x="5.891cm" svg:y="2.017cm" svg:viewBox="0 0 27 28" draw:points="8,0 27,0 27,28 0,28 0,16">
          <text:p/>
        </draw:polygon>
        <draw:polygon draw:style-name="gr6" draw:text-style-name="P3" draw:layer="layout" svg:width="0.026cm" svg:height="0.027cm" svg:x="5.891cm" svg:y="2.044cm" svg:viewBox="0 0 27 28" draw:points="0,0 27,0 27,28 0,28">
          <text:p/>
        </draw:polygon>
        <draw:polygon draw:style-name="gr6" draw:text-style-name="P3" draw:layer="layout" svg:width="0.026cm" svg:height="0.027cm" svg:x="5.891cm" svg:y="2.071cm" svg:viewBox="0 0 27 28" draw:points="0,0 27,0 27,28 0,28">
          <text:p/>
        </draw:polygon>
        <draw:polygon draw:style-name="gr6" draw:text-style-name="P3" draw:layer="layout" svg:width="0.026cm" svg:height="0.027cm" svg:x="5.891cm" svg:y="2.099cm" svg:viewBox="0 0 27 28" draw:points="0,0 27,0 27,28 0,28">
          <text:p/>
        </draw:polygon>
        <draw:polygon draw:style-name="gr6" draw:text-style-name="P3" draw:layer="layout" svg:width="0.026cm" svg:height="0.027cm" svg:x="5.891cm" svg:y="2.126cm" svg:viewBox="0 0 27 28" draw:points="0,0 27,0 27,28 0,28">
          <text:p/>
        </draw:polygon>
        <draw:polygon draw:style-name="gr6" draw:text-style-name="P3" draw:layer="layout" svg:width="0.026cm" svg:height="0.027cm" svg:x="5.891cm" svg:y="2.153cm" svg:viewBox="0 0 27 28" draw:points="0,0 27,0 27,28 0,28">
          <text:p/>
        </draw:polygon>
        <draw:polygon draw:style-name="gr6" draw:text-style-name="P3" draw:layer="layout" svg:width="0.026cm" svg:height="0.027cm" svg:x="5.891cm" svg:y="2.181cm" svg:viewBox="0 0 27 28" draw:points="0,0 27,0 27,28 0,28">
          <text:p/>
        </draw:polygon>
        <draw:polygon draw:style-name="gr6" draw:text-style-name="P3" draw:layer="layout" svg:width="0.026cm" svg:height="0.027cm" svg:x="6.151cm" svg:y="2.196cm" svg:viewBox="0 0 27 28" draw:points="0,0 27,0 27,28 0,28">
          <text:p/>
        </draw:polygon>
        <draw:polygon draw:style-name="gr6" draw:text-style-name="P3" draw:layer="layout" svg:width="0.026cm" svg:height="0.027cm" svg:x="6.131cm" svg:y="2.302cm" svg:viewBox="0 0 27 28" draw:points="0,0 27,0 27,28 0,28">
          <text:p/>
        </draw:polygon>
        <draw:polygon draw:style-name="gr6" draw:text-style-name="P3" draw:layer="layout" svg:width="0.026cm" svg:height="0.027cm" svg:x="6.167cm" svg:y="1.418cm" svg:viewBox="0 0 27 28" draw:points="0,0 27,0 27,28 0,28">
          <text:p/>
        </draw:polygon>
        <draw:polygon draw:style-name="gr6" draw:text-style-name="P3" draw:layer="layout" svg:width="0.026cm" svg:height="0.027cm" svg:x="6.11cm" svg:y="1.429cm" svg:viewBox="0 0 27 28" draw:points="0,0 27,0 27,28 0,28">
          <text:p/>
        </draw:polygon>
        <draw:polygon draw:style-name="gr6" draw:text-style-name="P3" draw:layer="layout" svg:width="0.026cm" svg:height="0.027cm" svg:x="5.955cm" svg:y="1.607cm" svg:viewBox="0 0 27 28" draw:points="0,0 27,0 27,28 0,28">
          <text:p/>
        </draw:polygon>
        <draw:polygon draw:style-name="gr6" draw:text-style-name="P3" draw:layer="layout" svg:width="0.026cm" svg:height="0.027cm" svg:x="5.917cm" svg:y="1.634cm" svg:viewBox="0 0 27 28" draw:points="0,0 27,0 27,28 0,28">
          <text:p/>
        </draw:polygon>
        <draw:polygon draw:style-name="gr6" draw:text-style-name="P3" draw:layer="layout" svg:width="0.026cm" svg:height="0.027cm" svg:x="5.917cm" svg:y="1.662cm" svg:viewBox="0 0 27 28" draw:points="0,0 27,0 27,28 0,28">
          <text:p/>
        </draw:polygon>
        <draw:polygon draw:style-name="gr6" draw:text-style-name="P3" draw:layer="layout" svg:width="0.026cm" svg:height="0.027cm" svg:x="5.917cm" svg:y="1.689cm" svg:viewBox="0 0 27 28" draw:points="0,0 27,0 27,28 0,28">
          <text:p/>
        </draw:polygon>
        <draw:polygon draw:style-name="gr6" draw:text-style-name="P3" draw:layer="layout" svg:width="0.026cm" svg:height="0.027cm" svg:x="5.917cm" svg:y="1.717cm" svg:viewBox="0 0 27 28" draw:points="0,0 27,0 27,28 0,28">
          <text:p/>
        </draw:polygon>
        <draw:polygon draw:style-name="gr6" draw:text-style-name="P3" draw:layer="layout" svg:width="0.026cm" svg:height="0.027cm" svg:x="5.917cm" svg:y="1.744cm" svg:viewBox="0 0 27 28" draw:points="0,0 27,0 27,28 0,28">
          <text:p/>
        </draw:polygon>
        <draw:polygon draw:style-name="gr6" draw:text-style-name="P3" draw:layer="layout" svg:width="0.026cm" svg:height="0.027cm" svg:x="5.917cm" svg:y="1.771cm" svg:viewBox="0 0 27 28" draw:points="0,0 27,0 27,28 0,28">
          <text:p/>
        </draw:polygon>
        <draw:polygon draw:style-name="gr6" draw:text-style-name="P3" draw:layer="layout" svg:width="0.026cm" svg:height="0.027cm" svg:x="5.917cm" svg:y="1.798cm" svg:viewBox="0 0 27 28" draw:points="0,0 27,0 27,28 0,28">
          <text:p/>
        </draw:polygon>
        <draw:path draw:style-name="gr6" draw:text-style-name="P3" draw:layer="layout" svg:width="0.029cm" svg:height="0.027cm" svg:x="5.914cm" svg:y="1.826cm" svg:viewBox="0 0 30 28" svg:d="M0 0h30v28h-26c0-9-2-19-4-28z">
          <text:p/>
        </draw:path>
        <draw:polygon draw:style-name="gr6" draw:text-style-name="P3" draw:layer="layout" svg:width="0.024cm" svg:height="0.027cm" svg:x="5.918cm" svg:y="1.853cm" svg:viewBox="0 0 25 28" draw:points="0,0 25,0 25,28 3,28">
          <text:p/>
        </draw:polygon>
        <draw:polygon draw:style-name="gr6" draw:text-style-name="P3" draw:layer="layout" svg:width="0.022cm" svg:height="0.027cm" svg:x="5.921cm" svg:y="1.88cm" svg:viewBox="0 0 23 28" draw:points="0,0 23,0 23,28 0,28">
          <text:p/>
        </draw:polygon>
        <draw:polygon draw:style-name="gr6" draw:text-style-name="P3" draw:layer="layout" svg:width="0.023cm" svg:height="0.027cm" svg:x="5.92cm" svg:y="1.908cm" svg:viewBox="0 0 24 28" draw:points="1,0 24,0 24,28 0,28">
          <text:p/>
        </draw:polygon>
        <draw:polygon draw:style-name="gr6" draw:text-style-name="P3" draw:layer="layout" svg:width="0.027cm" svg:height="0.027cm" svg:x="5.915cm" svg:y="1.935cm" svg:viewBox="0 0 28 28" draw:points="4,0 28,0 28,28 1,28 0,26">
          <text:p/>
        </draw:polygon>
        <draw:polygon draw:style-name="gr6" draw:text-style-name="P3" draw:layer="layout" svg:width="0.026cm" svg:height="0.027cm" svg:x="5.917cm" svg:y="1.962cm" svg:viewBox="0 0 27 28" draw:points="0,0 27,0 27,28 0,28">
          <text:p/>
        </draw:polygon>
        <draw:polygon draw:style-name="gr6" draw:text-style-name="P3" draw:layer="layout" svg:width="0.026cm" svg:height="0.027cm" svg:x="5.917cm" svg:y="1.99cm" svg:viewBox="0 0 27 28" draw:points="0,0 27,0 27,28 0,28">
          <text:p/>
        </draw:polygon>
        <draw:polygon draw:style-name="gr6" draw:text-style-name="P3" draw:layer="layout" svg:width="0.026cm" svg:height="0.027cm" svg:x="5.917cm" svg:y="2.017cm" svg:viewBox="0 0 27 28" draw:points="0,0 27,0 27,28 0,28">
          <text:p/>
        </draw:polygon>
        <draw:polygon draw:style-name="gr6" draw:text-style-name="P3" draw:layer="layout" svg:width="0.026cm" svg:height="0.027cm" svg:x="5.917cm" svg:y="2.044cm" svg:viewBox="0 0 27 28" draw:points="0,0 27,0 27,28 0,28">
          <text:p/>
        </draw:polygon>
        <draw:polygon draw:style-name="gr6" draw:text-style-name="P3" draw:layer="layout" svg:width="0.026cm" svg:height="0.027cm" svg:x="5.917cm" svg:y="2.071cm" svg:viewBox="0 0 27 28" draw:points="0,0 27,0 27,28 0,28">
          <text:p/>
        </draw:polygon>
        <draw:polygon draw:style-name="gr6" draw:text-style-name="P3" draw:layer="layout" svg:width="0.026cm" svg:height="0.027cm" svg:x="5.917cm" svg:y="2.099cm" svg:viewBox="0 0 27 28" draw:points="0,0 27,0 27,28 0,28">
          <text:p/>
        </draw:polygon>
        <draw:polygon draw:style-name="gr6" draw:text-style-name="P3" draw:layer="layout" svg:width="0.026cm" svg:height="0.027cm" svg:x="5.917cm" svg:y="2.126cm" svg:viewBox="0 0 27 28" draw:points="0,0 27,0 27,28 0,28">
          <text:p/>
        </draw:polygon>
        <draw:polygon draw:style-name="gr6" draw:text-style-name="P3" draw:layer="layout" svg:width="0.026cm" svg:height="0.027cm" svg:x="5.917cm" svg:y="2.153cm" svg:viewBox="0 0 27 28" draw:points="0,0 27,0 27,28 0,28">
          <text:p/>
        </draw:polygon>
        <draw:polygon draw:style-name="gr6" draw:text-style-name="P3" draw:layer="layout" svg:width="0.026cm" svg:height="0.027cm" svg:x="6.06cm" svg:y="2.101cm" svg:viewBox="0 0 27 28" draw:points="0,0 27,0 27,28 0,28">
          <text:p/>
        </draw:polygon>
        <draw:polygon draw:style-name="gr6" draw:text-style-name="P3" draw:layer="layout" svg:width="0.026cm" svg:height="0.027cm" svg:x="6.095cm" svg:y="2.069cm" svg:viewBox="0 0 27 28" draw:points="0,0 27,0 27,28 0,28">
          <text:p/>
        </draw:polygon>
        <draw:polygon draw:style-name="gr6" draw:text-style-name="P3" draw:layer="layout" svg:width="0.026cm" svg:height="0.027cm" svg:x="5.925cm" svg:y="1.505cm" svg:viewBox="0 0 27 28" draw:points="0,0 27,0 27,28 0,28">
          <text:p/>
        </draw:polygon>
        <draw:polygon draw:style-name="gr6" draw:text-style-name="P3" draw:layer="layout" svg:width="0.026cm" svg:height="0.027cm" svg:x="6.156cm" svg:y="1.538cm" svg:viewBox="0 0 27 28" draw:points="0,0 27,0 27,28 0,28">
          <text:p/>
        </draw:polygon>
        <draw:polygon draw:style-name="gr6" draw:text-style-name="P3" draw:layer="layout" svg:width="0.026cm" svg:height="0.027cm" svg:x="5.97cm" svg:y="1.555cm" svg:viewBox="0 0 27 28" draw:points="0,0 27,0 27,28 0,28">
          <text:p/>
        </draw:polygon>
        <draw:polygon draw:style-name="gr6" draw:text-style-name="P3" draw:layer="layout" svg:width="0.026cm" svg:height="0.027cm" svg:x="5.943cm" svg:y="1.662cm" svg:viewBox="0 0 27 28" draw:points="0,0 27,0 27,28 0,28">
          <text:p/>
        </draw:polygon>
        <draw:polygon draw:style-name="gr6" draw:text-style-name="P3" draw:layer="layout" svg:width="0.026cm" svg:height="0.027cm" svg:x="5.943cm" svg:y="1.689cm" svg:viewBox="0 0 27 28" draw:points="0,0 27,0 27,28 0,28">
          <text:p/>
        </draw:polygon>
        <draw:polygon draw:style-name="gr6" draw:text-style-name="P3" draw:layer="layout" svg:width="0.026cm" svg:height="0.027cm" svg:x="5.943cm" svg:y="1.717cm" svg:viewBox="0 0 27 28" draw:points="0,0 27,0 27,28 0,28">
          <text:p/>
        </draw:polygon>
        <draw:polygon draw:style-name="gr6" draw:text-style-name="P3" draw:layer="layout" svg:width="0.026cm" svg:height="0.027cm" svg:x="5.943cm" svg:y="1.744cm" svg:viewBox="0 0 27 28" draw:points="0,0 27,0 27,28 0,28">
          <text:p/>
        </draw:polygon>
        <draw:polygon draw:style-name="gr6" draw:text-style-name="P3" draw:layer="layout" svg:width="0.026cm" svg:height="0.027cm" svg:x="5.943cm" svg:y="1.771cm" svg:viewBox="0 0 27 28" draw:points="0,0 27,0 27,28 0,28">
          <text:p/>
        </draw:polygon>
        <draw:polygon draw:style-name="gr6" draw:text-style-name="P3" draw:layer="layout" svg:width="0.026cm" svg:height="0.027cm" svg:x="5.943cm" svg:y="1.798cm" svg:viewBox="0 0 27 28" draw:points="0,0 27,0 27,28 0,28">
          <text:p/>
        </draw:polygon>
        <draw:polygon draw:style-name="gr6" draw:text-style-name="P3" draw:layer="layout" svg:width="0.026cm" svg:height="0.027cm" svg:x="5.943cm" svg:y="1.826cm" svg:viewBox="0 0 27 28" draw:points="0,0 27,0 27,28 0,28">
          <text:p/>
        </draw:polygon>
        <draw:polygon draw:style-name="gr6" draw:text-style-name="P3" draw:layer="layout" svg:width="0.026cm" svg:height="0.027cm" svg:x="5.943cm" svg:y="1.853cm" svg:viewBox="0 0 27 28" draw:points="0,0 27,0 27,28 0,28">
          <text:p/>
        </draw:polygon>
        <draw:polygon draw:style-name="gr6" draw:text-style-name="P3" draw:layer="layout" svg:width="0.026cm" svg:height="0.027cm" svg:x="5.943cm" svg:y="1.88cm" svg:viewBox="0 0 27 28" draw:points="0,0 27,0 27,28 0,28">
          <text:p/>
        </draw:polygon>
        <draw:polygon draw:style-name="gr6" draw:text-style-name="P3" draw:layer="layout" svg:width="0.026cm" svg:height="0.027cm" svg:x="5.943cm" svg:y="1.908cm" svg:viewBox="0 0 27 28" draw:points="0,0 27,0 27,28 0,28">
          <text:p/>
        </draw:polygon>
        <draw:polygon draw:style-name="gr6" draw:text-style-name="P3" draw:layer="layout" svg:width="0.026cm" svg:height="0.027cm" svg:x="5.943cm" svg:y="1.935cm" svg:viewBox="0 0 27 28" draw:points="0,0 27,0 27,28 0,28">
          <text:p/>
        </draw:polygon>
        <draw:polygon draw:style-name="gr6" draw:text-style-name="P3" draw:layer="layout" svg:width="0.026cm" svg:height="0.027cm" svg:x="5.943cm" svg:y="1.962cm" svg:viewBox="0 0 27 28" draw:points="0,0 27,0 27,28 0,28">
          <text:p/>
        </draw:polygon>
        <draw:polygon draw:style-name="gr6" draw:text-style-name="P3" draw:layer="layout" svg:width="0.026cm" svg:height="0.027cm" svg:x="5.943cm" svg:y="1.99cm" svg:viewBox="0 0 27 28" draw:points="0,0 27,0 27,28 0,28">
          <text:p/>
        </draw:polygon>
        <draw:polygon draw:style-name="gr6" draw:text-style-name="P3" draw:layer="layout" svg:width="0.026cm" svg:height="0.027cm" svg:x="5.943cm" svg:y="2.017cm" svg:viewBox="0 0 27 28" draw:points="0,0 27,0 27,28 0,28">
          <text:p/>
        </draw:polygon>
        <draw:polygon draw:style-name="gr6" draw:text-style-name="P3" draw:layer="layout" svg:width="0.026cm" svg:height="0.027cm" svg:x="5.943cm" svg:y="2.044cm" svg:viewBox="0 0 27 28" draw:points="0,0 27,0 27,28 0,28">
          <text:p/>
        </draw:polygon>
        <draw:polygon draw:style-name="gr6" draw:text-style-name="P3" draw:layer="layout" svg:width="0.026cm" svg:height="0.027cm" svg:x="6.014cm" svg:y="2.354cm" svg:viewBox="0 0 27 28" draw:points="0,0 27,0 27,28 0,28">
          <text:p/>
        </draw:polygon>
        <draw:polygon draw:style-name="gr6" draw:text-style-name="P3" draw:layer="layout" svg:width="0.026cm" svg:height="0.027cm" svg:x="5.943cm" svg:y="2.099cm" svg:viewBox="0 0 27 28" draw:points="0,0 27,0 27,28 0,28">
          <text:p/>
        </draw:polygon>
        <draw:polygon draw:style-name="gr6" draw:text-style-name="P3" draw:layer="layout" svg:width="0.026cm" svg:height="0.027cm" svg:x="5.943cm" svg:y="2.126cm" svg:viewBox="0 0 27 28" draw:points="0,0 27,0 27,28 0,28">
          <text:p/>
        </draw:polygon>
        <draw:polygon draw:style-name="gr6" draw:text-style-name="P3" draw:layer="layout" svg:width="0.026cm" svg:height="0.027cm" svg:x="6.138cm" svg:y="2.144cm" svg:viewBox="0 0 27 28" draw:points="0,0 27,0 27,28 0,28">
          <text:p/>
        </draw:polygon>
        <draw:polygon draw:style-name="gr6" draw:text-style-name="P3" draw:layer="layout" svg:width="0.026cm" svg:height="0.027cm" svg:x="5.898cm" svg:y="2.369cm" svg:viewBox="0 0 27 28" draw:points="0,0 27,0 27,28 0,28">
          <text:p/>
        </draw:polygon>
        <draw:polygon draw:style-name="gr6" draw:text-style-name="P3" draw:layer="layout" svg:width="0.026cm" svg:height="0.027cm" svg:x="6.094cm" svg:y="1.473cm" svg:viewBox="0 0 27 28" draw:points="0,0 27,0 27,28 0,28">
          <text:p/>
        </draw:polygon>
        <draw:polygon draw:style-name="gr6" draw:text-style-name="P3" draw:layer="layout" svg:width="0.026cm" svg:height="0.027cm" svg:x="5.956cm" svg:y="1.463cm" svg:viewBox="0 0 27 28" draw:points="0,0 27,0 27,28 0,28">
          <text:p/>
        </draw:polygon>
        <draw:polygon draw:style-name="gr6" draw:text-style-name="P3" draw:layer="layout" svg:width="0.026cm" svg:height="0.027cm" svg:x="6.058cm" svg:y="1.545cm" svg:viewBox="0 0 27 28" draw:points="0,0 27,0 27,28 0,28">
          <text:p/>
        </draw:polygon>
        <draw:polygon draw:style-name="gr6" draw:text-style-name="P3" draw:layer="layout" svg:width="0.026cm" svg:height="0.027cm" svg:x="6.023cm" svg:y="1.667cm" svg:viewBox="0 0 27 28" draw:points="0,0 27,0 27,28 0,28">
          <text:p/>
        </draw:polygon>
        <draw:polygon draw:style-name="gr6" draw:text-style-name="P3" draw:layer="layout" svg:width="0.026cm" svg:height="0.027cm" svg:x="6.043cm" svg:y="1.731cm" svg:viewBox="0 0 27 28" draw:points="0,0 27,0 27,28 0,28">
          <text:p/>
        </draw:polygon>
        <draw:polygon draw:style-name="gr6" draw:text-style-name="P3" draw:layer="layout" svg:width="0.026cm" svg:height="0.027cm" svg:x="5.977cm" svg:y="1.711cm" svg:viewBox="0 0 27 28" draw:points="0,0 27,0 27,28 0,28">
          <text:p/>
        </draw:polygon>
        <draw:polygon draw:style-name="gr6" draw:text-style-name="P3" draw:layer="layout" svg:width="0.026cm" svg:height="0.027cm" svg:x="5.968cm" svg:y="1.771cm" svg:viewBox="0 0 27 28" draw:points="0,0 27,0 27,28 0,28">
          <text:p/>
        </draw:polygon>
        <draw:polygon draw:style-name="gr6" draw:text-style-name="P3" draw:layer="layout" svg:width="0.026cm" svg:height="0.027cm" svg:x="6.01cm" svg:y="1.798cm" svg:viewBox="0 0 27 28" draw:points="0,0 27,0 27,28 0,28">
          <text:p/>
        </draw:polygon>
        <draw:polygon draw:style-name="gr6" draw:text-style-name="P3" draw:layer="layout" svg:width="0.026cm" svg:height="0.027cm" svg:x="5.968cm" svg:y="1.826cm" svg:viewBox="0 0 27 28" draw:points="0,0 27,0 27,28 0,28">
          <text:p/>
        </draw:polygon>
        <draw:polygon draw:style-name="gr6" draw:text-style-name="P3" draw:layer="layout" svg:width="0.026cm" svg:height="0.027cm" svg:x="6.03cm" svg:y="1.85cm" svg:viewBox="0 0 27 28" draw:points="0,0 27,0 27,28 0,28">
          <text:p/>
        </draw:polygon>
        <draw:polygon draw:style-name="gr6" draw:text-style-name="P3" draw:layer="layout" svg:width="0.026cm" svg:height="0.027cm" svg:x="5.968cm" svg:y="1.88cm" svg:viewBox="0 0 27 28" draw:points="0,0 27,0 27,28 0,28">
          <text:p/>
        </draw:polygon>
        <draw:polygon draw:style-name="gr6" draw:text-style-name="P3" draw:layer="layout" svg:width="0.026cm" svg:height="0.027cm" svg:x="5.968cm" svg:y="1.908cm" svg:viewBox="0 0 27 28" draw:points="0,0 27,0 27,28 0,28">
          <text:p/>
        </draw:polygon>
        <draw:polygon draw:style-name="gr6" draw:text-style-name="P3" draw:layer="layout" svg:width="0.026cm" svg:height="0.027cm" svg:x="5.968cm" svg:y="1.935cm" svg:viewBox="0 0 27 28" draw:points="0,0 27,0 27,28 0,28">
          <text:p/>
        </draw:polygon>
        <draw:polygon draw:style-name="gr6" draw:text-style-name="P3" draw:layer="layout" svg:width="0.026cm" svg:height="0.027cm" svg:x="5.968cm" svg:y="1.962cm" svg:viewBox="0 0 27 28" draw:points="0,0 27,0 27,28 0,28">
          <text:p/>
        </draw:polygon>
        <draw:polygon draw:style-name="gr6" draw:text-style-name="P3" draw:layer="layout" svg:width="0.026cm" svg:height="0.027cm" svg:x="5.968cm" svg:y="1.99cm" svg:viewBox="0 0 27 28" draw:points="0,0 27,0 27,28 0,28">
          <text:p/>
        </draw:polygon>
        <draw:polygon draw:style-name="gr6" draw:text-style-name="P3" draw:layer="layout" svg:width="0.026cm" svg:height="0.027cm" svg:x="5.968cm" svg:y="2.017cm" svg:viewBox="0 0 27 28" draw:points="0,0 27,0 27,28 0,28">
          <text:p/>
        </draw:polygon>
        <draw:polygon draw:style-name="gr6" draw:text-style-name="P3" draw:layer="layout" svg:width="0.026cm" svg:height="0.027cm" svg:x="5.968cm" svg:y="2.044cm" svg:viewBox="0 0 27 28" draw:points="0,0 27,0 27,28 0,28">
          <text:p/>
        </draw:polygon>
        <draw:polygon draw:style-name="gr6" draw:text-style-name="P3" draw:layer="layout" svg:width="0.026cm" svg:height="0.027cm" svg:x="5.99cm" svg:y="2.085cm" svg:viewBox="0 0 27 28" draw:points="0,0 27,0 27,28 0,28">
          <text:p/>
        </draw:polygon>
        <draw:polygon draw:style-name="gr6" draw:text-style-name="P3" draw:layer="layout" svg:width="0.026cm" svg:height="0.027cm" svg:x="6.109cm" svg:y="2.371cm" svg:viewBox="0 0 27 28" draw:points="0,0 27,0 27,28 0,28">
          <text:p/>
        </draw:polygon>
        <draw:polygon draw:style-name="gr6" draw:text-style-name="P3" draw:layer="layout" svg:width="0.026cm" svg:height="0.027cm" svg:x="6.231cm" svg:y="2.121cm" svg:viewBox="0 0 27 28" draw:points="0,0 27,0 27,28 0,28">
          <text:p/>
        </draw:polygon>
        <draw:polygon draw:style-name="gr6" draw:text-style-name="P3" draw:layer="layout" svg:width="0.026cm" svg:height="0.027cm" svg:x="6.4cm" svg:y="2.223cm" svg:viewBox="0 0 27 28" draw:points="0,0 27,0 27,28 0,28">
          <text:p/>
        </draw:polygon>
        <draw:polygon draw:style-name="gr6" draw:text-style-name="P3" draw:layer="layout" svg:width="0.026cm" svg:height="0.027cm" svg:x="6.193cm" svg:y="1.451cm" svg:viewBox="0 0 27 28" draw:points="0,0 27,0 27,28 0,28">
          <text:p/>
        </draw:polygon>
        <draw:polygon draw:style-name="gr6" draw:text-style-name="P3" draw:layer="layout" svg:width="0.026cm" svg:height="0.027cm" svg:x="6.198cm" svg:y="1.562cm" svg:viewBox="0 0 27 28" draw:points="0,0 27,0 27,28 0,28">
          <text:p/>
        </draw:polygon>
        <draw:polygon draw:style-name="gr6" draw:text-style-name="P3" draw:layer="layout" svg:width="0.026cm" svg:height="0.027cm" svg:x="6.089cm" svg:y="1.647cm" svg:viewBox="0 0 27 28" draw:points="0,0 27,0 27,28 0,28">
          <text:p/>
        </draw:polygon>
        <draw:polygon draw:style-name="gr6" draw:text-style-name="P3" draw:layer="layout" svg:width="0.026cm" svg:height="0.027cm" svg:x="6.146cm" svg:y="1.704cm" svg:viewBox="0 0 27 28" draw:points="0,0 27,0 27,28 0,28">
          <text:p/>
        </draw:polygon>
        <draw:polygon draw:style-name="gr6" draw:text-style-name="P3" draw:layer="layout" svg:width="0.026cm" svg:height="0.027cm" svg:x="6.069cm" svg:y="1.776cm" svg:viewBox="0 0 27 28" draw:points="0,0 27,0 27,28 0,28">
          <text:p/>
        </draw:polygon>
        <draw:polygon draw:style-name="gr6" draw:text-style-name="P3" draw:layer="layout" svg:width="0.026cm" svg:height="0.027cm" svg:x="6.057cm" svg:y="1.687cm" svg:viewBox="0 0 27 28" draw:points="0,0 27,0 27,28 0,28">
          <text:p/>
        </draw:polygon>
        <draw:polygon draw:style-name="gr6" draw:text-style-name="P3" draw:layer="layout" svg:width="0.026cm" svg:height="0.027cm" svg:x="6.007cm" svg:y="1.595cm" svg:viewBox="0 0 27 28" draw:points="0,0 27,0 27,28 0,28">
          <text:p/>
        </draw:polygon>
        <draw:polygon draw:style-name="gr6" draw:text-style-name="P3" draw:layer="layout" svg:width="0.026cm" svg:height="0.027cm" svg:x="6.111cm" svg:y="1.736cm" svg:viewBox="0 0 27 28" draw:points="0,0 27,0 27,28 0,28">
          <text:p/>
        </draw:polygon>
        <draw:polygon draw:style-name="gr6" draw:text-style-name="P3" draw:layer="layout" svg:width="0.026cm" svg:height="0.027cm" svg:x="6.151cm" svg:y="1.848cm" svg:viewBox="0 0 27 28" draw:points="0,0 27,0 27,28 0,28">
          <text:p/>
        </draw:polygon>
        <draw:polygon draw:style-name="gr6" draw:text-style-name="P3" draw:layer="layout" svg:width="0.026cm" svg:height="0.027cm" svg:x="6.005cm" svg:y="2.143cm" svg:viewBox="0 0 27 28" draw:points="0,0 27,0 27,28 0,28">
          <text:p/>
        </draw:polygon>
        <draw:polygon draw:style-name="gr6" draw:text-style-name="P3" draw:layer="layout" svg:width="0.026cm" svg:height="0.027cm" svg:x="6.084cm" svg:y="1.925cm" svg:viewBox="0 0 27 28" draw:points="0,0 27,0 27,28 0,28">
          <text:p/>
        </draw:polygon>
        <draw:polygon draw:style-name="gr6" draw:text-style-name="P3" draw:layer="layout" svg:width="0.026cm" svg:height="0.027cm" svg:x="5.994cm" svg:y="1.935cm" svg:viewBox="0 0 27 28" draw:points="0,0 27,0 27,28 0,28">
          <text:p/>
        </draw:polygon>
        <draw:polygon draw:style-name="gr6" draw:text-style-name="P3" draw:layer="layout" svg:width="0.026cm" svg:height="0.027cm" svg:x="6.086cm" svg:y="1.962cm" svg:viewBox="0 0 27 28" draw:points="0,0 27,0 27,28 0,28">
          <text:p/>
        </draw:polygon>
        <draw:polygon draw:style-name="gr6" draw:text-style-name="P3" draw:layer="layout" svg:width="0.026cm" svg:height="0.027cm" svg:x="5.994cm" svg:y="1.99cm" svg:viewBox="0 0 27 28" draw:points="0,0 27,0 27,28 0,28">
          <text:p/>
        </draw:polygon>
        <draw:polygon draw:style-name="gr6" draw:text-style-name="P3" draw:layer="layout" svg:width="0.026cm" svg:height="0.027cm" svg:x="6.22cm" svg:y="1.838cm" svg:viewBox="0 0 27 28" draw:points="0,0 27,0 27,28 0,28">
          <text:p/>
        </draw:polygon>
        <draw:polygon draw:style-name="gr6" draw:text-style-name="P3" draw:layer="layout" svg:width="0.026cm" svg:height="0.027cm" svg:x="5.994cm" svg:y="2.044cm" svg:viewBox="0 0 27 28" draw:points="0,0 27,0 27,28 0,28">
          <text:p/>
        </draw:polygon>
        <draw:polygon draw:style-name="gr6" draw:text-style-name="P3" draw:layer="layout" svg:width="0.026cm" svg:height="0.027cm" svg:x="6.261cm" svg:y="2.354cm" svg:viewBox="0 0 27 28" draw:points="0,0 27,0 27,28 0,28">
          <text:p/>
        </draw:polygon>
        <draw:polygon draw:style-name="gr6" draw:text-style-name="P3" draw:layer="layout" svg:width="0.026cm" svg:height="0.027cm" svg:x="6.146cm" svg:y="1.888cm" svg:viewBox="0 0 27 28" draw:points="0,0 27,0 27,28 0,28">
          <text:p/>
        </draw:polygon>
        <draw:polygon draw:style-name="gr6" draw:text-style-name="P3" draw:layer="layout" svg:width="0.026cm" svg:height="0.027cm" svg:x="6.448cm" svg:y="2.22cm" svg:viewBox="0 0 27 28" draw:points="0,0 27,0 27,28 0,28">
          <text:p/>
        </draw:polygon>
        <draw:polygon draw:style-name="gr6" draw:text-style-name="P3" draw:layer="layout" svg:width="0.026cm" svg:height="0.027cm" svg:x="6.261cm" svg:y="1.592cm" svg:viewBox="0 0 27 28" draw:points="0,0 27,0 27,28 0,28">
          <text:p/>
        </draw:polygon>
        <draw:polygon draw:style-name="gr6" draw:text-style-name="P3" draw:layer="layout" svg:width="0.026cm" svg:height="0.027cm" svg:x="6.105cm" svg:y="1.52cm" svg:viewBox="0 0 27 28" draw:points="0,0 27,0 27,28 0,28">
          <text:p/>
        </draw:polygon>
        <draw:polygon draw:style-name="gr6" draw:text-style-name="P3" draw:layer="layout" svg:width="0.026cm" svg:height="0.027cm" svg:x="6.231cm" svg:y="1.513cm" svg:viewBox="0 0 27 28" draw:points="0,0 27,0 27,28 0,28">
          <text:p/>
        </draw:polygon>
        <draw:polygon draw:style-name="gr6" draw:text-style-name="P3" draw:layer="layout" svg:width="0.026cm" svg:height="0.027cm" svg:x="5.966cm" svg:y="1.347cm" svg:viewBox="0 0 27 28" draw:points="0,0 27,0 27,28 0,28">
          <text:p/>
        </draw:polygon>
        <draw:polygon draw:style-name="gr6" draw:text-style-name="P3" draw:layer="layout" svg:width="0.026cm" svg:height="0.027cm" svg:x="6.127cm" svg:y="1.573cm" svg:viewBox="0 0 27 28" draw:points="0,0 27,0 27,28 0,28">
          <text:p/>
        </draw:polygon>
        <draw:polygon draw:style-name="gr6" draw:text-style-name="P3" draw:layer="layout" svg:width="0.026cm" svg:height="0.027cm" svg:x="6.09cm" svg:y="1.828cm" svg:viewBox="0 0 27 28" draw:points="0,0 27,0 27,28 0,28">
          <text:p/>
        </draw:polygon>
        <draw:polygon draw:style-name="gr6" draw:text-style-name="P3" draw:layer="layout" svg:width="0.026cm" svg:height="0.027cm" svg:x="6.229cm" svg:y="2.195cm" svg:viewBox="0 0 27 28" draw:points="0,0 27,0 27,28 0,28">
          <text:p/>
        </draw:polygon>
        <draw:polygon draw:style-name="gr6" draw:text-style-name="P3" draw:layer="layout" svg:width="0.026cm" svg:height="0.027cm" svg:x="5.805cm" svg:y="2.349cm" svg:viewBox="0 0 27 28" draw:points="0,0 27,0 27,28 0,28">
          <text:p/>
        </draw:polygon>
        <draw:polygon draw:style-name="gr6" draw:text-style-name="P3" draw:layer="layout" svg:width="0.026cm" svg:height="0.027cm" svg:x="6.092cm" svg:y="1.885cm" svg:viewBox="0 0 27 28" draw:points="0,0 27,0 27,28 0,28">
          <text:p/>
        </draw:polygon>
        <draw:polygon draw:style-name="gr6" draw:text-style-name="P3" draw:layer="layout" svg:width="0.026cm" svg:height="0.027cm" svg:x="6.137cm" svg:y="1.94cm" svg:viewBox="0 0 27 28" draw:points="0,0 27,0 27,28 0,28">
          <text:p/>
        </draw:polygon>
        <draw:polygon draw:style-name="gr6" draw:text-style-name="P3" draw:layer="layout" svg:width="0.026cm" svg:height="0.027cm" svg:x="6.117cm" svg:y="2.002cm" svg:viewBox="0 0 27 28" draw:points="0,0 27,0 27,28 0,28">
          <text:p/>
        </draw:polygon>
        <draw:polygon draw:style-name="gr6" draw:text-style-name="P3" draw:layer="layout" svg:width="0.026cm" svg:height="0.027cm" svg:x="6.095cm" svg:y="1.707cm" svg:viewBox="0 0 27 28" draw:points="0,0 27,0 27,28 0,28">
          <text:p/>
        </draw:polygon>
        <draw:polygon draw:style-name="gr6" draw:text-style-name="P3" draw:layer="layout" svg:width="0.026cm" svg:height="0.027cm" svg:x="6.139cm" svg:y="2.058cm" svg:viewBox="0 0 27 28" draw:points="0,0 27,0 27,28 0,28">
          <text:p/>
        </draw:polygon>
        <draw:polygon draw:style-name="gr6" draw:text-style-name="P3" draw:layer="layout" svg:width="0.026cm" svg:height="0.027cm" svg:x="6.192cm" svg:y="2.23cm" svg:viewBox="0 0 27 28" draw:points="0,0 27,0 27,28 0,28">
          <text:p/>
        </draw:polygon>
        <draw:polygon draw:style-name="gr6" draw:text-style-name="P3" draw:layer="layout" svg:width="0.026cm" svg:height="0.027cm" svg:x="6.201cm" svg:y="2.074cm" svg:viewBox="0 0 27 28" draw:points="0,0 27,0 27,28 0,28">
          <text:p/>
        </draw:polygon>
        <draw:polygon draw:style-name="gr6" draw:text-style-name="P3" draw:layer="layout" svg:width="0.026cm" svg:height="0.027cm" svg:x="6.168cm" svg:y="1.612cm" svg:viewBox="0 0 27 28" draw:points="0,0 27,0 27,28 0,28">
          <text:p/>
        </draw:polygon>
        <draw:polygon draw:style-name="gr6" draw:text-style-name="P3" draw:layer="layout" svg:width="0.026cm" svg:height="0.027cm" svg:x="6.267cm" svg:y="1.642cm" svg:viewBox="0 0 27 28" draw:points="0,0 27,0 27,28 0,28">
          <text:p/>
        </draw:polygon>
        <draw:polygon draw:style-name="gr6" draw:text-style-name="P3" draw:layer="layout" svg:width="0.026cm" svg:height="0.027cm" svg:x="6.215cm" svg:y="1.692cm" svg:viewBox="0 0 27 28" draw:points="0,0 27,0 27,28 0,28">
          <text:p/>
        </draw:polygon>
        <draw:polygon draw:style-name="gr6" draw:text-style-name="P3" draw:layer="layout" svg:width="0.026cm" svg:height="0.027cm" svg:x="6.175cm" svg:y="1.652cm" svg:viewBox="0 0 27 28" draw:points="0,0 27,0 27,28 0,28">
          <text:p/>
        </draw:polygon>
        <draw:polygon draw:style-name="gr6" draw:text-style-name="P3" draw:layer="layout" svg:width="0.026cm" svg:height="0.027cm" svg:x="6.193cm" svg:y="1.736cm" svg:viewBox="0 0 27 28" draw:points="0,0 27,0 27,28 0,28">
          <text:p/>
        </draw:polygon>
        <draw:polygon draw:style-name="gr6" draw:text-style-name="P3" draw:layer="layout" svg:width="0.026cm" svg:height="0.027cm" svg:x="6.146cm" svg:y="1.808cm" svg:viewBox="0 0 27 28" draw:points="0,0 27,0 27,28 0,28">
          <text:p/>
        </draw:polygon>
        <draw:polygon draw:style-name="gr6" draw:text-style-name="P3" draw:layer="layout" svg:width="0.026cm" svg:height="0.027cm" svg:x="6.364cm" svg:y="2.133cm" svg:viewBox="0 0 27 28" draw:points="0,0 27,0 27,28 0,28">
          <text:p/>
        </draw:polygon>
        <draw:polygon draw:style-name="gr6" draw:text-style-name="P3" draw:layer="layout" svg:width="0.026cm" svg:height="0.027cm" svg:x="6.173cm" svg:y="1.957cm" svg:viewBox="0 0 27 28" draw:points="0,0 27,0 27,28 0,28">
          <text:p/>
        </draw:polygon>
        <draw:polygon draw:style-name="gr6" draw:text-style-name="P3" draw:layer="layout" svg:width="0.026cm" svg:height="0.027cm" svg:x="6.371cm" svg:y="2.297cm" svg:viewBox="0 0 27 28" draw:points="0,0 27,0 27,28 0,28">
          <text:p/>
        </draw:polygon>
        <draw:polygon draw:style-name="gr6" draw:text-style-name="P3" draw:layer="layout" svg:width="0.026cm" svg:height="0.027cm" svg:x="6.307cm" svg:y="2.138cm" svg:viewBox="0 0 27 28" draw:points="0,0 27,0 27,28 0,28">
          <text:p/>
        </draw:polygon>
        <draw:polygon draw:style-name="gr6" draw:text-style-name="P3" draw:layer="layout" svg:width="0.026cm" svg:height="0.027cm" svg:x="6.178cm" svg:y="2.005cm" svg:viewBox="0 0 27 28" draw:points="0,0 27,0 27,28 0,28">
          <text:p/>
        </draw:polygon>
        <draw:polygon draw:style-name="gr6" draw:text-style-name="P3" draw:layer="layout" svg:width="0.026cm" svg:height="0.027cm" svg:x="4.357cm" svg:y="1.558cm" svg:viewBox="0 0 27 28" draw:points="0,0 27,0 27,28 0,28">
          <text:p/>
        </draw:polygon>
        <draw:polygon draw:style-name="gr6" draw:text-style-name="P3" draw:layer="layout" svg:width="0.026cm" svg:height="0.027cm" svg:x="4.357cm" svg:y="2.156cm" svg:viewBox="0 0 27 28" draw:points="0,0 27,0 27,28 0,28">
          <text:p/>
        </draw:polygon>
        <draw:polygon draw:style-name="gr6" draw:text-style-name="P3" draw:layer="layout" svg:width="0.026cm" svg:height="0.027cm" svg:x="4.357cm" svg:y="2.183cm" svg:viewBox="0 0 27 28" draw:points="0,0 27,0 27,28 0,28">
          <text:p/>
        </draw:polygon>
        <draw:polygon draw:style-name="gr6" draw:text-style-name="P3" draw:layer="layout" svg:width="0.026cm" svg:height="0.027cm" svg:x="4.357cm" svg:y="2.21cm" svg:viewBox="0 0 27 28" draw:points="0,0 27,0 27,28 0,28">
          <text:p/>
        </draw:polygon>
        <draw:polygon draw:style-name="gr6" draw:text-style-name="P3" draw:layer="layout" svg:width="0.026cm" svg:height="0.027cm" svg:x="4.357cm" svg:y="2.237cm" svg:viewBox="0 0 27 28" draw:points="0,0 27,0 27,28 0,28">
          <text:p/>
        </draw:polygon>
        <draw:polygon draw:style-name="gr6" draw:text-style-name="P3" draw:layer="layout" svg:width="0.026cm" svg:height="0.027cm" svg:x="4.357cm" svg:y="2.264cm" svg:viewBox="0 0 27 28" draw:points="0,0 27,0 27,28 0,28">
          <text:p/>
        </draw:polygon>
        <draw:polygon draw:style-name="gr6" draw:text-style-name="P3" draw:layer="layout" svg:width="0.026cm" svg:height="0.027cm" svg:x="4.357cm" svg:y="2.291cm" svg:viewBox="0 0 27 28" draw:points="0,0 27,0 27,28 0,28">
          <text:p/>
        </draw:polygon>
        <draw:polygon draw:style-name="gr6" draw:text-style-name="P3" draw:layer="layout" svg:width="0.026cm" svg:height="0.027cm" svg:x="4.348cm" svg:y="2.352cm" svg:viewBox="0 0 27 28" draw:points="0,0 27,0 27,28 0,28">
          <text:p/>
        </draw:polygon>
        <draw:polygon draw:style-name="gr6" draw:text-style-name="P3" draw:layer="layout" svg:width="0.026cm" svg:height="0.027cm" svg:x="4.372cm" svg:y="2.384cm" svg:viewBox="0 0 27 28" draw:points="0,0 27,0 27,28 0,28">
          <text:p/>
        </draw:polygon>
        <draw:path draw:style-name="gr6" draw:text-style-name="P3" draw:layer="layout" svg:width="0.522cm" svg:height="0.953cm" svg:x="3.368cm" svg:y="1.419cm" svg:viewBox="0 0 523 954" svg:d="M2 142v-142h243c40 0 75 7 108 21s63 34 88 59c26 26 46 55 60 89 15 33 22 69 22 108v31h-152v-30c0-38-13-70-39-96-25-27-57-40-96-40zM2 142zM5 954l-5-143h236c39 0 71-13 96-39 26-27 39-59 39-97v-30h152v30 2c0 38-7 74-22 108-14 33-34 63-60 88-25 26-55 46-88 60s-68 21-108 21z">
          <text:p/>
        </draw:path>
        <draw:polygon draw:style-name="gr6" draw:text-style-name="P3" draw:layer="layout" svg:width="0.026cm" svg:height="0.027cm" svg:x="2.713cm" svg:y="2.305cm" svg:viewBox="0 0 27 28" draw:points="0,0 27,0 27,28 0,28">
          <text:p/>
        </draw:polygon>
        <draw:polygon draw:style-name="gr6" draw:text-style-name="P3" draw:layer="layout" svg:width="0.026cm" svg:height="0.027cm" svg:x="2.769cm" svg:y="2.35cm" svg:viewBox="0 0 27 28" draw:points="0,0 27,0 27,28 0,28">
          <text:p/>
        </draw:polygon>
        <draw:polygon draw:style-name="gr6" draw:text-style-name="P3" draw:layer="layout" svg:width="0.026cm" svg:height="0.027cm" svg:x="2.706cm" svg:y="2.172cm" svg:viewBox="0 0 27 28" draw:points="0,0 27,0 27,28 0,28">
          <text:p/>
        </draw:polygon>
        <draw:polygon draw:style-name="gr6" draw:text-style-name="P3" draw:layer="layout" svg:width="0.026cm" svg:height="0.027cm" svg:x="2.718cm" svg:y="2.36cm" svg:viewBox="0 0 27 28" draw:points="0,0 27,0 27,28 0,28">
          <text:p/>
        </draw:polygon>
        <draw:polygon draw:style-name="gr6" draw:text-style-name="P3" draw:layer="layout" svg:width="0.026cm" svg:height="0.027cm" svg:x="2.787cm" svg:y="2.269cm" svg:viewBox="0 0 27 28" draw:points="0,0 27,0 27,28 0,28">
          <text:p/>
        </draw:polygon>
        <draw:polygon draw:style-name="gr6" draw:text-style-name="P3" draw:layer="layout" svg:width="0.026cm" svg:height="0.027cm" svg:x="2.622cm" svg:y="2.205cm" svg:viewBox="0 0 27 28" draw:points="0,0 27,0 27,28 0,28">
          <text:p/>
        </draw:polygon>
        <draw:polygon draw:style-name="gr6" draw:text-style-name="P3" draw:layer="layout" svg:width="0.026cm" svg:height="0.027cm" svg:x="2.71cm" svg:y="2.237cm" svg:viewBox="0 0 27 28" draw:points="0,0 27,0 27,28 0,28">
          <text:p/>
        </draw:polygon>
        <draw:polygon draw:style-name="gr6" draw:text-style-name="P3" draw:layer="layout" svg:width="0.026cm" svg:height="0.027cm" svg:x="2.642cm" svg:y="2.277cm" svg:viewBox="0 0 27 28" draw:points="0,0 27,0 27,28 0,28">
          <text:p/>
        </draw:polygon>
        <draw:polygon draw:style-name="gr6" draw:text-style-name="P3" draw:layer="layout" svg:width="0.026cm" svg:height="0.027cm" svg:x="2.776cm" svg:y="2.414cm" svg:viewBox="0 0 27 28" draw:points="0,0 27,0 27,28 0,28">
          <text:p/>
        </draw:polygon>
        <draw:polygon draw:style-name="gr6" draw:text-style-name="P3" draw:layer="layout" svg:width="0.026cm" svg:height="0.027cm" svg:x="2.761cm" svg:y="2.217cm" svg:viewBox="0 0 27 28" draw:points="0,0 27,0 27,28 0,28">
          <text:p/>
        </draw:polygon>
        <draw:polygon draw:style-name="gr6" draw:text-style-name="P3" draw:layer="layout" svg:width="0.026cm" svg:height="0.027cm" svg:x="2.603cm" svg:y="2.262cm" svg:viewBox="0 0 27 28" draw:points="0,0 27,0 27,28 0,28">
          <text:p/>
        </draw:polygon>
        <draw:polygon draw:style-name="gr6" draw:text-style-name="P3" draw:layer="layout" svg:width="0.026cm" svg:height="0.027cm" svg:x="2.681cm" svg:y="2.208cm" svg:viewBox="0 0 27 28" draw:points="0,0 27,0 27,28 0,28">
          <text:p/>
        </draw:polygon>
        <draw:polygon draw:style-name="gr6" draw:text-style-name="P3" draw:layer="layout" svg:width="0.026cm" svg:height="0.027cm" svg:x="2.755cm" svg:y="2.151cm" svg:viewBox="0 0 27 28" draw:points="0,0 27,0 27,28 0,28">
          <text:p/>
        </draw:polygon>
        <draw:polygon draw:style-name="gr6" draw:text-style-name="P3" draw:layer="layout" svg:width="0.026cm" svg:height="0.027cm" svg:x="2.526cm" svg:y="2.305cm" svg:viewBox="0 0 27 28" draw:points="0,0 27,0 27,28 0,28">
          <text:p/>
        </draw:polygon>
        <draw:polygon draw:style-name="gr6" draw:text-style-name="P3" draw:layer="layout" svg:width="0.026cm" svg:height="0.027cm" svg:x="2.557cm" svg:y="2.341cm" svg:viewBox="0 0 27 28" draw:points="0,0 27,0 27,28 0,28">
          <text:p/>
        </draw:polygon>
        <draw:polygon draw:style-name="gr6" draw:text-style-name="P3" draw:layer="layout" svg:width="0.026cm" svg:height="0.027cm" svg:x="2.648cm" svg:y="2.367cm" svg:viewBox="0 0 27 28" draw:points="0,0 27,0 27,28 0,28">
          <text:p/>
        </draw:polygon>
        <draw:polygon draw:style-name="gr6" draw:text-style-name="P3" draw:layer="layout" svg:width="0.026cm" svg:height="0.027cm" svg:x="2.852cm" svg:y="2.417cm" svg:viewBox="0 0 27 28" draw:points="0,0 27,0 27,28 0,28">
          <text:p/>
        </draw:polygon>
        <draw:polygon draw:style-name="gr6" draw:text-style-name="P3" draw:layer="layout" svg:width="0.026cm" svg:height="0.027cm" svg:x="2.846cm" svg:y="2.344cm" svg:viewBox="0 0 27 28" draw:points="0,0 27,0 27,28 0,28">
          <text:p/>
        </draw:polygon>
        <draw:polygon draw:style-name="gr6" draw:text-style-name="P3" draw:layer="layout" svg:width="0.026cm" svg:height="0.027cm" svg:x="2.922cm" svg:y="2.411cm" svg:viewBox="0 0 27 28" draw:points="0,0 27,0 27,28 0,28">
          <text:p/>
        </draw:polygon>
        <draw:polygon draw:style-name="gr6" draw:text-style-name="P3" draw:layer="layout" svg:width="0.026cm" svg:height="0.027cm" svg:x="2.995cm" svg:y="2.406cm" svg:viewBox="0 0 27 28" draw:points="0,0 27,0 27,28 0,28">
          <text:p/>
        </draw:polygon>
        <draw:polygon draw:style-name="gr6" draw:text-style-name="P3" draw:layer="layout" svg:width="0.026cm" svg:height="0.027cm" svg:x="4.236cm" svg:y="2.437cm" svg:viewBox="0 0 27 28" draw:points="0,0 27,0 27,28 0,28">
          <text:p/>
        </draw:polygon>
        <draw:polygon draw:style-name="gr6" draw:text-style-name="P3" draw:layer="layout" svg:width="0.026cm" svg:height="0.027cm" svg:x="4.323cm" svg:y="2.434cm" svg:viewBox="0 0 27 28" draw:points="0,0 27,0 27,28 0,28">
          <text:p/>
        </draw:polygon>
        <draw:polygon draw:style-name="gr6" draw:text-style-name="P3" draw:layer="layout" svg:width="0.026cm" svg:height="0.027cm" svg:x="4.376cm" svg:y="2.426cm" svg:viewBox="0 0 27 28" draw:points="0,0 27,0 27,28 0,28">
          <text:p/>
        </draw:polygon>
        <draw:polygon draw:style-name="gr6" draw:text-style-name="P3" draw:layer="layout" svg:width="0.026cm" svg:height="0.027cm" svg:x="4.417cm" svg:y="2.425cm" svg:viewBox="0 0 27 28" draw:points="0,0 27,0 27,28 0,28">
          <text:p/>
        </draw:polygon>
        <draw:polygon draw:style-name="gr6" draw:text-style-name="P3" draw:layer="layout" svg:width="0.026cm" svg:height="0.027cm" svg:x="4.274cm" svg:y="2.426cm" svg:viewBox="0 0 27 28" draw:points="0,0 27,0 27,28 0,28">
          <text:p/>
        </draw:polygon>
        <draw:polygon draw:style-name="gr6" draw:text-style-name="P3" draw:layer="layout" svg:width="0.026cm" svg:height="0.027cm" svg:x="4.469cm" svg:y="2.444cm" svg:viewBox="0 0 27 28" draw:points="0,0 27,0 27,28 0,28">
          <text:p/>
        </draw:polygon>
        <draw:polygon draw:style-name="gr6" draw:text-style-name="P3" draw:layer="layout" svg:width="0.026cm" svg:height="0.027cm" svg:x="4.555cm" svg:y="2.441cm" svg:viewBox="0 0 27 28" draw:points="0,0 27,0 27,28 0,28">
          <text:p/>
        </draw:polygon>
        <draw:polygon draw:style-name="gr6" draw:text-style-name="P3" draw:layer="layout" svg:width="0.026cm" svg:height="0.027cm" svg:x="4.641cm" svg:y="2.487cm" svg:viewBox="0 0 27 28" draw:points="0,0 27,0 27,28 0,28">
          <text:p/>
        </draw:polygon>
        <draw:polygon draw:style-name="gr6" draw:text-style-name="P3" draw:layer="layout" svg:width="0.026cm" svg:height="0.027cm" svg:x="4.59cm" svg:y="2.406cm" svg:viewBox="0 0 27 28" draw:points="0,0 27,0 27,28 0,28">
          <text:p/>
        </draw:polygon>
        <draw:polygon draw:style-name="gr6" draw:text-style-name="P3" draw:layer="layout" svg:width="0.026cm" svg:height="0.027cm" svg:x="4.506cm" svg:y="2.433cm" svg:viewBox="0 0 27 28" draw:points="0,0 27,0 27,28 0,28">
          <text:p/>
        </draw:polygon>
        <draw:polygon draw:style-name="gr6" draw:text-style-name="P3" draw:layer="layout" svg:width="0.026cm" svg:height="0.027cm" svg:x="4.173cm" svg:y="2.485cm" svg:viewBox="0 0 27 28" draw:points="0,0 27,0 27,28 0,28">
          <text:p/>
        </draw:polygon>
        <draw:polygon draw:style-name="gr6" draw:text-style-name="P3" draw:layer="layout" svg:width="0.026cm" svg:height="0.027cm" svg:x="4.054cm" svg:y="2.417cm" svg:viewBox="0 0 27 28" draw:points="0,0 27,0 27,28 0,28">
          <text:p/>
        </draw:polygon>
        <draw:polygon draw:style-name="gr6" draw:text-style-name="P3" draw:layer="layout" svg:width="0.026cm" svg:height="0.027cm" svg:x="4.312cm" svg:y="2.474cm" svg:viewBox="0 0 27 28" draw:points="0,0 27,0 27,28 0,28">
          <text:p/>
        </draw:polygon>
        <draw:polygon draw:style-name="gr6" draw:text-style-name="P3" draw:layer="layout" svg:width="0.026cm" svg:height="0.027cm" svg:x="4.354cm" svg:y="2.472cm" svg:viewBox="0 0 27 28" draw:points="0,0 27,0 27,28 0,28">
          <text:p/>
        </draw:polygon>
        <draw:polygon draw:style-name="gr6" draw:text-style-name="P3" draw:layer="layout" svg:width="0.026cm" svg:height="0.027cm" svg:x="4.101cm" svg:y="2.47cm" svg:viewBox="0 0 27 28" draw:points="0,0 27,0 27,28 0,28">
          <text:p/>
        </draw:polygon>
        <draw:polygon draw:style-name="gr6" draw:text-style-name="P3" draw:layer="layout" svg:width="0.026cm" svg:height="0.027cm" svg:x="4.406cm" svg:y="2.491cm" svg:viewBox="0 0 27 28" draw:points="0,0 27,0 27,28 0,28">
          <text:p/>
        </draw:polygon>
        <draw:polygon draw:style-name="gr6" draw:text-style-name="P3" draw:layer="layout" svg:width="0.026cm" svg:height="0.027cm" svg:x="4.492cm" svg:y="2.488cm" svg:viewBox="0 0 27 28" draw:points="0,0 27,0 27,28 0,28">
          <text:p/>
        </draw:polygon>
        <draw:polygon draw:style-name="gr6" draw:text-style-name="P3" draw:layer="layout" svg:width="0.026cm" svg:height="0.027cm" svg:x="4.88cm" svg:y="2.42cm" svg:viewBox="0 0 27 28" draw:points="0,0 27,0 27,28 0,28">
          <text:p/>
        </draw:polygon>
        <draw:polygon draw:style-name="gr6" draw:text-style-name="P3" draw:layer="layout" svg:width="0.026cm" svg:height="0.027cm" svg:x="4.615cm" svg:y="2.45cm" svg:viewBox="0 0 27 28" draw:points="0,0 27,0 27,28 0,28">
          <text:p/>
        </draw:polygon>
        <draw:polygon draw:style-name="gr6" draw:text-style-name="P3" draw:layer="layout" svg:width="0.026cm" svg:height="0.027cm" svg:x="4.443cm" svg:y="2.48cm" svg:viewBox="0 0 27 28" draw:points="0,0 27,0 27,28 0,28">
          <text:p/>
        </draw:polygon>
        <draw:polygon draw:style-name="gr6" draw:text-style-name="P3" draw:layer="layout" svg:width="0.026cm" svg:height="0.027cm" svg:x="4.089cm" svg:y="2.537cm" svg:viewBox="0 0 27 28" draw:points="0,0 27,0 27,28 0,28">
          <text:p/>
        </draw:polygon>
        <draw:polygon draw:style-name="gr6" draw:text-style-name="P3" draw:layer="layout" svg:width="0.026cm" svg:height="0.027cm" svg:x="4.148cm" svg:y="2.534cm" svg:viewBox="0 0 27 28" draw:points="0,0 27,0 27,28 0,28">
          <text:p/>
        </draw:polygon>
        <draw:polygon draw:style-name="gr6" draw:text-style-name="P3" draw:layer="layout" svg:width="0.026cm" svg:height="0.027cm" svg:x="4.229cm" svg:y="2.526cm" svg:viewBox="0 0 27 28" draw:points="0,0 27,0 27,28 0,28">
          <text:p/>
        </draw:polygon>
        <draw:polygon draw:style-name="gr6" draw:text-style-name="P3" draw:layer="layout" svg:width="0.026cm" svg:height="0.027cm" svg:x="4.27cm" svg:y="2.525cm" svg:viewBox="0 0 27 28" draw:points="0,0 27,0 27,28 0,28">
          <text:p/>
        </draw:polygon>
        <draw:polygon draw:style-name="gr6" draw:text-style-name="P3" draw:layer="layout" svg:width="0.026cm" svg:height="0.027cm" svg:x="3.973cm" svg:y="2.482cm" svg:viewBox="0 0 27 28" draw:points="0,0 27,0 27,28 0,28">
          <text:p/>
        </draw:polygon>
        <draw:polygon draw:style-name="gr6" draw:text-style-name="P3" draw:layer="layout" svg:width="0.026cm" svg:height="0.027cm" svg:x="4.322cm" svg:y="2.544cm" svg:viewBox="0 0 27 28" draw:points="0,0 27,0 27,28 0,28">
          <text:p/>
        </draw:polygon>
        <draw:polygon draw:style-name="gr6" draw:text-style-name="P3" draw:layer="layout" svg:width="0.026cm" svg:height="0.027cm" svg:x="4.408cm" svg:y="2.54cm" svg:viewBox="0 0 27 28" draw:points="0,0 27,0 27,28 0,28">
          <text:p/>
        </draw:polygon>
        <draw:polygon draw:style-name="gr6" draw:text-style-name="P3" draw:layer="layout" svg:width="0.026cm" svg:height="0.027cm" svg:x="4.816cm" svg:y="2.456cm" svg:viewBox="0 0 27 28" draw:points="0,0 27,0 27,28 0,28">
          <text:p/>
        </draw:polygon>
        <draw:polygon draw:style-name="gr6" draw:text-style-name="P3" draw:layer="layout" svg:width="0.026cm" svg:height="0.027cm" svg:x="4.503cm" svg:y="2.531cm" svg:viewBox="0 0 27 28" draw:points="0,0 27,0 27,28 0,28">
          <text:p/>
        </draw:polygon>
        <draw:polygon draw:style-name="gr6" draw:text-style-name="P3" draw:layer="layout" svg:width="0.026cm" svg:height="0.027cm" svg:x="4.359cm" svg:y="2.532cm" svg:viewBox="0 0 27 28" draw:points="0,0 27,0 27,28 0,28">
          <text:p/>
        </draw:polygon>
        <draw:polygon draw:style-name="gr6" draw:text-style-name="P3" draw:layer="layout" svg:width="0.026cm" svg:height="0.027cm" svg:x="4.549cm" svg:y="2.526cm" svg:viewBox="0 0 27 28" draw:points="0,0 27,0 27,28 0,28">
          <text:p/>
        </draw:polygon>
        <draw:polygon draw:style-name="gr6" draw:text-style-name="P3" draw:layer="layout" svg:width="0.026cm" svg:height="0.027cm" svg:x="4.635cm" svg:y="2.522cm" svg:viewBox="0 0 27 28" draw:points="0,0 27,0 27,28 0,28">
          <text:p/>
        </draw:polygon>
        <draw:polygon draw:style-name="gr6" draw:text-style-name="P3" draw:layer="layout" svg:width="0.026cm" svg:height="0.027cm" svg:x="4.688cm" svg:y="2.515cm" svg:viewBox="0 0 27 28" draw:points="0,0 27,0 27,28 0,28">
          <text:p/>
        </draw:polygon>
        <draw:polygon draw:style-name="gr6" draw:text-style-name="P3" draw:layer="layout" svg:width="0.026cm" svg:height="0.027cm" svg:x="4.586cm" svg:y="2.515cm" svg:viewBox="0 0 27 28" draw:points="0,0 27,0 27,28 0,28">
          <text:p/>
        </draw:polygon>
        <draw:polygon draw:style-name="gr6" draw:text-style-name="P3" draw:layer="layout" svg:width="0.026cm" svg:height="0.027cm" svg:x="4.501cm" svg:y="2.58cm" svg:viewBox="0 0 27 28" draw:points="0,0 27,0 27,28 0,28">
          <text:p/>
        </draw:polygon>
        <draw:polygon draw:style-name="gr6" draw:text-style-name="P3" draw:layer="layout" svg:width="0.026cm" svg:height="0.027cm" svg:x="4.581cm" svg:y="2.567cm" svg:viewBox="0 0 27 28" draw:points="0,0 27,0 27,28 0,28">
          <text:p/>
        </draw:polygon>
        <draw:polygon draw:style-name="gr6" draw:text-style-name="P3" draw:layer="layout" svg:width="0.026cm" svg:height="0.027cm" svg:x="4.669cm" svg:y="2.563cm" svg:viewBox="0 0 27 28" draw:points="0,0 27,0 27,28 0,28">
          <text:p/>
        </draw:polygon>
        <draw:polygon draw:style-name="gr6" draw:text-style-name="P3" draw:layer="layout" svg:width="0.026cm" svg:height="0.027cm" svg:x="4.019cm" svg:y="2.52cm" svg:viewBox="0 0 27 28" draw:points="0,0 27,0 27,28 0,28">
          <text:p/>
        </draw:polygon>
        <draw:polygon draw:style-name="gr6" draw:text-style-name="P3" draw:layer="layout" svg:width="0.026cm" svg:height="0.027cm" svg:x="4.044cm" svg:y="2.581cm" svg:viewBox="0 0 27 28" draw:points="0,0 27,0 27,28 0,28">
          <text:p/>
        </draw:polygon>
        <draw:polygon draw:style-name="gr6" draw:text-style-name="P3" draw:layer="layout" svg:width="0.026cm" svg:height="0.027cm" svg:x="4.142cm" svg:y="2.573cm" svg:viewBox="0 0 27 28" draw:points="0,0 27,0 27,28 0,28">
          <text:p/>
        </draw:polygon>
        <draw:polygon draw:style-name="gr6" draw:text-style-name="P3" draw:layer="layout" svg:width="0.026cm" svg:height="0.027cm" svg:x="4.878cm" svg:y="2.491cm" svg:viewBox="0 0 27 28" draw:points="0,0 27,0 27,28 0,28">
          <text:p/>
        </draw:polygon>
        <draw:polygon draw:style-name="gr6" draw:text-style-name="P3" draw:layer="layout" svg:width="0.026cm" svg:height="0.027cm" svg:x="3.979cm" svg:y="2.573cm" svg:viewBox="0 0 27 28" draw:points="0,0 27,0 27,28 0,28">
          <text:p/>
        </draw:polygon>
        <draw:polygon draw:style-name="gr6" draw:text-style-name="P3" draw:layer="layout" svg:width="0.026cm" svg:height="0.027cm" svg:x="4.796cm" svg:y="2.514cm" svg:viewBox="0 0 27 28" draw:points="0,0 27,0 27,28 0,28">
          <text:p/>
        </draw:polygon>
        <draw:polygon draw:style-name="gr6" draw:text-style-name="P3" draw:layer="layout" svg:width="0.026cm" svg:height="0.027cm" svg:x="4.322cm" svg:y="2.587cm" svg:viewBox="0 0 27 28" draw:points="0,0 27,0 27,28 0,28">
          <text:p/>
        </draw:polygon>
        <draw:polygon draw:style-name="gr6" draw:text-style-name="P3" draw:layer="layout" svg:width="0.026cm" svg:height="0.027cm" svg:x="4.272cm" svg:y="2.579cm" svg:viewBox="0 0 27 28" draw:points="0,0 27,0 27,28 0,28">
          <text:p/>
        </draw:polygon>
        <draw:polygon draw:style-name="gr6" draw:text-style-name="P3" draw:layer="layout" svg:width="0.026cm" svg:height="0.027cm" svg:x="4.802cm" svg:y="2.561cm" svg:viewBox="0 0 27 28" draw:points="0,0 27,0 27,28 0,28">
          <text:p/>
        </draw:polygon>
        <draw:polygon draw:style-name="gr6" draw:text-style-name="P3" draw:layer="layout" svg:width="0.026cm" svg:height="0.027cm" svg:x="4.744cm" svg:y="2.484cm" svg:viewBox="0 0 27 28" draw:points="0,0 27,0 27,28 0,28">
          <text:p/>
        </draw:polygon>
        <draw:polygon draw:style-name="gr6" draw:text-style-name="P3" draw:layer="layout" svg:width="0.026cm" svg:height="0.027cm" svg:x="4.747cm" svg:y="2.564cm" svg:viewBox="0 0 27 28" draw:points="0,0 27,0 27,28 0,28">
          <text:p/>
        </draw:polygon>
        <draw:polygon draw:style-name="gr6" draw:text-style-name="P3" draw:layer="layout" svg:width="0.026cm" svg:height="0.027cm" svg:x="4.46cm" svg:y="2.578cm" svg:viewBox="0 0 27 28" draw:points="0,0 27,0 27,28 0,28">
          <text:p/>
        </draw:polygon>
        <draw:polygon draw:style-name="gr6" draw:text-style-name="P3" draw:layer="layout" svg:width="0.026cm" svg:height="0.027cm" svg:x="4.687cm" svg:y="2.416cm" svg:viewBox="0 0 27 28" draw:points="0,0 27,0 27,28 0,28">
          <text:p/>
        </draw:polygon>
        <draw:polygon draw:style-name="gr6" draw:text-style-name="P3" draw:layer="layout" svg:width="0.026cm" svg:height="0.027cm" svg:x="3.753cm" svg:y="1.258cm" svg:viewBox="0 0 27 28" draw:points="0,0 27,0 27,28 0,28">
          <text:p/>
        </draw:polygon>
        <draw:polygon draw:style-name="gr6" draw:text-style-name="P3" draw:layer="layout" svg:width="0.026cm" svg:height="0.027cm" svg:x="3.923cm" svg:y="1.299cm" svg:viewBox="0 0 27 28" draw:points="0,0 27,0 27,28 0,28">
          <text:p/>
        </draw:polygon>
        <draw:polygon draw:style-name="gr6" draw:text-style-name="P3" draw:layer="layout" svg:width="0.026cm" svg:height="0.027cm" svg:x="3.986cm" svg:y="1.376cm" svg:viewBox="0 0 27 28" draw:points="0,0 27,0 27,28 0,28">
          <text:p/>
        </draw:polygon>
        <draw:polygon draw:style-name="gr6" draw:text-style-name="P3" draw:layer="layout" svg:width="0.026cm" svg:height="0.027cm" svg:x="3.971cm" svg:y="1.3cm" svg:viewBox="0 0 27 28" draw:points="0,0 27,0 27,28 0,28">
          <text:p/>
        </draw:polygon>
        <draw:polygon draw:style-name="gr6" draw:text-style-name="P3" draw:layer="layout" svg:width="0.026cm" svg:height="0.027cm" svg:x="4.038cm" svg:y="1.376cm" svg:viewBox="0 0 27 28" draw:points="0,0 27,0 27,28 0,28">
          <text:p/>
        </draw:polygon>
        <draw:polygon draw:style-name="gr6" draw:text-style-name="P3" draw:layer="layout" svg:width="0.026cm" svg:height="0.027cm" svg:x="4.034cm" svg:y="1.312cm" svg:viewBox="0 0 27 28" draw:points="0,0 27,0 27,28 0,28">
          <text:p/>
        </draw:polygon>
        <draw:polygon draw:style-name="gr6" draw:text-style-name="P3" draw:layer="layout" svg:width="0.026cm" svg:height="0.027cm" svg:x="4.106cm" svg:y="1.325cm" svg:viewBox="0 0 27 28" draw:points="0,0 27,0 27,28 0,28">
          <text:p/>
        </draw:polygon>
        <draw:polygon draw:style-name="gr6" draw:text-style-name="P3" draw:layer="layout" svg:width="0.026cm" svg:height="0.027cm" svg:x="4.196cm" svg:y="1.344cm" svg:viewBox="0 0 27 28" draw:points="0,0 27,0 27,28 0,28">
          <text:p/>
        </draw:polygon>
        <draw:polygon draw:style-name="gr6" draw:text-style-name="P3" draw:layer="layout" svg:width="0.026cm" svg:height="0.027cm" svg:x="4.167cm" svg:y="1.376cm" svg:viewBox="0 0 27 28" draw:points="0,0 27,0 27,28 0,28">
          <text:p/>
        </draw:polygon>
        <draw:polygon draw:style-name="gr6" draw:text-style-name="P3" draw:layer="layout" svg:width="0.026cm" svg:height="0.027cm" svg:x="4.146cm" svg:y="1.312cm" svg:viewBox="0 0 27 28" draw:points="0,0 27,0 27,28 0,28">
          <text:p/>
        </draw:polygon>
        <draw:polygon draw:style-name="gr6" draw:text-style-name="P3" draw:layer="layout" svg:width="0.026cm" svg:height="0.027cm" svg:x="4.219cm" svg:y="1.376cm" svg:viewBox="0 0 27 28" draw:points="0,0 27,0 27,28 0,28">
          <text:p/>
        </draw:polygon>
        <draw:polygon draw:style-name="gr6" draw:text-style-name="P3" draw:layer="layout" svg:width="0.026cm" svg:height="0.027cm" svg:x="4.271cm" svg:y="1.376cm" svg:viewBox="0 0 27 28" draw:points="0,0 27,0 27,28 0,28">
          <text:p/>
        </draw:polygon>
        <draw:polygon draw:style-name="gr6" draw:text-style-name="P3" draw:layer="layout" svg:width="0.026cm" svg:height="0.027cm" svg:x="4.306cm" svg:y="1.282cm" svg:viewBox="0 0 27 28" draw:points="0,0 27,0 27,28 0,28">
          <text:p/>
        </draw:polygon>
        <draw:polygon draw:style-name="gr6" draw:text-style-name="P3" draw:layer="layout" svg:width="0.026cm" svg:height="0.027cm" svg:x="4.191cm" svg:y="1.297cm" svg:viewBox="0 0 27 28" draw:points="0,0 27,0 27,28 0,28">
          <text:p/>
        </draw:polygon>
        <draw:polygon draw:style-name="gr6" draw:text-style-name="P3" draw:layer="layout" svg:width="0.026cm" svg:height="0.027cm" svg:x="4.348cm" svg:y="1.376cm" svg:viewBox="0 0 27 28" draw:points="0,0 27,0 27,28 0,28">
          <text:p/>
        </draw:polygon>
        <draw:polygon draw:style-name="gr6" draw:text-style-name="P3" draw:layer="layout" svg:width="0.026cm" svg:height="0.027cm" svg:x="4.254cm" svg:y="1.329cm" svg:viewBox="0 0 27 28" draw:points="0,0 27,0 27,28 0,28">
          <text:p/>
        </draw:polygon>
        <draw:polygon draw:style-name="gr6" draw:text-style-name="P3" draw:layer="layout" svg:width="0.026cm" svg:height="0.027cm" svg:x="4.394cm" svg:y="1.387cm" svg:viewBox="0 0 27 28" draw:points="0,0 27,0 27,28 0,28">
          <text:p/>
        </draw:polygon>
        <draw:polygon draw:style-name="gr6" draw:text-style-name="P3" draw:layer="layout" svg:width="0.026cm" svg:height="0.027cm" svg:x="4.351cm" svg:y="1.319cm" svg:viewBox="0 0 27 28" draw:points="0,0 27,0 27,28 0,28">
          <text:p/>
        </draw:polygon>
        <draw:polygon draw:style-name="gr6" draw:text-style-name="P3" draw:layer="layout" svg:width="0.026cm" svg:height="0.027cm" svg:x="4.388cm" svg:y="1.295cm" svg:viewBox="0 0 27 28" draw:points="0,0 27,0 27,28 0,28">
          <text:p/>
        </draw:polygon>
        <draw:polygon draw:style-name="gr6" draw:text-style-name="P3" draw:layer="layout" svg:width="0.026cm" svg:height="0.027cm" svg:x="4.478cm" svg:y="1.376cm" svg:viewBox="0 0 27 28" draw:points="0,0 27,0 27,28 0,28">
          <text:p/>
        </draw:polygon>
        <draw:polygon draw:style-name="gr6" draw:text-style-name="P3" draw:layer="layout" svg:width="0.026cm" svg:height="0.027cm" svg:x="4.411cm" svg:y="1.342cm" svg:viewBox="0 0 27 28" draw:points="0,0 27,0 27,28 0,28">
          <text:p/>
        </draw:polygon>
        <draw:polygon draw:style-name="gr6" draw:text-style-name="P3" draw:layer="layout" svg:width="0.026cm" svg:height="0.027cm" svg:x="4.529cm" svg:y="1.376cm" svg:viewBox="0 0 27 28" draw:points="0,0 27,0 27,28 0,28">
          <text:p/>
        </draw:polygon>
        <draw:polygon draw:style-name="gr6" draw:text-style-name="P3" draw:layer="layout" svg:width="0.026cm" svg:height="0.027cm" svg:x="4.606cm" svg:y="1.293cm" svg:viewBox="0 0 27 28" draw:points="0,0 27,0 27,28 0,28">
          <text:p/>
        </draw:polygon>
        <draw:polygon draw:style-name="gr6" draw:text-style-name="P3" draw:layer="layout" svg:width="0.026cm" svg:height="0.027cm" svg:x="4.581cm" svg:y="1.376cm" svg:viewBox="0 0 27 28" draw:points="0,0 27,0 27,28 0,28">
          <text:p/>
        </draw:polygon>
        <draw:polygon draw:style-name="gr6" draw:text-style-name="P3" draw:layer="layout" svg:width="0.026cm" svg:height="0.027cm" svg:x="4.552cm" svg:y="1.346cm" svg:viewBox="0 0 27 28" draw:points="0,0 27,0 27,28 0,28">
          <text:p/>
        </draw:polygon>
        <draw:polygon draw:style-name="gr6" draw:text-style-name="P3" draw:layer="layout" svg:width="0.026cm" svg:height="0.027cm" svg:x="4.441cm" svg:y="1.317cm" svg:viewBox="0 0 27 28" draw:points="0,0 27,0 27,28 0,28">
          <text:p/>
        </draw:polygon>
        <draw:polygon draw:style-name="gr6" draw:text-style-name="P3" draw:layer="layout" svg:width="0.026cm" svg:height="0.027cm" svg:x="4.627cm" svg:y="1.381cm" svg:viewBox="0 0 27 28" draw:points="0,0 27,0 27,28 0,28">
          <text:p/>
        </draw:polygon>
        <draw:polygon draw:style-name="gr6" draw:text-style-name="P3" draw:layer="layout" svg:width="0.026cm" svg:height="0.027cm" svg:x="4.647cm" svg:y="1.31cm" svg:viewBox="0 0 27 28" draw:points="0,0 27,0 27,28 0,28">
          <text:p/>
        </draw:polygon>
        <draw:polygon draw:style-name="gr6" draw:text-style-name="P3" draw:layer="layout" svg:width="0.026cm" svg:height="0.027cm" svg:x="4.66cm" svg:y="1.361cm" svg:viewBox="0 0 27 28" draw:points="0,0 27,0 27,28 0,28">
          <text:p/>
        </draw:polygon>
        <draw:polygon draw:style-name="gr6" draw:text-style-name="P3" draw:layer="layout" svg:width="0.026cm" svg:height="0.027cm" svg:x="4.682cm" svg:y="1.282cm" svg:viewBox="0 0 27 28" draw:points="0,0 27,0 27,28 0,28">
          <text:p/>
        </draw:polygon>
        <draw:polygon draw:style-name="gr6" draw:text-style-name="P3" draw:layer="layout" svg:width="0.026cm" svg:height="0.027cm" svg:x="4.762cm" svg:y="1.376cm" svg:viewBox="0 0 27 28" draw:points="0,0 27,0 27,28 0,28">
          <text:p/>
        </draw:polygon>
        <draw:polygon draw:style-name="gr6" draw:text-style-name="P3" draw:layer="layout" svg:width="0.026cm" svg:height="0.027cm" svg:x="4.61cm" svg:y="1.338cm" svg:viewBox="0 0 27 28" draw:points="0,0 27,0 27,28 0,28">
          <text:p/>
        </draw:polygon>
        <draw:polygon draw:style-name="gr6" draw:text-style-name="P3" draw:layer="layout" svg:width="0.026cm" svg:height="0.027cm" svg:x="4.87cm" svg:y="1.344cm" svg:viewBox="0 0 27 28" draw:points="0,0 27,0 27,28 0,28">
          <text:p/>
        </draw:polygon>
        <draw:polygon draw:style-name="gr6" draw:text-style-name="P3" draw:layer="layout" svg:width="0.026cm" svg:height="0.027cm" svg:x="4.84cm" svg:y="1.376cm" svg:viewBox="0 0 27 28" draw:points="0,0 27,0 27,28 0,28">
          <text:p/>
        </draw:polygon>
        <draw:polygon draw:style-name="gr6" draw:text-style-name="P3" draw:layer="layout" svg:width="0.026cm" svg:height="0.027cm" svg:x="5.117cm" svg:y="1.269cm" svg:viewBox="0 0 27 28" draw:points="0,0 27,0 27,28 0,28">
          <text:p/>
        </draw:polygon>
        <draw:polygon draw:style-name="gr6" draw:text-style-name="P3" draw:layer="layout" svg:width="0.026cm" svg:height="0.027cm" svg:x="5.014cm" svg:y="1.393cm" svg:viewBox="0 0 27 28" draw:points="0,0 27,0 27,28 0,28">
          <text:p/>
        </draw:polygon>
        <draw:polygon draw:style-name="gr6" draw:text-style-name="P3" draw:layer="layout" svg:width="0.026cm" svg:height="0.027cm" svg:x="4.917cm" svg:y="1.376cm" svg:viewBox="0 0 27 28" draw:points="0,0 27,0 27,28 0,28">
          <text:p/>
        </draw:polygon>
      </draw:page>
      <draw:page draw:name="page3" draw:style-name="dp1" draw:master-page-name="PM2">
        <draw:polygon draw:style-name="gr1" draw:text-style-name="P1" draw:layer="layout" svg:width="9.8cm" svg:height="5.8cm" svg:x="-0.4cm" svg:y="-0.4cm" svg:viewBox="0 0 9801 5801" draw:points="0,5801 9801,5801 9801,0 0,0">
          <text:p/>
        </draw:polygon>
        <draw:g>
          <draw:path draw:style-name="gr2" draw:text-style-name="P2" draw:layer="layout" svg:width="7.474cm" svg:height="1.602cm" svg:x="1.526cm" svg:y="3.386cm" svg:viewBox="0 0 7475 1603" svg:d="M510 1603c-15 0-27-12-27-27s12-28 27-28c16 0 28 13 28 28s-12 27-28 27zM510 1603zM414 1603c-15 0-28-12-28-27s13-28 28-28 27 13 27 28-12 27-27 27zM414 1603zM317 1603c-15 0-27-12-27-27s12-28 27-28 27 13 27 28-12 27-27 27zM317 1603zM220 1603c-15 0-27-12-27-27s12-28 27-28 27 13 27 28-12 27-27 27zM220 1603zM7380 1506c-15 0-27-12-27-27s12-27 27-27 28 12 28 27-13 27-28 27zM7380 1506zM607 1506c-15 0-27-12-27-27s12-27 27-27 27 12 27 27-12 27-27 27zM607 1506zM510 1506c-15 0-27-12-27-27s12-27 27-27c16 0 28 12 28 27s-12 27-28 27zM510 1506zM414 1506c-15 0-28-12-28-27s13-27 28-27 27 12 27 27-12 27-27 27zM414 1506zM317 1506c-15 0-27-12-27-27s12-27 27-27 27 12 27 27-12 27-27 27zM317 1506zM220 1506c-15 0-27-12-27-27s12-27 27-27 27 12 27 27-12 27-27 27zM220 1506zM7380 1409c-15 0-27-12-27-27s12-27 27-27 28 12 28 27-13 27-28 27zM7380 1409zM7284 1409c-16 0-28-12-28-27s12-27 28-27c15 0 27 12 27 27s-12 27-27 27zM7284 1409zM704 1409c-15 0-27-12-27-27s12-27 27-27 27 12 27 27-12 27-27 27zM704 1409zM607 1409c-15 0-27-12-27-27s12-27 27-27 27 12 27 27-12 27-27 27zM607 1409zM510 1409c-15 0-27-12-27-27s12-27 27-27c16 0 28 12 28 27s-12 27-28 27zM510 1409zM414 1409c-15 0-28-12-28-27s13-27 28-27 27 12 27 27-12 27-27 27zM414 1409zM317 1409c-15 0-27-12-27-27s12-27 27-27 27 12 27 27-12 27-27 27zM317 1409zM7380 1313c-15 0-27-12-27-28 0-15 12-27 27-27s28 12 28 27c0 16-13 28-28 28zM7380 1313zM7284 1313c-16 0-28-12-28-28 0-15 12-27 28-27 15 0 27 12 27 27 0 16-12 28-27 28zM7284 1313zM7187 1313c-15 0-27-12-27-28 0-15 12-27 27-27s27 12 27 27c0 16-12 28-27 28zM7187 1313zM801 1313c-15 0-28-12-28-28 0-15 13-27 28-27s27 12 27 27c0 16-12 28-27 28zM801 1313zM704 1313c-15 0-27-12-27-28 0-15 12-27 27-27s27 12 27 27c0 16-12 28-27 28zM704 1313zM607 1313c-15 0-27-12-27-28 0-15 12-27 27-27s27 12 27 27c0 16-12 28-27 28zM607 1313zM510 1313c-15 0-27-12-27-28 0-15 12-27 27-27 16 0 28 12 28 27 0 16-12 28-28 28zM510 1313zM414 1313c-15 0-28-12-28-28 0-15 13-27 28-27s27 12 27 27c0 16-12 28-27 28zM414 1313zM317 1313c-15 0-27-12-27-28 0-15 12-27 27-27s27 12 27 27c0 16-12 28-27 28zM317 1313zM7475 1313c-14-1-25-13-25-28 0-14 11-26 25-27zM7475 1313zM7380 1216c-15 0-27-12-27-27s12-28 27-28 28 13 28 28-13 27-28 27zM7380 1216zM7284 1216c-16 0-28-12-28-27s12-28 28-28c15 0 27 13 27 28s-12 27-27 27zM7284 1216zM7187 1216c-15 0-27-12-27-27s12-28 27-28 27 13 27 28-12 27-27 27zM7187 1216zM7090 1216c-15 0-27-12-27-27s12-28 27-28 27 13 27 28-12 27-27 27zM7090 1216zM6993 1216c-15 0-27-12-27-27s12-28 27-28 28 13 28 28-13 27-28 27zM6993 1216zM6606 1216c-15 0-27-12-27-27s12-28 27-28 28 13 28 28-13 27-28 27zM6606 1216zM6510 1216c-15 0-28-12-28-27s13-28 28-28 27 13 27 28-12 27-27 27zM6510 1216zM6413 1216c-15 0-27-12-27-27s12-28 27-28 27 13 27 28-12 27-27 27zM6413 1216zM3510 1216c-15 0-28-12-28-27s13-28 28-28 27 13 27 28-12 27-27 27zM3510 1216zM3413 1216c-15 0-27-12-27-27s12-28 27-28 27 13 27 28-12 27-27 27zM3413 1216zM3316 1216c-15 0-27-12-27-27s12-28 27-28 27 13 27 28-12 27-27 27zM3316 1216zM3219 1216c-15 0-27-12-27-27s12-28 27-28 28 13 28 28-13 27-28 27zM3219 1216zM897 1216c-15 0-27-12-27-27s12-28 27-28 28 13 28 28-13 27-28 27zM897 1216zM801 1216c-15 0-28-12-28-27s13-28 28-28 27 13 27 28-12 27-27 27zM801 1216zM704 1216c-15 0-27-12-27-27s12-28 27-28 27 13 27 28-12 27-27 27zM704 1216zM607 1216c-15 0-27-12-27-27s12-28 27-28 27 13 27 28-12 27-27 27zM607 1216zM510 1216c-15 0-27-12-27-27s12-28 27-28c16 0 28 13 28 28s-12 27-28 27zM510 1216zM414 1216c-15 0-28-12-28-27s13-28 28-28 27 13 27 28-12 27-27 27zM414 1216zM317 1216c-15 0-27-12-27-27s12-28 27-28 27 13 27 28-12 27-27 27zM317 1216zM7475 1216c-14-1-25-13-25-27 0-15 11-26 25-28zM7475 1216zM7380 1119c-15 0-27-12-27-27s12-27 27-27 28 12 28 27-13 27-28 27zM7380 1119zM7284 1119c-16 0-28-12-28-27s12-27 28-27c15 0 27 12 27 27s-12 27-27 27zM7284 1119zM7187 1119c-15 0-27-12-27-27s12-27 27-27 27 12 27 27-12 27-27 27zM7187 1119zM7090 1119c-15 0-27-12-27-27s12-27 27-27 27 12 27 27-12 27-27 27zM7090 1119zM6993 1119c-15 0-27-12-27-27s12-27 27-27 28 12 28 27-13 27-28 27zM6993 1119zM6897 1119c-15 0-28-12-28-27s13-27 28-27 27 12 27 27-12 27-27 27zM6897 1119zM6800 1119c-15 0-27-12-27-27s12-27 27-27 27 12 27 27-12 27-27 27zM6800 1119zM6703 1119c-15 0-27-12-27-27s12-27 27-27 27 12 27 27-12 27-27 27zM6703 1119zM6606 1119c-15 0-27-12-27-27s12-27 27-27 28 12 28 27-13 27-28 27zM6606 1119zM6510 1119c-15 0-28-12-28-27s13-27 28-27 27 12 27 27-12 27-27 27zM6510 1119zM6413 1119c-15 0-27-12-27-27s12-27 27-27 27 12 27 27-12 27-27 27zM6413 1119zM3606 1119c-15 0-27-12-27-27s12-27 27-27 28 12 28 27-13 27-28 27zM3606 1119zM3510 1119c-15 0-28-12-28-27s13-27 28-27 27 12 27 27-12 27-27 27zM3510 1119zM3413 1119c-15 0-27-12-27-27s12-27 27-27 27 12 27 27-12 27-27 27zM3413 1119zM3316 1119c-15 0-27-12-27-27s12-27 27-27 27 12 27 27-12 27-27 27zM3316 1119zM3219 1119c-15 0-27-12-27-27s12-27 27-27 28 12 28 27-13 27-28 27zM3219 1119zM994 1119c-15 0-27-12-27-27s12-27 27-27 27 12 27 27-12 27-27 27zM994 1119zM897 1119c-15 0-27-12-27-27s12-27 27-27 28 12 28 27-13 27-28 27zM897 1119zM801 1119c-15 0-28-12-28-27s13-27 28-27 27 12 27 27-12 27-27 27zM801 1119zM704 1119c-15 0-27-12-27-27s12-27 27-27 27 12 27 27-12 27-27 27zM704 1119zM607 1119c-15 0-27-12-27-27s12-27 27-27 27 12 27 27-12 27-27 27zM607 1119zM510 1119c-15 0-27-12-27-27s12-27 27-27c16 0 28 12 28 27s-12 27-28 27zM510 1119zM414 1119c-15 0-28-12-28-27s13-27 28-27 27 12 27 27-12 27-27 27zM414 1119zM317 1119c-15 0-27-12-27-27s12-27 27-27 27 12 27 27-12 27-27 27zM317 1119zM7475 1119c-14-1-25-13-25-27s11-26 25-27zM7475 1119zM7380 1022c-15 0-27-12-27-27s12-27 27-27 28 12 28 27-13 27-28 27zM7380 1022zM7284 1022c-16 0-28-12-28-27s12-27 28-27c15 0 27 12 27 27s-12 27-27 27zM7284 1022zM7187 1022c-15 0-27-12-27-27s12-27 27-27 27 12 27 27-12 27-27 27zM7187 1022zM7090 1022c-15 0-27-12-27-27s12-27 27-27 27 12 27 27-12 27-27 27zM7090 1022zM6993 1022c-15 0-27-12-27-27s12-27 27-27 28 12 28 27-13 27-28 27zM6993 1022zM6897 1022c-15 0-28-12-28-27s13-27 28-27 27 12 27 27-12 27-27 27zM6897 1022zM6800 1022c-15 0-27-12-27-27s12-27 27-27 27 12 27 27-12 27-27 27zM6800 1022zM6703 1022c-15 0-27-12-27-27s12-27 27-27 27 12 27 27-12 27-27 27zM6703 1022zM6606 1022c-15 0-27-12-27-27s12-27 27-27 28 12 28 27-13 27-28 27zM6606 1022zM6510 1022c-15 0-28-12-28-27s13-27 28-27 27 12 27 27-12 27-27 27zM6510 1022zM6413 1022c-15 0-27-12-27-27s12-27 27-27 27 12 27 27-12 27-27 27zM6413 1022zM6316 1022c-15 0-27-12-27-27s12-27 27-27 27 12 27 27-12 27-27 27zM6316 1022zM3606 1022c-15 0-27-12-27-27s12-27 27-27 28 12 28 27-13 27-28 27zM3606 1022zM3510 1022c-15 0-28-12-28-27s13-27 28-27 27 12 27 27-12 27-27 27zM3510 1022zM3413 1022c-15 0-27-12-27-27s12-27 27-27 27 12 27 27-12 27-27 27zM3413 1022zM3316 1022c-15 0-27-12-27-27s12-27 27-27 27 12 27 27-12 27-27 27zM3316 1022zM3219 1022c-15 0-27-12-27-27s12-27 27-27 28 12 28 27-13 27-28 27zM3219 1022zM994 1022c-15 0-27-12-27-27s12-27 27-27 27 12 27 27-12 27-27 27zM994 1022zM897 1022c-15 0-27-12-27-27s12-27 27-27 28 12 28 27-13 27-28 27zM897 1022zM801 1022c-15 0-28-12-28-27s13-27 28-27 27 12 27 27-12 27-27 27zM801 1022zM704 1022c-15 0-27-12-27-27s12-27 27-27 27 12 27 27-12 27-27 27zM704 1022zM607 1022c-15 0-27-12-27-27s12-27 27-27 27 12 27 27-12 27-27 27zM607 1022zM510 1022c-15 0-27-12-27-27s12-27 27-27c16 0 28 12 28 27s-12 27-28 27zM510 1022zM414 1022c-15 0-28-12-28-27s13-27 28-27 27 12 27 27-12 27-27 27zM414 1022zM317 1022c-15 0-27-12-27-27s12-27 27-27 27 12 27 27-12 27-27 27zM317 1022zM7475 1022c-14-1-25-12-25-27 0-14 11-26 25-27zM7475 1022zM7380 926c-15 0-27-12-27-28 0-15 12-27 27-27s28 12 28 27c0 16-13 28-28 28zM7380 926zM7284 926c-16 0-28-12-28-28 0-15 12-27 28-27 15 0 27 12 27 27 0 16-12 28-27 28zM7284 926zM7187 926c-15 0-27-12-27-28 0-15 12-27 27-27s27 12 27 27c0 16-12 28-27 28zM7187 926zM7090 926c-15 0-27-12-27-28 0-15 12-27 27-27s27 12 27 27c0 16-12 28-27 28zM7090 926zM6993 926c-15 0-27-12-27-28 0-15 12-27 27-27s28 12 28 27c0 16-13 28-28 28zM6993 926zM6897 926c-15 0-28-12-28-28 0-15 13-27 28-27s27 12 27 27c0 16-12 28-27 28zM6897 926zM6800 926c-15 0-27-12-27-28 0-15 12-27 27-27s27 12 27 27c0 16-12 28-27 28zM6800 926zM6703 926c-15 0-27-12-27-28 0-15 12-27 27-27s27 12 27 27c0 16-12 28-27 28zM6703 926zM6606 926c-15 0-27-12-27-28 0-15 12-27 27-27s28 12 28 27c0 16-13 28-28 28zM6606 926zM6510 926c-15 0-28-12-28-28 0-15 13-27 28-27s27 12 27 27c0 16-12 28-27 28zM6510 926zM6413 926c-15 0-27-12-27-28 0-15 12-27 27-27s27 12 27 27c0 16-12 28-27 28zM6413 926zM6316 926c-15 0-27-12-27-28 0-15 12-27 27-27s27 12 27 27c0 16-12 28-27 28zM6316 926zM4091 926c-15 0-27-12-27-28 0-15 12-27 27-27s27 12 27 27c0 16-12 28-27 28zM4091 926zM3801 926c-15 0-27-12-27-28 0-15 12-27 27-27s27 12 27 27c0 16-12 28-27 28zM3801 926zM3703 926c-15 0-27-12-27-28 0-15 12-27 27-27s27 12 27 27c0 16-12 28-27 28zM3703 926zM3606 926c-15 0-27-12-27-28 0-15 12-27 27-27s28 12 28 27c0 16-13 28-28 28zM3606 926zM3510 926c-15 0-28-12-28-28 0-15 13-27 28-27s27 12 27 27c0 16-12 28-27 28zM3510 926zM3413 926c-15 0-27-12-27-28 0-15 12-27 27-27s27 12 27 27c0 16-12 28-27 28zM3413 926zM3316 926c-15 0-27-12-27-28 0-15 12-27 27-27s27 12 27 27c0 16-12 28-27 28zM3316 926zM3219 926c-15 0-27-12-27-28 0-15 12-27 27-27s28 12 28 27c0 16-13 28-28 28zM3219 926zM3123 926c-15 0-28-12-28-28 0-15 13-27 28-27s27 12 27 27c0 16-12 28-27 28zM3123 926zM1091 926c-15 0-27-12-27-28 0-15 12-27 27-27s27 12 27 27c0 16-12 28-27 28zM1091 926zM994 926c-15 0-27-12-27-28 0-15 12-27 27-27s27 12 27 27c0 16-12 28-27 28zM994 926zM897 926c-15 0-27-12-27-28 0-15 12-27 27-27s28 12 28 27c0 16-13 28-28 28zM897 926zM801 926c-15 0-28-12-28-28 0-15 13-27 28-27s27 12 27 27c0 16-12 28-27 28zM801 926zM704 926c-15 0-27-12-27-28 0-15 12-27 27-27s27 12 27 27c0 16-12 28-27 28zM704 926zM607 926c-15 0-27-12-27-28 0-15 12-27 27-27s27 12 27 27c0 16-12 28-27 28zM607 926zM510 926c-15 0-27-12-27-28 0-15 12-27 27-27 16 0 28 12 28 27 0 16-12 28-28 28zM510 926zM414 926c-15 0-28-12-28-28 0-15 13-27 28-27s27 12 27 27c0 16-12 28-27 28zM414 926zM7475 926c-14-1-25-13-25-28 0-14 11-26 25-27zM7475 926zM7380 829c-15 0-27-12-27-28 0-15 12-28 27-28s28 13 28 28c0 16-13 28-28 28zM7380 829zM7284 829c-16 0-28-12-28-28 0-15 12-28 28-28 15 0 27 13 27 28 0 16-12 28-27 28zM7284 829zM7187 829c-15 0-27-12-27-28 0-15 12-28 27-28s27 13 27 28c0 16-12 28-27 28zM7187 829zM7090 829c-15 0-27-12-27-28 0-15 12-28 27-28s27 13 27 28c0 16-12 28-27 28zM7090 829zM6993 829c-15 0-27-12-27-28 0-15 12-28 27-28s28 13 28 28c0 16-13 28-28 28zM6993 829zM6897 829c-15 0-28-12-28-28 0-15 13-28 28-28s27 13 27 28c0 16-12 28-27 28zM6897 829zM6800 829c-15 0-27-12-27-28 0-15 12-28 27-28s27 13 27 28c0 16-12 28-27 28zM6800 829zM6703 829c-15 0-27-12-27-28 0-15 12-28 27-28s27 13 27 28c0 16-12 28-27 28zM6703 829zM6606 829c-15 0-27-12-27-28 0-15 12-28 27-28s28 13 28 28c0 16-13 28-28 28zM6606 829zM6510 829c-15 0-28-12-28-28 0-15 13-28 28-28s27 13 27 28c0 16-12 28-27 28zM6510 829zM6413 829c-15 0-27-12-27-28 0-15 12-28 27-28s27 13 27 28c0 16-12 28-27 28zM6413 829zM6316 829c-15 0-27-12-27-28 0-15 12-28 27-28s27 13 27 28c0 16-12 28-27 28zM6316 829zM4188 829c-15 0-27-12-27-28 0-15 12-28 27-28s27 13 27 28c0 16-12 28-27 28zM4188 829zM4091 829c-15 0-27-12-27-28 0-15 12-28 27-28s27 13 27 28c0 16-12 28-27 28zM4091 829zM3801 829c-15 0-27-12-27-28 0-15 12-28 27-28s27 13 27 28c0 16-12 28-27 28zM3801 829zM3703 829c-15 0-27-12-27-28 0-15 12-28 27-28s27 13 27 28c0 16-12 28-27 28zM3703 829zM3606 829c-15 0-27-12-27-28 0-15 12-28 27-28s28 13 28 28c0 16-13 28-28 28zM3606 829zM3510 829c-15 0-28-12-28-28 0-15 13-28 28-28s27 13 27 28c0 16-12 28-27 28zM3510 829zM3413 829c-15 0-27-12-27-28 0-15 12-28 27-28s27 13 27 28c0 16-12 28-27 28zM3413 829zM3316 829c-15 0-27-12-27-28 0-15 12-28 27-28s27 13 27 28c0 16-12 28-27 28zM3316 829zM3219 829c-15 0-27-12-27-28 0-15 12-28 27-28s28 13 28 28c0 16-13 28-28 28zM3219 829zM3123 829c-15 0-28-12-28-28 0-15 13-28 28-28s27 13 27 28c0 16-12 28-27 28zM3123 829zM1284 829c-15 0-27-12-27-28 0-15 12-28 27-28s28 13 28 28c0 16-13 28-28 28zM1284 829zM1188 829c-15 0-28-12-28-28 0-15 13-28 28-28s27 13 27 28c0 16-12 28-27 28zM1188 829zM1091 829c-15 0-27-12-27-28 0-15 12-28 27-28s27 13 27 28c0 16-12 28-27 28zM1091 829zM994 829c-15 0-27-12-27-28 0-15 12-28 27-28s27 13 27 28c0 16-12 28-27 28zM994 829zM897 829c-15 0-27-12-27-28 0-15 12-28 27-28s28 13 28 28c0 16-13 28-28 28zM897 829zM801 829c-15 0-28-12-28-28 0-15 13-28 28-28s27 13 27 28c0 16-12 28-27 28zM801 829zM704 829c-15 0-27-12-27-28 0-15 12-28 27-28s27 13 27 28c0 16-12 28-27 28zM704 829zM607 829c-15 0-27-12-27-28 0-15 12-28 27-28s27 13 27 28c0 16-12 28-27 28zM607 829zM510 829c-15 0-27-12-27-28 0-15 12-28 27-28 16 0 28 13 28 28 0 16-12 28-28 28zM510 829zM414 829c-15 0-28-12-28-28 0-15 13-28 28-28s27 13 27 28c0 16-12 28-27 28zM414 829zM7475 829c-14-1-25-13-25-28s11-26 25-27zM7475 829zM7380 731c-15 0-27-12-27-27s12-27 27-27 28 12 28 27-13 27-28 27zM7380 731zM7284 731c-16 0-28-12-28-27s12-27 28-27c15 0 27 12 27 27s-12 27-27 27zM7284 731zM7187 731c-15 0-27-12-27-27s12-27 27-27 27 12 27 27-12 27-27 27zM7187 731zM7090 731c-15 0-27-12-27-27s12-27 27-27 27 12 27 27-12 27-27 27zM7090 731zM6993 731c-15 0-27-12-27-27s12-27 27-27 28 12 28 27-13 27-28 27zM6993 731zM6897 731c-15 0-28-12-28-27s13-27 28-27 27 12 27 27-12 27-27 27zM6897 731zM6800 731c-15 0-27-12-27-27s12-27 27-27 27 12 27 27-12 27-27 27zM6800 731zM6703 731c-15 0-27-12-27-27s12-27 27-27 27 12 27 27-12 27-27 27zM6703 731zM6606 731c-15 0-27-12-27-27s12-27 27-27 28 12 28 27-13 27-28 27zM6606 731zM6510 731c-15 0-28-12-28-27s13-27 28-27 27 12 27 27-12 27-27 27zM6510 731zM4188 731c-15 0-27-12-27-27s12-27 27-27 27 12 27 27-12 27-27 27zM4188 731zM4091 731c-15 0-27-12-27-27s12-27 27-27 27 12 27 27-12 27-27 27zM4091 731zM3801 731c-15 0-27-12-27-27s12-27 27-27 27 12 27 27-12 27-27 27zM3801 731zM3703 731c-15 0-27-12-27-27s12-27 27-27 27 12 27 27-12 27-27 27zM3703 731zM3606 731c-15 0-27-12-27-27s12-27 27-27 28 12 28 27-13 27-28 27zM3606 731zM3510 731c-15 0-28-12-28-27s13-27 28-27 27 12 27 27-12 27-27 27zM3510 731zM3413 731c-15 0-27-12-27-27s12-27 27-27 27 12 27 27-12 27-27 27zM3413 731zM3316 731c-15 0-27-12-27-27s12-27 27-27 27 12 27 27-12 27-27 27zM3316 731zM3219 731c-15 0-27-12-27-27s12-27 27-27 28 12 28 27-13 27-28 27zM3219 731zM3123 731c-15 0-28-12-28-27s13-27 28-27 27 12 27 27-12 27-27 27zM3123 731zM1284 731c-15 0-27-12-27-27s12-27 27-27 28 12 28 27-13 27-28 27zM1284 731zM1188 731c-15 0-28-12-28-27s13-27 28-27 27 12 27 27-12 27-27 27zM1188 731zM1091 731c-15 0-27-12-27-27s12-27 27-27 27 12 27 27-12 27-27 27zM1091 731zM994 731c-15 0-27-12-27-27s12-27 27-27 27 12 27 27-12 27-27 27zM994 731zM897 731c-15 0-27-12-27-27s12-27 27-27 28 12 28 27-13 27-28 27zM897 731zM801 731c-15 0-28-12-28-27s13-27 28-27 27 12 27 27-12 27-27 27zM801 731zM704 731c-15 0-27-12-27-27s12-27 27-27 27 12 27 27-12 27-27 27zM704 731zM607 731c-15 0-27-12-27-27s12-27 27-27 27 12 27 27-12 27-27 27zM607 731zM510 731c-15 0-27-12-27-27s12-27 27-27c16 0 28 12 28 27s-12 27-28 27zM510 731zM414 731c-15 0-28-12-28-27s13-27 28-27 27 12 27 27-12 27-27 27zM414 731zM7380 634c-15 0-27-12-27-27s12-27 27-27 28 12 28 27-13 27-28 27zM7380 634zM7284 634c-16 0-28-12-28-27s12-27 28-27c15 0 27 12 27 27s-12 27-27 27zM7284 634zM7187 634c-15 0-27-12-27-27s12-27 27-27 27 12 27 27-12 27-27 27zM7187 634zM7090 634c-15 0-27-12-27-27s12-27 27-27 27 12 27 27-12 27-27 27zM7090 634zM6993 634c-15 0-27-12-27-27s12-27 27-27 28 12 28 27-13 27-28 27zM6993 634zM6897 634c-15 0-28-12-28-27s13-27 28-27 27 12 27 27-12 27-27 27zM6897 634zM6800 634c-15 0-27-12-27-27s12-27 27-27 27 12 27 27-12 27-27 27zM6800 634zM6703 634c-15 0-27-12-27-27s12-27 27-27 27 12 27 27-12 27-27 27zM6703 634zM6606 634c-15 0-27-12-27-27s12-27 27-27 28 12 28 27-13 27-28 27zM6606 634zM6510 634c-15 0-28-12-28-27s13-27 28-27 27 12 27 27-12 27-27 27zM6510 634zM4188 634c-15 0-27-12-27-27s12-27 27-27 27 12 27 27-12 27-27 27zM4188 634zM4091 634c-15 0-27-12-27-27s12-27 27-27 27 12 27 27-12 27-27 27zM4091 634zM3898 634c-16 0-28-12-28-27s12-27 28-27c15 0 27 12 27 27s-12 27-27 27zM3898 634zM3801 634c-15 0-27-12-27-27s12-27 27-27 27 12 27 27-12 27-27 27zM3801 634zM3703 634c-15 0-27-12-27-27s12-27 27-27 27 12 27 27-12 27-27 27zM3703 634zM3606 634c-15 0-27-12-27-27s12-27 27-27 28 12 28 27-13 27-28 27zM3606 634zM3510 634c-15 0-28-12-28-27s13-27 28-27 27 12 27 27-12 27-27 27zM3510 634zM3413 634c-15 0-27-12-27-27s12-27 27-27 27 12 27 27-12 27-27 27zM3413 634zM3316 634c-15 0-27-12-27-27s12-27 27-27 27 12 27 27-12 27-27 27zM3316 634zM3219 634c-15 0-27-12-27-27s12-27 27-27 28 12 28 27-13 27-28 27zM3219 634zM3123 634c-15 0-28-12-28-27s13-27 28-27 27 12 27 27-12 27-27 27zM3123 634zM3026 634c-15 0-27-12-27-27s12-27 27-27 27 12 27 27-12 27-27 27zM3026 634zM1381 634c-15 0-27-12-27-27s12-27 27-27 27 12 27 27-12 27-27 27zM1381 634zM1284 634c-15 0-27-12-27-27s12-27 27-27 28 12 28 27-13 27-28 27zM1284 634zM1188 634c-15 0-28-12-28-27s13-27 28-27 27 12 27 27-12 27-27 27zM1188 634zM1091 634c-15 0-27-12-27-27s12-27 27-27 27 12 27 27-12 27-27 27zM1091 634zM994 634c-15 0-27-12-27-27s12-27 27-27 27 12 27 27-12 27-27 27zM994 634zM897 634c-15 0-27-12-27-27s12-27 27-27 28 12 28 27-13 27-28 27zM897 634zM801 634c-15 0-28-12-28-27s13-27 28-27 27 12 27 27-12 27-27 27zM801 634zM704 634c-15 0-27-12-27-27s12-27 27-27 27 12 27 27-12 27-27 27zM704 634zM607 634c-15 0-27-12-27-27s12-27 27-27 27 12 27 27-12 27-27 27zM607 634zM510 634c-15 0-27-12-27-27s12-27 27-27c16 0 28 12 28 27s-12 27-28 27zM510 634zM414 634c-15 0-28-12-28-27s13-27 28-27 27 12 27 27-12 27-27 27zM414 634zM317 634c-15 0-27-12-27-27s12-27 27-27 27 12 27 27-12 27-27 27zM317 634zM7284 538c-16 0-28-12-28-27 0-16 12-28 28-28 15 0 27 12 27 28 0 15-12 27-27 27zM7284 538zM6993 538c-15 0-27-12-27-27 0-16 12-28 27-28s28 12 28 28c0 15-13 27-28 27zM6993 538zM6897 538c-15 0-28-12-28-27 0-16 13-28 28-28s27 12 27 28c0 15-12 27-27 27zM6897 538zM6800 538c-15 0-27-12-27-27 0-16 12-28 27-28s27 12 27 28c0 15-12 27-27 27zM6800 538zM6703 538c-15 0-27-12-27-27 0-16 12-28 27-28s27 12 27 28c0 15-12 27-27 27zM6703 538zM4284 538c-15 0-27-12-27-27 0-16 12-28 27-28 16 0 28 12 28 28 0 15-12 27-28 27zM4284 538zM4188 538c-15 0-27-12-27-27 0-16 12-28 27-28s27 12 27 28c0 15-12 27-27 27zM4188 538zM3898 538c-16 0-28-12-28-27 0-16 12-28 28-28 15 0 27 12 27 28 0 15-12 27-27 27zM3898 538zM3801 538c-15 0-27-12-27-27 0-16 12-28 27-28s27 12 27 28c0 15-12 27-27 27zM3801 538zM3703 538c-15 0-27-12-27-27 0-16 12-28 27-28s27 12 27 28c0 15-12 27-27 27zM3703 538zM3606 538c-15 0-27-12-27-27 0-16 12-28 27-28s28 12 28 28c0 15-13 27-28 27zM3606 538zM3510 538c-15 0-28-12-28-27 0-16 13-28 28-28s27 12 27 28c0 15-12 27-27 27zM3510 538zM3413 538c-15 0-27-12-27-27 0-16 12-28 27-28s27 12 27 28c0 15-12 27-27 27zM3413 538zM3316 538c-15 0-27-12-27-27 0-16 12-28 27-28s27 12 27 28c0 15-12 27-27 27zM3316 538zM3219 538c-15 0-27-12-27-27 0-16 12-28 27-28s28 12 28 28c0 15-13 27-28 27zM3219 538zM3123 538c-15 0-28-12-28-27 0-16 13-28 28-28s27 12 27 28c0 15-12 27-27 27zM3123 538zM3026 538c-15 0-27-12-27-27 0-16 12-28 27-28s27 12 27 28c0 15-12 27-27 27zM3026 538zM1381 538c-15 0-27-12-27-27 0-16 12-28 27-28s27 12 27 28c0 15-12 27-27 27zM1381 538zM1284 538c-15 0-27-12-27-27 0-16 12-28 27-28s28 12 28 28c0 15-13 27-28 27zM1284 538zM1188 538c-15 0-28-12-28-27 0-16 13-28 28-28s27 12 27 28c0 15-12 27-27 27zM1188 538zM1091 538c-15 0-27-12-27-27 0-16 12-28 27-28s27 12 27 28c0 15-12 27-27 27zM1091 538zM994 538c-15 0-27-12-27-27 0-16 12-28 27-28s27 12 27 28c0 15-12 27-27 27zM994 538zM897 538c-15 0-27-12-27-27 0-16 12-28 27-28s28 12 28 28c0 15-13 27-28 27zM897 538zM801 538c-15 0-28-12-28-27 0-16 13-28 28-28s27 12 27 28c0 15-12 27-27 27zM801 538zM704 538c-15 0-27-12-27-27 0-16 12-28 27-28s27 12 27 28c0 15-12 27-27 27zM704 538zM607 538c-15 0-27-12-27-27 0-16 12-28 27-28s27 12 27 28c0 15-12 27-27 27zM607 538zM510 538c-15 0-27-12-27-27 0-16 12-28 27-28 16 0 28 12 28 28 0 15-12 27-28 27zM510 538zM414 538c-15 0-28-12-28-27 0-16 13-28 28-28s27 12 27 28c0 15-12 27-27 27zM414 538zM317 538c-15 0-27-12-27-27 0-16 12-28 27-28s27 12 27 28c0 15-12 27-27 27zM317 538zM220 538c-15 0-27-12-27-27 0-16 12-28 27-28s27 12 27 28c0 15-12 27-27 27zM220 538zM6897 441c-15 0-28-12-28-27s13-28 28-28 27 13 27 28-12 27-27 27zM6897 441zM6606 441c-15 0-27-12-27-27s12-28 27-28 28 13 28 28-13 27-28 27zM6606 441zM6510 441c-15 0-28-12-28-27s13-28 28-28 27 13 27 28-12 27-27 27zM6510 441zM3898 441c-16 0-28-12-28-27s12-28 28-28c15 0 27 13 27 28s-12 27-27 27zM3898 441zM3801 441c-15 0-27-12-27-27s12-28 27-28 27 13 27 28-12 27-27 27zM3801 441zM3703 441c-15 0-27-12-27-27s12-28 27-28 27 13 27 28-12 27-27 27zM3703 441zM3606 441c-15 0-27-12-27-27s12-28 27-28 28 13 28 28-13 27-28 27zM3606 441zM3510 441c-15 0-28-12-28-27s13-28 28-28 27 13 27 28-12 27-27 27zM3510 441zM3413 441c-15 0-27-12-27-27s12-28 27-28 27 13 27 28-12 27-27 27zM3413 441zM3316 441c-15 0-27-12-27-27s12-28 27-28 27 13 27 28-12 27-27 27zM3316 441zM3219 441c-15 0-27-12-27-27s12-28 27-28 28 13 28 28-13 27-28 27zM3219 441zM3123 441c-15 0-28-12-28-27s13-28 28-28 27 13 27 28-12 27-27 27zM3123 441zM1381 441c-15 0-27-12-27-27s12-28 27-28 27 13 27 28-12 27-27 27zM1381 441zM1284 441c-15 0-27-12-27-27s12-28 27-28 28 13 28 28-13 27-28 27zM1284 441zM1188 441c-15 0-28-12-28-27s13-28 28-28 27 13 27 28-12 27-27 27zM1188 441zM1091 441c-15 0-27-12-27-27s12-28 27-28 27 13 27 28-12 27-27 27zM1091 441zM994 441c-15 0-27-12-27-27s12-28 27-28 27 13 27 28-12 27-27 27zM994 441zM897 441c-15 0-27-12-27-27s12-28 27-28 28 13 28 28-13 27-28 27zM897 441zM801 441c-15 0-28-12-28-27s13-28 28-28 27 13 27 28-12 27-27 27zM801 441zM704 441c-15 0-27-12-27-27s12-28 27-28 27 13 27 28-12 27-27 27zM704 441zM607 441c-15 0-27-12-27-27s12-28 27-28 27 13 27 28-12 27-27 27zM607 441zM510 441c-15 0-27-12-27-27s12-28 27-28c16 0 28 13 28 28s-12 27-28 27zM510 441zM414 441c-15 0-28-12-28-27s13-28 28-28 27 13 27 28-12 27-27 27zM414 441zM317 441c-15 0-27-12-27-27s12-28 27-28 27 13 27 28-12 27-27 27zM317 441zM220 441c-15 0-27-12-27-27s12-28 27-28 27 13 27 28-12 27-27 27zM220 441zM124 441c-16 0-28-12-28-27s12-28 28-28c15 0 27 13 27 28s-12 27-27 27zM124 441zM7475 441c-14-1-25-13-25-27 0-15 11-26 25-27zM7475 441zM7380 344c-15 0-27-12-27-27s12-27 27-27 28 12 28 27-13 27-28 27zM7380 344zM7284 344c-16 0-28-12-28-27s12-27 28-27c15 0 27 12 27 27s-12 27-27 27zM7284 344zM7187 344c-15 0-27-12-27-27s12-27 27-27 27 12 27 27-12 27-27 27zM7187 344zM7090 344c-15 0-27-12-27-27s12-27 27-27 27 12 27 27-12 27-27 27zM7090 344zM6993 344c-15 0-27-12-27-27s12-27 27-27 28 12 28 27-13 27-28 27zM6993 344zM6897 344c-15 0-28-12-28-27s13-27 28-27 27 12 27 27-12 27-27 27zM6897 344zM6703 344c-15 0-27-12-27-27s12-27 27-27 27 12 27 27-12 27-27 27zM6703 344zM6606 344c-15 0-27-12-27-27s12-27 27-27 28 12 28 27-13 27-28 27zM6606 344zM6510 344c-15 0-28-12-28-27s13-27 28-27 27 12 27 27-12 27-27 27zM6510 344zM6413 344c-15 0-27-12-27-27s12-27 27-27 27 12 27 27-12 27-27 27zM6413 344zM6316 344c-15 0-27-12-27-27s12-27 27-27 27 12 27 27-12 27-27 27zM6316 344zM6219 344c-15 0-27-12-27-27s12-27 27-27 28 12 28 27-13 27-28 27zM6219 344zM6123 344c-15 0-28-12-28-27s13-27 28-27 27 12 27 27-12 27-27 27zM6123 344zM3898 344c-16 0-28-12-28-27s12-27 28-27c15 0 27 12 27 27s-12 27-27 27zM3898 344zM3801 344c-15 0-27-12-27-27s12-27 27-27 27 12 27 27-12 27-27 27zM3801 344zM3703 344c-15 0-27-12-27-27s12-27 27-27 27 12 27 27-12 27-27 27zM3703 344zM3606 344c-15 0-27-12-27-27s12-27 27-27 28 12 28 27-13 27-28 27zM3606 344zM3510 344c-15 0-28-12-28-27s13-27 28-27 27 12 27 27-12 27-27 27zM3510 344zM3413 344c-15 0-27-12-27-27s12-27 27-27 27 12 27 27-12 27-27 27zM3413 344zM3316 344c-15 0-27-12-27-27s12-27 27-27 27 12 27 27-12 27-27 27zM3316 344zM3219 344c-15 0-27-12-27-27s12-27 27-27 28 12 28 27-13 27-28 27zM3219 344zM3123 344c-15 0-28-12-28-27s13-27 28-27 27 12 27 27-12 27-27 27zM3123 344zM1478 344c-15 0-27-12-27-27s12-27 27-27 27 12 27 27-12 27-27 27zM1478 344zM1381 344c-15 0-27-12-27-27s12-27 27-27 27 12 27 27-12 27-27 27zM1381 344zM1284 344c-15 0-27-12-27-27s12-27 27-27 28 12 28 27-13 27-28 27zM1284 344zM1188 344c-15 0-28-12-28-27s13-27 28-27 27 12 27 27-12 27-27 27zM1188 344zM1091 344c-15 0-27-12-27-27s12-27 27-27 27 12 27 27-12 27-27 27zM1091 344zM994 344c-15 0-27-12-27-27s12-27 27-27 27 12 27 27-12 27-27 27zM994 344zM897 344c-15 0-27-12-27-27s12-27 27-27 28 12 28 27-13 27-28 27zM897 344zM801 344c-15 0-28-12-28-27s13-27 28-27 27 12 27 27-12 27-27 27zM801 344zM704 344c-15 0-27-12-27-27s12-27 27-27 27 12 27 27-12 27-27 27zM704 344zM607 344c-15 0-27-12-27-27s12-27 27-27 27 12 27 27-12 27-27 27zM607 344zM510 344c-15 0-27-12-27-27s12-27 27-27c16 0 28 12 28 27s-12 27-28 27zM510 344zM414 344c-15 0-28-12-28-27s13-27 28-27 27 12 27 27-12 27-27 27zM414 344zM317 344c-15 0-27-12-27-27s12-27 27-27 27 12 27 27-12 27-27 27zM317 344zM220 344c-15 0-27-12-27-27s12-27 27-27 27 12 27 27-12 27-27 27zM220 344zM124 344c-16 0-28-12-28-27s12-27 28-27c15 0 27 12 27 27s-12 27-27 27zM124 344zM7380 247c-15 0-27-12-27-27s12-27 27-27 28 12 28 27-13 27-28 27zM7380 247zM7284 247c-16 0-28-12-28-27s12-27 28-27c15 0 27 12 27 27s-12 27-27 27zM7284 247zM7187 247c-15 0-27-12-27-27s12-27 27-27 27 12 27 27-12 27-27 27zM7187 247zM7090 247c-15 0-27-12-27-27s12-27 27-27 27 12 27 27-12 27-27 27zM7090 247zM6993 247c-15 0-27-12-27-27s12-27 27-27 28 12 28 27-13 27-28 27zM6993 247zM6703 247c-15 0-27-12-27-27s12-27 27-27 27 12 27 27-12 27-27 27zM6703 247zM6606 247c-15 0-27-12-27-27s12-27 27-27 28 12 28 27-13 27-28 27zM6606 247zM6510 247c-15 0-28-12-28-27s13-27 28-27 27 12 27 27-12 27-27 27zM6510 247zM6123 247c-15 0-28-12-28-27s13-27 28-27 27 12 27 27-12 27-27 27zM6123 247zM6026 247c-15 0-27-12-27-27s12-27 27-27 27 12 27 27-12 27-27 27zM6026 247zM3898 247c-16 0-28-12-28-27s12-27 28-27c15 0 27 12 27 27s-12 27-27 27zM3898 247zM3801 247c-15 0-27-12-27-27s12-27 27-27 27 12 27 27-12 27-27 27zM3801 247zM3703 247c-15 0-27-12-27-27s12-27 27-27 27 12 27 27-12 27-27 27zM3703 247zM3606 247c-15 0-27-12-27-27s12-27 27-27 28 12 28 27-13 27-28 27zM3606 247zM3510 247c-15 0-28-12-28-27s13-27 28-27 27 12 27 27-12 27-27 27zM3510 247zM3413 247c-15 0-27-12-27-27s12-27 27-27 27 12 27 27-12 27-27 27zM3413 247zM3316 247c-15 0-27-12-27-27s12-27 27-27 27 12 27 27-12 27-27 27zM3316 247zM3219 247c-15 0-27-12-27-27s12-27 27-27 28 12 28 27-13 27-28 27zM3219 247zM3123 247c-15 0-28-12-28-27s13-27 28-27 27 12 27 27-12 27-27 27zM3123 247zM3026 247c-15 0-27-12-27-27s12-27 27-27 27 12 27 27-12 27-27 27zM3026 247zM1478 247c-15 0-27-12-27-27s12-27 27-27 27 12 27 27-12 27-27 27zM1478 247zM1381 247c-15 0-27-12-27-27s12-27 27-27 27 12 27 27-12 27-27 27zM1381 247zM1284 247c-15 0-27-12-27-27s12-27 27-27 28 12 28 27-13 27-28 27zM1284 247zM1188 247c-15 0-28-12-28-27s13-27 28-27 27 12 27 27-12 27-27 27zM1188 247zM1091 247c-15 0-27-12-27-27s12-27 27-27 27 12 27 27-12 27-27 27zM1091 247zM994 247c-15 0-27-12-27-27s12-27 27-27 27 12 27 27-12 27-27 27zM994 247zM897 247c-15 0-27-12-27-27s12-27 27-27 28 12 28 27-13 27-28 27zM897 247zM801 247c-15 0-28-12-28-27s13-27 28-27 27 12 27 27-12 27-27 27zM801 247zM704 247c-15 0-27-12-27-27s12-27 27-27 27 12 27 27-12 27-27 27zM704 247zM607 247c-15 0-27-12-27-27s12-27 27-27 27 12 27 27-12 27-27 27zM607 247zM510 247c-15 0-27-12-27-27s12-27 27-27c16 0 28 12 28 27s-12 27-28 27zM510 247zM414 247c-15 0-28-12-28-27s13-27 28-27 27 12 27 27-12 27-27 27zM414 247zM317 247c-15 0-27-12-27-27s12-27 27-27 27 12 27 27-12 27-27 27zM317 247zM220 247c-15 0-27-12-27-27s12-27 27-27 27 12 27 27-12 27-27 27zM220 247zM124 247c-16 0-28-12-28-27s12-27 28-27c15 0 27 12 27 27s-12 27-27 27zM124 247zM27 247c-15 0-27-12-27-27s12-27 27-27 27 12 27 27-12 27-27 27zM27 247zM7475 247c-14-1-25-12-25-27 0-14 11-26 25-27zM7475 247zM7187 151c-15 0-27-12-27-27 0-16 12-28 27-28s27 12 27 28c0 15-12 27-27 27zM7187 151zM7090 151c-15 0-27-12-27-27 0-16 12-28 27-28s27 12 27 28c0 15-12 27-27 27zM7090 151zM6993 151c-15 0-27-12-27-27 0-16 12-28 27-28s28 12 28 28c0 15-13 27-28 27zM6993 151zM6897 151c-15 0-28-12-28-27 0-16 13-28 28-28s27 12 27 28c0 15-12 27-27 27zM6897 151zM6800 151c-15 0-27-12-27-27 0-16 12-28 27-28s27 12 27 28c0 15-12 27-27 27zM6800 151zM6703 151c-15 0-27-12-27-27 0-16 12-28 27-28s27 12 27 28c0 15-12 27-27 27zM6703 151zM6606 151c-15 0-27-12-27-27 0-16 12-28 27-28s28 12 28 28c0 15-13 27-28 27zM6606 151zM6510 151c-15 0-28-12-28-27 0-16 13-28 28-28s27 12 27 28c0 15-12 27-27 27zM6510 151zM6413 151c-15 0-27-12-27-27 0-16 12-28 27-28s27 12 27 28c0 15-12 27-27 27zM6413 151zM6316 151c-15 0-27-12-27-27 0-16 12-28 27-28s27 12 27 28c0 15-12 27-27 27zM6316 151zM6219 151c-15 0-27-12-27-27 0-16 12-28 27-28s28 12 28 28c0 15-13 27-28 27zM6219 151zM6026 151c-15 0-27-12-27-27 0-16 12-28 27-28s27 12 27 28c0 15-12 27-27 27zM6026 151zM5929 151c-15 0-27-12-27-27 0-16 12-28 27-28s27 12 27 28c0 15-12 27-27 27zM5929 151zM3898 151c-16 0-28-12-28-27 0-16 12-28 28-28 15 0 27 12 27 28 0 15-12 27-27 27zM3898 151zM3801 151c-15 0-27-12-27-27 0-16 12-28 27-28s27 12 27 28c0 15-12 27-27 27zM3801 151zM3703 151c-15 0-27-12-27-27 0-16 12-28 27-28s27 12 27 28c0 15-12 27-27 27zM3703 151zM3606 151c-15 0-27-12-27-27 0-16 12-28 27-28s28 12 28 28c0 15-13 27-28 27zM3606 151zM3510 151c-15 0-28-12-28-27 0-16 13-28 28-28s27 12 27 28c0 15-12 27-27 27zM3510 151zM3413 151c-15 0-27-12-27-27 0-16 12-28 27-28s27 12 27 28c0 15-12 27-27 27zM3413 151zM3316 151c-15 0-27-12-27-27 0-16 12-28 27-28s27 12 27 28c0 15-12 27-27 27zM3316 151zM3219 151c-15 0-27-12-27-27 0-16 12-28 27-28s28 12 28 28c0 15-13 27-28 27zM3219 151zM3123 151c-15 0-28-12-28-27 0-16 13-28 28-28s27 12 27 28c0 15-12 27-27 27zM3123 151zM3026 151c-15 0-27-12-27-27 0-16 12-28 27-28s27 12 27 28c0 15-12 27-27 27zM3026 151zM2929 151c-15 0-27-12-27-27 0-16 12-28 27-28s27 12 27 28c0 15-12 27-27 27zM2929 151zM1188 151c-15 0-28-12-28-27 0-16 13-28 28-28s27 12 27 28c0 15-12 27-27 27zM1188 151zM1091 151c-15 0-27-12-27-27 0-16 12-28 27-28s27 12 27 28c0 15-12 27-27 27zM1091 151zM994 151c-15 0-27-12-27-27 0-16 12-28 27-28s27 12 27 28c0 15-12 27-27 27zM994 151zM897 151c-15 0-27-12-27-27 0-16 12-28 27-28s28 12 28 28c0 15-13 27-28 27zM897 151zM801 151c-15 0-28-12-28-27 0-16 13-28 28-28s27 12 27 28c0 15-12 27-27 27zM801 151zM704 151c-15 0-27-12-27-27 0-16 12-28 27-28s27 12 27 28c0 15-12 27-27 27zM704 151zM607 151c-15 0-27-12-27-27 0-16 12-28 27-28s27 12 27 28c0 15-12 27-27 27zM607 151zM510 151c-15 0-27-12-27-27 0-16 12-28 27-28 16 0 28 12 28 28 0 15-12 27-28 27zM510 151zM414 151c-15 0-28-12-28-27 0-16 13-28 28-28s27 12 27 28c0 15-12 27-27 27zM414 151zM317 151c-15 0-27-12-27-27 0-16 12-28 27-28s27 12 27 28c0 15-12 27-27 27zM317 151zM220 151c-15 0-27-12-27-27 0-16 12-28 27-28s27 12 27 28c0 15-12 27-27 27zM220 151zM124 151c-16 0-28-12-28-27 0-16 12-28 28-28 15 0 27 12 27 28 0 15-12 27-27 27zM124 151zM27 151c-15 0-27-12-27-27 0-16 12-28 27-28s27 12 27 28c0 15-12 27-27 27zM27 151zM6800 54c-15 0-27-12-27-27s12-27 27-27 27 12 27 27-12 27-27 27zM6800 54zM6703 54c-15 0-27-12-27-27s12-27 27-27 27 12 27 27-12 27-27 27zM6703 54zM6606 54c-15 0-27-12-27-27s12-27 27-27 28 12 28 27-13 27-28 27zM6606 54zM6510 54c-15 0-28-12-28-27s13-27 28-27 27 12 27 27-12 27-27 27zM6510 54zM6413 54c-15 0-27-12-27-27s12-27 27-27 27 12 27 27-12 27-27 27zM6413 54zM6316 54c-15 0-27-12-27-27s12-27 27-27 27 12 27 27-12 27-27 27zM6316 54zM6219 54c-15 0-27-12-27-27s12-27 27-27 28 12 28 27-13 27-28 27zM6219 54zM6026 54c-15 0-27-12-27-27s12-27 27-27 27 12 27 27-12 27-27 27zM6026 54zM5929 54c-15 0-27-12-27-27s12-27 27-27 27 12 27 27-12 27-27 27zM5929 54zM5832 54c-15 0-27-12-27-27s12-27 27-27 28 12 28 27-13 27-28 27zM5832 54zM3994 54c-15 0-27-12-27-27s12-27 27-27 28 12 28 27-13 27-28 27zM3994 54zM3898 54c-16 0-28-12-28-27s12-27 28-27c15 0 27 12 27 27s-12 27-27 27zM3898 54zM3801 54c-15 0-27-12-27-27s12-27 27-27 27 12 27 27-12 27-27 27zM3801 54zM3703 54c-15 0-27-12-27-27s12-27 27-27 27 12 27 27-12 27-27 27zM3703 54zM3606 54c-15 0-27-12-27-27s12-27 27-27 28 12 28 27-13 27-28 27zM3606 54zM3510 54c-15 0-28-12-28-27s13-27 28-27 27 12 27 27-12 27-27 27zM3510 54zM3413 54c-15 0-27-12-27-27s12-27 27-27 27 12 27 27-12 27-27 27zM3413 54zM3316 54c-15 0-27-12-27-27s12-27 27-27 27 12 27 27-12 27-27 27zM3316 54zM3219 54c-15 0-27-12-27-27s12-27 27-27 28 12 28 27-13 27-28 27zM3219 54zM3123 54c-15 0-28-12-28-27s13-27 28-27 27 12 27 27-12 27-27 27zM3123 54zM3026 54c-15 0-27-12-27-27s12-27 27-27 27 12 27 27-12 27-27 27zM3026 54zM2929 54c-15 0-27-12-27-27s12-27 27-27 27 12 27 27-12 27-27 27zM2929 54zM994 54c-15 0-27-12-27-27s12-27 27-27 27 12 27 27-12 27-27 27z">
            <text:p/>
          </draw:path>
          <draw:path draw:style-name="gr2" draw:text-style-name="P2" draw:layer="layout" svg:width="7.988cm" svg:height="1.022cm" svg:x="0.461cm" svg:y="2.419cm" svg:viewBox="0 0 7989 1023" svg:d="M1962 1023c-15 0-28-12-28-27s13-27 28-27 27 12 27 27-12 27-27 27zM1962 1023zM1865 1023c-15 0-27-12-27-27s12-27 27-27 27 12 27 27-12 27-27 27zM1865 1023zM1768 1023c-15 0-27-12-27-27s12-27 27-27 27 12 27 27-12 27-27 27zM1768 1023zM1671 1023c-15 0-27-12-27-27s12-27 27-27 28 12 28 27-13 27-28 27zM1671 1023zM1575 1023c-15 0-28-12-28-27s13-27 28-27 27 12 27 27-12 27-27 27zM1575 1023zM1478 1023c-15 0-27-12-27-27s12-27 27-27 27 12 27 27-12 27-27 27zM1478 1023zM1381 1023c-15 0-27-12-27-27s12-27 27-27 27 12 27 27-12 27-27 27zM1381 1023zM1284 1023c-15 0-27-12-27-27s12-27 27-27c16 0 28 12 28 27s-12 27-28 27zM1284 1023zM1188 1023c-15 0-28-12-28-27s13-27 28-27 27 12 27 27-12 27-27 27zM1188 1023zM1091 1023c-15 0-27-12-27-27s12-27 27-27 27 12 27 27-12 27-27 27zM1091 1023zM7478 927c-15 0-27-12-27-28 0-15 12-27 27-27s27 12 27 27c0 16-12 28-27 28zM7478 927zM7381 927c-15 0-27-12-27-28 0-15 12-27 27-27s28 12 28 27c0 16-13 28-28 28zM7381 927zM7091 927c-15 0-27-12-27-28 0-15 12-27 27-27s27 12 27 27c0 16-12 28-27 28zM7091 927zM6994 927c-15 0-27-12-27-28 0-15 12-27 27-27s28 12 28 27c0 16-13 28-28 28zM6994 927zM6898 927c-15 0-28-12-28-28 0-15 13-27 28-27s27 12 27 27c0 16-12 28-27 28zM6898 927zM6801 927c-15 0-27-12-27-28 0-15 12-27 27-27s27 12 27 27c0 16-12 28-27 28zM6801 927zM5155 927c-15 0-27-12-27-28 0-15 12-27 27-27s27 12 27 27c0 16-12 28-27 28zM5155 927zM5058 927c-15 0-27-12-27-28 0-15 12-27 27-27 16 0 28 12 28 27 0 16-12 28-28 28zM5058 927zM4962 927c-15 0-28-12-28-28 0-15 13-27 28-27s27 12 27 27c0 16-12 28-27 28zM4962 927zM4865 927c-15 0-27-12-27-28 0-15 12-27 27-27s27 12 27 27c0 16-12 28-27 28zM4865 927zM4768 927c-15 0-27-12-27-28 0-15 12-27 27-27s27 12 27 27c0 16-12 28-27 28zM4768 927zM4671 927c-15 0-27-12-27-28 0-15 12-27 27-27 16 0 28 12 28 27 0 16-12 28-28 28zM4671 927zM4575 927c-15 0-27-12-27-28 0-15 12-27 27-27s27 12 27 27c0 16-12 28-27 28zM4575 927zM4478 927c-15 0-27-12-27-28 0-15 12-27 27-27s27 12 27 27c0 16-12 28-27 28zM4478 927zM4381 927c-15 0-27-12-27-28 0-15 12-27 27-27s28 12 28 27c0 16-13 28-28 28zM4381 927zM4284 927c-15 0-27-12-27-28 0-15 12-27 27-27 16 0 28 12 28 27 0 16-12 28-28 28zM4284 927zM4188 927c-15 0-28-12-28-28 0-15 13-27 28-27s27 12 27 27c0 16-12 28-27 28zM4188 927zM4091 927c-15 0-27-12-27-28 0-15 12-27 27-27s27 12 27 27c0 16-12 28-27 28zM4091 927zM3994 927c-15 0-27-12-27-28 0-15 12-27 27-27s28 12 28 27c0 16-13 28-28 28zM3994 927zM3511 927c-16 0-28-12-28-28 0-15 12-27 28-27 15 0 27 12 27 27 0 16-12 28-27 28zM3511 927zM3414 927c-15 0-27-12-27-28 0-15 12-27 27-27s27 12 27 27c0 16-12 28-27 28zM3414 927zM2059 927c-15 0-27-12-27-28 0-15 12-27 27-27s28 12 28 27c0 16-13 28-28 28zM2059 927zM1962 927c-15 0-28-12-28-28 0-15 13-27 28-27s27 12 27 27c0 16-12 28-27 28zM1962 927zM1865 927c-15 0-27-12-27-28 0-15 12-27 27-27s27 12 27 27c0 16-12 28-27 28zM1865 927zM1768 927c-15 0-27-12-27-28 0-15 12-27 27-27s27 12 27 27c0 16-12 28-27 28zM1768 927zM1671 927c-15 0-27-12-27-28 0-15 12-27 27-27s28 12 28 27c0 16-13 28-28 28zM1671 927zM1575 927c-15 0-28-12-28-28 0-15 13-27 28-27s27 12 27 27c0 16-12 28-27 28zM1575 927zM1478 927c-15 0-27-12-27-28 0-15 12-27 27-27s27 12 27 27c0 16-12 28-27 28zM1478 927zM1381 927c-15 0-27-12-27-28 0-15 12-27 27-27s27 12 27 27c0 16-12 28-27 28zM1381 927zM1284 927c-15 0-27-12-27-28 0-15 12-27 27-27 16 0 28 12 28 27 0 16-12 28-28 28zM1284 927zM1188 927c-15 0-28-12-28-28 0-15 13-27 28-27s27 12 27 27c0 16-12 28-27 28zM1188 927zM7768 830c-15 0-27-12-27-27s12-28 27-28 28 13 28 28-13 27-28 27zM7768 830zM7671 830c-15 0-27-12-27-27s12-28 27-28c16 0 28 13 28 28s-12 27-28 27zM7671 830zM7478 830c-15 0-27-12-27-27s12-28 27-28 27 13 27 28-12 27-27 27zM7478 830zM6994 830c-15 0-27-12-27-27s12-28 27-28 28 13 28 28-13 27-28 27zM6994 830zM6898 830c-15 0-28-12-28-27s13-28 28-28 27 13 27 28-12 27-27 27zM6898 830zM6317 830c-15 0-27-12-27-27s12-28 27-28 27 13 27 28-12 27-27 27zM6317 830zM5349 830c-15 0-28-12-28-27s13-28 28-28 27 13 27 28-12 27-27 27zM5349 830zM5252 830c-15 0-27-12-27-27s12-28 27-28 27 13 27 28-12 27-27 27zM5252 830zM5155 830c-15 0-27-12-27-27s12-28 27-28 27 13 27 28-12 27-27 27zM5155 830zM5058 830c-15 0-27-12-27-27s12-28 27-28c16 0 28 13 28 28s-12 27-28 27zM5058 830zM4962 830c-15 0-28-12-28-27s13-28 28-28 27 13 27 28-12 27-27 27zM4962 830zM4865 830c-15 0-27-12-27-27s12-28 27-28 27 13 27 28-12 27-27 27zM4865 830zM4768 830c-15 0-27-12-27-27s12-28 27-28 27 13 27 28-12 27-27 27zM4768 830zM4671 830c-15 0-27-12-27-27s12-28 27-28c16 0 28 13 28 28s-12 27-28 27zM4671 830zM4575 830c-15 0-27-12-27-27s12-28 27-28 27 13 27 28-12 27-27 27zM4575 830zM4478 830c-15 0-27-12-27-27s12-28 27-28 27 13 27 28-12 27-27 27zM4478 830zM4381 830c-15 0-27-12-27-27s12-28 27-28 28 13 28 28-13 27-28 27zM4381 830zM4284 830c-15 0-27-12-27-27s12-28 27-28c16 0 28 13 28 28s-12 27-28 27zM4284 830zM4188 830c-15 0-28-12-28-27s13-28 28-28 27 13 27 28-12 27-27 27zM4188 830zM4091 830c-15 0-27-12-27-27s12-28 27-28 27 13 27 28-12 27-27 27zM4091 830zM3994 830c-15 0-27-12-27-27s12-28 27-28 28 13 28 28-13 27-28 27zM3994 830zM3898 830c-16 0-28-12-28-27s12-28 28-28c15 0 27 13 27 28s-12 27-27 27zM3898 830zM3801 830c-15 0-27-12-27-27s12-28 27-28 27 13 27 28-12 27-27 27zM3801 830zM3704 830c-15 0-27-12-27-27s12-28 27-28 27 13 27 28-12 27-27 27zM3704 830zM3607 830c-15 0-27-12-27-27s12-28 27-28 28 13 28 28-13 27-28 27zM3607 830zM3511 830c-16 0-28-12-28-27s12-28 28-28c15 0 27 13 27 28s-12 27-27 27zM3511 830zM3414 830c-15 0-27-12-27-27s12-28 27-28 27 13 27 28-12 27-27 27zM3414 830zM3317 830c-15 0-27-12-27-27s12-28 27-28 27 13 27 28-12 27-27 27zM3317 830zM1768 830c-15 0-27-12-27-27s12-28 27-28 27 13 27 28-12 27-27 27zM1768 830zM1671 830c-15 0-27-12-27-27s12-28 27-28 28 13 28 28-13 27-28 27zM1671 830zM1575 830c-15 0-28-12-28-27s13-28 28-28 27 13 27 28-12 27-27 27zM1575 830zM1478 830c-15 0-27-12-27-27s12-28 27-28 27 13 27 28-12 27-27 27zM1478 830zM1381 830c-15 0-27-12-27-27s12-28 27-28 27 13 27 28-12 27-27 27zM1381 830zM1284 830c-15 0-27-12-27-27s12-28 27-28c16 0 28 13 28 28s-12 27-28 27zM1284 830zM1188 830c-15 0-28-12-28-27s13-28 28-28 27 13 27 28-12 27-27 27zM1188 830zM1091 830c-15 0-27-12-27-27s12-28 27-28 27 13 27 28-12 27-27 27zM1091 830zM7768 732c-15 0-27-12-27-27s12-27 27-27 28 12 28 27-13 27-28 27zM7768 732zM7671 732c-15 0-27-12-27-27s12-27 27-27c16 0 28 12 28 27s-12 27-28 27zM7671 732zM7091 732c-15 0-27-12-27-27s12-27 27-27 27 12 27 27-12 27-27 27zM7091 732zM6898 732c-15 0-28-12-28-27s13-27 28-27 27 12 27 27-12 27-27 27zM6898 732zM6220 732c-15 0-27-12-27-27s12-27 27-27 28 12 28 27-13 27-28 27zM6220 732zM5349 732c-15 0-28-12-28-27s13-27 28-27 27 12 27 27-12 27-27 27zM5349 732zM5252 732c-15 0-27-12-27-27s12-27 27-27 27 12 27 27-12 27-27 27zM5252 732zM5155 732c-15 0-27-12-27-27s12-27 27-27 27 12 27 27-12 27-27 27zM5155 732zM5058 732c-15 0-27-12-27-27s12-27 27-27c16 0 28 12 28 27s-12 27-28 27zM5058 732zM4962 732c-15 0-28-12-28-27s13-27 28-27 27 12 27 27-12 27-27 27zM4962 732zM4865 732c-15 0-27-12-27-27s12-27 27-27 27 12 27 27-12 27-27 27zM4865 732zM4768 732c-15 0-27-12-27-27s12-27 27-27 27 12 27 27-12 27-27 27zM4768 732zM4671 732c-15 0-27-12-27-27s12-27 27-27c16 0 28 12 28 27s-12 27-28 27zM4671 732zM4575 732c-15 0-27-12-27-27s12-27 27-27 27 12 27 27-12 27-27 27zM4575 732zM4478 732c-15 0-27-12-27-27s12-27 27-27 27 12 27 27-12 27-27 27zM4478 732zM4381 732c-15 0-27-12-27-27s12-27 27-27 28 12 28 27-13 27-28 27zM4381 732zM4284 732c-15 0-27-12-27-27s12-27 27-27c16 0 28 12 28 27s-12 27-28 27zM4284 732zM4188 732c-15 0-28-12-28-27s13-27 28-27 27 12 27 27-12 27-27 27zM4188 732zM4091 732c-15 0-27-12-27-27s12-27 27-27 27 12 27 27-12 27-27 27zM4091 732zM3994 732c-15 0-27-12-27-27s12-27 27-27 28 12 28 27-13 27-28 27zM3994 732zM3898 732c-16 0-28-12-28-27s12-27 28-27c15 0 27 12 27 27s-12 27-27 27zM3898 732zM3801 732c-15 0-27-12-27-27s12-27 27-27 27 12 27 27-12 27-27 27zM3801 732zM3704 732c-15 0-27-12-27-27s12-27 27-27 27 12 27 27-12 27-27 27zM3704 732zM3607 732c-15 0-27-12-27-27s12-27 27-27 28 12 28 27-13 27-28 27zM3607 732zM3511 732c-16 0-28-12-28-27s12-27 28-27c15 0 27 12 27 27s-12 27-27 27zM3511 732zM3414 732c-15 0-27-12-27-27s12-27 27-27 27 12 27 27-12 27-27 27zM3414 732zM3317 732c-15 0-27-12-27-27s12-27 27-27 27 12 27 27-12 27-27 27zM3317 732zM1671 732c-15 0-27-12-27-27s12-27 27-27 28 12 28 27-13 27-28 27zM1671 732zM1575 732c-15 0-28-12-28-27s13-27 28-27 27 12 27 27-12 27-27 27zM1575 732zM1478 732c-15 0-27-12-27-27s12-27 27-27 27 12 27 27-12 27-27 27zM1478 732zM1381 732c-15 0-27-12-27-27s12-27 27-27 27 12 27 27-12 27-27 27zM1381 732zM1284 732c-15 0-27-12-27-27s12-27 27-27c16 0 28 12 28 27s-12 27-28 27zM1284 732zM1188 732c-15 0-28-12-28-27s13-27 28-27 27 12 27 27-12 27-27 27zM1188 732zM1091 732c-15 0-27-12-27-27s12-27 27-27 27 12 27 27-12 27-27 27zM1091 732zM994 732c-15 0-27-12-27-27s12-27 27-27 27 12 27 27-12 27-27 27zM994 732zM897 732c-15 0-27-12-27-27s12-27 27-27c16 0 28 12 28 27s-12 27-28 27zM897 732zM7768 635c-15 0-27-12-27-27s12-27 27-27 28 12 28 27-13 27-28 27zM7768 635zM7671 635c-15 0-27-12-27-27s12-27 27-27c16 0 28 12 28 27s-12 27-28 27zM7671 635zM7575 635c-15 0-27-12-27-27s12-27 27-27 27 12 27 27-12 27-27 27zM7575 635zM7188 635c-15 0-27-12-27-27s12-27 27-27 27 12 27 27-12 27-27 27zM7188 635zM7091 635c-15 0-27-12-27-27s12-27 27-27 27 12 27 27-12 27-27 27zM7091 635zM6994 635c-15 0-27-12-27-27s12-27 27-27 28 12 28 27-13 27-28 27zM6994 635zM6898 635c-15 0-28-12-28-27s13-27 28-27 27 12 27 27-12 27-27 27zM6898 635zM6317 635c-15 0-27-12-27-27s12-27 27-27 27 12 27 27-12 27-27 27zM6317 635zM6220 635c-15 0-27-12-27-27s12-27 27-27 28 12 28 27-13 27-28 27zM6220 635zM6124 635c-15 0-28-12-28-27s13-27 28-27 27 12 27 27-12 27-27 27zM6124 635zM5155 635c-15 0-27-12-27-27s12-27 27-27 27 12 27 27-12 27-27 27zM5155 635zM5058 635c-15 0-27-12-27-27s12-27 27-27c16 0 28 12 28 27s-12 27-28 27zM5058 635zM4962 635c-15 0-28-12-28-27s13-27 28-27 27 12 27 27-12 27-27 27zM4962 635zM4865 635c-15 0-27-12-27-27s12-27 27-27 27 12 27 27-12 27-27 27zM4865 635zM4768 635c-15 0-27-12-27-27s12-27 27-27 27 12 27 27-12 27-27 27zM4768 635zM4671 635c-15 0-27-12-27-27s12-27 27-27c16 0 28 12 28 27s-12 27-28 27zM4671 635zM4575 635c-15 0-27-12-27-27s12-27 27-27 27 12 27 27-12 27-27 27zM4575 635zM4478 635c-15 0-27-12-27-27s12-27 27-27 27 12 27 27-12 27-27 27zM4478 635zM4381 635c-15 0-27-12-27-27s12-27 27-27 28 12 28 27-13 27-28 27zM4381 635zM4284 635c-15 0-27-12-27-27s12-27 27-27c16 0 28 12 28 27s-12 27-28 27zM4284 635zM4188 635c-15 0-28-12-28-27s13-27 28-27 27 12 27 27-12 27-27 27zM4188 635zM4091 635c-15 0-27-12-27-27s12-27 27-27 27 12 27 27-12 27-27 27zM4091 635zM3994 635c-15 0-27-12-27-27s12-27 27-27 28 12 28 27-13 27-28 27zM3994 635zM3898 635c-16 0-28-12-28-27s12-27 28-27c15 0 27 12 27 27s-12 27-27 27zM3898 635zM3801 635c-15 0-27-12-27-27s12-27 27-27 27 12 27 27-12 27-27 27zM3801 635zM3704 635c-15 0-27-12-27-27s12-27 27-27 27 12 27 27-12 27-27 27zM3704 635zM3607 635c-15 0-27-12-27-27s12-27 27-27 28 12 28 27-13 27-28 27zM3607 635zM3511 635c-16 0-28-12-28-27s12-27 28-27c15 0 27 12 27 27s-12 27-27 27zM3511 635zM3414 635c-15 0-27-12-27-27s12-27 27-27 27 12 27 27-12 27-27 27zM3414 635zM3317 635c-15 0-27-12-27-27s12-27 27-27 27 12 27 27-12 27-27 27zM3317 635zM3220 635c-15 0-27-12-27-27s12-27 27-27 28 12 28 27-13 27-28 27zM3220 635zM1381 635c-15 0-27-12-27-27s12-27 27-27 27 12 27 27-12 27-27 27zM1381 635zM994 635c-15 0-27-12-27-27s12-27 27-27 27 12 27 27-12 27-27 27zM994 635zM897 635c-15 0-27-12-27-27s12-27 27-27c16 0 28 12 28 27s-12 27-28 27zM897 635zM801 635c-15 0-28-12-28-27s13-27 28-27 27 12 27 27-12 27-27 27zM801 635zM7671 539c-15 0-27-12-27-28 0-15 12-27 27-27 16 0 28 12 28 27 0 16-12 28-28 28zM7671 539zM7575 539c-15 0-27-12-27-28 0-15 12-27 27-27s27 12 27 27c0 16-12 28-27 28zM7575 539zM7188 539c-15 0-27-12-27-28 0-15 12-27 27-27s27 12 27 27c0 16-12 28-27 28zM7188 539zM7091 539c-15 0-27-12-27-28 0-15 12-27 27-27s27 12 27 27c0 16-12 28-27 28zM7091 539zM6994 539c-15 0-27-12-27-28 0-15 12-27 27-27s28 12 28 27c0 16-13 28-28 28zM6994 539zM6898 539c-15 0-28-12-28-28 0-15 13-27 28-27s27 12 27 27c0 16-12 28-27 28zM6898 539zM6317 539c-15 0-27-12-27-28 0-15 12-27 27-27s27 12 27 27c0 16-12 28-27 28zM6317 539zM6220 539c-15 0-27-12-27-28 0-15 12-27 27-27s28 12 28 27c0 16-13 28-28 28zM6220 539zM6124 539c-15 0-28-12-28-28 0-15 13-27 28-27s27 12 27 27c0 16-12 28-27 28zM6124 539zM5349 539c-15 0-28-12-28-28 0-15 13-27 28-27s27 12 27 27c0 16-12 28-27 28zM5349 539zM5252 539c-15 0-27-12-27-28 0-15 12-27 27-27s27 12 27 27c0 16-12 28-27 28zM5252 539zM5155 539c-15 0-27-12-27-28 0-15 12-27 27-27s27 12 27 27c0 16-12 28-27 28zM5155 539zM4962 539c-15 0-28-12-28-28 0-15 13-27 28-27s27 12 27 27c0 16-12 28-27 28zM4962 539zM4865 539c-15 0-27-12-27-28 0-15 12-27 27-27s27 12 27 27c0 16-12 28-27 28zM4865 539zM4768 539c-15 0-27-12-27-28 0-15 12-27 27-27s27 12 27 27c0 16-12 28-27 28zM4768 539zM4671 539c-15 0-27-12-27-28 0-15 12-27 27-27 16 0 28 12 28 27 0 16-12 28-28 28zM4671 539zM4575 539c-15 0-27-12-27-28 0-15 12-27 27-27s27 12 27 27c0 16-12 28-27 28zM4575 539zM4478 539c-15 0-27-12-27-28 0-15 12-27 27-27s27 12 27 27c0 16-12 28-27 28zM4478 539zM4381 539c-15 0-27-12-27-28 0-15 12-27 27-27s28 12 28 27c0 16-13 28-28 28zM4381 539zM4284 539c-15 0-27-12-27-28 0-15 12-27 27-27 16 0 28 12 28 27 0 16-12 28-28 28zM4284 539zM4188 539c-15 0-28-12-28-28 0-15 13-27 28-27s27 12 27 27c0 16-12 28-27 28zM4188 539zM4091 539c-15 0-27-12-27-28 0-15 12-27 27-27s27 12 27 27c0 16-12 28-27 28zM4091 539zM3994 539c-15 0-27-12-27-28 0-15 12-27 27-27s28 12 28 27c0 16-13 28-28 28zM3994 539zM3898 539c-16 0-28-12-28-28 0-15 12-27 28-27 15 0 27 12 27 27 0 16-12 28-27 28zM3898 539zM3801 539c-15 0-27-12-27-28 0-15 12-27 27-27s27 12 27 27c0 16-12 28-27 28zM3801 539zM3704 539c-15 0-27-12-27-28 0-15 12-27 27-27s27 12 27 27c0 16-12 28-27 28zM3704 539zM3607 539c-15 0-27-12-27-28 0-15 12-27 27-27s28 12 28 27c0 16-13 28-28 28zM3607 539zM3511 539c-16 0-28-12-28-28 0-15 12-27 28-27 15 0 27 12 27 27 0 16-12 28-27 28zM3511 539zM3414 539c-15 0-27-12-27-28 0-15 12-27 27-27s27 12 27 27c0 16-12 28-27 28zM3414 539zM3317 539c-15 0-27-12-27-28 0-15 12-27 27-27s27 12 27 27c0 16-12 28-27 28zM3317 539zM3220 539c-15 0-27-12-27-28 0-15 12-27 27-27s28 12 28 27c0 16-13 28-28 28zM3220 539zM994 539c-15 0-27-12-27-28 0-15 12-27 27-27s27 12 27 27c0 16-12 28-27 28zM994 539zM897 539c-15 0-27-12-27-28 0-15 12-27 27-27 16 0 28 12 28 27 0 16-12 28-28 28zM897 539zM801 539c-15 0-28-12-28-28 0-15 13-27 28-27s27 12 27 27c0 16-12 28-27 28zM801 539zM704 539c-15 0-27-12-27-28 0-15 12-27 27-27s27 12 27 27c0 16-12 28-27 28zM704 539zM607 539c-15 0-27-12-27-28 0-15 12-27 27-27s28 12 28 27c0 16-13 28-28 28zM607 539zM510 539c-15 0-27-12-27-28 0-15 12-27 27-27 16 0 28 12 28 27 0 16-12 28-28 28zM510 539zM7671 442c-15 0-27-12-27-27s12-27 27-27c16 0 28 12 28 27s-12 27-28 27zM7671 442zM7575 442c-15 0-27-12-27-27s12-27 27-27 27 12 27 27-12 27-27 27zM7575 442zM7285 442c-15 0-28-12-28-27s13-27 28-27 27 12 27 27-12 27-27 27zM7285 442zM7091 442c-15 0-27-12-27-27s12-27 27-27 27 12 27 27-12 27-27 27zM7091 442zM6994 442c-15 0-27-12-27-27s12-27 27-27 28 12 28 27-13 27-28 27zM6994 442zM6898 442c-15 0-28-12-28-27s13-27 28-27 27 12 27 27-12 27-27 27zM6898 442zM6801 442c-15 0-27-12-27-27s12-27 27-27 27 12 27 27-12 27-27 27zM6801 442zM6414 442c-15 0-27-12-27-27s12-27 27-27 27 12 27 27-12 27-27 27zM6414 442zM6317 442c-15 0-27-12-27-27s12-27 27-27 27 12 27 27-12 27-27 27zM6317 442zM6220 442c-15 0-27-12-27-27s12-27 27-27 28 12 28 27-13 27-28 27zM6220 442zM6124 442c-15 0-28-12-28-27s13-27 28-27 27 12 27 27-12 27-27 27zM6124 442zM5445 442c-15 0-27-12-27-27s12-27 27-27 28 12 28 27-13 27-28 27zM5445 442zM5349 442c-15 0-28-12-28-27s13-27 28-27 27 12 27 27-12 27-27 27zM5349 442zM5252 442c-15 0-27-12-27-27s12-27 27-27 27 12 27 27-12 27-27 27zM5252 442zM5155 442c-15 0-27-12-27-27s12-27 27-27 27 12 27 27-12 27-27 27zM5155 442zM5058 442c-15 0-27-12-27-27s12-27 27-27c16 0 28 12 28 27s-12 27-28 27zM5058 442zM4865 442c-15 0-27-12-27-27s12-27 27-27 27 12 27 27-12 27-27 27zM4865 442zM4768 442c-15 0-27-12-27-27s12-27 27-27 27 12 27 27-12 27-27 27zM4768 442zM4671 442c-15 0-27-12-27-27s12-27 27-27c16 0 28 12 28 27s-12 27-28 27zM4671 442zM4575 442c-15 0-27-12-27-27s12-27 27-27 27 12 27 27-12 27-27 27zM4575 442zM4478 442c-15 0-27-12-27-27s12-27 27-27 27 12 27 27-12 27-27 27zM4478 442zM4381 442c-15 0-27-12-27-27s12-27 27-27 28 12 28 27-13 27-28 27zM4381 442zM4284 442c-15 0-27-12-27-27s12-27 27-27c16 0 28 12 28 27s-12 27-28 27zM4284 442zM4188 442c-15 0-28-12-28-27s13-27 28-27 27 12 27 27-12 27-27 27zM4188 442zM4091 442c-15 0-27-12-27-27s12-27 27-27 27 12 27 27-12 27-27 27zM4091 442zM3994 442c-15 0-27-12-27-27s12-27 27-27 28 12 28 27-13 27-28 27zM3994 442zM3898 442c-16 0-28-12-28-27s12-27 28-27c15 0 27 12 27 27s-12 27-27 27zM3898 442zM3801 442c-15 0-27-12-27-27s12-27 27-27 27 12 27 27-12 27-27 27zM3801 442zM3704 442c-15 0-27-12-27-27s12-27 27-27 27 12 27 27-12 27-27 27zM3704 442zM3607 442c-15 0-27-12-27-27s12-27 27-27 28 12 28 27-13 27-28 27zM3607 442zM3511 442c-16 0-28-12-28-27s12-27 28-27c15 0 27 12 27 27s-12 27-27 27zM3511 442zM3414 442c-15 0-27-12-27-27s12-27 27-27 27 12 27 27-12 27-27 27zM3414 442zM3317 442c-15 0-27-12-27-27s12-27 27-27 27 12 27 27-12 27-27 27zM3317 442zM3220 442c-15 0-27-12-27-27s12-27 27-27 28 12 28 27-13 27-28 27zM3220 442zM1575 442c-15 0-28-12-28-27s13-27 28-27 27 12 27 27-12 27-27 27zM1575 442zM1478 442c-15 0-27-12-27-27s12-27 27-27 27 12 27 27-12 27-27 27zM1478 442zM1381 442c-15 0-27-12-27-27s12-27 27-27 27 12 27 27-12 27-27 27zM1381 442zM1284 442c-15 0-27-12-27-27s12-27 27-27c16 0 28 12 28 27s-12 27-28 27zM1284 442zM1188 442c-15 0-28-12-28-27s13-27 28-27 27 12 27 27-12 27-27 27zM1188 442zM801 442c-15 0-28-12-28-27s13-27 28-27 27 12 27 27-12 27-27 27zM801 442zM704 442c-15 0-27-12-27-27s12-27 27-27 27 12 27 27-12 27-27 27zM704 442zM607 442c-15 0-27-12-27-27s12-27 27-27 28 12 28 27-13 27-28 27zM607 442zM510 442c-15 0-27-12-27-27s12-27 27-27c16 0 28 12 28 27s-12 27-28 27zM510 442zM414 442c-15 0-28-12-28-27s13-27 28-27 27 12 27 27-12 27-27 27zM414 442zM317 442c-15 0-27-12-27-27s12-27 27-27 27 12 27 27-12 27-27 27zM317 442zM7285 345c-15 0-28-12-28-27s13-27 28-27 27 12 27 27-12 27-27 27zM7285 345zM7188 345c-15 0-27-12-27-27s12-27 27-27 27 12 27 27-12 27-27 27zM7188 345zM7091 345c-15 0-27-12-27-27s12-27 27-27 27 12 27 27-12 27-27 27zM7091 345zM6994 345c-15 0-27-12-27-27s12-27 27-27 28 12 28 27-13 27-28 27zM6994 345zM6898 345c-15 0-28-12-28-27s13-27 28-27 27 12 27 27-12 27-27 27zM6898 345zM6801 345c-15 0-27-12-27-27s12-27 27-27 27 12 27 27-12 27-27 27zM6801 345zM6704 345c-15 0-27-12-27-27s12-27 27-27 27 12 27 27-12 27-27 27zM6704 345zM6607 345c-15 0-27-12-27-27s12-27 27-27 28 12 28 27-13 27-28 27zM6607 345zM6511 345c-15 0-28-12-28-27s13-27 28-27 27 12 27 27-12 27-27 27zM6511 345zM6414 345c-15 0-27-12-27-27s12-27 27-27 27 12 27 27-12 27-27 27zM6414 345zM6317 345c-15 0-27-12-27-27s12-27 27-27 27 12 27 27-12 27-27 27zM6317 345zM6220 345c-15 0-27-12-27-27s12-27 27-27 28 12 28 27-13 27-28 27zM6220 345zM6124 345c-15 0-28-12-28-27s13-27 28-27 27 12 27 27-12 27-27 27zM6124 345zM6027 345c-15 0-27-12-27-27s12-27 27-27 27 12 27 27-12 27-27 27zM6027 345zM5929 345c-15 0-27-12-27-27s12-27 27-27 27 12 27 27-12 27-27 27zM5929 345zM5542 345c-15 0-27-12-27-27s12-27 27-27 27 12 27 27-12 27-27 27zM5542 345zM5445 345c-15 0-27-12-27-27s12-27 27-27 28 12 28 27-13 27-28 27zM5445 345zM5349 345c-15 0-28-12-28-27s13-27 28-27 27 12 27 27-12 27-27 27zM5349 345zM5252 345c-15 0-27-12-27-27s12-27 27-27 27 12 27 27-12 27-27 27zM5252 345zM5155 345c-15 0-27-12-27-27s12-27 27-27 27 12 27 27-12 27-27 27zM5155 345zM5058 345c-15 0-27-12-27-27s12-27 27-27c16 0 28 12 28 27s-12 27-28 27zM5058 345zM4962 345c-15 0-28-12-28-27s13-27 28-27 27 12 27 27-12 27-27 27zM4962 345zM4865 345c-15 0-27-12-27-27s12-27 27-27 27 12 27 27-12 27-27 27zM4865 345zM4768 345c-15 0-27-12-27-27s12-27 27-27 27 12 27 27-12 27-27 27zM4768 345zM4671 345c-15 0-27-12-27-27s12-27 27-27c16 0 28 12 28 27s-12 27-28 27zM4671 345zM4575 345c-15 0-27-12-27-27s12-27 27-27 27 12 27 27-12 27-27 27zM4575 345zM4478 345c-15 0-27-12-27-27s12-27 27-27 27 12 27 27-12 27-27 27zM4478 345zM4381 345c-15 0-27-12-27-27s12-27 27-27 28 12 28 27-13 27-28 27zM4381 345zM4284 345c-15 0-27-12-27-27s12-27 27-27c16 0 28 12 28 27s-12 27-28 27zM4284 345zM4188 345c-15 0-28-12-28-27s13-27 28-27 27 12 27 27-12 27-27 27zM4188 345zM4091 345c-15 0-27-12-27-27s12-27 27-27 27 12 27 27-12 27-27 27zM4091 345zM3994 345c-15 0-27-12-27-27s12-27 27-27 28 12 28 27-13 27-28 27zM3994 345zM3898 345c-16 0-28-12-28-27s12-27 28-27c15 0 27 12 27 27s-12 27-27 27zM3898 345zM3801 345c-15 0-27-12-27-27s12-27 27-27 27 12 27 27-12 27-27 27zM3801 345zM3704 345c-15 0-27-12-27-27s12-27 27-27 27 12 27 27-12 27-27 27zM3704 345zM3607 345c-15 0-27-12-27-27s12-27 27-27 28 12 28 27-13 27-28 27zM3607 345zM3511 345c-16 0-28-12-28-27s12-27 28-27c15 0 27 12 27 27s-12 27-27 27zM3511 345zM3414 345c-15 0-27-12-27-27s12-27 27-27 27 12 27 27-12 27-27 27zM3414 345zM3317 345c-15 0-27-12-27-27s12-27 27-27 27 12 27 27-12 27-27 27zM3317 345zM3220 345c-15 0-27-12-27-27s12-27 27-27 28 12 28 27-13 27-28 27zM3220 345zM3124 345c-15 0-28-12-28-27s13-27 28-27 27 12 27 27-12 27-27 27zM3124 345zM1381 345c-15 0-27-12-27-27s12-27 27-27 27 12 27 27-12 27-27 27zM1381 345zM1284 345c-15 0-27-12-27-27s12-27 27-27c16 0 28 12 28 27s-12 27-28 27zM1284 345zM1188 345c-15 0-28-12-28-27s13-27 28-27 27 12 27 27-12 27-27 27zM1188 345zM1091 345c-15 0-27-12-27-27s12-27 27-27 27 12 27 27-12 27-27 27zM1091 345zM897 345c-15 0-27-12-27-27s12-27 27-27c16 0 28 12 28 27s-12 27-28 27zM897 345zM801 345c-15 0-28-12-28-27s13-27 28-27 27 12 27 27-12 27-27 27zM801 345zM510 345c-15 0-27-12-27-27s12-27 27-27c16 0 28 12 28 27s-12 27-28 27zM510 345zM414 345c-15 0-28-12-28-27s13-27 28-27 27 12 27 27-12 27-27 27zM414 345zM317 345c-15 0-27-12-27-27s12-27 27-27 27 12 27 27-12 27-27 27zM317 345zM7575 248c-15 0-27-13-27-28s12-27 27-27 27 12 27 27-12 28-27 28zM7575 248zM7478 248c-15 0-27-13-27-28s12-27 27-27 27 12 27 27-12 28-27 28zM7478 248zM7381 248c-15 0-27-13-27-28s12-27 27-27 28 12 28 27-13 28-28 28zM7381 248zM7285 248c-15 0-28-13-28-28s13-27 28-27 27 12 27 27-12 28-27 28zM7285 248zM7188 248c-15 0-27-13-27-28s12-27 27-27 27 12 27 27-12 28-27 28zM7188 248zM7091 248c-15 0-27-13-27-28s12-27 27-27 27 12 27 27-12 28-27 28zM7091 248zM6994 248c-15 0-27-13-27-28s12-27 27-27 28 12 28 27-13 28-28 28zM6994 248zM6898 248c-15 0-28-13-28-28s13-27 28-27 27 12 27 27-12 28-27 28zM6898 248zM6801 248c-15 0-27-13-27-28s12-27 27-27 27 12 27 27-12 28-27 28zM6801 248zM6704 248c-15 0-27-13-27-28s12-27 27-27 27 12 27 27-12 28-27 28zM6704 248zM6607 248c-15 0-27-13-27-28s12-27 27-27 28 12 28 27-13 28-28 28zM6607 248zM6511 248c-15 0-28-13-28-28s13-27 28-27 27 12 27 27-12 28-27 28zM6511 248zM6414 248c-15 0-27-13-27-28s12-27 27-27 27 12 27 27-12 28-27 28zM6414 248zM6317 248c-15 0-27-13-27-28s12-27 27-27 27 12 27 27-12 28-27 28zM6317 248zM6220 248c-15 0-27-13-27-28s12-27 27-27 28 12 28 27-13 28-28 28zM6220 248zM6124 248c-15 0-28-13-28-28s13-27 28-27 27 12 27 27-12 28-27 28zM6124 248zM6027 248c-15 0-27-13-27-28s12-27 27-27 27 12 27 27-12 28-27 28zM6027 248zM5929 248c-15 0-27-13-27-28s12-27 27-27 27 12 27 27-12 28-27 28zM5929 248zM5349 248c-15 0-28-13-28-28s13-27 28-27 27 12 27 27-12 28-27 28zM5349 248zM5252 248c-15 0-27-13-27-28s12-27 27-27 27 12 27 27-12 28-27 28zM5252 248zM5155 248c-15 0-27-13-27-28s12-27 27-27 27 12 27 27-12 28-27 28zM5155 248zM5058 248c-15 0-27-13-27-28s12-27 27-27c16 0 28 12 28 27s-12 28-28 28zM5058 248zM4962 248c-15 0-28-13-28-28s13-27 28-27 27 12 27 27-12 28-27 28zM4962 248zM4768 248c-15 0-27-13-27-28s12-27 27-27 27 12 27 27-12 28-27 28zM4768 248zM4671 248c-15 0-27-13-27-28s12-27 27-27c16 0 28 12 28 27s-12 28-28 28zM4671 248zM4575 248c-15 0-27-13-27-28s12-27 27-27 27 12 27 27-12 28-27 28zM4575 248zM4478 248c-15 0-27-13-27-28s12-27 27-27 27 12 27 27-12 28-27 28zM4478 248zM4381 248c-15 0-27-13-27-28s12-27 27-27 28 12 28 27-13 28-28 28zM4381 248zM4284 248c-15 0-27-13-27-28s12-27 27-27c16 0 28 12 28 27s-12 28-28 28zM4284 248zM4188 248c-15 0-28-13-28-28s13-27 28-27 27 12 27 27-12 28-27 28zM4188 248zM4091 248c-15 0-27-13-27-28s12-27 27-27 27 12 27 27-12 28-27 28zM4091 248zM3994 248c-15 0-27-13-27-28s12-27 27-27 28 12 28 27-13 28-28 28zM3994 248zM3898 248c-16 0-28-13-28-28s12-27 28-27c15 0 27 12 27 27s-12 28-27 28zM3898 248zM3801 248c-15 0-27-13-27-28s12-27 27-27 27 12 27 27-12 28-27 28zM3801 248zM3704 248c-15 0-27-13-27-28s12-27 27-27 27 12 27 27-12 28-27 28zM3704 248zM3607 248c-15 0-27-13-27-28s12-27 27-27 28 12 28 27-13 28-28 28zM3607 248zM3511 248c-16 0-28-13-28-28s12-27 28-27c15 0 27 12 27 27s-12 28-27 28zM3511 248zM3414 248c-15 0-27-13-27-28s12-27 27-27 27 12 27 27-12 28-27 28zM3414 248zM3317 248c-15 0-27-13-27-28s12-27 27-27 27 12 27 27-12 28-27 28zM3317 248zM3220 248c-15 0-27-13-27-28s12-27 27-27 28 12 28 27-13 28-28 28zM3220 248zM510 248c-15 0-27-13-27-28s12-27 27-27c16 0 28 12 28 27s-12 28-28 28zM510 248zM414 248c-15 0-28-13-28-28s13-27 28-27 27 12 27 27-12 28-27 28zM414 248zM317 248c-15 0-27-13-27-28s12-27 27-27 27 12 27 27-12 28-27 28zM317 248zM220 248c-15 0-27-13-27-28s12-27 27-27 28 12 28 27-13 28-28 28zM220 248zM124 248c-16 0-28-13-28-28s12-27 28-27c15 0 27 12 27 27s-12 28-27 28zM124 248zM7865 151c-15 0-27-12-27-27 0-16 12-28 27-28s27 12 27 28c0 15-12 27-27 27zM7865 151zM7575 151c-15 0-27-12-27-27 0-16 12-28 27-28s27 12 27 28c0 15-12 27-27 27zM7575 151zM7478 151c-15 0-27-12-27-27 0-16 12-28 27-28s27 12 27 28c0 15-12 27-27 27zM7478 151zM7381 151c-15 0-27-12-27-27 0-16 12-28 27-28s28 12 28 28c0 15-13 27-28 27zM7381 151zM7285 151c-15 0-28-12-28-27 0-16 13-28 28-28s27 12 27 28c0 15-12 27-27 27zM7285 151zM7188 151c-15 0-27-12-27-27 0-16 12-28 27-28s27 12 27 28c0 15-12 27-27 27zM7188 151zM7091 151c-15 0-27-12-27-27 0-16 12-28 27-28s27 12 27 28c0 15-12 27-27 27zM7091 151zM6994 151c-15 0-27-12-27-27 0-16 12-28 27-28s28 12 28 28c0 15-13 27-28 27zM6994 151zM6898 151c-15 0-28-12-28-27 0-16 13-28 28-28s27 12 27 28c0 15-12 27-27 27zM6898 151zM6801 151c-15 0-27-12-27-27 0-16 12-28 27-28s27 12 27 28c0 15-12 27-27 27zM6801 151zM6704 151c-15 0-27-12-27-27 0-16 12-28 27-28s27 12 27 28c0 15-12 27-27 27zM6704 151zM6607 151c-15 0-27-12-27-27 0-16 12-28 27-28s28 12 28 28c0 15-13 27-28 27zM6607 151zM6511 151c-15 0-28-12-28-27 0-16 13-28 28-28s27 12 27 28c0 15-12 27-27 27zM6511 151zM6414 151c-15 0-27-12-27-27 0-16 12-28 27-28s27 12 27 28c0 15-12 27-27 27zM6414 151zM6317 151c-15 0-27-12-27-27 0-16 12-28 27-28s27 12 27 28c0 15-12 27-27 27zM6317 151zM6220 151c-15 0-27-12-27-27 0-16 12-28 27-28s28 12 28 28c0 15-13 27-28 27zM6220 151zM6124 151c-15 0-28-12-28-27 0-16 13-28 28-28s27 12 27 28c0 15-12 27-27 27zM6124 151zM6027 151c-15 0-27-12-27-27 0-16 12-28 27-28s27 12 27 28c0 15-12 27-27 27zM6027 151zM5929 151c-15 0-27-12-27-27 0-16 12-28 27-28s27 12 27 28c0 15-12 27-27 27zM5929 151zM5832 151c-15 0-27-12-27-27 0-16 12-28 27-28s28 12 28 28c0 15-13 27-28 27zM5832 151zM5736 151c-15 0-28-12-28-27 0-16 13-28 28-28s27 12 27 28c0 15-12 27-27 27zM5736 151zM5639 151c-15 0-27-12-27-27 0-16 12-28 27-28s27 12 27 28c0 15-12 27-27 27zM5639 151zM5542 151c-15 0-27-12-27-27 0-16 12-28 27-28s27 12 27 28c0 15-12 27-27 27zM5542 151zM5445 151c-15 0-27-12-27-27 0-16 12-28 27-28s28 12 28 28c0 15-13 27-28 27zM5445 151zM5252 151c-15 0-27-12-27-27 0-16 12-28 27-28s27 12 27 28c0 15-12 27-27 27zM5252 151zM5155 151c-15 0-27-12-27-27 0-16 12-28 27-28s27 12 27 28c0 15-12 27-27 27zM5155 151zM5058 151c-15 0-27-12-27-27 0-16 12-28 27-28 16 0 28 12 28 28 0 15-12 27-28 27zM5058 151zM4962 151c-15 0-28-12-28-27 0-16 13-28 28-28s27 12 27 28c0 15-12 27-27 27zM4962 151zM4865 151c-15 0-27-12-27-27 0-16 12-28 27-28s27 12 27 28c0 15-12 27-27 27zM4865 151zM4768 151c-15 0-27-12-27-27 0-16 12-28 27-28s27 12 27 28c0 15-12 27-27 27zM4768 151zM4671 151c-15 0-27-12-27-27 0-16 12-28 27-28 16 0 28 12 28 28 0 15-12 27-28 27zM4671 151zM4575 151c-15 0-27-12-27-27 0-16 12-28 27-28s27 12 27 28c0 15-12 27-27 27zM4575 151zM4478 151c-15 0-27-12-27-27 0-16 12-28 27-28s27 12 27 28c0 15-12 27-27 27zM4478 151zM4381 151c-15 0-27-12-27-27 0-16 12-28 27-28s28 12 28 28c0 15-13 27-28 27zM4381 151zM4284 151c-15 0-27-12-27-27 0-16 12-28 27-28 16 0 28 12 28 28 0 15-12 27-28 27zM4284 151zM4188 151c-15 0-28-12-28-27 0-16 13-28 28-28s27 12 27 28c0 15-12 27-27 27zM4188 151zM4091 151c-15 0-27-12-27-27 0-16 12-28 27-28s27 12 27 28c0 15-12 27-27 27zM4091 151zM3994 151c-15 0-27-12-27-27 0-16 12-28 27-28s28 12 28 28c0 15-13 27-28 27zM3994 151zM3898 151c-16 0-28-12-28-27 0-16 12-28 28-28 15 0 27 12 27 28 0 15-12 27-27 27zM3898 151zM3801 151c-15 0-27-12-27-27 0-16 12-28 27-28s27 12 27 28c0 15-12 27-27 27zM3801 151zM3704 151c-15 0-27-12-27-27 0-16 12-28 27-28s27 12 27 28c0 15-12 27-27 27zM3704 151zM3607 151c-15 0-27-12-27-27 0-16 12-28 27-28s28 12 28 28c0 15-13 27-28 27zM3607 151zM3511 151c-16 0-28-12-28-27 0-16 12-28 28-28 15 0 27 12 27 28 0 15-12 27-27 27zM3511 151zM3414 151c-15 0-27-12-27-27 0-16 12-28 27-28s27 12 27 28c0 15-12 27-27 27zM3414 151zM3317 151c-15 0-27-12-27-27 0-16 12-28 27-28s27 12 27 28c0 15-12 27-27 27zM3317 151zM1091 151c-15 0-27-12-27-27 0-16 12-28 27-28s27 12 27 28c0 15-12 27-27 27zM1091 151zM510 151c-15 0-27-12-27-27 0-16 12-28 27-28 16 0 28 12 28 28 0 15-12 27-28 27zM510 151zM414 151c-15 0-28-12-28-27 0-16 13-28 28-28s27 12 27 28c0 15-12 27-27 27zM414 151zM317 151c-15 0-27-12-27-27 0-16 12-28 27-28s27 12 27 28c0 15-12 27-27 27zM317 151zM220 151c-15 0-27-12-27-27 0-16 12-28 27-28s28 12 28 28c0 15-13 27-28 27zM220 151zM124 151c-16 0-28-12-28-27 0-16 12-28 28-28 15 0 27 12 27 28 0 15-12 27-27 27zM124 151zM27 151c-15 0-27-12-27-27 0-16 12-28 27-28s27 12 27 28c0 15-12 27-27 27zM27 151zM7962 54c-15 0-28-12-28-27s13-27 28-27 27 12 27 27-12 27-27 27zM7962 54zM7575 54c-15 0-27-12-27-27s12-27 27-27 27 12 27 27-12 27-27 27zM7575 54zM7478 54c-15 0-27-12-27-27s12-27 27-27 27 12 27 27-12 27-27 27zM7478 54zM7381 54c-15 0-27-12-27-27s12-27 27-27 28 12 28 27-13 27-28 27zM7381 54zM7285 54c-15 0-28-12-28-27s13-27 28-27 27 12 27 27-12 27-27 27zM7285 54zM7188 54c-15 0-27-12-27-27s12-27 27-27 27 12 27 27-12 27-27 27zM7188 54zM7091 54c-15 0-27-12-27-27s12-27 27-27 27 12 27 27-12 27-27 27zM7091 54zM6994 54c-15 0-27-12-27-27s12-27 27-27 28 12 28 27-13 27-28 27zM6994 54zM6898 54c-15 0-28-12-28-27s13-27 28-27 27 12 27 27-12 27-27 27zM6898 54zM6801 54c-15 0-27-12-27-27s12-27 27-27 27 12 27 27-12 27-27 27zM6801 54zM6704 54c-15 0-27-12-27-27s12-27 27-27 27 12 27 27-12 27-27 27zM6704 54zM6607 54c-15 0-27-12-27-27s12-27 27-27 28 12 28 27-13 27-28 27zM6607 54zM6511 54c-15 0-28-12-28-27s13-27 28-27 27 12 27 27-12 27-27 27zM6511 54zM6414 54c-15 0-27-12-27-27s12-27 27-27 27 12 27 27-12 27-27 27zM6414 54zM6317 54c-15 0-27-12-27-27s12-27 27-27 27 12 27 27-12 27-27 27zM6317 54zM6220 54c-15 0-27-12-27-27s12-27 27-27 28 12 28 27-13 27-28 27zM6220 54zM6124 54c-15 0-28-12-28-27s13-27 28-27 27 12 27 27-12 27-27 27zM6124 54zM6027 54c-15 0-27-12-27-27s12-27 27-27 27 12 27 27-12 27-27 27zM6027 54zM5929 54c-15 0-27-12-27-27s12-27 27-27 27 12 27 27-12 27-27 27zM5929 54zM5832 54c-15 0-27-12-27-27s12-27 27-27 28 12 28 27-13 27-28 27zM5832 54zM5736 54c-15 0-28-12-28-27s13-27 28-27 27 12 27 27-12 27-27 27zM5736 54zM5639 54c-15 0-27-12-27-27s12-27 27-27 27 12 27 27-12 27-27 27zM5639 54zM5542 54c-15 0-27-12-27-27s12-27 27-27 27 12 27 27-12 27-27 27zM5542 54zM5445 54c-15 0-27-12-27-27s12-27 27-27 28 12 28 27-13 27-28 27zM5445 54zM5349 54c-15 0-28-12-28-27s13-27 28-27 27 12 27 27-12 27-27 27zM5349 54zM5252 54c-15 0-27-12-27-27s12-27 27-27 27 12 27 27-12 27-27 27zM5252 54zM5155 54c-15 0-27-12-27-27s12-27 27-27 27 12 27 27-12 27-27 27zM5155 54zM5058 54c-15 0-27-12-27-27s12-27 27-27c16 0 28 12 28 27s-12 27-28 27zM5058 54zM4962 54c-15 0-28-12-28-27s13-27 28-27 27 12 27 27-12 27-27 27zM4962 54zM4865 54c-15 0-27-12-27-27s12-27 27-27 27 12 27 27-12 27-27 27zM4865 54zM4768 54c-15 0-27-12-27-27s12-27 27-27 27 12 27 27-12 27-27 27zM4768 54zM4671 54c-15 0-27-12-27-27s12-27 27-27c16 0 28 12 28 27s-12 27-28 27zM4671 54zM4575 54c-15 0-27-12-27-27s12-27 27-27 27 12 27 27-12 27-27 27zM4575 54zM4478 54c-15 0-27-12-27-27s12-27 27-27 27 12 27 27-12 27-27 27zM4478 54zM4381 54c-15 0-27-12-27-27s12-27 27-27 28 12 28 27-13 27-28 27zM4381 54zM4284 54c-15 0-27-12-27-27s12-27 27-27c16 0 28 12 28 27s-12 27-28 27zM4284 54zM4188 54c-15 0-28-12-28-27s13-27 28-27 27 12 27 27-12 27-27 27zM4188 54zM4091 54c-15 0-27-12-27-27s12-27 27-27 27 12 27 27-12 27-27 27zM4091 54zM3994 54c-15 0-27-12-27-27s12-27 27-27 28 12 28 27-13 27-28 27z">
            <text:p/>
          </draw:path>
          <draw:g>
            <draw:path draw:style-name="gr2" draw:text-style-name="P2" draw:layer="layout" svg:width="8.665cm" svg:height="0.732cm" svg:x="0.171cm" svg:y="1.741cm" svg:viewBox="0 0 8666 733" svg:d="M4188 733c-15 0-28-12-28-27s13-27 28-27 27 12 27 27-12 27-27 27zM4188 733zM4091 733c-15 0-27-12-27-27s12-27 27-27 27 12 27 27-12 27-27 27zM4091 733zM3994 733c-15 0-27-12-27-27s12-27 27-27 27 12 27 27-12 27-27 27zM3994 733zM3898 733c-16 0-28-12-28-27s12-27 28-27c15 0 27 12 27 27s-12 27-27 27zM3898 733zM3801 733c-15 0-28-12-28-27s13-27 28-27 27 12 27 27-12 27-27 27zM3801 733zM3704 733c-15 0-27-12-27-27s12-27 27-27 27 12 27 27-12 27-27 27zM3704 733zM1381 733c-15 0-27-12-27-27s12-27 27-27 27 12 27 27-12 27-27 27zM1381 733zM1284 733c-15 0-27-12-27-27s12-27 27-27 28 12 28 27-13 27-28 27zM1284 733zM1188 733c-15 0-28-12-28-27s13-27 28-27 27 12 27 27-12 27-27 27zM1188 733zM1091 733c-15 0-27-12-27-27s12-27 27-27 27 12 27 27-12 27-27 27zM1091 733zM994 733c-15 0-27-12-27-27s12-27 27-27 27 12 27 27-12 27-27 27zM994 733zM897 733c-15 0-27-12-27-27s12-27 27-27c16 0 28 12 28 27s-12 27-28 27zM897 733zM801 733c-15 0-28-12-28-27s13-27 28-27 27 12 27 27-12 27-27 27zM801 733zM704 733c-15 0-27-12-27-27s12-27 27-27 27 12 27 27-12 27-27 27zM704 733zM607 733c-15 0-27-12-27-27s12-27 27-27 27 12 27 27-12 27-27 27zM607 733zM510 733c-15 0-27-12-27-27s12-27 27-27c16 0 28 12 28 27s-12 27-28 27zM510 733zM414 733c-15 0-28-12-28-27s13-27 28-27 27 12 27 27-12 27-27 27zM414 733zM317 733c-15 0-27-12-27-27s12-27 27-27 27 12 27 27-12 27-27 27zM317 733zM8252 637c-15 0-27-13-27-28s12-27 27-27 27 12 27 27-12 28-27 28zM8252 637zM7865 637c-15 0-27-13-27-28s12-27 27-27 27 12 27 27-12 28-27 28zM7865 637zM7768 637c-15 0-27-13-27-28s12-27 27-27 28 12 28 27-13 28-28 28zM7768 637zM7672 637c-16 0-28-13-28-28s12-27 28-27c15 0 27 12 27 27s-12 28-27 28zM7672 637zM7575 637c-15 0-28-13-28-28s13-27 28-27 27 12 27 27-12 28-27 28zM7575 637zM7478 637c-15 0-27-13-27-28s12-27 27-27 27 12 27 27-12 28-27 28zM7478 637zM7381 637c-15 0-27-13-27-28s12-27 27-27 28 12 28 27-13 28-28 28zM7381 637zM7285 637c-16 0-28-13-28-28s12-27 28-27c15 0 27 12 27 27s-12 28-27 28zM7285 637zM7188 637c-15 0-28-13-28-28s13-27 28-27 27 12 27 27-12 28-27 28zM7188 637zM7091 637c-15 0-27-13-27-28s12-27 27-27 27 12 27 27-12 28-27 28zM7091 637zM6994 637c-15 0-27-13-27-28s12-27 27-27 28 12 28 27-13 28-28 28zM6994 637zM6898 637c-15 0-28-13-28-28s13-27 28-27 27 12 27 27-12 28-27 28zM6898 637zM6801 637c-15 0-27-13-27-28s12-27 27-27 27 12 27 27-12 28-27 28zM6801 637zM6704 637c-15 0-27-13-27-28s12-27 27-27 27 12 27 27-12 28-27 28zM6704 637zM6607 637c-15 0-27-13-27-28s12-27 27-27 28 12 28 27-13 28-28 28zM6607 637zM6511 637c-16 0-29-13-29-28s13-27 29-27c15 0 27 12 27 27s-12 28-27 28zM6511 637zM6413 637c-15 0-27-13-27-28s12-27 27-27 27 12 27 27-12 28-27 28zM6413 637zM6316 637c-15 0-27-13-27-28s12-27 27-27 27 12 27 27-12 28-27 28zM6316 637zM6219 637c-15 0-27-13-27-28s12-27 27-27 28 12 28 27-13 28-28 28zM6219 637zM6123 637c-15 0-28-13-28-28s13-27 28-27 27 12 27 27-12 28-27 28zM6123 637zM6026 637c-15 0-27-13-27-28s12-27 27-27 27 12 27 27-12 28-27 28zM6026 637zM5929 637c-15 0-27-13-27-28s12-27 27-27 27 12 27 27-12 28-27 28zM5929 637zM5832 637c-15 0-27-13-27-28s12-27 27-27 28 12 28 27-13 28-28 28zM5832 637zM5736 637c-15 0-28-13-28-28s13-27 28-27 27 12 27 27-12 28-27 28zM5736 637zM5639 637c-15 0-27-13-27-28s12-27 27-27 27 12 27 27-12 28-27 28zM5639 637zM5542 637c-15 0-27-13-27-28s12-27 27-27 27 12 27 27-12 28-27 28zM5542 637zM5445 637c-15 0-27-13-27-28s12-27 27-27 28 12 28 27-13 28-28 28zM5445 637zM5349 637c-15 0-28-13-28-28s13-27 28-27 27 12 27 27-12 28-27 28zM5349 637zM5252 637c-15 0-27-13-27-28s12-27 27-27 27 12 27 27-12 28-27 28zM5252 637zM5155 637c-15 0-27-13-27-28s12-27 27-27 27 12 27 27-12 28-27 28zM5155 637zM4768 637c-15 0-27-13-27-28s12-27 27-27 27 12 27 27-12 28-27 28zM4768 637zM4671 637c-15 0-27-13-27-28s12-27 27-27c16 0 28 12 28 27s-12 28-28 28zM4671 637zM4381 637c-15 0-27-13-27-28s12-27 27-27 28 12 28 27-13 28-28 28zM4381 637zM4284 637c-15 0-27-13-27-28s12-27 27-27c16 0 28 12 28 27s-12 28-28 28zM4284 637zM4188 637c-15 0-28-13-28-28s13-27 28-27 27 12 27 27-12 28-27 28zM4188 637zM4091 637c-15 0-27-13-27-28s12-27 27-27 27 12 27 27-12 28-27 28zM4091 637zM3994 637c-15 0-27-13-27-28s12-27 27-27 27 12 27 27-12 28-27 28zM3994 637zM3898 637c-16 0-28-13-28-28s12-27 28-27c15 0 27 12 27 27s-12 28-27 28zM3898 637zM3801 637c-15 0-28-13-28-28s13-27 28-27 27 12 27 27-12 28-27 28zM3801 637zM3704 637c-15 0-27-13-27-28s12-27 27-27 27 12 27 27-12 28-27 28zM3704 637zM1381 637c-15 0-27-13-27-28s12-27 27-27 27 12 27 27-12 28-27 28zM1381 637zM1284 637c-15 0-27-13-27-28s12-27 27-27 28 12 28 27-13 28-28 28zM1284 637zM1188 637c-15 0-28-13-28-28s13-27 28-27 27 12 27 27-12 28-27 28zM1188 637zM1091 637c-15 0-27-13-27-28s12-27 27-27 27 12 27 27-12 28-27 28zM1091 637zM994 637c-15 0-27-13-27-28s12-27 27-27 27 12 27 27-12 28-27 28zM994 637zM897 637c-15 0-27-13-27-28s12-27 27-27c16 0 28 12 28 27s-12 28-28 28zM897 637zM801 637c-15 0-28-13-28-28s13-27 28-27 27 12 27 27-12 28-27 28zM801 637zM704 637c-15 0-27-13-27-28s12-27 27-27 27 12 27 27-12 28-27 28zM704 637zM607 637c-15 0-27-13-27-28s12-27 27-27 27 12 27 27-12 28-27 28zM607 637zM510 637c-15 0-27-13-27-28s12-27 27-27c16 0 28 12 28 27s-12 28-28 28zM510 637zM414 637c-15 0-28-13-28-28s13-27 28-27 27 12 27 27-12 28-27 28zM414 637zM317 637c-15 0-27-13-27-28s12-27 27-27 27 12 27 27-12 28-27 28zM317 637zM220 637c-15 0-27-13-27-28s12-27 27-27 28 12 28 27-13 28-28 28zM220 637zM8542 539c-15 0-27-12-27-27 0-16 12-28 27-28s28 12 28 28c0 15-13 27-28 27zM8542 539zM8445 539c-15 0-27-12-27-27 0-16 12-28 27-28 16 0 28 12 28 28 0 15-12 27-28 27zM8445 539zM8349 539c-15 0-27-12-27-27 0-16 12-28 27-28s27 12 27 28c0 15-12 27-27 27zM8349 539zM8252 539c-15 0-27-12-27-27 0-16 12-28 27-28s27 12 27 28c0 15-12 27-27 27zM8252 539zM8155 539c-15 0-27-12-27-27 0-16 12-28 27-28s27 12 27 28c0 15-12 27-27 27zM8155 539zM7865 539c-15 0-27-12-27-27 0-16 12-28 27-28s27 12 27 28c0 15-12 27-27 27zM7865 539zM7768 539c-15 0-27-12-27-27 0-16 12-28 27-28s28 12 28 28c0 15-13 27-28 27zM7768 539zM7672 539c-16 0-28-12-28-27 0-16 12-28 28-28 15 0 27 12 27 28 0 15-12 27-27 27zM7672 539zM7575 539c-15 0-28-12-28-27 0-16 13-28 28-28s27 12 27 28c0 15-12 27-27 27zM7575 539zM7478 539c-15 0-27-12-27-27 0-16 12-28 27-28s27 12 27 28c0 15-12 27-27 27zM7478 539zM7381 539c-15 0-27-12-27-27 0-16 12-28 27-28s28 12 28 28c0 15-13 27-28 27zM7381 539zM7285 539c-16 0-28-12-28-27 0-16 12-28 28-28 15 0 27 12 27 28 0 15-12 27-27 27zM7285 539zM7188 539c-15 0-28-12-28-27 0-16 13-28 28-28s27 12 27 28c0 15-12 27-27 27zM7188 539zM7091 539c-15 0-27-12-27-27 0-16 12-28 27-28s27 12 27 28c0 15-12 27-27 27zM7091 539zM6994 539c-15 0-27-12-27-27 0-16 12-28 27-28s28 12 28 28c0 15-13 27-28 27zM6994 539zM6898 539c-15 0-28-12-28-27 0-16 13-28 28-28s27 12 27 28c0 15-12 27-27 27zM6898 539zM6801 539c-15 0-27-12-27-27 0-16 12-28 27-28s27 12 27 28c0 15-12 27-27 27zM6801 539zM6704 539c-15 0-27-12-27-27 0-16 12-28 27-28s27 12 27 28c0 15-12 27-27 27zM6704 539zM6607 539c-15 0-27-12-27-27 0-16 12-28 27-28s28 12 28 28c0 15-13 27-28 27zM6607 539zM6511 539c-16 0-29-12-29-27 0-16 13-28 29-28 15 0 27 12 27 28 0 15-12 27-27 27zM6511 539zM6413 539c-15 0-27-12-27-27 0-16 12-28 27-28s27 12 27 28c0 15-12 27-27 27zM6413 539zM6316 539c-15 0-27-12-27-27 0-16 12-28 27-28s27 12 27 28c0 15-12 27-27 27zM6316 539zM6219 539c-15 0-27-12-27-27 0-16 12-28 27-28s28 12 28 28c0 15-13 27-28 27zM6219 539zM6123 539c-15 0-28-12-28-27 0-16 13-28 28-28s27 12 27 28c0 15-12 27-27 27zM6123 539zM6026 539c-15 0-27-12-27-27 0-16 12-28 27-28s27 12 27 28c0 15-12 27-27 27zM6026 539zM5929 539c-15 0-27-12-27-27 0-16 12-28 27-28s27 12 27 28c0 15-12 27-27 27zM5929 539zM5832 539c-15 0-27-12-27-27 0-16 12-28 27-28s28 12 28 28c0 15-13 27-28 27zM5832 539zM5736 539c-15 0-28-12-28-27 0-16 13-28 28-28s27 12 27 28c0 15-12 27-27 27zM5736 539zM5639 539c-15 0-27-12-27-27 0-16 12-28 27-28s27 12 27 28c0 15-12 27-27 27zM5639 539zM5542 539c-15 0-27-12-27-27 0-16 12-28 27-28s27 12 27 28c0 15-12 27-27 27zM5542 539zM5445 539c-15 0-27-12-27-27 0-16 12-28 27-28s28 12 28 28c0 15-13 27-28 27zM5445 539zM5349 539c-15 0-28-12-28-27 0-16 13-28 28-28s27 12 27 28c0 15-12 27-27 27zM5349 539zM5252 539c-15 0-27-12-27-27 0-16 12-28 27-28s27 12 27 28c0 15-12 27-27 27zM5252 539zM5155 539c-15 0-27-12-27-27 0-16 12-28 27-28s27 12 27 28c0 15-12 27-27 27zM5155 539zM5058 539c-15 0-27-12-27-27 0-16 12-28 27-28 16 0 28 12 28 28 0 15-12 27-28 27zM5058 539zM4284 539c-15 0-27-12-27-27 0-16 12-28 27-28 16 0 28 12 28 28 0 15-12 27-28 27zM4284 539zM4188 539c-15 0-28-12-28-27 0-16 13-28 28-28s27 12 27 28c0 15-12 27-27 27zM4188 539zM4091 539c-15 0-27-12-27-27 0-16 12-28 27-28s27 12 27 28c0 15-12 27-27 27zM4091 539zM3994 539c-15 0-27-12-27-27 0-16 12-28 27-28s27 12 27 28c0 15-12 27-27 27zM3994 539zM3898 539c-16 0-28-12-28-27 0-16 12-28 28-28 15 0 27 12 27 28 0 15-12 27-27 27zM3898 539zM3801 539c-15 0-28-12-28-27 0-16 13-28 28-28s27 12 27 28c0 15-12 27-27 27zM3801 539zM1478 539c-15 0-27-12-27-27 0-16 12-28 27-28s27 12 27 28c0 15-12 27-27 27zM1478 539zM1381 539c-15 0-27-12-27-27 0-16 12-28 27-28s27 12 27 28c0 15-12 27-27 27zM1381 539zM1284 539c-15 0-27-12-27-27 0-16 12-28 27-28s28 12 28 28c0 15-13 27-28 27zM1284 539zM1188 539c-15 0-28-12-28-27 0-16 13-28 28-28s27 12 27 28c0 15-12 27-27 27zM1188 539zM1091 539c-15 0-27-12-27-27 0-16 12-28 27-28s27 12 27 28c0 15-12 27-27 27zM1091 539zM994 539c-15 0-27-12-27-27 0-16 12-28 27-28s27 12 27 28c0 15-12 27-27 27zM994 539zM897 539c-15 0-27-12-27-27 0-16 12-28 27-28 16 0 28 12 28 28 0 15-12 27-28 27zM897 539zM801 539c-15 0-28-12-28-27 0-16 13-28 28-28s27 12 27 28c0 15-12 27-27 27zM801 539zM704 539c-15 0-27-12-27-27 0-16 12-28 27-28s27 12 27 28c0 15-12 27-27 27zM704 539zM607 539c-15 0-27-12-27-27 0-16 12-28 27-28s27 12 27 28c0 15-12 27-27 27zM607 539zM510 539c-15 0-27-12-27-27 0-16 12-28 27-28 16 0 28 12 28 28 0 15-12 27-28 27zM510 539zM414 539c-15 0-28-12-28-27 0-16 13-28 28-28s27 12 27 28c0 15-12 27-27 27zM414 539zM317 539c-15 0-27-12-27-27 0-16 12-28 27-28s27 12 27 28c0 15-12 27-27 27zM317 539zM220 539c-15 0-27-12-27-27 0-16 12-28 27-28s28 12 28 28c0 15-13 27-28 27zM220 539zM124 539c-16 0-28-12-28-27 0-16 12-28 28-28 15 0 27 12 27 28 0 15-12 27-27 27zM124 539zM8542 442c-15 0-27-12-27-27s12-28 27-28 28 13 28 28-13 27-28 27zM8542 442zM8445 442c-15 0-27-12-27-27s12-28 27-28c16 0 28 13 28 28s-12 27-28 27zM8445 442zM8155 442c-15 0-27-12-27-27s12-28 27-28 27 13 27 28-12 27-27 27zM8155 442zM8058 442c-15 0-27-12-27-27s12-28 27-28c16 0 28 13 28 28s-12 27-28 27zM8058 442zM7865 442c-15 0-27-12-27-27s12-28 27-28 27 13 27 28-12 27-27 27zM7865 442zM7768 442c-15 0-27-12-27-27s12-28 27-28 28 13 28 28-13 27-28 27zM7768 442zM7672 442c-16 0-28-12-28-27s12-28 28-28c15 0 27 13 27 28s-12 27-27 27zM7672 442zM7575 442c-15 0-28-12-28-27s13-28 28-28 27 13 27 28-12 27-27 27zM7575 442zM7478 442c-15 0-27-12-27-27s12-28 27-28 27 13 27 28-12 27-27 27zM7478 442zM7381 442c-15 0-27-12-27-27s12-28 27-28 28 13 28 28-13 27-28 27zM7381 442zM7285 442c-16 0-28-12-28-27s12-28 28-28c15 0 27 13 27 28s-12 27-27 27zM7285 442zM7188 442c-15 0-28-12-28-27s13-28 28-28 27 13 27 28-12 27-27 27zM7188 442zM7091 442c-15 0-27-12-27-27s12-28 27-28 27 13 27 28-12 27-27 27zM7091 442zM6994 442c-15 0-27-12-27-27s12-28 27-28 28 13 28 28-13 27-28 27zM6994 442zM6898 442c-15 0-28-12-28-27s13-28 28-28 27 13 27 28-12 27-27 27zM6898 442zM6801 442c-15 0-27-12-27-27s12-28 27-28 27 13 27 28-12 27-27 27zM6801 442zM6704 442c-15 0-27-12-27-27s12-28 27-28 27 13 27 28-12 27-27 27zM6704 442zM6607 442c-15 0-27-12-27-27s12-28 27-28 28 13 28 28-13 27-28 27zM6607 442zM6511 442c-16 0-29-12-29-27s13-28 29-28c15 0 27 13 27 28s-12 27-27 27zM6511 442zM6413 442c-15 0-27-12-27-27s12-28 27-28 27 13 27 28-12 27-27 27zM6413 442zM6316 442c-15 0-27-12-27-27s12-28 27-28 27 13 27 28-12 27-27 27zM6316 442zM6219 442c-15 0-27-12-27-27s12-28 27-28 28 13 28 28-13 27-28 27zM6219 442zM6123 442c-15 0-28-12-28-27s13-28 28-28 27 13 27 28-12 27-27 27zM6123 442zM6026 442c-15 0-27-12-27-27s12-28 27-28 27 13 27 28-12 27-27 27zM6026 442zM5929 442c-15 0-27-12-27-27s12-28 27-28 27 13 27 28-12 27-27 27zM5929 442zM5832 442c-15 0-27-12-27-27s12-28 27-28 28 13 28 28-13 27-28 27zM5832 442zM5736 442c-15 0-28-12-28-27s13-28 28-28 27 13 27 28-12 27-27 27zM5736 442zM5639 442c-15 0-27-12-27-27s12-28 27-28 27 13 27 28-12 27-27 27zM5639 442zM5542 442c-15 0-27-12-27-27s12-28 27-28 27 13 27 28-12 27-27 27zM5542 442zM5445 442c-15 0-27-12-27-27s12-28 27-28 28 13 28 28-13 27-28 27zM5445 442zM5349 442c-15 0-28-12-28-27s13-28 28-28 27 13 27 28-12 27-27 27zM5349 442zM5252 442c-15 0-27-12-27-27s12-28 27-28 27 13 27 28-12 27-27 27zM5252 442zM5155 442c-15 0-27-12-27-27s12-28 27-28 27 13 27 28-12 27-27 27zM5155 442zM5058 442c-15 0-27-12-27-27s12-28 27-28c16 0 28 13 28 28s-12 27-28 27zM5058 442zM4962 442c-15 0-28-12-28-27s13-28 28-28 27 13 27 28-12 27-27 27zM4962 442zM4865 442c-15 0-27-12-27-27s12-28 27-28 27 13 27 28-12 27-27 27zM4865 442zM4768 442c-15 0-27-12-27-27s12-28 27-28 27 13 27 28-12 27-27 27zM4768 442zM4671 442c-15 0-27-12-27-27s12-28 27-28c16 0 28 13 28 28s-12 27-28 27zM4671 442zM4478 442c-15 0-27-12-27-27s12-28 27-28 27 13 27 28-12 27-27 27zM4478 442zM4381 442c-15 0-27-12-27-27s12-28 27-28 28 13 28 28-13 27-28 27zM4381 442zM3898 442c-16 0-28-12-28-27s12-28 28-28c15 0 27 13 27 28s-12 27-27 27zM3898 442zM3801 442c-15 0-28-12-28-27s13-28 28-28 27 13 27 28-12 27-27 27zM3801 442zM3704 442c-15 0-27-12-27-27s12-28 27-28 27 13 27 28-12 27-27 27zM3704 442zM1478 442c-15 0-27-12-27-27s12-28 27-28 27 13 27 28-12 27-27 27zM1478 442zM1381 442c-15 0-27-12-27-27s12-28 27-28 27 13 27 28-12 27-27 27zM1381 442zM1284 442c-15 0-27-12-27-27s12-28 27-28 28 13 28 28-13 27-28 27zM1284 442zM1188 442c-15 0-28-12-28-27s13-28 28-28 27 13 27 28-12 27-27 27zM1188 442zM1091 442c-15 0-27-12-27-27s12-28 27-28 27 13 27 28-12 27-27 27zM1091 442zM994 442c-15 0-27-12-27-27s12-28 27-28 27 13 27 28-12 27-27 27zM994 442zM897 442c-15 0-27-12-27-27s12-28 27-28c16 0 28 13 28 28s-12 27-28 27zM897 442zM801 442c-15 0-28-12-28-27s13-28 28-28 27 13 27 28-12 27-27 27zM801 442zM704 442c-15 0-27-12-27-27s12-28 27-28 27 13 27 28-12 27-27 27zM704 442zM607 442c-15 0-27-12-27-27s12-28 27-28 27 13 27 28-12 27-27 27zM607 442zM510 442c-15 0-27-12-27-27s12-28 27-28c16 0 28 13 28 28s-12 27-28 27zM510 442zM414 442c-15 0-28-12-28-27s13-28 28-28 27 13 27 28-12 27-27 27zM414 442zM317 442c-15 0-27-12-27-27s12-28 27-28 27 13 27 28-12 27-27 27zM317 442zM220 442c-15 0-27-12-27-27s12-28 27-28 28 13 28 28-13 27-28 27zM220 442zM124 442c-16 0-28-12-28-27s12-28 28-28c15 0 27 13 27 28s-12 27-27 27zM124 442zM27 442c-15 0-27-12-27-27s12-28 27-28 27 13 27 28-12 27-27 27zM27 442zM8542 345c-15 0-27-12-27-27s12-27 27-27 28 12 28 27-13 27-28 27zM8542 345zM8155 345c-15 0-27-12-27-27s12-27 27-27 27 12 27 27-12 27-27 27zM8155 345zM8058 345c-15 0-27-12-27-27s12-27 27-27c16 0 28 12 28 27s-12 27-28 27zM8058 345zM7962 345c-15 0-27-12-27-27s12-27 27-27 27 12 27 27-12 27-27 27zM7962 345zM7865 345c-15 0-27-12-27-27s12-27 27-27 27 12 27 27-12 27-27 27zM7865 345zM7768 345c-15 0-27-12-27-27s12-27 27-27 28 12 28 27-13 27-28 27zM7768 345zM7672 345c-16 0-28-12-28-27s12-27 28-27c15 0 27 12 27 27s-12 27-27 27zM7672 345zM7575 345c-15 0-28-12-28-27s13-27 28-27 27 12 27 27-12 27-27 27zM7575 345zM7478 345c-15 0-27-12-27-27s12-27 27-27 27 12 27 27-12 27-27 27zM7478 345zM7381 345c-15 0-27-12-27-27s12-27 27-27 28 12 28 27-13 27-28 27zM7381 345zM7285 345c-16 0-28-12-28-27s12-27 28-27c15 0 27 12 27 27s-12 27-27 27zM7285 345zM7188 345c-15 0-28-12-28-27s13-27 28-27 27 12 27 27-12 27-27 27zM7188 345zM7091 345c-15 0-27-12-27-27s12-27 27-27 27 12 27 27-12 27-27 27zM7091 345zM6994 345c-15 0-27-12-27-27s12-27 27-27 28 12 28 27-13 27-28 27zM6994 345zM6898 345c-15 0-28-12-28-27s13-27 28-27 27 12 27 27-12 27-27 27zM6898 345zM6801 345c-15 0-27-12-27-27s12-27 27-27 27 12 27 27-12 27-27 27zM6801 345zM6704 345c-15 0-27-12-27-27s12-27 27-27 27 12 27 27-12 27-27 27zM6704 345zM6607 345c-15 0-27-12-27-27s12-27 27-27 28 12 28 27-13 27-28 27zM6607 345zM6511 345c-16 0-29-12-29-27s13-27 29-27c15 0 27 12 27 27s-12 27-27 27zM6511 345zM6413 345c-15 0-27-12-27-27s12-27 27-27 27 12 27 27-12 27-27 27zM6413 345zM6316 345c-15 0-27-12-27-27s12-27 27-27 27 12 27 27-12 27-27 27zM6316 345zM6219 345c-15 0-27-12-27-27s12-27 27-27 28 12 28 27-13 27-28 27zM6219 345zM6123 345c-15 0-28-12-28-27s13-27 28-27 27 12 27 27-12 27-27 27zM6123 345zM6026 345c-15 0-27-12-27-27s12-27 27-27 27 12 27 27-12 27-27 27zM6026 345zM5929 345c-15 0-27-12-27-27s12-27 27-27 27 12 27 27-12 27-27 27zM5929 345zM5832 345c-15 0-27-12-27-27s12-27 27-27 28 12 28 27-13 27-28 27zM5832 345zM5736 345c-15 0-28-12-28-27s13-27 28-27 27 12 27 27-12 27-27 27zM5736 345zM5639 345c-15 0-27-12-27-27s12-27 27-27 27 12 27 27-12 27-27 27zM5639 345zM5542 345c-15 0-27-12-27-27s12-27 27-27 27 12 27 27-12 27-27 27zM5542 345zM5445 345c-15 0-27-12-27-27s12-27 27-27 28 12 28 27-13 27-28 27zM5445 345zM5349 345c-15 0-28-12-28-27s13-27 28-27 27 12 27 27-12 27-27 27zM5349 345zM5252 345c-15 0-27-12-27-27s12-27 27-27 27 12 27 27-12 27-27 27zM5252 345zM5155 345c-15 0-27-12-27-27s12-27 27-27 27 12 27 27-12 27-27 27zM5155 345zM5058 345c-15 0-27-12-27-27s12-27 27-27c16 0 28 12 28 27s-12 27-28 27zM5058 345zM4962 345c-15 0-28-12-28-27s13-27 28-27 27 12 27 27-12 27-27 27zM4962 345zM4865 345c-15 0-27-12-27-27s12-27 27-27 27 12 27 27-12 27-27 27zM4865 345zM4768 345c-15 0-27-12-27-27s12-27 27-27 27 12 27 27-12 27-27 27zM4768 345zM4671 345c-15 0-27-12-27-27s12-27 27-27c16 0 28 12 28 27s-12 27-28 27zM4671 345zM4478 345c-15 0-27-12-27-27s12-27 27-27 27 12 27 27-12 27-27 27zM4478 345zM4284 345c-15 0-27-12-27-27s12-27 27-27c16 0 28 12 28 27s-12 27-28 27zM4284 345zM3994 345c-15 0-27-12-27-27s12-27 27-27 27 12 27 27-12 27-27 27zM3994 345zM3898 345c-16 0-28-12-28-27s12-27 28-27c15 0 27 12 27 27s-12 27-27 27zM3898 345zM3801 345c-15 0-28-12-28-27s13-27 28-27 27 12 27 27-12 27-27 27zM3801 345zM3704 345c-15 0-27-12-27-27s12-27 27-27 27 12 27 27-12 27-27 27zM3704 345zM1575 345c-15 0-28-12-28-27s13-27 28-27 27 12 27 27-12 27-27 27zM1575 345zM1478 345c-15 0-27-12-27-27s12-27 27-27 27 12 27 27-12 27-27 27zM1478 345zM1381 345c-15 0-27-12-27-27s12-27 27-27 27 12 27 27-12 27-27 27zM1381 345zM1284 345c-15 0-27-12-27-27s12-27 27-27 28 12 28 27-13 27-28 27zM1284 345zM1188 345c-15 0-28-12-28-27s13-27 28-27 27 12 27 27-12 27-27 27zM1188 345zM1091 345c-15 0-27-12-27-27s12-27 27-27 27 12 27 27-12 27-27 27zM1091 345zM994 345c-15 0-27-12-27-27s12-27 27-27 27 12 27 27-12 27-27 27zM994 345zM897 345c-15 0-27-12-27-27s12-27 27-27c16 0 28 12 28 27s-12 27-28 27zM897 345zM801 345c-15 0-28-12-28-27s13-27 28-27 27 12 27 27-12 27-27 27zM801 345zM704 345c-15 0-27-12-27-27s12-27 27-27 27 12 27 27-12 27-27 27zM704 345zM607 345c-15 0-27-12-27-27s12-27 27-27 27 12 27 27-12 27-27 27zM607 345zM510 345c-15 0-27-12-27-27s12-27 27-27c16 0 28 12 28 27s-12 27-28 27zM510 345zM414 345c-15 0-28-12-28-27s13-27 28-27 27 12 27 27-12 27-27 27zM414 345zM317 345c-15 0-27-12-27-27s12-27 27-27 27 12 27 27-12 27-27 27zM317 345zM220 345c-15 0-27-12-27-27s12-27 27-27 28 12 28 27-13 27-28 27zM220 345zM124 345c-16 0-28-12-28-27s12-27 28-27c15 0 27 12 27 27s-12 27-27 27zM124 345zM27 345c-15 0-27-12-27-27s12-27 27-27 27 12 27 27-12 27-27 27zM27 345zM8639 249c-15 0-27-13-27-28s12-27 27-27 27 12 27 27-12 28-27 28zM8639 249zM8542 249c-15 0-27-13-27-28s12-27 27-27 28 12 28 27-13 28-28 28zM8542 249zM8349 249c-15 0-27-13-27-28s12-27 27-27 27 12 27 27-12 28-27 28zM8349 249zM8252 249c-15 0-27-13-27-28s12-27 27-27 27 12 27 27-12 28-27 28zM8252 249zM8155 249c-15 0-27-13-27-28s12-27 27-27 27 12 27 27-12 28-27 28zM8155 249zM8058 249c-15 0-27-13-27-28s12-27 27-27c16 0 28 12 28 27s-12 28-28 28zM8058 249zM7962 249c-15 0-27-13-27-28s12-27 27-27 27 12 27 27-12 28-27 28zM7962 249zM7865 249c-15 0-27-13-27-28s12-27 27-27 27 12 27 27-12 28-27 28zM7865 249zM7768 249c-15 0-27-13-27-28s12-27 27-27 28 12 28 27-13 28-28 28zM7768 249zM7672 249c-16 0-28-13-28-28s12-27 28-27c15 0 27 12 27 27s-12 28-27 28zM7672 249zM7575 249c-15 0-28-13-28-28s13-27 28-27 27 12 27 27-12 28-27 28zM7575 249zM7478 249c-15 0-27-13-27-28s12-27 27-27 27 12 27 27-12 28-27 28zM7478 249zM7381 249c-15 0-27-13-27-28s12-27 27-27 28 12 28 27-13 28-28 28zM7381 249zM7285 249c-16 0-28-13-28-28s12-27 28-27c15 0 27 12 27 27s-12 28-27 28zM7285 249zM7188 249c-15 0-28-13-28-28s13-27 28-27 27 12 27 27-12 28-27 28zM7188 249zM7091 249c-15 0-27-13-27-28s12-27 27-27 27 12 27 27-12 28-27 28zM7091 249zM6994 249c-15 0-27-13-27-28s12-27 27-27 28 12 28 27-13 28-28 28zM6994 249zM6898 249c-15 0-28-13-28-28s13-27 28-27 27 12 27 27-12 28-27 28zM6898 249zM6801 249c-15 0-27-13-27-28s12-27 27-27 27 12 27 27-12 28-27 28zM6801 249zM6704 249c-15 0-27-13-27-28s12-27 27-27 27 12 27 27-12 28-27 28zM6704 249zM6607 249c-15 0-27-13-27-28s12-27 27-27 28 12 28 27-13 28-28 28zM6607 249zM6511 249c-16 0-29-13-29-28s13-27 29-27c15 0 27 12 27 27s-12 28-27 28zM6511 249zM6413 249c-15 0-27-13-27-28s12-27 27-27 27 12 27 27-12 28-27 28zM6413 249zM6316 249c-15 0-27-13-27-28s12-27 27-27 27 12 27 27-12 28-27 28zM6316 249zM6219 249c-15 0-27-13-27-28s12-27 27-27 28 12 28 27-13 28-28 28zM6219 249zM6123 249c-15 0-28-13-28-28s13-27 28-27 27 12 27 27-12 28-27 28zM6123 249zM6026 249c-15 0-27-13-27-28s12-27 27-27 27 12 27 27-12 28-27 28zM6026 249zM5929 249c-15 0-27-13-27-28s12-27 27-27 27 12 27 27-12 28-27 28zM5929 249zM5832 249c-15 0-27-13-27-28s12-27 27-27 28 12 28 27-13 28-28 28zM5832 249zM5736 249c-15 0-28-13-28-28s13-27 28-27 27 12 27 27-12 28-27 28zM5736 249zM5639 249c-15 0-27-13-27-28s12-27 27-27 27 12 27 27-12 28-27 28zM5639 249zM5542 249c-15 0-27-13-27-28s12-27 27-27 27 12 27 27-12 28-27 28zM5542 249zM5445 249c-15 0-27-13-27-28s12-27 27-27 28 12 28 27-13 28-28 28zM5445 249zM5349 249c-15 0-28-13-28-28s13-27 28-27 27 12 27 27-12 28-27 28zM5349 249zM4865 249c-15 0-27-13-27-28s12-27 27-27 27 12 27 27-12 28-27 28zM4865 249zM4768 249c-15 0-27-13-27-28s12-27 27-27 27 12 27 27-12 28-27 28zM4768 249zM4671 249c-15 0-27-13-27-28s12-27 27-27c16 0 28 12 28 27s-12 28-28 28zM4671 249zM4575 249c-15 0-28-13-28-28s13-27 28-27 27 12 27 27-12 28-27 28zM4575 249zM4381 249c-15 0-27-13-27-28s12-27 27-27 28 12 28 27-13 28-28 28zM4381 249zM4284 249c-15 0-27-13-27-28s12-27 27-27c16 0 28 12 28 27s-12 28-28 28zM4284 249zM4188 249c-15 0-28-13-28-28s13-27 28-27 27 12 27 27-12 28-27 28zM4188 249zM4091 249c-15 0-27-13-27-28s12-27 27-27 27 12 27 27-12 28-27 28zM4091 249zM3994 249c-15 0-27-13-27-28s12-27 27-27 27 12 27 27-12 28-27 28zM3994 249zM3898 249c-16 0-28-13-28-28s12-27 28-27c15 0 27 12 27 27s-12 28-27 28zM3898 249zM3801 249c-15 0-28-13-28-28s13-27 28-27 27 12 27 27-12 28-27 28zM3801 249zM3704 249c-15 0-27-13-27-28s12-27 27-27 27 12 27 27-12 28-27 28zM3704 249zM1671 249c-15 0-27-13-27-28s12-27 27-27 28 12 28 27-13 28-28 28zM1671 249zM1575 249c-15 0-28-13-28-28s13-27 28-27 27 12 27 27-12 28-27 28zM1575 249zM1478 249c-15 0-27-13-27-28s12-27 27-27 27 12 27 27-12 28-27 28zM1478 249zM1381 249c-15 0-27-13-27-28s12-27 27-27 27 12 27 27-12 28-27 28zM1381 249zM1284 249c-15 0-27-13-27-28s12-27 27-27 28 12 28 27-13 28-28 28zM1284 249zM1188 249c-15 0-28-13-28-28s13-27 28-27 27 12 27 27-12 28-27 28zM1188 249zM1091 249c-15 0-27-13-27-28s12-27 27-27 27 12 27 27-12 28-27 28zM1091 249zM994 249c-15 0-27-13-27-28s12-27 27-27 27 12 27 27-12 28-27 28zM994 249zM897 249c-15 0-27-13-27-28s12-27 27-27c16 0 28 12 28 27s-12 28-28 28zM897 249zM801 249c-15 0-28-13-28-28s13-27 28-27 27 12 27 27-12 28-27 28zM801 249zM704 249c-15 0-27-13-27-28s12-27 27-27 27 12 27 27-12 28-27 28zM704 249zM607 249c-15 0-27-13-27-28s12-27 27-27 27 12 27 27-12 28-27 28zM607 249zM510 249c-15 0-27-13-27-28s12-27 27-27c16 0 28 12 28 27s-12 28-28 28zM510 249zM414 249c-15 0-28-13-28-28s13-27 28-27 27 12 27 27-12 28-27 28zM414 249zM317 249c-15 0-27-13-27-28s12-27 27-27 27 12 27 27-12 28-27 28zM317 249zM220 249c-15 0-27-13-27-28s12-27 27-27 28 12 28 27-13 28-28 28zM220 249zM124 249c-16 0-28-13-28-28s12-27 28-27c15 0 27 12 27 27s-12 28-27 28zM124 249zM27 249c-15 0-27-13-27-28s12-27 27-27 27 12 27 27-12 28-27 28zM27 249zM8639 151c-15 0-27-12-27-27 0-16 12-28 27-28s27 12 27 28c0 15-12 27-27 27zM8639 151zM8542 151c-15 0-27-12-27-27 0-16 12-28 27-28s28 12 28 28c0 15-13 27-28 27zM8542 151zM8445 151c-15 0-27-12-27-27 0-16 12-28 27-28 16 0 28 12 28 28 0 15-12 27-28 27zM8445 151zM8349 151c-15 0-27-12-27-27 0-16 12-28 27-28s27 12 27 28c0 15-12 27-27 27zM8349 151zM8252 151c-15 0-27-12-27-27 0-16 12-28 27-28s27 12 27 28c0 15-12 27-27 27zM8252 151zM8155 151c-15 0-27-12-27-27 0-16 12-28 27-28s27 12 27 28c0 15-12 27-27 27zM8155 151zM8058 151c-15 0-27-12-27-27 0-16 12-28 27-28 16 0 28 12 28 28 0 15-12 27-28 27zM8058 151zM7962 151c-15 0-27-12-27-27 0-16 12-28 27-28s27 12 27 28c0 15-12 27-27 27zM7962 151zM7865 151c-15 0-27-12-27-27 0-16 12-28 27-28s27 12 27 28c0 15-12 27-27 27zM7865 151zM7768 151c-15 0-27-12-27-27 0-16 12-28 27-28s28 12 28 28c0 15-13 27-28 27zM7768 151zM7672 151c-16 0-28-12-28-27 0-16 12-28 28-28 15 0 27 12 27 28 0 15-12 27-27 27zM7672 151zM7575 151c-15 0-28-12-28-27 0-16 13-28 28-28s27 12 27 28c0 15-12 27-27 27zM7575 151zM7478 151c-15 0-27-12-27-27 0-16 12-28 27-28s27 12 27 28c0 15-12 27-27 27zM7478 151zM7381 151c-15 0-27-12-27-27 0-16 12-28 27-28s28 12 28 28c0 15-13 27-28 27zM7381 151zM7285 151c-16 0-28-12-28-27 0-16 12-28 28-28 15 0 27 12 27 28 0 15-12 27-27 27zM7285 151zM7188 151c-15 0-28-12-28-27 0-16 13-28 28-28s27 12 27 28c0 15-12 27-27 27zM7188 151zM7091 151c-15 0-27-12-27-27 0-16 12-28 27-28s27 12 27 28c0 15-12 27-27 27zM7091 151zM6994 151c-15 0-27-12-27-27 0-16 12-28 27-28s28 12 28 28c0 15-13 27-28 27zM6994 151zM6898 151c-15 0-28-12-28-27 0-16 13-28 28-28s27 12 27 28c0 15-12 27-27 27zM6898 151zM6801 151c-15 0-27-12-27-27 0-16 12-28 27-28s27 12 27 28c0 15-12 27-27 27zM6801 151zM6704 151c-15 0-27-12-27-27 0-16 12-28 27-28s27 12 27 28c0 15-12 27-27 27zM6704 151zM6607 151c-15 0-27-12-27-27 0-16 12-28 27-28s28 12 28 28c0 15-13 27-28 27zM6607 151zM6511 151c-16 0-29-12-29-27 0-16 13-28 29-28 15 0 27 12 27 28 0 15-12 27-27 27zM6511 151zM6413 151c-15 0-27-12-27-27 0-16 12-28 27-28s27 12 27 28c0 15-12 27-27 27zM6413 151zM6316 151c-15 0-27-12-27-27 0-16 12-28 27-28s27 12 27 28c0 15-12 27-27 27zM6316 151zM6219 151c-15 0-27-12-27-27 0-16 12-28 27-28s28 12 28 28c0 15-13 27-28 27zM6219 151zM6123 151c-15 0-28-12-28-27 0-16 13-28 28-28s27 12 27 28c0 15-12 27-27 27zM6123 151zM6026 151c-15 0-27-12-27-27 0-16 12-28 27-28s27 12 27 28c0 15-12 27-27 27zM6026 151zM5929 151c-15 0-27-12-27-27 0-16 12-28 27-28s27 12 27 28c0 15-12 27-27 27zM5929 151zM5832 151c-15 0-27-12-27-27 0-16 12-28 27-28s28 12 28 28c0 15-13 27-28 27zM5832 151zM5736 151c-15 0-28-12-28-27 0-16 13-28 28-28s27 12 27 28c0 15-12 27-27 27zM5736 151zM5639 151c-15 0-27-12-27-27 0-16 12-28 27-28s27 12 27 28c0 15-12 27-27 27zM5639 151zM5542 151c-15 0-27-12-27-27 0-16 12-28 27-28s27 12 27 28c0 15-12 27-27 27zM5542 151zM5445 151c-15 0-27-12-27-27 0-16 12-28 27-28s28 12 28 28c0 15-13 27-28 27zM5445 151zM5349 151c-15 0-28-12-28-27 0-16 13-28 28-28s27 12 27 28c0 15-12 27-27 27zM5349 151zM5252 151c-15 0-27-12-27-27 0-16 12-28 27-28s27 12 27 28c0 15-12 27-27 27zM5252 151zM5155 151c-15 0-27-12-27-27 0-16 12-28 27-28s27 12 27 28c0 15-12 27-27 27zM5155 151zM5058 151c-15 0-27-12-27-27 0-16 12-28 27-28 16 0 28 12 28 28 0 15-12 27-28 27zM5058 151zM4962 151c-15 0-28-12-28-27 0-16 13-28 28-28s27 12 27 28c0 15-12 27-27 27zM4962 151zM4865 151c-15 0-27-12-27-27 0-16 12-28 27-28s27 12 27 28c0 15-12 27-27 27zM4865 151zM4768 151c-15 0-27-12-27-27 0-16 12-28 27-28s27 12 27 28c0 15-12 27-27 27zM4768 151zM4671 151c-15 0-27-12-27-27 0-16 12-28 27-28 16 0 28 12 28 28 0 15-12 27-28 27zM4671 151zM4575 151c-15 0-28-12-28-27 0-16 13-28 28-28s27 12 27 28c0 15-12 27-27 27zM4575 151zM4478 151c-15 0-27-12-27-27 0-16 12-28 27-28s27 12 27 28c0 15-12 27-27 27zM4478 151zM4381 151c-15 0-27-12-27-27 0-16 12-28 27-28s28 12 28 28c0 15-13 27-28 27zM4381 151zM4284 151c-15 0-27-12-27-27 0-16 12-28 27-28 16 0 28 12 28 28 0 15-12 27-28 27zM4284 151zM4188 151c-15 0-28-12-28-27 0-16 13-28 28-28s27 12 27 28c0 15-12 27-27 27zM4188 151zM4091 151c-15 0-27-12-27-27 0-16 12-28 27-28s27 12 27 28c0 15-12 27-27 27zM4091 151zM3994 151c-15 0-27-12-27-27 0-16 12-28 27-28s27 12 27 28c0 15-12 27-27 27zM3994 151zM1962 151c-15 0-28-12-28-27 0-16 13-28 28-28s27 12 27 28c0 15-12 27-27 27zM1962 151zM1865 151c-15 0-27-12-27-27 0-16 12-28 27-28s27 12 27 28c0 15-12 27-27 27zM1865 151zM1768 151c-15 0-27-12-27-27 0-16 12-28 27-28s27 12 27 28c0 15-12 27-27 27zM1768 151zM1671 151c-15 0-27-12-27-27 0-16 12-28 27-28s28 12 28 28c0 15-13 27-28 27zM1671 151zM1575 151c-15 0-28-12-28-27 0-16 13-28 28-28s27 12 27 28c0 15-12 27-27 27zM1575 151zM1478 151c-15 0-27-12-27-27 0-16 12-28 27-28s27 12 27 28c0 15-12 27-27 27zM1478 151zM1381 151c-15 0-27-12-27-27 0-16 12-28 27-28s27 12 27 28c0 15-12 27-27 27zM1381 151zM1284 151c-15 0-27-12-27-27 0-16 12-28 27-28s28 12 28 28c0 15-13 27-28 27zM1284 151zM1188 151c-15 0-28-12-28-27 0-16 13-28 28-28s27 12 27 28c0 15-12 27-27 27zM1188 151zM1091 151c-15 0-27-12-27-27 0-16 12-28 27-28s27 12 27 28c0 15-12 27-27 27zM1091 151zM994 151c-15 0-27-12-27-27 0-16 12-28 27-28s27 12 27 28c0 15-12 27-27 27zM994 151zM897 151c-15 0-27-12-27-27 0-16 12-28 27-28 16 0 28 12 28 28 0 15-12 27-28 27zM897 151zM801 151c-15 0-28-12-28-27 0-16 13-28 28-28s27 12 27 28c0 15-12 27-27 27zM801 151zM704 151c-15 0-27-12-27-27 0-16 12-28 27-28s27 12 27 28c0 15-12 27-27 27zM704 151zM607 151c-15 0-27-12-27-27 0-16 12-28 27-28s27 12 27 28c0 15-12 27-27 27zM607 151zM510 151c-15 0-27-12-27-27 0-16 12-28 27-28 16 0 28 12 28 28 0 15-12 27-28 27zM510 151zM414 151c-15 0-28-12-28-27 0-16 13-28 28-28s27 12 27 28c0 15-12 27-27 27zM414 151zM317 151c-15 0-27-12-27-27 0-16 12-28 27-28s27 12 27 28c0 15-12 27-27 27zM317 151zM220 151c-15 0-27-12-27-27 0-16 12-28 27-28s28 12 28 28c0 15-13 27-28 27zM220 151zM124 151c-16 0-28-12-28-27 0-16 12-28 28-28 15 0 27 12 27 28 0 15-12 27-27 27zM124 151zM27 151c-15 0-27-12-27-27 0-16 12-28 27-28s27 12 27 28c0 15-12 27-27 27zM27 151zM8639 54c-15 0-27-12-27-27s12-27 27-27 27 12 27 27-12 27-27 27zM8639 54zM8542 54c-15 0-27-12-27-27s12-27 27-27 28 12 28 27-13 27-28 27zM8542 54zM8445 54c-15 0-27-12-27-27s12-27 27-27c16 0 28 12 28 27s-12 27-28 27zM8445 54zM8349 54c-15 0-27-12-27-27s12-27 27-27 27 12 27 27-12 27-27 27zM8349 54zM8252 54c-15 0-27-12-27-27s12-27 27-27 27 12 27 27-12 27-27 27zM8252 54zM8155 54c-15 0-27-12-27-27s12-27 27-27 27 12 27 27-12 27-27 27zM8155 54zM8058 54c-15 0-27-12-27-27s12-27 27-27c16 0 28 12 28 27s-12 27-28 27zM8058 54zM7962 54c-15 0-27-12-27-27s12-27 27-27 27 12 27 27-12 27-27 27zM7962 54zM7865 54c-15 0-27-12-27-27s12-27 27-27 27 12 27 27-12 27-27 27zM7865 54zM7768 54c-15 0-27-12-27-27s12-27 27-27 28 12 28 27-13 27-28 27zM7768 54zM7672 54c-16 0-28-12-28-27s12-27 28-27c15 0 27 12 27 27s-12 27-27 27zM7672 54zM7575 54c-15 0-28-12-28-27s13-27 28-27 27 12 27 27-12 27-27 27zM7575 54zM7478 54c-15 0-27-12-27-27s12-27 27-27 27 12 27 27-12 27-27 27zM7478 54zM7381 54c-15 0-27-12-27-27s12-27 27-27 28 12 28 27-13 27-28 27zM7381 54zM7285 54c-16 0-28-12-28-27s12-27 28-27c15 0 27 12 27 27s-12 27-27 27zM7285 54zM7188 54c-15 0-28-12-28-27s13-27 28-27 27 12 27 27-12 27-27 27zM7188 54zM7091 54c-15 0-27-12-27-27s12-27 27-27 27 12 27 27-12 27-27 27zM7091 54zM6994 54c-15 0-27-12-27-27s12-27 27-27 28 12 28 27-13 27-28 27zM6994 54zM6898 54c-15 0-28-12-28-27s13-27 28-27 27 12 27 27-12 27-27 27zM6898 54zM6801 54c-15 0-27-12-27-27s12-27 27-27 27 12 27 27-12 27-27 27zM6801 54zM6704 54c-15 0-27-12-27-27s12-27 27-27 27 12 27 27-12 27-27 27zM6704 54zM6607 54c-15 0-27-12-27-27s12-27 27-27 28 12 28 27-13 27-28 27zM6607 54zM6511 54c-16 0-29-12-29-27s13-27 29-27c15 0 27 12 27 27s-12 27-27 27zM6511 54zM6413 54c-15 0-27-12-27-27s12-27 27-27 27 12 27 27-12 27-27 27zM6413 54zM6316 54c-15 0-27-12-27-27s12-27 27-27 27 12 27 27-12 27-27 27zM6316 54zM6219 54c-15 0-27-12-27-27s12-27 27-27 28 12 28 27-13 27-28 27zM6219 54zM6123 54c-15 0-28-12-28-27s13-27 28-27 27 12 27 27-12 27-27 27zM6123 54zM6026 54c-15 0-27-12-27-27s12-27 27-27 27 12 27 27-12 27-27 27zM6026 54zM5929 54c-15 0-27-12-27-27s12-27 27-27 27 12 27 27-12 27-27 27zM5929 54zM5832 54c-15 0-27-12-27-27s12-27 27-27 28 12 28 27-13 27-28 27zM5832 54zM5736 54c-15 0-28-12-28-27s13-27 28-27 27 12 27 27-12 27-27 27zM5736 54zM5639 54c-15 0-27-12-27-27s12-27 27-27 27 12 27 27-12 27-27 27zM5639 54zM5542 54c-15 0-27-12-27-27s12-27 27-27 27 12 27 27-12 27-27 27zM5542 54zM5445 54c-15 0-27-12-27-27s12-27 27-27 28 12 28 27-13 27-28 27zM5445 54zM5349 54c-15 0-28-12-28-27s13-27 28-27 27 12 27 27-12 27-27 27z">
              <text:p/>
            </draw:path>
            <draw:path draw:style-name="gr2" draw:text-style-name="P2" draw:layer="layout" svg:width="8.761cm" svg:height="0.151cm" svg:x="0.074cm" svg:y="1.645cm" svg:viewBox="0 0 8762 152" svg:d="M5349 152c-15 0-28-12-28-27s13-28 28-28 27 13 27 28-12 27-27 27zM5349 152zM5252 152c-15 0-27-12-27-27s12-28 27-28 27 13 27 28-12 27-27 27zM5252 152zM5155 152c-15 0-27-12-27-27s12-28 27-28 27 13 27 28-12 27-27 27zM5155 152zM5058 152c-15 0-27-12-27-27s12-28 27-28c16 0 28 13 28 28s-12 27-28 27zM5058 152zM4962 152c-15 0-27-12-27-27s12-28 27-28 27 13 27 28-12 27-27 27zM4962 152zM4865 152c-15 0-27-12-27-27s12-28 27-28 27 13 27 28-12 27-27 27zM4865 152zM4768 152c-15 0-27-12-27-27s12-28 27-28 28 13 28 28-13 27-28 27zM4768 152zM4671 152c-15 0-27-12-27-27s12-28 27-28c16 0 28 13 28 28s-12 27-28 27zM4671 152zM4575 152c-15 0-28-12-28-27s13-28 28-28 27 13 27 28-12 27-27 27zM4575 152zM4478 152c-15 0-27-12-27-27s12-28 27-28 27 13 27 28-12 27-27 27zM4478 152zM4380 152c-15 0-27-12-27-27s12-28 27-28c16 0 29 13 29 28s-13 27-29 27zM4380 152zM4283 152c-15 0-27-12-27-27s12-28 27-28c16 0 28 13 28 28s-12 27-28 27zM4283 152zM4187 152c-15 0-27-12-27-27s12-28 27-28 27 13 27 28-12 27-27 27zM4187 152zM4090 152c-15 0-27-12-27-27s12-28 27-28 27 13 27 28-12 27-27 27zM4090 152zM3993 152c-15 0-27-12-27-27s12-28 27-28 28 13 28 28-13 27-28 27zM3993 152zM3897 152c-15 0-28-12-28-27s13-28 28-28 27 13 27 28-12 27-27 27zM3897 152zM2349 152c-15 0-28-12-28-27s13-28 28-28 27 13 27 28-12 27-27 27zM2349 152zM2252 152c-15 0-27-12-27-27s12-28 27-28 27 13 27 28-12 27-27 27zM2252 152zM2155 152c-15 0-27-12-27-27s12-28 27-28 27 13 27 28-12 27-27 27zM2155 152zM1962 152c-15 0-28-12-28-27s13-28 28-28 27 13 27 28-12 27-27 27zM1962 152zM1865 152c-15 0-27-12-27-27s12-28 27-28 27 13 27 28-12 27-27 27zM1865 152zM1768 152c-15 0-27-12-27-27s12-28 27-28 27 13 27 28-12 27-27 27zM1768 152zM1671 152c-15 0-27-12-27-27s12-28 27-28c16 0 28 13 28 28s-12 27-28 27zM1671 152zM1575 152c-15 0-28-12-28-27s13-28 28-28 27 13 27 28-12 27-27 27zM1575 152zM1478 152c-15 0-27-12-27-27s12-28 27-28 27 13 27 28-12 27-27 27zM1478 152zM1381 152c-15 0-27-12-27-27s12-28 27-28 27 13 27 28-12 27-27 27zM1381 152zM1284 152c-15 0-27-12-27-27s12-28 27-28c16 0 28 13 28 28s-12 27-28 27zM1284 152zM1188 152c-15 0-28-12-28-27s13-28 28-28 27 13 27 28-12 27-27 27zM1188 152zM1091 152c-15 0-27-12-27-27s12-28 27-28 27 13 27 28-12 27-27 27zM1091 152zM994 152c-15 0-27-12-27-27s12-28 27-28 27 13 27 28-12 27-27 27zM994 152zM897 152c-15 0-27-12-27-27s12-28 27-28c16 0 28 13 28 28s-12 27-28 27zM897 152zM801 152c-15 0-28-12-28-27s13-28 28-28 27 13 27 28-12 27-27 27zM801 152zM704 152c-15 0-27-12-27-27s12-28 27-28 27 13 27 28-12 27-27 27zM704 152zM607 152c-15 0-27-12-27-27s12-28 27-28 27 13 27 28-12 27-27 27zM607 152zM511 152c-16 0-28-12-28-27s12-28 28-28c15 0 27 13 27 28s-12 27-27 27zM511 152zM414 152c-15 0-28-12-28-27s13-28 28-28 27 13 27 28-12 27-27 27zM414 152zM317 152c-15 0-27-12-27-27s12-28 27-28 27 13 27 28-12 27-27 27zM317 152zM220 152c-15 0-27-12-27-27s12-28 27-28 28 13 28 28-13 27-28 27zM220 152zM124 152c-16 0-28-12-28-27s12-28 28-28c15 0 27 13 27 28s-12 27-27 27zM124 152zM8735 54c-15 0-28-12-28-27s13-27 28-27 27 12 27 27-12 27-27 27zM8735 54zM8638 54c-15 0-27-12-27-27s12-27 27-27 27 12 27 27-12 27-27 27zM8638 54zM8541 54c-15 0-27-12-27-27s12-27 27-27 28 12 28 27-13 27-28 27zM8541 54zM8445 54c-16 0-28-12-28-27s12-27 28-27c15 0 27 12 27 27s-12 27-27 27zM8445 54zM8348 54c-15 0-28-12-28-27s13-27 28-27 27 12 27 27-12 27-27 27zM8348 54zM8251 54c-15 0-27-12-27-27s12-27 27-27 27 12 27 27-12 27-27 27zM8251 54zM8154 54c-15 0-27-12-27-27s12-27 27-27 28 12 28 27-13 27-28 27zM8154 54zM8057 54c-15 0-27-12-27-27s12-27 27-27c16 0 28 12 28 27s-12 27-28 27zM8057 54zM7961 54c-15 0-27-12-27-27s12-27 27-27 27 12 27 27-12 27-27 27zM7961 54zM7864 54c-15 0-27-12-27-27s12-27 27-27 27 12 27 27-12 27-27 27zM7864 54zM7767 54c-15 0-27-12-27-27s12-27 27-27 28 12 28 27-13 27-28 27zM7767 54zM7671 54c-15 0-28-12-28-27s13-27 28-27 27 12 27 27-12 27-27 27zM7671 54zM7574 54c-15 0-27-12-27-27s12-27 27-27 27 12 27 27-12 27-27 27zM7574 54zM7477 54c-15 0-27-12-27-27s12-27 27-27 27 12 27 27-12 27-27 27zM7477 54zM7380 54c-15 0-27-12-27-27s12-27 27-27 28 12 28 27-13 27-28 27zM7380 54zM7284 54c-15 0-28-12-28-27s13-27 28-27 27 12 27 27-12 27-27 27zM7284 54zM7187 54c-15 0-27-12-27-27s12-27 27-27 27 12 27 27-12 27-27 27zM7187 54zM7090 54c-15 0-27-12-27-27s12-27 27-27 27 12 27 27-12 27-27 27zM7090 54zM6993 54c-15 0-27-12-27-27s12-27 27-27 28 12 28 27-13 27-28 27zM6993 54zM6897 54c-15 0-28-12-28-27s13-27 28-27 27 12 27 27-12 27-27 27zM6897 54zM6800 54c-15 0-27-12-27-27s12-27 27-27 27 12 27 27-12 27-27 27zM6800 54zM6703 54c-15 0-27-12-27-27s12-27 27-27 27 12 27 27-12 27-27 27zM6703 54zM6606 54c-15 0-27-12-27-27s12-27 27-27 28 12 28 27-13 27-28 27zM6606 54zM6510 54c-15 0-28-12-28-27s13-27 28-27 27 12 27 27-12 27-27 27zM6510 54zM6413 54c-15 0-27-12-27-27s12-27 27-27 27 12 27 27-12 27-27 27zM6413 54zM6316 54c-15 0-27-12-27-27s12-27 27-27 27 12 27 27-12 27-27 27zM6316 54zM6219 54c-15 0-27-12-27-27s12-27 27-27 28 12 28 27-13 27-28 27zM6219 54zM6123 54c-15 0-28-12-28-27s13-27 28-27 27 12 27 27-12 27-27 27zM6123 54zM6026 54c-15 0-27-12-27-27s12-27 27-27 27 12 27 27-12 27-27 27zM6026 54zM5929 54c-15 0-27-12-27-27s12-27 27-27 27 12 27 27-12 27-27 27zM5929 54zM5832 54c-15 0-27-12-27-27s12-27 27-27 28 12 28 27-13 27-28 27zM5832 54zM5736 54c-15 0-28-12-28-27s13-27 28-27 27 12 27 27-12 27-27 27zM5736 54zM5639 54c-15 0-27-12-27-27s12-27 27-27 27 12 27 27-12 27-27 27zM5639 54zM5542 54c-15 0-27-12-27-27s12-27 27-27 27 12 27 27-12 27-27 27zM5542 54zM5445 54c-15 0-27-12-27-27s12-27 27-27c16 0 28 12 28 27s-12 27-28 27zM5445 54zM5349 54c-15 0-28-12-28-27s13-27 28-27 27 12 27 27-12 27-27 27zM5349 54zM5252 54c-15 0-27-12-27-27s12-27 27-27 27 12 27 27-12 27-27 27zM5252 54zM5155 54c-15 0-27-12-27-27s12-27 27-27 27 12 27 27-12 27-27 27zM5155 54zM5058 54c-15 0-27-12-27-27s12-27 27-27c16 0 28 12 28 27s-12 27-28 27zM5058 54zM4962 54c-15 0-27-12-27-27s12-27 27-27 27 12 27 27-12 27-27 27zM4962 54zM4865 54c-15 0-27-12-27-27s12-27 27-27 27 12 27 27-12 27-27 27zM4865 54zM4768 54c-15 0-27-12-27-27s12-27 27-27 28 12 28 27-13 27-28 27zM4768 54zM4671 54c-15 0-27-12-27-27s12-27 27-27c16 0 28 12 28 27s-12 27-28 27zM4671 54zM4575 54c-15 0-28-12-28-27s13-27 28-27 27 12 27 27-12 27-27 27zM4575 54zM4478 54c-15 0-27-12-27-27s12-27 27-27 27 12 27 27-12 27-27 27zM4478 54zM4380 54c-15 0-27-12-27-27s12-27 27-27c16 0 29 12 29 27s-13 27-29 27zM4380 54zM4283 54c-15 0-27-12-27-27s12-27 27-27c16 0 28 12 28 27s-12 27-28 27zM4283 54zM4187 54c-15 0-27-12-27-27s12-27 27-27 27 12 27 27-12 27-27 27zM4187 54zM4090 54c-15 0-27-12-27-27s12-27 27-27 27 12 27 27-12 27-27 27zM4090 54zM2252 54c-15 0-27-12-27-27s12-27 27-27 27 12 27 27-12 27-27 27zM2252 54zM1865 54c-15 0-27-12-27-27s12-27 27-27 27 12 27 27-12 27-27 27zM1865 54zM1768 54c-15 0-27-12-27-27s12-27 27-27 27 12 27 27-12 27-27 27zM1768 54zM1671 54c-15 0-27-12-27-27s12-27 27-27c16 0 28 12 28 27s-12 27-28 27zM1671 54zM1575 54c-15 0-28-12-28-27s13-27 28-27 27 12 27 27-12 27-27 27zM1575 54zM1478 54c-15 0-27-12-27-27s12-27 27-27 27 12 27 27-12 27-27 27zM1478 54zM1381 54c-15 0-27-12-27-27s12-27 27-27 27 12 27 27-12 27-27 27zM1381 54zM1284 54c-15 0-27-12-27-27s12-27 27-27c16 0 28 12 28 27s-12 27-28 27zM1284 54zM1188 54c-15 0-28-12-28-27s13-27 28-27 27 12 27 27-12 27-27 27zM1188 54zM1091 54c-15 0-27-12-27-27s12-27 27-27 27 12 27 27-12 27-27 27zM1091 54zM994 54c-15 0-27-12-27-27s12-27 27-27 27 12 27 27-12 27-27 27zM994 54zM897 54c-15 0-27-12-27-27s12-27 27-27c16 0 28 12 28 27s-12 27-28 27zM897 54zM801 54c-15 0-28-12-28-27s13-27 28-27 27 12 27 27-12 27-27 27zM801 54zM704 54c-15 0-27-12-27-27s12-27 27-27 27 12 27 27-12 27-27 27zM704 54zM607 54c-15 0-27-12-27-27s12-27 27-27 27 12 27 27-12 27-27 27zM607 54zM511 54c-16 0-28-12-28-27s12-27 28-27c15 0 27 12 27 27s-12 27-27 27zM511 54zM414 54c-15 0-28-12-28-27s13-27 28-27 27 12 27 27-12 27-27 27zM414 54zM317 54c-15 0-27-12-27-27s12-27 27-27 27 12 27 27-12 27-27 27zM317 54zM220 54c-15 0-27-12-27-27s12-27 27-27 28 12 28 27-13 27-28 27zM220 54zM124 54c-16 0-28-12-28-27s12-27 28-27c15 0 27 12 27 27s-12 27-27 27zM124 54zM27 54c-15 0-27-12-27-27s12-27 27-27 27 12 27 27-12 27-27 27z">
              <text:p/>
            </draw:path>
            <draw:path draw:style-name="gr2" draw:text-style-name="P2" draw:layer="layout" svg:width="8.836cm" svg:height="0.151cm" svg:x="0cm" svg:y="1.548cm" svg:viewBox="0 0 8837 152" svg:d="M4 152c-1 0-3 0-4-1v-53c1-1 3-1 4-1 15 0 28 12 28 28 0 15-13 27-28 27zM4 152zM8810 54c-15 0-27-12-27-27s12-27 27-27 27 12 27 27-12 27-27 27zM8810 54zM8713 54c-15 0-27-12-27-27s12-27 27-27 28 12 28 27-13 27-28 27zM8713 54zM8617 54c-15 0-28-12-28-27s13-27 28-27 27 12 27 27-12 27-27 27zM8617 54zM8520 54c-15 0-27-12-27-27s12-27 27-27 27 12 27 27-12 27-27 27zM8520 54zM8423 54c-15 0-27-12-27-27s12-27 27-27 27 12 27 27-12 27-27 27zM8423 54zM8326 54c-15 0-27-12-27-27s12-27 27-27 28 12 28 27-13 27-28 27zM8326 54zM8230 54c-15 0-28-12-28-27s13-27 28-27 27 12 27 27-12 27-27 27zM8230 54zM8133 54c-15 0-27-12-27-27s12-27 27-27 27 12 27 27-12 27-27 27zM8133 54zM8036 54c-15 0-27-12-27-27s12-27 27-27 27 12 27 27-12 27-27 27zM8036 54zM7939 54c-15 0-27-12-27-27s12-27 27-27 28 12 28 27-13 27-28 27zM7939 54zM7843 54c-15 0-28-12-28-27s13-27 28-27 27 12 27 27-12 27-27 27zM7843 54zM7746 54c-15 0-27-12-27-27s12-27 27-27 27 12 27 27-12 27-27 27zM7746 54zM7649 54c-15 0-27-12-27-27s12-27 27-27 27 12 27 27-12 27-27 27zM7649 54zM7552 54c-15 0-27-12-27-27s12-27 27-27 28 12 28 27-13 27-28 27zM7552 54zM7456 54c-15 0-28-12-28-27s13-27 28-27 27 12 27 27-12 27-27 27zM7456 54zM7359 54c-15 0-27-12-27-27s12-27 27-27 27 12 27 27-12 27-27 27zM7359 54zM7262 54c-15 0-27-12-27-27s12-27 27-27 27 12 27 27-12 27-27 27zM7262 54zM7165 54c-15 0-27-12-27-27s12-27 27-27 28 12 28 27-13 27-28 27zM7165 54zM7069 54c-15 0-28-12-28-27s13-27 28-27 27 12 27 27-12 27-27 27zM7069 54zM6972 54c-15 0-27-12-27-27s12-27 27-27 27 12 27 27-12 27-27 27zM6972 54zM6875 54c-15 0-27-12-27-27s12-27 27-27 27 12 27 27-12 27-27 27zM6875 54zM6778 54c-15 0-27-12-27-27s12-27 27-27c16 0 28 12 28 27s-12 27-28 27zM6778 54zM6682 54c-15 0-28-12-28-27s13-27 28-27 27 12 27 27-12 27-27 27zM6682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4552 54c-15 0-27-12-27-27s12-27 27-27 28 12 28 27-13 27-28 27zM4552 54zM4456 54c-15 0-28-12-28-27s13-27 28-27 27 12 27 27-12 27-27 27zM4456 54zM4359 54c-15 0-27-12-27-27s12-27 27-27 27 12 27 27-12 27-27 27zM4359 54zM4262 54c-15 0-27-12-27-27s12-27 27-27 27 12 27 27-12 27-27 27zM4262 54zM4069 54c-15 0-28-12-28-27s13-27 28-27 27 12 27 27-12 27-27 27zM4069 54zM3972 54c-15 0-27-12-27-27s12-27 27-27 27 12 27 27-12 27-27 27zM3972 54zM2327 54c-15 0-27-12-27-27s12-27 27-27 28 12 28 27-13 27-28 27zM2327 54zM2230 54c-15 0-28-12-28-27s13-27 28-27c16 0 28 12 28 27s-12 27-28 27zM2230 54zM2133 54c-15 0-28-12-28-27s13-27 28-27 27 12 27 27-12 27-27 27zM2133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<text:p/>
            </draw:path>
            <draw:g>
              <draw:path draw:style-name="gr2" draw:text-style-name="P2" draw:layer="layout" svg:width="8.739cm" svg:height="0.151cm" svg:x="0cm" svg:y="1.451cm" svg:viewBox="0 0 8740 152" svg:d="M4 152c-1 0-3 0-4-1v-53c1-1 3-1 4-1 15 0 28 12 28 27 0 16-13 28-28 28zM4 152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4552 54c-15 0-27-12-27-27s12-27 27-27 28 12 28 27-13 27-28 27zM4552 54zM4456 54c-15 0-28-12-28-27s13-27 28-27 27 12 27 27-12 27-27 27zM4456 54zM4164 54c-15 0-27-12-27-27s12-27 27-27 28 12 28 27-13 27-28 27zM4164 54zM4068 54c-15 0-28-12-28-27s13-27 28-27 27 12 27 27-12 27-27 27zM4068 54zM3971 54c-15 0-27-12-27-27s12-27 27-27 27 12 27 27-12 27-27 27zM3971 54zM3874 54c-15 0-27-12-27-27s12-27 27-27 27 12 27 27-12 27-27 27zM3874 54zM3777 54c-15 0-27-12-27-27s12-27 27-27 28 12 28 27-13 27-28 27zM3777 54zM2229 54c-15 0-27-12-27-27s12-27 27-27c16 0 28 12 28 27s-12 27-28 27zM2229 54zM2133 54c-15 0-28-12-28-27s13-27 28-27 27 12 27 27-12 27-27 27zM2133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8.642cm" svg:height="0.151cm" svg:x="0cm" svg:y="1.354cm" svg:viewBox="0 0 8643 152" svg:d="M4 152c-1 0-3 0-4-1v-53c1-1 3-1 4-1 15 0 28 12 28 28 0 15-13 27-28 27zM4 152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649 54c-15 0-27-12-27-27s12-27 27-27 27 12 27 27-12 27-27 27zM4649 54zM4456 54c-15 0-28-12-28-27s13-27 28-27 27 12 27 27-12 27-27 27zM4456 54zM4068 54c-15 0-28-12-28-27s13-27 28-27 27 12 27 27-12 27-27 27zM4068 54zM3971 54c-15 0-27-12-27-27s12-27 27-27 27 12 27 27-12 27-27 27zM3971 54zM3874 54c-15 0-27-12-27-27s12-27 27-27 27 12 27 27-12 27-27 27zM3874 54zM2133 54c-15 0-28-12-28-27s13-27 28-27 27 12 27 27-12 27-27 27zM2133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8.739cm" svg:height="0.151cm" svg:x="0cm" svg:y="1.258cm" svg:viewBox="0 0 8740 152" svg:d="M4 152c-1 0-3 0-4-1v-53c1-1 3-1 4-1 15 0 28 12 28 28 0 15-13 27-28 27zM4 152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649 54c-15 0-27-12-27-27s12-27 27-27 27 12 27 27-12 27-27 27zM4649 54zM4552 54c-15 0-27-12-27-27s12-27 27-27 28 12 28 27-13 27-28 27zM4552 54zM4456 54c-15 0-28-12-28-27s13-27 28-27 27 12 27 27-12 27-27 27zM4456 54zM4358 54c-15 0-27-12-27-27s12-27 27-27c16 0 28 12 28 27s-12 27-28 27zM4358 54zM4068 54c-15 0-28-12-28-27s13-27 28-27 27 12 27 27-12 27-27 27zM4068 54zM3971 54c-15 0-27-12-27-27s12-27 27-27 27 12 27 27-12 27-27 27zM3971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8.933cm" svg:height="0.151cm" svg:x="0cm" svg:y="1.161cm" svg:viewBox="0 0 8934 152" svg:d="M4 152c-1 0-3 0-4-1v-53c1-1 3-1 4-1 15 0 28 12 28 27 0 16-13 28-28 28zM4 152zM8907 54c-15 0-27-12-27-27s12-27 27-27 27 12 27 27-12 27-27 27zM8907 54zM8810 54c-15 0-27-12-27-27s12-27 27-27 27 12 27 27-12 27-27 27zM8810 54zM8713 54c-15 0-27-12-27-27s12-27 27-27 28 12 28 27-13 27-28 27zM8713 54zM8617 54c-15 0-28-12-28-27s13-27 28-27 27 12 27 27-12 27-27 27zM8617 54zM8520 54c-15 0-27-12-27-27s12-27 27-27 27 12 27 27-12 27-27 27zM8520 54zM8423 54c-15 0-27-12-27-27s12-27 27-27 27 12 27 27-12 27-27 27zM8423 54zM8326 54c-15 0-27-12-27-27s12-27 27-27 28 12 28 27-13 27-28 27zM8326 54zM8230 54c-15 0-28-12-28-27s13-27 28-27 27 12 27 27-12 27-27 27zM8230 54zM8133 54c-15 0-27-12-27-27s12-27 27-27 27 12 27 27-12 27-27 27zM8133 54zM8036 54c-15 0-27-12-27-27s12-27 27-27 27 12 27 27-12 27-27 27zM8036 54zM7939 54c-15 0-27-12-27-27s12-27 27-27 28 12 28 27-13 27-28 27zM7939 54zM7843 54c-15 0-28-12-28-27s13-27 28-27 27 12 27 27-12 27-27 27zM7843 54zM7746 54c-15 0-27-12-27-27s12-27 27-27 27 12 27 27-12 27-27 27zM7746 54zM7649 54c-15 0-27-12-27-27s12-27 27-27 27 12 27 27-12 27-27 27zM7649 54zM7552 54c-15 0-27-12-27-27s12-27 27-27 28 12 28 27-13 27-28 27zM7552 54zM7456 54c-15 0-28-12-28-27s13-27 28-27 27 12 27 27-12 27-27 27zM7456 54zM7359 54c-15 0-27-12-27-27s12-27 27-27 27 12 27 27-12 27-27 27zM7359 54zM7262 54c-15 0-27-12-27-27s12-27 27-27 27 12 27 27-12 27-27 27zM7262 54zM7165 54c-15 0-27-12-27-27s12-27 27-27 28 12 28 27-13 27-28 27zM7165 54zM7069 54c-15 0-28-12-28-27s13-27 28-27 27 12 27 27-12 27-27 27zM7069 54zM6972 54c-15 0-27-12-27-27s12-27 27-27 27 12 27 27-12 27-27 27zM6972 54zM6875 54c-15 0-27-12-27-27s12-27 27-27 27 12 27 27-12 27-27 27zM6875 54zM6778 54c-15 0-27-12-27-27s12-27 27-27c16 0 28 12 28 27s-12 27-28 27zM6778 54zM6681 54c-15 0-28-12-28-27s13-27 28-27 28 12 28 27-13 27-28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746 54c-15 0-27-12-27-27s12-27 27-27 27 12 27 27-12 27-27 27zM4746 54zM4649 54c-15 0-27-12-27-27s12-27 27-27 27 12 27 27-12 27-27 27zM4649 54zM4552 54c-15 0-27-12-27-27s12-27 27-27 28 12 28 27-13 27-28 27zM4552 54zM4456 54c-15 0-28-12-28-27s13-27 28-27 27 12 27 27-12 27-27 27zM4456 54zM4359 54c-15 0-27-12-27-27s12-27 27-27 27 12 27 27-12 27-27 27zM4359 54zM4165 54c-15 0-27-12-27-27s12-27 27-27 28 12 28 27-13 27-28 27zM4165 54zM4069 54c-15 0-28-12-28-27s13-27 28-27 27 12 27 27-12 27-27 27zM4069 54zM2714 54c-15 0-27-12-27-27s12-27 27-27 27 12 27 27-12 27-27 27zM2714 54zM2617 54c-15 0-27-12-27-27s12-27 27-27 28 12 28 27-13 27-28 27zM2617 54zM1842 54c-15 0-27-12-27-27s12-27 27-27c16 0 28 12 28 27s-12 27-28 27zM1842 54zM1746 54c-15 0-28-12-28-27s13-27 28-27 27 12 27 27-12 27-27 27zM1746 54zM1649 54c-15 0-27-12-27-27s12-27 27-27 27 12 27 27-12 27-27 27zM1649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1.064cm" svg:viewBox="0 0 9001 152" svg:d="M4 152c-1 0-3 0-4-1v-53c1-1 3-1 4-1 15 0 28 12 28 28 0 15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649 54c-15 0-27-12-27-27s12-27 27-27 27 12 27 27-12 27-27 27zM4649 54zM4552 54c-15 0-27-12-27-27s12-27 27-27 28 12 28 27-13 27-28 27zM4552 54zM4455 54c-15 0-28-12-28-27s13-27 28-27 27 12 27 27-12 27-27 27zM4455 54zM4358 54c-15 0-27-12-27-27s12-27 27-27 27 12 27 27-12 27-27 27zM4358 54zM3874 54c-15 0-27-12-27-27s12-27 27-27 27 12 27 27-12 27-27 27zM3874 54zM2810 54c-15 0-27-12-27-27s12-27 27-27 27 12 27 27-12 27-27 27zM2810 54zM2713 54c-15 0-27-12-27-27s12-27 27-27 27 12 27 27-12 27-27 27zM2713 54zM2616 54c-15 0-27-12-27-27s12-27 27-27 28 12 28 27-13 27-28 27zM2616 54zM2520 54c-15 0-28-12-28-27s13-27 28-27 27 12 27 27-12 27-27 27zM2520 54zM2036 54c-15 0-27-12-27-27s12-27 27-27 27 12 27 27-12 27-27 27zM2036 54zM1939 54c-15 0-27-12-27-27s12-27 27-27 28 12 28 27-13 27-28 27zM1939 54zM1746 54c-15 0-28-12-28-27s13-27 28-27 27 12 27 27-12 27-27 27zM1746 54zM1649 54c-15 0-27-12-27-27s12-27 27-27 27 12 27 27-12 27-27 27zM1649 54zM1456 54c-16 0-28-12-28-27s12-27 28-27c15 0 27 12 27 27s-12 27-27 27zM1456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0.967cm" svg:viewBox="0 0 9001 152" svg:d="M4 152c-1 0-3 0-4-1v-53c1-1 3-1 4-1 15 0 28 12 28 28 0 15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4552 54c-15 0-27-12-27-27s12-27 27-27 28 12 28 27-13 27-28 27zM4552 54zM4455 54c-15 0-28-12-28-27s13-27 28-27 27 12 27 27-12 27-27 27zM4455 54zM3487 54c-15 0-27-12-27-27s12-27 27-27 27 12 27 27-12 27-27 27zM3487 54zM3390 54c-15 0-27-12-27-27s12-27 27-27 28 12 28 27-13 27-28 27zM3390 54zM2810 54c-15 0-27-12-27-27s12-27 27-27 27 12 27 27-12 27-27 27zM2810 54zM2713 54c-15 0-27-12-27-27s12-27 27-27 27 12 27 27-12 27-27 27zM2713 54zM2616 54c-15 0-27-12-27-27s12-27 27-27 28 12 28 27-13 27-28 27zM2616 54zM2520 54c-15 0-28-12-28-27s13-27 28-27 27 12 27 27-12 27-27 27zM2520 54zM2036 54c-15 0-27-12-27-27s12-27 27-27 27 12 27 27-12 27-27 27zM2036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0.871cm" svg:viewBox="0 0 9001 152" svg:d="M4 152c-1 0-3 0-4-1v-53c1-1 3-1 4-1 15 0 28 13 28 28s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4552 54c-15 0-27-12-27-27s12-27 27-27 28 12 28 27-13 27-28 27zM4552 54zM3584 54c-15 0-27-12-27-27s12-27 27-27 27 12 27 27-12 27-27 27zM3584 54zM3487 54c-15 0-27-12-27-27s12-27 27-27 27 12 27 27-12 27-27 27zM3487 54zM3390 54c-15 0-27-12-27-27s12-27 27-27 28 12 28 27-13 27-28 27zM3390 54zM3003 54c-15 0-27-12-27-27s12-27 27-27 28 12 28 27-13 27-28 27zM3003 54zM2907 54c-15 0-28-12-28-27s13-27 28-27 27 12 27 27-12 27-27 27zM2907 54zM2810 54c-15 0-27-12-27-27s12-27 27-27 27 12 27 27-12 27-27 27zM2810 54zM2713 54c-15 0-27-12-27-27s12-27 27-27 27 12 27 27-12 27-27 27zM2713 54zM2616 54c-15 0-27-12-27-27s12-27 27-27 28 12 28 27-13 27-28 27zM2616 54zM2520 54c-15 0-28-12-28-27s13-27 28-27 27 12 27 27-12 27-27 27zM2520 54zM2423 54c-15 0-27-12-27-27s12-27 27-27 27 12 27 27-12 27-27 27zM2423 54zM2133 54c-15 0-28-12-28-27s13-27 28-27 27 12 27 27-12 27-27 27zM2133 54zM2036 54c-15 0-27-12-27-27s12-27 27-27 27 12 27 27-12 27-27 27zM2036 54zM1939 54c-15 0-27-12-27-27s12-27 27-27 28 12 28 27-13 27-28 27zM1939 54zM1842 54c-15 0-27-12-27-27s12-27 27-27c16 0 28 12 28 27s-12 27-28 27zM1842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0.774cm" svg:viewBox="0 0 9001 152" svg:d="M4 152c-1 0-3 0-4-1v-53c1-1 3-1 4-1 15 0 28 12 28 28 0 15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810 54c-15 0-27-12-27-27s12-27 27-27 27 12 27 27-12 27-27 27zM5810 54zM5713 54c-15 0-27-12-27-27s12-27 27-27 28 12 28 27-13 27-28 27zM5713 54zM5617 54c-15 0-28-12-28-27s13-27 28-27 27 12 27 27-12 27-27 27zM5617 54zM5520 54c-15 0-28-12-28-27s13-27 28-27 27 12 27 27-12 27-27 27zM5520 54zM5423 54c-15 0-27-12-27-27s12-27 27-27 27 12 27 27-12 27-27 27zM5423 54zM5326 54c-15 0-27-12-27-27s12-27 27-27 28 12 28 27-13 27-28 27zM5326 54zM5230 54c-16 0-28-12-28-27s12-27 28-27c15 0 27 12 27 27s-12 27-27 27zM5230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4649 54c-15 0-27-12-27-27s12-27 27-27 27 12 27 27-12 27-27 27zM4649 54zM3197 54c-15 0-27-12-27-27s12-27 27-27 27 12 27 27-12 27-27 27zM3197 54zM3100 54c-15 0-27-12-27-27s12-27 27-27 27 12 27 27-12 27-27 27zM3100 54zM3003 54c-15 0-27-12-27-27s12-27 27-27 28 12 28 27-13 27-28 27zM3003 54zM2907 54c-15 0-28-12-28-27s13-27 28-27 27 12 27 27-12 27-27 27zM2907 54zM2810 54c-15 0-27-12-27-27s12-27 27-27 27 12 27 27-12 27-27 27zM2810 54zM2713 54c-15 0-27-12-27-27s12-27 27-27 27 12 27 27-12 27-27 27zM2713 54zM2616 54c-15 0-27-12-27-27s12-27 27-27 28 12 28 27-13 27-28 27zM2616 54zM2520 54c-15 0-28-12-28-27s13-27 28-27 27 12 27 27-12 27-27 27zM2520 54zM2423 54c-15 0-27-12-27-27s12-27 27-27 27 12 27 27-12 27-27 27zM2423 54zM2036 54c-15 0-27-12-27-27s12-27 27-27 27 12 27 27-12 27-27 27zM2036 54zM1939 54c-15 0-27-12-27-27s12-27 27-27 28 12 28 27-13 27-28 27zM1939 54zM1842 54c-15 0-27-12-27-27s12-27 27-27c16 0 28 12 28 27s-12 27-28 27zM1842 54zM1649 54c-15 0-27-12-27-27s12-27 27-27 27 12 27 27-12 27-27 27zM1649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391 54c-15 0-27-12-27-27s12-27 27-27 28 12 28 27-13 27-28 27zM391 54zM295 54c-15 0-28-12-28-27s13-27 28-27 27 12 27 27-12 27-27 27zM295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151cm" svg:x="0cm" svg:y="0.677cm" svg:viewBox="0 0 9001 152" svg:d="M4 152c-1 0-3 0-4-1v-53c1-1 3-1 4-1 15 0 28 13 28 28s-13 27-28 27zM4 152zM9001 152c-15-1-26-13-26-27 0-15 11-27 26-28zM9001 152zM8906 54c-15 0-27-12-27-27s12-27 27-27 27 12 27 27-12 27-27 27zM8906 54zM8809 54c-15 0-27-12-27-27s12-27 27-27 27 12 27 27-12 27-27 27zM8809 54zM8712 54c-15 0-27-12-27-27s12-27 27-27 28 12 28 27-13 27-28 27zM8712 54zM8616 54c-15 0-28-12-28-27s13-27 28-27 27 12 27 27-12 27-27 27zM8616 54zM8519 54c-15 0-27-12-27-27s12-27 27-27 27 12 27 27-12 27-27 27zM8519 54zM8422 54c-15 0-27-12-27-27s12-27 27-27 27 12 27 27-12 27-27 27zM8422 54zM8325 54c-15 0-27-12-27-27s12-27 27-27 28 12 28 27-13 27-28 27zM8325 54zM8229 54c-15 0-28-12-28-27s13-27 28-27 27 12 27 27-12 27-27 27zM8229 54zM8132 54c-15 0-27-12-27-27s12-27 27-27 27 12 27 27-12 27-27 27zM8132 54zM8035 54c-15 0-27-12-27-27s12-27 27-27 27 12 27 27-12 27-27 27zM8035 54zM7938 54c-15 0-27-12-27-27s12-27 27-27 28 12 28 27-13 27-28 27zM7938 54zM7842 54c-15 0-28-12-28-27s13-27 28-27 27 12 27 27-12 27-27 27zM7842 54zM7745 54c-15 0-27-12-27-27s12-27 27-27 27 12 27 27-12 27-27 27zM7745 54zM7648 54c-15 0-27-12-27-27s12-27 27-27 27 12 27 27-12 27-27 27zM7648 54zM7551 54c-15 0-27-12-27-27s12-27 27-27 28 12 28 27-13 27-28 27zM7551 54zM7455 54c-15 0-28-12-28-27s13-27 28-27 27 12 27 27-12 27-27 27zM7455 54zM7358 54c-15 0-27-12-27-27s12-27 27-27 27 12 27 27-12 27-27 27zM7358 54zM7261 54c-15 0-27-12-27-27s12-27 27-27 27 12 27 27-12 27-27 27zM7261 54zM7164 54c-15 0-27-12-27-27s12-27 27-27 28 12 28 27-13 27-28 27zM7164 54zM7068 54c-15 0-28-12-28-27s13-27 28-27 27 12 27 27-12 27-27 27zM7068 54zM6971 54c-15 0-27-12-27-27s12-27 27-27 27 12 27 27-12 27-27 27zM6971 54zM6874 54c-15 0-27-12-27-27s12-27 27-27 27 12 27 27-12 27-27 27zM6874 54zM6777 54c-15 0-27-12-27-27s12-27 27-27c16 0 28 12 28 27s-12 27-28 27zM6777 54zM6681 54c-15 0-28-12-28-27s13-27 28-27 27 12 27 27-12 27-27 27zM6681 54zM6584 54c-15 0-27-12-27-27s12-27 27-27 27 12 27 27-12 27-27 27zM6584 54zM6487 54c-15 0-27-12-27-27s12-27 27-27 28 12 28 27-13 27-28 27zM6487 54zM6390 54c-15 0-27-12-27-27s12-27 27-27c16 0 28 12 28 27s-12 27-28 27zM6390 54zM6294 54c-15 0-28-12-28-27s13-27 28-27 27 12 27 27-12 27-27 27zM6294 54zM6197 54c-15 0-27-12-27-27s12-27 27-27 27 12 27 27-12 27-27 27zM6197 54zM6100 54c-15 0-27-12-27-27s12-27 27-27 28 12 28 27-13 27-28 27zM6100 54zM5713 54c-15 0-27-12-27-27s12-27 27-27 28 12 28 27-13 27-28 27zM5713 54zM5133 54c-15 0-27-12-27-27s12-27 27-27 27 12 27 27-12 27-27 27zM5133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3390 54c-15 0-27-12-27-27s12-27 27-27 28 12 28 27-13 27-28 27zM3390 54zM3294 54c-15 0-28-12-28-27s13-27 28-27 27 12 27 27-12 27-27 27zM3294 54zM3197 54c-15 0-27-12-27-27s12-27 27-27 27 12 27 27-12 27-27 27zM3197 54zM3100 54c-15 0-27-12-27-27s12-27 27-27 27 12 27 27-12 27-27 27zM3100 54zM3003 54c-15 0-27-12-27-27s12-27 27-27 28 12 28 27-13 27-28 27zM3003 54zM2907 54c-15 0-28-12-28-27s13-27 28-27 27 12 27 27-12 27-27 27zM2907 54zM2810 54c-15 0-27-12-27-27s12-27 27-27 27 12 27 27-12 27-27 27zM2810 54zM2713 54c-15 0-27-12-27-27s12-27 27-27 27 12 27 27-12 27-27 27zM2713 54zM2616 54c-15 0-27-12-27-27s12-27 27-27 28 12 28 27-13 27-28 27zM2616 54zM2520 54c-15 0-28-12-28-27s13-27 28-27 27 12 27 27-12 27-27 27zM2520 54zM2423 54c-15 0-27-12-27-27s12-27 27-27 27 12 27 27-12 27-27 27zM2423 54zM1939 54c-15 0-27-12-27-27s12-27 27-27 28 12 28 27-13 27-28 27zM1939 54zM1842 54c-15 0-27-12-27-27s12-27 27-27c16 0 28 12 28 27s-12 27-28 27zM1842 54zM1746 54c-15 0-28-12-28-27s13-27 28-27 27 12 27 27-12 27-27 27zM1746 54zM1649 54c-15 0-27-12-27-27s12-27 27-27 27 12 27 27-12 27-27 27zM1649 54zM1552 54c-15 0-27-12-27-27s12-27 27-27 28 12 28 27-13 27-28 27zM1552 54zM1456 54c-16 0-28-12-28-27s12-27 28-27c15 0 27 12 27 27s-12 27-27 27zM1456 54zM1359 54c-15 0-27-12-27-27s12-27 27-27 27 12 27 27-12 27-27 27zM1359 54zM1165 54c-15 0-27-12-27-27s12-27 27-27 28 12 28 27-13 27-28 27zM1165 54zM1069 54c-15 0-28-12-28-27s13-27 28-27 27 12 27 27-12 27-27 27zM1069 54zM972 54c-15 0-27-12-27-27s12-27 27-27 27 12 27 27-12 27-27 27zM972 54zM875 54c-15 0-27-12-27-27s12-27 27-27 27 12 27 27-12 27-27 27zM875 54zM778 54c-15 0-27-12-27-27s12-27 27-27 28 12 28 27-13 27-28 27zM778 54zM682 54c-16 0-28-12-28-27s12-27 28-27c15 0 27 12 27 27s-12 27-27 27zM682 54zM585 54c-15 0-27-12-27-27s12-27 27-27 27 12 27 27-12 27-27 27zM585 54zM488 54c-15 0-27-12-27-27s12-27 27-27 27 12 27 27-12 27-27 27zM488 54zM391 54c-15 0-27-12-27-27s12-27 27-27 28 12 28 27-13 27-28 27zM391 54zM198 54c-15 0-27-12-27-27s12-27 27-27 27 12 27 27-12 27-27 27zM198 54zM101 54c-15 0-27-12-27-27s12-27 27-27 27 12 27 27-12 27-27 27z">
                <text:p/>
              </draw:path>
              <draw:path draw:style-name="gr2" draw:text-style-name="P2" draw:layer="layout" svg:width="9cm" svg:height="0.732cm" svg:x="0cm" svg:y="0cm" svg:viewBox="0 0 9001 733" svg:d="M4 733c-1 0-3 0-4 0v-54c1 0 3 0 4 0 15 0 28 12 28 27s-13 27-28 27zM4 733zM9001 733c-15-1-26-13-26-27s11-26 26-27zM9001 733zM8906 636c-15 0-27-12-27-27s12-27 27-27 27 12 27 27-12 27-27 27zM8906 636zM8809 636c-15 0-27-12-27-27s12-27 27-27 27 12 27 27-12 27-27 27zM8809 636zM8712 636c-15 0-27-12-27-27s12-27 27-27 28 12 28 27-13 27-28 27zM8712 636zM8616 636c-15 0-28-12-28-27s13-27 28-27 27 12 27 27-12 27-27 27zM8616 636zM8519 636c-15 0-27-12-27-27s12-27 27-27 27 12 27 27-12 27-27 27zM8519 636zM8422 636c-15 0-27-12-27-27s12-27 27-27 27 12 27 27-12 27-27 27zM8422 636zM8325 636c-15 0-27-12-27-27s12-27 27-27 28 12 28 27-13 27-28 27zM8325 636zM8229 636c-15 0-28-12-28-27s13-27 28-27 27 12 27 27-12 27-27 27zM8229 636zM8132 636c-15 0-27-12-27-27s12-27 27-27 27 12 27 27-12 27-27 27zM8132 636zM8035 636c-15 0-27-12-27-27s12-27 27-27 27 12 27 27-12 27-27 27zM8035 636zM7938 636c-15 0-27-12-27-27s12-27 27-27 28 12 28 27-13 27-28 27zM7938 636zM7842 636c-15 0-28-12-28-27s13-27 28-27 27 12 27 27-12 27-27 27zM7842 636zM7745 636c-15 0-27-12-27-27s12-27 27-27 27 12 27 27-12 27-27 27zM7745 636zM7648 636c-15 0-27-12-27-27s12-27 27-27 27 12 27 27-12 27-27 27zM7648 636zM7551 636c-15 0-27-12-27-27s12-27 27-27 28 12 28 27-13 27-28 27zM7551 636zM7455 636c-15 0-28-12-28-27s13-27 28-27 27 12 27 27-12 27-27 27zM7455 636zM7358 636c-15 0-27-12-27-27s12-27 27-27 27 12 27 27-12 27-27 27zM7358 636zM7261 636c-15 0-27-12-27-27s12-27 27-27 27 12 27 27-12 27-27 27zM7261 636zM7164 636c-15 0-27-12-27-27s12-27 27-27 28 12 28 27-13 27-28 27zM7164 636zM7068 636c-15 0-28-12-28-27s13-27 28-27 27 12 27 27-12 27-27 27zM7068 636zM6971 636c-15 0-27-12-27-27s12-27 27-27 27 12 27 27-12 27-27 27zM6971 636zM6874 636c-15 0-27-12-27-27s12-27 27-27 27 12 27 27-12 27-27 27zM6874 636zM6777 636c-15 0-27-12-27-27s12-27 27-27c16 0 28 12 28 27s-12 27-28 27zM6777 636zM6681 636c-15 0-28-12-28-27s13-27 28-27 27 12 27 27-12 27-27 27zM6681 636zM6584 636c-15 0-27-12-27-27s12-27 27-27 27 12 27 27-12 27-27 27zM6584 636zM6487 636c-15 0-27-12-27-27s12-27 27-27 28 12 28 27-13 27-28 27zM6487 636zM6390 636c-15 0-27-12-27-27s12-27 27-27c16 0 28 12 28 27s-12 27-28 27zM6390 636zM6294 636c-15 0-28-12-28-27s13-27 28-27 27 12 27 27-12 27-27 27zM6294 636zM6003 636c-15 0-27-12-27-27s12-27 27-27c16 0 28 12 28 27s-12 27-28 27zM6003 636zM5907 636c-15 0-27-12-27-27s12-27 27-27 27 12 27 27-12 27-27 27zM5907 636zM5810 636c-15 0-27-12-27-27s12-27 27-27 27 12 27 27-12 27-27 27zM5810 636zM5133 636c-15 0-27-12-27-27s12-27 27-27 27 12 27 27-12 27-27 27zM5133 636zM5036 636c-15 0-27-12-27-27s12-27 27-27 27 12 27 27-12 27-27 27zM5036 636zM3390 636c-15 0-27-12-27-27s12-27 27-27 28 12 28 27-13 27-28 27zM3390 636zM3294 636c-15 0-28-12-28-27s13-27 28-27 27 12 27 27-12 27-27 27zM3294 636zM3197 636c-15 0-27-12-27-27s12-27 27-27 27 12 27 27-12 27-27 27zM3197 636zM3100 636c-15 0-27-12-27-27s12-27 27-27 27 12 27 27-12 27-27 27zM3100 636zM3003 636c-15 0-27-12-27-27s12-27 27-27 28 12 28 27-13 27-28 27zM3003 636zM2907 636c-15 0-28-12-28-27s13-27 28-27 27 12 27 27-12 27-27 27zM2907 636zM2810 636c-15 0-27-12-27-27s12-27 27-27 27 12 27 27-12 27-27 27zM2810 636zM2713 636c-15 0-27-12-27-27s12-27 27-27 27 12 27 27-12 27-27 27zM2713 636zM2616 636c-15 0-27-12-27-27s12-27 27-27 28 12 28 27-13 27-28 27zM2616 636zM2520 636c-15 0-28-12-28-27s13-27 28-27 27 12 27 27-12 27-27 27zM2520 636zM2423 636c-15 0-27-12-27-27s12-27 27-27 27 12 27 27-12 27-27 27zM2423 636zM1842 636c-15 0-27-12-27-27s12-27 27-27c16 0 28 12 28 27s-12 27-28 27zM1842 636zM1746 636c-15 0-28-12-28-27s13-27 28-27 27 12 27 27-12 27-27 27zM1746 636zM1649 636c-15 0-27-12-27-27s12-27 27-27 27 12 27 27-12 27-27 27zM1649 636zM1552 636c-15 0-27-12-27-27s12-27 27-27 28 12 28 27-13 27-28 27zM1552 636zM1456 636c-16 0-28-12-28-27s12-27 28-27c15 0 27 12 27 27s-12 27-27 27zM1456 636zM1359 636c-15 0-27-12-27-27s12-27 27-27 27 12 27 27-12 27-27 27zM1359 636zM1262 636c-15 0-27-12-27-27s12-27 27-27 27 12 27 27-12 27-27 27zM1262 636zM1069 636c-15 0-28-12-28-27s13-27 28-27 27 12 27 27-12 27-27 27zM1069 636zM972 636c-15 0-27-12-27-27s12-27 27-27 27 12 27 27-12 27-27 27zM972 636zM778 636c-15 0-27-12-27-27s12-27 27-27 28 12 28 27-13 27-28 27zM778 636zM682 636c-16 0-28-12-28-27s12-27 28-27c15 0 27 12 27 27s-12 27-27 27zM682 636zM585 636c-15 0-27-12-27-27s12-27 27-27 27 12 27 27-12 27-27 27zM585 636zM488 636c-15 0-27-12-27-27s12-27 27-27 27 12 27 27-12 27-27 27zM488 636zM391 636c-15 0-27-12-27-27s12-27 27-27 28 12 28 27-13 27-28 27zM391 636zM295 636c-15 0-28-12-28-27s13-27 28-27 27 12 27 27-12 27-27 27zM295 636zM198 636c-15 0-27-12-27-27s12-27 27-27 27 12 27 27-12 27-27 27zM198 636zM101 636c-15 0-27-12-27-27s12-27 27-27 27 12 27 27-12 27-27 27zM101 636zM9001 636c-15-1-26-12-26-27 0-14 11-26 26-27zM9001 636zM8809 539c-15 0-27-12-27-27 0-16 12-28 27-28s27 12 27 28c0 15-12 27-27 27zM8809 539zM8712 539c-15 0-27-12-27-27 0-16 12-28 27-28s28 12 28 28c0 15-13 27-28 27zM8712 539zM8325 539c-15 0-27-12-27-27 0-16 12-28 27-28s28 12 28 28c0 15-13 27-28 27zM8325 539zM8229 539c-15 0-28-12-28-27 0-16 13-28 28-28s27 12 27 28c0 15-12 27-27 27zM8229 539zM8132 539c-15 0-27-12-27-27 0-16 12-28 27-28s27 12 27 28c0 15-12 27-27 27zM8132 539zM8035 539c-15 0-27-12-27-27 0-16 12-28 27-28s27 12 27 28c0 15-12 27-27 27zM8035 539zM7938 539c-15 0-27-12-27-27 0-16 12-28 27-28s28 12 28 28c0 15-13 27-28 27zM7938 539zM7842 539c-15 0-28-12-28-27 0-16 13-28 28-28s27 12 27 28c0 15-12 27-27 27zM7842 539zM7745 539c-15 0-27-12-27-27 0-16 12-28 27-28s27 12 27 28c0 15-12 27-27 27zM7745 539zM7648 539c-15 0-27-12-27-27 0-16 12-28 27-28s27 12 27 28c0 15-12 27-27 27zM7648 539zM7551 539c-15 0-27-12-27-27 0-16 12-28 27-28s28 12 28 28c0 15-13 27-28 27zM7551 539zM7455 539c-15 0-28-12-28-27 0-16 13-28 28-28s27 12 27 28c0 15-12 27-27 27zM7455 539zM7358 539c-15 0-27-12-27-27 0-16 12-28 27-28s27 12 27 28c0 15-12 27-27 27zM7358 539zM7261 539c-15 0-27-12-27-27 0-16 12-28 27-28s27 12 27 28c0 15-12 27-27 27zM7261 539zM7164 539c-15 0-27-12-27-27 0-16 12-28 27-28s28 12 28 28c0 15-13 27-28 27zM7164 539zM7068 539c-15 0-28-12-28-27 0-16 13-28 28-28s27 12 27 28c0 15-12 27-27 27zM7068 539zM6971 539c-15 0-27-12-27-27 0-16 12-28 27-28s27 12 27 28c0 15-12 27-27 27zM6971 539zM6874 539c-15 0-27-12-27-27 0-16 12-28 27-28s27 12 27 28c0 15-12 27-27 27zM6874 539zM6777 539c-15 0-27-12-27-27 0-16 12-28 27-28 16 0 28 12 28 28 0 15-12 27-28 27zM6777 539zM6681 539c-15 0-28-12-28-27 0-16 13-28 28-28s27 12 27 28c0 15-12 27-27 27zM6681 539zM6584 539c-15 0-27-12-27-27 0-16 12-28 27-28s27 12 27 28c0 15-12 27-27 27zM6584 539zM6487 539c-15 0-27-12-27-27 0-16 12-28 27-28s28 12 28 28c0 15-13 27-28 27zM6487 539zM6390 539c-15 0-27-12-27-27 0-16 12-28 27-28 16 0 28 12 28 28 0 15-12 27-28 27zM6390 539zM6003 539c-15 0-27-12-27-27 0-16 12-28 27-28 16 0 28 12 28 28 0 15-12 27-28 27zM6003 539zM5907 539c-15 0-27-12-27-27 0-16 12-28 27-28s27 12 27 28c0 15-12 27-27 27zM5907 539zM3390 539c-15 0-27-12-27-27 0-16 12-28 27-28s28 12 28 28c0 15-13 27-28 27zM3390 539zM3294 539c-15 0-28-12-28-27 0-16 13-28 28-28s27 12 27 28c0 15-12 27-27 27zM3294 539zM3197 539c-15 0-27-12-27-27 0-16 12-28 27-28s27 12 27 28c0 15-12 27-27 27zM3197 539zM3100 539c-15 0-27-12-27-27 0-16 12-28 27-28s27 12 27 28c0 15-12 27-27 27zM3100 539zM3003 539c-15 0-27-12-27-27 0-16 12-28 27-28s28 12 28 28c0 15-13 27-28 27zM3003 539zM2907 539c-15 0-28-12-28-27 0-16 13-28 28-28s27 12 27 28c0 15-12 27-27 27zM2907 539zM2810 539c-15 0-27-12-27-27 0-16 12-28 27-28s27 12 27 28c0 15-12 27-27 27zM2810 539zM2713 539c-15 0-27-12-27-27 0-16 12-28 27-28s27 12 27 28c0 15-12 27-27 27zM2713 539zM2616 539c-15 0-27-12-27-27 0-16 12-28 27-28s28 12 28 28c0 15-13 27-28 27zM2616 539zM2520 539c-15 0-28-12-28-27 0-16 13-28 28-28s27 12 27 28c0 15-12 27-27 27zM2520 539zM2423 539c-15 0-27-12-27-27 0-16 12-28 27-28s27 12 27 28c0 15-12 27-27 27zM2423 539zM1552 539c-15 0-27-12-27-27 0-16 12-28 27-28s28 12 28 28c0 15-13 27-28 27zM1552 539zM1456 539c-16 0-28-12-28-27 0-16 12-28 28-28 15 0 27 12 27 28 0 15-12 27-27 27zM1456 539zM1359 539c-15 0-27-12-27-27 0-16 12-28 27-28s27 12 27 28c0 15-12 27-27 27zM1359 539zM1262 539c-15 0-27-12-27-27 0-16 12-28 27-28s27 12 27 28c0 15-12 27-27 27zM1262 539zM1165 539c-15 0-27-12-27-27 0-16 12-28 27-28s28 12 28 28c0 15-13 27-28 27zM1165 539zM1069 539c-15 0-28-12-28-27 0-16 13-28 28-28s27 12 27 28c0 15-12 27-27 27zM1069 539zM972 539c-15 0-27-12-27-27 0-16 12-28 27-28s27 12 27 28c0 15-12 27-27 27zM972 539zM875 539c-15 0-27-12-27-27 0-16 12-28 27-28s27 12 27 28c0 15-12 27-27 27zM875 539zM778 539c-15 0-27-12-27-27 0-16 12-28 27-28s28 12 28 28c0 15-13 27-28 27zM778 539zM682 539c-16 0-28-12-28-27 0-16 12-28 28-28 15 0 27 12 27 28 0 15-12 27-27 27zM682 539zM391 539c-15 0-27-12-27-27 0-16 12-28 27-28s28 12 28 28c0 15-13 27-28 27zM391 539zM295 539c-15 0-28-12-28-27 0-16 13-28 28-28s27 12 27 28c0 15-12 27-27 27zM295 539zM198 539c-15 0-27-12-27-27 0-16 12-28 27-28s27 12 27 28c0 15-12 27-27 27zM198 539zM101 539c-15 0-27-12-27-27 0-16 12-28 27-28s27 12 27 28c0 15-12 27-27 27zM101 539zM8906 442c-15 0-27-12-27-27s12-28 27-28 27 13 27 28-12 27-27 27zM8906 442zM8809 442c-15 0-27-12-27-27s12-28 27-28 27 13 27 28-12 27-27 27zM8809 442zM8712 442c-15 0-27-12-27-27s12-28 27-28 28 13 28 28-13 27-28 27zM8712 442zM8616 442c-15 0-28-12-28-27s13-28 28-28 27 13 27 28-12 27-27 27zM8616 442zM7842 442c-15 0-28-12-28-27s13-28 28-28 27 13 27 28-12 27-27 27zM7842 442zM7745 442c-15 0-27-12-27-27s12-28 27-28 27 13 27 28-12 27-27 27zM7745 442zM7648 442c-15 0-27-12-27-27s12-28 27-28 27 13 27 28-12 27-27 27zM7648 442zM7551 442c-15 0-27-12-27-27s12-28 27-28 28 13 28 28-13 27-28 27zM7551 442zM7455 442c-15 0-28-12-28-27s13-28 28-28 27 13 27 28-12 27-27 27zM7455 442zM7358 442c-15 0-27-12-27-27s12-28 27-28 27 13 27 28-12 27-27 27zM7358 442zM7261 442c-15 0-27-12-27-27s12-28 27-28 27 13 27 28-12 27-27 27zM7261 442zM7164 442c-15 0-27-12-27-27s12-28 27-28 28 13 28 28-13 27-28 27zM7164 442zM7068 442c-15 0-28-12-28-27s13-28 28-28 27 13 27 28-12 27-27 27zM7068 442zM6971 442c-15 0-27-12-27-27s12-28 27-28 27 13 27 28-12 27-27 27zM6971 442zM6100 442c-15 0-27-12-27-27s12-28 27-28 28 13 28 28-13 27-28 27zM6100 442zM6003 442c-15 0-27-12-27-27s12-28 27-28c16 0 28 13 28 28s-12 27-28 27zM6003 442zM3487 442c-15 0-27-12-27-27s12-28 27-28 27 13 27 28-12 27-27 27zM3487 442zM3390 442c-15 0-27-12-27-27s12-28 27-28 28 13 28 28-13 27-28 27zM3390 442zM3294 442c-15 0-28-12-28-27s13-28 28-28 27 13 27 28-12 27-27 27zM3294 442zM3197 442c-15 0-27-12-27-27s12-28 27-28 27 13 27 28-12 27-27 27zM3197 442zM3100 442c-15 0-27-12-27-27s12-28 27-28 27 13 27 28-12 27-27 27zM3100 442zM3003 442c-15 0-27-12-27-27s12-28 27-28 28 13 28 28-13 27-28 27zM3003 442zM2907 442c-15 0-28-12-28-27s13-28 28-28 27 13 27 28-12 27-27 27zM2907 442zM2810 442c-15 0-27-12-27-27s12-28 27-28 27 13 27 28-12 27-27 27zM2810 442zM2713 442c-15 0-27-12-27-27s12-28 27-28 27 13 27 28-12 27-27 27zM2713 442zM2616 442c-15 0-27-12-27-27s12-28 27-28 28 13 28 28-13 27-28 27zM2616 442zM2520 442c-15 0-28-12-28-27s13-28 28-28 27 13 27 28-12 27-27 27zM2520 442zM2423 442c-15 0-27-12-27-27s12-28 27-28 27 13 27 28-12 27-27 27zM2423 442zM2326 442c-15 0-27-12-27-27s12-28 27-28 28 13 28 28-13 27-28 27zM2326 442zM1552 442c-15 0-27-12-27-27s12-28 27-28 28 13 28 28-13 27-28 27zM1552 442zM1456 442c-16 0-28-12-28-27s12-28 28-28c15 0 27 13 27 28s-12 27-27 27zM1456 442zM1359 442c-15 0-27-12-27-27s12-28 27-28 27 13 27 28-12 27-27 27zM1359 442zM1262 442c-15 0-27-12-27-27s12-28 27-28 27 13 27 28-12 27-27 27zM1262 442zM488 442c-15 0-27-12-27-27s12-28 27-28 27 13 27 28-12 27-27 27zM488 442zM198 442c-15 0-27-12-27-27s12-28 27-28 27 13 27 28-12 27-27 27zM198 442zM9001 442c-15-1-26-13-26-27 0-15 11-26 26-27zM9001 442zM8809 345c-15 0-27-12-27-27s12-27 27-27 27 12 27 27-12 27-27 27zM8809 345zM8712 345c-15 0-27-12-27-27s12-27 27-27 28 12 28 27-13 27-28 27zM8712 345zM8616 345c-15 0-28-12-28-27s13-27 28-27 27 12 27 27-12 27-27 27zM8616 345zM7842 345c-15 0-28-12-28-27s13-27 28-27 27 12 27 27-12 27-27 27zM7842 345zM7745 345c-15 0-27-12-27-27s12-27 27-27 27 12 27 27-12 27-27 27zM7745 345zM7648 345c-15 0-27-12-27-27s12-27 27-27 27 12 27 27-12 27-27 27zM7648 345zM7551 345c-15 0-27-12-27-27s12-27 27-27 28 12 28 27-13 27-28 27zM7551 345zM7455 345c-15 0-28-12-28-27s13-27 28-27 27 12 27 27-12 27-27 27zM7455 345zM7358 345c-15 0-27-12-27-27s12-27 27-27 27 12 27 27-12 27-27 27zM7358 345zM7261 345c-15 0-27-12-27-27s12-27 27-27 27 12 27 27-12 27-27 27zM7261 345zM7164 345c-15 0-27-12-27-27s12-27 27-27 28 12 28 27-13 27-28 27zM7164 345zM6390 345c-15 0-27-12-27-27s12-27 27-27c16 0 28 12 28 27s-12 27-28 27zM6390 345zM6294 345c-15 0-28-12-28-27s13-27 28-27 27 12 27 27-12 27-27 27zM6294 345zM6197 345c-15 0-27-12-27-27s12-27 27-27 27 12 27 27-12 27-27 27zM6197 345zM6100 345c-15 0-27-12-27-27s12-27 27-27 28 12 28 27-13 27-28 27zM6100 345zM3487 345c-15 0-27-12-27-27s12-27 27-27 27 12 27 27-12 27-27 27zM3487 345zM3390 345c-15 0-27-12-27-27s12-27 27-27 28 12 28 27-13 27-28 27zM3390 345zM3294 345c-15 0-28-12-28-27s13-27 28-27 27 12 27 27-12 27-27 27zM3294 345zM3197 345c-15 0-27-12-27-27s12-27 27-27 27 12 27 27-12 27-27 27zM3197 345zM3100 345c-15 0-27-12-27-27s12-27 27-27 27 12 27 27-12 27-27 27zM3100 345zM3003 345c-15 0-27-12-27-27s12-27 27-27 28 12 28 27-13 27-28 27zM3003 345zM2907 345c-15 0-28-12-28-27s13-27 28-27 27 12 27 27-12 27-27 27zM2907 345zM2810 345c-15 0-27-12-27-27s12-27 27-27 27 12 27 27-12 27-27 27zM2810 345zM2713 345c-15 0-27-12-27-27s12-27 27-27 27 12 27 27-12 27-27 27zM2713 345zM2616 345c-15 0-27-12-27-27s12-27 27-27 28 12 28 27-13 27-28 27zM2616 345zM2520 345c-15 0-28-12-28-27s13-27 28-27 27 12 27 27-12 27-27 27zM2520 345zM2423 345c-15 0-27-12-27-27s12-27 27-27 27 12 27 27-12 27-27 27zM2423 345zM2326 345c-15 0-27-12-27-27s12-27 27-27 28 12 28 27-13 27-28 27zM2326 345zM2229 345c-15 0-27-12-27-27s12-27 27-27c16 0 28 12 28 27s-12 27-28 27zM2229 345zM2133 345c-15 0-28-12-28-27s13-27 28-27 27 12 27 27-12 27-27 27zM2133 345zM2036 345c-15 0-27-12-27-27s12-27 27-27 27 12 27 27-12 27-27 27zM2036 345zM1939 345c-15 0-27-12-27-27s12-27 27-27 28 12 28 27-13 27-28 27zM1939 345zM1262 345c-15 0-27-12-27-27s12-27 27-27 27 12 27 27-12 27-27 27zM1262 345zM1165 345c-15 0-27-12-27-27s12-27 27-27 28 12 28 27-13 27-28 27zM1165 345zM972 345c-15 0-27-12-27-27s12-27 27-27 27 12 27 27-12 27-27 27zM972 345zM875 345c-15 0-27-12-27-27s12-27 27-27 27 12 27 27-12 27-27 27zM875 345zM778 345c-15 0-27-12-27-27s12-27 27-27 28 12 28 27-13 27-28 27zM778 345zM682 345c-16 0-28-12-28-27s12-27 28-27c15 0 27 12 27 27s-12 27-27 27zM682 345zM585 345c-15 0-27-12-27-27s12-27 27-27 27 12 27 27-12 27-27 27zM585 345zM488 345c-15 0-27-12-27-27s12-27 27-27 27 12 27 27-12 27-27 27zM488 345zM391 345c-15 0-27-12-27-27s12-27 27-27 28 12 28 27-13 27-28 27zM391 345zM295 345c-15 0-28-12-28-27s13-27 28-27 27 12 27 27-12 27-27 27zM295 345zM198 345c-15 0-27-12-27-27s12-27 27-27 27 12 27 27-12 27-27 27zM198 345zM7551 249c-15 0-27-13-27-28s12-27 27-27 28 12 28 27-13 28-28 28zM7551 249zM7455 249c-15 0-28-13-28-28s13-27 28-27 27 12 27 27-12 28-27 28zM7455 249zM4939 249c-15 0-27-13-27-28s12-27 27-27 28 12 28 27-13 28-28 28zM4939 249zM4746 249c-15 0-27-13-27-28s12-27 27-27 27 12 27 27-12 28-27 28zM4746 249zM4649 249c-15 0-27-13-27-28s12-27 27-27 27 12 27 27-12 28-27 28zM4649 249zM3487 249c-15 0-27-13-27-28s12-27 27-27 27 12 27 27-12 28-27 28zM3487 249zM3390 249c-15 0-27-13-27-28s12-27 27-27 28 12 28 27-13 28-28 28zM3390 249zM3294 249c-15 0-28-13-28-28s13-27 28-27 27 12 27 27-12 28-27 28zM3294 249zM3197 249c-15 0-27-13-27-28s12-27 27-27 27 12 27 27-12 28-27 28zM3197 249zM3100 249c-15 0-27-13-27-28s12-27 27-27 27 12 27 27-12 28-27 28zM3100 249zM3003 249c-15 0-27-13-27-28s12-27 27-27 28 12 28 27-13 28-28 28zM3003 249zM2907 249c-15 0-28-13-28-28s13-27 28-27 27 12 27 27-12 28-27 28zM2907 249zM2810 249c-15 0-27-13-27-28s12-27 27-27 27 12 27 27-12 28-27 28zM2810 249zM2713 249c-15 0-27-13-27-28s12-27 27-27 27 12 27 27-12 28-27 28zM2713 249zM2616 249c-15 0-27-13-27-28s12-27 27-27 28 12 28 27-13 28-28 28zM2616 249zM2520 249c-15 0-28-13-28-28s13-27 28-27 27 12 27 27-12 28-27 28zM2520 249zM2423 249c-15 0-27-13-27-28s12-27 27-27 27 12 27 27-12 28-27 28zM2423 249zM2326 249c-15 0-27-13-27-28s12-27 27-27 28 12 28 27-13 28-28 28zM2326 249zM2229 249c-15 0-27-13-27-28s12-27 27-27c16 0 28 12 28 27s-12 28-28 28zM2229 249zM2133 249c-15 0-28-13-28-28s13-27 28-27 27 12 27 27-12 28-27 28zM2133 249zM2036 249c-15 0-27-13-27-28s12-27 27-27 27 12 27 27-12 28-27 28zM2036 249zM1939 249c-15 0-27-13-27-28s12-27 27-27 28 12 28 27-13 28-28 28zM1939 249zM1842 249c-15 0-27-13-27-28s12-27 27-27c16 0 28 12 28 27s-12 28-28 28zM1842 249zM1552 249c-15 0-27-13-27-28s12-27 27-27 28 12 28 27-13 28-28 28zM1552 249zM1456 249c-16 0-28-13-28-28s12-27 28-27c15 0 27 12 27 27s-12 28-27 28zM1456 249zM1359 249c-15 0-27-13-27-28s12-27 27-27 27 12 27 27-12 28-27 28zM1359 249zM1069 249c-15 0-28-13-28-28s13-27 28-27 27 12 27 27-12 28-27 28zM1069 249zM778 249c-15 0-27-13-27-28s12-27 27-27 28 12 28 27-13 28-28 28zM778 249zM585 249c-15 0-27-13-27-28s12-27 27-27 27 12 27 27-12 28-27 28zM585 249zM488 249c-15 0-27-13-27-28s12-27 27-27 27 12 27 27-12 28-27 28zM488 249zM391 249c-15 0-27-13-27-28s12-27 27-27 28 12 28 27-13 28-28 28zM391 249zM295 249c-15 0-28-13-28-28s13-27 28-27 27 12 27 27-12 28-27 28zM295 249zM7551 151c-15 0-27-12-27-27 0-16 12-28 27-28s28 12 28 28c0 15-13 27-28 27zM7551 151zM7455 151c-15 0-28-12-28-27 0-16 13-28 28-28s27 12 27 28c0 15-12 27-27 27zM7455 151zM7358 151c-15 0-27-12-27-27 0-16 12-28 27-28s27 12 27 28c0 15-12 27-27 27zM7358 151zM7261 151c-15 0-27-12-27-27 0-16 12-28 27-28s27 12 27 28c0 15-12 27-27 27zM7261 151zM4843 151c-16 0-28-12-28-27 0-16 12-28 28-28 15 0 27 12 27 28 0 15-12 27-27 27zM4843 151zM4746 151c-15 0-27-12-27-27 0-16 12-28 27-28s27 12 27 28c0 15-12 27-27 27zM4746 151zM4649 151c-15 0-27-12-27-27 0-16 12-28 27-28s27 12 27 28c0 15-12 27-27 27zM4649 151zM4552 151c-15 0-27-12-27-27 0-16 12-28 27-28s28 12 28 28c0 15-13 27-28 27zM4552 151zM3487 151c-15 0-27-12-27-27 0-16 12-28 27-28s27 12 27 28c0 15-12 27-27 27zM3487 151zM3390 151c-15 0-27-12-27-27 0-16 12-28 27-28s28 12 28 28c0 15-13 27-28 27zM3390 151zM3294 151c-15 0-28-12-28-27 0-16 13-28 28-28s27 12 27 28c0 15-12 27-27 27zM3294 151zM3197 151c-15 0-27-12-27-27 0-16 12-28 27-28s27 12 27 28c0 15-12 27-27 27zM3197 151zM3100 151c-15 0-27-12-27-27 0-16 12-28 27-28s27 12 27 28c0 15-12 27-27 27zM3100 151zM3003 151c-15 0-27-12-27-27 0-16 12-28 27-28s28 12 28 28c0 15-13 27-28 27zM3003 151zM2907 151c-15 0-28-12-28-27 0-16 13-28 28-28s27 12 27 28c0 15-12 27-27 27zM2907 151zM2810 151c-15 0-27-12-27-27 0-16 12-28 27-28s27 12 27 28c0 15-12 27-27 27zM2810 151zM2713 151c-15 0-27-12-27-27 0-16 12-28 27-28s27 12 27 28c0 15-12 27-27 27zM2713 151zM2616 151c-15 0-27-12-27-27 0-16 12-28 27-28s28 12 28 28c0 15-13 27-28 27zM2616 151zM2520 151c-15 0-28-12-28-27 0-16 13-28 28-28s27 12 27 28c0 15-12 27-27 27zM2520 151zM2423 151c-15 0-27-12-27-27 0-16 12-28 27-28s27 12 27 28c0 15-12 27-27 27zM2423 151zM2326 151c-15 0-27-12-27-27 0-16 12-28 27-28s28 12 28 28c0 15-13 27-28 27zM2326 151zM2229 151c-15 0-27-12-27-27 0-16 12-28 27-28 16 0 28 12 28 28 0 15-12 27-28 27zM2229 151zM2133 151c-15 0-28-12-28-27 0-16 13-28 28-28s27 12 27 28c0 15-12 27-27 27zM2133 151zM2036 151c-15 0-27-12-27-27 0-16 12-28 27-28s27 12 27 28c0 15-12 27-27 27zM2036 151zM1939 151c-15 0-27-12-27-27 0-16 12-28 27-28s28 12 28 28c0 15-13 27-28 27zM1939 151zM1842 151c-15 0-27-12-27-27 0-16 12-28 27-28 16 0 28 12 28 28 0 15-12 27-28 27zM1842 151zM1649 151c-15 0-27-12-27-27 0-16 12-28 27-28s27 12 27 28c0 15-12 27-27 27zM1649 151zM1552 151c-15 0-27-12-27-27 0-16 12-28 27-28s28 12 28 28c0 15-13 27-28 27zM1552 151zM1456 151c-16 0-28-12-28-27 0-16 12-28 28-28 15 0 27 12 27 28 0 15-12 27-27 27zM1456 151zM1359 151c-15 0-27-12-27-27 0-16 12-28 27-28s27 12 27 28c0 15-12 27-27 27zM1359 151zM1262 151c-15 0-27-12-27-27 0-16 12-28 27-28s27 12 27 28c0 15-12 27-27 27zM1262 151zM1165 151c-15 0-27-12-27-27 0-16 12-28 27-28s28 12 28 28c0 15-13 27-28 27zM1165 151zM972 151c-15 0-27-12-27-27 0-16 12-28 27-28s27 12 27 28c0 15-12 27-27 27zM972 151zM875 151c-15 0-27-12-27-27 0-16 12-28 27-28s27 12 27 28c0 15-12 27-27 27zM875 151zM778 151c-15 0-27-12-27-27 0-16 12-28 27-28s28 12 28 28c0 15-13 27-28 27zM778 151zM585 151c-15 0-27-12-27-27 0-16 12-28 27-28s27 12 27 28c0 15-12 27-27 27zM585 151zM7358 54c-15 0-27-12-27-27s12-27 27-27 27 12 27 27-12 27-27 27zM7358 54zM7261 54c-15 0-27-12-27-27s12-27 27-27 27 12 27 27-12 27-27 27zM7261 54zM7164 54c-15 0-27-12-27-27s12-27 27-27 28 12 28 27-13 27-28 27zM7164 54zM6294 54c-15 0-28-12-28-27s13-27 28-27 27 12 27 27-12 27-27 27zM6294 54zM6197 54c-15 0-27-12-27-27s12-27 27-27 27 12 27 27-12 27-27 27zM6197 54zM6100 54c-15 0-27-12-27-27s12-27 27-27 28 12 28 27-13 27-28 27zM6100 54zM6003 54c-15 0-27-12-27-27s12-27 27-27c16 0 28 12 28 27s-12 27-28 27zM6003 54zM5907 54c-15 0-27-12-27-27s12-27 27-27 27 12 27 27-12 27-27 27zM5907 54zM5713 54c-15 0-27-12-27-27s12-27 27-27 28 12 28 27-13 27-28 27zM5713 54zM5617 54c-15 0-28-12-28-27s13-27 28-27 27 12 27 27-12 27-27 27zM5617 54zM5036 54c-15 0-27-12-27-27s12-27 27-27 27 12 27 27-12 27-27 27zM5036 54zM4939 54c-15 0-27-12-27-27s12-27 27-27 28 12 28 27-13 27-28 27zM4939 54zM4843 54c-16 0-28-12-28-27s12-27 28-27c15 0 27 12 27 27s-12 27-27 27zM4843 54zM4746 54c-15 0-27-12-27-27s12-27 27-27 27 12 27 27-12 27-27 27zM4746 54zM3584 54c-15 0-27-12-27-27s12-27 27-27 27 12 27 27-12 27-27 27zM3584 54zM3487 54c-15 0-27-12-27-27s12-27 27-27 27 12 27 27-12 27-27 27zM3487 54zM3390 54c-15 0-27-12-27-27s12-27 27-27 28 12 28 27-13 27-28 27zM3390 54zM3294 54c-15 0-28-12-28-27s13-27 28-27 27 12 27 27-12 27-27 27zM3294 54zM3197 54c-15 0-27-12-27-27s12-27 27-27 27 12 27 27-12 27-27 27zM3197 54zM3100 54c-15 0-27-12-27-27s12-27 27-27 27 12 27 27-12 27-27 27zM3100 54zM3003 54c-15 0-27-12-27-27s12-27 27-27 28 12 28 27-13 27-28 27zM3003 54zM2907 54c-15 0-28-12-28-27s13-27 28-27 27 12 27 27-12 27-27 27zM2907 54zM2810 54c-15 0-27-12-27-27s12-27 27-27 27 12 27 27-12 27-27 27zM2810 54zM2713 54c-15 0-27-12-27-27s12-27 27-27 27 12 27 27-12 27-27 27zM2713 54zM2616 54c-15 0-27-12-27-27s12-27 27-27 28 12 28 27-13 27-28 27zM2616 54zM2520 54c-15 0-28-12-28-27s13-27 28-27 27 12 27 27-12 27-27 27zM2520 54zM2423 54c-15 0-27-12-27-27s12-27 27-27 27 12 27 27-12 27-27 27zM2423 54zM2326 54c-15 0-27-12-27-27s12-27 27-27 28 12 28 27-13 27-28 27zM2326 54zM2229 54c-15 0-27-12-27-27s12-27 27-27c16 0 28 12 28 27s-12 27-28 27zM2229 54zM2133 54c-15 0-28-12-28-27s13-27 28-27 27 12 27 27-12 27-27 27zM2133 54zM2036 54c-15 0-27-12-27-27s12-27 27-27 27 12 27 27-12 27-27 27zM2036 54zM1842 54c-15 0-27-12-27-27s12-27 27-27c16 0 28 12 28 27s-12 27-28 27zM1842 54zM1746 54c-15 0-28-12-28-27s13-27 28-27 27 12 27 27-12 27-27 27zM1746 54zM1649 54c-15 0-27-12-27-27s12-27 27-27 27 12 27 27-12 27-27 27zM1649 54zM1552 54c-15 0-27-12-27-27s12-27 27-27 28 12 28 27-13 27-28 27zM1552 54zM1456 54c-16 0-28-12-28-27s12-27 28-27c15 0 27 12 27 27s-12 27-27 27zM1456 54zM1359 54c-15 0-27-12-27-27s12-27 27-27 27 12 27 27-12 27-27 27zM1359 54zM1262 54c-15 0-27-12-27-27s12-27 27-27 27 12 27 27-12 27-27 27zM1262 54zM1165 54c-15 0-27-12-27-27s12-27 27-27 28 12 28 27-13 27-28 27zM1165 54zM1069 54c-15 0-28-12-28-27s13-27 28-27 27 12 27 27-12 27-27 27zM1069 54zM875 54c-15 0-27-12-27-27s12-27 27-27 27 12 27 27-12 27-27 27z">
                <text:p/>
              </draw:path>
            </draw:g>
          </draw:g>
        </draw:g>
        <draw:polygon draw:style-name="gr3" draw:text-style-name="P3" draw:layer="layout" svg:width="9.8cm" svg:height="0.735cm" svg:x="-0.4cm" svg:y="4.665cm" svg:viewBox="0 0 9801 736" draw:points="0,736 9801,736 9801,0 0,0">
          <text:p/>
        </draw:polygon>
        <draw:polygon draw:style-name="gr3" draw:text-style-name="P3" draw:layer="layout" svg:width="9.8cm" svg:height="0.718cm" svg:x="-0.501cm" svg:y="1.981cm" svg:viewBox="0 0 9801 719" draw:points="0,719 9801,719 9801,0 0,0">
          <text:p/>
        </draw:polygon>
        <draw:path draw:style-name="gr12" draw:text-style-name="P10" draw:layer="layout" svg:width="3.402cm" svg:height="0.297cm" svg:x="0.804cm" svg:y="0.627cm" svg:viewBox="0 0 3403 298" svg:d="M142 71l-36 220h-82l36-220h-60l10-65h205l-11 65zM142 71zM370 176h-73l-19 115h-82l47-284h82l-18 104h74l17-104h82l-47 284h-82zM370 176zM609 7l-47 284h-80l47-284zM609 7zM762 233h-76l-26 58h-70l130-284h89l45 284h-85zM762 233zM756 174l-11-82-36 82zM756 174zM1013 136h125l-26 155h-41l-2-31c-17 24-42 37-77 37-26 0-47-6-63-17s-29-25-37-43c-9-18-14-39-14-62 0-47 14-88 41-123 26-35 62-52 107-52 63 0 103 31 119 92l-78 13c-5-25-19-39-42-39-21 0-35 14-44 39-9 26-14 51-14 76 0 33 13 50 39 50 20 0 35-13 43-36h-46zM1013 136zM1291 298c-34 0-63-11-87-33-25-21-37-54-37-95 0-47 14-87 41-121 28-33 63-49 108-49 35 0 64 11 87 34s34 54 34 92c0 48-14 88-41 122s-62 50-105 50zM1291 298zM1291 233c15 0 26-7 33-20 8-12 14-30 18-54s6-40 6-49c0-14-3-25-9-33-7-8-16-12-27-12-21 0-35 16-44 45-8 30-12 56-12 78 0 29 12 45 35 45zM1291 233zM1554 291l47-284h94c23 0 41 1 56 5 14 3 27 10 41 21 13 11 23 25 30 43 6 17 10 37 10 58 0 28-5 53-16 75-10 23-24 41-41 54s-33 21-50 24c-16 3-38 4-68 4zM1554 291zM1649 228h19c20 0 35-3 44-9 10-6 18-17 25-32s10-34 10-55c0-42-16-64-47-64h-25zM1649 228zM2063 226l-11 65h-208l47-284h203l-10 62h-121l-7 45h101l-10 61h-102l-8 51zM2063 226zM2370 7l-31 187c-5 28-11 50-18 62-8 13-19 23-35 30-15 7-37 11-64 11-17 0-34-2-51-6l11-66c14 3 24 4 32 4 10 0 19-2 25-7 6-4 10-9 12-15s5-19 8-39l27-161zM2370 7zM2589 226l-11 65h-209l47-284h204l-10 62h-122l-8 45h103l-10 61h-103l-8 51zM2589 226zM2869 73l-72 19c-2-8-7-15-16-21-8-5-17-7-27-7-19 0-28 6-28 19 0 4 1 8 4 11s10 6 22 11l45 15c12 5 22 11 33 19 10 8 17 17 21 26 5 10 7 20 7 31 0 29-11 53-34 71-22 19-52 28-89 28-32 0-60-6-84-19-23-13-40-33-49-61l81-16c7 21 24 32 52 32 11 0 20-3 25-7 5-5 8-10 8-15 0-4-1-7-3-9-2-3-4-5-7-6-2-1-13-5-32-12-26-9-44-17-54-22-10-6-19-14-26-25s-10-24-10-39c0-27 9-49 28-67s48-27 87-27c29 0 55 7 76 19 21 13 35 30 42 52zM2869 73zM3148 7l-29 174c-5 30-11 53-19 67s-22 25-40 34c-19 9-41 13-67 13-33 0-59-7-78-21s-28-35-28-62c0-9 1-19 3-31l29-174h86l-29 174c-1 10-2 17-2 21 0 9 3 16 10 22 7 5 15 7 25 7 13 0 22-3 28-10 7-6 11-18 14-37l30-177zM3148 7zM3403 73l-72 19c-2-8-8-15-16-21-8-5-17-7-27-7-19 0-28 6-28 19 0 4 1 8 4 11s10 6 22 11l45 15c12 5 22 11 32 19s18 17 22 26c5 10 7 20 7 31 0 29-11 53-34 71-22 19-52 28-89 28-32 0-60-6-84-19s-40-33-49-61l81-16c7 21 24 32 52 32 11 0 20-3 25-7 5-5 8-10 8-15 0-4-1-7-3-9-2-3-5-5-7-6s-13-5-32-12c-26-9-44-17-54-22-11-6-19-14-26-25s-11-24-11-39c0-27 10-49 29-67s48-27 87-27c29 0 55 7 76 19 21 13 35 30 42 52z">
          <text:p/>
        </draw:path>
        <draw:path draw:style-name="gr12" draw:text-style-name="P10" draw:layer="layout" svg:width="2.075cm" svg:height="0.211cm" svg:x="1.469cm" svg:y="1.032cm" svg:viewBox="0 0 2076 212" svg:d="M133 83v86h-13l-9-24c-10 18-25 26-45 26-22 0-39-8-50-26-11-17-16-37-16-60s6-44 18-61c12-16 30-24 52-24 16 0 30 4 41 14 10 10 17 21 20 36l-26 5c-5-21-16-31-34-31-12 0-22 5-29 14-7 10-11 26-11 45 0 42 13 63 39 63 10 0 19-4 25-11 7-7 10-16 10-28h-34v-24zM133 83zM242 129l25 3c-3 11-9 20-18 28-10 8-21 11-36 11-16 0-30-5-40-18-11-11-16-27-16-46 0-18 5-34 16-46 10-13 24-19 42-19 17 0 31 6 40 19 10 12 15 27 15 46l-1 3h-83c0 8 1 15 2 20 2 5 5 9 10 13 4 4 10 6 17 6 14 0 23-7 27-20zM242 129zM241 92c0-8-3-16-8-21-5-6-12-8-19-8-8 0-14 2-19 7-5 6-8 13-9 22zM241 92zM322 169h-27v-124h24v30c4-11 9-20 15-26 6-5 13-8 19-8 1 0 2 0 4 0v31c-14 0-24 4-28 13-5 9-7 18-7 26zM322 169zM454 129l25 3c-4 11-10 20-19 28s-21 11-35 11c-17 0-31-5-41-18-10-11-15-27-15-46 0-18 5-34 15-46 11-13 25-19 42-19 18 0 31 6 41 19 9 12 14 27 14 46v3h-84c0 8 1 15 2 20 2 5 5 9 10 13s10 6 17 6c14 0 23-7 28-20zM454 129zM452 92c0-8-3-16-8-21-5-6-11-8-19-8s-14 2-19 7c-5 6-8 13-9 22zM452 92zM608 169h-28v-77c0-8-2-15-5-19-4-4-8-6-14-6-7 0-13 3-19 10-5 6-8 15-8 28v64h-28v-124h26v29c9-20 21-32 37-32 11 0 20 4 27 10 8 8 12 20 12 37zM608 169zM697 146v23c-8 1-14 2-19 2-7 0-14-1-19-4s-9-7-12-13c-2-5-3-13-3-24v-63h-16v-22h17l3-32 22-2v34h25v22h-25v60c0 7 2 12 4 15 3 3 8 4 16 4 2 0 5 0 7 0zM697 146zM794 129l25 3c-3 11-10 20-19 28s-21 11-35 11c-17 0-30-5-41-18-10-11-15-27-15-46 0-18 5-34 15-46 11-13 25-19 43-19 17 0 30 6 40 19 9 12 14 27 14 46v3h-84c0 8 1 15 3 20 1 5 4 9 9 13s11 6 18 6c13 0 22-7 27-20zM794 129zM792 92c0-8-2-16-7-21-6-6-12-8-20-8-7 0-14 2-19 7-5 6-8 13-9 22zM792 92zM1008 169h-26v-26c-7 19-19 28-36 28-15 0-26-6-34-20-8-12-12-27-12-46 0-17 4-32 13-45 8-14 20-20 35-20 16 0 26 7 33 22v-60h27zM1008 169zM981 96c0-10-3-18-7-23-5-6-11-9-19-9s-14 4-19 11c-4 7-7 18-7 32 0 27 9 41 26 41 7 0 13-3 18-9s8-13 8-23zM981 96zM1118 129l25 3c-3 11-9 20-19 28-9 8-21 11-35 11-17 0-30-5-40-18-11-11-16-27-16-46 0-18 5-34 16-46 10-13 24-19 42-19 17 0 31 6 40 19 10 12 14 27 14 46v3h-83c0 8 0 15 2 20s5 9 9 13c5 4 11 6 18 6 13 0 23-7 27-20zM1118 129zM1117 92c0-8-3-16-8-21-5-6-12-8-19-8-8 0-14 2-19 7-5 6-8 13-9 22zM1117 92zM1263 169h-29v-167h67c19 0 34 5 43 15 9 9 14 21 14 34 0 16-5 28-15 37-10 10-23 14-39 14h-41zM1263 169zM1263 77h35c10 0 17-2 21-7 5-4 8-10 8-19 0-7-3-12-7-17s-13-7-24-7h-33zM1263 77zM1408 169h-28v-124h25v30c3-11 8-20 15-26 6-5 12-8 19-8 0 0 2 0 3 0v31c-14 0-23 4-28 13-4 9-6 18-6 26zM1408 169zM1508 171c-18 0-32-6-41-20-10-13-14-28-14-45 0-18 5-33 15-45 11-13 25-19 42-19 16 0 30 6 40 19 12 11 17 27 17 45 0 20-6 35-17 47s-25 18-42 18zM1508 171zM1509 148c19 0 28-14 28-42 0-12-2-22-7-29-4-8-11-11-20-11-10 0-17 4-21 11-5 7-7 17-7 30s2 23 7 30 12 11 20 11zM1509 148zM1619 31h-27v-29h27zM1619 31zM1619 45v122c0 30-13 45-41 45-5 0-9 0-14-1v-23c3 0 6 0 8 0 8 0 13-1 16-4s4-9 4-17v-122zM1619 45zM1730 129l25 3c-3 11-10 20-19 28s-21 11-35 11c-17 0-31-5-41-18-10-11-15-27-15-46 0-18 5-34 15-46 11-13 25-19 42-19 18 0 31 6 41 19 9 12 14 27 14 46v3h-84c0 8 1 15 3 20 1 5 4 9 9 13s10 6 17 6c14 0 23-7 28-20zM1730 129zM1728 92c0-8-2-16-8-21-5-6-11-8-19-8-7 0-14 2-19 7-5 6-8 13-9 22zM1728 92zM1837 146v23c-8 1-15 2-19 2-7 0-14-1-19-4s-9-7-12-13c-2-5-3-13-3-24v-63h-16v-22h17l3-32 22-2v34h25v22h-25v60c0 7 2 12 4 15 3 3 8 4 16 4 2 0 5 0 7 0zM1837 146zM1903 171c-18 0-31-6-41-20-9-13-14-28-14-45 0-18 5-33 16-45 10-13 24-19 41-19 16 0 30 6 40 19 11 11 16 27 16 45 0 20-5 35-16 47s-25 18-42 18zM1903 171zM1904 148c19 0 28-14 28-42 0-12-2-22-7-29-4-8-11-11-20-11s-16 4-21 11-7 17-7 30 3 23 7 30c5 7 12 11 20 11zM1904 148zM1971 140l26-5c4 10 13 15 26 15 17 0 26-5 26-16 0-3-1-5-4-7-3-3-6-4-9-5l-23-4c-24-5-37-17-37-36 0-11 4-20 12-27 8-9 20-13 35-13 26 0 41 10 47 30l-24 5c-3-10-10-14-22-14-15 0-22 4-22 14 0 6 6 10 17 13l27 5c20 4 30 16 30 35 0 14-5 24-16 31-10 7-22 10-37 10-12 0-23-2-33-7-9-6-16-14-19-24z">
          <text:p/>
        </draw:path>
        <draw:g>
          <draw:path draw:style-name="gr12" draw:text-style-name="P10" draw:layer="layout" svg:width="0.299cm" svg:height="0.307cm" svg:x="3.199cm" svg:y="2.192cm" svg:viewBox="0 0 300 308" svg:d="M207 222c-38 18-71 47-94 81 11 3 24 5 36 5 24 0 45-5 64-15 3-15 5-31 5-48 0-5 0-11-1-17-4-1-7-3-10-6zM207 222zM251 39c-24 3-47 9-69 18l1 3c0 6-2 10-4 15 22 25 38 55 49 89 12 0 24 8 28 20 15-2 29-4 42-8 1-7 2-15 2-23 0-45-19-86-49-114zM251 39zM191 205c-37-7-72-21-102-42-5 3-11 5-17 5-2 0-4 0-6-1-15 28-24 59-26 92 14 15 31 28 51 37 24-39 58-70 100-91zM191 205zM240 227c0 6 0 12 0 18 0 12 0 22-2 33 26-19 45-46 55-77-12 3-24 5-36 6-3 9-9 16-17 20zM240 227zM198 183c2-5 5-8 9-11-10-31-25-58-44-82-4 2-8 3-12 3-8 0-15-2-20-6-11 9-22 19-32 30 3 5 5 11 5 17 0 4 0 7-1 10 28 20 61 33 95 39zM198 183zM151 28c8 0 16 3 21 9 17-8 35-13 53-17-22-13-48-20-76-20-18 0-36 3-53 9 14 7 26 15 38 23 4-3 10-4 17-4zM151 28zM40 134c0-4 1-9 3-13-10-11-19-24-28-37-10 21-15 44-15 69 0 30 7 57 21 80 4-28 13-54 26-78-4-7-7-13-7-21zM40 134zM72 102c3 0 7 0 10 1 11-13 23-25 37-35-1-2-1-5-1-8s0-7 2-10c-16-11-32-20-49-28-17 11-31 24-42 40 8 15 18 30 29 43 5-2 9-3 14-3z">
            <text:p/>
          </draw:path>
          <draw:path draw:style-name="gr12" draw:text-style-name="P10" draw:layer="layout" svg:width="0.299cm" svg:height="0.307cm" svg:x="5.711cm" svg:y="2.192cm" svg:viewBox="0 0 300 308" svg:d="M227 127h-2l-40 25-1 1v2l41 45h1 1v-1-71zM227 127zM173 161h-2l-16 10c-2 1-4 1-8 0l-14-9h-1l-55 53-1 1 1 1h2 142 1v-2zM173 161zM120 156v-1l-1-2-43-25h-1l-1 1v67l1 1h1zM120 156zM222 90h-143l-3 1c-1 1-2 2-2 4v16l1 2 76 44h1l72-44 1-1h1l1-1v-16c0-2 0-3-1-4zM222 90zM149 308c-14 0-27-2-40-6-12-4-24-9-35-15-11-7-22-15-31-24-9-10-17-20-23-31-6-12-12-24-15-37-4-13-5-27-5-42 0-14 1-28 5-41 3-13 9-25 15-36 6-12 14-22 23-31 9-10 20-18 31-24 11-7 23-12 35-16 13-4 26-5 40-5 22 0 41 4 59 12 19 8 35 19 48 33 13 13 24 30 32 48 8 19 12 39 12 60 0 15-2 29-6 42-3 13-8 25-15 37-6 11-14 21-23 31-9 9-19 17-30 24-11 6-23 11-36 15s-26 6-41 6z">
            <text:p/>
          </draw:path>
          <draw:path draw:style-name="gr12" draw:text-style-name="P10" draw:layer="layout" svg:width="0.299cm" svg:height="0.307cm" svg:x="0.3cm" svg:y="2.192cm" svg:viewBox="0 0 300 308" svg:d="M229 225l-12 12c-2 2-8 3-8 3-38 1-76-14-103-42-26-28-41-66-41-105 0 0 1-6 3-9l13-12c4-4 12-7 18-4h3c6 2 12 9 13 15l6 23c2 6 0 15-5 19l-8 9c8 30 31 54 61 62l8-8c5-5 13-7 19-5l22 6c6 1 13 8 15 14l1 2c2 6 0 15-5 20zM229 225zM149 0c-82 0-149 68-149 153 0 86 67 155 149 155 84 0 151-69 151-155 0-85-67-153-151-153z">
            <text:p/>
          </draw:path>
          <draw:path draw:style-name="gr12" draw:text-style-name="P10" draw:layer="layout" svg:width="1.913cm" svg:height="0.258cm" svg:x="3.586cm" svg:y="2.2cm" svg:viewBox="0 0 1914 259" svg:d="M0 80h24c0 0 1 10 4 29s5 34 6 44c2 9 2 15 3 17 2-13 3-21 3-24 1-3 1-8 3-14 1-8 2-15 3-22 1-8 3-18 6-30h16l14 90c2-10 3-17 3-23 1-6 2-12 3-20 1-7 2-13 3-20s3-16 5-27h22l-28 125h-16c-1-7-3-17-6-30-2-14-4-23-5-28s-1-10-2-15c-1-7-1-12-1-19h-1c-3 33-8 63-14 92h-16zM0 80zM116 80h25c0 0 1 10 4 29s5 34 6 44c1 9 2 15 3 17 2-13 3-21 3-24 1-3 1-8 3-14 1-8 2-15 3-22 1-8 3-18 6-30h16l14 90c2-10 3-17 3-23 1-6 2-12 3-20 1-7 2-13 3-20s3-16 5-27h22l-28 125h-16c-1-7-3-17-6-30-2-14-4-23-5-28s-1-10-2-15c-1-7-1-12-1-19h-1c-3 33-8 63-14 92h-16zM116 80zM233 80h25c0 0 1 10 4 29s5 34 6 44c1 9 2 15 2 17h1c2-13 3-21 3-24 1-3 1-8 2-14 2-8 3-15 4-22 1-8 3-18 6-30h16l14 90c2-10 3-17 3-23 1-6 2-12 3-20 1-7 2-13 3-20s3-16 5-27h22l-28 125h-16c-1-7-3-17-6-30-2-14-4-23-5-28s-1-10-2-15c-1-7-1-12-1-19h-1c-3 33-8 63-14 92h-16zM233 80zM362 192c0-4 1-7 4-10s6-4 10-4 7 1 10 4 4 7 4 10c0 4-1 8-4 11-2 3-6 4-9 4-5 0-8-1-11-4s-4-7-4-11zM362 192zM462 181v22c-6 3-12 4-18 4-15 0-24-6-29-18s-7-27-8-44c0-11 1-23 3-32 2-10 5-18 11-25 5-7 13-10 23-10 7 0 13 1 18 4v24h-1c-2-4-6-6-11-6-6 0-11 2-13 7-3 5-5 10-5 15-1 5-1 13-2 22 1 12 2 21 4 29 3 8 8 13 16 13 4 0 8-2 12-5zM462 181zM483 44h22v36h12v18h-12v107h-22v-107h-13v-18h13zM483 44zM552 113c-1 5-2 15-2 31 0 15 1 23 2 27 1 5 2 9 5 12 2 2 5 4 8 4s6-2 9-5c2-3 3-7 4-13 1-14 1-25 1-31 0-11 0-19-1-24s-3-9-5-12c-2-2-5-4-8-4s-6 2-8 4c-2 3-4 6-5 11zM552 113zM578 190c-1 5-4 9-8 12-5 4-9 5-15 5-8 0-14-3-18-11-6-11-10-29-10-52 0-13 1-27 4-39 2-9 5-16 10-20 5-5 10-7 16-7 5 0 9 1 13 4s7 7 8 12h1v-94h22v205h-22v-15zM578 190zM628 44h22v36h12v18h-12v107h-22v-107h-13v-18h13zM628 44zM695 148c0 26 5 39 15 39 4 0 7-2 10-6 2-4 4-10 4-18h21c0 11-2 20-5 27-4 6-8 11-13 13-6 3-11 4-18 4s-13-1-18-5c-6-4-10-9-13-17-3-7-5-17-5-28 0-5-1-10-1-14 1-44 13-65 36-65 11 0 19 3 24 10 6 7 9 15 11 25s2 22 2 35zM695 148zM696 131h26c0-22-4-32-13-32-4 0-8 2-10 6-2 5-3 13-3 26zM696 131zM814 181v22c-7 3-13 4-19 4-14 0-23-6-28-18s-8-27-8-44c0-11 1-23 3-32 1-10 5-18 10-25 6-7 14-10 24-10 7 0 12 1 18 4v24h-1c-2-4-6-6-12-6s-10 2-13 7c-2 5-4 10-5 15 0 5-1 13-1 22 0 12 2 21 4 29s7 13 15 13c5 0 9-2 13-5zM814 181zM902 113v92h-22v-88c0-13-5-19-13-19-6 1-9 2-11 6s-3 10-3 20v81h-23v-125h23v14c5-11 13-16 24-16 9 0 15 2 19 8s6 15 6 27zM902 113zM920 130c1-18 5-31 11-40 7-8 15-12 27-12s22 4 29 13 10 25 10 50c0 1 0 3 0 5s0 3 0 4c-1 38-14 57-38 57-9 0-17-2-22-6-6-4-10-11-13-20s-5-21-5-35c1-7 1-12 1-16zM920 130zM943 143c0 15 1 26 3 33s6 10 13 11c0-1 1-1 2-1 5 0 8-4 10-12 2-7 3-18 3-31 0-3 0-7 0-12 0-6-1-11-1-15-1-5-3-9-5-12-2-4-5-5-9-5-7 0-12 4-13 11-2 8-3 17-4 31 1 0 1 1 1 2zM943 143zM1037 0v205h-23v-205zM1037 0zM1055 130c1-18 4-31 11-40 6-8 15-12 26-12 12 0 21 4 28 13s11 25 11 50c0 1 0 3 0 5s-1 3-1 4c0 38-13 57-37 57-9 0-16-2-22-6-5-4-10-11-13-20s-4-21-4-35c0-7 1-12 1-16zM1055 130zM1077 143c0 15 1 26 3 33s7 10 12 11c1-1 2-1 2-1 5 0 9-4 11-12 2-7 3-18 3-31 0-3 0-7 0-12-1-6-1-11-2-15-1-5-2-9-4-12-2-4-6-5-10-5-6 0-10 4-12 11-2 8-3 17-3 31 0 0 0 1 0 2zM1077 143zM1167 143c0 14 1 25 3 32 3 8 7 12 12 12 6 0 10-4 12-11 1-8 2-19 2-33 0-30-4-44-14-44-4 0-7 1-9 4s-3 7-4 13c-1 7-2 16-2 27zM1167 143zM1196 191c-4 10-11 16-21 17-10 0-18-5-23-15-5-11-8-27-8-50 0-19 2-32 4-41 3-10 6-16 11-19 4-3 9-5 15-5 9 0 17 5 22 17v-1-14h23v125c0 13-1 23-3 30-2 8-5 14-10 18-6 4-13 6-23 6-12-1-21-4-28-10-6-6-9-16-9-30h22c0 13 5 19 15 19 9 0 13-6 13-19zM1196 191zM1263 80v125h-23v-125zM1263 80zM1236 42c0-4 2-8 5-11s6-5 10-5 8 2 11 5 4 7 4 11-1 8-4 11-6 4-10 4-8-1-11-4-5-7-5-11zM1236 42zM1305 110c-1 6-2 17-2 35 0 15 1 24 2 29 3 8 7 13 13 13 3 0 6-2 9-5 2-4 4-9 4-14 1-15 1-24 1-26 0-9 0-18-2-28 0-5-2-9-4-11-3-3-5-4-8-4-6 0-10 4-13 11zM1305 110zM1331 190c-2 5-5 10-9 13s-8 4-13 4c-6 0-11-2-15-6-5-4-8-10-10-18-3-9-4-22-5-40 1-20 3-35 6-44 2-8 5-13 10-16 4-4 8-5 13-5s10 1 15 4c4 4 7 7 8 12l1-14h22v125h-23zM1331 190zM1375 192c0-4 1-7 4-10s7-4 11-4c3 0 7 1 9 4 3 3 5 7 5 10 0 4-2 8-4 11-3 3-6 4-10 4-5 0-8-1-11-4s-4-7-4-11zM1375 192zM1475 181v22c-6 3-12 4-18 4-14 0-24-6-29-18s-7-27-7-44c0-11 1-23 2-32 2-10 6-18 11-25s13-10 24-10c6 0 12 1 17 4v24c-3-4-7-6-12-6-6 0-10 2-13 7s-4 10-5 15-1 13-1 22c0 12 1 21 4 29 2 8 7 13 15 13 5 0 9-2 12-5zM1475 181zM1488 130c1-18 5-31 11-40 7-8 15-12 26-12 12 0 22 4 29 13s10 25 10 50c0 1 0 3 0 5s0 3 0 4c-1 38-14 57-38 57-8 0-15-2-21-6s-10-11-13-20-5-21-5-35c1-7 1-12 1-16zM1488 130zM1511 143c0 15 1 26 3 33s6 10 12 11c0-1 1-1 2-1 5 0 8-4 10-12 2-7 3-18 3-31 0-3 0-7 0-12 0-6-1-11-1-15-1-5-3-9-5-12-2-4-5-5-9-5-6 0-11 4-12 11-2 8-3 17-4 31 1 0 1 1 1 2zM1511 143zM1581 205v-125h23v15h1c5-12 13-17 24-17 5 0 10 1 14 4s6 8 7 13h1c3-7 7-11 11-14 5-2 10-3 17-3 16 0 24 10 24 29v98h-23v-88c0-8-1-13-3-15s-5-4-9-4c-5 0-9 2-11 5-3 3-4 8-4 16v86h-22v-85c0-8-1-13-3-16-1-4-5-5-10-6-5 0-9 2-11 6s-3 11-3 22v79zM1581 205zM1723 192c0-4 2-7 5-10 2-3 6-4 10-4s7 1 10 4 4 7 4 10c0 4-1 8-4 11s-6 4-10 4-8-1-11-4c-2-3-4-7-4-11zM1723 192zM1796 116c0 4-1 14-2 30 1 10 1 18 2 22 1 6 2 10 5 14 2 3 5 5 8 5 4 0 7-3 10-8s5-11 5-20v-11c0-6 0-12-1-17 0-6 0-9 0-11 0-6-2-11-5-16-3-4-6-6-10-6-3 0-5 2-7 5-3 3-4 7-5 13zM1796 116zM1773 205v-205h22v94h1c1-5 4-9 8-12s9-4 13-4c7 0 13 3 19 8 5 6 8 15 10 27 1 9 1 19 1 29 0 16-1 30-4 41-3 9-6 15-11 19-4 4-9 6-14 6s-9-2-14-5c-4-4-7-8-8-13h-1v15zM1773 205zM1865 205v-125h22v15h1c5-12 14-17 26-17v23c-10 0-17 2-21 6s-6 11-6 19v79z">
            <text:p/>
          </draw:path>
          <draw:path draw:style-name="gr12" draw:text-style-name="P10" draw:layer="layout" svg:width="2.571cm" svg:height="0.258cm" svg:x="6.104cm" svg:y="2.216cm" svg:viewBox="0 0 2572 259" svg:d="M12 44h22v36h12v18h-12v107h-22v-107h-12v-18h12zM12 44zM61 205v-205h22v94h1c5-11 13-16 24-16h7c8 1 13 6 15 13s3 16 3 27v87h-23v-88c0-7-1-12-3-14-2-3-6-4-10-5-9 0-14 8-14 22v85zM61 205zM176 80v125h-22v-125zM176 80zM150 42c0-4 1-8 4-11s7-5 11-5 8 2 11 5c2 3 4 7 4 11s-1 8-4 11-6 4-10 4c-5 0-9-1-12-4s-4-7-4-11zM150 42zM219 110c-1 6-2 17-3 35 1 15 2 24 3 29 2 8 7 13 12 13 4 0 7-2 9-5 3-4 4-9 5-14 1-15 1-24 1-26 0-9-1-18-2-28-1-5-2-9-5-11-2-3-5-4-8-4-5 0-9 4-12 11zM219 110zM244 190c-2 5-5 10-8 13-4 3-9 4-13 4-6 0-11-2-16-6-4-4-8-10-10-18-2-9-3-22-4-40 1-20 2-35 5-44 3-8 6-13 10-16 4-4 9-5 14-5s10 1 14 4c5 4 8 7 8 12h1v-14h23v125h-23v-15zM244 190zM308 143c0 14 1 25 3 32 3 8 7 12 12 12 6 0 10-4 11-11 2-8 3-19 3-33 0-30-5-44-14-44-4 0-7 1-9 4s-3 7-4 13c-1 7-2 16-2 27zM308 143zM337 191c-4 10-11 16-21 17-10 0-18-5-23-15-6-11-8-27-8-50 0-19 1-32 4-41 3-10 6-16 11-19 4-3 9-5 15-5 9 0 16 5 22 17v-1-14h23v125c0 13-1 23-3 30-2 8-5 14-11 18-5 4-12 6-22 6-12-1-22-4-28-10s-9-16-9-30h22c0 13 5 19 15 19 9 0 13-6 13-19zM337 191zM378 130c1-18 5-31 11-40 7-8 15-12 26-12 12 0 22 4 29 13s10 25 10 50c0 1 0 3 0 5s0 3 0 4c-1 38-14 57-38 57-8 0-16-2-21-6-6-4-10-11-13-20s-5-21-5-35c1-7 1-12 1-16zM378 130zM401 143c0 15 1 26 3 33s6 10 12 11c0-1 1-1 2-1 5 0 8-4 10-12 2-7 3-18 3-31 0-3 0-7 0-12 0-6-1-11-2-15 0-5-2-9-4-12-2-4-5-5-9-5-7 0-11 4-13 11-1 8-2 17-3 31 0 0 1 1 1 2zM401 143zM471 192c0-4 2-7 4-10 3-3 7-4 11-4s7 1 10 4c2 3 4 7 4 10 0 4-2 8-4 11-3 3-6 4-10 4s-8-1-11-4c-2-3-4-7-4-11zM471 192zM543 80v177h-23v-177zM543 80zM517 42c0-4 1-8 4-11s7-5 11-5 7 2 10 5 5 7 5 11-2 8-4 11c-3 3-6 4-10 4-5 0-9-1-12-4s-4-7-4-11zM517 42zM583 148c0 26 5 39 15 39 4 0 7-2 10-6 2-4 4-10 4-18h21c0 11-2 20-5 27-4 6-8 11-13 13-6 3-11 4-18 4s-13-1-19-5c-5-4-9-9-12-17-3-7-5-17-6-28 0-5 0-10 0-14 1-44 13-65 36-65 11 0 19 3 24 10 6 7 9 15 11 25s2 22 2 35zM583 148zM584 131h26c0-22-4-32-13-32-4 0-8 2-10 6-2 5-3 13-3 26zM584 131zM648 179c5 5 11 8 19 8s13-5 15-13c0-6-2-10-5-14-2-3-7-7-13-12s-11-10-14-14c-3-6-5-12-6-19 0-8 2-15 5-21s7-10 12-12c5-3 10-4 16-4 7 0 14 1 20 5v22c-5-4-11-6-18-6-4 0-7 1-9 2-3 2-5 4-5 7 0 2-1 3-1 4 0 4 2 7 4 10 2 2 7 6 13 12 7 5 12 10 16 15 3 6 5 12 5 20 0 12-3 21-9 28-7 7-15 10-25 10-7 0-14-2-20-6zM648 179zM717 80h23l-1 87c0 6 1 10 3 14 2 3 6 5 11 5 6 0 10-2 12-5 1-3 2-8 2-13v-88h23v87c0 11-2 21-7 28-4 8-13 12-25 12-15 0-25-3-31-9-7-7-10-18-10-33zM717 80zM807 179c5 5 12 8 19 8 9 0 14-5 15-13 0-6-1-10-4-14-3-3-7-7-13-12s-11-10-14-14c-4-6-6-12-6-19 0-8 1-15 4-21s7-10 12-12c5-3 11-4 17-4 7 0 14 1 19 5v22c-4-4-10-6-17-6-4 0-7 1-10 2-2 2-4 4-4 7-1 2-1 3-1 4 0 4 1 7 3 10 3 2 7 6 14 12 7 5 12 10 15 15 4 6 6 12 6 20 0 12-3 21-10 28-6 7-15 10-24 10-8 0-14-2-21-6zM807 179zM972 70c-10 0-19 4-26 13-6 8-11 17-15 29-1 5-2 11-3 18 1 7 2 13 5 17s8 6 14 6 11-2 16-7 9-11 13-20c4-8 7-16 9-24 0-2 0-4 0-5 1-2 1-3 1-4s0-2 0-4c0-12-5-18-14-19zM972 70zM1032 161h15c-5 8-11 16-19 23s-17 13-27 17c-11 4-22 6-34 6-14 0-27-3-40-8-14-6-25-16-35-28s-16-28-18-47c-1-4-1-8-1-13 0-18 4-33 12-48 9-14 20-26 35-34 14-9 29-13 46-13 12 0 23 2 34 6 10 4 19 9 27 16 8 8 14 16 18 26 5 9 7 20 7 31 0 3-1 7-1 11-2 12-6 24-12 34-6 9-13 17-22 22-8 5-16 8-24 8-11 0-18-5-21-13-4 3-8 6-12 9-4 2-10 3-18 3-6 0-11-1-16-4-5-4-9-8-13-14-3-6-4-13-4-21 1-13 4-25 9-36s12-21 21-28c8-7 19-11 31-12 4 0 8 1 12 2 3 2 7 4 10 7s5 6 5 9l4-13h17l-27 84c-1 3-1 5-2 6 0 5 3 8 7 8 13-4 23-12 30-22 7-12 10-25 10-39 0-11-2-21-6-30-5-10-12-17-21-24-9-6-21-9-36-11-1 0-3 0-6 0-10 0-20 2-29 6-10 3-18 9-25 16-8 6-14 15-18 25-5 10-7 21-7 33 0 2 0 4 1 7 0 2 0 5 0 7 2 15 7 26 15 36s17 18 29 24c11 5 23 8 36 8 8 0 16-2 23-4 8-2 15-6 22-11s13-11 18-17zM1032 161zM1120 181v22c-6 3-12 4-18 4-14 0-24-6-29-18s-7-27-8-44c1-11 2-23 3-32 2-10 6-18 11-25s13-10 24-10c6 0 12 1 17 4v24c-3-4-7-6-12-6-6 0-10 2-13 7s-4 10-5 15-1 13-1 22c0 12 1 21 4 29 2 8 7 13 15 13 4 0 9-2 12-5zM1120 181zM1141 44h22v36h12v18h-12v107h-22v-107h-12v-18h12zM1141 44zM1210 113c-1 5-1 15-2 31 1 15 1 23 2 27 1 5 2 9 5 12 2 2 5 4 8 4s6-2 9-5c2-3 4-7 4-13 1-14 2-25 2-31 0-11-1-19-2-24s-2-9-5-12c-2-2-5-4-8-4s-5 2-8 4c-2 3-4 6-5 11zM1210 113zM1237 190c-2 5-4 9-9 12-4 4-9 5-15 5-8 0-14-3-18-11-6-11-9-29-10-52 0-13 2-27 4-39 2-9 5-16 10-20 5-5 10-7 16-7 5 0 9 1 13 4s7 7 9 12v-94h23v205h-23zM1237 190zM1287 44h22v36h12v18h-12v107h-22v-107h-14v-18h14zM1287 44zM1354 148c0 26 5 39 15 39 4 0 7-2 10-6s4-10 4-18h21c0 11-2 20-5 27-4 6-8 11-13 13-5 3-11 4-18 4s-13-1-18-5c-6-4-10-9-13-17-3-7-5-17-5-28 0-5 0-10-1-14 1-44 13-65 37-65 10 0 18 3 23 10 6 7 9 15 11 25s3 22 3 35zM1354 148zM1355 131h27c0-22-5-32-14-32-4 0-8 2-10 6-2 5-3 13-3 26zM1355 131zM1473 181v22c-6 3-12 4-19 4-14 0-23-6-28-18s-8-27-8-44c0-11 1-23 3-32 2-10 5-18 11-25 5-7 13-10 23-10 7 0 13 1 18 4v24h-1c-2-4-6-6-12-6-5 0-10 2-12 7-3 5-5 10-5 15-1 5-1 13-2 22 1 12 2 21 4 29s8 13 15 13c5 0 9-2 13-5zM1473 181zM1562 113v92h-23v-88c0-13-4-19-13-19-5 1-9 2-11 6s-3 10-3 20v81h-23v-125h23v14c6-11 13-16 24-16 9 0 16 2 20 8s6 15 6 27zM1562 113zM1579 130c1-18 5-31 11-40 7-8 16-12 27-12 12 0 21 4 28 13s10 25 10 50c0 1 0 3 0 5s0 3 0 4c-1 38-13 57-38 57-8 0-15-2-21-6s-10-11-13-20-4-21-5-35c1-7 1-12 1-16zM1579 130zM1602 143c0 15 1 26 3 33s6 10 12 11c1-1 1-1 2-1 5 0 9-4 11-12 2-7 3-18 3-31-1-3-1-7-1-12 0-6 0-11-1-15-1-5-2-9-5-12-2-4-5-5-9-5-6 0-10 4-12 11-2 8-3 17-4 31 1 0 1 1 1 2zM1602 143zM1695 0v205h-23v-205zM1695 0zM1713 130c1-18 5-31 11-40 6-8 15-12 26-12 12 0 22 4 29 13s10 25 10 50c0 1 0 3 0 5s0 3 0 4c-1 38-14 57-38 57-9 0-16-2-21-6-6-4-10-11-13-20s-5-21-5-35c1-7 1-12 1-16zM1713 130zM1736 143c0 15 1 26 3 33s6 10 12 11c0-1 1-1 1-1 6 0 9-4 11-12 2-7 3-18 3-31 0-3 0-7 0-12 0-6-1-11-2-15 0-5-2-9-4-12-2-4-5-5-9-5-7 0-11 4-13 11-2 8-3 17-3 31 0 0 1 1 1 2zM1736 143zM1825 143c0 14 1 25 4 32 2 8 6 12 11 12 6 0 10-4 12-11 2-8 2-19 2-33 0-30-4-44-14-44-3 0-6 1-9 4-2 3-3 7-4 13-1 7-1 16-2 27zM1825 143zM1854 191c-3 10-10 16-21 17-10 0-18-5-23-15-5-11-8-27-8-50 0-19 2-32 4-41 3-10 7-16 11-19s9-5 15-5c10 0 17 5 22 17v-1-14h23v125c0 13-1 23-3 30-2 8-5 14-10 18s-13 6-22 6c-13-1-22-4-29-10-6-6-9-16-9-30h22c0 13 5 19 15 19 9 0 13-6 13-19zM1854 191zM1921 80v125h-23v-125zM1921 80zM1894 42c0-4 2-8 5-11s6-5 11-5c4 0 7 2 10 5s4 7 4 11-1 8-4 11c-2 3-6 4-10 4s-8-1-11-4-5-7-5-11zM1894 42zM1964 110c-2 6-3 17-3 35 0 15 1 24 3 29 2 8 6 13 12 13 3 0 6-2 9-5 2-4 4-9 4-14 1-15 1-24 1-26 0-9 0-18-2-28 0-5-2-9-4-11-2-3-5-4-8-4-6 0-10 4-12 11zM1964 110zM1989 190c-2 5-5 10-9 13s-8 4-13 4-11-2-15-6c-5-4-8-10-10-18-2-9-4-22-4-40 0-20 2-35 5-44 2-8 6-13 10-16 4-4 8-5 13-5 6 0 10 1 15 4 4 4 7 7 8 12l1-14h23v125h-24zM1989 190zM2033 192c0-4 2-7 4-10 3-3 7-4 11-4s7 1 10 4c2 3 4 7 4 10 0 4-1 8-4 11s-6 4-10 4-8-1-11-4c-2-3-4-7-4-11zM2033 192zM2133 181v22c-6 3-12 4-18 4-14 0-24-6-28-18-5-12-8-27-8-44 0-11 1-23 3-32 1-10 5-18 10-25 6-7 14-10 24-10 6 0 12 1 17 4v24c-2-4-6-6-12-6s-10 2-13 7-4 10-5 15c0 5-1 13-1 22 0 12 2 21 4 29s7 13 15 13c5 0 9-2 12-5zM2133 181zM2146 130c1-18 5-31 11-40 7-8 16-12 27-12 12 0 21 4 28 13s10 25 10 50c0 1 0 3 0 5s0 3 0 4c-1 38-13 57-38 57-8 0-15-2-21-6s-10-11-13-20-4-21-5-35c1-7 1-12 1-16zM2146 130zM2169 143c0 15 1 26 3 33s6 10 12 11c1-1 1-1 2-1 5 0 9-4 11-12 2-7 3-18 3-31-1-3-1-7-1-12 0-6 0-11-1-15-1-5-2-9-5-12-2-4-5-5-9-5-6 0-10 4-12 11-2 8-3 17-3 31 0 0 0 1 0 2zM2169 143zM2240 205v-125h23v15c5-12 13-17 24-17 5 0 10 1 14 4s6 8 8 13c3-7 7-11 11-14 5-2 10-3 17-3 16 0 24 10 24 29v98h-23v-88c0-8-1-13-3-15s-5-4-9-4c-5 0-9 2-11 5s-4 8-4 16v86h-22v-85c0-8-1-13-3-16-1-4-5-5-9-6-6 0-10 2-12 6s-3 11-3 22v79zM2240 205zM2382 192c0-4 1-7 4-10s6-4 10-4 7 1 10 4 4 7 4 10c0 4-1 8-4 11s-6 4-10 4-8-1-10-4c-3-3-4-7-4-11zM2382 192zM2454 116c0 4-1 14-1 30 0 10 1 18 1 22 1 6 2 10 5 14 2 3 5 5 8 5 4 0 8-3 10-8 3-5 5-11 5-20v-11c0-6 0-12 0-17-1-6-1-9-1-11 0-6-2-11-5-16-2-4-6-6-10-6-2 0-5 2-7 5s-4 7-5 13zM2454 116zM2431 205v-205h22v94h1c2-5 4-9 8-12s9-4 14-4c7 0 13 3 18 8 5 6 8 15 10 27 1 9 1 19 1 29 0 16-1 30-4 41-3 9-6 15-10 19-5 4-9 6-15 6-5 0-9-2-14-5-4-4-7-8-8-13h-1v15zM2431 205zM2523 205v-125h23l-1 15h1c5-12 14-17 26-17v23c-10 0-17 2-21 6-3 4-5 11-5 19v79z">
            <text:p/>
          </draw:path>
        </draw:g>
        <draw:frame draw:style-name="gr13" draw:text-style-name="P12" draw:layer="layout" svg:width="4.495cm" svg:height="0.48cm" svg:x="0.405cm" svg:y="2.12cm">
          <draw:text-box>
            <text:p text:style-name="P11"><text:span text:style-name="T5">(</text:span><text:span text:style-name="T6">11) 5555-3428 - (11) 98617-1304</text:span></text:p>
          </draw:text-box>
        </draw:frame>
      </draw:page>
      <draw:page draw:name="page4" draw:style-name="dp1" draw:master-page-name="PM3">
        <draw:polygon draw:style-name="gr6" draw:text-style-name="P3" draw:layer="layout" svg:width="9.8cm" svg:height="0.735cm" svg:x="-0.4cm" svg:y="4.665cm" svg:viewBox="0 0 9801 736" draw:points="0,736 9801,736 9801,0 0,0">
          <text:p/>
        </draw:polygon>
        <draw:polygon draw:style-name="gr6" draw:text-style-name="P3" draw:layer="layout" svg:width="9.8cm" svg:height="0.618cm" svg:x="-0.4cm" svg:y="2.233cm" svg:viewBox="0 0 9801 619" draw:points="0,619 9801,619 9801,0 0,0">
          <text:p/>
        </draw:polygon>
        <draw:path draw:style-name="gr6" draw:text-style-name="P3" draw:layer="layout" svg:width="3.402cm" svg:height="0.297cm" svg:x="0.804cm" svg:y="0.627cm" svg:viewBox="0 0 3403 298" svg:d="M142 71l-36 220h-82l36-220h-60l10-65h205l-11 65zM142 71zM370 176h-73l-19 115h-82l47-284h82l-18 104h74l17-104h82l-47 284h-82zM370 176zM609 7l-47 284h-80l47-284zM609 7zM762 233h-76l-26 58h-70l130-284h89l45 284h-85zM762 233zM756 174l-11-82-36 82zM756 174zM1013 136h125l-26 155h-41l-2-31c-17 24-42 37-77 37-26 0-47-6-63-17s-29-25-37-43c-9-18-14-39-14-62 0-47 14-88 41-123 26-35 62-52 107-52 63 0 103 31 119 92l-78 13c-5-25-19-39-42-39-21 0-35 14-44 39-9 26-14 51-14 76 0 33 13 50 39 50 20 0 35-13 43-36h-46zM1013 136zM1291 298c-34 0-63-11-87-33-25-21-37-54-37-95 0-47 14-87 41-121 28-33 63-49 108-49 35 0 64 11 87 34s34 54 34 92c0 48-14 88-41 122s-62 50-105 50zM1291 298zM1291 233c15 0 26-7 33-20 8-12 14-30 18-54s6-40 6-49c0-14-3-25-9-33-7-8-16-12-27-12-21 0-35 16-44 45-8 30-12 56-12 78 0 29 12 45 35 45zM1291 233zM1554 291l47-284h94c23 0 41 1 56 5 14 3 27 10 41 21 13 11 23 25 30 43 6 17 10 37 10 58 0 28-5 53-16 75-10 23-24 41-41 54s-33 21-50 24c-16 3-38 4-68 4zM1554 291zM1649 228h19c20 0 35-3 44-9 10-6 18-17 25-32s10-34 10-55c0-42-16-64-47-64h-25zM1649 228zM2063 226l-11 65h-208l47-284h203l-10 62h-121l-7 45h101l-10 61h-102l-8 51zM2063 226zM2370 7l-31 187c-5 28-11 50-18 62-8 13-19 23-35 30-15 7-37 11-64 11-17 0-34-2-51-6l11-66c14 3 24 4 32 4 10 0 19-2 25-7 6-4 10-9 12-15s5-19 8-39l27-161zM2370 7zM2589 226l-11 65h-209l47-284h204l-10 62h-122l-8 45h103l-10 61h-103l-8 51zM2589 226zM2869 73l-72 19c-2-8-7-15-16-21-8-5-17-7-27-7-19 0-28 6-28 19 0 4 1 8 4 11s10 6 22 11l45 15c12 5 22 11 33 19 10 8 17 17 21 26 5 10 7 20 7 31 0 29-11 53-34 71-22 19-52 28-89 28-32 0-60-6-84-19-23-13-40-33-49-61l81-16c7 21 24 32 52 32 11 0 20-3 25-7 5-5 8-10 8-15 0-4-1-7-3-9-2-3-4-5-7-6-2-1-13-5-32-12-26-9-44-17-54-22-10-6-19-14-26-25s-10-24-10-39c0-27 9-49 28-67s48-27 87-27c29 0 55 7 76 19 21 13 35 30 42 52zM2869 73zM3148 7l-29 174c-5 30-11 53-19 67s-22 25-40 34c-19 9-41 13-67 13-33 0-59-7-78-21s-28-35-28-62c0-9 1-19 3-31l29-174h86l-29 174c-1 10-2 17-2 21 0 9 3 16 10 22 7 5 15 7 25 7 13 0 22-3 28-10 7-6 11-18 14-37l30-177zM3148 7zM3403 73l-72 19c-2-8-8-15-16-21-8-5-17-7-27-7-19 0-28 6-28 19 0 4 1 8 4 11s10 6 22 11l45 15c12 5 22 11 32 19s18 17 22 26c5 10 7 20 7 31 0 29-11 53-34 71-22 19-52 28-89 28-32 0-60-6-84-19s-40-33-49-61l81-16c7 21 24 32 52 32 11 0 20-3 25-7 5-5 8-10 8-15 0-4-1-7-3-9-2-3-5-5-7-6s-13-5-32-12c-26-9-44-17-54-22-11-6-19-14-26-25s-11-24-11-39c0-27 10-49 29-67s48-27 87-27c29 0 55 7 76 19 21 13 35 30 42 52z">
          <text:p/>
        </draw:path>
        <draw:path draw:style-name="gr6" draw:text-style-name="P3" draw:layer="layout" svg:width="2.075cm" svg:height="0.211cm" svg:x="1.469cm" svg:y="1.032cm" svg:viewBox="0 0 2076 212" svg:d="M133 83v86h-13l-9-24c-10 18-25 26-45 26-22 0-39-8-50-26-11-17-16-37-16-60s6-44 18-61c12-16 30-24 52-24 16 0 30 4 41 14 10 10 17 21 20 36l-26 5c-5-21-16-31-34-31-12 0-22 5-29 14-7 10-11 26-11 45 0 42 13 63 39 63 10 0 19-4 25-11 7-7 10-16 10-28h-34v-24zM133 83zM242 129l25 3c-3 11-9 20-18 28-10 8-21 11-36 11-16 0-30-5-40-18-11-11-16-27-16-46 0-18 5-34 16-46 10-13 24-19 42-19 17 0 31 6 40 19 10 12 15 27 15 46l-1 3h-83c0 8 1 15 2 20 2 5 5 9 10 13 4 4 10 6 17 6 14 0 23-7 27-20zM242 129zM241 92c0-8-3-16-8-21-5-6-12-8-19-8-8 0-14 2-19 7-5 6-8 13-9 22zM241 92zM322 169h-27v-124h24v30c4-11 9-20 15-26 6-5 13-8 19-8 1 0 2 0 4 0v31c-14 0-24 4-28 13-5 9-7 18-7 26zM322 169zM454 129l25 3c-4 11-10 20-19 28s-21 11-35 11c-17 0-31-5-41-18-10-11-15-27-15-46 0-18 5-34 15-46 11-13 25-19 42-19 18 0 31 6 41 19 9 12 14 27 14 46v3h-84c0 8 1 15 2 20 2 5 5 9 10 13s10 6 17 6c14 0 23-7 28-20zM454 129zM452 92c0-8-3-16-8-21-5-6-11-8-19-8s-14 2-19 7c-5 6-8 13-9 22zM452 92zM608 169h-28v-77c0-8-2-15-5-19-4-4-8-6-14-6-7 0-13 3-19 10-5 6-8 15-8 28v64h-28v-124h26v29c9-20 21-32 37-32 11 0 20 4 27 10 8 8 12 20 12 37zM608 169zM697 146v23c-8 1-14 2-19 2-7 0-14-1-19-4s-9-7-12-13c-2-5-3-13-3-24v-63h-16v-22h17l3-32 22-2v34h25v22h-25v60c0 7 2 12 4 15 3 3 8 4 16 4 2 0 5 0 7 0zM697 146zM794 129l25 3c-3 11-10 20-19 28s-21 11-35 11c-17 0-30-5-41-18-10-11-15-27-15-46 0-18 5-34 15-46 11-13 25-19 43-19 17 0 30 6 40 19 9 12 14 27 14 46v3h-84c0 8 1 15 3 20 1 5 4 9 9 13s11 6 18 6c13 0 22-7 27-20zM794 129zM792 92c0-8-2-16-7-21-6-6-12-8-20-8-7 0-14 2-19 7-5 6-8 13-9 22zM792 92zM1008 169h-26v-26c-7 19-19 28-36 28-15 0-26-6-34-20-8-12-12-27-12-46 0-17 4-32 13-45 8-14 20-20 35-20 16 0 26 7 33 22v-60h27zM1008 169zM981 96c0-10-3-18-7-23-5-6-11-9-19-9s-14 4-19 11c-4 7-7 18-7 32 0 27 9 41 26 41 7 0 13-3 18-9s8-13 8-23zM981 96zM1118 129l25 3c-3 11-9 20-19 28-9 8-21 11-35 11-17 0-30-5-40-18-11-11-16-27-16-46 0-18 5-34 16-46 10-13 24-19 42-19 17 0 31 6 40 19 10 12 14 27 14 46v3h-83c0 8 0 15 2 20s5 9 9 13c5 4 11 6 18 6 13 0 23-7 27-20zM1118 129zM1117 92c0-8-3-16-8-21-5-6-12-8-19-8-8 0-14 2-19 7-5 6-8 13-9 22zM1117 92zM1263 169h-29v-167h67c19 0 34 5 43 15 9 9 14 21 14 34 0 16-5 28-15 37-10 10-23 14-39 14h-41zM1263 169zM1263 77h35c10 0 17-2 21-7 5-4 8-10 8-19 0-7-3-12-7-17s-13-7-24-7h-33zM1263 77zM1408 169h-28v-124h25v30c3-11 8-20 15-26 6-5 12-8 19-8 0 0 2 0 3 0v31c-14 0-23 4-28 13-4 9-6 18-6 26zM1408 169zM1508 171c-18 0-32-6-41-20-10-13-14-28-14-45 0-18 5-33 15-45 11-13 25-19 42-19 16 0 30 6 40 19 12 11 17 27 17 45 0 20-6 35-17 47s-25 18-42 18zM1508 171zM1509 148c19 0 28-14 28-42 0-12-2-22-7-29-4-8-11-11-20-11-10 0-17 4-21 11-5 7-7 17-7 30s2 23 7 30 12 11 20 11zM1509 148zM1619 31h-27v-29h27zM1619 31zM1619 45v122c0 30-13 45-41 45-5 0-9 0-14-1v-23c3 0 6 0 8 0 8 0 13-1 16-4s4-9 4-17v-122zM1619 45zM1730 129l25 3c-3 11-10 20-19 28s-21 11-35 11c-17 0-31-5-41-18-10-11-15-27-15-46 0-18 5-34 15-46 11-13 25-19 42-19 18 0 31 6 41 19 9 12 14 27 14 46v3h-84c0 8 1 15 3 20 1 5 4 9 9 13s10 6 17 6c14 0 23-7 28-20zM1730 129zM1728 92c0-8-2-16-8-21-5-6-11-8-19-8-7 0-14 2-19 7-5 6-8 13-9 22zM1728 92zM1837 146v23c-8 1-15 2-19 2-7 0-14-1-19-4s-9-7-12-13c-2-5-3-13-3-24v-63h-16v-22h17l3-32 22-2v34h25v22h-25v60c0 7 2 12 4 15 3 3 8 4 16 4 2 0 5 0 7 0zM1837 146zM1903 171c-18 0-31-6-41-20-9-13-14-28-14-45 0-18 5-33 16-45 10-13 24-19 41-19 16 0 30 6 40 19 11 11 16 27 16 45 0 20-5 35-16 47s-25 18-42 18zM1903 171zM1904 148c19 0 28-14 28-42 0-12-2-22-7-29-4-8-11-11-20-11s-16 4-21 11-7 17-7 30 3 23 7 30c5 7 12 11 20 11zM1904 148zM1971 140l26-5c4 10 13 15 26 15 17 0 26-5 26-16 0-3-1-5-4-7-3-3-6-4-9-5l-23-4c-24-5-37-17-37-36 0-11 4-20 12-27 8-9 20-13 35-13 26 0 41 10 47 30l-24 5c-3-10-10-14-22-14-15 0-22 4-22 14 0 6 6 10 17 13l27 5c20 4 30 16 30 35 0 14-5 24-16 31-10 7-22 10-37 10-12 0-23-2-33-7-9-6-16-14-19-2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 Quran" svg:font-family="'Amiri Quran'" style:font-pitch="variable"/>
    <style:font-face style:name="Adobe Arabic" svg:font-family="'Adobe Arabic'" style:font-family-generic="roman" style:font-pitch="variable"/>
    <style:font-face style:name="Adobe Devanagari" svg:font-family="'Adobe Devanagari'" style:font-family-generic="roman" style:font-pitch="variable"/>
    <style:font-face style:name="Adobe Garamond Pro" svg:font-family="'Adobe Garamond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29T08:52:59.693000000</dc:date>
    <meta:editing-duration>PT9M4S</meta:editing-duration>
    <meta:editing-cycles>1</meta:editing-cycles>
    <meta:document-statistic meta:object-count="2233"/>
    <meta:generator>LibreOffice/6.2.4.2$Windows_X86_64 LibreOffice_project/2412653d852ce75f65fbfa83fb7e7b669a126d64</meta:generator>
  </office:meta>
</office:document-meta>
</file>